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0957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0.4425in"/>
    </style:style>
    <style:style style:name="co18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4965in"/>
    </style:style>
    <style:style style:name="co22" style:family="table-column">
      <style:table-column-properties fo:break-before="auto" style:column-width="0.5071in"/>
    </style:style>
    <style:style style:name="co23" style:family="table-column">
      <style:table-column-properties fo:break-before="auto" style:column-width="0.528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611in"/>
    </style:style>
    <style:style style:name="co26" style:family="table-column">
      <style:table-column-properties fo:break-before="auto" style:column-width="0.4752in"/>
    </style:style>
    <style:style style:name="co27" style:family="table-column">
      <style:table-column-properties fo:break-before="auto" style:column-width="0.4in"/>
    </style:style>
    <style:style style:name="co28" style:family="table-column">
      <style:table-column-properties fo:break-before="auto" style:column-width="0.389in"/>
    </style:style>
    <style:style style:name="co29" style:family="table-column">
      <style:table-column-properties fo:break-before="auto" style:column-width="0.7217in"/>
    </style:style>
    <style:style style:name="co30" style:family="table-column">
      <style:table-column-properties fo:break-before="auto" style:column-width="0.6138in"/>
    </style:style>
    <style:style style:name="co31" style:family="table-column">
      <style:table-column-properties fo:break-before="auto" style:column-width="0.5819in"/>
    </style:style>
    <style:style style:name="co32" style:family="table-column">
      <style:table-column-properties fo:break-before="auto" style:column-width="0.7752in"/>
    </style:style>
    <style:style style:name="co33" style:family="table-column">
      <style:table-column-properties fo:break-before="auto" style:column-width="0.4535in"/>
    </style:style>
    <style:style style:name="co34" style:family="table-column">
      <style:table-column-properties fo:break-before="auto" style:column-width="0.3138in"/>
    </style:style>
    <style:style style:name="co35" style:family="table-column">
      <style:table-column-properties fo:break-before="auto" style:column-width="0.6354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0.718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126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in"/>
    </style:style>
    <style:style style:name="ce7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7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7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80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83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84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8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86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in"/>
    </style:style>
    <style:style style:name="ce8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89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92" style:family="table-cell" style:parent-style-name="Default">
      <style:table-cell-properties fo:border-bottom="0.74pt solid #000000" fo:border-left="none" fo:border-right="none" fo:border-top="none"/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38" style:family="table-cell" style:parent-style-name="enchant"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146" style:family="table-cell" style:parent-style-name="Default">
      <style:table-cell-properties fo:border="none"/>
      <style:map style:condition="is-true-formula([.$D2]=40)" style:apply-style-name="enchant" style:base-cell-address="'originstatus-eq'.E2"/>
      <style:map style:condition="is-true-formula([.$D2]=24)" style:apply-style-name="unique" style:base-cell-address="'originstatus-eq'.E2"/>
      <style:map style:condition="is-true-formula([.$D2]=21)" style:apply-style-name="super_20_unique" style:base-cell-address="'originstatus-eq'.E2"/>
      <style:map style:condition="is-true-formula(RIGHT([.$B2];3)=&quot;300&quot;)" style:apply-style-name="ultimate" style:base-cell-address="'originstatus-eq'.E2"/>
    </style:style>
    <style:style style:name="ce144" style:family="table-cell" style:parent-style-name="Default">
      <style:table-cell-properties fo:border-bottom="0.74pt solid #ff6d6d" fo:border-left="1.56pt double #ff6d6d" style:border-line-width-left="0.0102in 0.0102in 0.0008in" fo:border-right="1.56pt double #ff6d6d" style:border-line-width-right="0.0102in 0.0102in 0.0008in" fo:border-top="0.74pt solid #ff6d6d"/>
    </style:style>
    <style:style style:name="ce101" style:family="table-cell" style:parent-style-name="Default">
      <style:table-cell-properties fo:border="0.74pt solid #77bc65"/>
    </style:style>
    <style:style style:name="ce102" style:family="table-cell" style:parent-style-name="Default">
      <style:table-cell-properties fo:border="0.74pt solid #77bc65"/>
    </style:style>
    <style:style style:name="ce147" style:family="table-cell" style:parent-style-name="Default">
      <style:table-cell-properties fo:border-bottom="0.74pt solid #000000" fo:border-left="0.74pt solid #77bc65" fo:border-right="0.74pt solid #77bc65" fo:border-top="0.74pt solid #77bc65"/>
    </style:style>
    <style:style style:name="ce163" style:family="table-cell" style:parent-style-name="Default">
      <style:table-cell-properties fo:border-bottom="0.74pt solid #000000" fo:border-left="0.74pt solid #77bc65" fo:border-right="0.74pt solid #77bc65" fo:border-top="0.74pt solid #77bc65"/>
    </style:style>
    <style:style style:name="ce164" style:family="table-cell" style:parent-style-name="Default">
      <style:table-cell-properties fo:border="0.74pt solid #77bc65"/>
    </style:style>
    <style:style style:name="ce165" style:family="table-cell" style:parent-style-name="Default">
      <style:table-cell-properties fo:border="none"/>
    </style:style>
    <style:style style:name="ce166" style:family="table-cell" style:parent-style-name="Default">
      <style:table-cell-properties fo:border-bottom="0.74pt solid #000000" fo:border-left="none" fo:border-right="none" fo:border-top="none"/>
    </style:style>
    <style:style style:name="ce157" style:family="table-cell" style:parent-style-name="Default">
      <style:table-cell-properties fo:border="0.74pt solid #5983b0"/>
    </style:style>
    <style:style style:name="ce154" style:family="table-cell" style:parent-style-name="Default">
      <style:table-cell-properties fo:border-bottom="0.74pt solid #000000" fo:border-left="0.74pt solid #5983b0" fo:border-right="0.74pt solid #5983b0" fo:border-top="0.74pt solid #5983b0"/>
    </style:style>
    <style:style style:name="ce170" style:family="table-cell" style:parent-style-name="Default">
      <style:table-cell-properties fo:border-bottom="0.74pt solid #000000" fo:border-left="0.74pt solid #5983b0" fo:border-right="0.74pt solid #5983b0" fo:border-top="0.74pt solid #5983b0"/>
    </style:style>
    <style:style style:name="ce171" style:family="table-cell" style:parent-style-name="Default">
      <style:table-cell-properties fo:border="0.74pt solid #5983b0"/>
    </style:style>
    <style:style style:name="ce172" style:family="table-cell" style:parent-style-name="Default">
      <style:table-cell-properties fo:border="none"/>
    </style:style>
    <style:style style:name="ce174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0.74pt solid #b2b2b2" fo:border-left="1.5pt double-thin #ff6d6d" style:border-line-width-left="0.0071in 0.0071in 0.0071in" fo:border-right="1.5pt double-thin #ff6d6d" style:border-line-width-right="0.0071in 0.0071in 0.0071in" fo:border-top="1.5pt double-thin #ff6d6d" style:border-line-width-top="0.0071in 0.0071in 0.0071in"/>
    </style:style>
    <style:style style:name="ce113" style:family="table-cell" style:parent-style-name="Default">
      <style:table-cell-properties fo:border-bottom="0.74pt solid #b2b2b2" fo:border-left="1.5pt double-thin #ff6d6d" style:border-line-width-left="0.0071in 0.0071in 0.0071in" fo:border-right="1.5pt double-thin #ff6d6d" style:border-line-width-right="0.0071in 0.0071in 0.0071in" fo:border-top="1.5pt double-thin #ff6d6d" style:border-line-width-top="0.0071in 0.0071in 0.0071in"/>
    </style:style>
    <style:style style:name="ce120" style:family="table-cell" style:parent-style-name="Default">
      <style:table-cell-properties fo:border="0.74pt solid #000000"/>
    </style:style>
    <style:style style:name="ce112" style:family="table-cell" style:parent-style-name="Default">
      <style:table-cell-properties fo:border="0.74pt solid #000000"/>
    </style:style>
    <style:style style:name="ce44" style:family="table-cell" style:parent-style-name="Default">
      <style:map style:condition="is-true-formula([.$D2]=40)" style:apply-style-name="enchant" style:base-cell-address="'origin-eq-status'.E2"/>
      <style:map style:condition="is-true-formula([.$D2]=24)" style:apply-style-name="unique" style:base-cell-address="'origin-eq-status'.E2"/>
      <style:map style:condition="is-true-formula([.$D2]=21)" style:apply-style-name="super_20_unique" style:base-cell-address="'origin-eq-status'.E2"/>
      <style:map style:condition="is-true-formula(RIGHT([.$B2];3)=&quot;300&quot;)" style:apply-style-name="ultimate" style:base-cell-address="'origin-eq-status'.E2"/>
    </style:style>
    <style:style style:name="ce45" style:family="table-cell" style:parent-style-name="Default">
      <style:table-cell-properties fo:border-bottom="0.74pt solid #000000" fo:border-left="none" fo:border-right="none" fo:border-top="none"/>
      <style:map style:condition="is-true-formula([.$D2]=40)" style:apply-style-name="enchant" style:base-cell-address="'origin-eq-status'.E2"/>
      <style:map style:condition="is-true-formula([.$D2]=24)" style:apply-style-name="unique" style:base-cell-address="'origin-eq-status'.E2"/>
      <style:map style:condition="is-true-formula([.$D2]=21)" style:apply-style-name="super_20_unique" style:base-cell-address="'origin-eq-status'.E2"/>
      <style:map style:condition="is-true-formula(RIGHT([.$B2];3)=&quot;300&quot;)" style:apply-style-name="ultimate" style:base-cell-address="'origin-eq-status'.E2"/>
    </style:style>
    <style:style style:name="ce46" style:family="table-cell" style:parent-style-name="enchant">
      <style:map style:condition="is-true-formula([.$D2]=40)" style:apply-style-name="enchant" style:base-cell-address="'origin-eq-status'.E2"/>
      <style:map style:condition="is-true-formula([.$D2]=24)" style:apply-style-name="unique" style:base-cell-address="'origin-eq-status'.E2"/>
      <style:map style:condition="is-true-formula([.$D2]=21)" style:apply-style-name="super_20_unique" style:base-cell-address="'origin-eq-status'.E2"/>
      <style:map style:condition="is-true-formula(RIGHT([.$B2];3)=&quot;300&quot;)" style:apply-style-name="ultimate" style:base-cell-address="'origin-eq-status'.E2"/>
    </style:style>
    <style:style style:name="ce850" style:family="table-cell" style:parent-style-name="Default">
      <style:table-cell-properties fo:background-color="#ffb66c" fo:border="0.74pt solid #000000"/>
    </style:style>
    <style:style style:name="ce851" style:family="table-cell" style:parent-style-name="Default">
      <style:table-cell-properties fo:background-color="#afd095" fo:border="0.74pt solid #000000"/>
    </style:style>
    <style:style style:name="ce852" style:family="table-cell" style:parent-style-name="Default">
      <style:table-cell-properties fo:border-bottom="0.74pt solid #000000" fo:border-left="0.74pt solid #000000" fo:padding="0.028in" fo:border-right="4.51pt double-thin #780373" style:border-line-width-right="0.0071in 0.0484in 0.0071in" fo:border-top="0.74pt solid #000000"/>
    </style:style>
    <style:style style:name="ce853" style:family="table-cell" style:parent-style-name="Default">
      <style:table-cell-properties fo:border-bottom="0.74pt solid #000000" fo:background-color="#ffb66c" fo:border-left="0.74pt solid #000000" fo:padding="0.028in" fo:border-right="4.51pt double-thin #780373" style:border-line-width-right="0.0071in 0.0484in 0.0071in" fo:border-top="0.74pt solid #000000"/>
    </style:style>
    <style:style style:name="ce854" style:family="table-cell" style:parent-style-name="Default">
      <style:table-cell-properties fo:border-bottom="0.74pt solid #000000" fo:background-color="#afd095" fo:border-left="0.74pt solid #000000" fo:padding="0.028in" fo:border-right="4.51pt double-thin #780373" style:border-line-width-right="0.0071in 0.0484in 0.0071in" fo:border-top="0.74pt solid #000000"/>
    </style:style>
    <style:style style:name="ce2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/>
    <style:style style:name="ce856" style:family="table-cell" style:parent-style-name="Default">
      <style:table-cell-properties fo:border-bottom="0.74pt solid #000000" fo:border-left="none" fo:border-right="none" fo:border-top="none"/>
    </style:style>
    <style:style style:name="ce719" style:family="table-cell" style:parent-style-name="Default"/>
    <style:style style:name="ce58" style:family="table-cell" style:parent-style-name="Default">
      <style:map style:condition="is-true-formula([.$D2]=40)" style:apply-style-name="enchant" style:base-cell-address="'origin-eq-status_res'.E2"/>
      <style:map style:condition="is-true-formula([.$D2]=24)" style:apply-style-name="unique" style:base-cell-address="'origin-eq-status_res'.E2"/>
      <style:map style:condition="is-true-formula([.$D2]=21)" style:apply-style-name="super_20_unique" style:base-cell-address="'origin-eq-status_res'.E2"/>
      <style:map style:condition="is-true-formula(RIGHT([.$B2];3)=&quot;300&quot;)" style:apply-style-name="ultimate" style:base-cell-address="'origin-eq-status_res'.E2"/>
    </style:style>
    <style:style style:name="ce59" style:family="table-cell" style:parent-style-name="Default">
      <style:table-cell-properties fo:border-bottom="0.74pt solid #000000" fo:border-left="none" fo:border-right="none" fo:border-top="none"/>
      <style:map style:condition="is-true-formula([.$D2]=40)" style:apply-style-name="enchant" style:base-cell-address="'origin-eq-status_res'.E2"/>
      <style:map style:condition="is-true-formula([.$D2]=24)" style:apply-style-name="unique" style:base-cell-address="'origin-eq-status_res'.E2"/>
      <style:map style:condition="is-true-formula([.$D2]=21)" style:apply-style-name="super_20_unique" style:base-cell-address="'origin-eq-status_res'.E2"/>
      <style:map style:condition="is-true-formula(RIGHT([.$B2];3)=&quot;300&quot;)" style:apply-style-name="ultimate" style:base-cell-address="'origin-eq-status_res'.E2"/>
    </style:style>
    <style:style style:name="ce60" style:family="table-cell" style:parent-style-name="enchant">
      <style:map style:condition="is-true-formula([.$D2]=40)" style:apply-style-name="enchant" style:base-cell-address="'origin-eq-status_res'.E2"/>
      <style:map style:condition="is-true-formula([.$D2]=24)" style:apply-style-name="unique" style:base-cell-address="'origin-eq-status_res'.E2"/>
      <style:map style:condition="is-true-formula([.$D2]=21)" style:apply-style-name="super_20_unique" style:base-cell-address="'origin-eq-status_res'.E2"/>
      <style:map style:condition="is-true-formula(RIGHT([.$B2];3)=&quot;300&quot;)" style:apply-style-name="ultimate" style:base-cell-address="'origin-eq-status_res'.E2"/>
    </style:style>
    <style:style style:name="ce61" style:family="table-cell" style:parent-style-name="Default"/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63" style:family="table-cell" style:parent-style-name="Default"/>
    <style:style style:name="ce12" style:family="table-cell" style:parent-style-name="Default">
      <style:map style:condition="is-true-formula(RIGHT([.$A2];3)=&quot;300&quot;)" style:apply-style-name="underline" style:base-cell-address="'originstatus-type-bonus'.A2"/>
    </style:style>
    <style:style style:name="ce504" style:family="table-cell" style:parent-style-name="Default">
      <style:map style:condition="is-true-formula([.$B2]=40)" style:apply-style-name="enchant" style:base-cell-address="'originstatus-type-bonus'.C2"/>
      <style:map style:condition="is-true-formula([.$B2]=24)" style:apply-style-name="unique" style:base-cell-address="'originstatus-type-bonus'.C2"/>
      <style:map style:condition="is-true-formula([.$B2]=21)" style:apply-style-name="super_20_unique" style:base-cell-address="'originstatus-type-bonus'.C2"/>
      <style:map style:condition="is-true-formula(RIGHT([.$A2];3)=&quot;300&quot;)" style:apply-style-name="ultimate" style:base-cell-address="'originstatus-type-bonus'.C2"/>
    </style:style>
    <style:style style:name="ce507" style:family="table-cell" style:parent-style-name="enchant">
      <style:map style:condition="is-true-formula([.$B2]=40)" style:apply-style-name="enchant" style:base-cell-address="'originstatus-type-bonus'.C2"/>
      <style:map style:condition="is-true-formula([.$B2]=24)" style:apply-style-name="unique" style:base-cell-address="'originstatus-type-bonus'.C2"/>
      <style:map style:condition="is-true-formula([.$B2]=21)" style:apply-style-name="super_20_unique" style:base-cell-address="'originstatus-type-bonus'.C2"/>
      <style:map style:condition="is-true-formula(RIGHT([.$A2];3)=&quot;300&quot;)" style:apply-style-name="ultimate" style:base-cell-address="'originstatus-type-bonus'.C2"/>
    </style:style>
    <style:style style:name="ce52" style:family="table-cell" style:parent-style-name="Default">
      <style:table-cell-properties fo:background-color="#ffffa6" fo:border="0.74pt solid #000000"/>
    </style:style>
    <style:style style:name="ce509" style:family="table-cell" style:parent-style-name="Default">
      <style:table-cell-properties fo:background-color="#ffffa6" fo:border="0.74pt solid #000000"/>
      <style:map style:condition="is-true-formula(RIGHT([.$A2];3)=&quot;300&quot;)" style:apply-style-name="underline" style:base-cell-address="'originstatus-type-bonus'.A2"/>
    </style:style>
    <style:style style:name="ce510" style:family="table-cell" style:parent-style-name="Default">
      <style:table-cell-properties fo:background-color="#ffff00" fo:border="0.74pt solid #000000"/>
      <style:map style:condition="is-true-formula(RIGHT([.$A2];3)=&quot;300&quot;)" style:apply-style-name="underline" style:base-cell-address="'originstatus-type-bonus'.A2"/>
    </style:style>
    <style:style style:name="ce53" style:family="table-cell" style:parent-style-name="Default">
      <style:table-cell-properties fo:border-bottom="none" fo:border-left="0.74pt groove #2a6099" fo:border-right="none" fo:border-top="none"/>
    </style:style>
    <style:style style:name="ce71" style:family="table-cell" style:parent-style-name="Default">
      <style:map style:condition="is-true-formula(RIGHT([.$A2];3)=&quot;300&quot;)" style:apply-style-name="underline" style:base-cell-address="'originstatus-type-elementres'.A2"/>
    </style:style>
    <style:style style:name="ce72" style:family="table-cell" style:parent-style-name="Default">
      <style:map style:condition="is-true-formula([.$B2]=40)" style:apply-style-name="enchant" style:base-cell-address="'originstatus-type-elementres'.C2"/>
      <style:map style:condition="is-true-formula([.$B2]=24)" style:apply-style-name="unique" style:base-cell-address="'originstatus-type-elementres'.C2"/>
      <style:map style:condition="is-true-formula([.$B2]=21)" style:apply-style-name="super_20_unique" style:base-cell-address="'originstatus-type-elementres'.C2"/>
      <style:map style:condition="is-true-formula(RIGHT([.$A2];3)=&quot;300&quot;)" style:apply-style-name="ultimate" style:base-cell-address="'originstatus-type-elementres'.C2"/>
    </style:style>
    <style:style style:name="ce73" style:family="table-cell" style:parent-style-name="enchant">
      <style:map style:condition="is-true-formula([.$B2]=40)" style:apply-style-name="enchant" style:base-cell-address="'originstatus-type-elementres'.C2"/>
      <style:map style:condition="is-true-formula([.$B2]=24)" style:apply-style-name="unique" style:base-cell-address="'originstatus-type-elementres'.C2"/>
      <style:map style:condition="is-true-formula([.$B2]=21)" style:apply-style-name="super_20_unique" style:base-cell-address="'originstatus-type-elementres'.C2"/>
      <style:map style:condition="is-true-formula(RIGHT([.$A2];3)=&quot;300&quot;)" style:apply-style-name="ultimate" style:base-cell-address="'originstatus-type-elementres'.C2"/>
    </style:style>
    <style:style style:name="ce91" style:family="table-cell" style:parent-style-name="Default">
      <style:table-cell-properties fo:background-color="#ffffa6" fo:border="0.74pt solid #000000"/>
      <style:map style:condition="is-true-formula(RIGHT([.$A2];3)=&quot;300&quot;)" style:apply-style-name="underline" style:base-cell-address="'originstatus-type-elementres'.A2"/>
    </style:style>
  </office:automatic-styles>
  <office:body>
    <office:spreadsheet>
      <table:calculation-settings table:automatic-find-labels="false" table:use-regular-expressions="false" table:use-wildcards="true"/>
      <table:table table:name="originstatus-eq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2" table:default-cell-style-name="ce37"/>
        <table:table-column table:style-name="co1" table:number-columns-repeated="2" table:default-cell-style-name="Default"/>
        <table:table-column table:style-name="co1" table:default-cell-style-name="ce144"/>
        <table:table-column table:style-name="co1" table:default-cell-style-name="ce164"/>
        <table:table-column table:style-name="co1" table:default-cell-style-name="ce171"/>
        <table:table-column table:style-name="co1" table:number-columns-repeated="2" table:default-cell-style-name="Default"/>
        <table:table-column table:style-name="co1" table:default-cell-style-name="ce108"/>
        <table:table-column table:style-name="co1" table:number-columns-repeated="2" table:default-cell-style-name="Default"/>
        <table:table-column table:style-name="co1" table:default-cell-style-name="ce113"/>
        <table:table-column table:style-name="co1" table:default-cell-style-name="ce112"/>
        <table:table-column table:style-name="co1" table:number-columns-repeated="1636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qname</text:p>
          </table:table-cell>
          <table:table-cell office:value-type="string" calcext:value-type="string">
            <text:p>Max. lvl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p per lvl</text:p>
          </table:table-cell>
          <table:table-cell table:style-name="Default" office:value-type="string" calcext:value-type="string">
            <text:p>HP final</text:p>
          </table:table-cell>
          <table:table-cell table:style-name="ce101" office:value-type="string" calcext:value-type="string">
            <text:p>attk mspd x</text:p>
          </table:table-cell>
          <table:table-cell table:style-name="Default" office:value-type="string" calcext:value-type="string">
            <text:p>attk spd x</text:p>
          </table:table-cell>
          <table:table-cell office:value-type="string" calcext:value-type="string">
            <text:p>min dmg</text:p>
          </table:table-cell>
          <table:table-cell office:value-type="string" calcext:value-type="string">
            <text:p>per lvl</text:p>
          </table:table-cell>
          <table:table-cell table:style-name="Default" office:value-type="string" calcext:value-type="string">
            <text:p>Min d Final</text:p>
          </table:table-cell>
          <table:table-cell office:value-type="string" calcext:value-type="string">
            <text:p>max dmg</text:p>
          </table:table-cell>
          <table:table-cell office:value-type="string" calcext:value-type="string">
            <text:p>per lvl</text:p>
          </table:table-cell>
          <table:table-cell table:style-name="Default" office:value-type="string" calcext:value-type="string">
            <text:p>Max d Final</text:p>
          </table:table-cell>
          <table:table-cell table:style-name="ce120" office:value-type="string" calcext:value-type="string">
            <text:p>final dmg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6B28</text:p>
          </table:table-cell>
          <table:table-cell office:value-type="string" calcext:value-type="string">
            <text:p>equip000_0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 + [.G2] * [.D2] * ([.D2]+1) * 0.5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K2] + [.L2] * ([.D2] * 0.9 + ([.D2] * ([.D2] + 1) * 0.0225)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N2] + [.O2] * ([.D2] * 0.9 + ([.D2] * ([.D2] + 1) * 0.0225))" office:value-type="float" office:value="48" calcext:value-type="float">
            <text:p>48</text:p>
          </table:table-cell>
          <table:table-cell table:formula="of:=AVERAGE([.M2];[.P2])" office:value-type="float" office:value="36" calcext:value-type="float">
            <text:p>3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6CB0</text:p>
          </table:table-cell>
          <table:table-cell office:value-type="string" calcext:value-type="string">
            <text:p>equip000_1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 + [.G3] * [.D3] * ([.D3]+1) * 0.5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K3] + [.L3] * ([.D3] * 0.9 + ([.D3] * ([.D3] + 1) * 0.0225))" office:value-type="float" office:value="898.8" calcext:value-type="float">
            <text:p>898.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N3] + [.O3] * ([.D3] * 0.9 + ([.D3] * ([.D3] + 1) * 0.0225))" office:value-type="float" office:value="1797.6" calcext:value-type="float">
            <text:p>1797.6</text:p>
          </table:table-cell>
          <table:table-cell table:formula="of:=AVERAGE([.M3];[.P3])" office:value-type="float" office:value="1348.2" calcext:value-type="float">
            <text:p>1348.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6E38</text:p>
          </table:table-cell>
          <table:table-cell office:value-type="string" calcext:value-type="string">
            <text:p>equip000_1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 + [.G4] * [.D4] * ([.D4]+1) * 0.5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K4] + [.L4] * ([.D4] * 0.9 + ([.D4] * ([.D4] + 1) * 0.0225))" office:value-type="float" office:value="898.8" calcext:value-type="float">
            <text:p>898.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N4] + [.O4] * ([.D4] * 0.9 + ([.D4] * ([.D4] + 1) * 0.0225))" office:value-type="float" office:value="1797.6" calcext:value-type="float">
            <text:p>1797.6</text:p>
          </table:table-cell>
          <table:table-cell table:formula="of:=AVERAGE([.M4];[.P4])" office:value-type="float" office:value="1348.2" calcext:value-type="float">
            <text:p>1348.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6FC0</text:p>
          </table:table-cell>
          <table:table-cell office:value-type="string" calcext:value-type="string">
            <text:p>equip000_1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 + [.G5] * [.D5] * ([.D5]+1) * 0.5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K5] + [.L5] * ([.D5] * 0.9 + ([.D5] * ([.D5] + 1) * 0.0225))" office:value-type="float" office:value="898.8" calcext:value-type="float">
            <text:p>898.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N5] + [.O5] * ([.D5] * 0.9 + ([.D5] * ([.D5] + 1) * 0.0225))" office:value-type="float" office:value="1797.6" calcext:value-type="float">
            <text:p>1797.6</text:p>
          </table:table-cell>
          <table:table-cell table:formula="of:=AVERAGE([.M5];[.P5])" office:value-type="float" office:value="1348.2" calcext:value-type="float">
            <text:p>1348.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148</text:p>
          </table:table-cell>
          <table:table-cell office:value-type="string" calcext:value-type="string">
            <text:p>equip000_2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] + [.G6] * [.D6] * ([.D6]+1) * 0.5" office:value-type="float" office:value="1220" calcext:value-type="float">
            <text:p>1220</text:p>
          </table:table-cell>
          <table:table-cell table:style-name="ce10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8.8" calcext:value-type="float">
            <text:p>28.8</text:p>
          </table:table-cell>
          <table:table-cell table:formula="of:=[.K6] + [.L6] * ([.D6] * 0.9 + ([.D6] * ([.D6] + 1) * 0.0225))" office:value-type="float" office:value="1058.88" calcext:value-type="float">
            <text:p>1058.88</text:p>
          </table:table-cell>
          <table:table-cell office:value-type="float" office:value="96" calcext:value-type="float">
            <text:p>96</text:p>
          </table:table-cell>
          <table:table-cell office:value-type="float" office:value="57.6" calcext:value-type="float">
            <text:p>57.6</text:p>
          </table:table-cell>
          <table:table-cell table:formula="of:=[.N6] + [.O6] * ([.D6] * 0.9 + ([.D6] * ([.D6] + 1) * 0.0225))" office:value-type="float" office:value="2117.76" calcext:value-type="float">
            <text:p>2117.76</text:p>
          </table:table-cell>
          <table:table-cell table:formula="of:=AVERAGE([.M6];[.P6])" office:value-type="float" office:value="1588.32" calcext:value-type="float">
            <text:p>1588.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2D0</text:p>
          </table:table-cell>
          <table:table-cell office:value-type="string" calcext:value-type="string">
            <text:p>equip000_2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] + [.G7] * [.D7] * ([.D7]+1) * 0.5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8.4" calcext:value-type="float">
            <text:p>38.4</text:p>
          </table:table-cell>
          <table:table-cell table:formula="of:=[.K7] + [.L7] * ([.D7] * 0.9 + ([.D7] * ([.D7] + 1) * 0.0225))" office:value-type="float" office:value="1411.84" calcext:value-type="float">
            <text:p>1411.84</text:p>
          </table:table-cell>
          <table:table-cell office:value-type="float" office:value="128" calcext:value-type="float">
            <text:p>128</text:p>
          </table:table-cell>
          <table:table-cell office:value-type="float" office:value="76.8" calcext:value-type="float">
            <text:p>76.8</text:p>
          </table:table-cell>
          <table:table-cell table:formula="of:=[.N7] + [.O7] * ([.D7] * 0.9 + ([.D7] * ([.D7] + 1) * 0.0225))" office:value-type="float" office:value="2823.68" calcext:value-type="float">
            <text:p>2823.68</text:p>
          </table:table-cell>
          <table:table-cell table:formula="of:=AVERAGE([.M7];[.P7])" office:value-type="float" office:value="2117.76" calcext:value-type="float">
            <text:p>2117.7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458</text:p>
          </table:table-cell>
          <table:table-cell office:value-type="string" calcext:value-type="string">
            <text:p>equip000_2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F8] + [.G8] * [.D8] * ([.D8]+1) * 0.5" office:value-type="float" office:value="4720" calcext:value-type="float">
            <text:p>4720</text:p>
          </table:table-cell>
          <table:table-cell table:style-name="ce102" office:value-type="float" office:value="0.9" calcext:value-type="float">
            <text:p>0.9</text:p>
          </table:table-cell>
          <table:table-cell table:style-name="ce157" office:value-type="float" office:value="1.25" calcext:value-type="float">
            <text:p>1.2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K8] + [.L8] * ([.D8] * 0.9 + ([.D8] * ([.D8] + 1) * 0.0225))" office:value-type="float" office:value="1486.16" calcext:value-type="float">
            <text:p>1486.1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8] + [.O8] * ([.D8] * 0.9 + ([.D8] * ([.D8] + 1) * 0.0225))" office:value-type="float" office:value="1857.7" calcext:value-type="float">
            <text:p>1857.7</text:p>
          </table:table-cell>
          <table:table-cell table:formula="of:=AVERAGE([.M8];[.P8])" office:value-type="float" office:value="1671.93" calcext:value-type="float">
            <text:p>1671.9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5E0</text:p>
          </table:table-cell>
          <table:table-cell office:value-type="string" calcext:value-type="string">
            <text:p>equip000_203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 + [.G9] * [.D9] * ([.D9]+1) * 0.5" office:value-type="float" office:value="0" calcext:value-type="float">
            <text:p>0</text:p>
          </table:table-cell>
          <table:table-cell table:style-name="ce102" office:value-type="float" office:value="1.2" calcext:value-type="float">
            <text:p>1.2</text:p>
          </table:table-cell>
          <table:table-cell table:style-name="ce157"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K9] + [.L9] * ([.D9] * 0.9 + ([.D9] * ([.D9] + 1) * 0.0225))" office:value-type="float" office:value="928.85" calcext:value-type="float">
            <text:p>928.85</text:p>
          </table:table-cell>
          <table:table-cell office:value-type="float" office:value="123" calcext:value-type="float">
            <text:p>123</text:p>
          </table:table-cell>
          <table:table-cell office:value-type="float" office:value="73.8" calcext:value-type="float">
            <text:p>73.8</text:p>
          </table:table-cell>
          <table:table-cell table:formula="of:=[.N9] + [.O9] * ([.D9] * 0.9 + ([.D9] * ([.D9] + 1) * 0.0225))" office:value-type="float" office:value="2284.971" calcext:value-type="float">
            <text:p>2284.971</text:p>
          </table:table-cell>
          <table:table-cell table:formula="of:=AVERAGE([.M9];[.P9])" office:value-type="float" office:value="1606.9105" calcext:value-type="float">
            <text:p>1606.91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768</text:p>
          </table:table-cell>
          <table:table-cell office:value-type="string" calcext:value-type="string">
            <text:p>equip000_204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 + [.G10] * [.D10] * ([.D10]+1) * 0.5" office:value-type="float" office:value="0" calcext:value-type="float">
            <text:p>0</text:p>
          </table:table-cell>
          <table:table-cell table:style-name="ce102" office:value-type="float" office:value="0.8" calcext:value-type="float">
            <text:p>0.8</text:p>
          </table:table-cell>
          <table:table-cell table:style-name="ce157" office:value-type="float" office:value="1.6" calcext:value-type="float">
            <text:p>1.6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table:formula="of:=[.K10] + [.L10] * ([.D10] * 0.9 + ([.D10] * ([.D10] + 1) * 0.0225))" office:value-type="float" office:value="4086.94" calcext:value-type="float">
            <text:p>4086.94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 table:formula="of:=[.N10] + [.O10] * ([.D10] * 0.9 + ([.D10] * ([.D10] + 1) * 0.0225))" office:value-type="float" office:value="5944.64" calcext:value-type="float">
            <text:p>5944.64</text:p>
          </table:table-cell>
          <table:table-cell table:formula="of:=AVERAGE([.M10];[.P10])" office:value-type="float" office:value="5015.79" calcext:value-type="float">
            <text:p>5015.79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78F0</text:p>
          </table:table-cell>
          <table:table-cell table:style-name="ce74" office:value-type="string" calcext:value-type="string">
            <text:p>equip000_300</text:p>
          </table:table-cell>
          <table:table-cell table:style-name="ce75" office:value-type="string" calcext:value-type="string">
            <text:p>Sword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Tatepon's Sword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F11] + [.G11] * [.D11] * ([.D11]+1) * 0.5" office:value-type="float" office:value="1000" calcext:value-type="float">
            <text:p>1000</text:p>
          </table:table-cell>
          <table:table-cell table:style-name="ce147" office:value-type="float" office:value="1.2" calcext:value-type="float">
            <text:p>1.2</text:p>
          </table:table-cell>
          <table:table-cell table:style-name="ce154" office:value-type="float" office:value="0.5" calcext:value-type="float">
            <text:p>0.5</text:p>
          </table:table-cell>
          <table:table-cell table:style-name="ce74" office:value-type="float" office:value="1500" calcext:value-type="float">
            <text:p>1500</text:p>
          </table:table-cell>
          <table:table-cell table:style-name="ce74" office:value-type="float" office:value="0" calcext:value-type="float">
            <text:p>0</text:p>
          </table:table-cell>
          <table:table-cell table:formula="of:=[.K11] + [.L11] * ([.D11] * 0.9 + ([.D11] * ([.D11] + 1) * 0.0225))" office:value-type="float" office:value="1500" calcext:value-type="float">
            <text:p>1500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N11] + [.O11] * ([.D11] * 0.9 + ([.D11] * ([.D11] + 1) * 0.0225))" office:value-type="float" office:value="2000" calcext:value-type="float">
            <text:p>2000</text:p>
          </table:table-cell>
          <table:table-cell table:formula="of:=AVERAGE([.M11];[.P11])" office:value-type="float" office:value="1750" calcext:value-type="float">
            <text:p>175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7A78</text:p>
          </table:table-cell>
          <table:table-cell office:value-type="string" calcext:value-type="string">
            <text:p>equip001_0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 + [.G12] * [.D12] * ([.D12]+1) * 0.5" office:value-type="float" office:value="0" calcext:value-type="float">
            <text:p>0</text:p>
          </table:table-cell>
          <table:table-cell table:style-name="ce102" office:value-type="float" office:value="1.1" calcext:value-type="float">
            <text:p>1.1</text:p>
          </table:table-cell>
          <table:table-cell table:style-name="ce157"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K12] + [.L12] * ([.D12] * 0.9 + ([.D12] * ([.D12] + 1) * 0.0225)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N12] + [.O12] * ([.D12] * 0.9 + ([.D12] * ([.D12] + 1) * 0.0225))" office:value-type="float" office:value="24" calcext:value-type="float">
            <text:p>24</text:p>
          </table:table-cell>
          <table:table-cell table:formula="of:=AVERAGE([.M12];[.P12])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C00</text:p>
          </table:table-cell>
          <table:table-cell office:value-type="string" calcext:value-type="string">
            <text:p>equip001_1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 + [.G13] * [.D13] * ([.D13]+1) * 0.5" office:value-type="float" office:value="0" calcext:value-type="float">
            <text:p>0</text:p>
          </table:table-cell>
          <table:table-cell table:style-name="ce102" office:value-type="float" office:value="1.1" calcext:value-type="float">
            <text:p>1.1</text:p>
          </table:table-cell>
          <table:table-cell table:style-name="ce157"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K13] + [.L13] * ([.D13] * 0.9 + ([.D13] * ([.D13] + 1) * 0.0225))" office:value-type="float" office:value="449.4" calcext:value-type="float">
            <text:p>449.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13] + [.O13] * ([.D13] * 0.9 + ([.D13] * ([.D13] + 1) * 0.0225))" office:value-type="float" office:value="898.8" calcext:value-type="float">
            <text:p>898.8</text:p>
          </table:table-cell>
          <table:table-cell table:formula="of:=AVERAGE([.M13];[.P13])" office:value-type="float" office:value="674.1" calcext:value-type="float">
            <text:p>674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D88</text:p>
          </table:table-cell>
          <table:table-cell office:value-type="string" calcext:value-type="string">
            <text:p>equip001_1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table:style-name="ce38" office:value-type="string" calcext:value-type="string">
            <text:p>lightning Bla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] + [.G14] * [.D14] * ([.D14]+1) * 0.5" office:value-type="float" office:value="0" calcext:value-type="float">
            <text:p>0</text:p>
          </table:table-cell>
          <table:table-cell table:style-name="ce102" office:value-type="float" office:value="1.1" calcext:value-type="float">
            <text:p>1.1</text:p>
          </table:table-cell>
          <table:table-cell table:style-name="ce157"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K14] + [.L14] * ([.D14] * 0.9 + ([.D14] * ([.D14] + 1) * 0.0225))" office:value-type="float" office:value="449.4" calcext:value-type="float">
            <text:p>449.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14] + [.O14] * ([.D14] * 0.9 + ([.D14] * ([.D14] + 1) * 0.0225))" office:value-type="float" office:value="898.8" calcext:value-type="float">
            <text:p>898.8</text:p>
          </table:table-cell>
          <table:table-cell table:formula="of:=AVERAGE([.M14];[.P14])" office:value-type="float" office:value="674.1" calcext:value-type="float">
            <text:p>674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7F10</text:p>
          </table:table-cell>
          <table:table-cell office:value-type="string" calcext:value-type="string">
            <text:p>equip001_2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 + [.G15] * [.D15] * ([.D15]+1) * 0.5" office:value-type="float" office:value="0" calcext:value-type="float">
            <text:p>0</text:p>
          </table:table-cell>
          <table:table-cell table:style-name="ce102" office:value-type="float" office:value="1.3" calcext:value-type="float">
            <text:p>1.3</text:p>
          </table:table-cell>
          <table:table-cell table:style-name="ce157"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15] + [.L15] * ([.D15] * 0.9 + ([.D15] * ([.D15] + 1) * 0.0225))" office:value-type="float" office:value="264.72" calcext:value-type="float">
            <text:p>264.72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N15] + [.O15] * ([.D15] * 0.9 + ([.D15] * ([.D15] + 1) * 0.0225))" office:value-type="float" office:value="794.16" calcext:value-type="float">
            <text:p>794.16</text:p>
          </table:table-cell>
          <table:table-cell table:formula="of:=AVERAGE([.M15];[.P15])" office:value-type="float" office:value="529.44" calcext:value-type="float">
            <text:p>529.4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098</text:p>
          </table:table-cell>
          <table:table-cell office:value-type="string" calcext:value-type="string">
            <text:p>equip001_2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office:value-type="float" office:value="-200" calcext:value-type="float">
            <text:p>-200</text:p>
          </table:table-cell>
          <table:table-cell office:value-type="float" office:value="-20" calcext:value-type="float">
            <text:p>-20</text:p>
          </table:table-cell>
          <table:table-cell table:formula="of:=[.F16] + [.G16] * [.D16] * ([.D16]+1) * 0.5" office:value-type="float" office:value="-6200" calcext:value-type="float">
            <text:p>-6200</text:p>
          </table:table-cell>
          <table:table-cell table:style-name="ce102" office:value-type="float" office:value="1.2" calcext:value-type="float">
            <text:p>1.2</text:p>
          </table:table-cell>
          <table:table-cell table:style-name="ce157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6] + [.L16] * ([.D16] * 0.9 + ([.D16] * ([.D16] + 1) * 0.0225))" office:value-type="float" office:value="220.6" calcext:value-type="float">
            <text:p>220.6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N16] + [.O16] * ([.D16] * 0.9 + ([.D16] * ([.D16] + 1) * 0.0225))" office:value-type="float" office:value="1544.2" calcext:value-type="float">
            <text:p>1544.2</text:p>
          </table:table-cell>
          <table:table-cell table:formula="of:=AVERAGE([.M16];[.P16])" office:value-type="float" office:value="882.4" calcext:value-type="float">
            <text:p>882.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220</text:p>
          </table:table-cell>
          <table:table-cell office:value-type="string" calcext:value-type="string">
            <text:p>equip001_202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 + [.G17] * [.D17] * ([.D17]+1) * 0.5" office:value-type="float" office:value="0" calcext:value-type="float">
            <text:p>0</text:p>
          </table:table-cell>
          <table:table-cell table:style-name="ce102" office:value-type="float" office:value="1.1" calcext:value-type="float">
            <text:p>1.1</text:p>
          </table:table-cell>
          <table:table-cell table:style-name="ce157"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7] + [.L17] * ([.D17] * 0.9 + ([.D17] * ([.D17] + 1) * 0.0225))" office:value-type="float" office:value="743.08" calcext:value-type="float">
            <text:p>743.0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N17] + [.O17] * ([.D17] * 0.9 + ([.D17] * ([.D17] + 1) * 0.0225))" office:value-type="float" office:value="1486.16" calcext:value-type="float">
            <text:p>1486.16</text:p>
          </table:table-cell>
          <table:table-cell table:formula="of:=AVERAGE([.M17];[.P17])" office:value-type="float" office:value="1114.62" calcext:value-type="float">
            <text:p>1114.62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83A8</text:p>
          </table:table-cell>
          <table:table-cell table:style-name="ce74" office:value-type="string" calcext:value-type="string">
            <text:p>equip001_300</text:p>
          </table:table-cell>
          <table:table-cell table:style-name="ce76" office:value-type="string" calcext:value-type="string">
            <text:p>Blad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Tsukigiri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8] + [.G18] * [.D18] * ([.D18]+1) * 0.5" office:value-type="float" office:value="0" calcext:value-type="float">
            <text:p>0</text:p>
          </table:table-cell>
          <table:table-cell table:style-name="ce163" office:value-type="float" office:value="1.1" calcext:value-type="float">
            <text:p>1.1</text:p>
          </table:table-cell>
          <table:table-cell table:style-name="ce170" office:value-type="float" office:value="0.4" calcext:value-type="float">
            <text:p>0.4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0" calcext:value-type="float">
            <text:p>0</text:p>
          </table:table-cell>
          <table:table-cell table:formula="of:=[.K18] + [.L18] * ([.D18] * 0.9 + ([.D18] * ([.D18] + 1) * 0.0225))" office:value-type="float" office:value="400" calcext:value-type="float">
            <text:p>400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N18] + [.O18] * ([.D18] * 0.9 + ([.D18] * ([.D18] + 1) * 0.0225))" office:value-type="float" office:value="1000" calcext:value-type="float">
            <text:p>1000</text:p>
          </table:table-cell>
          <table:table-cell table:formula="of:=AVERAGE([.M18];[.P18])" office:value-type="float" office:value="700" calcext:value-type="float">
            <text:p>7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8530</text:p>
          </table:table-cell>
          <table:table-cell office:value-type="string" calcext:value-type="string">
            <text:p>equip002_0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 + [.G19] * [.D19] * ([.D1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formula="of:=[.K19] + [.L19] * ([.D19] * 0.9 + ([.D19] * ([.D19] + 1) * 0.0225))" office:value-type="float" office:value="16.5" calcext:value-type="float">
            <text:p>16.5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table:formula="of:=[.N19] + [.O19] * ([.D19] * 0.9 + ([.D19] * ([.D19] + 1) * 0.0225))" office:value-type="float" office:value="28.5" calcext:value-type="float">
            <text:p>28.5</text:p>
          </table:table-cell>
          <table:table-cell table:formula="of:=AVERAGE([.M19];[.P19])" office:value-type="float" office:value="22.5" calcext:value-type="float">
            <text:p>22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6B8</text:p>
          </table:table-cell>
          <table:table-cell office:value-type="string" calcext:value-type="string">
            <text:p>equip002_1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 + [.G20] * [.D20] * ([.D2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8.25" calcext:value-type="float">
            <text:p>8.25</text:p>
          </table:table-cell>
          <table:table-cell table:formula="of:=[.K20] + [.L20] * ([.D20] * 0.9 + ([.D20] * ([.D20] + 1) * 0.0225))" office:value-type="float" office:value="617.925" calcext:value-type="float">
            <text:p>617.925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20] + [.O20] * ([.D20] * 0.9 + ([.D20] * ([.D20] + 1) * 0.0225))" office:value-type="float" office:value="1067.325" calcext:value-type="float">
            <text:p>1067.325</text:p>
          </table:table-cell>
          <table:table-cell table:formula="of:=AVERAGE([.M20];[.P20])" office:value-type="float" office:value="842.625" calcext:value-type="float">
            <text:p>842.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840</text:p>
          </table:table-cell>
          <table:table-cell office:value-type="string" calcext:value-type="string">
            <text:p>equip002_1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] + [.G21] * [.D21] * ([.D2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8.25" calcext:value-type="float">
            <text:p>8.25</text:p>
          </table:table-cell>
          <table:table-cell table:formula="of:=[.K21] + [.L21] * ([.D21] * 0.9 + ([.D21] * ([.D21] + 1) * 0.0225))" office:value-type="float" office:value="617.925" calcext:value-type="float">
            <text:p>617.925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21] + [.O21] * ([.D21] * 0.9 + ([.D21] * ([.D21] + 1) * 0.0225))" office:value-type="float" office:value="1067.325" calcext:value-type="float">
            <text:p>1067.325</text:p>
          </table:table-cell>
          <table:table-cell table:formula="of:=AVERAGE([.M21];[.P21])" office:value-type="float" office:value="842.625" calcext:value-type="float">
            <text:p>842.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9C8</text:p>
          </table:table-cell>
          <table:table-cell office:value-type="string" calcext:value-type="string">
            <text:p>equip002_1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] + [.G22] * [.D22] * ([.D2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8.25" calcext:value-type="float">
            <text:p>8.25</text:p>
          </table:table-cell>
          <table:table-cell table:formula="of:=[.K22] + [.L22] * ([.D22] * 0.9 + ([.D22] * ([.D22] + 1) * 0.0225))" office:value-type="float" office:value="617.925" calcext:value-type="float">
            <text:p>617.925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22] + [.O22] * ([.D22] * 0.9 + ([.D22] * ([.D22] + 1) * 0.0225))" office:value-type="float" office:value="1067.325" calcext:value-type="float">
            <text:p>1067.325</text:p>
          </table:table-cell>
          <table:table-cell table:formula="of:=AVERAGE([.M22];[.P22])" office:value-type="float" office:value="842.625" calcext:value-type="float">
            <text:p>842.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B50</text:p>
          </table:table-cell>
          <table:table-cell office:value-type="string" calcext:value-type="string">
            <text:p>equip002_2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3] + [.G23] * [.D23] * ([.D2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table:formula="of:=[.K23] + [.L23] * ([.D23] * 0.9 + ([.D23] * ([.D23] + 1) * 0.0225))" office:value-type="float" office:value="176.48" calcext:value-type="float">
            <text:p>176.48</text:p>
          </table:table-cell>
          <table:table-cell office:value-type="float" office:value="82" calcext:value-type="float">
            <text:p>82</text:p>
          </table:table-cell>
          <table:table-cell office:value-type="float" office:value="49.2" calcext:value-type="float">
            <text:p>49.2</text:p>
          </table:table-cell>
          <table:table-cell table:formula="of:=[.N23] + [.O23] * ([.D23] * 0.9 + ([.D23] * ([.D23] + 1) * 0.0225))" office:value-type="float" office:value="1808.92" calcext:value-type="float">
            <text:p>1808.92</text:p>
          </table:table-cell>
          <table:table-cell table:formula="of:=AVERAGE([.M23];[.P23])" office:value-type="float" office:value="992.7" calcext:value-type="float">
            <text:p>992.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CD8</text:p>
          </table:table-cell>
          <table:table-cell office:value-type="string" calcext:value-type="string">
            <text:p>equip002_2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 + [.G24] * [.D24] * ([.D24]+1) * 0.5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K24] + [.L24] * ([.D24] * 0.9 + ([.D24] * ([.D24] + 1) * 0.0225))" office:value-type="float" office:value="794.16" calcext:value-type="float">
            <text:p>794.16</text:p>
          </table:table-cell>
          <table:table-cell office:value-type="float" office:value="72" calcext:value-type="float">
            <text:p>72</text:p>
          </table:table-cell>
          <table:table-cell office:value-type="float" office:value="43.2" calcext:value-type="float">
            <text:p>43.2</text:p>
          </table:table-cell>
          <table:table-cell table:formula="of:=[.N24] + [.O24] * ([.D24] * 0.9 + ([.D24] * ([.D24] + 1) * 0.0225))" office:value-type="float" office:value="1588.32" calcext:value-type="float">
            <text:p>1588.32</text:p>
          </table:table-cell>
          <table:table-cell table:formula="of:=AVERAGE([.M24];[.P24])" office:value-type="float" office:value="1191.24" calcext:value-type="float">
            <text:p>1191.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E60</text:p>
          </table:table-cell>
          <table:table-cell office:value-type="string" calcext:value-type="string">
            <text:p>equip002_2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 + [.G25] * [.D25] * ([.D25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5] + [.L25] * ([.D25] * 0.9 + ([.D25] * ([.D25] + 1) * 0.0225)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68.4" calcext:value-type="float">
            <text:p>68.4</text:p>
          </table:table-cell>
          <table:table-cell table:formula="of:=[.N25] + [.O25] * ([.D25] * 0.9 + ([.D25] * ([.D25] + 1) * 0.0225))" office:value-type="float" office:value="2117.778" calcext:value-type="float">
            <text:p>2117.778</text:p>
          </table:table-cell>
          <table:table-cell table:formula="of:=AVERAGE([.M25];[.P25])" office:value-type="float" office:value="1058.889" calcext:value-type="float">
            <text:p>1058.88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8FE8</text:p>
          </table:table-cell>
          <table:table-cell office:value-type="string" calcext:value-type="string">
            <text:p>equip002_203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 + [.G26] * [.D26] * ([.D2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26] + [.L26] * ([.D26] * 0.9 + ([.D26] * ([.D26] + 1) * 0.0225))" office:value-type="float" office:value="1114.62" calcext:value-type="float">
            <text:p>1114.6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26] + [.O26] * ([.D26] * 0.9 + ([.D26] * ([.D26] + 1) * 0.0225))" office:value-type="float" office:value="2229.24" calcext:value-type="float">
            <text:p>2229.24</text:p>
          </table:table-cell>
          <table:table-cell table:formula="of:=AVERAGE([.M26];[.P26])" office:value-type="float" office:value="1671.93" calcext:value-type="float">
            <text:p>1671.9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9170</text:p>
          </table:table-cell>
          <table:table-cell office:value-type="string" calcext:value-type="string">
            <text:p>equip002_204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 + [.G27] * [.D27] * ([.D27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27] + [.L27] * ([.D27] * 0.9 + ([.D27] * ([.D27] + 1) * 0.0225))" office:value-type="float" office:value="743.08" calcext:value-type="float">
            <text:p>743.08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table:formula="of:=[.N27] + [.O27] * ([.D27] * 0.9 + ([.D27] * ([.D27] + 1) * 0.0225))" office:value-type="float" office:value="3158.09" calcext:value-type="float">
            <text:p>3158.09</text:p>
          </table:table-cell>
          <table:table-cell table:formula="of:=AVERAGE([.M27];[.P27])" office:value-type="float" office:value="1950.585" calcext:value-type="float">
            <text:p>1950.58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92F8</text:p>
          </table:table-cell>
          <table:table-cell table:style-name="ce74" office:value-type="string" calcext:value-type="string">
            <text:p>equip002_300</text:p>
          </table:table-cell>
          <table:table-cell table:style-name="ce77" office:value-type="string" calcext:value-type="string">
            <text:p>Spear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Yaripon's Spear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28] + [.G28] * [.D28] * ([.D28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0.6" calcext:value-type="float">
            <text:p>0.6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K28] + [.L28] * ([.D28] * 0.9 + ([.D28] * ([.D28] + 1) * 0.0225))" office:value-type="float" office:value="800" calcext:value-type="float">
            <text:p>800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N28] + [.O28] * ([.D28] * 0.9 + ([.D28] * ([.D28] + 1) * 0.0225))" office:value-type="float" office:value="1200" calcext:value-type="float">
            <text:p>1200</text:p>
          </table:table-cell>
          <table:table-cell table:formula="of:=AVERAGE([.M28];[.P28])" office:value-type="float" office:value="1000" calcext:value-type="float">
            <text:p>10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9480</text:p>
          </table:table-cell>
          <table:table-cell office:value-type="string" calcext:value-type="string">
            <text:p>equip003_000</text:p>
          </table:table-cell>
          <table:table-cell office:value-type="string" calcext:value-type="string">
            <text:p>Pi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k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 + [.G29] * [.D29] * ([.D2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K29] + [.L29] * ([.D29] * 0.9 + ([.D29] * ([.D29] + 1) * 0.0225)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N29] + [.O29] * ([.D29] * 0.9 + ([.D29] * ([.D29] + 1) * 0.0225))" office:value-type="float" office:value="90" calcext:value-type="float">
            <text:p>90</text:p>
          </table:table-cell>
          <table:table-cell table:formula="of:=AVERAGE([.M29];[.P29])" office:value-type="float" office:value="67.5" calcext:value-type="float">
            <text:p>6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9608</text:p>
          </table:table-cell>
          <table:table-cell office:value-type="string" calcext:value-type="string">
            <text:p>equip003_100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0] + [.G30] * [.D30] * ([.D3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formula="of:=[.K30] + [.L30] * ([.D30] * 0.9 + ([.D30] * ([.D30] + 1) * 0.0225))" office:value-type="float" office:value="1685.25" calcext:value-type="float">
            <text:p>1685.2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30] + [.O30] * ([.D30] * 0.9 + ([.D30] * ([.D30] + 1) * 0.0225))" office:value-type="float" office:value="3370.5" calcext:value-type="float">
            <text:p>3370.5</text:p>
          </table:table-cell>
          <table:table-cell table:formula="of:=AVERAGE([.M30];[.P30])" office:value-type="float" office:value="2527.875" calcext:value-type="float">
            <text:p>2527.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9790</text:p>
          </table:table-cell>
          <table:table-cell office:value-type="string" calcext:value-type="string">
            <text:p>equip003_101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 + [.G31] * [.D31] * ([.D3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formula="of:=[.K31] + [.L31] * ([.D31] * 0.9 + ([.D31] * ([.D31] + 1) * 0.0225))" office:value-type="float" office:value="1685.25" calcext:value-type="float">
            <text:p>1685.2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31] + [.O31] * ([.D31] * 0.9 + ([.D31] * ([.D31] + 1) * 0.0225))" office:value-type="float" office:value="3370.5" calcext:value-type="float">
            <text:p>3370.5</text:p>
          </table:table-cell>
          <table:table-cell table:formula="of:=AVERAGE([.M31];[.P31])" office:value-type="float" office:value="2527.875" calcext:value-type="float">
            <text:p>2527.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9918</text:p>
          </table:table-cell>
          <table:table-cell office:value-type="string" calcext:value-type="string">
            <text:p>equip003_200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 + [.G32] * [.D32] * ([.D3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formula="of:=[.K32] + [.L32] * ([.D32] * 0.9 + ([.D32] * ([.D32] + 1) * 0.0225))" office:value-type="float" office:value="1985.4" calcext:value-type="float">
            <text:p>1985.4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formula="of:=[.N32] + [.O32] * ([.D32] * 0.9 + ([.D32] * ([.D32] + 1) * 0.0225))" office:value-type="float" office:value="3970.8" calcext:value-type="float">
            <text:p>3970.8</text:p>
          </table:table-cell>
          <table:table-cell table:formula="of:=AVERAGE([.M32];[.P32])" office:value-type="float" office:value="2978.1" calcext:value-type="float">
            <text:p>2978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9AA0</text:p>
          </table:table-cell>
          <table:table-cell office:value-type="string" calcext:value-type="string">
            <text:p>equip003_201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 + [.G33] * [.D33] * ([.D3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K33] + [.L33] * ([.D33] * 0.9 + ([.D33] * ([.D33] + 1) * 0.0225))" office:value-type="float" office:value="2647.2" calcext:value-type="float">
            <text:p>2647.2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table:formula="of:=[.N33] + [.O33] * ([.D33] * 0.9 + ([.D33] * ([.D33] + 1) * 0.0225))" office:value-type="float" office:value="5294.4" calcext:value-type="float">
            <text:p>5294.4</text:p>
          </table:table-cell>
          <table:table-cell table:formula="of:=AVERAGE([.M33];[.P33])" office:value-type="float" office:value="3970.8" calcext:value-type="float">
            <text:p>3970.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9C28</text:p>
          </table:table-cell>
          <table:table-cell office:value-type="string" calcext:value-type="string">
            <text:p>equip003_202</text:p>
          </table:table-cell>
          <table:table-cell office:value-type="string" calcext:value-type="string">
            <text:p>Pik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 + [.G34] * [.D34] * ([.D34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table:formula="of:=[.K34] + [.L34] * ([.D34] * 0.9 + ([.D34] * ([.D34] + 1) * 0.0225))" office:value-type="float" office:value="6687.72" calcext:value-type="float">
            <text:p>6687.72</text:p>
          </table:table-cell>
          <table:table-cell office:value-type="float" office:value="720" calcext:value-type="float">
            <text:p>720</text:p>
          </table:table-cell>
          <table:table-cell office:value-type="float" office:value="432" calcext:value-type="float">
            <text:p>432</text:p>
          </table:table-cell>
          <table:table-cell table:formula="of:=[.N34] + [.O34] * ([.D34] * 0.9 + ([.D34] * ([.D34] + 1) * 0.0225))" office:value-type="float" office:value="13375.44" calcext:value-type="float">
            <text:p>13375.44</text:p>
          </table:table-cell>
          <table:table-cell table:formula="of:=AVERAGE([.M34];[.P34])" office:value-type="float" office:value="10031.58" calcext:value-type="float">
            <text:p>10031.58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9DB0</text:p>
          </table:table-cell>
          <table:table-cell table:style-name="ce74" office:value-type="string" calcext:value-type="string">
            <text:p>equip003_300</text:p>
          </table:table-cell>
          <table:table-cell office:value-type="string" calcext:value-type="string">
            <text:p>Pikes</text:p>
          </table:table-cell>
          <table:table-cell table:style-name="ce74" office:value-type="float" office:value="0" calcext:value-type="float">
            <text:p>0</text:p>
          </table:table-cell>
          <table:table-cell table:style-name="ce92" office:value-type="string" calcext:value-type="string">
            <text:p>Lance of Asuwish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35] + [.G35] * [.D35] * ([.D35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6000" calcext:value-type="float">
            <text:p>6000</text:p>
          </table:table-cell>
          <table:table-cell table:style-name="ce74" office:value-type="float" office:value="0" calcext:value-type="float">
            <text:p>0</text:p>
          </table:table-cell>
          <table:table-cell table:formula="of:=[.K35] + [.L35] * ([.D35] * 0.9 + ([.D35] * ([.D35] + 1) * 0.0225))" office:value-type="float" office:value="6000" calcext:value-type="float">
            <text:p>6000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N35] + [.O35] * ([.D35] * 0.9 + ([.D35] * ([.D35] + 1) * 0.0225))" office:value-type="float" office:value="8000" calcext:value-type="float">
            <text:p>8000</text:p>
          </table:table-cell>
          <table:table-cell table:formula="of:=AVERAGE([.M35];[.P35])" office:value-type="float" office:value="7000" calcext:value-type="float">
            <text:p>70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9F38</text:p>
          </table:table-cell>
          <table:table-cell office:value-type="string" calcext:value-type="string">
            <text:p>equip004_0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6] + [.G36] * [.D36] * ([.D36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K36] + [.L36] * ([.D36] * 0.9 + ([.D36] * ([.D36] + 1) * 0.0225))" office:value-type="float" office:value="6" calcext:value-type="float">
            <text:p>6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table:formula="of:=[.N36] + [.O36] * ([.D36] * 0.9 + ([.D36] * ([.D36] + 1) * 0.0225))" office:value-type="float" office:value="52.5" calcext:value-type="float">
            <text:p>52.5</text:p>
          </table:table-cell>
          <table:table-cell table:formula="of:=AVERAGE([.M36];[.P36])" office:value-type="float" office:value="29.25" calcext:value-type="float">
            <text:p>29.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0C0</text:p>
          </table:table-cell>
          <table:table-cell office:value-type="string" calcext:value-type="string">
            <text:p>equip004_1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 + [.G37] * [.D37] * ([.D37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37] + [.L37] * ([.D37] * 0.9 + ([.D37] * ([.D37] + 1) * 0.0225))" office:value-type="float" office:value="224.7" calcext:value-type="float">
            <text:p>224.7</text:p>
          </table:table-cell>
          <table:table-cell office:value-type="float" office:value="52.5" calcext:value-type="float">
            <text:p>52.5</text:p>
          </table:table-cell>
          <table:table-cell office:value-type="float" office:value="26.25" calcext:value-type="float">
            <text:p>26.25</text:p>
          </table:table-cell>
          <table:table-cell table:formula="of:=[.N37] + [.O37] * ([.D37] * 0.9 + ([.D37] * ([.D37] + 1) * 0.0225))" office:value-type="float" office:value="1966.125" calcext:value-type="float">
            <text:p>1966.125</text:p>
          </table:table-cell>
          <table:table-cell table:formula="of:=AVERAGE([.M37];[.P37])" office:value-type="float" office:value="1095.4125" calcext:value-type="float">
            <text:p>1095.41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248</text:p>
          </table:table-cell>
          <table:table-cell office:value-type="string" calcext:value-type="string">
            <text:p>equip004_1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 + [.G38] * [.D38] * ([.D38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38] + [.L38] * ([.D38] * 0.9 + ([.D38] * ([.D38] + 1) * 0.0225))" office:value-type="float" office:value="224.7" calcext:value-type="float">
            <text:p>224.7</text:p>
          </table:table-cell>
          <table:table-cell office:value-type="float" office:value="52.5" calcext:value-type="float">
            <text:p>52.5</text:p>
          </table:table-cell>
          <table:table-cell office:value-type="float" office:value="26.25" calcext:value-type="float">
            <text:p>26.25</text:p>
          </table:table-cell>
          <table:table-cell table:formula="of:=[.N38] + [.O38] * ([.D38] * 0.9 + ([.D38] * ([.D38] + 1) * 0.0225))" office:value-type="float" office:value="1966.125" calcext:value-type="float">
            <text:p>1966.125</text:p>
          </table:table-cell>
          <table:table-cell table:formula="of:=AVERAGE([.M38];[.P38])" office:value-type="float" office:value="1095.4125" calcext:value-type="float">
            <text:p>1095.41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3D0</text:p>
          </table:table-cell>
          <table:table-cell office:value-type="string" calcext:value-type="string">
            <text:p>equip004_1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9] + [.G39] * [.D39] * ([.D39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39] + [.L39] * ([.D39] * 0.9 + ([.D39] * ([.D39] + 1) * 0.0225))" office:value-type="float" office:value="224.7" calcext:value-type="float">
            <text:p>224.7</text:p>
          </table:table-cell>
          <table:table-cell office:value-type="float" office:value="52.5" calcext:value-type="float">
            <text:p>52.5</text:p>
          </table:table-cell>
          <table:table-cell office:value-type="float" office:value="26.25" calcext:value-type="float">
            <text:p>26.25</text:p>
          </table:table-cell>
          <table:table-cell table:formula="of:=[.N39] + [.O39] * ([.D39] * 0.9 + ([.D39] * ([.D39] + 1) * 0.0225))" office:value-type="float" office:value="1966.125" calcext:value-type="float">
            <text:p>1966.125</text:p>
          </table:table-cell>
          <table:table-cell table:formula="of:=AVERAGE([.M39];[.P39])" office:value-type="float" office:value="1095.4125" calcext:value-type="float">
            <text:p>1095.41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558</text:p>
          </table:table-cell>
          <table:table-cell office:value-type="string" calcext:value-type="string">
            <text:p>equip004_2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40] + [.G40] * [.D40] * ([.D40]+1) * 0.5" office:value-type="float" office:value="15100" calcext:value-type="float">
            <text:p>1510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40] + [.L40] * ([.D40] * 0.9 + ([.D40] * ([.D40] + 1) * 0.0225))" office:value-type="float" office:value="264.72" calcext:value-type="float">
            <text:p>264.72</text:p>
          </table:table-cell>
          <table:table-cell office:value-type="float" office:value="102" calcext:value-type="float">
            <text:p>102</text:p>
          </table:table-cell>
          <table:table-cell office:value-type="float" office:value="61.2" calcext:value-type="float">
            <text:p>61.2</text:p>
          </table:table-cell>
          <table:table-cell table:formula="of:=[.N40] + [.O40] * ([.D40] * 0.9 + ([.D40] * ([.D40] + 1) * 0.0225))" office:value-type="float" office:value="2250.12" calcext:value-type="float">
            <text:p>2250.12</text:p>
          </table:table-cell>
          <table:table-cell table:formula="of:=AVERAGE([.M40];[.P40])" office:value-type="float" office:value="1257.42" calcext:value-type="float">
            <text:p>1257.4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6E0</text:p>
          </table:table-cell>
          <table:table-cell office:value-type="string" calcext:value-type="string">
            <text:p>equip004_2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1] + [.G41] * [.D41] * ([.D41]+1) * 0.5"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1] + [.L41] * ([.D41] * 0.9 + ([.D41] * ([.D41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41] + [.O41] * ([.D41] * 0.9 + ([.D41] * ([.D41] + 1) * 0.0225))" office:value-type="float" office:value="3309" calcext:value-type="float">
            <text:p>3309</text:p>
          </table:table-cell>
          <table:table-cell table:formula="of:=AVERAGE([.M41];[.P41])" office:value-type="float" office:value="1654.5" calcext:value-type="float">
            <text:p>1654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868</text:p>
          </table:table-cell>
          <table:table-cell office:value-type="string" calcext:value-type="string">
            <text:p>equip004_2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2] + [.G42] * [.D42] * ([.D42]+1) * 0.5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office:value-type="float" office:value="33.6" calcext:value-type="float">
            <text:p>33.6</text:p>
          </table:table-cell>
          <table:table-cell table:formula="of:=[.K42] + [.L42] * ([.D42] * 0.9 + ([.D42] * ([.D42] + 1) * 0.0225))" office:value-type="float" office:value="1040.312" calcext:value-type="float">
            <text:p>1040.31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42] + [.O42] * ([.D42] * 0.9 + ([.D42] * ([.D42] + 1) * 0.0225))" office:value-type="float" office:value="2229.24" calcext:value-type="float">
            <text:p>2229.24</text:p>
          </table:table-cell>
          <table:table-cell table:formula="of:=AVERAGE([.M42];[.P42])" office:value-type="float" office:value="1634.776" calcext:value-type="float">
            <text:p>1634.77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9F0</text:p>
          </table:table-cell>
          <table:table-cell office:value-type="string" calcext:value-type="string">
            <text:p>equip004_203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3] + [.G43] * [.D43] * ([.D43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office:value-type="float" office:value="92" calcext:value-type="float">
            <text:p>92</text:p>
          </table:table-cell>
          <table:table-cell office:value-type="float" office:value="55.2" calcext:value-type="float">
            <text:p>55.2</text:p>
          </table:table-cell>
          <table:table-cell table:formula="of:=[.K43] + [.L43] * ([.D43] * 0.9 + ([.D43] * ([.D43] + 1) * 0.0225))" office:value-type="float" office:value="1709.084" calcext:value-type="float">
            <text:p>1709.08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formula="of:=[.N43] + [.O43] * ([.D43] * 0.9 + ([.D43] * ([.D43] + 1) * 0.0225))" office:value-type="float" office:value="2043.47" calcext:value-type="float">
            <text:p>2043.47</text:p>
          </table:table-cell>
          <table:table-cell table:formula="of:=AVERAGE([.M43];[.P43])" office:value-type="float" office:value="1876.277" calcext:value-type="float">
            <text:p>1876.27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AB78</text:p>
          </table:table-cell>
          <table:table-cell office:value-type="string" calcext:value-type="string">
            <text:p>equip004_204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4] + [.G44] * [.D44] * ([.D44]+1) * 0.5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.4" calcext:value-type="float">
            <text:p>14.4</text:p>
          </table:table-cell>
          <table:table-cell table:formula="of:=[.K44] + [.L44] * ([.D44] * 0.9 + ([.D44] * ([.D44] + 1) * 0.0225))" office:value-type="float" office:value="445.848" calcext:value-type="float">
            <text:p>445.848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N44] + [.O44] * ([.D44] * 0.9 + ([.D44] * ([.D44] + 1) * 0.0225))" office:value-type="float" office:value="3715.4" calcext:value-type="float">
            <text:p>3715.4</text:p>
          </table:table-cell>
          <table:table-cell table:formula="of:=AVERAGE([.M44];[.P44])" office:value-type="float" office:value="2080.624" calcext:value-type="float">
            <text:p>2080.624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AD00</text:p>
          </table:table-cell>
          <table:table-cell table:style-name="ce74" office:value-type="string" calcext:value-type="string">
            <text:p>equip004_300</text:p>
          </table:table-cell>
          <table:table-cell table:style-name="ce79" office:value-type="string" calcext:value-type="string">
            <text:p>Halberd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Hotenpon's Halberd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45] + [.G45] * [.D45] * ([.D45]+1) * 0.5" office:value-type="float" office:value="0" calcext:value-type="float">
            <text:p>0</text:p>
          </table:table-cell>
          <table:table-cell table:style-name="ce163" office:value-type="float" office:value="0.8" calcext:value-type="float">
            <text:p>0.8</text:p>
          </table:table-cell>
          <table:table-cell table:style-name="ce170" office:value-type="float" office:value="1.6" calcext:value-type="float">
            <text:p>1.6</text:p>
          </table:table-cell>
          <table:table-cell table:style-name="ce74" office:value-type="float" office:value="2800" calcext:value-type="float">
            <text:p>2800</text:p>
          </table:table-cell>
          <table:table-cell table:style-name="ce74" office:value-type="float" office:value="0" calcext:value-type="float">
            <text:p>0</text:p>
          </table:table-cell>
          <table:table-cell table:formula="of:=[.K45] + [.L45] * ([.D45] * 0.9 + ([.D45] * ([.D45] + 1) * 0.0225))" office:value-type="float" office:value="2800" calcext:value-type="float">
            <text:p>2800</text:p>
          </table:table-cell>
          <table:table-cell table:style-name="ce74" office:value-type="float" office:value="3600" calcext:value-type="float">
            <text:p>3600</text:p>
          </table:table-cell>
          <table:table-cell table:style-name="ce74" office:value-type="float" office:value="0" calcext:value-type="float">
            <text:p>0</text:p>
          </table:table-cell>
          <table:table-cell table:formula="of:=[.N45] + [.O45] * ([.D45] * 0.9 + ([.D45] * ([.D45] + 1) * 0.0225))" office:value-type="float" office:value="3600" calcext:value-type="float">
            <text:p>3600</text:p>
          </table:table-cell>
          <table:table-cell table:formula="of:=AVERAGE([.M45];[.P45])" office:value-type="float" office:value="3200" calcext:value-type="float">
            <text:p>32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AE88</text:p>
          </table:table-cell>
          <table:table-cell office:value-type="string" calcext:value-type="string">
            <text:p>equip005_0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46] + [.G46] * [.D46] * ([.D46]+1) * 0.5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[.K46] + [.L46] * ([.D46] * 0.9 + ([.D46] * ([.D46] + 1) * 0.0225))" office:value-type="float" office:value="7.5" calcext:value-type="float">
            <text:p>7.5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N46] + [.O46] * ([.D46] * 0.9 + ([.D46] * ([.D46] + 1) * 0.0225))" office:value-type="float" office:value="22.5" calcext:value-type="float">
            <text:p>22.5</text:p>
          </table:table-cell>
          <table:table-cell table:formula="of:=AVERAGE([.M46];[.P46])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010</text:p>
          </table:table-cell>
          <table:table-cell office:value-type="string" calcext:value-type="string">
            <text:p>equip005_1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47] + [.G47] * [.D47] * ([.D47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table:formula="of:=[.K47] + [.L47] * ([.D47] * 0.9 + ([.D47] * ([.D47] + 1) * 0.0225))" office:value-type="float" office:value="280.875" calcext:value-type="float">
            <text:p>280.8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47] + [.O47] * ([.D47] * 0.9 + ([.D47] * ([.D47] + 1) * 0.0225))" office:value-type="float" office:value="842.625" calcext:value-type="float">
            <text:p>842.625</text:p>
          </table:table-cell>
          <table:table-cell table:formula="of:=AVERAGE([.M47];[.P47])" office:value-type="float" office:value="561.75" calcext:value-type="float">
            <text:p>561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198</text:p>
          </table:table-cell>
          <table:table-cell office:value-type="string" calcext:value-type="string">
            <text:p>equip005_1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48] + [.G48] * [.D48] * ([.D48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table:formula="of:=[.K48] + [.L48] * ([.D48] * 0.9 + ([.D48] * ([.D48] + 1) * 0.0225))" office:value-type="float" office:value="280.875" calcext:value-type="float">
            <text:p>280.8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48] + [.O48] * ([.D48] * 0.9 + ([.D48] * ([.D48] + 1) * 0.0225))" office:value-type="float" office:value="842.625" calcext:value-type="float">
            <text:p>842.625</text:p>
          </table:table-cell>
          <table:table-cell table:formula="of:=AVERAGE([.M48];[.P48])" office:value-type="float" office:value="561.75" calcext:value-type="float">
            <text:p>561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320</text:p>
          </table:table-cell>
          <table:table-cell office:value-type="string" calcext:value-type="string">
            <text:p>equip005_1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49] + [.G49] * [.D49] * ([.D49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table:formula="of:=[.K49] + [.L49] * ([.D49] * 0.9 + ([.D49] * ([.D49] + 1) * 0.0225))" office:value-type="float" office:value="280.875" calcext:value-type="float">
            <text:p>280.8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49] + [.O49] * ([.D49] * 0.9 + ([.D49] * ([.D49] + 1) * 0.0225))" office:value-type="float" office:value="842.625" calcext:value-type="float">
            <text:p>842.625</text:p>
          </table:table-cell>
          <table:table-cell table:formula="of:=AVERAGE([.M49];[.P49])" office:value-type="float" office:value="561.75" calcext:value-type="float">
            <text:p>561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4A8</text:p>
          </table:table-cell>
          <table:table-cell office:value-type="string" calcext:value-type="string">
            <text:p>equip005_2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50] + [.G50] * [.D50] * ([.D50]+1) * 0.5" office:value-type="float" office:value="18120" calcext:value-type="float">
            <text:p>18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50] + [.L50] * ([.D50] * 0.9 + ([.D50] * ([.D50] + 1) * 0.0225))" office:value-type="float" office:value="441.2" calcext:value-type="float">
            <text:p>441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50] + [.O50] * ([.D50] * 0.9 + ([.D50] * ([.D50] + 1) * 0.0225))" office:value-type="float" office:value="882.4" calcext:value-type="float">
            <text:p>882.4</text:p>
          </table:table-cell>
          <table:table-cell table:formula="of:=AVERAGE([.M50];[.P50])" office:value-type="float" office:value="661.8" calcext:value-type="float">
            <text:p>661.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630</text:p>
          </table:table-cell>
          <table:table-cell office:value-type="string" calcext:value-type="string">
            <text:p>equip005_2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51] + [.G51] * [.D51] * ([.D51]+1) * 0.5" office:value-type="float" office:value="30200" calcext:value-type="float">
            <text:p>3020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1] + [.L51] * ([.D51] * 0.9 + ([.D51] * ([.D51] + 1) * 0.0225)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51] + [.O51] * ([.D51] * 0.9 + ([.D51] * ([.D51] + 1) * 0.0225))" office:value-type="float" office:value="2206" calcext:value-type="float">
            <text:p>2206</text:p>
          </table:table-cell>
          <table:table-cell table:formula="of:=AVERAGE([.M51];[.P51])" office:value-type="float" office:value="1103" calcext:value-type="float">
            <text:p>110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7B8</text:p>
          </table:table-cell>
          <table:table-cell office:value-type="string" calcext:value-type="string">
            <text:p>equip005_2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52] + [.G52] * [.D52] * ([.D52]+1) * 0.5" office:value-type="float" office:value="11650" calcext:value-type="float">
            <text:p>1165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52] + [.L52] * ([.D52] * 0.9 + ([.D52] * ([.D52] + 1) * 0.0225))" office:value-type="float" office:value="743.08" calcext:value-type="float">
            <text:p>743.0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52] + [.O52] * ([.D52] * 0.9 + ([.D52] * ([.D52] + 1) * 0.0225))" office:value-type="float" office:value="1114.62" calcext:value-type="float">
            <text:p>1114.62</text:p>
          </table:table-cell>
          <table:table-cell table:formula="of:=AVERAGE([.M52];[.P52])" office:value-type="float" office:value="928.85" calcext:value-type="float">
            <text:p>928.8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940</text:p>
          </table:table-cell>
          <table:table-cell office:value-type="string" calcext:value-type="string">
            <text:p>equip005_203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53] + [.G53] * [.D53] * ([.D53]+1) * 0.5" office:value-type="float" office:value="13980" calcext:value-type="float">
            <text:p>1398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K53] + [.L53] * ([.D53] * 0.9 + ([.D53] * ([.D53] + 1) * 0.0225))" office:value-type="float" office:value="464.425" calcext:value-type="float">
            <text:p>464.42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[.N53] + [.O53] * ([.D53] * 0.9 + ([.D53] * ([.D53] + 1) * 0.0225))" office:value-type="float" office:value="1207.505" calcext:value-type="float">
            <text:p>1207.505</text:p>
          </table:table-cell>
          <table:table-cell table:formula="of:=AVERAGE([.M53];[.P53])" office:value-type="float" office:value="835.965" calcext:value-type="float">
            <text:p>835.96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AC8</text:p>
          </table:table-cell>
          <table:table-cell office:value-type="string" calcext:value-type="string">
            <text:p>equip005_204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54] + [.G54] * [.D54] * ([.D54]+1) * 0.5" office:value-type="float" office:value="17475" calcext:value-type="float">
            <text:p>17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formula="of:=[.K54] + [.L54] * ([.D54] * 0.9 + ([.D54] * ([.D54] + 1) * 0.0225))" office:value-type="float" office:value="1021.735" calcext:value-type="float">
            <text:p>1021.735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formula="of:=[.N54] + [.O54] * ([.D54] * 0.9 + ([.D54] * ([.D54] + 1) * 0.0225))" office:value-type="float" office:value="1579.045" calcext:value-type="float">
            <text:p>1579.045</text:p>
          </table:table-cell>
          <table:table-cell table:formula="of:=AVERAGE([.M54];[.P54])" office:value-type="float" office:value="1300.39" calcext:value-type="float">
            <text:p>1300.39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BC50</text:p>
          </table:table-cell>
          <table:table-cell table:style-name="ce74" office:value-type="string" calcext:value-type="string">
            <text:p>equip005_300</text:p>
          </table:table-cell>
          <table:table-cell table:style-name="ce80" office:value-type="string" calcext:value-type="string">
            <text:p>Arm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Super megadogu arm</text:p>
          </table:table-cell>
          <table:table-cell table:style-name="ce74" office:value-type="float" office:value="20000" calcext:value-type="float">
            <text:p>20000</text:p>
          </table:table-cell>
          <table:table-cell table:style-name="ce74" office:value-type="float" office:value="0" calcext:value-type="float">
            <text:p>0</text:p>
          </table:table-cell>
          <table:table-cell table:formula="of:=[.F55] + [.G55] * [.D55] * ([.D55]+1) * 0.5" office:value-type="float" office:value="20000" calcext:value-type="float">
            <text:p>20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750" calcext:value-type="float">
            <text:p>750</text:p>
          </table:table-cell>
          <table:table-cell table:style-name="ce74" office:value-type="float" office:value="0" calcext:value-type="float">
            <text:p>0</text:p>
          </table:table-cell>
          <table:table-cell table:formula="of:=[.K55] + [.L55] * ([.D55] * 0.9 + ([.D55] * ([.D55] + 1) * 0.0225))" office:value-type="float" office:value="750" calcext:value-type="float">
            <text:p>750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N55] + [.O55] * ([.D55] * 0.9 + ([.D55] * ([.D55] + 1) * 0.0225))" office:value-type="float" office:value="1200" calcext:value-type="float">
            <text:p>1200</text:p>
          </table:table-cell>
          <table:table-cell table:formula="of:=AVERAGE([.M55];[.P55])" office:value-type="float" office:value="975" calcext:value-type="float">
            <text:p>975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BDD8</text:p>
          </table:table-cell>
          <table:table-cell office:value-type="string" calcext:value-type="string">
            <text:p>equip006_0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6] + [.G56] * [.D56] * ([.D56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6] + [.L56] * ([.D56] * 0.9 + ([.D56] * ([.D56] + 1) * 0.0225))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table:formula="of:=[.N56] + [.O56] * ([.D56] * 0.9 + ([.D56] * ([.D56] + 1) * 0.0225))" office:value-type="float" office:value="28.5" calcext:value-type="float">
            <text:p>28.5</text:p>
          </table:table-cell>
          <table:table-cell table:formula="of:=AVERAGE([.M56];[.P56])" office:value-type="float" office:value="14.25" calcext:value-type="float">
            <text:p>14.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BF60</text:p>
          </table:table-cell>
          <table:table-cell office:value-type="string" calcext:value-type="string">
            <text:p>equip006_1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7] + [.G57] * [.D57] * ([.D57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7] + [.L57] * ([.D57] * 0.9 + ([.D57] * ([.D57] + 1) * 0.0225))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57] + [.O57] * ([.D57] * 0.9 + ([.D57] * ([.D57] + 1) * 0.0225))" office:value-type="float" office:value="1067.325" calcext:value-type="float">
            <text:p>1067.325</text:p>
          </table:table-cell>
          <table:table-cell table:formula="of:=AVERAGE([.M57];[.P57])" office:value-type="float" office:value="533.6625" calcext:value-type="float">
            <text:p>533.6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C0E8</text:p>
          </table:table-cell>
          <table:table-cell office:value-type="string" calcext:value-type="string">
            <text:p>equip006_1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8] + [.G58] * [.D58] * ([.D58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58] + [.L58] * ([.D58] * 0.9 + ([.D58] * ([.D58] + 1) * 0.0225))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14.25" calcext:value-type="float">
            <text:p>14.25</text:p>
          </table:table-cell>
          <table:table-cell table:formula="of:=[.N58] + [.O58] * ([.D58] * 0.9 + ([.D58] * ([.D58] + 1) * 0.0225))" office:value-type="float" office:value="1067.325" calcext:value-type="float">
            <text:p>1067.325</text:p>
          </table:table-cell>
          <table:table-cell table:formula="of:=AVERAGE([.M58];[.P58])" office:value-type="float" office:value="533.6625" calcext:value-type="float">
            <text:p>533.6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C270</text:p>
          </table:table-cell>
          <table:table-cell office:value-type="string" calcext:value-type="string">
            <text:p>equip006_2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9] + [.G59] * [.D59] * ([.D59]+1) * 0.5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59] + [.L59] * ([.D59] * 0.9 + ([.D59] * ([.D59] + 1) * 0.0225))" office:value-type="float" office:value="220.6" calcext:value-type="float">
            <text:p>220.6</text:p>
          </table:table-cell>
          <table:table-cell office:value-type="float" office:value="42" calcext:value-type="float">
            <text:p>42</text:p>
          </table:table-cell>
          <table:table-cell office:value-type="float" office:value="25.2" calcext:value-type="float">
            <text:p>25.2</text:p>
          </table:table-cell>
          <table:table-cell table:formula="of:=[.N59] + [.O59] * ([.D59] * 0.9 + ([.D59] * ([.D59] + 1) * 0.0225))" office:value-type="float" office:value="926.52" calcext:value-type="float">
            <text:p>926.52</text:p>
          </table:table-cell>
          <table:table-cell table:formula="of:=AVERAGE([.M59];[.P59])" office:value-type="float" office:value="573.56" calcext:value-type="float">
            <text:p>573.5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C3F8</text:p>
          </table:table-cell>
          <table:table-cell office:value-type="string" calcext:value-type="string">
            <text:p>equip006_2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0] + [.G60] * [.D60] * ([.D60]+1) * 0.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60] + [.L60] * ([.D60] * 0.9 + ([.D60] * ([.D60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60] + [.O60] * ([.D60] * 0.9 + ([.D60] * ([.D60] + 1) * 0.0225))" office:value-type="float" office:value="1114.62" calcext:value-type="float">
            <text:p>1114.62</text:p>
          </table:table-cell>
          <table:table-cell table:formula="of:=AVERAGE([.M60];[.P60])" office:value-type="float" office:value="557.31" calcext:value-type="float">
            <text:p>557.31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C580</text:p>
          </table:table-cell>
          <table:table-cell table:style-name="ce74" office:value-type="string" calcext:value-type="string">
            <text:p>equip006_300</text:p>
          </table:table-cell>
          <table:table-cell table:style-name="ce81" office:value-type="string" calcext:value-type="string">
            <text:p>Dagger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Krauser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61] + [.G61] * [.D61] * ([.D61]+1) * 0.5" office:value-type="float" office:value="0" calcext:value-type="float">
            <text:p>0</text:p>
          </table:table-cell>
          <table:table-cell table:style-name="ce163" office:value-type="float" office:value="1.2" calcext:value-type="float">
            <text:p>1.2</text:p>
          </table:table-cell>
          <table:table-cell table:style-name="ce170" office:value-type="float" office:value="0.3" calcext:value-type="float">
            <text:p>0.3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K61] + [.L61] * ([.D61] * 0.9 + ([.D61] * ([.D61] + 1) * 0.0225))" office:value-type="float" office:value="500" calcext:value-type="float">
            <text:p>500</text:p>
          </table:table-cell>
          <table:table-cell table:style-name="ce74" office:value-type="float" office:value="750" calcext:value-type="float">
            <text:p>750</text:p>
          </table:table-cell>
          <table:table-cell table:style-name="ce74" office:value-type="float" office:value="0" calcext:value-type="float">
            <text:p>0</text:p>
          </table:table-cell>
          <table:table-cell table:formula="of:=[.N61] + [.O61] * ([.D61] * 0.9 + ([.D61] * ([.D61] + 1) * 0.0225))" office:value-type="float" office:value="750" calcext:value-type="float">
            <text:p>750</text:p>
          </table:table-cell>
          <table:table-cell table:formula="of:=AVERAGE([.M61];[.P61])" office:value-type="float" office:value="625" calcext:value-type="float">
            <text:p>625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C708</text:p>
          </table:table-cell>
          <table:table-cell office:value-type="string" calcext:value-type="string">
            <text:p>equip007_0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2] + [.G62] * [.D62] * ([.D62]+1) * 0.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17.25" calcext:value-type="float">
            <text:p>17.25</text:p>
          </table:table-cell>
          <table:table-cell office:value-type="float" office:value="0" calcext:value-type="float">
            <text:p>0</text:p>
          </table:table-cell>
          <table:table-cell table:formula="of:=[.K62] + [.L62] * ([.D62] * 0.9 + ([.D62] * ([.D62] + 1) * 0.0225))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N62] + [.O62] * ([.D62] * 0.9 + ([.D62] * ([.D62] + 1) * 0.0225))" office:value-type="float" office:value="30" calcext:value-type="float">
            <text:p>30</text:p>
          </table:table-cell>
          <table:table-cell table:formula="of:=AVERAGE([.M62];[.P62])" office:value-type="float" office:value="23.625" calcext:value-type="float">
            <text:p>23.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C890</text:p>
          </table:table-cell>
          <table:table-cell office:value-type="string" calcext:value-type="string">
            <text:p>equip007_1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3] + [.G63] * [.D63] * ([.D63]+1) * 0.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17.25" calcext:value-type="float">
            <text:p>17.25</text:p>
          </table:table-cell>
          <table:table-cell office:value-type="float" office:value="8.625" calcext:value-type="float">
            <text:p>8.625</text:p>
          </table:table-cell>
          <table:table-cell table:formula="of:=[.K63] + [.L63] * ([.D63] * 0.9 + ([.D63] * ([.D63] + 1) * 0.0225))" office:value-type="float" office:value="646.0125" calcext:value-type="float">
            <text:p>646.01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63] + [.O63] * ([.D63] * 0.9 + ([.D63] * ([.D63] + 1) * 0.0225))" office:value-type="float" office:value="1123.5" calcext:value-type="float">
            <text:p>1123.5</text:p>
          </table:table-cell>
          <table:table-cell table:formula="of:=AVERAGE([.M63];[.P63])" office:value-type="float" office:value="884.75625" calcext:value-type="float">
            <text:p>884.75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CA18</text:p>
          </table:table-cell>
          <table:table-cell office:value-type="string" calcext:value-type="string">
            <text:p>equip007_2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4] + [.G64] * [.D64] * ([.D64]+1) * 0.5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K64] + [.L64] * ([.D64] * 0.9 + ([.D64] * ([.D64] + 1) * 0.0225))" office:value-type="float" office:value="772.1" calcext:value-type="float">
            <text:p>772.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64] + [.O64] * ([.D64] * 0.9 + ([.D64] * ([.D64] + 1) * 0.0225))" office:value-type="float" office:value="1323.6" calcext:value-type="float">
            <text:p>1323.6</text:p>
          </table:table-cell>
          <table:table-cell table:formula="of:=AVERAGE([.M64];[.P64])" office:value-type="float" office:value="1047.85" calcext:value-type="float">
            <text:p>1047.8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CBA0</text:p>
          </table:table-cell>
          <table:table-cell office:value-type="string" calcext:value-type="string">
            <text:p>equip007_201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5] + [.G65] * [.D65] * ([.D65]+1) * 0.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office:value-type="float" office:value="16.8" calcext:value-type="float">
            <text:p>16.8</text:p>
          </table:table-cell>
          <table:table-cell table:formula="of:=[.K65] + [.L65] * ([.D65] * 0.9 + ([.D65] * ([.D65] + 1) * 0.0225))" office:value-type="float" office:value="520.156" calcext:value-type="float">
            <text:p>520.156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formula="of:=[.N65] + [.O65] * ([.D65] * 0.9 + ([.D65] * ([.D65] + 1) * 0.0225))" office:value-type="float" office:value="1671.93" calcext:value-type="float">
            <text:p>1671.93</text:p>
          </table:table-cell>
          <table:table-cell table:formula="of:=AVERAGE([.M65];[.P65])" office:value-type="float" office:value="1096.043" calcext:value-type="float">
            <text:p>1096.043</text:p>
          </table:table-cell>
          <table:table-cell table:number-columns-repeated="16367"/>
        </table:table-row>
        <table:table-row table:style-name="ro1">
          <table:table-cell table:style-name="ce126" office:value-type="string" calcext:value-type="string">
            <text:p>0x1CD28</text:p>
          </table:table-cell>
          <table:table-cell table:style-name="ce126" office:value-type="string" calcext:value-type="string">
            <text:p>equip007_202</text:p>
          </table:table-cell>
          <table:table-cell table:style-name="ce82" office:value-type="string" calcext:value-type="string">
            <text:p>Shivs</text:p>
          </table:table-cell>
          <table:table-cell table:style-name="ce126" office:value-type="float" office:value="21" calcext:value-type="float">
            <text:p>21</text:p>
          </table:table-cell>
          <table:table-cell table:style-name="ce146" office:value-type="string" calcext:value-type="string">
            <text:p>holymadda shiv</text:p>
          </table:table-cell>
          <table:table-cell table:style-name="ce126" office:value-type="float" office:value="200" calcext:value-type="float">
            <text:p>200</text:p>
          </table:table-cell>
          <table:table-cell table:style-name="ce126" office:value-type="float" office:value="100" calcext:value-type="float">
            <text:p>100</text:p>
          </table:table-cell>
          <table:table-cell table:formula="of:=[.F66] + [.G66] * [.D66] * ([.D66]+1) * 0.5" office:value-type="float" office:value="23300" calcext:value-type="float">
            <text:p>23300</text:p>
          </table:table-cell>
          <table:table-cell table:style-name="ce165" office:value-type="float" office:value="1.6" calcext:value-type="float">
            <text:p>1.6</text:p>
          </table:table-cell>
          <table:table-cell table:style-name="ce172" office:value-type="float" office:value="0.6" calcext:value-type="float">
            <text:p>0.6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18" calcext:value-type="float">
            <text:p>18</text:p>
          </table:table-cell>
          <table:table-cell table:formula="of:=[.K66] + [.L66] * ([.D66] * 0.9 + ([.D66] * ([.D66] + 1) * 0.0225))" office:value-type="float" office:value="557.31" calcext:value-type="float">
            <text:p>557.31</text:p>
          </table:table-cell>
          <table:table-cell table:style-name="ce126" office:value-type="float" office:value="96" calcext:value-type="float">
            <text:p>96</text:p>
          </table:table-cell>
          <table:table-cell table:style-name="ce126" office:value-type="float" office:value="57.6" calcext:value-type="float">
            <text:p>57.6</text:p>
          </table:table-cell>
          <table:table-cell table:formula="of:=[.N66] + [.O66] * ([.D66] * 0.9 + ([.D66] * ([.D66] + 1) * 0.0225))" office:value-type="float" office:value="1783.392" calcext:value-type="float">
            <text:p>1783.392</text:p>
          </table:table-cell>
          <table:table-cell table:formula="of:=AVERAGE([.M66];[.P66])" office:value-type="float" office:value="1170.351" calcext:value-type="float">
            <text:p>1170.351</text:p>
          </table:table-cell>
          <table:table-cell table:style-name="ce126" table:number-columns-repeated="16367"/>
        </table:table-row>
        <table:table-row table:style-name="ro1">
          <table:table-cell table:style-name="ce74" office:value-type="string" calcext:value-type="string">
            <text:p>0x1CEB0</text:p>
          </table:table-cell>
          <table:table-cell table:style-name="ce74" office:value-type="string" calcext:value-type="string">
            <text:p>equip007_300</text:p>
          </table:table-cell>
          <table:table-cell table:style-name="ce82" office:value-type="string" calcext:value-type="string">
            <text:p>Shiv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Pain of Pentavus</text:p>
          </table:table-cell>
          <table:table-cell table:style-name="ce74" office:value-type="float" office:value="15000" calcext:value-type="float">
            <text:p>15000</text:p>
          </table:table-cell>
          <table:table-cell table:style-name="ce74" office:value-type="float" office:value="0" calcext:value-type="float">
            <text:p>0</text:p>
          </table:table-cell>
          <table:table-cell table:formula="of:=[.F67] + [.G67] * [.D67] * ([.D67]+1) * 0.5" office:value-type="float" office:value="15000" calcext:value-type="float">
            <text:p>15000</text:p>
          </table:table-cell>
          <table:table-cell table:style-name="ce166" office:value-type="float" office:value="1.6" calcext:value-type="float">
            <text:p>1.6</text:p>
          </table:table-cell>
          <table:table-cell table:style-name="ce174" office:value-type="float" office:value="0.5" calcext:value-type="float">
            <text:p>0.5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67] + [.L67] * ([.D67] * 0.9 + ([.D67] * ([.D67] + 1) * 0.0225))" office:value-type="float" office:value="1000" calcext:value-type="float">
            <text:p>1000</text:p>
          </table:table-cell>
          <table:table-cell table:style-name="ce74" office:value-type="float" office:value="1900" calcext:value-type="float">
            <text:p>1900</text:p>
          </table:table-cell>
          <table:table-cell table:style-name="ce74" office:value-type="float" office:value="0" calcext:value-type="float">
            <text:p>0</text:p>
          </table:table-cell>
          <table:table-cell table:formula="of:=[.N67] + [.O67] * ([.D67] * 0.9 + ([.D67] * ([.D67] + 1) * 0.0225))" office:value-type="float" office:value="1900" calcext:value-type="float">
            <text:p>1900</text:p>
          </table:table-cell>
          <table:table-cell table:formula="of:=AVERAGE([.M67];[.P67])" office:value-type="float" office:value="1450" calcext:value-type="float">
            <text:p>145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D038</text:p>
          </table:table-cell>
          <table:table-cell office:value-type="string" calcext:value-type="string">
            <text:p>equip008_0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sword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8] + [.G68] * [.D68] * ([.D68]+1) * 0.5" office:value-type="float" office:value="200" calcext:value-type="float">
            <text:p>20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68] + [.L68] * ([.D68] * 0.9 + ([.D68] * ([.D68] + 1) * 0.0225))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N68] + [.O68] * ([.D68] * 0.9 + ([.D68] * ([.D68] + 1) * 0.0225))" office:value-type="float" office:value="75" calcext:value-type="float">
            <text:p>75</text:p>
          </table:table-cell>
          <table:table-cell table:formula="of:=AVERAGE([.M68];[.P68])" office:value-type="float" office:value="67.5" calcext:value-type="float">
            <text:p>6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1C0</text:p>
          </table:table-cell>
          <table:table-cell office:value-type="string" calcext:value-type="string">
            <text:p>equip008_1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69] + [.G69] * [.D69] * ([.D69]+1) * 0.5" office:value-type="float" office:value="49400" calcext:value-type="float">
            <text:p>4940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69] + [.L69] * ([.D69] * 0.9 + ([.D69] * ([.D69] + 1) * 0.0225))" office:value-type="float" office:value="2247" calcext:value-type="float">
            <text:p>2247</text:p>
          </table:table-cell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table:formula="of:=[.N69] + [.O69] * ([.D69] * 0.9 + ([.D69] * ([.D69] + 1) * 0.0225))" office:value-type="float" office:value="2808.75" calcext:value-type="float">
            <text:p>2808.75</text:p>
          </table:table-cell>
          <table:table-cell table:formula="of:=AVERAGE([.M69];[.P69])" office:value-type="float" office:value="2527.875" calcext:value-type="float">
            <text:p>2527.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348</text:p>
          </table:table-cell>
          <table:table-cell office:value-type="string" calcext:value-type="string">
            <text:p>equip008_1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70] + [.G70] * [.D70] * ([.D70]+1) * 0.5" office:value-type="float" office:value="49400" calcext:value-type="float">
            <text:p>4940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70] + [.L70] * ([.D70] * 0.9 + ([.D70] * ([.D70] + 1) * 0.0225))" office:value-type="float" office:value="2247" calcext:value-type="float">
            <text:p>2247</text:p>
          </table:table-cell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table:formula="of:=[.N70] + [.O70] * ([.D70] * 0.9 + ([.D70] * ([.D70] + 1) * 0.0225))" office:value-type="float" office:value="2808.75" calcext:value-type="float">
            <text:p>2808.75</text:p>
          </table:table-cell>
          <table:table-cell table:formula="of:=AVERAGE([.M70];[.P70])" office:value-type="float" office:value="2527.875" calcext:value-type="float">
            <text:p>2527.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4D0</text:p>
          </table:table-cell>
          <table:table-cell office:value-type="string" calcext:value-type="string">
            <text:p>equip008_2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71] + [.G71] * [.D71] * ([.D71]+1) * 0.5" office:value-type="float" office:value="30200" calcext:value-type="float">
            <text:p>30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71] + [.L71] * ([.D71] * 0.9 + ([.D71] * ([.D71] + 1) * 0.0225))" office:value-type="float" office:value="1323.6" calcext:value-type="float">
            <text:p>1323.6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table:formula="of:=[.N71] + [.O71] * ([.D71] * 0.9 + ([.D71] * ([.D71] + 1) * 0.0225))" office:value-type="float" office:value="3639.9" calcext:value-type="float">
            <text:p>3639.9</text:p>
          </table:table-cell>
          <table:table-cell table:formula="of:=AVERAGE([.M71];[.P71])" office:value-type="float" office:value="2481.75" calcext:value-type="float">
            <text:p>2481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658</text:p>
          </table:table-cell>
          <table:table-cell office:value-type="string" calcext:value-type="string">
            <text:p>equip008_2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72] + [.G72] * [.D72] * ([.D72]+1) * 0.5" office:value-type="float" office:value="45300" calcext:value-type="float">
            <text:p>45300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formula="of:=[.K72] + [.L72] * ([.D72] * 0.9 + ([.D72] * ([.D72] + 1) * 0.0225))" office:value-type="float" office:value="3529.6" calcext:value-type="float">
            <text:p>3529.6</text:p>
          </table:table-cell>
          <table:table-cell office:value-type="float" office:value="380" calcext:value-type="float">
            <text:p>380</text:p>
          </table:table-cell>
          <table:table-cell office:value-type="float" office:value="228" calcext:value-type="float">
            <text:p>228</text:p>
          </table:table-cell>
          <table:table-cell table:formula="of:=[.N72] + [.O72] * ([.D72] * 0.9 + ([.D72] * ([.D72] + 1) * 0.0225))" office:value-type="float" office:value="8382.8" calcext:value-type="float">
            <text:p>8382.8</text:p>
          </table:table-cell>
          <table:table-cell table:formula="of:=AVERAGE([.M72];[.P72])" office:value-type="float" office:value="5956.2" calcext:value-type="float">
            <text:p>5956.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7E0</text:p>
          </table:table-cell>
          <table:table-cell office:value-type="string" calcext:value-type="string">
            <text:p>equip008_202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formula="of:=[.F73] + [.G73] * [.D73] * ([.D73]+1) * 0.5" office:value-type="float" office:value="29125" calcext:value-type="float">
            <text:p>2912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3] + [.L73] * ([.D73] * 0.9 + ([.D73] * ([.D73] + 1) * 0.0225))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405" calcext:value-type="float">
            <text:p>405</text:p>
          </table:table-cell>
          <table:table-cell table:formula="of:=[.N73] + [.O73] * ([.D73] * 0.9 + ([.D73] * ([.D73] + 1) * 0.0225))" office:value-type="float" office:value="12539.475" calcext:value-type="float">
            <text:p>12539.475</text:p>
          </table:table-cell>
          <table:table-cell table:formula="of:=AVERAGE([.M73];[.P73])" office:value-type="float" office:value="6269.7375" calcext:value-type="float">
            <text:p>6269.737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D968</text:p>
          </table:table-cell>
          <table:table-cell table:style-name="ce74" office:value-type="string" calcext:value-type="string">
            <text:p>equip008_300</text:p>
          </table:table-cell>
          <table:table-cell table:style-name="ce83" office:value-type="string" calcext:value-type="string">
            <text:p>Greatsword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Caladbong</text:p>
          </table:table-cell>
          <table:table-cell table:style-name="ce74" office:value-type="float" office:value="20000" calcext:value-type="float">
            <text:p>20000</text:p>
          </table:table-cell>
          <table:table-cell table:style-name="ce74" office:value-type="float" office:value="0" calcext:value-type="float">
            <text:p>0</text:p>
          </table:table-cell>
          <table:table-cell table:formula="of:=[.F74] + [.G74] * [.D74] * ([.D74]+1) * 0.5" office:value-type="float" office:value="20000" calcext:value-type="float">
            <text:p>20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.2" calcext:value-type="float">
            <text:p>1.2</text:p>
          </table:table-cell>
          <table:table-cell table:style-name="ce74" office:value-type="float" office:value="5000" calcext:value-type="float">
            <text:p>5000</text:p>
          </table:table-cell>
          <table:table-cell table:style-name="ce74" office:value-type="float" office:value="0" calcext:value-type="float">
            <text:p>0</text:p>
          </table:table-cell>
          <table:table-cell table:formula="of:=[.K74] + [.L74] * ([.D74] * 0.9 + ([.D74] * ([.D74] + 1) * 0.0225))" office:value-type="float" office:value="5000" calcext:value-type="float">
            <text:p>5000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N74] + [.O74] * ([.D74] * 0.9 + ([.D74] * ([.D74] + 1) * 0.0225))" office:value-type="float" office:value="8000" calcext:value-type="float">
            <text:p>8000</text:p>
          </table:table-cell>
          <table:table-cell table:formula="of:=AVERAGE([.M74];[.P74])" office:value-type="float" office:value="6500" calcext:value-type="float">
            <text:p>65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DAF0</text:p>
          </table:table-cell>
          <table:table-cell office:value-type="string" calcext:value-type="string">
            <text:p>equip009_0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blad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75] + [.G75] * [.D75] * ([.D75]+1) * 0.5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5] + [.L75] * ([.D75] * 0.9 + ([.D75] * ([.D75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N75] + [.O75] * ([.D75] * 0.9 + ([.D75] * ([.D75] + 1) * 0.0225))" office:value-type="float" office:value="150" calcext:value-type="float">
            <text:p>150</text:p>
          </table:table-cell>
          <table:table-cell table:formula="of:=AVERAGE([.M75];[.P75])" office:value-type="float" office:value="75" calcext:value-type="float">
            <text:p>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C78</text:p>
          </table:table-cell>
          <table:table-cell office:value-type="string" calcext:value-type="string">
            <text:p>equip009_1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76] + [.G76] * [.D76] * ([.D76]+1) * 0.5" office:value-type="float" office:value="24700" calcext:value-type="float">
            <text:p>247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6] + [.L76] * ([.D76] * 0.9 + ([.D76] * ([.D76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N76] + [.O76] * ([.D76] * 0.9 + ([.D76] * ([.D76] + 1) * 0.0225))" office:value-type="float" office:value="5617.5" calcext:value-type="float">
            <text:p>5617.5</text:p>
          </table:table-cell>
          <table:table-cell table:formula="of:=AVERAGE([.M76];[.P76])" office:value-type="float" office:value="2808.75" calcext:value-type="float">
            <text:p>2808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E00</text:p>
          </table:table-cell>
          <table:table-cell office:value-type="string" calcext:value-type="string">
            <text:p>equip009_1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77] + [.G77] * [.D77] * ([.D77]+1) * 0.5" office:value-type="float" office:value="24700" calcext:value-type="float">
            <text:p>247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7] + [.L77] * ([.D77] * 0.9 + ([.D77] * ([.D77] + 1) * 0.0225)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N77] + [.O77] * ([.D77] * 0.9 + ([.D77] * ([.D77] + 1) * 0.0225))" office:value-type="float" office:value="5617.5" calcext:value-type="float">
            <text:p>5617.5</text:p>
          </table:table-cell>
          <table:table-cell table:formula="of:=AVERAGE([.M77];[.P77])" office:value-type="float" office:value="2808.75" calcext:value-type="float">
            <text:p>2808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DF88</text:p>
          </table:table-cell>
          <table:table-cell office:value-type="string" calcext:value-type="string">
            <text:p>equip009_2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78] + [.G78] * [.D78] * ([.D78]+1) * 0.5" office:value-type="float" office:value="15100" calcext:value-type="float">
            <text:p>1510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8] + [.L78] * ([.D78] * 0.9 + ([.D78] * ([.D78] + 1) * 0.0225)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table:formula="of:=[.N78] + [.O78] * ([.D78] * 0.9 + ([.D78] * ([.D78] + 1) * 0.0225))" office:value-type="float" office:value="6618" calcext:value-type="float">
            <text:p>6618</text:p>
          </table:table-cell>
          <table:table-cell table:formula="of:=AVERAGE([.M78];[.P78])" office:value-type="float" office:value="3309" calcext:value-type="float">
            <text:p>330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E110</text:p>
          </table:table-cell>
          <table:table-cell office:value-type="string" calcext:value-type="string">
            <text:p>equip009_2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79] + [.G79] * [.D79] * ([.D79]+1) * 0.5" office:value-type="float" office:value="22650" calcext:value-type="float">
            <text:p>226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K79] + [.L79] * ([.D79] * 0.9 + ([.D79] * ([.D79] + 1) * 0.0225))" office:value-type="float" office:value="3309" calcext:value-type="float">
            <text:p>3309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formula="of:=[.N79] + [.O79] * ([.D79] * 0.9 + ([.D79] * ([.D79] + 1) * 0.0225))" office:value-type="float" office:value="5515" calcext:value-type="float">
            <text:p>5515</text:p>
          </table:table-cell>
          <table:table-cell table:formula="of:=AVERAGE([.M79];[.P79])" office:value-type="float" office:value="4412" calcext:value-type="float">
            <text:p>44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E298</text:p>
          </table:table-cell>
          <table:table-cell office:value-type="string" calcext:value-type="string">
            <text:p>equip009_202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0] + [.G80] * [.D80] * ([.D80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0] + [.L80] * ([.D80] * 0.9 + ([.D80] * ([.D80] + 1) * 0.0225)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formula="of:=[.N80] + [.O80] * ([.D80] * 0.9 + ([.D80] * ([.D80] + 1) * 0.0225))" office:value-type="float" office:value="9288.5" calcext:value-type="float">
            <text:p>9288.5</text:p>
          </table:table-cell>
          <table:table-cell table:formula="of:=AVERAGE([.M80];[.P80])" office:value-type="float" office:value="4644.25" calcext:value-type="float">
            <text:p>4644.2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E420</text:p>
          </table:table-cell>
          <table:table-cell table:style-name="ce74" office:value-type="string" calcext:value-type="string">
            <text:p>equip009_300</text:p>
          </table:table-cell>
          <table:table-cell table:style-name="ce82" office:value-type="string" calcext:value-type="string">
            <text:p>Greatblade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Kusanakin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81] + [.G81] * [.D81] * ([.D81]+1) * 0.5" office:value-type="float" office:value="12000" calcext:value-type="float">
            <text:p>12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.2" calcext:value-type="float">
            <text:p>1.2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81] + [.L81] * ([.D81] * 0.9 + ([.D81] * ([.D81] + 1) * 0.0225))" office:value-type="float" office:value="2000" calcext:value-type="float">
            <text:p>2000</text:p>
          </table:table-cell>
          <table:table-cell table:style-name="ce74" office:value-type="float" office:value="10000" calcext:value-type="float">
            <text:p>10000</text:p>
          </table:table-cell>
          <table:table-cell table:style-name="ce74" office:value-type="float" office:value="0" calcext:value-type="float">
            <text:p>0</text:p>
          </table:table-cell>
          <table:table-cell table:formula="of:=[.N81] + [.O81] * ([.D81] * 0.9 + ([.D81] * ([.D81] + 1) * 0.0225))" office:value-type="float" office:value="10000" calcext:value-type="float">
            <text:p>10000</text:p>
          </table:table-cell>
          <table:table-cell table:formula="of:=AVERAGE([.M81];[.P81])" office:value-type="float" office:value="6000" calcext:value-type="float">
            <text:p>60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E5A8</text:p>
          </table:table-cell>
          <table:table-cell office:value-type="string" calcext:value-type="string">
            <text:p>equip010_000</text:p>
          </table:table-cell>
          <table:table-cell office:value-type="string" calcext:value-type="string">
            <text:p>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 + [.G82] * [.D82] * ([.D8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K82] + [.L82] * ([.D82] * 0.9 + ([.D82] * ([.D82] + 1) * 0.0225))" office:value-type="float" office:value="37.5" calcext:value-type="float">
            <text:p>37.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N82] + [.O82] * ([.D82] * 0.9 + ([.D82] * ([.D82] + 1) * 0.0225))" office:value-type="float" office:value="225" calcext:value-type="float">
            <text:p>225</text:p>
          </table:table-cell>
          <table:table-cell table:formula="of:=AVERAGE([.M82];[.P82])" office:value-type="float" office:value="131.25" calcext:value-type="float">
            <text:p>131.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E730</text:p>
          </table:table-cell>
          <table:table-cell office:value-type="string" calcext:value-type="string">
            <text:p>equip010_100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 + [.G83] * [.D83] * ([.D8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K83] + [.L83] * ([.D83] * 0.9 + ([.D83] * ([.D83] + 1) * 0.0225))" office:value-type="float" office:value="1404.375" calcext:value-type="float">
            <text:p>1404.375</text:p>
          </table:table-cell>
          <table:table-cell office:value-type="float" office:value="225" calcext:value-type="float">
            <text:p>225</text:p>
          </table:table-cell>
          <table:table-cell office:value-type="float" office:value="112.5" calcext:value-type="float">
            <text:p>112.5</text:p>
          </table:table-cell>
          <table:table-cell table:formula="of:=[.N83] + [.O83] * ([.D83] * 0.9 + ([.D83] * ([.D83] + 1) * 0.0225))" office:value-type="float" office:value="8426.25" calcext:value-type="float">
            <text:p>8426.25</text:p>
          </table:table-cell>
          <table:table-cell table:formula="of:=AVERAGE([.M83];[.P83])" office:value-type="float" office:value="4915.3125" calcext:value-type="float">
            <text:p>4915.31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E8B8</text:p>
          </table:table-cell>
          <table:table-cell office:value-type="string" calcext:value-type="string">
            <text:p>equip010_101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4] + [.G84] * [.D84] * ([.D8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K84] + [.L84] * ([.D84] * 0.9 + ([.D84] * ([.D84] + 1) * 0.0225))" office:value-type="float" office:value="1404.375" calcext:value-type="float">
            <text:p>1404.375</text:p>
          </table:table-cell>
          <table:table-cell office:value-type="float" office:value="225" calcext:value-type="float">
            <text:p>225</text:p>
          </table:table-cell>
          <table:table-cell office:value-type="float" office:value="112.5" calcext:value-type="float">
            <text:p>112.5</text:p>
          </table:table-cell>
          <table:table-cell table:formula="of:=[.N84] + [.O84] * ([.D84] * 0.9 + ([.D84] * ([.D84] + 1) * 0.0225))" office:value-type="float" office:value="8426.25" calcext:value-type="float">
            <text:p>8426.25</text:p>
          </table:table-cell>
          <table:table-cell table:formula="of:=AVERAGE([.M84];[.P84])" office:value-type="float" office:value="4915.3125" calcext:value-type="float">
            <text:p>4915.31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EA40</text:p>
          </table:table-cell>
          <table:table-cell office:value-type="string" calcext:value-type="string">
            <text:p>equip010_200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5] + [.G85] * [.D85] * ([.D8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K85] + [.L85] * ([.D85] * 0.9 + ([.D85] * ([.D85] + 1) * 0.0225))" office:value-type="float" office:value="1654.5" calcext:value-type="float">
            <text:p>1654.5</text:p>
          </table:table-cell>
          <table:table-cell office:value-type="float" office:value="450" calcext:value-type="float">
            <text:p>450</text:p>
          </table:table-cell>
          <table:table-cell office:value-type="float" office:value="270" calcext:value-type="float">
            <text:p>270</text:p>
          </table:table-cell>
          <table:table-cell table:formula="of:=[.N85] + [.O85] * ([.D85] * 0.9 + ([.D85] * ([.D85] + 1) * 0.0225))" office:value-type="float" office:value="9927" calcext:value-type="float">
            <text:p>9927</text:p>
          </table:table-cell>
          <table:table-cell table:formula="of:=AVERAGE([.M85];[.P85])" office:value-type="float" office:value="5790.75" calcext:value-type="float">
            <text:p>5790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EBC8</text:p>
          </table:table-cell>
          <table:table-cell office:value-type="string" calcext:value-type="string">
            <text:p>equip010_201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6] + [.G86] * [.D86] * ([.D86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86] + [.L86] * ([.D86] * 0.9 + ([.D86] * ([.D86] + 1) * 0.0225))" office:value-type="float" office:value="2206" calcext:value-type="float">
            <text:p>2206</text:p>
          </table:table-cell>
          <table:table-cell office:value-type="float" office:value="600" calcext:value-type="float">
            <text:p>600</text:p>
          </table:table-cell>
          <table:table-cell office:value-type="float" office:value="360" calcext:value-type="float">
            <text:p>360</text:p>
          </table:table-cell>
          <table:table-cell table:formula="of:=[.N86] + [.O86] * ([.D86] * 0.9 + ([.D86] * ([.D86] + 1) * 0.0225))" office:value-type="float" office:value="13236" calcext:value-type="float">
            <text:p>13236</text:p>
          </table:table-cell>
          <table:table-cell table:formula="of:=AVERAGE([.M86];[.P86])" office:value-type="float" office:value="7721" calcext:value-type="float">
            <text:p>77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ED50</text:p>
          </table:table-cell>
          <table:table-cell office:value-type="string" calcext:value-type="string">
            <text:p>equip010_202</text:p>
          </table:table-cell>
          <table:table-cell office:value-type="string" calcext:value-type="string">
            <text:p>Ax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 + [.G87] * [.D87] * ([.D87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K87] + [.L87] * ([.D87] * 0.9 + ([.D87] * ([.D87] + 1) * 0.0225))" office:value-type="float" office:value="2786.55" calcext:value-type="float">
            <text:p>2786.55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  <table:table-cell table:formula="of:=[.N87] + [.O87] * ([.D87] * 0.9 + ([.D87] * ([.D87] + 1) * 0.0225))" office:value-type="float" office:value="13932.75" calcext:value-type="float">
            <text:p>13932.75</text:p>
          </table:table-cell>
          <table:table-cell table:formula="of:=AVERAGE([.M87];[.P87])" office:value-type="float" office:value="8359.65" calcext:value-type="float">
            <text:p>8359.6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EED8</text:p>
          </table:table-cell>
          <table:table-cell table:style-name="ce74" office:value-type="string" calcext:value-type="string">
            <text:p>equip010_300</text:p>
          </table:table-cell>
          <table:table-cell office:value-type="string" calcext:value-type="string">
            <text:p>Axe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Bumpalion Axe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88] + [.G88] * [.D88] * ([.D88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.6" calcext:value-type="float">
            <text:p>1.6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K88] + [.L88] * ([.D88] * 0.9 + ([.D88] * ([.D88] + 1) * 0.0225))" office:value-type="float" office:value="8000" calcext:value-type="float">
            <text:p>8000</text:p>
          </table:table-cell>
          <table:table-cell table:style-name="ce74" office:value-type="float" office:value="15000" calcext:value-type="float">
            <text:p>15000</text:p>
          </table:table-cell>
          <table:table-cell table:style-name="ce74" office:value-type="float" office:value="0" calcext:value-type="float">
            <text:p>0</text:p>
          </table:table-cell>
          <table:table-cell table:formula="of:=[.N88] + [.O88] * ([.D88] * 0.9 + ([.D88] * ([.D88] + 1) * 0.0225))" office:value-type="float" office:value="15000" calcext:value-type="float">
            <text:p>15000</text:p>
          </table:table-cell>
          <table:table-cell table:formula="of:=AVERAGE([.M88];[.P88])" office:value-type="float" office:value="11500" calcext:value-type="float">
            <text:p>115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F060</text:p>
          </table:table-cell>
          <table:table-cell office:value-type="string" calcext:value-type="string">
            <text:p>equip011_0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9] + [.G89] * [.D89] * ([.D8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9] + [.L89] * ([.D89] * 0.9 + ([.D89] * ([.D89] + 1) * 0.0225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N89] + [.O89] * ([.D89] * 0.9 + ([.D89] * ([.D89] + 1) * 0.0225))" office:value-type="float" office:value="90" calcext:value-type="float">
            <text:p>90</text:p>
          </table:table-cell>
          <table:table-cell table:formula="of:=AVERAGE([.M89];[.P89])" office:value-type="float" office:value="45" calcext:value-type="float">
            <text:p>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1E8</text:p>
          </table:table-cell>
          <table:table-cell office:value-type="string" calcext:value-type="string">
            <text:p>equip011_1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 + [.G90] * [.D90] * ([.D9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0] + [.L90] * ([.D90] * 0.9 + ([.D90] * ([.D90] + 1) * 0.0225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90] + [.O90] * ([.D90] * 0.9 + ([.D90] * ([.D90] + 1) * 0.0225))" office:value-type="float" office:value="3370.5" calcext:value-type="float">
            <text:p>3370.5</text:p>
          </table:table-cell>
          <table:table-cell table:formula="of:=AVERAGE([.M90];[.P90])" office:value-type="float" office:value="1685.25" calcext:value-type="float">
            <text:p>1685.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370</text:p>
          </table:table-cell>
          <table:table-cell office:value-type="string" calcext:value-type="string">
            <text:p>equip011_1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1] + [.G91] * [.D91] * ([.D9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1] + [.L91] * ([.D91] * 0.9 + ([.D91] * ([.D91] + 1) * 0.0225)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91] + [.O91] * ([.D91] * 0.9 + ([.D91] * ([.D91] + 1) * 0.0225))" office:value-type="float" office:value="3370.5" calcext:value-type="float">
            <text:p>3370.5</text:p>
          </table:table-cell>
          <table:table-cell table:formula="of:=AVERAGE([.M91];[.P91])" office:value-type="float" office:value="1685.25" calcext:value-type="float">
            <text:p>1685.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4F8</text:p>
          </table:table-cell>
          <table:table-cell office:value-type="string" calcext:value-type="string">
            <text:p>equip011_2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2] + [.G92] * [.D92] * ([.D92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2] + [.L92] * ([.D92] * 0.9 + ([.D92] * ([.D92] + 1) * 0.0225)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9.6" calcext:value-type="float">
            <text:p>129.6</text:p>
          </table:table-cell>
          <table:table-cell table:formula="of:=[.N92] + [.O92] * ([.D92] * 0.9 + ([.D92] * ([.D92] + 1) * 0.0225))" office:value-type="float" office:value="4764.96" calcext:value-type="float">
            <text:p>4764.96</text:p>
          </table:table-cell>
          <table:table-cell table:formula="of:=AVERAGE([.M92];[.P92])" office:value-type="float" office:value="2382.48" calcext:value-type="float">
            <text:p>2382.4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680</text:p>
          </table:table-cell>
          <table:table-cell office:value-type="string" calcext:value-type="string">
            <text:p>equip011_2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 + [.G93] * [.D93] * ([.D93]+1) * 0.5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93] + [.L93] * ([.D93] * 0.9 + ([.D93] * ([.D93] + 1) * 0.0225))" office:value-type="float" office:value="2206" calcext:value-type="float">
            <text:p>220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93] + [.O93] * ([.D93] * 0.9 + ([.D93] * ([.D93] + 1) * 0.0225))" office:value-type="float" office:value="3309" calcext:value-type="float">
            <text:p>3309</text:p>
          </table:table-cell>
          <table:table-cell table:formula="of:=AVERAGE([.M93];[.P93])" office:value-type="float" office:value="2757.5" calcext:value-type="float">
            <text:p>275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808</text:p>
          </table:table-cell>
          <table:table-cell office:value-type="string" calcext:value-type="string">
            <text:p>equip011_202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 + [.G94] * [.D94] * ([.D94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94] + [.L94] * ([.D94] * 0.9 + ([.D94] * ([.D94] + 1) * 0.0225)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formula="of:=[.N94] + [.O94] * ([.D94] * 0.9 + ([.D94] * ([.D94] + 1) * 0.0225))" office:value-type="float" office:value="9288.5" calcext:value-type="float">
            <text:p>9288.5</text:p>
          </table:table-cell>
          <table:table-cell table:formula="of:=AVERAGE([.M94];[.P94])" office:value-type="float" office:value="4644.25" calcext:value-type="float">
            <text:p>4644.2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1F990</text:p>
          </table:table-cell>
          <table:table-cell table:style-name="ce74" office:value-type="string" calcext:value-type="string">
            <text:p>equip011_300</text:p>
          </table:table-cell>
          <table:table-cell table:style-name="ce84" office:value-type="string" calcext:value-type="string">
            <text:p>Hammer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Humthor’s harm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95] + [.G95] * [.D95] * ([.D95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95] + [.L95] * ([.D95] * 0.9 + ([.D95] * ([.D95] + 1) * 0.0225))" office:value-type="float" office:value="2000" calcext:value-type="float">
            <text:p>2000</text:p>
          </table:table-cell>
          <table:table-cell table:style-name="ce74" office:value-type="float" office:value="8000" calcext:value-type="float">
            <text:p>8000</text:p>
          </table:table-cell>
          <table:table-cell table:style-name="ce74" office:value-type="float" office:value="0" calcext:value-type="float">
            <text:p>0</text:p>
          </table:table-cell>
          <table:table-cell table:formula="of:=[.N95] + [.O95] * ([.D95] * 0.9 + ([.D95] * ([.D95] + 1) * 0.0225))" office:value-type="float" office:value="8000" calcext:value-type="float">
            <text:p>8000</text:p>
          </table:table-cell>
          <table:table-cell table:formula="of:=AVERAGE([.M95];[.P95])" office:value-type="float" office:value="5000" calcext:value-type="float">
            <text:p>50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1FB18</text:p>
          </table:table-cell>
          <table:table-cell office:value-type="string" calcext:value-type="string">
            <text:p>equip012_0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 + [.G96] * [.D96] * ([.D9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formula="of:=[.K96] + [.L96] * ([.D96] * 0.9 + ([.D96] * ([.D96] + 1) * 0.0225))" office:value-type="float" office:value="13.5" calcext:value-type="float">
            <text:p>13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N96] + [.O96] * ([.D96] * 0.9 + ([.D96] * ([.D96] + 1) * 0.0225))" office:value-type="float" office:value="24" calcext:value-type="float">
            <text:p>24</text:p>
          </table:table-cell>
          <table:table-cell table:formula="of:=AVERAGE([.M96];[.P96])" office:value-type="float" office:value="18.75" calcext:value-type="float">
            <text:p>18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CA0</text:p>
          </table:table-cell>
          <table:table-cell office:value-type="string" calcext:value-type="string">
            <text:p>equip012_1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 + [.G97] * [.D97] * ([.D97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K97] + [.L97] * ([.D97] * 0.9 + ([.D97] * ([.D97] + 1) * 0.0225))" office:value-type="float" office:value="505.575" calcext:value-type="float">
            <text:p>505.57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97] + [.O97] * ([.D97] * 0.9 + ([.D97] * ([.D97] + 1) * 0.0225))" office:value-type="float" office:value="898.8" calcext:value-type="float">
            <text:p>898.8</text:p>
          </table:table-cell>
          <table:table-cell table:formula="of:=AVERAGE([.M97];[.P97])" office:value-type="float" office:value="702.1875" calcext:value-type="float">
            <text:p>702.1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E28</text:p>
          </table:table-cell>
          <table:table-cell office:value-type="string" calcext:value-type="string">
            <text:p>equip012_1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 + [.G98] * [.D98] * ([.D98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K98] + [.L98] * ([.D98] * 0.9 + ([.D98] * ([.D98] + 1) * 0.0225))" office:value-type="float" office:value="505.575" calcext:value-type="float">
            <text:p>505.57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N98] + [.O98] * ([.D98] * 0.9 + ([.D98] * ([.D98] + 1) * 0.0225))" office:value-type="float" office:value="898.8" calcext:value-type="float">
            <text:p>898.8</text:p>
          </table:table-cell>
          <table:table-cell table:formula="of:=AVERAGE([.M98];[.P98])" office:value-type="float" office:value="702.1875" calcext:value-type="float">
            <text:p>702.1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1FFB0</text:p>
          </table:table-cell>
          <table:table-cell office:value-type="string" calcext:value-type="string">
            <text:p>equip012_2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 + [.G99] * [.D99] * ([.D99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14.4" calcext:value-type="float">
            <text:p>14.4</text:p>
          </table:table-cell>
          <table:table-cell table:formula="of:=[.K99] + [.L99] * ([.D99] * 0.9 + ([.D99] * ([.D99] + 1) * 0.0225))" office:value-type="float" office:value="529.44" calcext:value-type="float">
            <text:p>529.44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N99] + [.O99] * ([.D99] * 0.9 + ([.D99] * ([.D99] + 1) * 0.0225))" office:value-type="float" office:value="794.16" calcext:value-type="float">
            <text:p>794.16</text:p>
          </table:table-cell>
          <table:table-cell table:formula="of:=AVERAGE([.M99];[.P99])" office:value-type="float" office:value="661.8" calcext:value-type="float">
            <text:p>661.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0138</text:p>
          </table:table-cell>
          <table:table-cell office:value-type="string" calcext:value-type="string">
            <text:p>equip012_2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 + [.G100] * [.D100] * ([.D10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0] + [.L100] * ([.D100] * 0.9 + ([.D100] * ([.D100] + 1) * 0.0225)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100] + [.O100] * ([.D100] * 0.9 + ([.D100] * ([.D100] + 1) * 0.0225))" office:value-type="float" office:value="2206" calcext:value-type="float">
            <text:p>2206</text:p>
          </table:table-cell>
          <table:table-cell table:formula="of:=AVERAGE([.M100];[.P100])" office:value-type="float" office:value="1103" calcext:value-type="float">
            <text:p>110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02C0</text:p>
          </table:table-cell>
          <table:table-cell office:value-type="string" calcext:value-type="string">
            <text:p>equip012_202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 + [.G101] * [.D101] * ([.D10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01] + [.L101] * ([.D101] * 0.9 + ([.D101] * ([.D101] + 1) * 0.0225))" office:value-type="float" office:value="743.08" calcext:value-type="float">
            <text:p>743.08</text:p>
          </table:table-cell>
          <table:table-cell office:value-type="float" office:value="72" calcext:value-type="float">
            <text:p>72</text:p>
          </table:table-cell>
          <table:table-cell office:value-type="float" office:value="43.2" calcext:value-type="float">
            <text:p>43.2</text:p>
          </table:table-cell>
          <table:table-cell table:formula="of:=[.N101] + [.O101] * ([.D101] * 0.9 + ([.D101] * ([.D101] + 1) * 0.0225))" office:value-type="float" office:value="1337.544" calcext:value-type="float">
            <text:p>1337.544</text:p>
          </table:table-cell>
          <table:table-cell table:formula="of:=AVERAGE([.M101];[.P101])" office:value-type="float" office:value="1040.312" calcext:value-type="float">
            <text:p>1040.312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0448</text:p>
          </table:table-cell>
          <table:table-cell table:style-name="ce74" office:value-type="string" calcext:value-type="string">
            <text:p>equip012_300</text:p>
          </table:table-cell>
          <table:table-cell table:style-name="ce79" office:value-type="string" calcext:value-type="string">
            <text:p>Bow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Yumipon's bow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02] + [.G102] * [.D102] * ([.D102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0.75" calcext:value-type="float">
            <text:p>0.75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K102] + [.L102] * ([.D102] * 0.9 + ([.D102] * ([.D102] + 1) * 0.0225))" office:value-type="float" office:value="800" calcext:value-type="float">
            <text:p>800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N102] + [.O102] * ([.D102] * 0.9 + ([.D102] * ([.D102] + 1) * 0.0225))" office:value-type="float" office:value="1200" calcext:value-type="float">
            <text:p>1200</text:p>
          </table:table-cell>
          <table:table-cell table:formula="of:=AVERAGE([.M102];[.P102])" office:value-type="float" office:value="1000" calcext:value-type="float">
            <text:p>10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05D0</text:p>
          </table:table-cell>
          <table:table-cell office:value-type="string" calcext:value-type="string">
            <text:p>equip013_0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 + [.G103] * [.D103] * ([.D10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3] + [.L103] * ([.D103] * 0.9 + ([.D103] * ([.D103] + 1) * 0.0225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N103] + [.O103] * ([.D103] * 0.9 + ([.D103] * ([.D103] + 1) * 0.0225))" office:value-type="float" office:value="135" calcext:value-type="float">
            <text:p>135</text:p>
          </table:table-cell>
          <table:table-cell table:formula="of:=AVERAGE([.M103];[.P103])" office:value-type="float" office:value="67.5" calcext:value-type="float">
            <text:p>6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0758</text:p>
          </table:table-cell>
          <table:table-cell office:value-type="string" calcext:value-type="string">
            <text:p>equip013_1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 + [.G104] * [.D104] * ([.D10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4] + [.L104] * ([.D104] * 0.9 + ([.D104] * ([.D104] + 1) * 0.0225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7.5" calcext:value-type="float">
            <text:p>67.5</text:p>
          </table:table-cell>
          <table:table-cell table:formula="of:=[.N104] + [.O104] * ([.D104] * 0.9 + ([.D104] * ([.D104] + 1) * 0.0225))" office:value-type="float" office:value="5055.75" calcext:value-type="float">
            <text:p>5055.75</text:p>
          </table:table-cell>
          <table:table-cell table:formula="of:=AVERAGE([.M104];[.P104])" office:value-type="float" office:value="2527.875" calcext:value-type="float">
            <text:p>2527.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08E0</text:p>
          </table:table-cell>
          <table:table-cell office:value-type="string" calcext:value-type="string">
            <text:p>equip013_1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5] + [.G105] * [.D105] * ([.D10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5] + [.L105] * ([.D105] * 0.9 + ([.D105] * ([.D105] + 1) * 0.0225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7.5" calcext:value-type="float">
            <text:p>67.5</text:p>
          </table:table-cell>
          <table:table-cell table:formula="of:=[.N105] + [.O105] * ([.D105] * 0.9 + ([.D105] * ([.D105] + 1) * 0.0225))" office:value-type="float" office:value="5055.75" calcext:value-type="float">
            <text:p>5055.75</text:p>
          </table:table-cell>
          <table:table-cell table:formula="of:=AVERAGE([.M105];[.P105])" office:value-type="float" office:value="2527.875" calcext:value-type="float">
            <text:p>2527.8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0A68</text:p>
          </table:table-cell>
          <table:table-cell office:value-type="string" calcext:value-type="string">
            <text:p>equip013_2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6] + [.G106] * [.D106] * ([.D106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6] + [.L106] * ([.D106] * 0.9 + ([.D106] * ([.D106] + 1) * 0.0225)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62" calcext:value-type="float">
            <text:p>162</text:p>
          </table:table-cell>
          <table:table-cell table:formula="of:=[.N106] + [.O106] * ([.D106] * 0.9 + ([.D106] * ([.D106] + 1) * 0.0225))" office:value-type="float" office:value="5956.2" calcext:value-type="float">
            <text:p>5956.2</text:p>
          </table:table-cell>
          <table:table-cell table:formula="of:=AVERAGE([.M106];[.P106])" office:value-type="float" office:value="2978.1" calcext:value-type="float">
            <text:p>2978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0BF0</text:p>
          </table:table-cell>
          <table:table-cell office:value-type="string" calcext:value-type="string">
            <text:p>equip013_2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 + [.G107] * [.D107] * ([.D107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107] + [.L107] * ([.D107] * 0.9 + ([.D107] * ([.D107] + 1) * 0.0225))" office:value-type="float" office:value="1857.7" calcext:value-type="float">
            <text:p>1857.7</text:p>
          </table:table-cell>
          <table:table-cell office:value-type="float" office:value="620" calcext:value-type="float">
            <text:p>620</text:p>
          </table:table-cell>
          <table:table-cell office:value-type="float" office:value="372" calcext:value-type="float">
            <text:p>372</text:p>
          </table:table-cell>
          <table:table-cell table:formula="of:=[.N107] + [.O107] * ([.D107] * 0.9 + ([.D107] * ([.D107] + 1) * 0.0225))" office:value-type="float" office:value="11517.74" calcext:value-type="float">
            <text:p>11517.74</text:p>
          </table:table-cell>
          <table:table-cell table:formula="of:=AVERAGE([.M107];[.P107])" office:value-type="float" office:value="6687.72" calcext:value-type="float">
            <text:p>6687.7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0D78</text:p>
          </table:table-cell>
          <table:table-cell office:value-type="string" calcext:value-type="string">
            <text:p>equip013_202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 + [.G108] * [.D108] * ([.D108]+1) * 0.5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08] + [.L108] * ([.D108] * 0.9 + ([.D108] * ([.D108] + 1) * 0.0225)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table:formula="of:=[.N108] + [.O108] * ([.D108] * 0.9 + ([.D108] * ([.D108] + 1) * 0.0225))" office:value-type="float" office:value="6687.72" calcext:value-type="float">
            <text:p>6687.72</text:p>
          </table:table-cell>
          <table:table-cell table:formula="of:=AVERAGE([.M108];[.P108])" office:value-type="float" office:value="3343.86" calcext:value-type="float">
            <text:p>3343.86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0F00</text:p>
          </table:table-cell>
          <table:table-cell table:style-name="ce74" office:value-type="string" calcext:value-type="string">
            <text:p>equip013_300</text:p>
          </table:table-cell>
          <table:table-cell table:style-name="ce85" office:value-type="string" calcext:value-type="string">
            <text:p>Longbow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Dekiramos' Crossbow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09] + [.G109] * [.D109] * ([.D109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.5" calcext:value-type="float">
            <text:p>1.5</text:p>
          </table:table-cell>
          <table:table-cell table:style-name="ce74" office:value-type="float" office:value="4000" calcext:value-type="float">
            <text:p>4000</text:p>
          </table:table-cell>
          <table:table-cell table:style-name="ce74" office:value-type="float" office:value="0" calcext:value-type="float">
            <text:p>0</text:p>
          </table:table-cell>
          <table:table-cell table:formula="of:=[.K109] + [.L109] * ([.D109] * 0.9 + ([.D109] * ([.D109] + 1) * 0.0225))" office:value-type="float" office:value="4000" calcext:value-type="float">
            <text:p>4000</text:p>
          </table:table-cell>
          <table:table-cell table:style-name="ce74" office:value-type="float" office:value="5000" calcext:value-type="float">
            <text:p>5000</text:p>
          </table:table-cell>
          <table:table-cell table:style-name="ce74" office:value-type="float" office:value="0" calcext:value-type="float">
            <text:p>0</text:p>
          </table:table-cell>
          <table:table-cell table:formula="of:=[.N109] + [.O109] * ([.D109] * 0.9 + ([.D109] * ([.D109] + 1) * 0.0225))" office:value-type="float" office:value="5000" calcext:value-type="float">
            <text:p>5000</text:p>
          </table:table-cell>
          <table:table-cell table:formula="of:=AVERAGE([.M109];[.P109])" office:value-type="float" office:value="4500" calcext:value-type="float">
            <text:p>45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1088</text:p>
          </table:table-cell>
          <table:table-cell office:value-type="string" calcext:value-type="string">
            <text:p>equip014_000</text:p>
          </table:table-cell>
          <table:table-cell office:value-type="string" calcext:value-type="string">
            <text:p>Cross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 + [.G110] * [.D110] * ([.D110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K110] + [.L110] * ([.D110] * 0.9 + ([.D110] * ([.D110] + 1) * 0.0225))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N110] + [.O110] * ([.D110] * 0.9 + ([.D110] * ([.D110] + 1) * 0.0225))" office:value-type="float" office:value="90" calcext:value-type="float">
            <text:p>90</text:p>
          </table:table-cell>
          <table:table-cell table:formula="of:=AVERAGE([.M110];[.P110])" office:value-type="float" office:value="75" calcext:value-type="float">
            <text:p>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210</text:p>
          </table:table-cell>
          <table:table-cell office:value-type="string" calcext:value-type="string">
            <text:p>equip014_100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 + [.G111] * [.D111] * ([.D11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111] + [.L111] * ([.D111] * 0.9 + ([.D111] * ([.D111] + 1) * 0.0225))" office:value-type="float" office:value="2247" calcext:value-type="float">
            <text:p>224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111] + [.O111] * ([.D111] * 0.9 + ([.D111] * ([.D111] + 1) * 0.0225))" office:value-type="float" office:value="3370.5" calcext:value-type="float">
            <text:p>3370.5</text:p>
          </table:table-cell>
          <table:table-cell table:formula="of:=AVERAGE([.M111];[.P111])" office:value-type="float" office:value="2808.75" calcext:value-type="float">
            <text:p>2808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398</text:p>
          </table:table-cell>
          <table:table-cell office:value-type="string" calcext:value-type="string">
            <text:p>equip014_101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 + [.G112] * [.D112] * ([.D11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K112] + [.L112] * ([.D112] * 0.9 + ([.D112] * ([.D112] + 1) * 0.0225))" office:value-type="float" office:value="2247" calcext:value-type="float">
            <text:p>2247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N112] + [.O112] * ([.D112] * 0.9 + ([.D112] * ([.D112] + 1) * 0.0225))" office:value-type="float" office:value="3370.5" calcext:value-type="float">
            <text:p>3370.5</text:p>
          </table:table-cell>
          <table:table-cell table:formula="of:=AVERAGE([.M112];[.P112])" office:value-type="float" office:value="2808.75" calcext:value-type="float">
            <text:p>2808.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520</text:p>
          </table:table-cell>
          <table:table-cell office:value-type="string" calcext:value-type="string">
            <text:p>equip014_200</text:p>
          </table:table-cell>
          <table:table-cell office:value-type="string" calcext:value-type="string">
            <text:p>Cross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 + [.G113] * [.D113] * ([.D11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113] + [.L113] * ([.D113] * 0.9 + ([.D113] * ([.D113] + 1) * 0.0225))" office:value-type="float" office:value="441.2" calcext:value-type="float">
            <text:p>441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113] + [.O113] * ([.D113] * 0.9 + ([.D113] * ([.D113] + 1) * 0.0225))" office:value-type="float" office:value="882.4" calcext:value-type="float">
            <text:p>882.4</text:p>
          </table:table-cell>
          <table:table-cell table:formula="of:=AVERAGE([.M113];[.P113])" office:value-type="float" office:value="661.8" calcext:value-type="float">
            <text:p>661.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6A8</text:p>
          </table:table-cell>
          <table:table-cell office:value-type="string" calcext:value-type="string">
            <text:p>equip014_201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 + [.G114] * [.D114] * ([.D11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114] + [.L114] * ([.D114] * 0.9 + ([.D114] * ([.D114] + 1) * 0.0225))" office:value-type="float" office:value="1857.7" calcext:value-type="float">
            <text:p>1857.7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table:formula="of:=[.N114] + [.O114] * ([.D114] * 0.9 + ([.D114] * ([.D114] + 1) * 0.0225))" office:value-type="float" office:value="4086.94" calcext:value-type="float">
            <text:p>4086.94</text:p>
          </table:table-cell>
          <table:table-cell table:formula="of:=AVERAGE([.M114];[.P114])" office:value-type="float" office:value="2972.32" calcext:value-type="float">
            <text:p>2972.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830</text:p>
          </table:table-cell>
          <table:table-cell office:value-type="string" calcext:value-type="string">
            <text:p>equip014_202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 + [.G115] * [.D115] * ([.D11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15] + [.L115] * ([.D115] * 0.9 + ([.D115] * ([.D115] + 1) * 0.0225))" office:value-type="float" office:value="743.08" calcext:value-type="float">
            <text:p>743.08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table:formula="of:=[.N115] + [.O115] * ([.D115] * 0.9 + ([.D115] * ([.D115] + 1) * 0.0225))" office:value-type="float" office:value="6687.72" calcext:value-type="float">
            <text:p>6687.72</text:p>
          </table:table-cell>
          <table:table-cell table:formula="of:=AVERAGE([.M115];[.P115])" office:value-type="float" office:value="3715.4" calcext:value-type="float">
            <text:p>3715.4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19B8</text:p>
          </table:table-cell>
          <table:table-cell table:style-name="ce74" office:value-type="string" calcext:value-type="string">
            <text:p>equip014_300</text:p>
          </table:table-cell>
          <table:table-cell office:value-type="string" calcext:value-type="string">
            <text:p>Crossbow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Goweecha Gu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16] + [.G116] * [.D116] * ([.D116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116] + [.L116] * ([.D116] * 0.9 + ([.D116] * ([.D116] + 1) * 0.0225))" office:value-type="float" office:value="2000" calcext:value-type="float">
            <text:p>2000</text:p>
          </table:table-cell>
          <table:table-cell table:style-name="ce74" office:value-type="float" office:value="4000" calcext:value-type="float">
            <text:p>4000</text:p>
          </table:table-cell>
          <table:table-cell table:style-name="ce74" office:value-type="float" office:value="0" calcext:value-type="float">
            <text:p>0</text:p>
          </table:table-cell>
          <table:table-cell table:formula="of:=[.N116] + [.O116] * ([.D116] * 0.9 + ([.D116] * ([.D116] + 1) * 0.0225))" office:value-type="float" office:value="4000" calcext:value-type="float">
            <text:p>4000</text:p>
          </table:table-cell>
          <table:table-cell table:formula="of:=AVERAGE([.M116];[.P116])" office:value-type="float" office:value="3000" calcext:value-type="float">
            <text:p>30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1B40</text:p>
          </table:table-cell>
          <table:table-cell office:value-type="string" calcext:value-type="string">
            <text:p>equip016_0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 + [.G117] * [.D117] * ([.D117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formula="of:=[.K117] + [.L117] * ([.D117] * 0.9 + ([.D117] * ([.D117] + 1) * 0.0225))" office:value-type="float" office:value="3.75" calcext:value-type="float">
            <text:p>3.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N117] + [.O117] * ([.D117] * 0.9 + ([.D117] * ([.D117] + 1) * 0.0225))" office:value-type="float" office:value="15" calcext:value-type="float">
            <text:p>15</text:p>
          </table:table-cell>
          <table:table-cell table:formula="of:=AVERAGE([.M117];[.P117])" office:value-type="float" office:value="9.375" calcext:value-type="float">
            <text:p>9.3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CC8</text:p>
          </table:table-cell>
          <table:table-cell office:value-type="string" calcext:value-type="string">
            <text:p>equip016_1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 + [.G118] * [.D118] * ([.D118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table:formula="of:=[.K118] + [.L118] * ([.D118] * 0.9 + ([.D118] * ([.D118] + 1) * 0.0225))" office:value-type="float" office:value="140.4375" calcext:value-type="float">
            <text:p>140.4375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N118] + [.O118] * ([.D118] * 0.9 + ([.D118] * ([.D118] + 1) * 0.0225))" office:value-type="float" office:value="561.75" calcext:value-type="float">
            <text:p>561.75</text:p>
          </table:table-cell>
          <table:table-cell table:formula="of:=AVERAGE([.M118];[.P118])" office:value-type="float" office:value="351.09375" calcext:value-type="float">
            <text:p>351.093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E50</text:p>
          </table:table-cell>
          <table:table-cell office:value-type="string" calcext:value-type="string">
            <text:p>equip016_1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 + [.G119] * [.D119] * ([.D119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table:formula="of:=[.K119] + [.L119] * ([.D119] * 0.9 + ([.D119] * ([.D119] + 1) * 0.0225))" office:value-type="float" office:value="140.4375" calcext:value-type="float">
            <text:p>140.4375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N119] + [.O119] * ([.D119] * 0.9 + ([.D119] * ([.D119] + 1) * 0.0225))" office:value-type="float" office:value="561.75" calcext:value-type="float">
            <text:p>561.75</text:p>
          </table:table-cell>
          <table:table-cell table:formula="of:=AVERAGE([.M119];[.P119])" office:value-type="float" office:value="351.09375" calcext:value-type="float">
            <text:p>351.093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1FD8</text:p>
          </table:table-cell>
          <table:table-cell office:value-type="string" calcext:value-type="string">
            <text:p>equip016_2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 + [.G120] * [.D120] * ([.D12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K120] + [.L120] * ([.D120] * 0.9 + ([.D120] * ([.D120] + 1) * 0.0225))" office:value-type="float" office:value="330.9" calcext:value-type="float">
            <text:p>330.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120] + [.O120] * ([.D120] * 0.9 + ([.D120] * ([.D120] + 1) * 0.0225))" office:value-type="float" office:value="1323.6" calcext:value-type="float">
            <text:p>1323.6</text:p>
          </table:table-cell>
          <table:table-cell table:formula="of:=AVERAGE([.M120];[.P120])" office:value-type="float" office:value="827.25" calcext:value-type="float">
            <text:p>827.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2160</text:p>
          </table:table-cell>
          <table:table-cell office:value-type="string" calcext:value-type="string">
            <text:p>equip016_2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 + [.G121] * [.D121] * ([.D12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21] + [.L121] * ([.D121] * 0.9 + ([.D121] * ([.D121] + 1) * 0.0225))" office:value-type="float" office:value="220.6" calcext:value-type="float">
            <text:p>220.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121] + [.O121] * ([.D121] * 0.9 + ([.D121] * ([.D121] + 1) * 0.0225))" office:value-type="float" office:value="882.4" calcext:value-type="float">
            <text:p>882.4</text:p>
          </table:table-cell>
          <table:table-cell table:formula="of:=AVERAGE([.M121];[.P121])" office:value-type="float" office:value="551.5" calcext:value-type="float">
            <text:p>551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22E8</text:p>
          </table:table-cell>
          <table:table-cell office:value-type="string" calcext:value-type="string">
            <text:p>equip016_202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2] + [.G122] * [.D122] * ([.D12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22] + [.L122] * ([.D122] * 0.9 + ([.D122] * ([.D122] + 1) * 0.0225))" office:value-type="float" office:value="185.77" calcext:value-type="float">
            <text:p>185.7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formula="of:=[.N122] + [.O122] * ([.D122] * 0.9 + ([.D122] * ([.D122] + 1) * 0.0225))" office:value-type="float" office:value="1021.735" calcext:value-type="float">
            <text:p>1021.735</text:p>
          </table:table-cell>
          <table:table-cell table:formula="of:=AVERAGE([.M122];[.P122])" office:value-type="float" office:value="603.7525" calcext:value-type="float">
            <text:p>603.752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2470</text:p>
          </table:table-cell>
          <table:table-cell table:style-name="ce74" office:value-type="string" calcext:value-type="string">
            <text:p>equip016_300</text:p>
          </table:table-cell>
          <table:table-cell table:style-name="ce82" office:value-type="string" calcext:value-type="string">
            <text:p>Horn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Horn of Panchuna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23] + [.G123] * [.D123] * ([.D123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0.4" calcext:value-type="float">
            <text:p>0.4</text:p>
          </table:table-cell>
          <table:table-cell table:style-name="ce74" office:value-type="float" office:value="400" calcext:value-type="float">
            <text:p>400</text:p>
          </table:table-cell>
          <table:table-cell table:style-name="ce74" office:value-type="float" office:value="0" calcext:value-type="float">
            <text:p>0</text:p>
          </table:table-cell>
          <table:table-cell table:formula="of:=[.K123] + [.L123] * ([.D123] * 0.9 + ([.D123] * ([.D123] + 1) * 0.0225))" office:value-type="float" office:value="400" calcext:value-type="float">
            <text:p>400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N123] + [.O123] * ([.D123] * 0.9 + ([.D123] * ([.D123] + 1) * 0.0225))" office:value-type="float" office:value="800" calcext:value-type="float">
            <text:p>800</text:p>
          </table:table-cell>
          <table:table-cell table:formula="of:=AVERAGE([.M123];[.P123])" office:value-type="float" office:value="600" calcext:value-type="float">
            <text:p>6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25F8</text:p>
          </table:table-cell>
          <table:table-cell office:value-type="string" calcext:value-type="string">
            <text:p>equip017_0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4] + [.G124] * [.D124] * ([.D12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[.K124] + [.L124] * ([.D124] * 0.9 + ([.D124] * ([.D124] + 1) * 0.0225))" office:value-type="float" office:value="19.5" calcext:value-type="float">
            <text:p>19.5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N124] + [.O124] * ([.D124] * 0.9 + ([.D124] * ([.D124] + 1) * 0.0225))" office:value-type="float" office:value="22.5" calcext:value-type="float">
            <text:p>22.5</text:p>
          </table:table-cell>
          <table:table-cell table:formula="of:=AVERAGE([.M124];[.P124])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2780</text:p>
          </table:table-cell>
          <table:table-cell office:value-type="string" calcext:value-type="string">
            <text:p>equip017_1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5] + [.G125] * [.D125] * ([.D12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9.5" calcext:value-type="float">
            <text:p>19.5</text:p>
          </table:table-cell>
          <table:table-cell office:value-type="float" office:value="9.75" calcext:value-type="float">
            <text:p>9.75</text:p>
          </table:table-cell>
          <table:table-cell table:formula="of:=[.K125] + [.L125] * ([.D125] * 0.9 + ([.D125] * ([.D125] + 1) * 0.0225))" office:value-type="float" office:value="730.275" calcext:value-type="float">
            <text:p>730.2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125] + [.O125] * ([.D125] * 0.9 + ([.D125] * ([.D125] + 1) * 0.0225))" office:value-type="float" office:value="842.625" calcext:value-type="float">
            <text:p>842.625</text:p>
          </table:table-cell>
          <table:table-cell table:formula="of:=AVERAGE([.M125];[.P125])" office:value-type="float" office:value="786.45" calcext:value-type="float">
            <text:p>786.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2908</text:p>
          </table:table-cell>
          <table:table-cell office:value-type="string" calcext:value-type="string">
            <text:p>equip017_1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6] + [.G126] * [.D126] * ([.D126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9.5" calcext:value-type="float">
            <text:p>19.5</text:p>
          </table:table-cell>
          <table:table-cell office:value-type="float" office:value="9.75" calcext:value-type="float">
            <text:p>9.75</text:p>
          </table:table-cell>
          <table:table-cell table:formula="of:=[.K126] + [.L126] * ([.D126] * 0.9 + ([.D126] * ([.D126] + 1) * 0.0225))" office:value-type="float" office:value="730.275" calcext:value-type="float">
            <text:p>730.275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N126] + [.O126] * ([.D126] * 0.9 + ([.D126] * ([.D126] + 1) * 0.0225))" office:value-type="float" office:value="842.625" calcext:value-type="float">
            <text:p>842.625</text:p>
          </table:table-cell>
          <table:table-cell table:formula="of:=AVERAGE([.M126];[.P126])" office:value-type="float" office:value="786.45" calcext:value-type="float">
            <text:p>786.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2A90</text:p>
          </table:table-cell>
          <table:table-cell office:value-type="string" calcext:value-type="string">
            <text:p>equip017_2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 + [.G127] * [.D127] * ([.D127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8" calcext:value-type="float">
            <text:p>28</text:p>
          </table:table-cell>
          <table:table-cell office:value-type="float" office:value="16.8" calcext:value-type="float">
            <text:p>16.8</text:p>
          </table:table-cell>
          <table:table-cell table:formula="of:=[.K127] + [.L127] * ([.D127] * 0.9 + ([.D127] * ([.D127] + 1) * 0.0225))" office:value-type="float" office:value="617.68" calcext:value-type="float">
            <text:p>617.6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N127] + [.O127] * ([.D127] * 0.9 + ([.D127] * ([.D127] + 1) * 0.0225))" office:value-type="float" office:value="772.1" calcext:value-type="float">
            <text:p>772.1</text:p>
          </table:table-cell>
          <table:table-cell table:formula="of:=AVERAGE([.M127];[.P127])" office:value-type="float" office:value="694.89" calcext:value-type="float">
            <text:p>694.8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2C18</text:p>
          </table:table-cell>
          <table:table-cell office:value-type="string" calcext:value-type="string">
            <text:p>equip017_2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 + [.G128] * [.D128] * ([.D128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8] + [.L128] * ([.D128] * 0.9 + ([.D128] * ([.D128] + 1) * 0.0225)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7.2" calcext:value-type="float">
            <text:p>67.2</text:p>
          </table:table-cell>
          <table:table-cell table:formula="of:=[.N128] + [.O128] * ([.D128] * 0.9 + ([.D128] * ([.D128] + 1) * 0.0225))" office:value-type="float" office:value="2080.624" calcext:value-type="float">
            <text:p>2080.624</text:p>
          </table:table-cell>
          <table:table-cell table:formula="of:=AVERAGE([.M128];[.P128])" office:value-type="float" office:value="1040.312" calcext:value-type="float">
            <text:p>1040.31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2DA0</text:p>
          </table:table-cell>
          <table:table-cell office:value-type="string" calcext:value-type="string">
            <text:p>equip017_202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 + [.G129] * [.D129] * ([.D129]+1) * 0.5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formula="of:=[.K129] + [.L129] * ([.D129] * 0.9 + ([.D129] * ([.D129] + 1) * 0.0225))" office:value-type="float" office:value="594.464" calcext:value-type="float">
            <text:p>594.464</text:p>
          </table:table-cell>
          <table:table-cell office:value-type="float" office:value="38" calcext:value-type="float">
            <text:p>38</text:p>
          </table:table-cell>
          <table:table-cell office:value-type="float" office:value="22.8" calcext:value-type="float">
            <text:p>22.8</text:p>
          </table:table-cell>
          <table:table-cell table:formula="of:=[.N129] + [.O129] * ([.D129] * 0.9 + ([.D129] * ([.D129] + 1) * 0.0225))" office:value-type="float" office:value="705.926" calcext:value-type="float">
            <text:p>705.926</text:p>
          </table:table-cell>
          <table:table-cell table:formula="of:=AVERAGE([.M129];[.P129])" office:value-type="float" office:value="650.195" calcext:value-type="float">
            <text:p>650.19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2F28</text:p>
          </table:table-cell>
          <table:table-cell table:style-name="ce74" office:value-type="string" calcext:value-type="string">
            <text:p>equip017_300</text:p>
          </table:table-cell>
          <table:table-cell table:style-name="ce86" office:value-type="string" calcext:value-type="string">
            <text:p>Longhorn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Bellophone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30] + [.G130] * [.D130] * ([.D130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0.8" calcext:value-type="float">
            <text:p>0.8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130] + [.L130] * ([.D130] * 0.9 + ([.D130] * ([.D130] + 1) * 0.0225))" office:value-type="float" office:value="1000" calcext:value-type="float">
            <text:p>1000</text:p>
          </table:table-cell>
          <table:table-cell table:style-name="ce74" office:value-type="float" office:value="1350" calcext:value-type="float">
            <text:p>1350</text:p>
          </table:table-cell>
          <table:table-cell table:style-name="ce74" office:value-type="float" office:value="0" calcext:value-type="float">
            <text:p>0</text:p>
          </table:table-cell>
          <table:table-cell table:formula="of:=[.N130] + [.O130] * ([.D130] * 0.9 + ([.D130] * ([.D130] + 1) * 0.0225))" office:value-type="float" office:value="1350" calcext:value-type="float">
            <text:p>1350</text:p>
          </table:table-cell>
          <table:table-cell table:formula="of:=AVERAGE([.M130];[.P130])" office:value-type="float" office:value="1175" calcext:value-type="float">
            <text:p>1175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30B0</text:p>
          </table:table-cell>
          <table:table-cell office:value-type="string" calcext:value-type="string">
            <text:p>equip018_0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in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 + [.G131] * [.D131] * ([.D131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1] + [.L131] * ([.D131] * 0.9 + ([.D131] * ([.D131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N131] + [.O131] * ([.D131] * 0.9 + ([.D131] * ([.D131] + 1) * 0.0225))" office:value-type="float" office:value="18" calcext:value-type="float">
            <text:p>18</text:p>
          </table:table-cell>
          <table:table-cell table:formula="of:=AVERAGE([.M131];[.P131]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3238</text:p>
          </table:table-cell>
          <table:table-cell office:value-type="string" calcext:value-type="string">
            <text:p>equip018_1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 + [.G132] * [.D132] * ([.D132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2] + [.L132] * ([.D132] * 0.9 + ([.D132] * ([.D132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N132] + [.O132] * ([.D132] * 0.9 + ([.D132] * ([.D132] + 1) * 0.0225))" office:value-type="float" office:value="674.1" calcext:value-type="float">
            <text:p>674.1</text:p>
          </table:table-cell>
          <table:table-cell table:formula="of:=AVERAGE([.M132];[.P132])" office:value-type="float" office:value="337.05" calcext:value-type="float">
            <text:p>337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33C0</text:p>
          </table:table-cell>
          <table:table-cell office:value-type="string" calcext:value-type="string">
            <text:p>equip018_1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 + [.G133] * [.D133] * ([.D133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3] + [.L133] * ([.D133] * 0.9 + ([.D133] * ([.D133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N133] + [.O133] * ([.D133] * 0.9 + ([.D133] * ([.D133] + 1) * 0.0225))" office:value-type="float" office:value="674.1" calcext:value-type="float">
            <text:p>674.1</text:p>
          </table:table-cell>
          <table:table-cell table:formula="of:=AVERAGE([.M133];[.P133])" office:value-type="float" office:value="337.05" calcext:value-type="float">
            <text:p>337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3548</text:p>
          </table:table-cell>
          <table:table-cell office:value-type="string" calcext:value-type="string">
            <text:p>equip018_2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4] + [.G134] * [.D134] * ([.D134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4] + [.L134] * ([.D134] * 0.9 + ([.D134] * ([.D134] + 1) * 0.0225)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.2" calcext:value-type="float">
            <text:p>16.2</text:p>
          </table:table-cell>
          <table:table-cell table:formula="of:=[.N134] + [.O134] * ([.D134] * 0.9 + ([.D134] * ([.D134] + 1) * 0.0225))" office:value-type="float" office:value="595.62" calcext:value-type="float">
            <text:p>595.62</text:p>
          </table:table-cell>
          <table:table-cell table:formula="of:=AVERAGE([.M134];[.P134])" office:value-type="float" office:value="297.81" calcext:value-type="float">
            <text:p>297.8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36D0</text:p>
          </table:table-cell>
          <table:table-cell office:value-type="string" calcext:value-type="string">
            <text:p>equip018_2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 + [.G135] * [.D135] * ([.D13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5] + [.L135] * ([.D135] * 0.9 + ([.D135] * ([.D135] + 1) * 0.0225)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.8" calcext:value-type="float">
            <text:p>28.8</text:p>
          </table:table-cell>
          <table:table-cell table:formula="of:=[.N135] + [.O135] * ([.D135] * 0.9 + ([.D135] * ([.D135] + 1) * 0.0225))" office:value-type="float" office:value="891.696" calcext:value-type="float">
            <text:p>891.696</text:p>
          </table:table-cell>
          <table:table-cell table:formula="of:=AVERAGE([.M135];[.P135])" office:value-type="float" office:value="445.848" calcext:value-type="float">
            <text:p>445.84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3858</text:p>
          </table:table-cell>
          <table:table-cell office:value-type="string" calcext:value-type="string">
            <text:p>equip018_202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 + [.G136] * [.D136] * ([.D136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36] + [.L136] * ([.D136] * 0.9 + ([.D136] * ([.D136] + 1) * 0.0225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136] + [.O136] * ([.D136] * 0.9 + ([.D136] * ([.D136] + 1) * 0.0225))" office:value-type="float" office:value="557.31" calcext:value-type="float">
            <text:p>557.31</text:p>
          </table:table-cell>
          <table:table-cell table:formula="of:=AVERAGE([.M136];[.P136])" office:value-type="float" office:value="278.655" calcext:value-type="float">
            <text:p>278.65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39E0</text:p>
          </table:table-cell>
          <table:table-cell table:style-name="ce74" office:value-type="string" calcext:value-type="string">
            <text:p>equip018_300</text:p>
          </table:table-cell>
          <table:table-cell table:style-name="ce87" office:value-type="string" calcext:value-type="string">
            <text:p>Twinhorn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Gjallarbor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37] + [.G137] * [.D137] * ([.D137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0.4" calcext:value-type="float">
            <text:p>0.4</text:p>
          </table:table-cell>
          <table:table-cell table:style-name="ce74" office:value-type="float" office:value="200" calcext:value-type="float">
            <text:p>200</text:p>
          </table:table-cell>
          <table:table-cell table:style-name="ce74" office:value-type="float" office:value="0" calcext:value-type="float">
            <text:p>0</text:p>
          </table:table-cell>
          <table:table-cell table:formula="of:=[.K137] + [.L137] * ([.D137] * 0.9 + ([.D137] * ([.D137] + 1) * 0.0225))" office:value-type="float" office:value="200" calcext:value-type="float">
            <text:p>200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N137] + [.O137] * ([.D137] * 0.9 + ([.D137] * ([.D137] + 1) * 0.0225))" office:value-type="float" office:value="800" calcext:value-type="float">
            <text:p>800</text:p>
          </table:table-cell>
          <table:table-cell table:formula="of:=AVERAGE([.M137];[.P137])" office:value-type="float" office:value="500" calcext:value-type="float">
            <text:p>5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3B68</text:p>
          </table:table-cell>
          <table:table-cell office:value-type="string" calcext:value-type="string">
            <text:p>equip019_0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8] + [.G138] * [.D138] * ([.D138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K138] + [.L138] * ([.D138] * 0.9 + ([.D138] * ([.D138] + 1) * 0.0225)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N138] + [.O138] * ([.D138] * 0.9 + ([.D138] * ([.D138] + 1) * 0.0225))" office:value-type="float" office:value="30" calcext:value-type="float">
            <text:p>30</text:p>
          </table:table-cell>
          <table:table-cell table:formula="of:=AVERAGE([.M138];[.P138])" office:value-type="float" office:value="22.5" calcext:value-type="float">
            <text:p>22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3CF0</text:p>
          </table:table-cell>
          <table:table-cell office:value-type="string" calcext:value-type="string">
            <text:p>equip019_1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9] + [.G139] * [.D139] * ([.D139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K139] + [.L139] * ([.D139] * 0.9 + ([.D139] * ([.D139] + 1) * 0.0225))" office:value-type="float" office:value="561.75" calcext:value-type="float">
            <text:p>561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39] + [.O139] * ([.D139] * 0.9 + ([.D139] * ([.D139] + 1) * 0.0225))" office:value-type="float" office:value="1123.5" calcext:value-type="float">
            <text:p>1123.5</text:p>
          </table:table-cell>
          <table:table-cell table:formula="of:=AVERAGE([.M139];[.P139])" office:value-type="float" office:value="842.625" calcext:value-type="float">
            <text:p>842.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3E78</text:p>
          </table:table-cell>
          <table:table-cell office:value-type="string" calcext:value-type="string">
            <text:p>equip019_1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0] + [.G140] * [.D140] * ([.D140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K140] + [.L140] * ([.D140] * 0.9 + ([.D140] * ([.D140] + 1) * 0.0225))" office:value-type="float" office:value="561.75" calcext:value-type="float">
            <text:p>561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40] + [.O140] * ([.D140] * 0.9 + ([.D140] * ([.D140] + 1) * 0.0225))" office:value-type="float" office:value="1123.5" calcext:value-type="float">
            <text:p>1123.5</text:p>
          </table:table-cell>
          <table:table-cell table:formula="of:=AVERAGE([.M140];[.P140])" office:value-type="float" office:value="842.625" calcext:value-type="float">
            <text:p>842.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000</text:p>
          </table:table-cell>
          <table:table-cell office:value-type="string" calcext:value-type="string">
            <text:p>equip019_1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 + [.G141] * [.D141] * ([.D141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formula="of:=[.K141] + [.L141] * ([.D141] * 0.9 + ([.D141] * ([.D141] + 1) * 0.0225))" office:value-type="float" office:value="561.75" calcext:value-type="float">
            <text:p>561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41] + [.O141] * ([.D141] * 0.9 + ([.D141] * ([.D141] + 1) * 0.0225))" office:value-type="float" office:value="1123.5" calcext:value-type="float">
            <text:p>1123.5</text:p>
          </table:table-cell>
          <table:table-cell table:formula="of:=AVERAGE([.M141];[.P141])" office:value-type="float" office:value="842.625" calcext:value-type="float">
            <text:p>842.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188</text:p>
          </table:table-cell>
          <table:table-cell office:value-type="string" calcext:value-type="string">
            <text:p>equip019_2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2] + [.G142] * [.D142] * ([.D14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K142] + [.L142] * ([.D142] * 0.9 + ([.D142] * ([.D142] + 1) * 0.0225))" office:value-type="float" office:value="661.8" calcext:value-type="float">
            <text:p>661.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142] + [.O142] * ([.D142] * 0.9 + ([.D142] * ([.D142] + 1) * 0.0225))" office:value-type="float" office:value="1323.6" calcext:value-type="float">
            <text:p>1323.6</text:p>
          </table:table-cell>
          <table:table-cell table:formula="of:=AVERAGE([.M142];[.P142])" office:value-type="float" office:value="992.7" calcext:value-type="float">
            <text:p>992.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310</text:p>
          </table:table-cell>
          <table:table-cell office:value-type="string" calcext:value-type="string">
            <text:p>equip019_2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3] + [.G143] * [.D143] * ([.D14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K143] + [.L143] * ([.D143] * 0.9 + ([.D143] * ([.D143] + 1) * 0.0225))" office:value-type="float" office:value="743.08" calcext:value-type="float">
            <text:p>743.0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N143] + [.O143] * ([.D143] * 0.9 + ([.D143] * ([.D143] + 1) * 0.0225))" office:value-type="float" office:value="1486.16" calcext:value-type="float">
            <text:p>1486.16</text:p>
          </table:table-cell>
          <table:table-cell table:formula="of:=AVERAGE([.M143];[.P143])" office:value-type="float" office:value="1114.62" calcext:value-type="float">
            <text:p>1114.6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498</text:p>
          </table:table-cell>
          <table:table-cell office:value-type="string" calcext:value-type="string">
            <text:p>equip019_2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 + [.G144] * [.D144] * ([.D144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K144] + [.L144] * ([.D144] * 0.9 + ([.D144] * ([.D144] + 1) * 0.0225))" office:value-type="float" office:value="928.85" calcext:value-type="float">
            <text:p>928.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144] + [.O144] * ([.D144] * 0.9 + ([.D144] * ([.D144] + 1) * 0.0225))" office:value-type="float" office:value="1857.7" calcext:value-type="float">
            <text:p>1857.7</text:p>
          </table:table-cell>
          <table:table-cell table:formula="of:=AVERAGE([.M144];[.P144])" office:value-type="float" office:value="1393.275" calcext:value-type="float">
            <text:p>1393.2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620</text:p>
          </table:table-cell>
          <table:table-cell office:value-type="string" calcext:value-type="string">
            <text:p>equip019_203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 + [.G145] * [.D145] * ([.D145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145] + [.L145] * ([.D145] * 0.9 + ([.D145] * ([.D145] + 1) * 0.0225))" office:value-type="float" office:value="1114.62" calcext:value-type="float">
            <text:p>1114.6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145] + [.O145] * ([.D145] * 0.9 + ([.D145] * ([.D145] + 1) * 0.0225))" office:value-type="float" office:value="2229.24" calcext:value-type="float">
            <text:p>2229.24</text:p>
          </table:table-cell>
          <table:table-cell table:formula="of:=AVERAGE([.M145];[.P145])" office:value-type="float" office:value="1671.93" calcext:value-type="float">
            <text:p>1671.9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7A8</text:p>
          </table:table-cell>
          <table:table-cell office:value-type="string" calcext:value-type="string">
            <text:p>equip019_204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 + [.G146] * [.D146] * ([.D14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K146] + [.L146] * ([.D146] * 0.9 + ([.D146] * ([.D146] + 1) * 0.0225))" office:value-type="float" office:value="1300.39" calcext:value-type="float">
            <text:p>1300.39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table:formula="of:=[.N146] + [.O146] * ([.D146] * 0.9 + ([.D146] * ([.D146] + 1) * 0.0225))" office:value-type="float" office:value="2600.78" calcext:value-type="float">
            <text:p>2600.78</text:p>
          </table:table-cell>
          <table:table-cell table:formula="of:=AVERAGE([.M146];[.P146])" office:value-type="float" office:value="1950.585" calcext:value-type="float">
            <text:p>1950.58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4930</text:p>
          </table:table-cell>
          <table:table-cell table:style-name="ce74" office:value-type="string" calcext:value-type="string">
            <text:p>equip019_300</text:p>
          </table:table-cell>
          <table:table-cell table:style-name="ce84" office:value-type="string" calcext:value-type="string">
            <text:p>Stave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Phoenix Ultimate Staff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47] + [.G147] * [.D147] * ([.D147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147] + [.L147] * ([.D147] * 0.9 + ([.D147] * ([.D147] + 1) * 0.0225))" office:value-type="float" office:value="1000" calcext:value-type="float">
            <text:p>1000</text:p>
          </table:table-cell>
          <table:table-cell table:style-name="ce74" office:value-type="float" office:value="3000" calcext:value-type="float">
            <text:p>3000</text:p>
          </table:table-cell>
          <table:table-cell table:style-name="ce74" office:value-type="float" office:value="0" calcext:value-type="float">
            <text:p>0</text:p>
          </table:table-cell>
          <table:table-cell table:formula="of:=[.N147] + [.O147] * ([.D147] * 0.9 + ([.D147] * ([.D147] + 1) * 0.0225))" office:value-type="float" office:value="3000" calcext:value-type="float">
            <text:p>3000</text:p>
          </table:table-cell>
          <table:table-cell table:formula="of:=AVERAGE([.M147];[.P147])" office:value-type="float" office:value="2000" calcext:value-type="float">
            <text:p>20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4AB8</text:p>
          </table:table-cell>
          <table:table-cell office:value-type="string" calcext:value-type="string">
            <text:p>equip020_0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ept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148] + [.G148] * [.D148] * ([.D148]+1) * 0.5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formula="of:=[.K148] + [.L148] * ([.D148] * 0.9 + ([.D148] * ([.D148] + 1) * 0.0225))" office:value-type="float" office:value="4.5" calcext:value-type="float">
            <text:p>4.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formula="of:=[.N148] + [.O148] * ([.D148] * 0.9 + ([.D148] * ([.D148] + 1) * 0.0225))" office:value-type="float" office:value="13.5" calcext:value-type="float">
            <text:p>13.5</text:p>
          </table:table-cell>
          <table:table-cell table:formula="of:=AVERAGE([.M148];[.P148]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C40</text:p>
          </table:table-cell>
          <table:table-cell office:value-type="string" calcext:value-type="string">
            <text:p>equip020_1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49] + [.G149] * [.D149] * ([.D149]+1) * 0.5" office:value-type="float" office:value="3300" calcext:value-type="float">
            <text:p>3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table:formula="of:=[.K149] + [.L149] * ([.D149] * 0.9 + ([.D149] * ([.D149] + 1) * 0.0225))" office:value-type="float" office:value="168.525" calcext:value-type="float">
            <text:p>168.525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N149] + [.O149] * ([.D149] * 0.9 + ([.D149] * ([.D149] + 1) * 0.0225))" office:value-type="float" office:value="505.575" calcext:value-type="float">
            <text:p>505.575</text:p>
          </table:table-cell>
          <table:table-cell table:formula="of:=AVERAGE([.M149];[.P149])" office:value-type="float" office:value="337.05" calcext:value-type="float">
            <text:p>337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DC8</text:p>
          </table:table-cell>
          <table:table-cell office:value-type="string" calcext:value-type="string">
            <text:p>equip020_1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50] + [.G150] * [.D150] * ([.D150]+1) * 0.5" office:value-type="float" office:value="3300" calcext:value-type="float">
            <text:p>3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table:formula="of:=[.K150] + [.L150] * ([.D150] * 0.9 + ([.D150] * ([.D150] + 1) * 0.0225))" office:value-type="float" office:value="168.525" calcext:value-type="float">
            <text:p>168.525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N150] + [.O150] * ([.D150] * 0.9 + ([.D150] * ([.D150] + 1) * 0.0225))" office:value-type="float" office:value="505.575" calcext:value-type="float">
            <text:p>505.575</text:p>
          </table:table-cell>
          <table:table-cell table:formula="of:=AVERAGE([.M150];[.P150])" office:value-type="float" office:value="337.05" calcext:value-type="float">
            <text:p>337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4F50</text:p>
          </table:table-cell>
          <table:table-cell office:value-type="string" calcext:value-type="string">
            <text:p>equip020_1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51] + [.G151] * [.D151] * ([.D151]+1) * 0.5" office:value-type="float" office:value="3300" calcext:value-type="float">
            <text:p>3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table:formula="of:=[.K151] + [.L151] * ([.D151] * 0.9 + ([.D151] * ([.D151] + 1) * 0.0225))" office:value-type="float" office:value="168.525" calcext:value-type="float">
            <text:p>168.525</text:p>
          </table:table-cell>
          <table:table-cell office:value-type="float" office:value="13.5" calcext:value-type="float">
            <text:p>13.5</text:p>
          </table:table-cell>
          <table:table-cell office:value-type="float" office:value="6.75" calcext:value-type="float">
            <text:p>6.75</text:p>
          </table:table-cell>
          <table:table-cell table:formula="of:=[.N151] + [.O151] * ([.D151] * 0.9 + ([.D151] * ([.D151] + 1) * 0.0225))" office:value-type="float" office:value="505.575" calcext:value-type="float">
            <text:p>505.575</text:p>
          </table:table-cell>
          <table:table-cell table:formula="of:=AVERAGE([.M151];[.P151])" office:value-type="float" office:value="337.05" calcext:value-type="float">
            <text:p>337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0D8</text:p>
          </table:table-cell>
          <table:table-cell office:value-type="string" calcext:value-type="string">
            <text:p>equip020_2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F152] + [.G152] * [.D152] * ([.D152]+1) * 0.5" office:value-type="float" office:value="2440" calcext:value-type="float">
            <text:p>2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table:formula="of:=[.K152] + [.L152] * ([.D152] * 0.9 + ([.D152] * ([.D152] + 1) * 0.0225))" office:value-type="float" office:value="198.54" calcext:value-type="float">
            <text:p>198.54</text:p>
          </table:table-cell>
          <table:table-cell office:value-type="float" office:value="27" calcext:value-type="float">
            <text:p>27</text:p>
          </table:table-cell>
          <table:table-cell office:value-type="float" office:value="16.2" calcext:value-type="float">
            <text:p>16.2</text:p>
          </table:table-cell>
          <table:table-cell table:formula="of:=[.N152] + [.O152] * ([.D152] * 0.9 + ([.D152] * ([.D152] + 1) * 0.0225))" office:value-type="float" office:value="595.62" calcext:value-type="float">
            <text:p>595.62</text:p>
          </table:table-cell>
          <table:table-cell table:formula="of:=AVERAGE([.M152];[.P152])" office:value-type="float" office:value="397.08" calcext:value-type="float">
            <text:p>397.0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260</text:p>
          </table:table-cell>
          <table:table-cell office:value-type="string" calcext:value-type="string">
            <text:p>equip020_2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F153] + [.G153] * [.D153] * ([.D153]+1) * 0.5" office:value-type="float" office:value="3050" calcext:value-type="float">
            <text:p>3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153] + [.L153] * ([.D153] * 0.9 + ([.D153] * ([.D153] + 1) * 0.0225))" office:value-type="float" office:value="264.72" calcext:value-type="float">
            <text:p>264.72</text:p>
          </table:table-cell>
          <table:table-cell office:value-type="float" office:value="36" calcext:value-type="float">
            <text:p>36</text:p>
          </table:table-cell>
          <table:table-cell office:value-type="float" office:value="21.6" calcext:value-type="float">
            <text:p>21.6</text:p>
          </table:table-cell>
          <table:table-cell table:formula="of:=[.N153] + [.O153] * ([.D153] * 0.9 + ([.D153] * ([.D153] + 1) * 0.0225))" office:value-type="float" office:value="794.16" calcext:value-type="float">
            <text:p>794.16</text:p>
          </table:table-cell>
          <table:table-cell table:formula="of:=AVERAGE([.M153];[.P153])" office:value-type="float" office:value="529.44" calcext:value-type="float">
            <text:p>529.4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3E8</text:p>
          </table:table-cell>
          <table:table-cell office:value-type="string" calcext:value-type="string">
            <text:p>equip020_2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F154] + [.G154] * [.D154] * ([.D154]+1) * 0.5" office:value-type="float" office:value="2832" calcext:value-type="float">
            <text:p>28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K154] + [.L154] * ([.D154] * 0.9 + ([.D154] * ([.D154] + 1) * 0.0225))" office:value-type="float" office:value="278.655" calcext:value-type="float">
            <text:p>278.65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N154] + [.O154] * ([.D154] * 0.9 + ([.D154] * ([.D154] + 1) * 0.0225))" office:value-type="float" office:value="835.965" calcext:value-type="float">
            <text:p>835.965</text:p>
          </table:table-cell>
          <table:table-cell table:formula="of:=AVERAGE([.M154];[.P154])" office:value-type="float" office:value="557.31" calcext:value-type="float">
            <text:p>557.3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570</text:p>
          </table:table-cell>
          <table:table-cell office:value-type="string" calcext:value-type="string">
            <text:p>equip020_203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[.F155] + [.G155] * [.D155] * ([.D155]+1) * 0.5" office:value-type="float" office:value="3304" calcext:value-type="float">
            <text:p>3304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.8</text:p>
          </table:table-cell>
          <table:table-cell table:formula="of:=[.K155] + [.L155] * ([.D155] * 0.9 + ([.D155] * ([.D155] + 1) * 0.0225))" office:value-type="float" office:value="334.386" calcext:value-type="float">
            <text:p>334.386</text:p>
          </table:table-cell>
          <table:table-cell office:value-type="float" office:value="54" calcext:value-type="float">
            <text:p>54</text:p>
          </table:table-cell>
          <table:table-cell office:value-type="float" office:value="32.4" calcext:value-type="float">
            <text:p>32.4</text:p>
          </table:table-cell>
          <table:table-cell table:formula="of:=[.N155] + [.O155] * ([.D155] * 0.9 + ([.D155] * ([.D155] + 1) * 0.0225))" office:value-type="float" office:value="1003.158" calcext:value-type="float">
            <text:p>1003.158</text:p>
          </table:table-cell>
          <table:table-cell table:formula="of:=AVERAGE([.M155];[.P155])" office:value-type="float" office:value="668.772" calcext:value-type="float">
            <text:p>668.77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6F8</text:p>
          </table:table-cell>
          <table:table-cell office:value-type="string" calcext:value-type="string">
            <text:p>equip020_204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[.F156] + [.G156] * [.D156] * ([.D156]+1) * 0.5" office:value-type="float" office:value="3776" calcext:value-type="float">
            <text:p>3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.6" calcext:value-type="float">
            <text:p>12.6</text:p>
          </table:table-cell>
          <table:table-cell table:formula="of:=[.K156] + [.L156] * ([.D156] * 0.9 + ([.D156] * ([.D156] + 1) * 0.0225))" office:value-type="float" office:value="390.117" calcext:value-type="float">
            <text:p>390.117</text:p>
          </table:table-cell>
          <table:table-cell office:value-type="float" office:value="63" calcext:value-type="float">
            <text:p>63</text:p>
          </table:table-cell>
          <table:table-cell office:value-type="float" office:value="37.8" calcext:value-type="float">
            <text:p>37.8</text:p>
          </table:table-cell>
          <table:table-cell table:formula="of:=[.N156] + [.O156] * ([.D156] * 0.9 + ([.D156] * ([.D156] + 1) * 0.0225))" office:value-type="float" office:value="1170.351" calcext:value-type="float">
            <text:p>1170.351</text:p>
          </table:table-cell>
          <table:table-cell table:formula="of:=AVERAGE([.M156];[.P156])" office:value-type="float" office:value="780.234" calcext:value-type="float">
            <text:p>780.234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5880</text:p>
          </table:table-cell>
          <table:table-cell table:style-name="ce74" office:value-type="string" calcext:value-type="string">
            <text:p>equip020_300</text:p>
          </table:table-cell>
          <table:table-cell table:style-name="ce88" office:value-type="string" calcext:value-type="string">
            <text:p>Scepter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Sceptre of Rahmon</text:p>
          </table:table-cell>
          <table:table-cell table:style-name="ce74" office:value-type="float" office:value="4000" calcext:value-type="float">
            <text:p>4000</text:p>
          </table:table-cell>
          <table:table-cell table:style-name="ce74" office:value-type="float" office:value="0" calcext:value-type="float">
            <text:p>0</text:p>
          </table:table-cell>
          <table:table-cell table:formula="of:=[.F157] + [.G157] * [.D157] * ([.D157]+1) * 0.5" office:value-type="float" office:value="4000" calcext:value-type="float">
            <text:p>4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0" calcext:value-type="float">
            <text:p>0</text:p>
          </table:table-cell>
          <table:table-cell table:formula="of:=[.K157] + [.L157] * ([.D157] * 0.9 + ([.D157] * ([.D157] + 1) * 0.0225))" office:value-type="float" office:value="600" calcext:value-type="float">
            <text:p>600</text:p>
          </table:table-cell>
          <table:table-cell table:style-name="ce74" office:value-type="float" office:value="800" calcext:value-type="float">
            <text:p>800</text:p>
          </table:table-cell>
          <table:table-cell table:style-name="ce74" office:value-type="float" office:value="0" calcext:value-type="float">
            <text:p>0</text:p>
          </table:table-cell>
          <table:table-cell table:formula="of:=[.N157] + [.O157] * ([.D157] * 0.9 + ([.D157] * ([.D157] + 1) * 0.0225))" office:value-type="float" office:value="800" calcext:value-type="float">
            <text:p>800</text:p>
          </table:table-cell>
          <table:table-cell table:formula="of:=AVERAGE([.M157];[.P157])" office:value-type="float" office:value="700" calcext:value-type="float">
            <text:p>7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5A08</text:p>
          </table:table-cell>
          <table:table-cell office:value-type="string" calcext:value-type="string">
            <text:p>equip021_0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 + [.G158] * [.D158] * ([.D158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K158] + [.L158] * ([.D158] * 0.9 + ([.D158] * ([.D158] + 1) * 0.0225))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N158] + [.O158] * ([.D158] * 0.9 + ([.D158] * ([.D158] + 1) * 0.0225))" office:value-type="float" office:value="135" calcext:value-type="float">
            <text:p>135</text:p>
          </table:table-cell>
          <table:table-cell table:formula="of:=AVERAGE([.M158];[.P158])" office:value-type="float" office:value="112.5" calcext:value-type="float">
            <text:p>112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B90</text:p>
          </table:table-cell>
          <table:table-cell office:value-type="string" calcext:value-type="string">
            <text:p>equip021_1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 + [.G159] * [.D159] * ([.D159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[.K159] + [.L159] * ([.D159] * 0.9 + ([.D159] * ([.D159] + 1) * 0.0225))" office:value-type="float" office:value="3370.5" calcext:value-type="float">
            <text:p>3370.5</text:p>
          </table:table-cell>
          <table:table-cell office:value-type="float" office:value="135" calcext:value-type="float">
            <text:p>135</text:p>
          </table:table-cell>
          <table:table-cell office:value-type="float" office:value="67.5" calcext:value-type="float">
            <text:p>67.5</text:p>
          </table:table-cell>
          <table:table-cell table:formula="of:=[.N159] + [.O159] * ([.D159] * 0.9 + ([.D159] * ([.D159] + 1) * 0.0225))" office:value-type="float" office:value="5055.75" calcext:value-type="float">
            <text:p>5055.75</text:p>
          </table:table-cell>
          <table:table-cell table:formula="of:=AVERAGE([.M159];[.P159])" office:value-type="float" office:value="4213.125" calcext:value-type="float">
            <text:p>4213.1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D18</text:p>
          </table:table-cell>
          <table:table-cell office:value-type="string" calcext:value-type="string">
            <text:p>equip021_2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 + [.G160] * [.D160] * ([.D160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K160] + [.L160] * ([.D160] * 0.9 + ([.D160] * ([.D160] + 1) * 0.0225))" office:value-type="float" office:value="3309" calcext:value-type="float">
            <text:p>3309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table:formula="of:=[.N160] + [.O160] * ([.D160] * 0.9 + ([.D160] * ([.D160] + 1) * 0.0225))" office:value-type="float" office:value="6618" calcext:value-type="float">
            <text:p>6618</text:p>
          </table:table-cell>
          <table:table-cell table:formula="of:=AVERAGE([.M160];[.P160])" office:value-type="float" office:value="4963.5" calcext:value-type="float">
            <text:p>4963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5EA0</text:p>
          </table:table-cell>
          <table:table-cell office:value-type="string" calcext:value-type="string">
            <text:p>equip021_201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 + [.G161] * [.D161] * ([.D161]+1) * 0.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K161] + [.L161] * ([.D161] * 0.9 + ([.D161] * ([.D161] + 1) * 0.0225))" office:value-type="float" office:value="1486.16" calcext:value-type="float">
            <text:p>1486.16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table:formula="of:=[.N161] + [.O161] * ([.D161] * 0.9 + ([.D161] * ([.D161] + 1) * 0.0225))" office:value-type="float" office:value="7430.8" calcext:value-type="float">
            <text:p>7430.8</text:p>
          </table:table-cell>
          <table:table-cell table:formula="of:=AVERAGE([.M161];[.P161])" office:value-type="float" office:value="4458.48" calcext:value-type="float">
            <text:p>4458.48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6028</text:p>
          </table:table-cell>
          <table:table-cell table:style-name="ce74" office:value-type="string" calcext:value-type="string">
            <text:p>equip021_300</text:p>
          </table:table-cell>
          <table:table-cell table:style-name="ce81" office:value-type="string" calcext:value-type="string">
            <text:p>Cannon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Universatile Cannon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62] + [.G162] * [.D162] * ([.D162]+1) * 0.5" office:value-type="float" office:value="0" calcext:value-type="float">
            <text:p>0</text:p>
          </table:table-cell>
          <table:table-cell table:style-name="ce163" office:value-type="float" office:value="0.7" calcext:value-type="float">
            <text:p>0.7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162] + [.L162] * ([.D162] * 0.9 + ([.D162] * ([.D162] + 1) * 0.0225))" office:value-type="float" office:value="2000" calcext:value-type="float">
            <text:p>2000</text:p>
          </table:table-cell>
          <table:table-cell table:style-name="ce74" office:value-type="float" office:value="7500" calcext:value-type="float">
            <text:p>7500</text:p>
          </table:table-cell>
          <table:table-cell table:style-name="ce74" office:value-type="float" office:value="0" calcext:value-type="float">
            <text:p>0</text:p>
          </table:table-cell>
          <table:table-cell table:formula="of:=[.N162] + [.O162] * ([.D162] * 0.9 + ([.D162] * ([.D162] + 1) * 0.0225))" office:value-type="float" office:value="7500" calcext:value-type="float">
            <text:p>7500</text:p>
          </table:table-cell>
          <table:table-cell table:formula="of:=AVERAGE([.M162];[.P162])" office:value-type="float" office:value="4750" calcext:value-type="float">
            <text:p>475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61B0</text:p>
          </table:table-cell>
          <table:table-cell office:value-type="string" calcext:value-type="string">
            <text:p>equip022_000</text:p>
          </table:table-cell>
          <table:table-cell office:value-type="string" calcext:value-type="string">
            <text:p>Blunderbu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bu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 + [.G163] * [.D163] * ([.D163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3] + [.L163] * ([.D163] * 0.9 + ([.D163] * ([.D163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N163] + [.O163] * ([.D163] * 0.9 + ([.D163] * ([.D163] + 1) * 0.0225))" office:value-type="float" office:value="60" calcext:value-type="float">
            <text:p>60</text:p>
          </table:table-cell>
          <table:table-cell table:formula="of:=AVERAGE([.M163];[.P163])" office:value-type="float" office:value="30" calcext:value-type="float">
            <text:p>3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6338</text:p>
          </table:table-cell>
          <table:table-cell office:value-type="string" calcext:value-type="string">
            <text:p>equip022_100</text:p>
          </table:table-cell>
          <table:table-cell office:value-type="string" calcext:value-type="string">
            <text:p>Blunderbus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 + [.G164] * [.D164] * ([.D164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4] + [.L164] * ([.D164] * 0.9 + ([.D164] * ([.D164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N164] + [.O164] * ([.D164] * 0.9 + ([.D164] * ([.D164] + 1) * 0.0225))" office:value-type="float" office:value="2247" calcext:value-type="float">
            <text:p>2247</text:p>
          </table:table-cell>
          <table:table-cell table:formula="of:=AVERAGE([.M164];[.P164])" office:value-type="float" office:value="1123.5" calcext:value-type="float">
            <text:p>1123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64C0</text:p>
          </table:table-cell>
          <table:table-cell office:value-type="string" calcext:value-type="string">
            <text:p>equip022_200</text:p>
          </table:table-cell>
          <table:table-cell office:value-type="string" calcext:value-type="string">
            <text:p>Blunderbus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 + [.G165] * [.D165] * ([.D165]+1) * 0.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5] + [.L165] * ([.D165] * 0.9 + ([.D165] * ([.D165] + 1) * 0.0225)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.6" calcext:value-type="float">
            <text:p>57.6</text:p>
          </table:table-cell>
          <table:table-cell table:formula="of:=[.N165] + [.O165] * ([.D165] * 0.9 + ([.D165] * ([.D165] + 1) * 0.0225))" office:value-type="float" office:value="2117.76" calcext:value-type="float">
            <text:p>2117.76</text:p>
          </table:table-cell>
          <table:table-cell table:formula="of:=AVERAGE([.M165];[.P165])" office:value-type="float" office:value="1058.88" calcext:value-type="float">
            <text:p>1058.8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6648</text:p>
          </table:table-cell>
          <table:table-cell office:value-type="string" calcext:value-type="string">
            <text:p>equip022_201</text:p>
          </table:table-cell>
          <table:table-cell office:value-type="string" calcext:value-type="string">
            <text:p>Blunderbus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 + [.G166] * [.D166] * ([.D166]+1) * 0.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formula="of:=[.K166] + [.L166] * ([.D166] * 0.9 + ([.D166] * ([.D166] + 1) * 0.0225))" office:value-type="float" office:value="594.464" calcext:value-type="float">
            <text:p>594.464</text:p>
          </table:table-cell>
          <table:table-cell office:value-type="float" office:value="128" calcext:value-type="float">
            <text:p>128</text:p>
          </table:table-cell>
          <table:table-cell office:value-type="float" office:value="76.8" calcext:value-type="float">
            <text:p>76.8</text:p>
          </table:table-cell>
          <table:table-cell table:formula="of:=[.N166] + [.O166] * ([.D166] * 0.9 + ([.D166] * ([.D166] + 1) * 0.0225))" office:value-type="float" office:value="2377.856" calcext:value-type="float">
            <text:p>2377.856</text:p>
          </table:table-cell>
          <table:table-cell table:formula="of:=AVERAGE([.M166];[.P166])" office:value-type="float" office:value="1486.16" calcext:value-type="float">
            <text:p>1486.16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67D0</text:p>
          </table:table-cell>
          <table:table-cell table:style-name="ce74" office:value-type="string" calcext:value-type="string">
            <text:p>equip022_300</text:p>
          </table:table-cell>
          <table:table-cell office:value-type="string" calcext:value-type="string">
            <text:p>Blunderbusse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Eisaiho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67] + [.G167] * [.D167] * ([.D167]+1) * 0.5" office:value-type="float" office:value="0" calcext:value-type="float">
            <text:p>0</text:p>
          </table:table-cell>
          <table:table-cell table:style-name="ce163" office:value-type="float" office:value="0.8" calcext:value-type="float">
            <text:p>0.8</text:p>
          </table:table-cell>
          <table:table-cell table:style-name="ce170" office:value-type="float" office:value="0.8" calcext:value-type="float">
            <text:p>0.8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K167] + [.L167] * ([.D167] * 0.9 + ([.D167] * ([.D167] + 1) * 0.0225))" office:value-type="float" office:value="1000" calcext:value-type="float">
            <text:p>1000</text:p>
          </table:table-cell>
          <table:table-cell table:style-name="ce74" office:value-type="float" office:value="2200" calcext:value-type="float">
            <text:p>2200</text:p>
          </table:table-cell>
          <table:table-cell table:style-name="ce74" office:value-type="float" office:value="0" calcext:value-type="float">
            <text:p>0</text:p>
          </table:table-cell>
          <table:table-cell table:formula="of:=[.N167] + [.O167] * ([.D167] * 0.9 + ([.D167] * ([.D167] + 1) * 0.0225))" office:value-type="float" office:value="2200" calcext:value-type="float">
            <text:p>2200</text:p>
          </table:table-cell>
          <table:table-cell table:formula="of:=AVERAGE([.M167];[.P167])" office:value-type="float" office:value="1600" calcext:value-type="float">
            <text:p>16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6958</text:p>
          </table:table-cell>
          <table:table-cell office:value-type="string" calcext:value-type="string">
            <text:p>equip023_0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 + [.G168] * [.D168] * ([.D168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8] + [.L168] * ([.D168] * 0.9 + ([.D168] * ([.D168] + 1) * 0.0225))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table:formula="of:=[.N168] + [.O168] * ([.D168] * 0.9 + ([.D168] * ([.D168] + 1) * 0.0225))" office:value-type="float" office:value="112.5" calcext:value-type="float">
            <text:p>112.5</text:p>
          </table:table-cell>
          <table:table-cell table:formula="of:=AVERAGE([.M168];[.P168])" office:value-type="float" office:value="56.25" calcext:value-type="float">
            <text:p>56.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6AE0</text:p>
          </table:table-cell>
          <table:table-cell office:value-type="string" calcext:value-type="string">
            <text:p>equip023_1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 + [.G169] * [.D169] * ([.D169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69] + [.L169] * ([.D169] * 0.9 + ([.D169] * ([.D169] + 1) * 0.0225))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56.25" calcext:value-type="float">
            <text:p>56.25</text:p>
          </table:table-cell>
          <table:table-cell table:formula="of:=[.N169] + [.O169] * ([.D169] * 0.9 + ([.D169] * ([.D169] + 1) * 0.0225))" office:value-type="float" office:value="4213.125" calcext:value-type="float">
            <text:p>4213.125</text:p>
          </table:table-cell>
          <table:table-cell table:formula="of:=AVERAGE([.M169];[.P169])" office:value-type="float" office:value="2106.5625" calcext:value-type="float">
            <text:p>2106.56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6C68</text:p>
          </table:table-cell>
          <table:table-cell office:value-type="string" calcext:value-type="string">
            <text:p>equip023_2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 + [.G170] * [.D170] * ([.D170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170] + [.L170] * ([.D170] * 0.9 + ([.D170] * ([.D170] + 1) * 0.0225))" office:value-type="float" office:value="1323.6" calcext:value-type="float">
            <text:p>1323.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[.N170] + [.O170] * ([.D170] * 0.9 + ([.D170] * ([.D170] + 1) * 0.0225))" office:value-type="float" office:value="2647.2" calcext:value-type="float">
            <text:p>2647.2</text:p>
          </table:table-cell>
          <table:table-cell table:formula="of:=AVERAGE([.M170];[.P170])" office:value-type="float" office:value="1985.4" calcext:value-type="float">
            <text:p>1985.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6DF0</text:p>
          </table:table-cell>
          <table:table-cell office:value-type="string" calcext:value-type="string">
            <text:p>equip023_201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 + [.G171] * [.D171] * ([.D171]+1) * 0.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1] + [.L171] * ([.D171] * 0.9 + ([.D171] * ([.D171] + 1) * 0.0225)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table:formula="of:=[.N171] + [.O171] * ([.D171] * 0.9 + ([.D171] * ([.D171] + 1) * 0.0225))" office:value-type="float" office:value="5573.1" calcext:value-type="float">
            <text:p>5573.1</text:p>
          </table:table-cell>
          <table:table-cell table:formula="of:=AVERAGE([.M171];[.P171])" office:value-type="float" office:value="2786.55" calcext:value-type="float">
            <text:p>2786.5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6F78</text:p>
          </table:table-cell>
          <table:table-cell table:style-name="ce74" office:value-type="string" calcext:value-type="string">
            <text:p>equip023_300</text:p>
          </table:table-cell>
          <table:table-cell table:style-name="ce89" office:value-type="string" calcext:value-type="string">
            <text:p>Laser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Sunflare Laser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172] + [.G172] * [.D172] * ([.D172]+1) * 0.5" office:value-type="float" office:value="0" calcext:value-type="float">
            <text:p>0</text:p>
          </table:table-cell>
          <table:table-cell table:style-name="ce163" office:value-type="float" office:value="0.9" calcext:value-type="float">
            <text:p>0.9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K172] + [.L172] * ([.D172] * 0.9 + ([.D172] * ([.D172] + 1) * 0.0225))" office:value-type="float" office:value="2000" calcext:value-type="float">
            <text:p>2000</text:p>
          </table:table-cell>
          <table:table-cell table:style-name="ce74" office:value-type="float" office:value="4800" calcext:value-type="float">
            <text:p>4800</text:p>
          </table:table-cell>
          <table:table-cell table:style-name="ce74" office:value-type="float" office:value="0" calcext:value-type="float">
            <text:p>0</text:p>
          </table:table-cell>
          <table:table-cell table:formula="of:=[.N172] + [.O172] * ([.D172] * 0.9 + ([.D172] * ([.D172] + 1) * 0.0225))" office:value-type="float" office:value="4800" calcext:value-type="float">
            <text:p>4800</text:p>
          </table:table-cell>
          <table:table-cell table:formula="of:=AVERAGE([.M172];[.P172])" office:value-type="float" office:value="3400" calcext:value-type="float">
            <text:p>34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7100</text:p>
          </table:table-cell>
          <table:table-cell office:value-type="string" calcext:value-type="string">
            <text:p>equip024_0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F173] + [.G173] * [.D173] * ([.D173]+1) * 0.5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3] + [.L173] * ([.D173] * 0.9 + ([.D173] * ([.D17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3] + [.O173] * ([.D173] * 0.9 + ([.D173] * ([.D173] + 1) * 0.0225))" office:value-type="float" office:value="0" calcext:value-type="float">
            <text:p>0</text:p>
          </table:table-cell>
          <table:table-cell table:formula="of:=AVERAGE([.M173];[.P173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288</text:p>
          </table:table-cell>
          <table:table-cell office:value-type="string" calcext:value-type="string">
            <text:p>equip024_1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F174] + [.G174] * [.D174] * ([.D174]+1) * 0.5" office:value-type="float" office:value="12350" calcext:value-type="float">
            <text:p>1235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4] + [.L174] * ([.D174] * 0.9 + ([.D174] * ([.D17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4] + [.O174] * ([.D174] * 0.9 + ([.D174] * ([.D174] + 1) * 0.0225))" office:value-type="float" office:value="0" calcext:value-type="float">
            <text:p>0</text:p>
          </table:table-cell>
          <table:table-cell table:formula="of:=AVERAGE([.M174];[.P174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410</text:p>
          </table:table-cell>
          <table:table-cell office:value-type="string" calcext:value-type="string">
            <text:p>equip024_1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F175] + [.G175] * [.D175] * ([.D175]+1) * 0.5" office:value-type="float" office:value="12350" calcext:value-type="float">
            <text:p>12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5] + [.L175] * ([.D175] * 0.9 + ([.D175] * ([.D175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5] + [.O175] * ([.D175] * 0.9 + ([.D175] * ([.D175] + 1) * 0.0225))" office:value-type="float" office:value="0" calcext:value-type="float">
            <text:p>0</text:p>
          </table:table-cell>
          <table:table-cell table:formula="of:=AVERAGE([.M175];[.P175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598</text:p>
          </table:table-cell>
          <table:table-cell office:value-type="string" calcext:value-type="string">
            <text:p>equip024_1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F176] + [.G176] * [.D176] * ([.D176]+1) * 0.5" office:value-type="float" office:value="12350" calcext:value-type="float">
            <text:p>123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6] + [.L176] * ([.D176] * 0.9 + ([.D176] * ([.D176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6] + [.O176] * ([.D176] * 0.9 + ([.D176] * ([.D176] + 1) * 0.0225))" office:value-type="float" office:value="0" calcext:value-type="float">
            <text:p>0</text:p>
          </table:table-cell>
          <table:table-cell table:formula="of:=AVERAGE([.M176];[.P176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720</text:p>
          </table:table-cell>
          <table:table-cell office:value-type="string" calcext:value-type="string">
            <text:p>equip024_2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F177] + [.G177] * [.D177] * ([.D177]+1) * 0.5" office:value-type="float" office:value="9060" calcext:value-type="float">
            <text:p>90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77] + [.L177] * ([.D177] * 0.9 + ([.D177] * ([.D177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77] + [.O177] * ([.D177] * 0.9 + ([.D177] * ([.D177] + 1) * 0.0225))" office:value-type="float" office:value="0" calcext:value-type="float">
            <text:p>0</text:p>
          </table:table-cell>
          <table:table-cell table:formula="of:=AVERAGE([.M177];[.P177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8A8</text:p>
          </table:table-cell>
          <table:table-cell office:value-type="string" calcext:value-type="string">
            <text:p>equip024_2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178] + [.G178] * [.D178] * ([.D178]+1) * 0.5" office:value-type="float" office:value="4530" calcext:value-type="float">
            <text:p>453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K178] + [.L178] * ([.D178] * 0.9 + ([.D178] * ([.D178] + 1) * 0.0225))" office:value-type="float" office:value="185.5" calcext:value-type="float">
            <text:p>185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N178] + [.O178] * ([.D178] * 0.9 + ([.D178] * ([.D178] + 1) * 0.0225))" office:value-type="float" office:value="556.5" calcext:value-type="float">
            <text:p>556.5</text:p>
          </table:table-cell>
          <table:table-cell table:formula="of:=AVERAGE([.M178];[.P178])" office:value-type="float" office:value="371" calcext:value-type="float">
            <text:p>37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A30</text:p>
          </table:table-cell>
          <table:table-cell office:value-type="string" calcext:value-type="string">
            <text:p>equip024_2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179] + [.G179] * [.D179] * ([.D179]+1) * 0.5" office:value-type="float" office:value="11650" calcext:value-type="float">
            <text:p>1165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179] + [.L179] * ([.D179] * 0.9 + ([.D179] * ([.D179] + 1) * 0.0225))" office:value-type="float" office:value="125.18" calcext:value-type="float">
            <text:p>125.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N179] + [.O179] * ([.D179] * 0.9 + ([.D179] * ([.D179] + 1) * 0.0225))" office:value-type="float" office:value="156.475" calcext:value-type="float">
            <text:p>156.475</text:p>
          </table:table-cell>
          <table:table-cell table:formula="of:=AVERAGE([.M179];[.P179])" office:value-type="float" office:value="140.8275" calcext:value-type="float">
            <text:p>140.827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BB8</text:p>
          </table:table-cell>
          <table:table-cell office:value-type="string" calcext:value-type="string">
            <text:p>equip024_203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180] + [.G180] * [.D180] * ([.D180]+1) * 0.5" office:value-type="float" office:value="13980" calcext:value-type="float">
            <text:p>1398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0] + [.L180] * ([.D180] * 0.9 + ([.D180] * ([.D180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0] + [.O180] * ([.D180] * 0.9 + ([.D180] * ([.D180] + 1) * 0.0225))" office:value-type="float" office:value="0" calcext:value-type="float">
            <text:p>0</text:p>
          </table:table-cell>
          <table:table-cell table:formula="of:=AVERAGE([.M180];[.P180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7D40</text:p>
          </table:table-cell>
          <table:table-cell office:value-type="string" calcext:value-type="string">
            <text:p>equip024_204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181] + [.G181] * [.D181] * ([.D181]+1) * 0.5" office:value-type="float" office:value="17475" calcext:value-type="float">
            <text:p>17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1] + [.L181] * ([.D181] * 0.9 + ([.D181] * ([.D18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1] + [.O181] * ([.D181] * 0.9 + ([.D181] * ([.D181] + 1) * 0.0225))" office:value-type="float" office:value="0" calcext:value-type="float">
            <text:p>0</text:p>
          </table:table-cell>
          <table:table-cell table:formula="of:=AVERAGE([.M181];[.P181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7EC8</text:p>
          </table:table-cell>
          <table:table-cell table:style-name="ce74" office:value-type="string" calcext:value-type="string">
            <text:p>equip024_300</text:p>
          </table:table-cell>
          <table:table-cell table:style-name="ce90" office:value-type="string" calcext:value-type="string">
            <text:p>Helm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Dolmorn Helm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182] + [.G182] * [.D182] * ([.D182]+1) * 0.5" office:value-type="float" office:value="12000" calcext:value-type="float">
            <text:p>12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182] + [.L182] * ([.D182] * 0.9 + ([.D182] * ([.D182] + 1) * 0.0225))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N182] + [.O182] * ([.D182] * 0.9 + ([.D182] * ([.D182] + 1) * 0.0225))" office:value-type="float" office:value="0" calcext:value-type="float">
            <text:p>0</text:p>
          </table:table-cell>
          <table:table-cell table:formula="of:=AVERAGE([.M182];[.P182])" office:value-type="float" office:value="0" calcext:value-type="float">
            <text:p>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8050</text:p>
          </table:table-cell>
          <table:table-cell office:value-type="string" calcext:value-type="string">
            <text:p>equip025_0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83] + [.G183] * [.D183] * ([.D183]+1) * 0.5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3] + [.L183] * ([.D183] * 0.9 + ([.D183] * ([.D18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3] + [.O183] * ([.D183] * 0.9 + ([.D183] * ([.D183] + 1) * 0.0225))" office:value-type="float" office:value="0" calcext:value-type="float">
            <text:p>0</text:p>
          </table:table-cell>
          <table:table-cell table:formula="of:=AVERAGE([.M183];[.P183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1D8</text:p>
          </table:table-cell>
          <table:table-cell office:value-type="string" calcext:value-type="string">
            <text:p>equip025_1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184] + [.G184] * [.D184] * ([.D184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4] + [.L184] * ([.D184] * 0.9 + ([.D184] * ([.D18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4] + [.O184] * ([.D184] * 0.9 + ([.D184] * ([.D184] + 1) * 0.0225))" office:value-type="float" office:value="0" calcext:value-type="float">
            <text:p>0</text:p>
          </table:table-cell>
          <table:table-cell table:formula="of:=AVERAGE([.M184];[.P184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360</text:p>
          </table:table-cell>
          <table:table-cell office:value-type="string" calcext:value-type="string">
            <text:p>equip025_1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185] + [.G185] * [.D185] * ([.D185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5] + [.L185] * ([.D185] * 0.9 + ([.D185] * ([.D185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5] + [.O185] * ([.D185] * 0.9 + ([.D185] * ([.D185] + 1) * 0.0225))" office:value-type="float" office:value="0" calcext:value-type="float">
            <text:p>0</text:p>
          </table:table-cell>
          <table:table-cell table:formula="of:=AVERAGE([.M185];[.P185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4E8</text:p>
          </table:table-cell>
          <table:table-cell office:value-type="string" calcext:value-type="string">
            <text:p>equip025_1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186] + [.G186] * [.D186] * ([.D186]+1) * 0.5" office:value-type="float" office:value="24700" calcext:value-type="float">
            <text:p>247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6] + [.L186] * ([.D186] * 0.9 + ([.D186] * ([.D186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6] + [.O186] * ([.D186] * 0.9 + ([.D186] * ([.D186] + 1) * 0.0225))" office:value-type="float" office:value="0" calcext:value-type="float">
            <text:p>0</text:p>
          </table:table-cell>
          <table:table-cell table:formula="of:=AVERAGE([.M186];[.P186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670</text:p>
          </table:table-cell>
          <table:table-cell office:value-type="string" calcext:value-type="string">
            <text:p>equip025_2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187] + [.G187] * [.D187] * ([.D187]+1) * 0.5" office:value-type="float" office:value="18120" calcext:value-type="float">
            <text:p>18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7] + [.L187] * ([.D187] * 0.9 + ([.D187] * ([.D187] + 1) * 0.0225))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formula="of:=[.N187] + [.O187] * ([.D187] * 0.9 + ([.D187] * ([.D187] + 1) * 0.0225))" office:value-type="float" office:value="-1.2" calcext:value-type="float">
            <text:p>-1.2</text:p>
          </table:table-cell>
          <table:table-cell table:formula="of:=AVERAGE([.M187];[.P187])" office:value-type="float" office:value="-0.6" calcext:value-type="float">
            <text:p>-0.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7F8</text:p>
          </table:table-cell>
          <table:table-cell office:value-type="string" calcext:value-type="string">
            <text:p>equip025_2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formula="of:=[.F188] + [.G188] * [.D188] * ([.D188]+1) * 0.5" office:value-type="float" office:value="24160" calcext:value-type="float">
            <text:p>2416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8] + [.L188] * ([.D188] * 0.9 + ([.D188] * ([.D188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8] + [.O188] * ([.D188] * 0.9 + ([.D188] * ([.D188] + 1) * 0.0225))" office:value-type="float" office:value="0" calcext:value-type="float">
            <text:p>0</text:p>
          </table:table-cell>
          <table:table-cell table:formula="of:=AVERAGE([.M188];[.P188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980</text:p>
          </table:table-cell>
          <table:table-cell office:value-type="string" calcext:value-type="string">
            <text:p>equip025_2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formula="of:=[.F189] + [.G189] * [.D189] * ([.D189]+1) * 0.5" office:value-type="float" office:value="29125" calcext:value-type="float">
            <text:p>2912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89] + [.L189] * ([.D189] * 0.9 + ([.D189] * ([.D189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9] + [.O189] * ([.D189] * 0.9 + ([.D189] * ([.D189] + 1) * 0.0225))" office:value-type="float" office:value="0" calcext:value-type="float">
            <text:p>0</text:p>
          </table:table-cell>
          <table:table-cell table:formula="of:=AVERAGE([.M189];[.P189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B08</text:p>
          </table:table-cell>
          <table:table-cell office:value-type="string" calcext:value-type="string">
            <text:p>equip025_203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office:value-type="float" office:value="-200" calcext:value-type="float">
            <text:p>-200</text:p>
          </table:table-cell>
          <table:table-cell office:value-type="float" office:value="-10" calcext:value-type="float">
            <text:p>-10</text:p>
          </table:table-cell>
          <table:table-cell table:formula="of:=[.F190] + [.G190] * [.D190] * ([.D190]+1) * 0.5" office:value-type="float" office:value="-2510" calcext:value-type="float">
            <text:p>-251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table:formula="of:=[.K190] + [.L190] * ([.D190] * 0.9 + ([.D190] * ([.D190] + 1) * 0.0225))" office:value-type="float" office:value="-4.1295" calcext:value-type="float">
            <text:p>-4.1295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table:formula="of:=[.N190] + [.O190] * ([.D190] * 0.9 + ([.D190] * ([.D190] + 1) * 0.0225))" office:value-type="float" office:value="-4.1295" calcext:value-type="float">
            <text:p>-4.1295</text:p>
          </table:table-cell>
          <table:table-cell table:formula="of:=AVERAGE([.M190];[.P190])" office:value-type="float" office:value="-4.1295" calcext:value-type="float">
            <text:p>-4.129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8C90</text:p>
          </table:table-cell>
          <table:table-cell office:value-type="string" calcext:value-type="string">
            <text:p>equip025_204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191] + [.G191] * [.D191] * ([.D191]+1) * 0.5" office:value-type="float" office:value="23300" calcext:value-type="float">
            <text:p>23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91] + [.L191] * ([.D191] * 0.9 + ([.D191] * ([.D19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91] + [.O191] * ([.D191] * 0.9 + ([.D191] * ([.D191] + 1) * 0.0225))" office:value-type="float" office:value="0" calcext:value-type="float">
            <text:p>0</text:p>
          </table:table-cell>
          <table:table-cell table:formula="of:=AVERAGE([.M191];[.P191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8E18</text:p>
          </table:table-cell>
          <table:table-cell table:style-name="ce74" office:value-type="string" calcext:value-type="string">
            <text:p>equip025_300</text:p>
          </table:table-cell>
          <table:table-cell table:style-name="ce84" office:value-type="string" calcext:value-type="string">
            <text:p>Shield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Oharan Shield</text:p>
          </table:table-cell>
          <table:table-cell table:style-name="ce74" office:value-type="float" office:value="20000" calcext:value-type="float">
            <text:p>20000</text:p>
          </table:table-cell>
          <table:table-cell table:style-name="ce74" office:value-type="float" office:value="0" calcext:value-type="float">
            <text:p>0</text:p>
          </table:table-cell>
          <table:table-cell table:formula="of:=[.F192] + [.G192] * [.D192] * ([.D192]+1) * 0.5" office:value-type="float" office:value="20000" calcext:value-type="float">
            <text:p>20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192] + [.L192] * ([.D192] * 0.9 + ([.D192] * ([.D192] + 1) * 0.0225))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N192] + [.O192] * ([.D192] * 0.9 + ([.D192] * ([.D192] + 1) * 0.0225))" office:value-type="float" office:value="0" calcext:value-type="float">
            <text:p>0</text:p>
          </table:table-cell>
          <table:table-cell table:formula="of:=AVERAGE([.M192];[.P192])" office:value-type="float" office:value="0" calcext:value-type="float">
            <text:p>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8FA0</text:p>
          </table:table-cell>
          <table:table-cell office:value-type="string" calcext:value-type="string">
            <text:p>equip026_0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93] + [.G193] * [.D193] * ([.D193]+1) * 0.5" office:value-type="float" office:value="200" calcext:value-type="float">
            <text:p>20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K193] + [.L193] * ([.D193] * 0.9 + ([.D193] * ([.D193] + 1) * 0.0225)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193] + [.O193] * ([.D193] * 0.9 + ([.D193] * ([.D193] + 1) * 0.0225))" office:value-type="float" office:value="12" calcext:value-type="float">
            <text:p>12</text:p>
          </table:table-cell>
          <table:table-cell table:formula="of:=AVERAGE([.M193];[.P193])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9128</text:p>
          </table:table-cell>
          <table:table-cell office:value-type="string" calcext:value-type="string">
            <text:p>equip026_1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194] + [.G194] * [.D194] * ([.D194]+1) * 0.5" office:value-type="float" office:value="49400" calcext:value-type="float">
            <text:p>4940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194] + [.L194] * ([.D194] * 0.9 + ([.D194] * ([.D194] + 1) * 0.0225))" office:value-type="float" office:value="224.7" calcext:value-type="float">
            <text:p>224.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194] + [.O194] * ([.D194] * 0.9 + ([.D194] * ([.D194] + 1) * 0.0225))" office:value-type="float" office:value="449.4" calcext:value-type="float">
            <text:p>449.4</text:p>
          </table:table-cell>
          <table:table-cell table:formula="of:=AVERAGE([.M194];[.P194])" office:value-type="float" office:value="337.05" calcext:value-type="float">
            <text:p>337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92B0</text:p>
          </table:table-cell>
          <table:table-cell office:value-type="string" calcext:value-type="string">
            <text:p>equip026_1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F195] + [.G195] * [.D195] * ([.D195]+1) * 0.5" office:value-type="float" office:value="49400" calcext:value-type="float">
            <text:p>49400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K195] + [.L195] * ([.D195] * 0.9 + ([.D195] * ([.D195] + 1) * 0.0225))" office:value-type="float" office:value="224.7" calcext:value-type="float">
            <text:p>224.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195] + [.O195] * ([.D195] * 0.9 + ([.D195] * ([.D195] + 1) * 0.0225))" office:value-type="float" office:value="449.4" calcext:value-type="float">
            <text:p>449.4</text:p>
          </table:table-cell>
          <table:table-cell table:formula="of:=AVERAGE([.M195];[.P195])" office:value-type="float" office:value="337.05" calcext:value-type="float">
            <text:p>337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9438</text:p>
          </table:table-cell>
          <table:table-cell office:value-type="string" calcext:value-type="string">
            <text:p>equip026_2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196] + [.G196] * [.D196] * ([.D196]+1) * 0.5" office:value-type="float" office:value="45300" calcext:value-type="float">
            <text:p>45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196] + [.L196] * ([.D196] * 0.9 + ([.D196] * ([.D196] + 1) * 0.0225))" office:value-type="float" office:value="220.6" calcext:value-type="float">
            <text:p>220.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N196] + [.O196] * ([.D196] * 0.9 + ([.D196] * ([.D196] + 1) * 0.0225))" office:value-type="float" office:value="441.2" calcext:value-type="float">
            <text:p>441.2</text:p>
          </table:table-cell>
          <table:table-cell table:formula="of:=AVERAGE([.M196];[.P196])" office:value-type="float" office:value="330.9" calcext:value-type="float">
            <text:p>330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95C0</text:p>
          </table:table-cell>
          <table:table-cell office:value-type="string" calcext:value-type="string">
            <text:p>equip026_2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F197] + [.G197] * [.D197] * ([.D197]+1) * 0.5" office:value-type="float" office:value="60400" calcext:value-type="float">
            <text:p>6040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K197] + [.L197] * ([.D197] * 0.9 + ([.D197] * ([.D197] + 1) * 0.0225))" office:value-type="float" office:value="330.9" calcext:value-type="float">
            <text:p>330.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N197] + [.O197] * ([.D197] * 0.9 + ([.D197] * ([.D197] + 1) * 0.0225))" office:value-type="float" office:value="551.5" calcext:value-type="float">
            <text:p>551.5</text:p>
          </table:table-cell>
          <table:table-cell table:formula="of:=AVERAGE([.M197];[.P197])" office:value-type="float" office:value="441.2" calcext:value-type="float">
            <text:p>441.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9748</text:p>
          </table:table-cell>
          <table:table-cell office:value-type="string" calcext:value-type="string">
            <text:p>equip026_202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formula="of:=[.F198] + [.G198] * [.D198] * ([.D198]+1) * 0.5" office:value-type="float" office:value="58250" calcext:value-type="float">
            <text:p>5825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198] + [.L198] * ([.D198] * 0.9 + ([.D198] * ([.D198] + 1) * 0.0225))" office:value-type="float" office:value="371.54" calcext:value-type="float">
            <text:p>371.5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198] + [.O198] * ([.D198] * 0.9 + ([.D198] * ([.D198] + 1) * 0.0225))" office:value-type="float" office:value="557.31" calcext:value-type="float">
            <text:p>557.31</text:p>
          </table:table-cell>
          <table:table-cell table:formula="of:=AVERAGE([.M198];[.P198])" office:value-type="float" office:value="464.425" calcext:value-type="float">
            <text:p>464.425</text:p>
          </table:table-cell>
          <table:table-cell table:number-columns-repeated="16367"/>
        </table:table-row>
        <table:table-row table:style-name="ro1">
          <table:table-cell table:style-name="ce74" office:value-type="string" calcext:value-type="string">
            <text:p>0x298D0</text:p>
          </table:table-cell>
          <table:table-cell table:style-name="ce74" office:value-type="string" calcext:value-type="string">
            <text:p>equip026_300</text:p>
          </table:table-cell>
          <table:table-cell table:style-name="ce85" office:value-type="string" calcext:value-type="string">
            <text:p>Greatshield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Greatshield of Ironimo</text:p>
          </table:table-cell>
          <table:table-cell table:style-name="ce74" office:value-type="float" office:value="80000" calcext:value-type="float">
            <text:p>80000</text:p>
          </table:table-cell>
          <table:table-cell table:style-name="ce74" office:value-type="float" office:value="0" calcext:value-type="float">
            <text:p>0</text:p>
          </table:table-cell>
          <table:table-cell table:formula="of:=[.F199] + [.G199] * [.D199] * ([.D199]+1) * 0.5" office:value-type="float" office:value="80000" calcext:value-type="float">
            <text:p>80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0" calcext:value-type="float">
            <text:p>0</text:p>
          </table:table-cell>
          <table:table-cell table:formula="of:=[.K199] + [.L199] * ([.D199] * 0.9 + ([.D199] * ([.D199] + 1) * 0.0225))" office:value-type="float" office:value="600" calcext:value-type="float">
            <text:p>600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0" calcext:value-type="float">
            <text:p>0</text:p>
          </table:table-cell>
          <table:table-cell table:formula="of:=[.N199] + [.O199] * ([.D199] * 0.9 + ([.D199] * ([.D199] + 1) * 0.0225))" office:value-type="float" office:value="1000" calcext:value-type="float">
            <text:p>1000</text:p>
          </table:table-cell>
          <table:table-cell table:formula="of:=AVERAGE([.M199];[.P199])" office:value-type="float" office:value="800" calcext:value-type="float">
            <text:p>800</text:p>
          </table:table-cell>
          <table:table-cell table:style-name="ce74" table:number-columns-repeated="16367"/>
        </table:table-row>
        <table:table-row table:style-name="ro1">
          <table:table-cell office:value-type="string" calcext:value-type="string">
            <text:p>0x29A58</text:p>
          </table:table-cell>
          <table:table-cell office:value-type="string" calcext:value-type="string">
            <text:p>equip027_0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erguard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F200] + [.G200] * [.D200] * ([.D200]+1) * 0.5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0] + [.L200] * ([.D200] * 0.9 + ([.D200] * ([.D200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0] + [.O200] * ([.D200] * 0.9 + ([.D200] * ([.D200] + 1) * 0.0225))" office:value-type="float" office:value="0" calcext:value-type="float">
            <text:p>0</text:p>
          </table:table-cell>
          <table:table-cell table:formula="of:=AVERAGE([.M200];[.P200]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0x29BE0</text:p>
          </table:table-cell>
          <table:table-cell office:value-type="string" calcext:value-type="string">
            <text:p>equip027_1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01] + [.G201] * [.D201] * ([.D201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1] + [.L201] * ([.D201] * 0.9 + ([.D201] * ([.D20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1] + [.O201] * ([.D201] * 0.9 + ([.D201] * ([.D201] + 1) * 0.0225))" office:value-type="float" office:value="0" calcext:value-type="float">
            <text:p>0</text:p>
          </table:table-cell>
          <table:table-cell table:formula="of:=AVERAGE([.M201];[.P201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9D68</text:p>
          </table:table-cell>
          <table:table-cell office:value-type="string" calcext:value-type="string">
            <text:p>equip027_1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02] + [.G202] * [.D202] * ([.D202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2] + [.L202] * ([.D202] * 0.9 + ([.D202] * ([.D202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2] + [.O202] * ([.D202] * 0.9 + ([.D202] * ([.D202] + 1) * 0.0225))" office:value-type="float" office:value="0" calcext:value-type="float">
            <text:p>0</text:p>
          </table:table-cell>
          <table:table-cell table:formula="of:=AVERAGE([.M202];[.P202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9EF0</text:p>
          </table:table-cell>
          <table:table-cell office:value-type="string" calcext:value-type="string">
            <text:p>equip027_2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03] + [.G203] * [.D203] * ([.D203]+1) * 0.5" office:value-type="float" office:value="15100" calcext:value-type="float">
            <text:p>15100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3] + [.L203] * ([.D203] * 0.9 + ([.D203] * ([.D20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3] + [.O203] * ([.D203] * 0.9 + ([.D203] * ([.D203] + 1) * 0.0225))" office:value-type="float" office:value="0" calcext:value-type="float">
            <text:p>0</text:p>
          </table:table-cell>
          <table:table-cell table:formula="of:=AVERAGE([.M203];[.P203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A078</text:p>
          </table:table-cell>
          <table:table-cell office:value-type="string" calcext:value-type="string">
            <text:p>equip027_2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204] + [.G204] * [.D204] * ([.D204]+1) * 0.5" office:value-type="float" office:value="30200" calcext:value-type="float">
            <text:p>302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4] + [.L204] * ([.D204] * 0.9 + ([.D204] * ([.D20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4] + [.O204] * ([.D204] * 0.9 + ([.D204] * ([.D204] + 1) * 0.0225))" office:value-type="float" office:value="0" calcext:value-type="float">
            <text:p>0</text:p>
          </table:table-cell>
          <table:table-cell table:formula="of:=AVERAGE([.M204];[.P204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A200</text:p>
          </table:table-cell>
          <table:table-cell office:value-type="string" calcext:value-type="string">
            <text:p>equip027_202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table:formula="of:=[.F205] + [.G205] * [.D205] * ([.D205]+1) * 0.5" office:value-type="float" office:value="29125" calcext:value-type="float">
            <text:p>291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formula="of:=[.K205] + [.L205] * ([.D205] * 0.9 + ([.D205] * ([.D205] + 1) * 0.0225))" office:value-type="float" office:value="-1.5" calcext:value-type="float">
            <text:p>-1.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formula="of:=[.N205] + [.O205] * ([.D205] * 0.9 + ([.D205] * ([.D205] + 1) * 0.0225))" office:value-type="float" office:value="-1.5" calcext:value-type="float">
            <text:p>-1.5</text:p>
          </table:table-cell>
          <table:table-cell table:formula="of:=AVERAGE([.M205];[.P205])" office:value-type="float" office:value="-1.5" calcext:value-type="float">
            <text:p>-1.5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2A388</text:p>
          </table:table-cell>
          <table:table-cell table:style-name="ce74" office:value-type="string" calcext:value-type="string">
            <text:p>equip027_300</text:p>
          </table:table-cell>
          <table:table-cell table:style-name="ce82" office:value-type="string" calcext:value-type="string">
            <text:p>Shoulderguard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Gydeen's Shoulders</text:p>
          </table:table-cell>
          <table:table-cell table:style-name="ce74" office:value-type="float" office:value="45000" calcext:value-type="float">
            <text:p>45000</text:p>
          </table:table-cell>
          <table:table-cell table:style-name="ce74" office:value-type="float" office:value="0" calcext:value-type="float">
            <text:p>0</text:p>
          </table:table-cell>
          <table:table-cell table:formula="of:=[.F206] + [.G206] * [.D206] * ([.D206]+1) * 0.5" office:value-type="float" office:value="45000" calcext:value-type="float">
            <text:p>45000</text:p>
          </table:table-cell>
          <table:table-cell table:style-name="ce163" office:value-type="float" office:value="1.2" calcext:value-type="float">
            <text:p>1.2</text:p>
          </table:table-cell>
          <table:table-cell table:style-name="ce170" office:value-type="float" office:value="0.6" calcext:value-type="float">
            <text:p>0.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06] + [.L206] * ([.D206] * 0.9 + ([.D206] * ([.D206] + 1) * 0.0225))" office:value-type="float" office:value="0" calcext:value-type="float">
            <text:p>0</text:p>
          </table:table-cell>
          <table:table-cell table:style-name="ce74" office:value-type="float" office:value="1500" calcext:value-type="float">
            <text:p>1500</text:p>
          </table:table-cell>
          <table:table-cell table:style-name="ce74" office:value-type="float" office:value="0" calcext:value-type="float">
            <text:p>0</text:p>
          </table:table-cell>
          <table:table-cell table:formula="of:=[.N206] + [.O206] * ([.D206] * 0.9 + ([.D206] * ([.D206] + 1) * 0.0225))" office:value-type="float" office:value="1500" calcext:value-type="float">
            <text:p>1500</text:p>
          </table:table-cell>
          <table:table-cell table:formula="of:=AVERAGE([.M206];[.P206])" office:value-type="float" office:value="750" calcext:value-type="float">
            <text:p>750</text:p>
          </table:table-cell>
          <table:table-cell table:style-name="ce74" table:number-columns-repeated="16367"/>
        </table:table-row>
        <table:table-row table:style-name="ro2">
          <table:table-cell office:value-type="string" calcext:value-type="string">
            <text:p>0x2A510</text:p>
          </table:table-cell>
          <table:table-cell office:value-type="string" calcext:value-type="string">
            <text:p>equip028_0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F207] + [.G207] * [.D207] * ([.D207]+1) * 0.5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7] + [.L207] * ([.D207] * 0.9 + ([.D207] * ([.D207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7] + [.O207] * ([.D207] * 0.9 + ([.D207] * ([.D207] + 1) * 0.0225))" office:value-type="float" office:value="0" calcext:value-type="float">
            <text:p>0</text:p>
          </table:table-cell>
          <table:table-cell table:formula="of:=AVERAGE([.M207];[.P207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A698</text:p>
          </table:table-cell>
          <table:table-cell office:value-type="string" calcext:value-type="string">
            <text:p>equip028_1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F208] + [.G208] * [.D208] * ([.D208]+1) * 0.5" office:value-type="float" office:value="9880" calcext:value-type="float">
            <text:p>988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8] + [.L208] * ([.D208] * 0.9 + ([.D208] * ([.D208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8] + [.O208] * ([.D208] * 0.9 + ([.D208] * ([.D208] + 1) * 0.0225))" office:value-type="float" office:value="0" calcext:value-type="float">
            <text:p>0</text:p>
          </table:table-cell>
          <table:table-cell table:formula="of:=AVERAGE([.M208];[.P20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A820</text:p>
          </table:table-cell>
          <table:table-cell office:value-type="string" calcext:value-type="string">
            <text:p>equip028_1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F209] + [.G209] * [.D209] * ([.D209]+1) * 0.5" office:value-type="float" office:value="9880" calcext:value-type="float">
            <text:p>988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09] + [.L209] * ([.D209] * 0.9 + ([.D209] * ([.D209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09] + [.O209] * ([.D209] * 0.9 + ([.D209] * ([.D209] + 1) * 0.0225))" office:value-type="float" office:value="0" calcext:value-type="float">
            <text:p>0</text:p>
          </table:table-cell>
          <table:table-cell table:formula="of:=AVERAGE([.M209];[.P209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A9A8</text:p>
          </table:table-cell>
          <table:table-cell office:value-type="string" calcext:value-type="string">
            <text:p>equip028_2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F210] + [.G210] * [.D210] * ([.D210]+1) * 0.5" office:value-type="float" office:value="9060" calcext:value-type="float">
            <text:p>906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0] + [.L210] * ([.D210] * 0.9 + ([.D210] * ([.D210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0] + [.O210] * ([.D210] * 0.9 + ([.D210] * ([.D210] + 1) * 0.0225))" office:value-type="float" office:value="0" calcext:value-type="float">
            <text:p>0</text:p>
          </table:table-cell>
          <table:table-cell table:formula="of:=AVERAGE([.M210];[.P210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AB30</text:p>
          </table:table-cell>
          <table:table-cell office:value-type="string" calcext:value-type="string">
            <text:p>equip028_2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F211] + [.G211] * [.D211] * ([.D211]+1) * 0.5" office:value-type="float" office:value="12080" calcext:value-type="float">
            <text:p>1208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1] + [.L211] * ([.D211] * 0.9 + ([.D211] * ([.D21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1] + [.O211] * ([.D211] * 0.9 + ([.D211] * ([.D211] + 1) * 0.0225))" office:value-type="float" office:value="0" calcext:value-type="float">
            <text:p>0</text:p>
          </table:table-cell>
          <table:table-cell table:formula="of:=AVERAGE([.M211];[.P211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ACB8</text:p>
          </table:table-cell>
          <table:table-cell office:value-type="string" calcext:value-type="string">
            <text:p>equip028_202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12] + [.G212] * [.D212] * ([.D212]+1) * 0.5" office:value-type="float" office:value="11650" calcext:value-type="float">
            <text:p>1165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2] + [.L212] * ([.D212] * 0.9 + ([.D212] * ([.D212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2] + [.O212] * ([.D212] * 0.9 + ([.D212] * ([.D212] + 1) * 0.0225))" office:value-type="float" office:value="0" calcext:value-type="float">
            <text:p>0</text:p>
          </table:table-cell>
          <table:table-cell table:formula="of:=AVERAGE([.M212];[.P212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2AE40</text:p>
          </table:table-cell>
          <table:table-cell table:style-name="ce74" office:value-type="string" calcext:value-type="string">
            <text:p>equip028_300</text:p>
          </table:table-cell>
          <table:table-cell table:style-name="ce79" office:value-type="string" calcext:value-type="string">
            <text:p>Cape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Nemean Cloak</text:p>
          </table:table-cell>
          <table:table-cell table:style-name="ce74" office:value-type="float" office:value="6000" calcext:value-type="float">
            <text:p>6000</text:p>
          </table:table-cell>
          <table:table-cell table:style-name="ce74" office:value-type="float" office:value="0" calcext:value-type="float">
            <text:p>0</text:p>
          </table:table-cell>
          <table:table-cell table:formula="of:=[.F213] + [.G213] * [.D213] * ([.D213]+1) * 0.5" office:value-type="float" office:value="6000" calcext:value-type="float">
            <text:p>6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0.5" calcext:value-type="float">
            <text:p>0.5</text:p>
          </table:table-cell>
          <table:table-cell table:style-name="ce74" office:value-type="float" office:value="-1.2" calcext:value-type="float">
            <text:p>-1.2</text:p>
          </table:table-cell>
          <table:table-cell table:style-name="ce74" office:value-type="float" office:value="0" calcext:value-type="float">
            <text:p>0</text:p>
          </table:table-cell>
          <table:table-cell table:formula="of:=[.K213] + [.L213] * ([.D213] * 0.9 + ([.D213] * ([.D213] + 1) * 0.0225))" office:value-type="float" office:value="-1.2" calcext:value-type="float">
            <text:p>-1.2</text:p>
          </table:table-cell>
          <table:table-cell table:style-name="ce74" office:value-type="float" office:value="-1.2" calcext:value-type="float">
            <text:p>-1.2</text:p>
          </table:table-cell>
          <table:table-cell table:style-name="ce74" office:value-type="float" office:value="0" calcext:value-type="float">
            <text:p>0</text:p>
          </table:table-cell>
          <table:table-cell table:formula="of:=[.N213] + [.O213] * ([.D213] * 0.9 + ([.D213] * ([.D213] + 1) * 0.0225))" office:value-type="float" office:value="-1.2" calcext:value-type="float">
            <text:p>-1.2</text:p>
          </table:table-cell>
          <table:table-cell table:formula="of:=AVERAGE([.M213];[.P213])" office:value-type="float" office:value="-1.2" calcext:value-type="float">
            <text:p>-1.2</text:p>
          </table:table-cell>
          <table:table-cell table:style-name="ce74" table:number-columns-repeated="16367"/>
        </table:table-row>
        <table:table-row table:style-name="ro2">
          <table:table-cell office:value-type="string" calcext:value-type="string">
            <text:p>0x2AFC8</text:p>
          </table:table-cell>
          <table:table-cell office:value-type="string" calcext:value-type="string">
            <text:p>equip029_0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214] + [.G214] * [.D214] * ([.D214]+1) * 0.5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4] + [.L214] * ([.D214] * 0.9 + ([.D214] * ([.D21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14] + [.O214] * ([.D214] * 0.9 + ([.D214] * ([.D214] + 1) * 0.0225))" office:value-type="float" office:value="0" calcext:value-type="float">
            <text:p>0</text:p>
          </table:table-cell>
          <table:table-cell table:formula="of:=AVERAGE([.M214];[.P214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150</text:p>
          </table:table-cell>
          <table:table-cell office:value-type="string" calcext:value-type="string">
            <text:p>equip029_1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n boots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F215] + [.G215] * [.D215] * ([.D215]+1) * 0.5" office:value-type="float" office:value="7410" calcext:value-type="float">
            <text:p>7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5] + [.L215] * ([.D215] * 0.9 + ([.D215] * ([.D215] + 1) * 0.0225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215] + [.O215] * ([.D215] * 0.9 + ([.D215] * ([.D215] + 1) * 0.0225))" office:value-type="float" office:value="449.4" calcext:value-type="float">
            <text:p>449.4</text:p>
          </table:table-cell>
          <table:table-cell table:formula="of:=AVERAGE([.M215];[.P215])" office:value-type="float" office:value="224.7" calcext:value-type="float">
            <text:p>224.7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2D8</text:p>
          </table:table-cell>
          <table:table-cell office:value-type="string" calcext:value-type="string">
            <text:p>equip029_1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boots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F216] + [.G216] * [.D216] * ([.D216]+1) * 0.5" office:value-type="float" office:value="7410" calcext:value-type="float">
            <text:p>7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6] + [.L216] * ([.D216] * 0.9 + ([.D216] * ([.D216] + 1) * 0.0225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N216] + [.O216] * ([.D216] * 0.9 + ([.D216] * ([.D216] + 1) * 0.0225))" office:value-type="float" office:value="449.4" calcext:value-type="float">
            <text:p>449.4</text:p>
          </table:table-cell>
          <table:table-cell table:formula="of:=AVERAGE([.M216];[.P216])" office:value-type="float" office:value="224.7" calcext:value-type="float">
            <text:p>224.7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460</text:p>
          </table:table-cell>
          <table:table-cell office:value-type="string" calcext:value-type="string">
            <text:p>equip029_2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217] + [.G217] * [.D217] * ([.D217]+1) * 0.5" office:value-type="float" office:value="22650" calcext:value-type="float">
            <text:p>2265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7] + [.L217] * ([.D217] * 0.9 + ([.D217] * ([.D217] + 1) * 0.0225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.8</text:p>
          </table:table-cell>
          <table:table-cell table:formula="of:=[.N217] + [.O217] * ([.D217] * 0.9 + ([.D217] * ([.D217] + 1) * 0.0225))" office:value-type="float" office:value="397.08" calcext:value-type="float">
            <text:p>397.08</text:p>
          </table:table-cell>
          <table:table-cell table:formula="of:=AVERAGE([.M217];[.P217])" office:value-type="float" office:value="198.54" calcext:value-type="float">
            <text:p>198.54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5E8</text:p>
          </table:table-cell>
          <table:table-cell office:value-type="string" calcext:value-type="string">
            <text:p>equip029_2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F218] + [.G218] * [.D218] * ([.D218]+1) * 0.5" office:value-type="float" office:value="6040" calcext:value-type="float">
            <text:p>604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table:formula="of:=[.K218] + [.L218] * ([.D218] * 0.9 + ([.D218] * ([.D218] + 1) * 0.0225))" office:value-type="float" office:value="176.48" calcext:value-type="float">
            <text:p>176.48</text:p>
          </table:table-cell>
          <table:table-cell office:value-type="float" office:value="24" calcext:value-type="float">
            <text:p>24</text:p>
          </table:table-cell>
          <table:table-cell office:value-type="float" office:value="14.4" calcext:value-type="float">
            <text:p>14.4</text:p>
          </table:table-cell>
          <table:table-cell table:formula="of:=[.N218] + [.O218] * ([.D218] * 0.9 + ([.D218] * ([.D218] + 1) * 0.0225))" office:value-type="float" office:value="529.44" calcext:value-type="float">
            <text:p>529.44</text:p>
          </table:table-cell>
          <table:table-cell table:formula="of:=AVERAGE([.M218];[.P218])" office:value-type="float" office:value="352.96" calcext:value-type="float">
            <text:p>352.96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770</text:p>
          </table:table-cell>
          <table:table-cell office:value-type="string" calcext:value-type="string">
            <text:p>equip029_202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F219] + [.G219] * [.D219] * ([.D219]+1) * 0.5" office:value-type="float" office:value="5825" calcext:value-type="float">
            <text:p>5825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K219] + [.L219] * ([.D219] * 0.9 + ([.D219] * ([.D219] + 1) * 0.0225))" office:value-type="float" office:value="185.77" calcext:value-type="float">
            <text:p>185.7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219] + [.O219] * ([.D219] * 0.9 + ([.D219] * ([.D219] + 1) * 0.0225))" office:value-type="float" office:value="557.31" calcext:value-type="float">
            <text:p>557.31</text:p>
          </table:table-cell>
          <table:table-cell table:formula="of:=AVERAGE([.M219];[.P219])" office:value-type="float" office:value="371.54" calcext:value-type="float">
            <text:p>371.54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2B8F8</text:p>
          </table:table-cell>
          <table:table-cell table:style-name="ce74" office:value-type="string" calcext:value-type="string">
            <text:p>equip029_300</text:p>
          </table:table-cell>
          <table:table-cell table:style-name="ce80" office:value-type="string" calcext:value-type="string">
            <text:p>Boot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Hermerossa's Sandals</text:p>
          </table:table-cell>
          <table:table-cell table:style-name="ce74" office:value-type="float" office:value="6000" calcext:value-type="float">
            <text:p>6000</text:p>
          </table:table-cell>
          <table:table-cell table:style-name="ce74" office:value-type="float" office:value="0" calcext:value-type="float">
            <text:p>0</text:p>
          </table:table-cell>
          <table:table-cell table:formula="of:=[.F220] + [.G220] * [.D220] * ([.D220]+1) * 0.5" office:value-type="float" office:value="6000" calcext:value-type="float">
            <text:p>6000</text:p>
          </table:table-cell>
          <table:table-cell table:style-name="ce163" office:value-type="float" office:value="1.5" calcext:value-type="float">
            <text:p>1.5</text:p>
          </table:table-cell>
          <table:table-cell table:style-name="ce170" office:value-type="float" office:value="0.5" calcext:value-type="float">
            <text:p>0.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20] + [.L220] * ([.D220] * 0.9 + ([.D220] * ([.D220] + 1) * 0.0225))" office:value-type="float" office:value="0" calcext:value-type="float">
            <text:p>0</text:p>
          </table:table-cell>
          <table:table-cell table:style-name="ce74" office:value-type="float" office:value="-1.5" calcext:value-type="float">
            <text:p>-1.5</text:p>
          </table:table-cell>
          <table:table-cell table:style-name="ce74" office:value-type="float" office:value="0" calcext:value-type="float">
            <text:p>0</text:p>
          </table:table-cell>
          <table:table-cell table:formula="of:=[.N220] + [.O220] * ([.D220] * 0.9 + ([.D220] * ([.D220] + 1) * 0.0225))" office:value-type="float" office:value="-1.5" calcext:value-type="float">
            <text:p>-1.5</text:p>
          </table:table-cell>
          <table:table-cell table:formula="of:=AVERAGE([.M220];[.P220])" office:value-type="float" office:value="-0.75" calcext:value-type="float">
            <text:p>-0.75</text:p>
          </table:table-cell>
          <table:table-cell table:style-name="ce74" table:number-columns-repeated="16367"/>
        </table:table-row>
        <table:table-row table:style-name="ro2">
          <table:table-cell office:value-type="string" calcext:value-type="string">
            <text:p>0x2BA80</text:p>
          </table:table-cell>
          <table:table-cell office:value-type="string" calcext:value-type="string">
            <text:p>equip030_0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F221] + [.G221] * [.D221] * ([.D221]+1) * 0.5"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1] + [.L221] * ([.D221] * 0.9 + ([.D221] * ([.D221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1] + [.O221] * ([.D221] * 0.9 + ([.D221] * ([.D221] + 1) * 0.0225))" office:value-type="float" office:value="0" calcext:value-type="float">
            <text:p>0</text:p>
          </table:table-cell>
          <table:table-cell table:formula="of:=AVERAGE([.M221];[.P221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C08</text:p>
          </table:table-cell>
          <table:table-cell office:value-type="string" calcext:value-type="string">
            <text:p>equip030_1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22] + [.G222] * [.D222] * ([.D222]+1) * 0.5" office:value-type="float" office:value="14820" calcext:value-type="float">
            <text:p>148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2] + [.L222] * ([.D222] * 0.9 + ([.D222] * ([.D222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2] + [.O222] * ([.D222] * 0.9 + ([.D222] * ([.D222] + 1) * 0.0225))" office:value-type="float" office:value="0" calcext:value-type="float">
            <text:p>0</text:p>
          </table:table-cell>
          <table:table-cell table:formula="of:=AVERAGE([.M222];[.P222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D90</text:p>
          </table:table-cell>
          <table:table-cell office:value-type="string" calcext:value-type="string">
            <text:p>equip030_1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23] + [.G223] * [.D223] * ([.D223]+1) * 0.5" office:value-type="float" office:value="14820" calcext:value-type="float">
            <text:p>1482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3] + [.L223] * ([.D223] * 0.9 + ([.D223] * ([.D223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3] + [.O223] * ([.D223] * 0.9 + ([.D223] * ([.D223] + 1) * 0.0225))" office:value-type="float" office:value="0" calcext:value-type="float">
            <text:p>0</text:p>
          </table:table-cell>
          <table:table-cell table:formula="of:=AVERAGE([.M223];[.P223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BF18</text:p>
          </table:table-cell>
          <table:table-cell office:value-type="string" calcext:value-type="string">
            <text:p>equip030_2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[.F224] + [.G224] * [.D224] * ([.D224]+1) * 0.5" office:value-type="float" office:value="12080" calcext:value-type="float">
            <text:p>1208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4] + [.L224] * ([.D224] * 0.9 + ([.D224] * ([.D224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4] + [.O224] * ([.D224] * 0.9 + ([.D224] * ([.D224] + 1) * 0.0225))" office:value-type="float" office:value="0" calcext:value-type="float">
            <text:p>0</text:p>
          </table:table-cell>
          <table:table-cell table:formula="of:=AVERAGE([.M224];[.P224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C0A0</text:p>
          </table:table-cell>
          <table:table-cell office:value-type="string" calcext:value-type="string">
            <text:p>equip030_2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225] + [.G225] * [.D225] * ([.D225]+1) * 0.5" office:value-type="float" office:value="45300" calcext:value-type="float">
            <text:p>4530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5] + [.L225] * ([.D225] * 0.9 + ([.D225] * ([.D225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5] + [.O225] * ([.D225] * 0.9 + ([.D225] * ([.D225] + 1) * 0.0225))" office:value-type="float" office:value="0" calcext:value-type="float">
            <text:p>0</text:p>
          </table:table-cell>
          <table:table-cell table:formula="of:=AVERAGE([.M225];[.P22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C228</text:p>
          </table:table-cell>
          <table:table-cell office:value-type="string" calcext:value-type="string">
            <text:p>equip030_202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26] + [.G226] * [.D226] * ([.D226]+1) * 0.5" office:value-type="float" office:value="11650" calcext:value-type="float">
            <text:p>1165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26] + [.L226] * ([.D226] * 0.9 + ([.D226] * ([.D226] + 1) * 0.0225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226] + [.O226] * ([.D226] * 0.9 + ([.D226] * ([.D226] + 1) * 0.0225))" office:value-type="float" office:value="0" calcext:value-type="float">
            <text:p>0</text:p>
          </table:table-cell>
          <table:table-cell table:formula="of:=AVERAGE([.M226];[.P226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2C3B0</text:p>
          </table:table-cell>
          <table:table-cell table:style-name="ce74" office:value-type="string" calcext:value-type="string">
            <text:p>equip030_300</text:p>
          </table:table-cell>
          <table:table-cell table:style-name="ce89" office:value-type="string" calcext:value-type="string">
            <text:p>Horse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Halcypon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227] + [.G227] * [.D227] * ([.D227]+1) * 0.5" office:value-type="float" office:value="12000" calcext:value-type="float">
            <text:p>12000</text:p>
          </table:table-cell>
          <table:table-cell table:style-name="ce163" office:value-type="float" office:value="1.4" calcext:value-type="float">
            <text:p>1.4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27] + [.L227] * ([.D227] * 0.9 + ([.D227] * ([.D227] + 1) * 0.0225))" office:value-type="float" office:value="0" calcext:value-type="float">
            <text:p>0</text:p>
          </table:table-cell>
          <table:table-cell table:style-name="ce74" office:value-type="float" office:value="-1.2" calcext:value-type="float">
            <text:p>-1.2</text:p>
          </table:table-cell>
          <table:table-cell table:style-name="ce74" office:value-type="float" office:value="0" calcext:value-type="float">
            <text:p>0</text:p>
          </table:table-cell>
          <table:table-cell table:formula="of:=[.N227] + [.O227] * ([.D227] * 0.9 + ([.D227] * ([.D227] + 1) * 0.0225))" office:value-type="float" office:value="-1.2" calcext:value-type="float">
            <text:p>-1.2</text:p>
          </table:table-cell>
          <table:table-cell table:formula="of:=AVERAGE([.M227];[.P227])" office:value-type="float" office:value="-0.6" calcext:value-type="float">
            <text:p>-0.6</text:p>
          </table:table-cell>
          <table:table-cell table:style-name="ce74" table:number-columns-repeated="16367"/>
        </table:table-row>
        <table:table-row table:style-name="ro2">
          <table:table-cell office:value-type="string" calcext:value-type="string">
            <text:p>0x2C538</text:p>
          </table:table-cell>
          <table:table-cell office:value-type="string" calcext:value-type="string">
            <text:p>equip031_0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hors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228] + [.G228] * [.D228] * ([.D228]+1) * 0.5"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228] + [.L228] * ([.D228] * 0.9 + ([.D228] * ([.D228] + 1) * 0.0225)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228] + [.O228] * ([.D228] * 0.9 + ([.D228] * ([.D228] + 1) * 0.0225))" office:value-type="float" office:value="8" calcext:value-type="float">
            <text:p>8</text:p>
          </table:table-cell>
          <table:table-cell table:formula="of:=AVERAGE([.M228];[.P228])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C6C0</text:p>
          </table:table-cell>
          <table:table-cell office:value-type="string" calcext:value-type="string">
            <text:p>equip031_1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229] + [.G229] * [.D229] * ([.D229]+1) * 0.5" office:value-type="float" office:value="24700" calcext:value-type="float">
            <text:p>247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229] + [.L229] * ([.D229] * 0.9 + ([.D229] * ([.D229] + 1) * 0.0225))" office:value-type="float" office:value="299.6" calcext:value-type="float">
            <text:p>299.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29] + [.O229] * ([.D229] * 0.9 + ([.D229] * ([.D229] + 1) * 0.0225))" office:value-type="float" office:value="299.6" calcext:value-type="float">
            <text:p>299.6</text:p>
          </table:table-cell>
          <table:table-cell table:formula="of:=AVERAGE([.M229];[.P229])" office:value-type="float" office:value="299.6" calcext:value-type="float">
            <text:p>299.6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C848</text:p>
          </table:table-cell>
          <table:table-cell office:value-type="string" calcext:value-type="string">
            <text:p>equip031_1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F230] + [.G230] * [.D230] * ([.D230]+1) * 0.5" office:value-type="float" office:value="24700" calcext:value-type="float">
            <text:p>247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230] + [.L230] * ([.D230] * 0.9 + ([.D230] * ([.D230] + 1) * 0.0225))" office:value-type="float" office:value="299.6" calcext:value-type="float">
            <text:p>299.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N230] + [.O230] * ([.D230] * 0.9 + ([.D230] * ([.D230] + 1) * 0.0225))" office:value-type="float" office:value="299.6" calcext:value-type="float">
            <text:p>299.6</text:p>
          </table:table-cell>
          <table:table-cell table:formula="of:=AVERAGE([.M230];[.P230])" office:value-type="float" office:value="299.6" calcext:value-type="float">
            <text:p>299.6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C9D0</text:p>
          </table:table-cell>
          <table:table-cell office:value-type="string" calcext:value-type="string">
            <text:p>equip031_2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F231] + [.G231] * [.D231] * ([.D231]+1) * 0.5" office:value-type="float" office:value="25670" calcext:value-type="float">
            <text:p>25670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K231] + [.L231] * ([.D231] * 0.9 + ([.D231] * ([.D231] + 1) * 0.0225))" office:value-type="float" office:value="264.72" calcext:value-type="float">
            <text:p>264.72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.2</text:p>
          </table:table-cell>
          <table:table-cell table:formula="of:=[.N231] + [.O231] * ([.D231] * 0.9 + ([.D231] * ([.D231] + 1) * 0.0225))" office:value-type="float" office:value="264.72" calcext:value-type="float">
            <text:p>264.72</text:p>
          </table:table-cell>
          <table:table-cell table:formula="of:=AVERAGE([.M231];[.P231])" office:value-type="float" office:value="264.72" calcext:value-type="float">
            <text:p>264.72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CB58</text:p>
          </table:table-cell>
          <table:table-cell office:value-type="string" calcext:value-type="string">
            <text:p>equip031_2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formula="of:=[.F232] + [.G232] * [.D232] * ([.D232]+1) * 0.5" office:value-type="float" office:value="58250" calcext:value-type="float">
            <text:p>5825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.6</text:p>
          </table:table-cell>
          <table:table-cell table:formula="of:=[.K232] + [.L232] * ([.D232] * 0.9 + ([.D232] * ([.D232] + 1) * 0.0225))" office:value-type="float" office:value="297.232" calcext:value-type="float">
            <text:p>297.232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.6</text:p>
          </table:table-cell>
          <table:table-cell table:formula="of:=[.N232] + [.O232] * ([.D232] * 0.9 + ([.D232] * ([.D232] + 1) * 0.0225))" office:value-type="float" office:value="297.232" calcext:value-type="float">
            <text:p>297.232</text:p>
          </table:table-cell>
          <table:table-cell table:formula="of:=AVERAGE([.M232];[.P232])" office:value-type="float" office:value="297.232" calcext:value-type="float">
            <text:p>297.232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CCE0</text:p>
          </table:table-cell>
          <table:table-cell office:value-type="string" calcext:value-type="string">
            <text:p>equip031_202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[.F233] + [.G233] * [.D233] * ([.D233]+1) * 0.5" office:value-type="float" office:value="27960" calcext:value-type="float">
            <text:p>2796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K233] + [.L233] * ([.D233] * 0.9 + ([.D233] * ([.D233] + 1) * 0.0225))" office:value-type="float" office:value="371.54" calcext:value-type="float">
            <text:p>371.5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N233] + [.O233] * ([.D233] * 0.9 + ([.D233] * ([.D233] + 1) * 0.0225))" office:value-type="float" office:value="371.54" calcext:value-type="float">
            <text:p>371.54</text:p>
          </table:table-cell>
          <table:table-cell table:formula="of:=AVERAGE([.M233];[.P233])" office:value-type="float" office:value="371.54" calcext:value-type="float">
            <text:p>371.54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2CE68</text:p>
          </table:table-cell>
          <table:table-cell table:style-name="ce74" office:value-type="string" calcext:value-type="string">
            <text:p>equip031_300</text:p>
          </table:table-cell>
          <table:table-cell table:style-name="ce77" office:value-type="string" calcext:value-type="string">
            <text:p>Warhorse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Apobao the Absolute</text:p>
          </table:table-cell>
          <table:table-cell table:style-name="ce74" office:value-type="float" office:value="30000" calcext:value-type="float">
            <text:p>30000</text:p>
          </table:table-cell>
          <table:table-cell table:style-name="ce74" office:value-type="float" office:value="0" calcext:value-type="float">
            <text:p>0</text:p>
          </table:table-cell>
          <table:table-cell table:formula="of:=[.F234] + [.G234] * [.D234] * ([.D234]+1) * 0.5" office:value-type="float" office:value="30000" calcext:value-type="float">
            <text:p>30000</text:p>
          </table:table-cell>
          <table:table-cell table:style-name="ce147" office:value-type="float" office:value="2.5" calcext:value-type="float">
            <text:p>2.5</text:p>
          </table:table-cell>
          <table:table-cell table:style-name="ce154" office:value-type="float" office:value="0.8" calcext:value-type="float">
            <text:p>0.8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K234] + [.L234] * ([.D234] * 0.9 + ([.D234] * ([.D234] + 1) * 0.0225))" office:value-type="float" office:value="500" calcext:value-type="float">
            <text:p>500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N234] + [.O234] * ([.D234] * 0.9 + ([.D234] * ([.D234] + 1) * 0.0225))" office:value-type="float" office:value="500" calcext:value-type="float">
            <text:p>500</text:p>
          </table:table-cell>
          <table:table-cell table:formula="of:=AVERAGE([.M234];[.P234])" office:value-type="float" office:value="500" calcext:value-type="float">
            <text:p>500</text:p>
          </table:table-cell>
          <table:table-cell table:style-name="ce74" table:number-columns-repeated="16367"/>
        </table:table-row>
        <table:table-row table:style-name="ro2">
          <table:table-cell office:value-type="string" calcext:value-type="string">
            <text:p>0x2CFF0</text:p>
          </table:table-cell>
          <table:table-cell office:value-type="string" calcext:value-type="string">
            <text:p>equip032_000</text:p>
          </table:table-cell>
          <table:table-cell office:value-type="string" calcext:value-type="string">
            <text:p>Chari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io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F235] + [.G235] * [.D235] * ([.D235]+1) * 0.5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5] + [.L235] * ([.D235] * 0.9 + ([.D235] * ([.D235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N235] + [.O235] * ([.D235] * 0.9 + ([.D235] * ([.D235] + 1) * 0.0225))" office:value-type="float" office:value="20" calcext:value-type="float">
            <text:p>20</text:p>
          </table:table-cell>
          <table:table-cell table:formula="of:=AVERAGE([.M235];[.P235])" office:value-type="float" office:value="10" calcext:value-type="float">
            <text:p>1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178</text:p>
          </table:table-cell>
          <table:table-cell office:value-type="string" calcext:value-type="string">
            <text:p>equip032_100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36] + [.G236] * [.D236] * ([.D236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6] + [.L236] * ([.D236] * 0.9 + ([.D236] * ([.D236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N236] + [.O236] * ([.D236] * 0.9 + ([.D236] * ([.D236] + 1) * 0.0225))" office:value-type="float" office:value="749" calcext:value-type="float">
            <text:p>749</text:p>
          </table:table-cell>
          <table:table-cell table:formula="of:=AVERAGE([.M236];[.P236])" office:value-type="float" office:value="374.5" calcext:value-type="float">
            <text:p>374.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300</text:p>
          </table:table-cell>
          <table:table-cell office:value-type="string" calcext:value-type="string">
            <text:p>equip032_101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37] + [.G237] * [.D237] * ([.D237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7] + [.L237] * ([.D237] * 0.9 + ([.D237] * ([.D237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N237] + [.O237] * ([.D237] * 0.9 + ([.D237] * ([.D237] + 1) * 0.0225))" office:value-type="float" office:value="749" calcext:value-type="float">
            <text:p>749</text:p>
          </table:table-cell>
          <table:table-cell table:formula="of:=AVERAGE([.M237];[.P237])" office:value-type="float" office:value="374.5" calcext:value-type="float">
            <text:p>374.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488</text:p>
          </table:table-cell>
          <table:table-cell office:value-type="string" calcext:value-type="string">
            <text:p>equip032_102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F238] + [.G238] * [.D238] * ([.D238]+1) * 0.5" office:value-type="float" office:value="37050" calcext:value-type="float">
            <text:p>37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8] + [.L238] * ([.D238] * 0.9 + ([.D238] * ([.D238] + 1) * 0.0225)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N238] + [.O238] * ([.D238] * 0.9 + ([.D238] * ([.D238] + 1) * 0.0225))" office:value-type="float" office:value="749" calcext:value-type="float">
            <text:p>749</text:p>
          </table:table-cell>
          <table:table-cell table:formula="of:=AVERAGE([.M238];[.P238])" office:value-type="float" office:value="374.5" calcext:value-type="float">
            <text:p>374.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610</text:p>
          </table:table-cell>
          <table:table-cell office:value-type="string" calcext:value-type="string">
            <text:p>equip032_200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F239] + [.G239] * [.D239] * ([.D239]+1) * 0.5" office:value-type="float" office:value="45300" calcext:value-type="float">
            <text:p>4530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39] + [.L239] * ([.D239] * 0.9 + ([.D239] * ([.D239] + 1) * 0.0225)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N239] + [.O239] * ([.D239] * 0.9 + ([.D239] * ([.D239] + 1) * 0.0225))" office:value-type="float" office:value="661.8" calcext:value-type="float">
            <text:p>661.8</text:p>
          </table:table-cell>
          <table:table-cell table:formula="of:=AVERAGE([.M239];[.P239])" office:value-type="float" office:value="330.9" calcext:value-type="float">
            <text:p>330.9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798</text:p>
          </table:table-cell>
          <table:table-cell office:value-type="string" calcext:value-type="string">
            <text:p>equip032_201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240] + [.G240] * [.D240] * ([.D240]+1) * 0.5" office:value-type="float" office:value="22650" calcext:value-type="float">
            <text:p>2265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40] + [.L240] * ([.D240] * 0.9 + ([.D240] * ([.D240] + 1) * 0.0225)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N240] + [.O240] * ([.D240] * 0.9 + ([.D240] * ([.D240] + 1) * 0.0225))" office:value-type="float" office:value="882.4" calcext:value-type="float">
            <text:p>882.4</text:p>
          </table:table-cell>
          <table:table-cell table:formula="of:=AVERAGE([.M240];[.P240])" office:value-type="float" office:value="441.2" calcext:value-type="float">
            <text:p>441.2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920</text:p>
          </table:table-cell>
          <table:table-cell office:value-type="string" calcext:value-type="string">
            <text:p>equip032_202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F241] + [.G241] * [.D241] * ([.D241]+1) * 0.5" office:value-type="float" office:value="23300" calcext:value-type="float">
            <text:p>23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41] + [.L241] * ([.D241] * 0.9 + ([.D241] * ([.D241] + 1) * 0.0225)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241] + [.O241] * ([.D241] * 0.9 + ([.D241] * ([.D241] + 1) * 0.0225))" office:value-type="float" office:value="928.85" calcext:value-type="float">
            <text:p>928.85</text:p>
          </table:table-cell>
          <table:table-cell table:formula="of:=AVERAGE([.M241];[.P241])" office:value-type="float" office:value="464.425" calcext:value-type="float">
            <text:p>464.42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AA8</text:p>
          </table:table-cell>
          <table:table-cell office:value-type="string" calcext:value-type="string">
            <text:p>equip032_203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42] + [.G242] * [.D242] * ([.D242]+1) * 0.5" office:value-type="float" office:value="11650" calcext:value-type="float">
            <text:p>1165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42] + [.L242] * ([.D242] * 0.9 + ([.D242] * ([.D242] + 1) * 0.0225)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N242] + [.O242] * ([.D242] * 0.9 + ([.D242] * ([.D242] + 1) * 0.0225))" office:value-type="float" office:value="1114.62" calcext:value-type="float">
            <text:p>1114.62</text:p>
          </table:table-cell>
          <table:table-cell table:formula="of:=AVERAGE([.M242];[.P242])" office:value-type="float" office:value="557.31" calcext:value-type="float">
            <text:p>557.3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2DC30</text:p>
          </table:table-cell>
          <table:table-cell office:value-type="string" calcext:value-type="string">
            <text:p>equip032_204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formula="of:=[.F243] + [.G243] * [.D243] * ([.D243]+1) * 0.5" office:value-type="float" office:value="58250" calcext:value-type="float">
            <text:p>5825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243] + [.L243] * ([.D243] * 0.9 + ([.D243] * ([.D243] + 1) * 0.0225))" office:value-type="float" office:value="1857.7" calcext:value-type="float">
            <text:p>1857.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243] + [.O243] * ([.D243] * 0.9 + ([.D243] * ([.D243] + 1) * 0.0225))" office:value-type="float" office:value="2786.55" calcext:value-type="float">
            <text:p>2786.55</text:p>
          </table:table-cell>
          <table:table-cell table:formula="of:=AVERAGE([.M243];[.P243])" office:value-type="float" office:value="2322.125" calcext:value-type="float">
            <text:p>2322.125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2DDB8</text:p>
          </table:table-cell>
          <table:table-cell table:style-name="ce74" office:value-type="string" calcext:value-type="string">
            <text:p>equip032_300</text:p>
          </table:table-cell>
          <table:table-cell office:value-type="string" calcext:value-type="string">
            <text:p>Chariot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Gargan War Machine</text:p>
          </table:table-cell>
          <table:table-cell table:style-name="ce74" office:value-type="float" office:value="45000" calcext:value-type="float">
            <text:p>45000</text:p>
          </table:table-cell>
          <table:table-cell table:style-name="ce74" office:value-type="float" office:value="0" calcext:value-type="float">
            <text:p>0</text:p>
          </table:table-cell>
          <table:table-cell table:formula="of:=[.F244] + [.G244] * [.D244] * ([.D244]+1) * 0.5" office:value-type="float" office:value="45000" calcext:value-type="float">
            <text:p>45000</text:p>
          </table:table-cell>
          <table:table-cell table:style-name="ce163" office:value-type="float" office:value="1.2" calcext:value-type="float">
            <text:p>1.2</text:p>
          </table:table-cell>
          <table:table-cell table:style-name="ce170" office:value-type="float" office:value="0.8" calcext:value-type="float">
            <text:p>0.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K244] + [.L244] * ([.D244] * 0.9 + ([.D244] * ([.D244] + 1) * 0.0225))" office:value-type="float" office:value="0" calcext:value-type="float">
            <text:p>0</text:p>
          </table:table-cell>
          <table:table-cell table:style-name="ce74" office:value-type="float" office:value="3000" calcext:value-type="float">
            <text:p>3000</text:p>
          </table:table-cell>
          <table:table-cell table:style-name="ce74" office:value-type="float" office:value="0" calcext:value-type="float">
            <text:p>0</text:p>
          </table:table-cell>
          <table:table-cell table:formula="of:=[.N244] + [.O244] * ([.D244] * 0.9 + ([.D244] * ([.D244] + 1) * 0.0225))" office:value-type="float" office:value="3000" calcext:value-type="float">
            <text:p>3000</text:p>
          </table:table-cell>
          <table:table-cell table:formula="of:=AVERAGE([.M244];[.P244])" office:value-type="float" office:value="1500" calcext:value-type="float">
            <text:p>1500</text:p>
          </table:table-cell>
          <table:table-cell table:style-name="ce74" table:number-columns-repeated="16367"/>
        </table:table-row>
        <table:table-row table:style-name="ro2">
          <table:table-cell office:value-type="string" calcext:value-type="string">
            <text:p>0x317E8</text:p>
          </table:table-cell>
          <table:table-cell office:value-type="string" calcext:value-type="string">
            <text:p>equip035_0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F245] + [.G245] * [.D245] * ([.D245]+1) * 0.5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K245] + [.L245] * ([.D245] * 0.9 + ([.D245] * ([.D245] + 1) * 0.0225))" office:value-type="float" office:value="22.5" calcext:value-type="float">
            <text:p>22.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N245] + [.O245] * ([.D245] * 0.9 + ([.D245] * ([.D245] + 1) * 0.0225))" office:value-type="float" office:value="37.5" calcext:value-type="float">
            <text:p>37.5</text:p>
          </table:table-cell>
          <table:table-cell table:formula="of:=AVERAGE([.M245];[.P245])" office:value-type="float" office:value="30" calcext:value-type="float">
            <text:p>3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1970</text:p>
          </table:table-cell>
          <table:table-cell office:value-type="string" calcext:value-type="string">
            <text:p>equip035_1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46] + [.G246] * [.D246] * ([.D246]+1) * 0.5" office:value-type="float" office:value="14820" calcext:value-type="float">
            <text:p>148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K246] + [.L246] * ([.D246] * 0.9 + ([.D246] * ([.D246] + 1) * 0.0225))" office:value-type="float" office:value="842.625" calcext:value-type="float">
            <text:p>842.625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N246] + [.O246] * ([.D246] * 0.9 + ([.D246] * ([.D246] + 1) * 0.0225))" office:value-type="float" office:value="1404.375" calcext:value-type="float">
            <text:p>1404.375</text:p>
          </table:table-cell>
          <table:table-cell table:formula="of:=AVERAGE([.M246];[.P246])" office:value-type="float" office:value="1123.5" calcext:value-type="float">
            <text:p>1123.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1AF8</text:p>
          </table:table-cell>
          <table:table-cell office:value-type="string" calcext:value-type="string">
            <text:p>equip035_1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F247] + [.G247] * [.D247] * ([.D247]+1) * 0.5" office:value-type="float" office:value="14820" calcext:value-type="float">
            <text:p>148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11.25" calcext:value-type="float">
            <text:p>11.25</text:p>
          </table:table-cell>
          <table:table-cell table:formula="of:=[.K247] + [.L247] * ([.D247] * 0.9 + ([.D247] * ([.D247] + 1) * 0.0225))" office:value-type="float" office:value="842.625" calcext:value-type="float">
            <text:p>842.625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table:formula="of:=[.N247] + [.O247] * ([.D247] * 0.9 + ([.D247] * ([.D247] + 1) * 0.0225))" office:value-type="float" office:value="1404.375" calcext:value-type="float">
            <text:p>1404.375</text:p>
          </table:table-cell>
          <table:table-cell table:formula="of:=AVERAGE([.M247];[.P247])" office:value-type="float" office:value="1123.5" calcext:value-type="float">
            <text:p>1123.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1C80</text:p>
          </table:table-cell>
          <table:table-cell office:value-type="string" calcext:value-type="string">
            <text:p>equip035_2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F248] + [.G248] * [.D248] * ([.D248]+1) * 0.5" office:value-type="float" office:value="15100" calcext:value-type="float">
            <text:p>15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K248] + [.L248] * ([.D248] * 0.9 + ([.D248] * ([.D248] + 1) * 0.0225))" office:value-type="float" office:value="992.7" calcext:value-type="float">
            <text:p>992.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N248] + [.O248] * ([.D248] * 0.9 + ([.D248] * ([.D248] + 1) * 0.0225))" office:value-type="float" office:value="1654.5" calcext:value-type="float">
            <text:p>1654.5</text:p>
          </table:table-cell>
          <table:table-cell table:formula="of:=AVERAGE([.M248];[.P248])" office:value-type="float" office:value="1323.6" calcext:value-type="float">
            <text:p>1323.6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1E08</text:p>
          </table:table-cell>
          <table:table-cell office:value-type="string" calcext:value-type="string">
            <text:p>equip035_2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F249] + [.G249] * [.D249] * ([.D249]+1) * 0.5" office:value-type="float" office:value="18120" calcext:value-type="float">
            <text:p>1812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249] + [.L249] * ([.D249] * 0.9 + ([.D249] * ([.D249] + 1) * 0.0225))" office:value-type="float" office:value="1323.6" calcext:value-type="float">
            <text:p>1323.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N249] + [.O249] * ([.D249] * 0.9 + ([.D249] * ([.D249] + 1) * 0.0225))" office:value-type="float" office:value="2206" calcext:value-type="float">
            <text:p>2206</text:p>
          </table:table-cell>
          <table:table-cell table:formula="of:=AVERAGE([.M249];[.P249])" office:value-type="float" office:value="1764.8" calcext:value-type="float">
            <text:p>1764.8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1F90</text:p>
          </table:table-cell>
          <table:table-cell office:value-type="string" calcext:value-type="string">
            <text:p>equip035_202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formula="of:=[.F250] + [.G250] * [.D250] * ([.D250]+1) * 0.5" office:value-type="float" office:value="22650" calcext:value-type="float">
            <text:p>22650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formula="of:=[.K250] + [.L250] * ([.D250] * 0.9 + ([.D250] * ([.D250] + 1) * 0.0225))" office:value-type="float" office:value="1654.5" calcext:value-type="float">
            <text:p>1654.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table:formula="of:=[.N250] + [.O250] * ([.D250] * 0.9 + ([.D250] * ([.D250] + 1) * 0.0225))" office:value-type="float" office:value="2757.5" calcext:value-type="float">
            <text:p>2757.5</text:p>
          </table:table-cell>
          <table:table-cell table:formula="of:=AVERAGE([.M250];[.P250])" office:value-type="float" office:value="2206" calcext:value-type="float">
            <text:p>2206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32118</text:p>
          </table:table-cell>
          <table:table-cell table:style-name="ce74" office:value-type="string" calcext:value-type="string">
            <text:p>equip035_300</text:p>
          </table:table-cell>
          <table:table-cell table:style-name="ce81" office:value-type="string" calcext:value-type="string">
            <text:p>Claws</text:p>
          </table:table-cell>
          <table:table-cell table:style-name="ce74" office:value-type="float" office:value="1" calcext:value-type="float">
            <text:p>1</text:p>
          </table:table-cell>
          <table:table-cell table:style-name="ce92" office:value-type="string" calcext:value-type="string">
            <text:p>Kaisak Ultimate Claw</text:p>
          </table:table-cell>
          <table:table-cell table:style-name="ce74" office:value-type="float" office:value="12000" calcext:value-type="float">
            <text:p>12000</text:p>
          </table:table-cell>
          <table:table-cell table:style-name="ce74" office:value-type="float" office:value="0" calcext:value-type="float">
            <text:p>0</text:p>
          </table:table-cell>
          <table:table-cell table:formula="of:=[.F251] + [.G251] * [.D251] * ([.D251]+1) * 0.5" office:value-type="float" office:value="12000" calcext:value-type="float">
            <text:p>1200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500" calcext:value-type="float">
            <text:p>500</text:p>
          </table:table-cell>
          <table:table-cell table:style-name="ce74" office:value-type="float" office:value="0" calcext:value-type="float">
            <text:p>0</text:p>
          </table:table-cell>
          <table:table-cell table:formula="of:=[.K251] + [.L251] * ([.D251] * 0.9 + ([.D251] * ([.D251] + 1) * 0.0225))" office:value-type="float" office:value="500" calcext:value-type="float">
            <text:p>500</text:p>
          </table:table-cell>
          <table:table-cell table:style-name="ce74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formula="of:=[.N251] + [.O251] * ([.D251] * 0.9 + ([.D251] * ([.D251] + 1) * 0.0225))" office:value-type="float" office:value="2000" calcext:value-type="float">
            <text:p>2000</text:p>
          </table:table-cell>
          <table:table-cell table:formula="of:=AVERAGE([.M251];[.P251])" office:value-type="float" office:value="1250" calcext:value-type="float">
            <text:p>1250</text:p>
          </table:table-cell>
          <table:table-cell table:style-name="ce74" table:number-columns-repeated="16367"/>
        </table:table-row>
        <table:table-row table:style-name="ro2">
          <table:table-cell office:value-type="string" calcext:value-type="string">
            <text:p>0x322A0</text:p>
          </table:table-cell>
          <table:table-cell office:value-type="string" calcext:value-type="string">
            <text:p>equip036_0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2] + [.G252] * [.D252] * ([.D252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252] + [.L252] * ([.D252] * 0.9 + ([.D252] * ([.D252] + 1) * 0.0225))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N252] + [.O252] * ([.D252] * 0.9 + ([.D252] * ([.D252] + 1) * 0.0225))" office:value-type="float" office:value="100" calcext:value-type="float">
            <text:p>100</text:p>
          </table:table-cell>
          <table:table-cell table:formula="of:=AVERAGE([.M252];[.P252])" office:value-type="float" office:value="70" calcext:value-type="float">
            <text:p>70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2428</text:p>
          </table:table-cell>
          <table:table-cell office:value-type="string" calcext:value-type="string">
            <text:p>equip036_1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3] + [.G253] * [.D253] * ([.D253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K253] + [.L253] * ([.D253] * 0.9 + ([.D253] * ([.D253] + 1) * 0.0225))" office:value-type="float" office:value="1498" calcext:value-type="float">
            <text:p>149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N253] + [.O253] * ([.D253] * 0.9 + ([.D253] * ([.D253] + 1) * 0.0225))" office:value-type="float" office:value="3745" calcext:value-type="float">
            <text:p>3745</text:p>
          </table:table-cell>
          <table:table-cell table:formula="of:=AVERAGE([.M253];[.P253])" office:value-type="float" office:value="2621.5" calcext:value-type="float">
            <text:p>2621.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25B0</text:p>
          </table:table-cell>
          <table:table-cell office:value-type="string" calcext:value-type="string">
            <text:p>equip036_1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4] + [.G254] * [.D254] * ([.D254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K254] + [.L254] * ([.D254] * 0.9 + ([.D254] * ([.D254] + 1) * 0.0225))" office:value-type="float" office:value="1498" calcext:value-type="float">
            <text:p>149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N254] + [.O254] * ([.D254] * 0.9 + ([.D254] * ([.D254] + 1) * 0.0225))" office:value-type="float" office:value="3745" calcext:value-type="float">
            <text:p>3745</text:p>
          </table:table-cell>
          <table:table-cell table:formula="of:=AVERAGE([.M254];[.P254])" office:value-type="float" office:value="2621.5" calcext:value-type="float">
            <text:p>2621.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2738</text:p>
          </table:table-cell>
          <table:table-cell office:value-type="string" calcext:value-type="string">
            <text:p>equip036_2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5] + [.G255] * [.D255] * ([.D255]+1) * 0.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K255] + [.L255] * ([.D255] * 0.9 + ([.D255] * ([.D255] + 1) * 0.0225))" office:value-type="float" office:value="1323.6" calcext:value-type="float">
            <text:p>1323.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[.N255] + [.O255] * ([.D255] * 0.9 + ([.D255] * ([.D255] + 1) * 0.0225))" office:value-type="float" office:value="3309" calcext:value-type="float">
            <text:p>3309</text:p>
          </table:table-cell>
          <table:table-cell table:formula="of:=AVERAGE([.M255];[.P255])" office:value-type="float" office:value="2316.3" calcext:value-type="float">
            <text:p>2316.3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28C0</text:p>
          </table:table-cell>
          <table:table-cell office:value-type="string" calcext:value-type="string">
            <text:p>equip036_2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6] + [.G256] * [.D256] * ([.D256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[.K256] + [.L256] * ([.D256] * 0.9 + ([.D256] * ([.D256] + 1) * 0.0225))" office:value-type="float" office:value="1764.8" calcext:value-type="float">
            <text:p>1764.8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formula="of:=[.N256] + [.O256] * ([.D256] * 0.9 + ([.D256] * ([.D256] + 1) * 0.0225))" office:value-type="float" office:value="4412" calcext:value-type="float">
            <text:p>4412</text:p>
          </table:table-cell>
          <table:table-cell table:formula="of:=AVERAGE([.M256];[.P256])" office:value-type="float" office:value="3088.4" calcext:value-type="float">
            <text:p>3088.4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0x32A48</text:p>
          </table:table-cell>
          <table:table-cell office:value-type="string" calcext:value-type="string">
            <text:p>equip036_202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7] + [.G257] * [.D257] * ([.D257]+1) * 0.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K257] + [.L257] * ([.D257] * 0.9 + ([.D257] * ([.D257] + 1) * 0.0225))" office:value-type="float" office:value="1857.7" calcext:value-type="float">
            <text:p>1857.7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formula="of:=[.N257] + [.O257] * ([.D257] * 0.9 + ([.D257] * ([.D257] + 1) * 0.0225))" office:value-type="float" office:value="4644.25" calcext:value-type="float">
            <text:p>4644.25</text:p>
          </table:table-cell>
          <table:table-cell table:formula="of:=AVERAGE([.M257];[.P257])" office:value-type="float" office:value="3250.975" calcext:value-type="float">
            <text:p>3250.975</text:p>
          </table:table-cell>
          <table:table-cell table:number-columns-repeated="16367"/>
        </table:table-row>
        <table:table-row table:style-name="ro2">
          <table:table-cell table:style-name="ce74" office:value-type="string" calcext:value-type="string">
            <text:p>0x32BD0</text:p>
          </table:table-cell>
          <table:table-cell table:style-name="ce74" office:value-type="string" calcext:value-type="string">
            <text:p>equip036_300</text:p>
          </table:table-cell>
          <table:table-cell table:style-name="ce82" office:value-type="string" calcext:value-type="string">
            <text:p>Scythes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Deathmoon Ultimate Scythe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formula="of:=[.F258] + [.G258] * [.D258] * ([.D258]+1) * 0.5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74" office:value-type="float" office:value="1200" calcext:value-type="float">
            <text:p>1200</text:p>
          </table:table-cell>
          <table:table-cell table:style-name="ce74" office:value-type="float" office:value="0" calcext:value-type="float">
            <text:p>0</text:p>
          </table:table-cell>
          <table:table-cell table:formula="of:=[.K258] + [.L258] * ([.D258] * 0.9 + ([.D258] * ([.D258] + 1) * 0.0225))" office:value-type="float" office:value="1200" calcext:value-type="float">
            <text:p>1200</text:p>
          </table:table-cell>
          <table:table-cell table:style-name="ce74" office:value-type="float" office:value="3000" calcext:value-type="float">
            <text:p>3000</text:p>
          </table:table-cell>
          <table:table-cell table:style-name="ce74" office:value-type="float" office:value="0" calcext:value-type="float">
            <text:p>0</text:p>
          </table:table-cell>
          <table:table-cell table:formula="of:=[.N258] + [.O258] * ([.D258] * 0.9 + ([.D258] * ([.D258] + 1) * 0.0225))" office:value-type="float" office:value="3000" calcext:value-type="float">
            <text:p>3000</text:p>
          </table:table-cell>
          <table:table-cell table:formula="of:=AVERAGE([.M258];[.P258])" office:value-type="float" office:value="2100" calcext:value-type="float">
            <text:p>2100</text:p>
          </table:table-cell>
          <table:table-cell table:style-name="ce74" table:number-columns-repeated="16367"/>
        </table:table-row>
        <calcext:conditional-formats>
          <calcext:conditional-format calcext:target-range-address="'originstatus-eq'.E2:'originstatus-eq'.E258">
            <calcext:condition calcext:apply-style-name="enchant" calcext:value="formula-is([.$D2]=40)" calcext:base-cell-address="'originstatus-eq'.E2"/>
            <calcext:condition calcext:apply-style-name="unique" calcext:value="formula-is([.$D2]=24)" calcext:base-cell-address="'originstatus-eq'.E2"/>
            <calcext:condition calcext:apply-style-name="super unique" calcext:value="formula-is([.$D2]=21)" calcext:base-cell-address="'originstatus-eq'.E2"/>
            <calcext:condition calcext:apply-style-name="ultimate" calcext:value="formula-is(RIGHT([.$B2];3)=&quot;300&quot;)" calcext:base-cell-address="'originstatus-eq'.E2"/>
          </calcext:conditional-format>
          <calcext:conditional-format calcext:target-range-address="'originstatus-eq'.M2:'originstatus-eq'.M258">
            <calcext:color-scale>
              <calcext:color-scale-entry calcext:value="0" calcext:type="minimum" calcext:color="#ffffff"/>
              <calcext:color-scale-entry calcext:value="0" calcext:type="maximum" calcext:color="#ec9ba4"/>
            </calcext:color-scale>
          </calcext:conditional-format>
          <calcext:conditional-format calcext:target-range-address="'originstatus-eq'.P2:'originstatus-eq'.P258">
            <calcext:color-scale>
              <calcext:color-scale-entry calcext:value="0" calcext:type="minimum" calcext:color="#ffffff"/>
              <calcext:color-scale-entry calcext:value="0" calcext:type="maximum" calcext:color="#ec9ba4"/>
            </calcext:color-scale>
          </calcext:conditional-format>
          <calcext:conditional-format calcext:target-range-address="'originstatus-eq'.I12:'originstatus-eq'.I17 'originstatus-eq'.I2:'originstatus-eq'.I10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originstatus-eq'.J12:'originstatus-eq'.J17 'originstatus-eq'.J2:'originstatus-eq'.J10">
            <calcext:color-scale>
              <calcext:color-scale-entry calcext:value="0" calcext:type="minimum" calcext:color="#729fcf"/>
              <calcext:color-scale-entry calcext:value="50" calcext:type="percentile" calcext:color="#dee6ef"/>
              <calcext:color-scale-entry calcext:value="0" calcext:type="maximum" calcext:color="#ffffff"/>
            </calcext:color-scale>
          </calcext:conditional-format>
          <calcext:conditional-format calcext:target-range-address="'originstatus-eq'.I235:'originstatus-eq'.I258 'originstatus-eq'.I18:'originstatus-eq'.I233">
            <calcext:color-scale>
              <calcext:color-scale-entry calcext:value="0" calcext:type="minimum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originstatus-eq'.J235:'originstatus-eq'.J258 'originstatus-eq'.J18:'originstatus-eq'.J233">
            <calcext:color-scale>
              <calcext:color-scale-entry calcext:value="0" calcext:type="minimum" calcext:color="#729fcf"/>
              <calcext:color-scale-entry calcext:value="50" calcext:type="percentile" calcext:color="#dee6ef"/>
              <calcext:color-scale-entry calcext:value="0" calcext:type="maximum" calcext:color="#ffffff"/>
            </calcext:color-scale>
          </calcext:conditional-format>
          <calcext:conditional-format calcext:target-range-address="'originstatus-eq'.H2:'originstatus-eq'.H258">
            <calcext:color-scale>
              <calcext:color-scale-entry calcext:value="0" calcext:type="minimum" calcext:color="#ffffff"/>
              <calcext:color-scale-entry calcext:value="2" calcext:type="number" calcext:color="#ffd8ce"/>
              <calcext:color-scale-entry calcext:value="0" calcext:type="maximum" calcext:color="#ff7b59"/>
            </calcext:color-scale>
          </calcext:conditional-format>
          <calcext:conditional-format calcext:target-range-address="'originstatus-eq'.Q2:'originstatus-eq'.Q258">
            <calcext:color-scale>
              <calcext:color-scale-entry calcext:value="0" calcext:type="minimum" calcext:color="#ffffff"/>
              <calcext:color-scale-entry calcext:value="0" calcext:type="maximum" calcext:color="#bf819e"/>
            </calcext:color-scale>
          </calcext:conditional-format>
        </calcext:conditional-formats>
      </table:table>
      <table:table table:name="origin-eq-statu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ce78"/>
        <table:table-column table:style-name="co6" table:default-cell-style-name="Default"/>
        <table:table-column table:style-name="co7" table:default-cell-style-name="ce44"/>
        <table:table-column table:style-name="co1" table:number-columns-repeated="5" table:default-cell-style-name="ce850"/>
        <table:table-column table:style-name="co1" table:default-cell-style-name="ce853"/>
        <table:table-column table:style-name="co1" table:number-columns-repeated="6" table:default-cell-style-name="ce850"/>
        <table:table-column table:style-name="co1" table:number-columns-repeated="6" table:default-cell-style-name="ce855"/>
        <table:table-column table:style-name="co1" table:default-cell-style-name="ce719"/>
        <table:table-column table:style-name="co1" table:number-columns-repeated="16360" table:default-cell-style-name="Default"/>
        <table:table-row table:style-name="ro3">
          <table:table-cell office:value-type="string" calcext:value-type="string">
            <text:p>offse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qname</text:p>
          </table:table-cell>
          <table:table-cell office:value-type="string" calcext:value-type="string">
            <text:p>enc</text:p>
          </table:table-cell>
          <table:table-cell table:style-name="Default"/>
          <table:table-cell table:style-name="Default" office:value-type="string" calcext:value-type="string">
            <text:p>kb</text:p>
          </table:table-cell>
          <table:table-cell table:style-name="Default" office:value-type="string" calcext:value-type="string">
            <text:p>stag</text:p>
          </table:table-cell>
          <table:table-cell table:style-name="Default" office:value-type="string" calcext:value-type="string">
            <text:p>burn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freeze</text:p>
          </table:table-cell>
          <table:table-cell table:style-name="ce852" office:value-type="string" calcext:value-type="string">
            <text:p>poison</text:p>
          </table:table-cell>
          <table:table-cell table:style-name="Default" office:value-type="string" calcext:value-type="string">
            <text:p>kb inc</text:p>
          </table:table-cell>
          <table:table-cell table:style-name="Default" office:value-type="string" calcext:value-type="string">
            <text:p>stag inc</text:p>
          </table:table-cell>
          <table:table-cell table:style-name="Default" office:value-type="string" calcext:value-type="string">
            <text:p>burn inc</text:p>
          </table:table-cell>
          <table:table-cell table:style-name="Default" office:value-type="string" calcext:value-type="string">
            <text:p>sleep inc</text:p>
          </table:table-cell>
          <table:table-cell table:style-name="Default" office:value-type="string" calcext:value-type="string">
            <text:p>freeze inc</text:p>
          </table:table-cell>
          <table:table-cell table:style-name="Default" office:value-type="string" calcext:value-type="string">
            <text:p>poison inc</text:p>
          </table:table-cell>
          <table:table-cell table:style-name="ce283" office:value-type="string" calcext:value-type="string">
            <text:p>kb final</text:p>
          </table:table-cell>
          <table:table-cell table:style-name="ce283" office:value-type="string" calcext:value-type="string">
            <text:p>stag final</text:p>
          </table:table-cell>
          <table:table-cell table:style-name="ce283" office:value-type="string" calcext:value-type="string">
            <text:p>burn final</text:p>
          </table:table-cell>
          <table:table-cell table:style-name="ce283" office:value-type="string" calcext:value-type="string">
            <text:p>sleep final</text:p>
          </table:table-cell>
          <table:table-cell table:style-name="ce283" office:value-type="string" calcext:value-type="string">
            <text:p>freeze final</text:p>
          </table:table-cell>
          <table:table-cell table:style-name="ce283" office:value-type="string" calcext:value-type="string">
            <text:p>poison final</text:p>
          </table:table-cell>
          <table:table-cell table:style-name="Default" office:value-type="string" calcext:value-type="string">
            <text:p>MAX STATUS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B28</text:p>
          </table:table-cell>
          <table:table-cell office:value-type="string" calcext:value-type="string">
            <text:p>equip000_0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2]+[.L2]*[.$D2]" office:value-type="float" office:value="0.25" calcext:value-type="float">
            <text:p>0.25</text:p>
          </table:table-cell>
          <table:table-cell table:formula="of:= [.G2]+[.M2]*[.$D2]" office:value-type="float" office:value="0.35" calcext:value-type="float">
            <text:p>0.35</text:p>
          </table:table-cell>
          <table:table-cell table:formula="of:= [.H2]+[.N2]*[.$D2]" office:value-type="float" office:value="0" calcext:value-type="float">
            <text:p>0</text:p>
          </table:table-cell>
          <table:table-cell table:formula="of:= [.I2]+[.O2]*[.$D2]" office:value-type="float" office:value="0" calcext:value-type="float">
            <text:p>0</text:p>
          </table:table-cell>
          <table:table-cell table:formula="of:= [.J2]+[.P2]*[.$D2]" office:value-type="float" office:value="0" calcext:value-type="float">
            <text:p>0</text:p>
          </table:table-cell>
          <table:table-cell table:formula="of:= [.K2]+[.Q2]*[.$D2]" office:value-type="float" office:value="0" calcext:value-type="float">
            <text:p>0</text:p>
          </table:table-cell>
          <table:table-cell table:formula="of:=MAX([.R2:.W2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CB0</text:p>
          </table:table-cell>
          <table:table-cell office:value-type="string" calcext:value-type="string">
            <text:p>equip000_1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3]+[.L3]*[.$D3]" office:value-type="float" office:value="1.45" calcext:value-type="float">
            <text:p>1.45</text:p>
          </table:table-cell>
          <table:table-cell table:formula="of:= [.G3]+[.M3]*[.$D3]" office:value-type="float" office:value="1.55" calcext:value-type="float">
            <text:p>1.55</text:p>
          </table:table-cell>
          <table:table-cell table:formula="of:= [.H3]+[.N3]*[.$D3]" office:value-type="float" office:value="1.25" calcext:value-type="float">
            <text:p>1.25</text:p>
          </table:table-cell>
          <table:table-cell table:formula="of:= [.I3]+[.O3]*[.$D3]" office:value-type="float" office:value="0" calcext:value-type="float">
            <text:p>0</text:p>
          </table:table-cell>
          <table:table-cell table:formula="of:= [.J3]+[.P3]*[.$D3]" office:value-type="float" office:value="0" calcext:value-type="float">
            <text:p>0</text:p>
          </table:table-cell>
          <table:table-cell table:formula="of:= [.K3]+[.Q3]*[.$D3]" office:value-type="float" office:value="0" calcext:value-type="float">
            <text:p>0</text:p>
          </table:table-cell>
          <table:table-cell table:formula="of:=MAX([.R3:.W3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E38</text:p>
          </table:table-cell>
          <table:table-cell office:value-type="string" calcext:value-type="string">
            <text:p>equip000_1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4]+[.L4]*[.$D4]" office:value-type="float" office:value="1.45" calcext:value-type="float">
            <text:p>1.45</text:p>
          </table:table-cell>
          <table:table-cell table:formula="of:= [.G4]+[.M4]*[.$D4]" office:value-type="float" office:value="1.55" calcext:value-type="float">
            <text:p>1.55</text:p>
          </table:table-cell>
          <table:table-cell table:formula="of:= [.H4]+[.N4]*[.$D4]" office:value-type="float" office:value="0" calcext:value-type="float">
            <text:p>0</text:p>
          </table:table-cell>
          <table:table-cell table:formula="of:= [.I4]+[.O4]*[.$D4]" office:value-type="float" office:value="0" calcext:value-type="float">
            <text:p>0</text:p>
          </table:table-cell>
          <table:table-cell table:formula="of:= [.J4]+[.P4]*[.$D4]" office:value-type="float" office:value="1.25" calcext:value-type="float">
            <text:p>1.25</text:p>
          </table:table-cell>
          <table:table-cell table:formula="of:= [.K4]+[.Q4]*[.$D4]" office:value-type="float" office:value="0" calcext:value-type="float">
            <text:p>0</text:p>
          </table:table-cell>
          <table:table-cell table:formula="of:=MAX([.R4:.W4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6FC0</text:p>
          </table:table-cell>
          <table:table-cell office:value-type="string" calcext:value-type="string">
            <text:p>equip000_1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5]+[.L5]*[.$D5]" office:value-type="float" office:value="1.45" calcext:value-type="float">
            <text:p>1.45</text:p>
          </table:table-cell>
          <table:table-cell table:formula="of:= [.G5]+[.M5]*[.$D5]" office:value-type="float" office:value="1.55" calcext:value-type="float">
            <text:p>1.55</text:p>
          </table:table-cell>
          <table:table-cell table:formula="of:= [.H5]+[.N5]*[.$D5]" office:value-type="float" office:value="0" calcext:value-type="float">
            <text:p>0</text:p>
          </table:table-cell>
          <table:table-cell table:formula="of:= [.I5]+[.O5]*[.$D5]" office:value-type="float" office:value="1.25" calcext:value-type="float">
            <text:p>1.25</text:p>
          </table:table-cell>
          <table:table-cell table:formula="of:= [.J5]+[.P5]*[.$D5]" office:value-type="float" office:value="0" calcext:value-type="float">
            <text:p>0</text:p>
          </table:table-cell>
          <table:table-cell table:formula="of:= [.K5]+[.Q5]*[.$D5]" office:value-type="float" office:value="0" calcext:value-type="float">
            <text:p>0</text:p>
          </table:table-cell>
          <table:table-cell table:formula="of:=MAX([.R5:.W5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148</text:p>
          </table:table-cell>
          <table:table-cell office:value-type="string" calcext:value-type="string">
            <text:p>equip000_2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]+[.L6]*[.$D6]" office:value-type="float" office:value="1.21" calcext:value-type="float">
            <text:p>1.21</text:p>
          </table:table-cell>
          <table:table-cell table:formula="of:= [.G6]+[.M6]*[.$D6]" office:value-type="float" office:value="1.36" calcext:value-type="float">
            <text:p>1.36</text:p>
          </table:table-cell>
          <table:table-cell table:formula="of:= [.H6]+[.N6]*[.$D6]" office:value-type="float" office:value="0" calcext:value-type="float">
            <text:p>0</text:p>
          </table:table-cell>
          <table:table-cell table:formula="of:= [.I6]+[.O6]*[.$D6]" office:value-type="float" office:value="0" calcext:value-type="float">
            <text:p>0</text:p>
          </table:table-cell>
          <table:table-cell table:formula="of:= [.J6]+[.P6]*[.$D6]" office:value-type="float" office:value="0" calcext:value-type="float">
            <text:p>0</text:p>
          </table:table-cell>
          <table:table-cell table:formula="of:= [.K6]+[.Q6]*[.$D6]" office:value-type="float" office:value="0" calcext:value-type="float">
            <text:p>0</text:p>
          </table:table-cell>
          <table:table-cell table:formula="of:=MAX([.R6:.W6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2D0</text:p>
          </table:table-cell>
          <table:table-cell office:value-type="string" calcext:value-type="string">
            <text:p>equip000_2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7]+[.L7]*[.$D7]" office:value-type="float" office:value="1.21" calcext:value-type="float">
            <text:p>1.21</text:p>
          </table:table-cell>
          <table:table-cell table:formula="of:= [.G7]+[.M7]*[.$D7]" office:value-type="float" office:value="1.36" calcext:value-type="float">
            <text:p>1.36</text:p>
          </table:table-cell>
          <table:table-cell table:formula="of:= [.H7]+[.N7]*[.$D7]" office:value-type="float" office:value="1.07" calcext:value-type="float">
            <text:p>1.07</text:p>
          </table:table-cell>
          <table:table-cell table:formula="of:= [.I7]+[.O7]*[.$D7]" office:value-type="float" office:value="0" calcext:value-type="float">
            <text:p>0</text:p>
          </table:table-cell>
          <table:table-cell table:formula="of:= [.J7]+[.P7]*[.$D7]" office:value-type="float" office:value="0" calcext:value-type="float">
            <text:p>0</text:p>
          </table:table-cell>
          <table:table-cell table:formula="of:= [.K7]+[.Q7]*[.$D7]" office:value-type="float" office:value="0" calcext:value-type="float">
            <text:p>0</text:p>
          </table:table-cell>
          <table:table-cell table:formula="of:=MAX([.R7:.W7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458</text:p>
          </table:table-cell>
          <table:table-cell office:value-type="string" calcext:value-type="string">
            <text:p>equip000_2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]+[.L8]*[.$D8]" office:value-type="float" office:value="1.09" calcext:value-type="float">
            <text:p>1.09</text:p>
          </table:table-cell>
          <table:table-cell table:formula="of:= [.G8]+[.M8]*[.$D8]" office:value-type="float" office:value="1.19" calcext:value-type="float">
            <text:p>1.19</text:p>
          </table:table-cell>
          <table:table-cell table:formula="of:= [.H8]+[.N8]*[.$D8]" office:value-type="float" office:value="0" calcext:value-type="float">
            <text:p>0</text:p>
          </table:table-cell>
          <table:table-cell table:formula="of:= [.I8]+[.O8]*[.$D8]" office:value-type="float" office:value="0" calcext:value-type="float">
            <text:p>0</text:p>
          </table:table-cell>
          <table:table-cell table:formula="of:= [.J8]+[.P8]*[.$D8]" office:value-type="float" office:value="0" calcext:value-type="float">
            <text:p>0</text:p>
          </table:table-cell>
          <table:table-cell table:formula="of:= [.K8]+[.Q8]*[.$D8]" office:value-type="float" office:value="0" calcext:value-type="float">
            <text:p>0</text:p>
          </table:table-cell>
          <table:table-cell table:formula="of:=MAX([.R8:.W8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5E0</text:p>
          </table:table-cell>
          <table:table-cell office:value-type="string" calcext:value-type="string">
            <text:p>equip000_203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9]+[.L9]*[.$D9]" office:value-type="float" office:value="1.09" calcext:value-type="float">
            <text:p>1.09</text:p>
          </table:table-cell>
          <table:table-cell table:formula="of:= [.G9]+[.M9]*[.$D9]" office:value-type="float" office:value="1.19" calcext:value-type="float">
            <text:p>1.19</text:p>
          </table:table-cell>
          <table:table-cell table:formula="of:= [.H9]+[.N9]*[.$D9]" office:value-type="float" office:value="0" calcext:value-type="float">
            <text:p>0</text:p>
          </table:table-cell>
          <table:table-cell table:formula="of:= [.I9]+[.O9]*[.$D9]" office:value-type="float" office:value="0" calcext:value-type="float">
            <text:p>0</text:p>
          </table:table-cell>
          <table:table-cell table:formula="of:= [.J9]+[.P9]*[.$D9]" office:value-type="float" office:value="0" calcext:value-type="float">
            <text:p>0</text:p>
          </table:table-cell>
          <table:table-cell table:formula="of:= [.K9]+[.Q9]*[.$D9]" office:value-type="float" office:value="0" calcext:value-type="float">
            <text:p>0</text:p>
          </table:table-cell>
          <table:table-cell table:formula="of:=MAX([.R9:.W9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768</text:p>
          </table:table-cell>
          <table:table-cell office:value-type="string" calcext:value-type="string">
            <text:p>equip000_204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]+[.L10]*[.$D10]" office:value-type="float" office:value="1.39" calcext:value-type="float">
            <text:p>1.39</text:p>
          </table:table-cell>
          <table:table-cell table:formula="of:= [.G10]+[.M10]*[.$D10]" office:value-type="float" office:value="1.49" calcext:value-type="float">
            <text:p>1.49</text:p>
          </table:table-cell>
          <table:table-cell table:formula="of:= [.H10]+[.N10]*[.$D10]" office:value-type="float" office:value="0" calcext:value-type="float">
            <text:p>0</text:p>
          </table:table-cell>
          <table:table-cell table:formula="of:= [.I10]+[.O10]*[.$D10]" office:value-type="float" office:value="0" calcext:value-type="float">
            <text:p>0</text:p>
          </table:table-cell>
          <table:table-cell table:formula="of:= [.J10]+[.P10]*[.$D10]" office:value-type="float" office:value="0" calcext:value-type="float">
            <text:p>0</text:p>
          </table:table-cell>
          <table:table-cell table:formula="of:= [.K10]+[.Q10]*[.$D10]" office:value-type="float" office:value="0" calcext:value-type="float">
            <text:p>0</text:p>
          </table:table-cell>
          <table:table-cell table:formula="of:=MAX([.R10:.W10])" office:value-type="float" office:value="1.49" calcext:value-type="float">
            <text:p>1.4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78F0</text:p>
          </table:table-cell>
          <table:table-cell table:style-name="ce74" office:value-type="string" calcext:value-type="string">
            <text:p>equip000_300</text:p>
          </table:table-cell>
          <table:table-cell table:style-name="ce75" office:value-type="string" calcext:value-type="string">
            <text:p>Sword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Tatepon's Sword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1]+[.L11]*[.$D11]" office:value-type="float" office:value="1.05" calcext:value-type="float">
            <text:p>1.05</text:p>
          </table:table-cell>
          <table:table-cell table:style-name="ce856" table:formula="of:= [.G11]+[.M11]*[.$D11]" office:value-type="float" office:value="1.15" calcext:value-type="float">
            <text:p>1.15</text:p>
          </table:table-cell>
          <table:table-cell table:style-name="ce856" table:formula="of:= [.H11]+[.N11]*[.$D11]" office:value-type="float" office:value="0" calcext:value-type="float">
            <text:p>0</text:p>
          </table:table-cell>
          <table:table-cell table:style-name="ce856" table:formula="of:= [.I11]+[.O11]*[.$D11]" office:value-type="float" office:value="0" calcext:value-type="float">
            <text:p>0</text:p>
          </table:table-cell>
          <table:table-cell table:style-name="ce856" table:formula="of:= [.J11]+[.P11]*[.$D11]" office:value-type="float" office:value="0" calcext:value-type="float">
            <text:p>0</text:p>
          </table:table-cell>
          <table:table-cell table:style-name="ce856" table:formula="of:= [.K11]+[.Q11]*[.$D11]" office:value-type="float" office:value="0" calcext:value-type="float">
            <text:p>0</text:p>
          </table:table-cell>
          <table:table-cell table:formula="of:=MAX([.R11:.W11])" office:value-type="float" office:value="1.15" calcext:value-type="float">
            <text:p>1.1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7A78</text:p>
          </table:table-cell>
          <table:table-cell office:value-type="string" calcext:value-type="string">
            <text:p>equip001_0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]+[.L12]*[.$D12]" office:value-type="float" office:value="0" calcext:value-type="float">
            <text:p>0</text:p>
          </table:table-cell>
          <table:table-cell table:formula="of:= [.G12]+[.M12]*[.$D12]" office:value-type="float" office:value="0" calcext:value-type="float">
            <text:p>0</text:p>
          </table:table-cell>
          <table:table-cell table:formula="of:= [.H12]+[.N12]*[.$D12]" office:value-type="float" office:value="0" calcext:value-type="float">
            <text:p>0</text:p>
          </table:table-cell>
          <table:table-cell table:formula="of:= [.I12]+[.O12]*[.$D12]" office:value-type="float" office:value="0" calcext:value-type="float">
            <text:p>0</text:p>
          </table:table-cell>
          <table:table-cell table:formula="of:= [.J12]+[.P12]*[.$D12]" office:value-type="float" office:value="0" calcext:value-type="float">
            <text:p>0</text:p>
          </table:table-cell>
          <table:table-cell table:formula="of:= [.K12]+[.Q12]*[.$D12]" office:value-type="float" office:value="0" calcext:value-type="float">
            <text:p>0</text:p>
          </table:table-cell>
          <table:table-cell table:formula="of:=MAX([.R12:.W1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C00</text:p>
          </table:table-cell>
          <table:table-cell office:value-type="string" calcext:value-type="string">
            <text:p>equip001_1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]+[.L13]*[.$D13]" office:value-type="float" office:value="0" calcext:value-type="float">
            <text:p>0</text:p>
          </table:table-cell>
          <table:table-cell table:formula="of:= [.G13]+[.M13]*[.$D13]" office:value-type="float" office:value="0" calcext:value-type="float">
            <text:p>0</text:p>
          </table:table-cell>
          <table:table-cell table:formula="of:= [.H13]+[.N13]*[.$D13]" office:value-type="float" office:value="0" calcext:value-type="float">
            <text:p>0</text:p>
          </table:table-cell>
          <table:table-cell table:formula="of:= [.I13]+[.O13]*[.$D13]" office:value-type="float" office:value="0" calcext:value-type="float">
            <text:p>0</text:p>
          </table:table-cell>
          <table:table-cell table:formula="of:= [.J13]+[.P13]*[.$D13]" office:value-type="float" office:value="0" calcext:value-type="float">
            <text:p>0</text:p>
          </table:table-cell>
          <table:table-cell table:formula="of:= [.K13]+[.Q13]*[.$D13]" office:value-type="float" office:value="0" calcext:value-type="float">
            <text:p>0</text:p>
          </table:table-cell>
          <table:table-cell table:formula="of:=MAX([.R13:.W1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D88</text:p>
          </table:table-cell>
          <table:table-cell office:value-type="string" calcext:value-type="string">
            <text:p>equip001_1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lightning Blade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]+[.L14]*[.$D14]" office:value-type="float" office:value="0" calcext:value-type="float">
            <text:p>0</text:p>
          </table:table-cell>
          <table:table-cell table:formula="of:= [.G14]+[.M14]*[.$D14]" office:value-type="float" office:value="1.55" calcext:value-type="float">
            <text:p>1.55</text:p>
          </table:table-cell>
          <table:table-cell table:formula="of:= [.H14]+[.N14]*[.$D14]" office:value-type="float" office:value="0.85" calcext:value-type="float">
            <text:p>0.85</text:p>
          </table:table-cell>
          <table:table-cell table:formula="of:= [.I14]+[.O14]*[.$D14]" office:value-type="float" office:value="0" calcext:value-type="float">
            <text:p>0</text:p>
          </table:table-cell>
          <table:table-cell table:formula="of:= [.J14]+[.P14]*[.$D14]" office:value-type="float" office:value="0" calcext:value-type="float">
            <text:p>0</text:p>
          </table:table-cell>
          <table:table-cell table:formula="of:= [.K14]+[.Q14]*[.$D14]" office:value-type="float" office:value="0" calcext:value-type="float">
            <text:p>0</text:p>
          </table:table-cell>
          <table:table-cell table:formula="of:=MAX([.R14:.W14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7F10</text:p>
          </table:table-cell>
          <table:table-cell office:value-type="string" calcext:value-type="string">
            <text:p>equip001_2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]+[.L15]*[.$D15]" office:value-type="float" office:value="0" calcext:value-type="float">
            <text:p>0</text:p>
          </table:table-cell>
          <table:table-cell table:formula="of:= [.G15]+[.M15]*[.$D15]" office:value-type="float" office:value="0" calcext:value-type="float">
            <text:p>0</text:p>
          </table:table-cell>
          <table:table-cell table:formula="of:= [.H15]+[.N15]*[.$D15]" office:value-type="float" office:value="0" calcext:value-type="float">
            <text:p>0</text:p>
          </table:table-cell>
          <table:table-cell table:formula="of:= [.I15]+[.O15]*[.$D15]" office:value-type="float" office:value="0" calcext:value-type="float">
            <text:p>0</text:p>
          </table:table-cell>
          <table:table-cell table:formula="of:= [.J15]+[.P15]*[.$D15]" office:value-type="float" office:value="0" calcext:value-type="float">
            <text:p>0</text:p>
          </table:table-cell>
          <table:table-cell table:formula="of:= [.K15]+[.Q15]*[.$D15]" office:value-type="float" office:value="0" calcext:value-type="float">
            <text:p>0</text:p>
          </table:table-cell>
          <table:table-cell table:formula="of:=MAX([.R15:.W1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098</text:p>
          </table:table-cell>
          <table:table-cell office:value-type="string" calcext:value-type="string">
            <text:p>equip001_2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6]+[.L16]*[.$D16]" office:value-type="float" office:value="0" calcext:value-type="float">
            <text:p>0</text:p>
          </table:table-cell>
          <table:table-cell table:formula="of:= [.G16]+[.M16]*[.$D16]" office:value-type="float" office:value="0" calcext:value-type="float">
            <text:p>0</text:p>
          </table:table-cell>
          <table:table-cell table:formula="of:= [.H16]+[.N16]*[.$D16]" office:value-type="float" office:value="0" calcext:value-type="float">
            <text:p>0</text:p>
          </table:table-cell>
          <table:table-cell table:formula="of:= [.I16]+[.O16]*[.$D16]" office:value-type="float" office:value="0.92" calcext:value-type="float">
            <text:p>0.92</text:p>
          </table:table-cell>
          <table:table-cell table:formula="of:= [.J16]+[.P16]*[.$D16]" office:value-type="float" office:value="0" calcext:value-type="float">
            <text:p>0</text:p>
          </table:table-cell>
          <table:table-cell table:formula="of:= [.K16]+[.Q16]*[.$D16]" office:value-type="float" office:value="0.92" calcext:value-type="float">
            <text:p>0.92</text:p>
          </table:table-cell>
          <table:table-cell table:formula="of:=MAX([.R16:.W16])" office:value-type="float" office:value="0.92" calcext:value-type="float">
            <text:p>0.9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220</text:p>
          </table:table-cell>
          <table:table-cell office:value-type="string" calcext:value-type="string">
            <text:p>equip001_202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]+[.L17]*[.$D17]" office:value-type="float" office:value="0" calcext:value-type="float">
            <text:p>0</text:p>
          </table:table-cell>
          <table:table-cell table:formula="of:= [.G17]+[.M17]*[.$D17]" office:value-type="float" office:value="0" calcext:value-type="float">
            <text:p>0</text:p>
          </table:table-cell>
          <table:table-cell table:formula="of:= [.H17]+[.N17]*[.$D17]" office:value-type="float" office:value="0" calcext:value-type="float">
            <text:p>0</text:p>
          </table:table-cell>
          <table:table-cell table:formula="of:= [.I17]+[.O17]*[.$D17]" office:value-type="float" office:value="0" calcext:value-type="float">
            <text:p>0</text:p>
          </table:table-cell>
          <table:table-cell table:formula="of:= [.J17]+[.P17]*[.$D17]" office:value-type="float" office:value="0" calcext:value-type="float">
            <text:p>0</text:p>
          </table:table-cell>
          <table:table-cell table:formula="of:= [.K17]+[.Q17]*[.$D17]" office:value-type="float" office:value="0" calcext:value-type="float">
            <text:p>0</text:p>
          </table:table-cell>
          <table:table-cell table:formula="of:=MAX([.R17:.W1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83A8</text:p>
          </table:table-cell>
          <table:table-cell table:style-name="ce74" office:value-type="string" calcext:value-type="string">
            <text:p>equip001_300</text:p>
          </table:table-cell>
          <table:table-cell table:style-name="ce76" office:value-type="string" calcext:value-type="string">
            <text:p>Blad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Tsukigiri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18]+[.L18]*[.$D18]" office:value-type="float" office:value="0" calcext:value-type="float">
            <text:p>0</text:p>
          </table:table-cell>
          <table:table-cell table:style-name="ce856" table:formula="of:= [.G18]+[.M18]*[.$D18]" office:value-type="float" office:value="0" calcext:value-type="float">
            <text:p>0</text:p>
          </table:table-cell>
          <table:table-cell table:style-name="ce856" table:formula="of:= [.H18]+[.N18]*[.$D18]" office:value-type="float" office:value="0" calcext:value-type="float">
            <text:p>0</text:p>
          </table:table-cell>
          <table:table-cell table:style-name="ce856" table:formula="of:= [.I18]+[.O18]*[.$D18]" office:value-type="float" office:value="0" calcext:value-type="float">
            <text:p>0</text:p>
          </table:table-cell>
          <table:table-cell table:style-name="ce856" table:formula="of:= [.J18]+[.P18]*[.$D18]" office:value-type="float" office:value="0" calcext:value-type="float">
            <text:p>0</text:p>
          </table:table-cell>
          <table:table-cell table:style-name="ce856" table:formula="of:= [.K18]+[.Q18]*[.$D18]" office:value-type="float" office:value="0" calcext:value-type="float">
            <text:p>0</text:p>
          </table:table-cell>
          <table:table-cell table:formula="of:=MAX([.R18:.W18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8530</text:p>
          </table:table-cell>
          <table:table-cell office:value-type="string" calcext:value-type="string">
            <text:p>equip002_0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r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19]+[.L19]*[.$D19]" office:value-type="float" office:value="0.3" calcext:value-type="float">
            <text:p>0.3</text:p>
          </table:table-cell>
          <table:table-cell table:formula="of:= [.G19]+[.M19]*[.$D19]" office:value-type="float" office:value="0.2" calcext:value-type="float">
            <text:p>0.2</text:p>
          </table:table-cell>
          <table:table-cell table:formula="of:= [.H19]+[.N19]*[.$D19]" office:value-type="float" office:value="0" calcext:value-type="float">
            <text:p>0</text:p>
          </table:table-cell>
          <table:table-cell table:formula="of:= [.I19]+[.O19]*[.$D19]" office:value-type="float" office:value="0" calcext:value-type="float">
            <text:p>0</text:p>
          </table:table-cell>
          <table:table-cell table:formula="of:= [.J19]+[.P19]*[.$D19]" office:value-type="float" office:value="0" calcext:value-type="float">
            <text:p>0</text:p>
          </table:table-cell>
          <table:table-cell table:formula="of:= [.K19]+[.Q19]*[.$D19]" office:value-type="float" office:value="0" calcext:value-type="float">
            <text:p>0</text:p>
          </table:table-cell>
          <table:table-cell table:formula="of:=MAX([.R19:.W19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6B8</text:p>
          </table:table-cell>
          <table:table-cell office:value-type="string" calcext:value-type="string">
            <text:p>equip002_1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0]+[.L20]*[.$D20]" office:value-type="float" office:value="1.5" calcext:value-type="float">
            <text:p>1.5</text:p>
          </table:table-cell>
          <table:table-cell table:formula="of:= [.G20]+[.M20]*[.$D20]" office:value-type="float" office:value="1.4" calcext:value-type="float">
            <text:p>1.4</text:p>
          </table:table-cell>
          <table:table-cell table:formula="of:= [.H20]+[.N20]*[.$D20]" office:value-type="float" office:value="0" calcext:value-type="float">
            <text:p>0</text:p>
          </table:table-cell>
          <table:table-cell table:formula="of:= [.I20]+[.O20]*[.$D20]" office:value-type="float" office:value="0" calcext:value-type="float">
            <text:p>0</text:p>
          </table:table-cell>
          <table:table-cell table:formula="of:= [.J20]+[.P20]*[.$D20]" office:value-type="float" office:value="0" calcext:value-type="float">
            <text:p>0</text:p>
          </table:table-cell>
          <table:table-cell table:formula="of:= [.K20]+[.Q20]*[.$D20]" office:value-type="float" office:value="0" calcext:value-type="float">
            <text:p>0</text:p>
          </table:table-cell>
          <table:table-cell table:formula="of:=MAX([.R20:.W20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840</text:p>
          </table:table-cell>
          <table:table-cell office:value-type="string" calcext:value-type="string">
            <text:p>equip002_1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1]+[.L21]*[.$D21]" office:value-type="float" office:value="1.75" calcext:value-type="float">
            <text:p>1.75</text:p>
          </table:table-cell>
          <table:table-cell table:formula="of:= [.G21]+[.M21]*[.$D21]" office:value-type="float" office:value="1.4" calcext:value-type="float">
            <text:p>1.4</text:p>
          </table:table-cell>
          <table:table-cell table:formula="of:= [.H21]+[.N21]*[.$D21]" office:value-type="float" office:value="0" calcext:value-type="float">
            <text:p>0</text:p>
          </table:table-cell>
          <table:table-cell table:formula="of:= [.I21]+[.O21]*[.$D21]" office:value-type="float" office:value="0" calcext:value-type="float">
            <text:p>0</text:p>
          </table:table-cell>
          <table:table-cell table:formula="of:= [.J21]+[.P21]*[.$D21]" office:value-type="float" office:value="0" calcext:value-type="float">
            <text:p>0</text:p>
          </table:table-cell>
          <table:table-cell table:formula="of:= [.K21]+[.Q21]*[.$D21]" office:value-type="float" office:value="0" calcext:value-type="float">
            <text:p>0</text:p>
          </table:table-cell>
          <table:table-cell table:formula="of:=MAX([.R21:.W21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9C8</text:p>
          </table:table-cell>
          <table:table-cell office:value-type="string" calcext:value-type="string">
            <text:p>equip002_1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22]+[.L22]*[.$D22]" office:value-type="float" office:value="1.5" calcext:value-type="float">
            <text:p>1.5</text:p>
          </table:table-cell>
          <table:table-cell table:formula="of:= [.G22]+[.M22]*[.$D22]" office:value-type="float" office:value="1.4" calcext:value-type="float">
            <text:p>1.4</text:p>
          </table:table-cell>
          <table:table-cell table:formula="of:= [.H22]+[.N22]*[.$D22]" office:value-type="float" office:value="1" calcext:value-type="float">
            <text:p>1</text:p>
          </table:table-cell>
          <table:table-cell table:formula="of:= [.I22]+[.O22]*[.$D22]" office:value-type="float" office:value="0" calcext:value-type="float">
            <text:p>0</text:p>
          </table:table-cell>
          <table:table-cell table:formula="of:= [.J22]+[.P22]*[.$D22]" office:value-type="float" office:value="0" calcext:value-type="float">
            <text:p>0</text:p>
          </table:table-cell>
          <table:table-cell table:formula="of:= [.K22]+[.Q22]*[.$D22]" office:value-type="float" office:value="0" calcext:value-type="float">
            <text:p>0</text:p>
          </table:table-cell>
          <table:table-cell table:formula="of:=MAX([.R22:.W22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B50</text:p>
          </table:table-cell>
          <table:table-cell office:value-type="string" calcext:value-type="string">
            <text:p>equip002_2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23]+[.L23]*[.$D23]" office:value-type="float" office:value="1.36" calcext:value-type="float">
            <text:p>1.36</text:p>
          </table:table-cell>
          <table:table-cell table:formula="of:= [.G23]+[.M23]*[.$D23]" office:value-type="float" office:value="1.16" calcext:value-type="float">
            <text:p>1.16</text:p>
          </table:table-cell>
          <table:table-cell table:formula="of:= [.H23]+[.N23]*[.$D23]" office:value-type="float" office:value="0" calcext:value-type="float">
            <text:p>0</text:p>
          </table:table-cell>
          <table:table-cell table:formula="of:= [.I23]+[.O23]*[.$D23]" office:value-type="float" office:value="0" calcext:value-type="float">
            <text:p>0</text:p>
          </table:table-cell>
          <table:table-cell table:formula="of:= [.J23]+[.P23]*[.$D23]" office:value-type="float" office:value="0" calcext:value-type="float">
            <text:p>0</text:p>
          </table:table-cell>
          <table:table-cell table:formula="of:= [.K23]+[.Q23]*[.$D23]" office:value-type="float" office:value="0.92" calcext:value-type="float">
            <text:p>0.92</text:p>
          </table:table-cell>
          <table:table-cell table:formula="of:=MAX([.R23:.W23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CD8</text:p>
          </table:table-cell>
          <table:table-cell office:value-type="string" calcext:value-type="string">
            <text:p>equip002_2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24]+[.L24]*[.$D24]" office:value-type="float" office:value="1.41" calcext:value-type="float">
            <text:p>1.41</text:p>
          </table:table-cell>
          <table:table-cell table:formula="of:= [.G24]+[.M24]*[.$D24]" office:value-type="float" office:value="1.16" calcext:value-type="float">
            <text:p>1.16</text:p>
          </table:table-cell>
          <table:table-cell table:formula="of:= [.H24]+[.N24]*[.$D24]" office:value-type="float" office:value="0" calcext:value-type="float">
            <text:p>0</text:p>
          </table:table-cell>
          <table:table-cell table:formula="of:= [.I24]+[.O24]*[.$D24]" office:value-type="float" office:value="0.97" calcext:value-type="float">
            <text:p>0.97</text:p>
          </table:table-cell>
          <table:table-cell table:formula="of:= [.J24]+[.P24]*[.$D24]" office:value-type="float" office:value="0" calcext:value-type="float">
            <text:p>0</text:p>
          </table:table-cell>
          <table:table-cell table:formula="of:= [.K24]+[.Q24]*[.$D24]" office:value-type="float" office:value="0" calcext:value-type="float">
            <text:p>0</text:p>
          </table:table-cell>
          <table:table-cell table:formula="of:=MAX([.R24:.W24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E60</text:p>
          </table:table-cell>
          <table:table-cell office:value-type="string" calcext:value-type="string">
            <text:p>equip002_2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5]+[.L25]*[.$D25]" office:value-type="float" office:value="1.14" calcext:value-type="float">
            <text:p>1.14</text:p>
          </table:table-cell>
          <table:table-cell table:formula="of:= [.G25]+[.M25]*[.$D25]" office:value-type="float" office:value="1.04" calcext:value-type="float">
            <text:p>1.04</text:p>
          </table:table-cell>
          <table:table-cell table:formula="of:= [.H25]+[.N25]*[.$D25]" office:value-type="float" office:value="0" calcext:value-type="float">
            <text:p>0</text:p>
          </table:table-cell>
          <table:table-cell table:formula="of:= [.I25]+[.O25]*[.$D25]" office:value-type="float" office:value="0" calcext:value-type="float">
            <text:p>0</text:p>
          </table:table-cell>
          <table:table-cell table:formula="of:= [.J25]+[.P25]*[.$D25]" office:value-type="float" office:value="0" calcext:value-type="float">
            <text:p>0</text:p>
          </table:table-cell>
          <table:table-cell table:formula="of:= [.K25]+[.Q25]*[.$D25]" office:value-type="float" office:value="0" calcext:value-type="float">
            <text:p>0</text:p>
          </table:table-cell>
          <table:table-cell table:formula="of:=MAX([.R25:.W2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8FE8</text:p>
          </table:table-cell>
          <table:table-cell office:value-type="string" calcext:value-type="string">
            <text:p>equip002_203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26]+[.L26]*[.$D26]" office:value-type="float" office:value="1.14" calcext:value-type="float">
            <text:p>1.14</text:p>
          </table:table-cell>
          <table:table-cell table:formula="of:= [.G26]+[.M26]*[.$D26]" office:value-type="float" office:value="1.04" calcext:value-type="float">
            <text:p>1.04</text:p>
          </table:table-cell>
          <table:table-cell table:formula="of:= [.H26]+[.N26]*[.$D26]" office:value-type="float" office:value="0" calcext:value-type="float">
            <text:p>0</text:p>
          </table:table-cell>
          <table:table-cell table:formula="of:= [.I26]+[.O26]*[.$D26]" office:value-type="float" office:value="0" calcext:value-type="float">
            <text:p>0</text:p>
          </table:table-cell>
          <table:table-cell table:formula="of:= [.J26]+[.P26]*[.$D26]" office:value-type="float" office:value="0" calcext:value-type="float">
            <text:p>0</text:p>
          </table:table-cell>
          <table:table-cell table:formula="of:= [.K26]+[.Q26]*[.$D26]" office:value-type="float" office:value="0" calcext:value-type="float">
            <text:p>0</text:p>
          </table:table-cell>
          <table:table-cell table:formula="of:=MAX([.R26:.W26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170</text:p>
          </table:table-cell>
          <table:table-cell office:value-type="string" calcext:value-type="string">
            <text:p>equip002_204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27]+[.L27]*[.$D27]" office:value-type="float" office:value="1.19" calcext:value-type="float">
            <text:p>1.19</text:p>
          </table:table-cell>
          <table:table-cell table:formula="of:= [.G27]+[.M27]*[.$D27]" office:value-type="float" office:value="1.04" calcext:value-type="float">
            <text:p>1.04</text:p>
          </table:table-cell>
          <table:table-cell table:formula="of:= [.H27]+[.N27]*[.$D27]" office:value-type="float" office:value="0" calcext:value-type="float">
            <text:p>0</text:p>
          </table:table-cell>
          <table:table-cell table:formula="of:= [.I27]+[.O27]*[.$D27]" office:value-type="float" office:value="0" calcext:value-type="float">
            <text:p>0</text:p>
          </table:table-cell>
          <table:table-cell table:formula="of:= [.J27]+[.P27]*[.$D27]" office:value-type="float" office:value="0.88" calcext:value-type="float">
            <text:p>0.88</text:p>
          </table:table-cell>
          <table:table-cell table:formula="of:= [.K27]+[.Q27]*[.$D27]" office:value-type="float" office:value="0" calcext:value-type="float">
            <text:p>0</text:p>
          </table:table-cell>
          <table:table-cell table:formula="of:=MAX([.R27:.W27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92F8</text:p>
          </table:table-cell>
          <table:table-cell table:style-name="ce74" office:value-type="string" calcext:value-type="string">
            <text:p>equip002_300</text:p>
          </table:table-cell>
          <table:table-cell table:style-name="ce77" office:value-type="string" calcext:value-type="string">
            <text:p>Spear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Yaripon's Spea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28]+[.L28]*[.$D28]" office:value-type="float" office:value="1.1" calcext:value-type="float">
            <text:p>1.1</text:p>
          </table:table-cell>
          <table:table-cell table:style-name="ce856" table:formula="of:= [.G28]+[.M28]*[.$D28]" office:value-type="float" office:value="1" calcext:value-type="float">
            <text:p>1</text:p>
          </table:table-cell>
          <table:table-cell table:style-name="ce856" table:formula="of:= [.H28]+[.N28]*[.$D28]" office:value-type="float" office:value="0" calcext:value-type="float">
            <text:p>0</text:p>
          </table:table-cell>
          <table:table-cell table:style-name="ce856" table:formula="of:= [.I28]+[.O28]*[.$D28]" office:value-type="float" office:value="0" calcext:value-type="float">
            <text:p>0</text:p>
          </table:table-cell>
          <table:table-cell table:style-name="ce856" table:formula="of:= [.J28]+[.P28]*[.$D28]" office:value-type="float" office:value="0" calcext:value-type="float">
            <text:p>0</text:p>
          </table:table-cell>
          <table:table-cell table:style-name="ce856" table:formula="of:= [.K28]+[.Q28]*[.$D28]" office:value-type="float" office:value="0" calcext:value-type="float">
            <text:p>0</text:p>
          </table:table-cell>
          <table:table-cell table:formula="of:=MAX([.R28:.W28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9480</text:p>
          </table:table-cell>
          <table:table-cell office:value-type="string" calcext:value-type="string">
            <text:p>equip003_000</text:p>
          </table:table-cell>
          <table:table-cell office:value-type="string" calcext:value-type="string">
            <text:p>Pi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k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29]+[.L29]*[.$D29]" office:value-type="float" office:value="0.3" calcext:value-type="float">
            <text:p>0.3</text:p>
          </table:table-cell>
          <table:table-cell table:formula="of:= [.G29]+[.M29]*[.$D29]" office:value-type="float" office:value="0.3" calcext:value-type="float">
            <text:p>0.3</text:p>
          </table:table-cell>
          <table:table-cell table:formula="of:= [.H29]+[.N29]*[.$D29]" office:value-type="float" office:value="0" calcext:value-type="float">
            <text:p>0</text:p>
          </table:table-cell>
          <table:table-cell table:formula="of:= [.I29]+[.O29]*[.$D29]" office:value-type="float" office:value="0" calcext:value-type="float">
            <text:p>0</text:p>
          </table:table-cell>
          <table:table-cell table:formula="of:= [.J29]+[.P29]*[.$D29]" office:value-type="float" office:value="0" calcext:value-type="float">
            <text:p>0</text:p>
          </table:table-cell>
          <table:table-cell table:formula="of:= [.K29]+[.Q29]*[.$D29]" office:value-type="float" office:value="0" calcext:value-type="float">
            <text:p>0</text:p>
          </table:table-cell>
          <table:table-cell table:formula="of:=MAX([.R29:.W29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608</text:p>
          </table:table-cell>
          <table:table-cell office:value-type="string" calcext:value-type="string">
            <text:p>equip003_100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30]+[.L30]*[.$D30]" office:value-type="float" office:value="1.5" calcext:value-type="float">
            <text:p>1.5</text:p>
          </table:table-cell>
          <table:table-cell table:formula="of:= [.G30]+[.M30]*[.$D30]" office:value-type="float" office:value="1.5" calcext:value-type="float">
            <text:p>1.5</text:p>
          </table:table-cell>
          <table:table-cell table:formula="of:= [.H30]+[.N30]*[.$D30]" office:value-type="float" office:value="0" calcext:value-type="float">
            <text:p>0</text:p>
          </table:table-cell>
          <table:table-cell table:formula="of:= [.I30]+[.O30]*[.$D30]" office:value-type="float" office:value="0" calcext:value-type="float">
            <text:p>0</text:p>
          </table:table-cell>
          <table:table-cell table:formula="of:= [.J30]+[.P30]*[.$D30]" office:value-type="float" office:value="1" calcext:value-type="float">
            <text:p>1</text:p>
          </table:table-cell>
          <table:table-cell table:formula="of:= [.K30]+[.Q30]*[.$D30]" office:value-type="float" office:value="0" calcext:value-type="float">
            <text:p>0</text:p>
          </table:table-cell>
          <table:table-cell table:formula="of:=MAX([.R30:.W30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790</text:p>
          </table:table-cell>
          <table:table-cell office:value-type="string" calcext:value-type="string">
            <text:p>equip003_101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1]+[.L31]*[.$D31]" office:value-type="float" office:value="1.5" calcext:value-type="float">
            <text:p>1.5</text:p>
          </table:table-cell>
          <table:table-cell table:formula="of:= [.G31]+[.M31]*[.$D31]" office:value-type="float" office:value="1.75" calcext:value-type="float">
            <text:p>1.75</text:p>
          </table:table-cell>
          <table:table-cell table:formula="of:= [.H31]+[.N31]*[.$D31]" office:value-type="float" office:value="0" calcext:value-type="float">
            <text:p>0</text:p>
          </table:table-cell>
          <table:table-cell table:formula="of:= [.I31]+[.O31]*[.$D31]" office:value-type="float" office:value="0" calcext:value-type="float">
            <text:p>0</text:p>
          </table:table-cell>
          <table:table-cell table:formula="of:= [.J31]+[.P31]*[.$D31]" office:value-type="float" office:value="0" calcext:value-type="float">
            <text:p>0</text:p>
          </table:table-cell>
          <table:table-cell table:formula="of:= [.K31]+[.Q31]*[.$D31]" office:value-type="float" office:value="0" calcext:value-type="float">
            <text:p>0</text:p>
          </table:table-cell>
          <table:table-cell table:formula="of:=MAX([.R31:.W31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918</text:p>
          </table:table-cell>
          <table:table-cell office:value-type="string" calcext:value-type="string">
            <text:p>equip003_200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32]+[.L32]*[.$D32]" office:value-type="float" office:value="1.26" calcext:value-type="float">
            <text:p>1.26</text:p>
          </table:table-cell>
          <table:table-cell table:formula="of:= [.G32]+[.M32]*[.$D32]" office:value-type="float" office:value="1.61" calcext:value-type="float">
            <text:p>1.61</text:p>
          </table:table-cell>
          <table:table-cell table:formula="of:= [.H32]+[.N32]*[.$D32]" office:value-type="float" office:value="0.77" calcext:value-type="float">
            <text:p>0.77</text:p>
          </table:table-cell>
          <table:table-cell table:formula="of:= [.I32]+[.O32]*[.$D32]" office:value-type="float" office:value="0" calcext:value-type="float">
            <text:p>0</text:p>
          </table:table-cell>
          <table:table-cell table:formula="of:= [.J32]+[.P32]*[.$D32]" office:value-type="float" office:value="0" calcext:value-type="float">
            <text:p>0</text:p>
          </table:table-cell>
          <table:table-cell table:formula="of:= [.K32]+[.Q32]*[.$D32]" office:value-type="float" office:value="0" calcext:value-type="float">
            <text:p>0</text:p>
          </table:table-cell>
          <table:table-cell table:formula="of:=MAX([.R32:.W32])" office:value-type="float" office:value="1.61" calcext:value-type="float">
            <text:p>1.6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AA0</text:p>
          </table:table-cell>
          <table:table-cell office:value-type="string" calcext:value-type="string">
            <text:p>equip003_201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3]+[.L33]*[.$D33]" office:value-type="float" office:value="1.61" calcext:value-type="float">
            <text:p>1.61</text:p>
          </table:table-cell>
          <table:table-cell table:formula="of:= [.G33]+[.M33]*[.$D33]" office:value-type="float" office:value="1.26" calcext:value-type="float">
            <text:p>1.26</text:p>
          </table:table-cell>
          <table:table-cell table:formula="of:= [.H33]+[.N33]*[.$D33]" office:value-type="float" office:value="0" calcext:value-type="float">
            <text:p>0</text:p>
          </table:table-cell>
          <table:table-cell table:formula="of:= [.I33]+[.O33]*[.$D33]" office:value-type="float" office:value="0" calcext:value-type="float">
            <text:p>0</text:p>
          </table:table-cell>
          <table:table-cell table:formula="of:= [.J33]+[.P33]*[.$D33]" office:value-type="float" office:value="0" calcext:value-type="float">
            <text:p>0</text:p>
          </table:table-cell>
          <table:table-cell table:formula="of:= [.K33]+[.Q33]*[.$D33]" office:value-type="float" office:value="0" calcext:value-type="float">
            <text:p>0</text:p>
          </table:table-cell>
          <table:table-cell table:formula="of:=MAX([.R33:.W33])" office:value-type="float" office:value="1.61" calcext:value-type="float">
            <text:p>1.6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9C28</text:p>
          </table:table-cell>
          <table:table-cell office:value-type="string" calcext:value-type="string">
            <text:p>equip003_202</text:p>
          </table:table-cell>
          <table:table-cell office:value-type="string" calcext:value-type="string">
            <text:p>Pik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4]+[.L34]*[.$D34]" office:value-type="float" office:value="1.39" calcext:value-type="float">
            <text:p>1.39</text:p>
          </table:table-cell>
          <table:table-cell table:formula="of:= [.G34]+[.M34]*[.$D34]" office:value-type="float" office:value="1.39" calcext:value-type="float">
            <text:p>1.39</text:p>
          </table:table-cell>
          <table:table-cell table:formula="of:= [.H34]+[.N34]*[.$D34]" office:value-type="float" office:value="0" calcext:value-type="float">
            <text:p>0</text:p>
          </table:table-cell>
          <table:table-cell table:formula="of:= [.I34]+[.O34]*[.$D34]" office:value-type="float" office:value="0" calcext:value-type="float">
            <text:p>0</text:p>
          </table:table-cell>
          <table:table-cell table:formula="of:= [.J34]+[.P34]*[.$D34]" office:value-type="float" office:value="0" calcext:value-type="float">
            <text:p>0</text:p>
          </table:table-cell>
          <table:table-cell table:formula="of:= [.K34]+[.Q34]*[.$D34]" office:value-type="float" office:value="0" calcext:value-type="float">
            <text:p>0</text:p>
          </table:table-cell>
          <table:table-cell table:formula="of:=MAX([.R34:.W34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9DB0</text:p>
          </table:table-cell>
          <table:table-cell table:style-name="ce74" office:value-type="string" calcext:value-type="string">
            <text:p>equip003_300</text:p>
          </table:table-cell>
          <table:table-cell office:value-type="string" calcext:value-type="string">
            <text:p>Pik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Lance of Asuwish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35]+[.L35]*[.$D35]" office:value-type="float" office:value="1.3" calcext:value-type="float">
            <text:p>1.3</text:p>
          </table:table-cell>
          <table:table-cell table:style-name="ce856" table:formula="of:= [.G35]+[.M35]*[.$D35]" office:value-type="float" office:value="1.3" calcext:value-type="float">
            <text:p>1.3</text:p>
          </table:table-cell>
          <table:table-cell table:style-name="ce856" table:formula="of:= [.H35]+[.N35]*[.$D35]" office:value-type="float" office:value="0" calcext:value-type="float">
            <text:p>0</text:p>
          </table:table-cell>
          <table:table-cell table:style-name="ce856" table:formula="of:= [.I35]+[.O35]*[.$D35]" office:value-type="float" office:value="0" calcext:value-type="float">
            <text:p>0</text:p>
          </table:table-cell>
          <table:table-cell table:style-name="ce856" table:formula="of:= [.J35]+[.P35]*[.$D35]" office:value-type="float" office:value="0" calcext:value-type="float">
            <text:p>0</text:p>
          </table:table-cell>
          <table:table-cell table:style-name="ce856" table:formula="of:= [.K35]+[.Q35]*[.$D35]" office:value-type="float" office:value="0" calcext:value-type="float">
            <text:p>0</text:p>
          </table:table-cell>
          <table:table-cell table:formula="of:=MAX([.R35:.W35])" office:value-type="float" office:value="1.3" calcext:value-type="float">
            <text:p>1.3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9F38</text:p>
          </table:table-cell>
          <table:table-cell office:value-type="string" calcext:value-type="string">
            <text:p>equip004_0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36]+[.L36]*[.$D36]" office:value-type="float" office:value="0" calcext:value-type="float">
            <text:p>0</text:p>
          </table:table-cell>
          <table:table-cell table:formula="of:= [.G36]+[.M36]*[.$D36]" office:value-type="float" office:value="0.3" calcext:value-type="float">
            <text:p>0.3</text:p>
          </table:table-cell>
          <table:table-cell table:formula="of:= [.H36]+[.N36]*[.$D36]" office:value-type="float" office:value="0" calcext:value-type="float">
            <text:p>0</text:p>
          </table:table-cell>
          <table:table-cell table:formula="of:= [.I36]+[.O36]*[.$D36]" office:value-type="float" office:value="0" calcext:value-type="float">
            <text:p>0</text:p>
          </table:table-cell>
          <table:table-cell table:formula="of:= [.J36]+[.P36]*[.$D36]" office:value-type="float" office:value="0" calcext:value-type="float">
            <text:p>0</text:p>
          </table:table-cell>
          <table:table-cell table:formula="of:= [.K36]+[.Q36]*[.$D36]" office:value-type="float" office:value="0" calcext:value-type="float">
            <text:p>0</text:p>
          </table:table-cell>
          <table:table-cell table:formula="of:=MAX([.R36:.W36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0C0</text:p>
          </table:table-cell>
          <table:table-cell office:value-type="string" calcext:value-type="string">
            <text:p>equip004_1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37]+[.L37]*[.$D37]" office:value-type="float" office:value="0" calcext:value-type="float">
            <text:p>0</text:p>
          </table:table-cell>
          <table:table-cell table:formula="of:= [.G37]+[.M37]*[.$D37]" office:value-type="float" office:value="1.5" calcext:value-type="float">
            <text:p>1.5</text:p>
          </table:table-cell>
          <table:table-cell table:formula="of:= [.H37]+[.N37]*[.$D37]" office:value-type="float" office:value="1" calcext:value-type="float">
            <text:p>1</text:p>
          </table:table-cell>
          <table:table-cell table:formula="of:= [.I37]+[.O37]*[.$D37]" office:value-type="float" office:value="0" calcext:value-type="float">
            <text:p>0</text:p>
          </table:table-cell>
          <table:table-cell table:formula="of:= [.J37]+[.P37]*[.$D37]" office:value-type="float" office:value="0" calcext:value-type="float">
            <text:p>0</text:p>
          </table:table-cell>
          <table:table-cell table:formula="of:= [.K37]+[.Q37]*[.$D37]" office:value-type="float" office:value="0" calcext:value-type="float">
            <text:p>0</text:p>
          </table:table-cell>
          <table:table-cell table:formula="of:=MAX([.R37:.W37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248</text:p>
          </table:table-cell>
          <table:table-cell office:value-type="string" calcext:value-type="string">
            <text:p>equip004_1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38]+[.L38]*[.$D38]" office:value-type="float" office:value="0" calcext:value-type="float">
            <text:p>0</text:p>
          </table:table-cell>
          <table:table-cell table:formula="of:= [.G38]+[.M38]*[.$D38]" office:value-type="float" office:value="1.5" calcext:value-type="float">
            <text:p>1.5</text:p>
          </table:table-cell>
          <table:table-cell table:formula="of:= [.H38]+[.N38]*[.$D38]" office:value-type="float" office:value="0" calcext:value-type="float">
            <text:p>0</text:p>
          </table:table-cell>
          <table:table-cell table:formula="of:= [.I38]+[.O38]*[.$D38]" office:value-type="float" office:value="0" calcext:value-type="float">
            <text:p>0</text:p>
          </table:table-cell>
          <table:table-cell table:formula="of:= [.J38]+[.P38]*[.$D38]" office:value-type="float" office:value="1" calcext:value-type="float">
            <text:p>1</text:p>
          </table:table-cell>
          <table:table-cell table:formula="of:= [.K38]+[.Q38]*[.$D38]" office:value-type="float" office:value="0" calcext:value-type="float">
            <text:p>0</text:p>
          </table:table-cell>
          <table:table-cell table:formula="of:=MAX([.R38:.W38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3D0</text:p>
          </table:table-cell>
          <table:table-cell office:value-type="string" calcext:value-type="string">
            <text:p>equip004_1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39]+[.L39]*[.$D39]" office:value-type="float" office:value="0" calcext:value-type="float">
            <text:p>0</text:p>
          </table:table-cell>
          <table:table-cell table:formula="of:= [.G39]+[.M39]*[.$D39]" office:value-type="float" office:value="1.65" calcext:value-type="float">
            <text:p>1.65</text:p>
          </table:table-cell>
          <table:table-cell table:formula="of:= [.H39]+[.N39]*[.$D39]" office:value-type="float" office:value="0" calcext:value-type="float">
            <text:p>0</text:p>
          </table:table-cell>
          <table:table-cell table:formula="of:= [.I39]+[.O39]*[.$D39]" office:value-type="float" office:value="0" calcext:value-type="float">
            <text:p>0</text:p>
          </table:table-cell>
          <table:table-cell table:formula="of:= [.J39]+[.P39]*[.$D39]" office:value-type="float" office:value="0" calcext:value-type="float">
            <text:p>0</text:p>
          </table:table-cell>
          <table:table-cell table:formula="of:= [.K39]+[.Q39]*[.$D39]" office:value-type="float" office:value="0" calcext:value-type="float">
            <text:p>0</text:p>
          </table:table-cell>
          <table:table-cell table:formula="of:=MAX([.R39:.W39])" office:value-type="float" office:value="1.65" calcext:value-type="float">
            <text:p>1.6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558</text:p>
          </table:table-cell>
          <table:table-cell office:value-type="string" calcext:value-type="string">
            <text:p>equip004_2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40]+[.L40]*[.$D40]" office:value-type="float" office:value="0" calcext:value-type="float">
            <text:p>0</text:p>
          </table:table-cell>
          <table:table-cell table:formula="of:= [.G40]+[.M40]*[.$D40]" office:value-type="float" office:value="1.26" calcext:value-type="float">
            <text:p>1.26</text:p>
          </table:table-cell>
          <table:table-cell table:formula="of:= [.H40]+[.N40]*[.$D40]" office:value-type="float" office:value="0" calcext:value-type="float">
            <text:p>0</text:p>
          </table:table-cell>
          <table:table-cell table:formula="of:= [.I40]+[.O40]*[.$D40]" office:value-type="float" office:value="0" calcext:value-type="float">
            <text:p>0</text:p>
          </table:table-cell>
          <table:table-cell table:formula="of:= [.J40]+[.P40]*[.$D40]" office:value-type="float" office:value="0" calcext:value-type="float">
            <text:p>0</text:p>
          </table:table-cell>
          <table:table-cell table:formula="of:= [.K40]+[.Q40]*[.$D40]" office:value-type="float" office:value="0" calcext:value-type="float">
            <text:p>0</text:p>
          </table:table-cell>
          <table:table-cell table:formula="of:=MAX([.R40:.W40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6E0</text:p>
          </table:table-cell>
          <table:table-cell office:value-type="string" calcext:value-type="string">
            <text:p>equip004_2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41]+[.L41]*[.$D41]" office:value-type="float" office:value="0" calcext:value-type="float">
            <text:p>0</text:p>
          </table:table-cell>
          <table:table-cell table:formula="of:= [.G41]+[.M41]*[.$D41]" office:value-type="float" office:value="0" calcext:value-type="float">
            <text:p>0</text:p>
          </table:table-cell>
          <table:table-cell table:formula="of:= [.H41]+[.N41]*[.$D41]" office:value-type="float" office:value="1.37" calcext:value-type="float">
            <text:p>1.37</text:p>
          </table:table-cell>
          <table:table-cell table:formula="of:= [.I41]+[.O41]*[.$D41]" office:value-type="float" office:value="0" calcext:value-type="float">
            <text:p>0</text:p>
          </table:table-cell>
          <table:table-cell table:formula="of:= [.J41]+[.P41]*[.$D41]" office:value-type="float" office:value="0" calcext:value-type="float">
            <text:p>0</text:p>
          </table:table-cell>
          <table:table-cell table:formula="of:= [.K41]+[.Q41]*[.$D41]" office:value-type="float" office:value="0" calcext:value-type="float">
            <text:p>0</text:p>
          </table:table-cell>
          <table:table-cell table:formula="of:=MAX([.R41:.W41])" office:value-type="float" office:value="1.37" calcext:value-type="float">
            <text:p>1.3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868</text:p>
          </table:table-cell>
          <table:table-cell office:value-type="string" calcext:value-type="string">
            <text:p>equip004_2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42]+[.L42]*[.$D42]" office:value-type="float" office:value="0" calcext:value-type="float">
            <text:p>0</text:p>
          </table:table-cell>
          <table:table-cell table:formula="of:= [.G42]+[.M42]*[.$D42]" office:value-type="float" office:value="1.14" calcext:value-type="float">
            <text:p>1.14</text:p>
          </table:table-cell>
          <table:table-cell table:formula="of:= [.H42]+[.N42]*[.$D42]" office:value-type="float" office:value="0" calcext:value-type="float">
            <text:p>0</text:p>
          </table:table-cell>
          <table:table-cell table:formula="of:= [.I42]+[.O42]*[.$D42]" office:value-type="float" office:value="0" calcext:value-type="float">
            <text:p>0</text:p>
          </table:table-cell>
          <table:table-cell table:formula="of:= [.J42]+[.P42]*[.$D42]" office:value-type="float" office:value="0" calcext:value-type="float">
            <text:p>0</text:p>
          </table:table-cell>
          <table:table-cell table:formula="of:= [.K42]+[.Q42]*[.$D42]" office:value-type="float" office:value="0" calcext:value-type="float">
            <text:p>0</text:p>
          </table:table-cell>
          <table:table-cell table:formula="of:=MAX([.R42:.W42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9F0</text:p>
          </table:table-cell>
          <table:table-cell office:value-type="string" calcext:value-type="string">
            <text:p>equip004_203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43]+[.L43]*[.$D43]" office:value-type="float" office:value="0" calcext:value-type="float">
            <text:p>0</text:p>
          </table:table-cell>
          <table:table-cell table:formula="of:= [.G43]+[.M43]*[.$D43]" office:value-type="float" office:value="1.24" calcext:value-type="float">
            <text:p>1.24</text:p>
          </table:table-cell>
          <table:table-cell table:formula="of:= [.H43]+[.N43]*[.$D43]" office:value-type="float" office:value="0" calcext:value-type="float">
            <text:p>0</text:p>
          </table:table-cell>
          <table:table-cell table:formula="of:= [.I43]+[.O43]*[.$D43]" office:value-type="float" office:value="0" calcext:value-type="float">
            <text:p>0</text:p>
          </table:table-cell>
          <table:table-cell table:formula="of:= [.J43]+[.P43]*[.$D43]" office:value-type="float" office:value="0" calcext:value-type="float">
            <text:p>0</text:p>
          </table:table-cell>
          <table:table-cell table:formula="of:= [.K43]+[.Q43]*[.$D43]" office:value-type="float" office:value="0.83" calcext:value-type="float">
            <text:p>0.83</text:p>
          </table:table-cell>
          <table:table-cell table:formula="of:=MAX([.R43:.W43])" office:value-type="float" office:value="1.24" calcext:value-type="float">
            <text:p>1.2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AB78</text:p>
          </table:table-cell>
          <table:table-cell office:value-type="string" calcext:value-type="string">
            <text:p>equip004_204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44]+[.L44]*[.$D44]" office:value-type="float" office:value="0" calcext:value-type="float">
            <text:p>0</text:p>
          </table:table-cell>
          <table:table-cell table:formula="of:= [.G44]+[.M44]*[.$D44]" office:value-type="float" office:value="1.34" calcext:value-type="float">
            <text:p>1.34</text:p>
          </table:table-cell>
          <table:table-cell table:formula="of:= [.H44]+[.N44]*[.$D44]" office:value-type="float" office:value="0.68" calcext:value-type="float">
            <text:p>0.68</text:p>
          </table:table-cell>
          <table:table-cell table:formula="of:= [.I44]+[.O44]*[.$D44]" office:value-type="float" office:value="0" calcext:value-type="float">
            <text:p>0</text:p>
          </table:table-cell>
          <table:table-cell table:formula="of:= [.J44]+[.P44]*[.$D44]" office:value-type="float" office:value="0" calcext:value-type="float">
            <text:p>0</text:p>
          </table:table-cell>
          <table:table-cell table:formula="of:= [.K44]+[.Q44]*[.$D44]" office:value-type="float" office:value="0" calcext:value-type="float">
            <text:p>0</text:p>
          </table:table-cell>
          <table:table-cell table:formula="of:=MAX([.R44:.W44])" office:value-type="float" office:value="1.34" calcext:value-type="float">
            <text:p>1.3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AD00</text:p>
          </table:table-cell>
          <table:table-cell table:style-name="ce74" office:value-type="string" calcext:value-type="string">
            <text:p>equip004_300</text:p>
          </table:table-cell>
          <table:table-cell table:style-name="ce79" office:value-type="string" calcext:value-type="string">
            <text:p>Halberd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Hotenpon's Halberd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45]+[.L45]*[.$D45]" office:value-type="float" office:value="0" calcext:value-type="float">
            <text:p>0</text:p>
          </table:table-cell>
          <table:table-cell table:style-name="ce856" table:formula="of:= [.G45]+[.M45]*[.$D45]" office:value-type="float" office:value="1.3" calcext:value-type="float">
            <text:p>1.3</text:p>
          </table:table-cell>
          <table:table-cell table:style-name="ce856" table:formula="of:= [.H45]+[.N45]*[.$D45]" office:value-type="float" office:value="0" calcext:value-type="float">
            <text:p>0</text:p>
          </table:table-cell>
          <table:table-cell table:style-name="ce856" table:formula="of:= [.I45]+[.O45]*[.$D45]" office:value-type="float" office:value="0" calcext:value-type="float">
            <text:p>0</text:p>
          </table:table-cell>
          <table:table-cell table:style-name="ce856" table:formula="of:= [.J45]+[.P45]*[.$D45]" office:value-type="float" office:value="0" calcext:value-type="float">
            <text:p>0</text:p>
          </table:table-cell>
          <table:table-cell table:style-name="ce856" table:formula="of:= [.K45]+[.Q45]*[.$D45]" office:value-type="float" office:value="0" calcext:value-type="float">
            <text:p>0</text:p>
          </table:table-cell>
          <table:table-cell table:formula="of:=MAX([.R45:.W45])" office:value-type="float" office:value="1.3" calcext:value-type="float">
            <text:p>1.3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AE88</text:p>
          </table:table-cell>
          <table:table-cell office:value-type="string" calcext:value-type="string">
            <text:p>equip005_0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46]+[.L46]*[.$D46]" office:value-type="float" office:value="0.2" calcext:value-type="float">
            <text:p>0.2</text:p>
          </table:table-cell>
          <table:table-cell table:formula="of:= [.G46]+[.M46]*[.$D46]" office:value-type="float" office:value="0.2" calcext:value-type="float">
            <text:p>0.2</text:p>
          </table:table-cell>
          <table:table-cell table:formula="of:= [.H46]+[.N46]*[.$D46]" office:value-type="float" office:value="0" calcext:value-type="float">
            <text:p>0</text:p>
          </table:table-cell>
          <table:table-cell table:formula="of:= [.I46]+[.O46]*[.$D46]" office:value-type="float" office:value="0" calcext:value-type="float">
            <text:p>0</text:p>
          </table:table-cell>
          <table:table-cell table:formula="of:= [.J46]+[.P46]*[.$D46]" office:value-type="float" office:value="0" calcext:value-type="float">
            <text:p>0</text:p>
          </table:table-cell>
          <table:table-cell table:formula="of:= [.K46]+[.Q46]*[.$D46]" office:value-type="float" office:value="0" calcext:value-type="float">
            <text:p>0</text:p>
          </table:table-cell>
          <table:table-cell table:formula="of:=MAX([.R46:.W46])" office:value-type="float" office:value="0.2" calcext:value-type="float">
            <text:p>0.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010</text:p>
          </table:table-cell>
          <table:table-cell office:value-type="string" calcext:value-type="string">
            <text:p>equip005_1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47]+[.L47]*[.$D47]" office:value-type="float" office:value="1" calcext:value-type="float">
            <text:p>1</text:p>
          </table:table-cell>
          <table:table-cell table:formula="of:= [.G47]+[.M47]*[.$D47]" office:value-type="float" office:value="0.8" calcext:value-type="float">
            <text:p>0.8</text:p>
          </table:table-cell>
          <table:table-cell table:formula="of:= [.H47]+[.N47]*[.$D47]" office:value-type="float" office:value="0" calcext:value-type="float">
            <text:p>0</text:p>
          </table:table-cell>
          <table:table-cell table:formula="of:= [.I47]+[.O47]*[.$D47]" office:value-type="float" office:value="0" calcext:value-type="float">
            <text:p>0</text:p>
          </table:table-cell>
          <table:table-cell table:formula="of:= [.J47]+[.P47]*[.$D47]" office:value-type="float" office:value="0" calcext:value-type="float">
            <text:p>0</text:p>
          </table:table-cell>
          <table:table-cell table:formula="of:= [.K47]+[.Q47]*[.$D47]" office:value-type="float" office:value="0" calcext:value-type="float">
            <text:p>0</text:p>
          </table:table-cell>
          <table:table-cell table:formula="of:=MAX([.R47:.W47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198</text:p>
          </table:table-cell>
          <table:table-cell office:value-type="string" calcext:value-type="string">
            <text:p>equip005_1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 [.F48]+[.L48]*[.$D48]" office:value-type="float" office:value="0.8" calcext:value-type="float">
            <text:p>0.8</text:p>
          </table:table-cell>
          <table:table-cell table:formula="of:= [.G48]+[.M48]*[.$D48]" office:value-type="float" office:value="0.8" calcext:value-type="float">
            <text:p>0.8</text:p>
          </table:table-cell>
          <table:table-cell table:formula="of:= [.H48]+[.N48]*[.$D48]" office:value-type="float" office:value="0" calcext:value-type="float">
            <text:p>0</text:p>
          </table:table-cell>
          <table:table-cell table:formula="of:= [.I48]+[.O48]*[.$D48]" office:value-type="float" office:value="0" calcext:value-type="float">
            <text:p>0</text:p>
          </table:table-cell>
          <table:table-cell table:formula="of:= [.J48]+[.P48]*[.$D48]" office:value-type="float" office:value="0.6" calcext:value-type="float">
            <text:p>0.6</text:p>
          </table:table-cell>
          <table:table-cell table:formula="of:= [.K48]+[.Q48]*[.$D48]" office:value-type="float" office:value="0" calcext:value-type="float">
            <text:p>0</text:p>
          </table:table-cell>
          <table:table-cell table:formula="of:=MAX([.R48:.W48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320</text:p>
          </table:table-cell>
          <table:table-cell office:value-type="string" calcext:value-type="string">
            <text:p>equip005_1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49]+[.L49]*[.$D49]" office:value-type="float" office:value="0.8" calcext:value-type="float">
            <text:p>0.8</text:p>
          </table:table-cell>
          <table:table-cell table:formula="of:= [.G49]+[.M49]*[.$D49]" office:value-type="float" office:value="0.8" calcext:value-type="float">
            <text:p>0.8</text:p>
          </table:table-cell>
          <table:table-cell table:formula="of:= [.H49]+[.N49]*[.$D49]" office:value-type="float" office:value="0" calcext:value-type="float">
            <text:p>0</text:p>
          </table:table-cell>
          <table:table-cell table:formula="of:= [.I49]+[.O49]*[.$D49]" office:value-type="float" office:value="0.6" calcext:value-type="float">
            <text:p>0.6</text:p>
          </table:table-cell>
          <table:table-cell table:formula="of:= [.J49]+[.P49]*[.$D49]" office:value-type="float" office:value="0" calcext:value-type="float">
            <text:p>0</text:p>
          </table:table-cell>
          <table:table-cell table:formula="of:= [.K49]+[.Q49]*[.$D49]" office:value-type="float" office:value="0" calcext:value-type="float">
            <text:p>0</text:p>
          </table:table-cell>
          <table:table-cell table:formula="of:=MAX([.R49:.W49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4A8</text:p>
          </table:table-cell>
          <table:table-cell office:value-type="string" calcext:value-type="string">
            <text:p>equip005_2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0]+[.L50]*[.$D50]" office:value-type="float" office:value="0.68" calcext:value-type="float">
            <text:p>0.68</text:p>
          </table:table-cell>
          <table:table-cell table:formula="of:= [.G50]+[.M50]*[.$D50]" office:value-type="float" office:value="0.68" calcext:value-type="float">
            <text:p>0.68</text:p>
          </table:table-cell>
          <table:table-cell table:formula="of:= [.H50]+[.N50]*[.$D50]" office:value-type="float" office:value="0" calcext:value-type="float">
            <text:p>0</text:p>
          </table:table-cell>
          <table:table-cell table:formula="of:= [.I50]+[.O50]*[.$D50]" office:value-type="float" office:value="0" calcext:value-type="float">
            <text:p>0</text:p>
          </table:table-cell>
          <table:table-cell table:formula="of:= [.J50]+[.P50]*[.$D50]" office:value-type="float" office:value="0" calcext:value-type="float">
            <text:p>0</text:p>
          </table:table-cell>
          <table:table-cell table:formula="of:= [.K50]+[.Q50]*[.$D50]" office:value-type="float" office:value="0" calcext:value-type="float">
            <text:p>0</text:p>
          </table:table-cell>
          <table:table-cell table:formula="of:=MAX([.R50:.W50])" office:value-type="float" office:value="0.68" calcext:value-type="float">
            <text:p>0.6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630</text:p>
          </table:table-cell>
          <table:table-cell office:value-type="string" calcext:value-type="string">
            <text:p>equip005_2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1]+[.L51]*[.$D51]" office:value-type="float" office:value="0.93" calcext:value-type="float">
            <text:p>0.93</text:p>
          </table:table-cell>
          <table:table-cell table:formula="of:= [.G51]+[.M51]*[.$D51]" office:value-type="float" office:value="0.93" calcext:value-type="float">
            <text:p>0.93</text:p>
          </table:table-cell>
          <table:table-cell table:formula="of:= [.H51]+[.N51]*[.$D51]" office:value-type="float" office:value="0" calcext:value-type="float">
            <text:p>0</text:p>
          </table:table-cell>
          <table:table-cell table:formula="of:= [.I51]+[.O51]*[.$D51]" office:value-type="float" office:value="0" calcext:value-type="float">
            <text:p>0</text:p>
          </table:table-cell>
          <table:table-cell table:formula="of:= [.J51]+[.P51]*[.$D51]" office:value-type="float" office:value="0" calcext:value-type="float">
            <text:p>0</text:p>
          </table:table-cell>
          <table:table-cell table:formula="of:= [.K51]+[.Q51]*[.$D51]" office:value-type="float" office:value="0" calcext:value-type="float">
            <text:p>0</text:p>
          </table:table-cell>
          <table:table-cell table:formula="of:=MAX([.R51:.W51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7B8</text:p>
          </table:table-cell>
          <table:table-cell office:value-type="string" calcext:value-type="string">
            <text:p>equip005_2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52]+[.L52]*[.$D52]" office:value-type="float" office:value="0.62" calcext:value-type="float">
            <text:p>0.62</text:p>
          </table:table-cell>
          <table:table-cell table:formula="of:= [.G52]+[.M52]*[.$D52]" office:value-type="float" office:value="0.77" calcext:value-type="float">
            <text:p>0.77</text:p>
          </table:table-cell>
          <table:table-cell table:formula="of:= [.H52]+[.N52]*[.$D52]" office:value-type="float" office:value="0.365" calcext:value-type="float">
            <text:p>0.365</text:p>
          </table:table-cell>
          <table:table-cell table:formula="of:= [.I52]+[.O52]*[.$D52]" office:value-type="float" office:value="0" calcext:value-type="float">
            <text:p>0</text:p>
          </table:table-cell>
          <table:table-cell table:formula="of:= [.J52]+[.P52]*[.$D52]" office:value-type="float" office:value="0" calcext:value-type="float">
            <text:p>0</text:p>
          </table:table-cell>
          <table:table-cell table:formula="of:= [.K52]+[.Q52]*[.$D52]" office:value-type="float" office:value="0" calcext:value-type="float">
            <text:p>0</text:p>
          </table:table-cell>
          <table:table-cell table:formula="of:=MAX([.R52:.W52])" office:value-type="float" office:value="0.77" calcext:value-type="float">
            <text:p>0.7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940</text:p>
          </table:table-cell>
          <table:table-cell office:value-type="string" calcext:value-type="string">
            <text:p>equip005_203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3]+[.L53]*[.$D53]" office:value-type="float" office:value="0.62" calcext:value-type="float">
            <text:p>0.62</text:p>
          </table:table-cell>
          <table:table-cell table:formula="of:= [.G53]+[.M53]*[.$D53]" office:value-type="float" office:value="0.62" calcext:value-type="float">
            <text:p>0.62</text:p>
          </table:table-cell>
          <table:table-cell table:formula="of:= [.H53]+[.N53]*[.$D53]" office:value-type="float" office:value="0" calcext:value-type="float">
            <text:p>0</text:p>
          </table:table-cell>
          <table:table-cell table:formula="of:= [.I53]+[.O53]*[.$D53]" office:value-type="float" office:value="0" calcext:value-type="float">
            <text:p>0</text:p>
          </table:table-cell>
          <table:table-cell table:formula="of:= [.J53]+[.P53]*[.$D53]" office:value-type="float" office:value="0" calcext:value-type="float">
            <text:p>0</text:p>
          </table:table-cell>
          <table:table-cell table:formula="of:= [.K53]+[.Q53]*[.$D53]" office:value-type="float" office:value="0" calcext:value-type="float">
            <text:p>0</text:p>
          </table:table-cell>
          <table:table-cell table:formula="of:=MAX([.R53:.W53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AC8</text:p>
          </table:table-cell>
          <table:table-cell office:value-type="string" calcext:value-type="string">
            <text:p>equip005_204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54]+[.L54]*[.$D54]" office:value-type="float" office:value="0.62" calcext:value-type="float">
            <text:p>0.62</text:p>
          </table:table-cell>
          <table:table-cell table:formula="of:= [.G54]+[.M54]*[.$D54]" office:value-type="float" office:value="0.62" calcext:value-type="float">
            <text:p>0.62</text:p>
          </table:table-cell>
          <table:table-cell table:formula="of:= [.H54]+[.N54]*[.$D54]" office:value-type="float" office:value="0" calcext:value-type="float">
            <text:p>0</text:p>
          </table:table-cell>
          <table:table-cell table:formula="of:= [.I54]+[.O54]*[.$D54]" office:value-type="float" office:value="0" calcext:value-type="float">
            <text:p>0</text:p>
          </table:table-cell>
          <table:table-cell table:formula="of:= [.J54]+[.P54]*[.$D54]" office:value-type="float" office:value="0" calcext:value-type="float">
            <text:p>0</text:p>
          </table:table-cell>
          <table:table-cell table:formula="of:= [.K54]+[.Q54]*[.$D54]" office:value-type="float" office:value="0" calcext:value-type="float">
            <text:p>0</text:p>
          </table:table-cell>
          <table:table-cell table:formula="of:=MAX([.R54:.W54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BC50</text:p>
          </table:table-cell>
          <table:table-cell table:style-name="ce74" office:value-type="string" calcext:value-type="string">
            <text:p>equip005_300</text:p>
          </table:table-cell>
          <table:table-cell table:style-name="ce80" office:value-type="string" calcext:value-type="string">
            <text:p>Arm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Super megadogu arm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55]+[.L55]*[.$D55]" office:value-type="float" office:value="0.75" calcext:value-type="float">
            <text:p>0.75</text:p>
          </table:table-cell>
          <table:table-cell table:style-name="ce856" table:formula="of:= [.G55]+[.M55]*[.$D55]" office:value-type="float" office:value="0.75" calcext:value-type="float">
            <text:p>0.75</text:p>
          </table:table-cell>
          <table:table-cell table:style-name="ce856" table:formula="of:= [.H55]+[.N55]*[.$D55]" office:value-type="float" office:value="0" calcext:value-type="float">
            <text:p>0</text:p>
          </table:table-cell>
          <table:table-cell table:style-name="ce856" table:formula="of:= [.I55]+[.O55]*[.$D55]" office:value-type="float" office:value="0" calcext:value-type="float">
            <text:p>0</text:p>
          </table:table-cell>
          <table:table-cell table:style-name="ce856" table:formula="of:= [.J55]+[.P55]*[.$D55]" office:value-type="float" office:value="0" calcext:value-type="float">
            <text:p>0</text:p>
          </table:table-cell>
          <table:table-cell table:style-name="ce856" table:formula="of:= [.K55]+[.Q55]*[.$D55]" office:value-type="float" office:value="0" calcext:value-type="float">
            <text:p>0</text:p>
          </table:table-cell>
          <table:table-cell table:formula="of:=MAX([.R55:.W55])" office:value-type="float" office:value="0.75" calcext:value-type="float">
            <text:p>0.7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BDD8</text:p>
          </table:table-cell>
          <table:table-cell office:value-type="string" calcext:value-type="string">
            <text:p>equip006_0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6]+[.L56]*[.$D56]" office:value-type="float" office:value="0" calcext:value-type="float">
            <text:p>0</text:p>
          </table:table-cell>
          <table:table-cell table:formula="of:= [.G56]+[.M56]*[.$D56]" office:value-type="float" office:value="0" calcext:value-type="float">
            <text:p>0</text:p>
          </table:table-cell>
          <table:table-cell table:formula="of:= [.H56]+[.N56]*[.$D56]" office:value-type="float" office:value="0" calcext:value-type="float">
            <text:p>0</text:p>
          </table:table-cell>
          <table:table-cell table:formula="of:= [.I56]+[.O56]*[.$D56]" office:value-type="float" office:value="0" calcext:value-type="float">
            <text:p>0</text:p>
          </table:table-cell>
          <table:table-cell table:formula="of:= [.J56]+[.P56]*[.$D56]" office:value-type="float" office:value="0" calcext:value-type="float">
            <text:p>0</text:p>
          </table:table-cell>
          <table:table-cell table:formula="of:= [.K56]+[.Q56]*[.$D56]" office:value-type="float" office:value="0" calcext:value-type="float">
            <text:p>0</text:p>
          </table:table-cell>
          <table:table-cell table:formula="of:=MAX([.R56:.W5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BF60</text:p>
          </table:table-cell>
          <table:table-cell office:value-type="string" calcext:value-type="string">
            <text:p>equip006_1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7]+[.L57]*[.$D57]" office:value-type="float" office:value="0" calcext:value-type="float">
            <text:p>0</text:p>
          </table:table-cell>
          <table:table-cell table:formula="of:= [.G57]+[.M57]*[.$D57]" office:value-type="float" office:value="0" calcext:value-type="float">
            <text:p>0</text:p>
          </table:table-cell>
          <table:table-cell table:formula="of:= [.H57]+[.N57]*[.$D57]" office:value-type="float" office:value="0" calcext:value-type="float">
            <text:p>0</text:p>
          </table:table-cell>
          <table:table-cell table:formula="of:= [.I57]+[.O57]*[.$D57]" office:value-type="float" office:value="0" calcext:value-type="float">
            <text:p>0</text:p>
          </table:table-cell>
          <table:table-cell table:formula="of:= [.J57]+[.P57]*[.$D57]" office:value-type="float" office:value="0" calcext:value-type="float">
            <text:p>0</text:p>
          </table:table-cell>
          <table:table-cell table:formula="of:= [.K57]+[.Q57]*[.$D57]" office:value-type="float" office:value="0" calcext:value-type="float">
            <text:p>0</text:p>
          </table:table-cell>
          <table:table-cell table:formula="of:=MAX([.R57:.W5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0E8</text:p>
          </table:table-cell>
          <table:table-cell office:value-type="string" calcext:value-type="string">
            <text:p>equip006_1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58]+[.L58]*[.$D58]" office:value-type="float" office:value="0" calcext:value-type="float">
            <text:p>0</text:p>
          </table:table-cell>
          <table:table-cell table:formula="of:= [.G58]+[.M58]*[.$D58]" office:value-type="float" office:value="0" calcext:value-type="float">
            <text:p>0</text:p>
          </table:table-cell>
          <table:table-cell table:formula="of:= [.H58]+[.N58]*[.$D58]" office:value-type="float" office:value="0" calcext:value-type="float">
            <text:p>0</text:p>
          </table:table-cell>
          <table:table-cell table:formula="of:= [.I58]+[.O58]*[.$D58]" office:value-type="float" office:value="1" calcext:value-type="float">
            <text:p>1</text:p>
          </table:table-cell>
          <table:table-cell table:formula="of:= [.J58]+[.P58]*[.$D58]" office:value-type="float" office:value="0" calcext:value-type="float">
            <text:p>0</text:p>
          </table:table-cell>
          <table:table-cell table:formula="of:= [.K58]+[.Q58]*[.$D58]" office:value-type="float" office:value="0" calcext:value-type="float">
            <text:p>0</text:p>
          </table:table-cell>
          <table:table-cell table:formula="of:=MAX([.R58:.W58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270</text:p>
          </table:table-cell>
          <table:table-cell office:value-type="string" calcext:value-type="string">
            <text:p>equip006_2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9]+[.L59]*[.$D59]" office:value-type="float" office:value="0" calcext:value-type="float">
            <text:p>0</text:p>
          </table:table-cell>
          <table:table-cell table:formula="of:= [.G59]+[.M59]*[.$D59]" office:value-type="float" office:value="0" calcext:value-type="float">
            <text:p>0</text:p>
          </table:table-cell>
          <table:table-cell table:formula="of:= [.H59]+[.N59]*[.$D59]" office:value-type="float" office:value="0" calcext:value-type="float">
            <text:p>0</text:p>
          </table:table-cell>
          <table:table-cell table:formula="of:= [.I59]+[.O59]*[.$D59]" office:value-type="float" office:value="0" calcext:value-type="float">
            <text:p>0</text:p>
          </table:table-cell>
          <table:table-cell table:formula="of:= [.J59]+[.P59]*[.$D59]" office:value-type="float" office:value="0" calcext:value-type="float">
            <text:p>0</text:p>
          </table:table-cell>
          <table:table-cell table:formula="of:= [.K59]+[.Q59]*[.$D59]" office:value-type="float" office:value="0" calcext:value-type="float">
            <text:p>0</text:p>
          </table:table-cell>
          <table:table-cell table:formula="of:=MAX([.R59:.W5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3F8</text:p>
          </table:table-cell>
          <table:table-cell office:value-type="string" calcext:value-type="string">
            <text:p>equip006_2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0]+[.L60]*[.$D60]" office:value-type="float" office:value="0" calcext:value-type="float">
            <text:p>0</text:p>
          </table:table-cell>
          <table:table-cell table:formula="of:= [.G60]+[.M60]*[.$D60]" office:value-type="float" office:value="0" calcext:value-type="float">
            <text:p>0</text:p>
          </table:table-cell>
          <table:table-cell table:formula="of:= [.H60]+[.N60]*[.$D60]" office:value-type="float" office:value="0" calcext:value-type="float">
            <text:p>0</text:p>
          </table:table-cell>
          <table:table-cell table:formula="of:= [.I60]+[.O60]*[.$D60]" office:value-type="float" office:value="0" calcext:value-type="float">
            <text:p>0</text:p>
          </table:table-cell>
          <table:table-cell table:formula="of:= [.J60]+[.P60]*[.$D60]" office:value-type="float" office:value="0" calcext:value-type="float">
            <text:p>0</text:p>
          </table:table-cell>
          <table:table-cell table:formula="of:= [.K60]+[.Q60]*[.$D60]" office:value-type="float" office:value="0" calcext:value-type="float">
            <text:p>0</text:p>
          </table:table-cell>
          <table:table-cell table:formula="of:=MAX([.R60:.W6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C580</text:p>
          </table:table-cell>
          <table:table-cell table:style-name="ce74" office:value-type="string" calcext:value-type="string">
            <text:p>equip006_300</text:p>
          </table:table-cell>
          <table:table-cell table:style-name="ce81" office:value-type="string" calcext:value-type="string">
            <text:p>Dagger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Krau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61]+[.L61]*[.$D61]" office:value-type="float" office:value="0" calcext:value-type="float">
            <text:p>0</text:p>
          </table:table-cell>
          <table:table-cell table:style-name="ce856" table:formula="of:= [.G61]+[.M61]*[.$D61]" office:value-type="float" office:value="0" calcext:value-type="float">
            <text:p>0</text:p>
          </table:table-cell>
          <table:table-cell table:style-name="ce856" table:formula="of:= [.H61]+[.N61]*[.$D61]" office:value-type="float" office:value="0" calcext:value-type="float">
            <text:p>0</text:p>
          </table:table-cell>
          <table:table-cell table:style-name="ce856" table:formula="of:= [.I61]+[.O61]*[.$D61]" office:value-type="float" office:value="0" calcext:value-type="float">
            <text:p>0</text:p>
          </table:table-cell>
          <table:table-cell table:style-name="ce856" table:formula="of:= [.J61]+[.P61]*[.$D61]" office:value-type="float" office:value="0" calcext:value-type="float">
            <text:p>0</text:p>
          </table:table-cell>
          <table:table-cell table:style-name="ce856" table:formula="of:= [.K61]+[.Q61]*[.$D61]" office:value-type="float" office:value="0" calcext:value-type="float">
            <text:p>0</text:p>
          </table:table-cell>
          <table:table-cell table:formula="of:=MAX([.R61:.W61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C708</text:p>
          </table:table-cell>
          <table:table-cell office:value-type="string" calcext:value-type="string">
            <text:p>equip007_0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62]+[.L62]*[.$D62]" office:value-type="float" office:value="0" calcext:value-type="float">
            <text:p>0</text:p>
          </table:table-cell>
          <table:table-cell table:formula="of:= [.G62]+[.M62]*[.$D62]" office:value-type="float" office:value="0.3" calcext:value-type="float">
            <text:p>0.3</text:p>
          </table:table-cell>
          <table:table-cell table:formula="of:= [.H62]+[.N62]*[.$D62]" office:value-type="float" office:value="0" calcext:value-type="float">
            <text:p>0</text:p>
          </table:table-cell>
          <table:table-cell table:formula="of:= [.I62]+[.O62]*[.$D62]" office:value-type="float" office:value="0" calcext:value-type="float">
            <text:p>0</text:p>
          </table:table-cell>
          <table:table-cell table:formula="of:= [.J62]+[.P62]*[.$D62]" office:value-type="float" office:value="0" calcext:value-type="float">
            <text:p>0</text:p>
          </table:table-cell>
          <table:table-cell table:formula="of:= [.K62]+[.Q62]*[.$D62]" office:value-type="float" office:value="0" calcext:value-type="float">
            <text:p>0</text:p>
          </table:table-cell>
          <table:table-cell table:formula="of:=MAX([.R62:.W62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890</text:p>
          </table:table-cell>
          <table:table-cell office:value-type="string" calcext:value-type="string">
            <text:p>equip007_1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63]+[.L63]*[.$D63]" office:value-type="float" office:value="0" calcext:value-type="float">
            <text:p>0</text:p>
          </table:table-cell>
          <table:table-cell table:formula="of:= [.G63]+[.M63]*[.$D63]" office:value-type="float" office:value="1.5" calcext:value-type="float">
            <text:p>1.5</text:p>
          </table:table-cell>
          <table:table-cell table:formula="of:= [.H63]+[.N63]*[.$D63]" office:value-type="float" office:value="0" calcext:value-type="float">
            <text:p>0</text:p>
          </table:table-cell>
          <table:table-cell table:formula="of:= [.I63]+[.O63]*[.$D63]" office:value-type="float" office:value="0" calcext:value-type="float">
            <text:p>0</text:p>
          </table:table-cell>
          <table:table-cell table:formula="of:= [.J63]+[.P63]*[.$D63]" office:value-type="float" office:value="0" calcext:value-type="float">
            <text:p>0</text:p>
          </table:table-cell>
          <table:table-cell table:formula="of:= [.K63]+[.Q63]*[.$D63]" office:value-type="float" office:value="1" calcext:value-type="float">
            <text:p>1</text:p>
          </table:table-cell>
          <table:table-cell table:formula="of:=MAX([.R63:.W63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A18</text:p>
          </table:table-cell>
          <table:table-cell office:value-type="string" calcext:value-type="string">
            <text:p>equip007_2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4]+[.L64]*[.$D64]" office:value-type="float" office:value="0" calcext:value-type="float">
            <text:p>0</text:p>
          </table:table-cell>
          <table:table-cell table:formula="of:= [.G64]+[.M64]*[.$D64]" office:value-type="float" office:value="1.26" calcext:value-type="float">
            <text:p>1.26</text:p>
          </table:table-cell>
          <table:table-cell table:formula="of:= [.H64]+[.N64]*[.$D64]" office:value-type="float" office:value="0" calcext:value-type="float">
            <text:p>0</text:p>
          </table:table-cell>
          <table:table-cell table:formula="of:= [.I64]+[.O64]*[.$D64]" office:value-type="float" office:value="0" calcext:value-type="float">
            <text:p>0</text:p>
          </table:table-cell>
          <table:table-cell table:formula="of:= [.J64]+[.P64]*[.$D64]" office:value-type="float" office:value="0" calcext:value-type="float">
            <text:p>0</text:p>
          </table:table-cell>
          <table:table-cell table:formula="of:= [.K64]+[.Q64]*[.$D64]" office:value-type="float" office:value="0" calcext:value-type="float">
            <text:p>0</text:p>
          </table:table-cell>
          <table:table-cell table:formula="of:=MAX([.R64:.W64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BA0</text:p>
          </table:table-cell>
          <table:table-cell office:value-type="string" calcext:value-type="string">
            <text:p>equip007_201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65]+[.L65]*[.$D65]" office:value-type="float" office:value="0" calcext:value-type="float">
            <text:p>0</text:p>
          </table:table-cell>
          <table:table-cell table:formula="of:= [.G65]+[.M65]*[.$D65]" office:value-type="float" office:value="1.14" calcext:value-type="float">
            <text:p>1.14</text:p>
          </table:table-cell>
          <table:table-cell table:formula="of:= [.H65]+[.N65]*[.$D65]" office:value-type="float" office:value="0" calcext:value-type="float">
            <text:p>0</text:p>
          </table:table-cell>
          <table:table-cell table:formula="of:= [.I65]+[.O65]*[.$D65]" office:value-type="float" office:value="0.93" calcext:value-type="float">
            <text:p>0.93</text:p>
          </table:table-cell>
          <table:table-cell table:formula="of:= [.J65]+[.P65]*[.$D65]" office:value-type="float" office:value="0" calcext:value-type="float">
            <text:p>0</text:p>
          </table:table-cell>
          <table:table-cell table:formula="of:= [.K65]+[.Q65]*[.$D65]" office:value-type="float" office:value="0.83" calcext:value-type="float">
            <text:p>0.83</text:p>
          </table:table-cell>
          <table:table-cell table:formula="of:=MAX([.R65:.W6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CD28</text:p>
          </table:table-cell>
          <table:table-cell office:value-type="string" calcext:value-type="string">
            <text:p>equip007_202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6]+[.L66]*[.$D66]" office:value-type="float" office:value="0" calcext:value-type="float">
            <text:p>0</text:p>
          </table:table-cell>
          <table:table-cell table:formula="of:= [.G66]+[.M66]*[.$D66]" office:value-type="float" office:value="1.39" calcext:value-type="float">
            <text:p>1.39</text:p>
          </table:table-cell>
          <table:table-cell table:formula="of:= [.H66]+[.N66]*[.$D66]" office:value-type="float" office:value="0" calcext:value-type="float">
            <text:p>0</text:p>
          </table:table-cell>
          <table:table-cell table:formula="of:= [.I66]+[.O66]*[.$D66]" office:value-type="float" office:value="0" calcext:value-type="float">
            <text:p>0</text:p>
          </table:table-cell>
          <table:table-cell table:formula="of:= [.J66]+[.P66]*[.$D66]" office:value-type="float" office:value="0" calcext:value-type="float">
            <text:p>0</text:p>
          </table:table-cell>
          <table:table-cell table:formula="of:= [.K66]+[.Q66]*[.$D66]" office:value-type="float" office:value="0" calcext:value-type="float">
            <text:p>0</text:p>
          </table:table-cell>
          <table:table-cell table:formula="of:=MAX([.R66:.W66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CEB0</text:p>
          </table:table-cell>
          <table:table-cell table:style-name="ce74" office:value-type="string" calcext:value-type="string">
            <text:p>equip007_300</text:p>
          </table:table-cell>
          <table:table-cell table:style-name="ce82" office:value-type="string" calcext:value-type="string">
            <text:p>Shiv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Pain of Pentavus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67]+[.L67]*[.$D67]" office:value-type="float" office:value="0" calcext:value-type="float">
            <text:p>0</text:p>
          </table:table-cell>
          <table:table-cell table:style-name="ce856" table:formula="of:= [.G67]+[.M67]*[.$D67]" office:value-type="float" office:value="1.1" calcext:value-type="float">
            <text:p>1.1</text:p>
          </table:table-cell>
          <table:table-cell table:style-name="ce856" table:formula="of:= [.H67]+[.N67]*[.$D67]" office:value-type="float" office:value="0" calcext:value-type="float">
            <text:p>0</text:p>
          </table:table-cell>
          <table:table-cell table:style-name="ce856" table:formula="of:= [.I67]+[.O67]*[.$D67]" office:value-type="float" office:value="0" calcext:value-type="float">
            <text:p>0</text:p>
          </table:table-cell>
          <table:table-cell table:style-name="ce856" table:formula="of:= [.J67]+[.P67]*[.$D67]" office:value-type="float" office:value="0" calcext:value-type="float">
            <text:p>0</text:p>
          </table:table-cell>
          <table:table-cell table:style-name="ce856" table:formula="of:= [.K67]+[.Q67]*[.$D67]" office:value-type="float" office:value="0" calcext:value-type="float">
            <text:p>0</text:p>
          </table:table-cell>
          <table:table-cell table:formula="of:=MAX([.R67:.W67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D038</text:p>
          </table:table-cell>
          <table:table-cell office:value-type="string" calcext:value-type="string">
            <text:p>equip008_0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sword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68]+[.L68]*[.$D68]" office:value-type="float" office:value="0.45" calcext:value-type="float">
            <text:p>0.45</text:p>
          </table:table-cell>
          <table:table-cell table:formula="of:= [.G68]+[.M68]*[.$D68]" office:value-type="float" office:value="0.45" calcext:value-type="float">
            <text:p>0.45</text:p>
          </table:table-cell>
          <table:table-cell table:formula="of:= [.H68]+[.N68]*[.$D68]" office:value-type="float" office:value="0" calcext:value-type="float">
            <text:p>0</text:p>
          </table:table-cell>
          <table:table-cell table:formula="of:= [.I68]+[.O68]*[.$D68]" office:value-type="float" office:value="0" calcext:value-type="float">
            <text:p>0</text:p>
          </table:table-cell>
          <table:table-cell table:formula="of:= [.J68]+[.P68]*[.$D68]" office:value-type="float" office:value="0" calcext:value-type="float">
            <text:p>0</text:p>
          </table:table-cell>
          <table:table-cell table:formula="of:= [.K68]+[.Q68]*[.$D68]" office:value-type="float" office:value="0" calcext:value-type="float">
            <text:p>0</text:p>
          </table:table-cell>
          <table:table-cell table:formula="of:=MAX([.R68:.W68])" office:value-type="float" office:value="0.45" calcext:value-type="float">
            <text:p>0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1C0</text:p>
          </table:table-cell>
          <table:table-cell office:value-type="string" calcext:value-type="string">
            <text:p>equip008_1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69]+[.L69]*[.$D69]" office:value-type="float" office:value="0.85" calcext:value-type="float">
            <text:p>0.85</text:p>
          </table:table-cell>
          <table:table-cell table:formula="of:= [.G69]+[.M69]*[.$D69]" office:value-type="float" office:value="0.85" calcext:value-type="float">
            <text:p>0.85</text:p>
          </table:table-cell>
          <table:table-cell table:formula="of:= [.H69]+[.N69]*[.$D69]" office:value-type="float" office:value="0" calcext:value-type="float">
            <text:p>0</text:p>
          </table:table-cell>
          <table:table-cell table:formula="of:= [.I69]+[.O69]*[.$D69]" office:value-type="float" office:value="0" calcext:value-type="float">
            <text:p>0</text:p>
          </table:table-cell>
          <table:table-cell table:formula="of:= [.J69]+[.P69]*[.$D69]" office:value-type="float" office:value="0" calcext:value-type="float">
            <text:p>0</text:p>
          </table:table-cell>
          <table:table-cell table:formula="of:= [.K69]+[.Q69]*[.$D69]" office:value-type="float" office:value="0" calcext:value-type="float">
            <text:p>0</text:p>
          </table:table-cell>
          <table:table-cell table:formula="of:=MAX([.R69:.W69])" office:value-type="float" office:value="0.85" calcext:value-type="float">
            <text:p>0.8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348</text:p>
          </table:table-cell>
          <table:table-cell office:value-type="string" calcext:value-type="string">
            <text:p>equip008_1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70]+[.L70]*[.$D70]" office:value-type="float" office:value="1.65" calcext:value-type="float">
            <text:p>1.65</text:p>
          </table:table-cell>
          <table:table-cell table:formula="of:= [.G70]+[.M70]*[.$D70]" office:value-type="float" office:value="1.65" calcext:value-type="float">
            <text:p>1.65</text:p>
          </table:table-cell>
          <table:table-cell table:formula="of:= [.H70]+[.N70]*[.$D70]" office:value-type="float" office:value="0" calcext:value-type="float">
            <text:p>0</text:p>
          </table:table-cell>
          <table:table-cell table:formula="of:= [.I70]+[.O70]*[.$D70]" office:value-type="float" office:value="0" calcext:value-type="float">
            <text:p>0</text:p>
          </table:table-cell>
          <table:table-cell table:formula="of:= [.J70]+[.P70]*[.$D70]" office:value-type="float" office:value="1.35" calcext:value-type="float">
            <text:p>1.35</text:p>
          </table:table-cell>
          <table:table-cell table:formula="of:= [.K70]+[.Q70]*[.$D70]" office:value-type="float" office:value="0" calcext:value-type="float">
            <text:p>0</text:p>
          </table:table-cell>
          <table:table-cell table:formula="of:=MAX([.R70:.W70])" office:value-type="float" office:value="1.65" calcext:value-type="float">
            <text:p>1.6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4D0</text:p>
          </table:table-cell>
          <table:table-cell office:value-type="string" calcext:value-type="string">
            <text:p>equip008_2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71]+[.L71]*[.$D71]" office:value-type="float" office:value="1.41" calcext:value-type="float">
            <text:p>1.41</text:p>
          </table:table-cell>
          <table:table-cell table:formula="of:= [.G71]+[.M71]*[.$D71]" office:value-type="float" office:value="1.41" calcext:value-type="float">
            <text:p>1.41</text:p>
          </table:table-cell>
          <table:table-cell table:formula="of:= [.H71]+[.N71]*[.$D71]" office:value-type="float" office:value="0" calcext:value-type="float">
            <text:p>0</text:p>
          </table:table-cell>
          <table:table-cell table:formula="of:= [.I71]+[.O71]*[.$D71]" office:value-type="float" office:value="0" calcext:value-type="float">
            <text:p>0</text:p>
          </table:table-cell>
          <table:table-cell table:formula="of:= [.J71]+[.P71]*[.$D71]" office:value-type="float" office:value="0" calcext:value-type="float">
            <text:p>0</text:p>
          </table:table-cell>
          <table:table-cell table:formula="of:= [.K71]+[.Q71]*[.$D71]" office:value-type="float" office:value="0" calcext:value-type="float">
            <text:p>0</text:p>
          </table:table-cell>
          <table:table-cell table:formula="of:=MAX([.R71:.W71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658</text:p>
          </table:table-cell>
          <table:table-cell office:value-type="string" calcext:value-type="string">
            <text:p>equip008_2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72]+[.L72]*[.$D72]" office:value-type="float" office:value="1.81" calcext:value-type="float">
            <text:p>1.81</text:p>
          </table:table-cell>
          <table:table-cell table:formula="of:= [.G72]+[.M72]*[.$D72]" office:value-type="float" office:value="1.51" calcext:value-type="float">
            <text:p>1.51</text:p>
          </table:table-cell>
          <table:table-cell table:formula="of:= [.H72]+[.N72]*[.$D72]" office:value-type="float" office:value="0" calcext:value-type="float">
            <text:p>0</text:p>
          </table:table-cell>
          <table:table-cell table:formula="of:= [.I72]+[.O72]*[.$D72]" office:value-type="float" office:value="0" calcext:value-type="float">
            <text:p>0</text:p>
          </table:table-cell>
          <table:table-cell table:formula="of:= [.J72]+[.P72]*[.$D72]" office:value-type="float" office:value="0" calcext:value-type="float">
            <text:p>0</text:p>
          </table:table-cell>
          <table:table-cell table:formula="of:= [.K72]+[.Q72]*[.$D72]" office:value-type="float" office:value="0" calcext:value-type="float">
            <text:p>0</text:p>
          </table:table-cell>
          <table:table-cell table:formula="of:=MAX([.R72:.W72])" office:value-type="float" office:value="1.81" calcext:value-type="float">
            <text:p>1.8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7E0</text:p>
          </table:table-cell>
          <table:table-cell office:value-type="string" calcext:value-type="string">
            <text:p>equip008_202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73]+[.L73]*[.$D73]" office:value-type="float" office:value="1.49" calcext:value-type="float">
            <text:p>1.49</text:p>
          </table:table-cell>
          <table:table-cell table:formula="of:= [.G73]+[.M73]*[.$D73]" office:value-type="float" office:value="1.49" calcext:value-type="float">
            <text:p>1.49</text:p>
          </table:table-cell>
          <table:table-cell table:formula="of:= [.H73]+[.N73]*[.$D73]" office:value-type="float" office:value="0" calcext:value-type="float">
            <text:p>0</text:p>
          </table:table-cell>
          <table:table-cell table:formula="of:= [.I73]+[.O73]*[.$D73]" office:value-type="float" office:value="0" calcext:value-type="float">
            <text:p>0</text:p>
          </table:table-cell>
          <table:table-cell table:formula="of:= [.J73]+[.P73]*[.$D73]" office:value-type="float" office:value="0" calcext:value-type="float">
            <text:p>0</text:p>
          </table:table-cell>
          <table:table-cell table:formula="of:= [.K73]+[.Q73]*[.$D73]" office:value-type="float" office:value="0" calcext:value-type="float">
            <text:p>0</text:p>
          </table:table-cell>
          <table:table-cell table:formula="of:=MAX([.R73:.W73])" office:value-type="float" office:value="1.49" calcext:value-type="float">
            <text:p>1.4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D968</text:p>
          </table:table-cell>
          <table:table-cell table:style-name="ce74" office:value-type="string" calcext:value-type="string">
            <text:p>equip008_300</text:p>
          </table:table-cell>
          <table:table-cell table:style-name="ce83" office:value-type="string" calcext:value-type="string">
            <text:p>Greatsword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Caladbong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74]+[.L74]*[.$D74]" office:value-type="float" office:value="1.25" calcext:value-type="float">
            <text:p>1.25</text:p>
          </table:table-cell>
          <table:table-cell table:style-name="ce856" table:formula="of:= [.G74]+[.M74]*[.$D74]" office:value-type="float" office:value="1.25" calcext:value-type="float">
            <text:p>1.25</text:p>
          </table:table-cell>
          <table:table-cell table:style-name="ce856" table:formula="of:= [.H74]+[.N74]*[.$D74]" office:value-type="float" office:value="0" calcext:value-type="float">
            <text:p>0</text:p>
          </table:table-cell>
          <table:table-cell table:style-name="ce856" table:formula="of:= [.I74]+[.O74]*[.$D74]" office:value-type="float" office:value="0" calcext:value-type="float">
            <text:p>0</text:p>
          </table:table-cell>
          <table:table-cell table:style-name="ce856" table:formula="of:= [.J74]+[.P74]*[.$D74]" office:value-type="float" office:value="0" calcext:value-type="float">
            <text:p>0</text:p>
          </table:table-cell>
          <table:table-cell table:style-name="ce856" table:formula="of:= [.K74]+[.Q74]*[.$D74]" office:value-type="float" office:value="0" calcext:value-type="float">
            <text:p>0</text:p>
          </table:table-cell>
          <table:table-cell table:formula="of:=MAX([.R74:.W74])" office:value-type="float" office:value="1.25" calcext:value-type="float">
            <text:p>1.2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DAF0</text:p>
          </table:table-cell>
          <table:table-cell office:value-type="string" calcext:value-type="string">
            <text:p>equip009_0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75]+[.L75]*[.$D75]" office:value-type="float" office:value="0" calcext:value-type="float">
            <text:p>0</text:p>
          </table:table-cell>
          <table:table-cell table:formula="of:= [.G75]+[.M75]*[.$D75]" office:value-type="float" office:value="0" calcext:value-type="float">
            <text:p>0</text:p>
          </table:table-cell>
          <table:table-cell table:formula="of:= [.H75]+[.N75]*[.$D75]" office:value-type="float" office:value="0" calcext:value-type="float">
            <text:p>0</text:p>
          </table:table-cell>
          <table:table-cell table:formula="of:= [.I75]+[.O75]*[.$D75]" office:value-type="float" office:value="0" calcext:value-type="float">
            <text:p>0</text:p>
          </table:table-cell>
          <table:table-cell table:formula="of:= [.J75]+[.P75]*[.$D75]" office:value-type="float" office:value="0" calcext:value-type="float">
            <text:p>0</text:p>
          </table:table-cell>
          <table:table-cell table:formula="of:= [.K75]+[.Q75]*[.$D75]" office:value-type="float" office:value="0" calcext:value-type="float">
            <text:p>0</text:p>
          </table:table-cell>
          <table:table-cell table:formula="of:=MAX([.R75:.W7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C78</text:p>
          </table:table-cell>
          <table:table-cell office:value-type="string" calcext:value-type="string">
            <text:p>equip009_1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76]+[.L76]*[.$D76]" office:value-type="float" office:value="0" calcext:value-type="float">
            <text:p>0</text:p>
          </table:table-cell>
          <table:table-cell table:formula="of:= [.G76]+[.M76]*[.$D76]" office:value-type="float" office:value="0" calcext:value-type="float">
            <text:p>0</text:p>
          </table:table-cell>
          <table:table-cell table:formula="of:= [.H76]+[.N76]*[.$D76]" office:value-type="float" office:value="1.25" calcext:value-type="float">
            <text:p>1.25</text:p>
          </table:table-cell>
          <table:table-cell table:formula="of:= [.I76]+[.O76]*[.$D76]" office:value-type="float" office:value="0" calcext:value-type="float">
            <text:p>0</text:p>
          </table:table-cell>
          <table:table-cell table:formula="of:= [.J76]+[.P76]*[.$D76]" office:value-type="float" office:value="0" calcext:value-type="float">
            <text:p>0</text:p>
          </table:table-cell>
          <table:table-cell table:formula="of:= [.K76]+[.Q76]*[.$D76]" office:value-type="float" office:value="0" calcext:value-type="float">
            <text:p>0</text:p>
          </table:table-cell>
          <table:table-cell table:formula="of:=MAX([.R76:.W76])" office:value-type="float" office:value="1.25" calcext:value-type="float">
            <text:p>1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E00</text:p>
          </table:table-cell>
          <table:table-cell office:value-type="string" calcext:value-type="string">
            <text:p>equip009_1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77]+[.L77]*[.$D77]" office:value-type="float" office:value="0" calcext:value-type="float">
            <text:p>0</text:p>
          </table:table-cell>
          <table:table-cell table:formula="of:= [.G77]+[.M77]*[.$D77]" office:value-type="float" office:value="0" calcext:value-type="float">
            <text:p>0</text:p>
          </table:table-cell>
          <table:table-cell table:formula="of:= [.H77]+[.N77]*[.$D77]" office:value-type="float" office:value="0" calcext:value-type="float">
            <text:p>0</text:p>
          </table:table-cell>
          <table:table-cell table:formula="of:= [.I77]+[.O77]*[.$D77]" office:value-type="float" office:value="1.25" calcext:value-type="float">
            <text:p>1.25</text:p>
          </table:table-cell>
          <table:table-cell table:formula="of:= [.J77]+[.P77]*[.$D77]" office:value-type="float" office:value="0" calcext:value-type="float">
            <text:p>0</text:p>
          </table:table-cell>
          <table:table-cell table:formula="of:= [.K77]+[.Q77]*[.$D77]" office:value-type="float" office:value="0" calcext:value-type="float">
            <text:p>0</text:p>
          </table:table-cell>
          <table:table-cell table:formula="of:=MAX([.R77:.W77])" office:value-type="float" office:value="1.25" calcext:value-type="float">
            <text:p>1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DF88</text:p>
          </table:table-cell>
          <table:table-cell office:value-type="string" calcext:value-type="string">
            <text:p>equip009_2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78]+[.L78]*[.$D78]" office:value-type="float" office:value="0" calcext:value-type="float">
            <text:p>0</text:p>
          </table:table-cell>
          <table:table-cell table:formula="of:= [.G78]+[.M78]*[.$D78]" office:value-type="float" office:value="1.51" calcext:value-type="float">
            <text:p>1.51</text:p>
          </table:table-cell>
          <table:table-cell table:formula="of:= [.H78]+[.N78]*[.$D78]" office:value-type="float" office:value="0.77" calcext:value-type="float">
            <text:p>0.77</text:p>
          </table:table-cell>
          <table:table-cell table:formula="of:= [.I78]+[.O78]*[.$D78]" office:value-type="float" office:value="0" calcext:value-type="float">
            <text:p>0</text:p>
          </table:table-cell>
          <table:table-cell table:formula="of:= [.J78]+[.P78]*[.$D78]" office:value-type="float" office:value="0" calcext:value-type="float">
            <text:p>0</text:p>
          </table:table-cell>
          <table:table-cell table:formula="of:= [.K78]+[.Q78]*[.$D78]" office:value-type="float" office:value="0" calcext:value-type="float">
            <text:p>0</text:p>
          </table:table-cell>
          <table:table-cell table:formula="of:=MAX([.R78:.W78])" office:value-type="float" office:value="1.51" calcext:value-type="float">
            <text:p>1.5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110</text:p>
          </table:table-cell>
          <table:table-cell office:value-type="string" calcext:value-type="string">
            <text:p>equip009_2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79]+[.L79]*[.$D79]" office:value-type="float" office:value="0" calcext:value-type="float">
            <text:p>0</text:p>
          </table:table-cell>
          <table:table-cell table:formula="of:= [.G79]+[.M79]*[.$D79]" office:value-type="float" office:value="0" calcext:value-type="float">
            <text:p>0</text:p>
          </table:table-cell>
          <table:table-cell table:formula="of:= [.H79]+[.N79]*[.$D79]" office:value-type="float" office:value="0" calcext:value-type="float">
            <text:p>0</text:p>
          </table:table-cell>
          <table:table-cell table:formula="of:= [.I79]+[.O79]*[.$D79]" office:value-type="float" office:value="0" calcext:value-type="float">
            <text:p>0</text:p>
          </table:table-cell>
          <table:table-cell table:formula="of:= [.J79]+[.P79]*[.$D79]" office:value-type="float" office:value="1.17" calcext:value-type="float">
            <text:p>1.17</text:p>
          </table:table-cell>
          <table:table-cell table:formula="of:= [.K79]+[.Q79]*[.$D79]" office:value-type="float" office:value="0" calcext:value-type="float">
            <text:p>0</text:p>
          </table:table-cell>
          <table:table-cell table:formula="of:=MAX([.R79:.W79])" office:value-type="float" office:value="1.17" calcext:value-type="float">
            <text:p>1.1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298</text:p>
          </table:table-cell>
          <table:table-cell office:value-type="string" calcext:value-type="string">
            <text:p>equip009_202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80]+[.L80]*[.$D80]" office:value-type="float" office:value="0" calcext:value-type="float">
            <text:p>0</text:p>
          </table:table-cell>
          <table:table-cell table:formula="of:= [.G80]+[.M80]*[.$D80]" office:value-type="float" office:value="0" calcext:value-type="float">
            <text:p>0</text:p>
          </table:table-cell>
          <table:table-cell table:formula="of:= [.H80]+[.N80]*[.$D80]" office:value-type="float" office:value="0" calcext:value-type="float">
            <text:p>0</text:p>
          </table:table-cell>
          <table:table-cell table:formula="of:= [.I80]+[.O80]*[.$D80]" office:value-type="float" office:value="0.98" calcext:value-type="float">
            <text:p>0.98</text:p>
          </table:table-cell>
          <table:table-cell table:formula="of:= [.J80]+[.P80]*[.$D80]" office:value-type="float" office:value="0" calcext:value-type="float">
            <text:p>0</text:p>
          </table:table-cell>
          <table:table-cell table:formula="of:= [.K80]+[.Q80]*[.$D80]" office:value-type="float" office:value="0.98" calcext:value-type="float">
            <text:p>0.98</text:p>
          </table:table-cell>
          <table:table-cell table:formula="of:=MAX([.R80:.W80])" office:value-type="float" office:value="0.98" calcext:value-type="float">
            <text:p>0.9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E420</text:p>
          </table:table-cell>
          <table:table-cell table:style-name="ce74" office:value-type="string" calcext:value-type="string">
            <text:p>equip009_300</text:p>
          </table:table-cell>
          <table:table-cell table:style-name="ce82" office:value-type="string" calcext:value-type="string">
            <text:p>Greatblad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Kusanaki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81]+[.L81]*[.$D81]" office:value-type="float" office:value="0" calcext:value-type="float">
            <text:p>0</text:p>
          </table:table-cell>
          <table:table-cell table:style-name="ce856" table:formula="of:= [.G81]+[.M81]*[.$D81]" office:value-type="float" office:value="0" calcext:value-type="float">
            <text:p>0</text:p>
          </table:table-cell>
          <table:table-cell table:style-name="ce856" table:formula="of:= [.H81]+[.N81]*[.$D81]" office:value-type="float" office:value="0" calcext:value-type="float">
            <text:p>0</text:p>
          </table:table-cell>
          <table:table-cell table:style-name="ce856" table:formula="of:= [.I81]+[.O81]*[.$D81]" office:value-type="float" office:value="0" calcext:value-type="float">
            <text:p>0</text:p>
          </table:table-cell>
          <table:table-cell table:style-name="ce856" table:formula="of:= [.J81]+[.P81]*[.$D81]" office:value-type="float" office:value="0" calcext:value-type="float">
            <text:p>0</text:p>
          </table:table-cell>
          <table:table-cell table:style-name="ce856" table:formula="of:= [.K81]+[.Q81]*[.$D81]" office:value-type="float" office:value="0" calcext:value-type="float">
            <text:p>0</text:p>
          </table:table-cell>
          <table:table-cell table:formula="of:=MAX([.R81:.W81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E5A8</text:p>
          </table:table-cell>
          <table:table-cell office:value-type="string" calcext:value-type="string">
            <text:p>equip010_000</text:p>
          </table:table-cell>
          <table:table-cell office:value-type="string" calcext:value-type="string">
            <text:p>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82]+[.L82]*[.$D82]" office:value-type="float" office:value="0.3" calcext:value-type="float">
            <text:p>0.3</text:p>
          </table:table-cell>
          <table:table-cell table:formula="of:= [.G82]+[.M82]*[.$D82]" office:value-type="float" office:value="0.3" calcext:value-type="float">
            <text:p>0.3</text:p>
          </table:table-cell>
          <table:table-cell table:formula="of:= [.H82]+[.N82]*[.$D82]" office:value-type="float" office:value="0" calcext:value-type="float">
            <text:p>0</text:p>
          </table:table-cell>
          <table:table-cell table:formula="of:= [.I82]+[.O82]*[.$D82]" office:value-type="float" office:value="0" calcext:value-type="float">
            <text:p>0</text:p>
          </table:table-cell>
          <table:table-cell table:formula="of:= [.J82]+[.P82]*[.$D82]" office:value-type="float" office:value="0" calcext:value-type="float">
            <text:p>0</text:p>
          </table:table-cell>
          <table:table-cell table:formula="of:= [.K82]+[.Q82]*[.$D82]" office:value-type="float" office:value="0" calcext:value-type="float">
            <text:p>0</text:p>
          </table:table-cell>
          <table:table-cell table:formula="of:=MAX([.R82:.W82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730</text:p>
          </table:table-cell>
          <table:table-cell office:value-type="string" calcext:value-type="string">
            <text:p>equip010_100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3]+[.L83]*[.$D83]" office:value-type="float" office:value="1.5" calcext:value-type="float">
            <text:p>1.5</text:p>
          </table:table-cell>
          <table:table-cell table:formula="of:= [.G83]+[.M83]*[.$D83]" office:value-type="float" office:value="1.75" calcext:value-type="float">
            <text:p>1.75</text:p>
          </table:table-cell>
          <table:table-cell table:formula="of:= [.H83]+[.N83]*[.$D83]" office:value-type="float" office:value="0" calcext:value-type="float">
            <text:p>0</text:p>
          </table:table-cell>
          <table:table-cell table:formula="of:= [.I83]+[.O83]*[.$D83]" office:value-type="float" office:value="0" calcext:value-type="float">
            <text:p>0</text:p>
          </table:table-cell>
          <table:table-cell table:formula="of:= [.J83]+[.P83]*[.$D83]" office:value-type="float" office:value="0" calcext:value-type="float">
            <text:p>0</text:p>
          </table:table-cell>
          <table:table-cell table:formula="of:= [.K83]+[.Q83]*[.$D83]" office:value-type="float" office:value="0" calcext:value-type="float">
            <text:p>0</text:p>
          </table:table-cell>
          <table:table-cell table:formula="of:=MAX([.R83:.W83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8B8</text:p>
          </table:table-cell>
          <table:table-cell office:value-type="string" calcext:value-type="string">
            <text:p>equip010_101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84]+[.L84]*[.$D84]" office:value-type="float" office:value="1.5" calcext:value-type="float">
            <text:p>1.5</text:p>
          </table:table-cell>
          <table:table-cell table:formula="of:= [.G84]+[.M84]*[.$D84]" office:value-type="float" office:value="1.5" calcext:value-type="float">
            <text:p>1.5</text:p>
          </table:table-cell>
          <table:table-cell table:formula="of:= [.H84]+[.N84]*[.$D84]" office:value-type="float" office:value="0" calcext:value-type="float">
            <text:p>0</text:p>
          </table:table-cell>
          <table:table-cell table:formula="of:= [.I84]+[.O84]*[.$D84]" office:value-type="float" office:value="0" calcext:value-type="float">
            <text:p>0</text:p>
          </table:table-cell>
          <table:table-cell table:formula="of:= [.J84]+[.P84]*[.$D84]" office:value-type="float" office:value="0" calcext:value-type="float">
            <text:p>0</text:p>
          </table:table-cell>
          <table:table-cell table:formula="of:= [.K84]+[.Q84]*[.$D84]" office:value-type="float" office:value="1.15" calcext:value-type="float">
            <text:p>1.15</text:p>
          </table:table-cell>
          <table:table-cell table:formula="of:=MAX([.R84:.W84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A40</text:p>
          </table:table-cell>
          <table:table-cell office:value-type="string" calcext:value-type="string">
            <text:p>equip010_200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85]+[.L85]*[.$D85]" office:value-type="float" office:value="1.26" calcext:value-type="float">
            <text:p>1.26</text:p>
          </table:table-cell>
          <table:table-cell table:formula="of:= [.G85]+[.M85]*[.$D85]" office:value-type="float" office:value="1.26" calcext:value-type="float">
            <text:p>1.26</text:p>
          </table:table-cell>
          <table:table-cell table:formula="of:= [.H85]+[.N85]*[.$D85]" office:value-type="float" office:value="0" calcext:value-type="float">
            <text:p>0</text:p>
          </table:table-cell>
          <table:table-cell table:formula="of:= [.I85]+[.O85]*[.$D85]" office:value-type="float" office:value="0" calcext:value-type="float">
            <text:p>0</text:p>
          </table:table-cell>
          <table:table-cell table:formula="of:= [.J85]+[.P85]*[.$D85]" office:value-type="float" office:value="1.07" calcext:value-type="float">
            <text:p>1.07</text:p>
          </table:table-cell>
          <table:table-cell table:formula="of:= [.K85]+[.Q85]*[.$D85]" office:value-type="float" office:value="0" calcext:value-type="float">
            <text:p>0</text:p>
          </table:table-cell>
          <table:table-cell table:formula="of:=MAX([.R85:.W85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BC8</text:p>
          </table:table-cell>
          <table:table-cell office:value-type="string" calcext:value-type="string">
            <text:p>equip010_201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6]+[.L86]*[.$D86]" office:value-type="float" office:value="1.26" calcext:value-type="float">
            <text:p>1.26</text:p>
          </table:table-cell>
          <table:table-cell table:formula="of:= [.G86]+[.M86]*[.$D86]" office:value-type="float" office:value="1.26" calcext:value-type="float">
            <text:p>1.26</text:p>
          </table:table-cell>
          <table:table-cell table:formula="of:= [.H86]+[.N86]*[.$D86]" office:value-type="float" office:value="0" calcext:value-type="float">
            <text:p>0</text:p>
          </table:table-cell>
          <table:table-cell table:formula="of:= [.I86]+[.O86]*[.$D86]" office:value-type="float" office:value="0" calcext:value-type="float">
            <text:p>0</text:p>
          </table:table-cell>
          <table:table-cell table:formula="of:= [.J86]+[.P86]*[.$D86]" office:value-type="float" office:value="0" calcext:value-type="float">
            <text:p>0</text:p>
          </table:table-cell>
          <table:table-cell table:formula="of:= [.K86]+[.Q86]*[.$D86]" office:value-type="float" office:value="0" calcext:value-type="float">
            <text:p>0</text:p>
          </table:table-cell>
          <table:table-cell table:formula="of:=MAX([.R86:.W86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ED50</text:p>
          </table:table-cell>
          <table:table-cell office:value-type="string" calcext:value-type="string">
            <text:p>equip010_202</text:p>
          </table:table-cell>
          <table:table-cell office:value-type="string" calcext:value-type="string">
            <text:p>Ax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87]+[.L87]*[.$D87]" office:value-type="float" office:value="1.39" calcext:value-type="float">
            <text:p>1.39</text:p>
          </table:table-cell>
          <table:table-cell table:formula="of:= [.G87]+[.M87]*[.$D87]" office:value-type="float" office:value="1.39" calcext:value-type="float">
            <text:p>1.39</text:p>
          </table:table-cell>
          <table:table-cell table:formula="of:= [.H87]+[.N87]*[.$D87]" office:value-type="float" office:value="0" calcext:value-type="float">
            <text:p>0</text:p>
          </table:table-cell>
          <table:table-cell table:formula="of:= [.I87]+[.O87]*[.$D87]" office:value-type="float" office:value="0" calcext:value-type="float">
            <text:p>0</text:p>
          </table:table-cell>
          <table:table-cell table:formula="of:= [.J87]+[.P87]*[.$D87]" office:value-type="float" office:value="0" calcext:value-type="float">
            <text:p>0</text:p>
          </table:table-cell>
          <table:table-cell table:formula="of:= [.K87]+[.Q87]*[.$D87]" office:value-type="float" office:value="0" calcext:value-type="float">
            <text:p>0</text:p>
          </table:table-cell>
          <table:table-cell table:formula="of:=MAX([.R87:.W87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EED8</text:p>
          </table:table-cell>
          <table:table-cell table:style-name="ce74" office:value-type="string" calcext:value-type="string">
            <text:p>equip010_300</text:p>
          </table:table-cell>
          <table:table-cell office:value-type="string" calcext:value-type="string">
            <text:p>Ax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Bumpalion Axe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88]+[.L88]*[.$D88]" office:value-type="float" office:value="1.1" calcext:value-type="float">
            <text:p>1.1</text:p>
          </table:table-cell>
          <table:table-cell table:style-name="ce856" table:formula="of:= [.G88]+[.M88]*[.$D88]" office:value-type="float" office:value="1.1" calcext:value-type="float">
            <text:p>1.1</text:p>
          </table:table-cell>
          <table:table-cell table:style-name="ce856" table:formula="of:= [.H88]+[.N88]*[.$D88]" office:value-type="float" office:value="0" calcext:value-type="float">
            <text:p>0</text:p>
          </table:table-cell>
          <table:table-cell table:style-name="ce856" table:formula="of:= [.I88]+[.O88]*[.$D88]" office:value-type="float" office:value="0" calcext:value-type="float">
            <text:p>0</text:p>
          </table:table-cell>
          <table:table-cell table:style-name="ce856" table:formula="of:= [.J88]+[.P88]*[.$D88]" office:value-type="float" office:value="0" calcext:value-type="float">
            <text:p>0</text:p>
          </table:table-cell>
          <table:table-cell table:style-name="ce856" table:formula="of:= [.K88]+[.Q88]*[.$D88]" office:value-type="float" office:value="0" calcext:value-type="float">
            <text:p>0</text:p>
          </table:table-cell>
          <table:table-cell table:formula="of:=MAX([.R88:.W88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F060</text:p>
          </table:table-cell>
          <table:table-cell office:value-type="string" calcext:value-type="string">
            <text:p>equip011_0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89]+[.L89]*[.$D89]" office:value-type="float" office:value="0.3" calcext:value-type="float">
            <text:p>0.3</text:p>
          </table:table-cell>
          <table:table-cell table:formula="of:= [.G89]+[.M89]*[.$D89]" office:value-type="float" office:value="0.4" calcext:value-type="float">
            <text:p>0.4</text:p>
          </table:table-cell>
          <table:table-cell table:formula="of:= [.H89]+[.N89]*[.$D89]" office:value-type="float" office:value="0" calcext:value-type="float">
            <text:p>0</text:p>
          </table:table-cell>
          <table:table-cell table:formula="of:= [.I89]+[.O89]*[.$D89]" office:value-type="float" office:value="0" calcext:value-type="float">
            <text:p>0</text:p>
          </table:table-cell>
          <table:table-cell table:formula="of:= [.J89]+[.P89]*[.$D89]" office:value-type="float" office:value="0" calcext:value-type="float">
            <text:p>0</text:p>
          </table:table-cell>
          <table:table-cell table:formula="of:= [.K89]+[.Q89]*[.$D89]" office:value-type="float" office:value="0" calcext:value-type="float">
            <text:p>0</text:p>
          </table:table-cell>
          <table:table-cell table:formula="of:=MAX([.R89:.W89])" office:value-type="float" office:value="0.4" calcext:value-type="float">
            <text:p>0.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1E8</text:p>
          </table:table-cell>
          <table:table-cell office:value-type="string" calcext:value-type="string">
            <text:p>equip011_1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90]+[.L90]*[.$D90]" office:value-type="float" office:value="1.5" calcext:value-type="float">
            <text:p>1.5</text:p>
          </table:table-cell>
          <table:table-cell table:formula="of:= [.G90]+[.M90]*[.$D90]" office:value-type="float" office:value="1.85" calcext:value-type="float">
            <text:p>1.85</text:p>
          </table:table-cell>
          <table:table-cell table:formula="of:= [.H90]+[.N90]*[.$D90]" office:value-type="float" office:value="0.85" calcext:value-type="float">
            <text:p>0.85</text:p>
          </table:table-cell>
          <table:table-cell table:formula="of:= [.I90]+[.O90]*[.$D90]" office:value-type="float" office:value="0" calcext:value-type="float">
            <text:p>0</text:p>
          </table:table-cell>
          <table:table-cell table:formula="of:= [.J90]+[.P90]*[.$D90]" office:value-type="float" office:value="0" calcext:value-type="float">
            <text:p>0</text:p>
          </table:table-cell>
          <table:table-cell table:formula="of:= [.K90]+[.Q90]*[.$D90]" office:value-type="float" office:value="0" calcext:value-type="float">
            <text:p>0</text:p>
          </table:table-cell>
          <table:table-cell table:formula="of:=MAX([.R90:.W90])" office:value-type="float" office:value="1.85" calcext:value-type="float">
            <text:p>1.8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370</text:p>
          </table:table-cell>
          <table:table-cell office:value-type="string" calcext:value-type="string">
            <text:p>equip011_1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91]+[.L91]*[.$D91]" office:value-type="float" office:value="1.5" calcext:value-type="float">
            <text:p>1.5</text:p>
          </table:table-cell>
          <table:table-cell table:formula="of:= [.G91]+[.M91]*[.$D91]" office:value-type="float" office:value="1.6" calcext:value-type="float">
            <text:p>1.6</text:p>
          </table:table-cell>
          <table:table-cell table:formula="of:= [.H91]+[.N91]*[.$D91]" office:value-type="float" office:value="0" calcext:value-type="float">
            <text:p>0</text:p>
          </table:table-cell>
          <table:table-cell table:formula="of:= [.I91]+[.O91]*[.$D91]" office:value-type="float" office:value="1.2" calcext:value-type="float">
            <text:p>1.2</text:p>
          </table:table-cell>
          <table:table-cell table:formula="of:= [.J91]+[.P91]*[.$D91]" office:value-type="float" office:value="0" calcext:value-type="float">
            <text:p>0</text:p>
          </table:table-cell>
          <table:table-cell table:formula="of:= [.K91]+[.Q91]*[.$D91]" office:value-type="float" office:value="0" calcext:value-type="float">
            <text:p>0</text:p>
          </table:table-cell>
          <table:table-cell table:formula="of:=MAX([.R91:.W91])" office:value-type="float" office:value="1.6" calcext:value-type="float">
            <text:p>1.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4F8</text:p>
          </table:table-cell>
          <table:table-cell office:value-type="string" calcext:value-type="string">
            <text:p>equip011_2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92]+[.L92]*[.$D92]" office:value-type="float" office:value="1.41" calcext:value-type="float">
            <text:p>1.41</text:p>
          </table:table-cell>
          <table:table-cell table:formula="of:= [.G92]+[.M92]*[.$D92]" office:value-type="float" office:value="1.41" calcext:value-type="float">
            <text:p>1.41</text:p>
          </table:table-cell>
          <table:table-cell table:formula="of:= [.H92]+[.N92]*[.$D92]" office:value-type="float" office:value="0" calcext:value-type="float">
            <text:p>0</text:p>
          </table:table-cell>
          <table:table-cell table:formula="of:= [.I92]+[.O92]*[.$D92]" office:value-type="float" office:value="0" calcext:value-type="float">
            <text:p>0</text:p>
          </table:table-cell>
          <table:table-cell table:formula="of:= [.J92]+[.P92]*[.$D92]" office:value-type="float" office:value="0" calcext:value-type="float">
            <text:p>0</text:p>
          </table:table-cell>
          <table:table-cell table:formula="of:= [.K92]+[.Q92]*[.$D92]" office:value-type="float" office:value="0" calcext:value-type="float">
            <text:p>0</text:p>
          </table:table-cell>
          <table:table-cell table:formula="of:=MAX([.R92:.W92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680</text:p>
          </table:table-cell>
          <table:table-cell office:value-type="string" calcext:value-type="string">
            <text:p>equip011_2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93]+[.L93]*[.$D93]" office:value-type="float" office:value="1.26" calcext:value-type="float">
            <text:p>1.26</text:p>
          </table:table-cell>
          <table:table-cell table:formula="of:= [.G93]+[.M93]*[.$D93]" office:value-type="float" office:value="1.26" calcext:value-type="float">
            <text:p>1.26</text:p>
          </table:table-cell>
          <table:table-cell table:formula="of:= [.H93]+[.N93]*[.$D93]" office:value-type="float" office:value="0" calcext:value-type="float">
            <text:p>0</text:p>
          </table:table-cell>
          <table:table-cell table:formula="of:= [.I93]+[.O93]*[.$D93]" office:value-type="float" office:value="0" calcext:value-type="float">
            <text:p>0</text:p>
          </table:table-cell>
          <table:table-cell table:formula="of:= [.J93]+[.P93]*[.$D93]" office:value-type="float" office:value="0" calcext:value-type="float">
            <text:p>0</text:p>
          </table:table-cell>
          <table:table-cell table:formula="of:= [.K93]+[.Q93]*[.$D93]" office:value-type="float" office:value="0" calcext:value-type="float">
            <text:p>0</text:p>
          </table:table-cell>
          <table:table-cell table:formula="of:=MAX([.R93:.W93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808</text:p>
          </table:table-cell>
          <table:table-cell office:value-type="string" calcext:value-type="string">
            <text:p>equip011_202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.03" calcext:value-type="float">
            <text:p>0.03</text:p>
          </table:table-cell>
          <table:table-cell table:formula="of:= [.F94]+[.L94]*[.$D94]" office:value-type="float" office:value="1.14" calcext:value-type="float">
            <text:p>1.14</text:p>
          </table:table-cell>
          <table:table-cell table:formula="of:= [.G94]+[.M94]*[.$D94]" office:value-type="float" office:value="1.14" calcext:value-type="float">
            <text:p>1.14</text:p>
          </table:table-cell>
          <table:table-cell table:formula="of:= [.H94]+[.N94]*[.$D94]" office:value-type="float" office:value="0.83" calcext:value-type="float">
            <text:p>0.83</text:p>
          </table:table-cell>
          <table:table-cell table:formula="of:= [.I94]+[.O94]*[.$D94]" office:value-type="float" office:value="0.83" calcext:value-type="float">
            <text:p>0.83</text:p>
          </table:table-cell>
          <table:table-cell table:formula="of:= [.J94]+[.P94]*[.$D94]" office:value-type="float" office:value="0.83" calcext:value-type="float">
            <text:p>0.83</text:p>
          </table:table-cell>
          <table:table-cell table:formula="of:= [.K94]+[.Q94]*[.$D94]" office:value-type="float" office:value="0.83" calcext:value-type="float">
            <text:p>0.83</text:p>
          </table:table-cell>
          <table:table-cell table:formula="of:=MAX([.R94:.W94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1F990</text:p>
          </table:table-cell>
          <table:table-cell table:style-name="ce74" office:value-type="string" calcext:value-type="string">
            <text:p>equip011_300</text:p>
          </table:table-cell>
          <table:table-cell table:style-name="ce84" office:value-type="string" calcext:value-type="string">
            <text:p>Hammer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Humthor’s harm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95]+[.L95]*[.$D95]" office:value-type="float" office:value="1.1" calcext:value-type="float">
            <text:p>1.1</text:p>
          </table:table-cell>
          <table:table-cell table:style-name="ce856" table:formula="of:= [.G95]+[.M95]*[.$D95]" office:value-type="float" office:value="1.6" calcext:value-type="float">
            <text:p>1.6</text:p>
          </table:table-cell>
          <table:table-cell table:style-name="ce856" table:formula="of:= [.H95]+[.N95]*[.$D95]" office:value-type="float" office:value="0" calcext:value-type="float">
            <text:p>0</text:p>
          </table:table-cell>
          <table:table-cell table:style-name="ce856" table:formula="of:= [.I95]+[.O95]*[.$D95]" office:value-type="float" office:value="0" calcext:value-type="float">
            <text:p>0</text:p>
          </table:table-cell>
          <table:table-cell table:style-name="ce856" table:formula="of:= [.J95]+[.P95]*[.$D95]" office:value-type="float" office:value="0" calcext:value-type="float">
            <text:p>0</text:p>
          </table:table-cell>
          <table:table-cell table:style-name="ce856" table:formula="of:= [.K95]+[.Q95]*[.$D95]" office:value-type="float" office:value="0" calcext:value-type="float">
            <text:p>0</text:p>
          </table:table-cell>
          <table:table-cell table:formula="of:=MAX([.R95:.W95])" office:value-type="float" office:value="1.6" calcext:value-type="float">
            <text:p>1.6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1FB18</text:p>
          </table:table-cell>
          <table:table-cell office:value-type="string" calcext:value-type="string">
            <text:p>equip012_0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6]+[.L96]*[.$D96]" office:value-type="float" office:value="0" calcext:value-type="float">
            <text:p>0</text:p>
          </table:table-cell>
          <table:table-cell table:formula="of:= [.G96]+[.M96]*[.$D96]" office:value-type="float" office:value="0" calcext:value-type="float">
            <text:p>0</text:p>
          </table:table-cell>
          <table:table-cell table:formula="of:= [.H96]+[.N96]*[.$D96]" office:value-type="float" office:value="0" calcext:value-type="float">
            <text:p>0</text:p>
          </table:table-cell>
          <table:table-cell table:formula="of:= [.I96]+[.O96]*[.$D96]" office:value-type="float" office:value="0" calcext:value-type="float">
            <text:p>0</text:p>
          </table:table-cell>
          <table:table-cell table:formula="of:= [.J96]+[.P96]*[.$D96]" office:value-type="float" office:value="0" calcext:value-type="float">
            <text:p>0</text:p>
          </table:table-cell>
          <table:table-cell table:formula="of:= [.K96]+[.Q96]*[.$D96]" office:value-type="float" office:value="0" calcext:value-type="float">
            <text:p>0</text:p>
          </table:table-cell>
          <table:table-cell table:formula="of:=MAX([.R96:.W9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CA0</text:p>
          </table:table-cell>
          <table:table-cell office:value-type="string" calcext:value-type="string">
            <text:p>equip012_1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97]+[.L97]*[.$D97]" office:value-type="float" office:value="0" calcext:value-type="float">
            <text:p>0</text:p>
          </table:table-cell>
          <table:table-cell table:formula="of:= [.G97]+[.M97]*[.$D97]" office:value-type="float" office:value="0" calcext:value-type="float">
            <text:p>0</text:p>
          </table:table-cell>
          <table:table-cell table:formula="of:= [.H97]+[.N97]*[.$D97]" office:value-type="float" office:value="1" calcext:value-type="float">
            <text:p>1</text:p>
          </table:table-cell>
          <table:table-cell table:formula="of:= [.I97]+[.O97]*[.$D97]" office:value-type="float" office:value="0" calcext:value-type="float">
            <text:p>0</text:p>
          </table:table-cell>
          <table:table-cell table:formula="of:= [.J97]+[.P97]*[.$D97]" office:value-type="float" office:value="0" calcext:value-type="float">
            <text:p>0</text:p>
          </table:table-cell>
          <table:table-cell table:formula="of:= [.K97]+[.Q97]*[.$D97]" office:value-type="float" office:value="0" calcext:value-type="float">
            <text:p>0</text:p>
          </table:table-cell>
          <table:table-cell table:formula="of:=MAX([.R97:.W97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E28</text:p>
          </table:table-cell>
          <table:table-cell office:value-type="string" calcext:value-type="string">
            <text:p>equip012_1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98]+[.L98]*[.$D98]" office:value-type="float" office:value="0" calcext:value-type="float">
            <text:p>0</text:p>
          </table:table-cell>
          <table:table-cell table:formula="of:= [.G98]+[.M98]*[.$D98]" office:value-type="float" office:value="0" calcext:value-type="float">
            <text:p>0</text:p>
          </table:table-cell>
          <table:table-cell table:formula="of:= [.H98]+[.N98]*[.$D98]" office:value-type="float" office:value="0" calcext:value-type="float">
            <text:p>0</text:p>
          </table:table-cell>
          <table:table-cell table:formula="of:= [.I98]+[.O98]*[.$D98]" office:value-type="float" office:value="1" calcext:value-type="float">
            <text:p>1</text:p>
          </table:table-cell>
          <table:table-cell table:formula="of:= [.J98]+[.P98]*[.$D98]" office:value-type="float" office:value="0" calcext:value-type="float">
            <text:p>0</text:p>
          </table:table-cell>
          <table:table-cell table:formula="of:= [.K98]+[.Q98]*[.$D98]" office:value-type="float" office:value="0" calcext:value-type="float">
            <text:p>0</text:p>
          </table:table-cell>
          <table:table-cell table:formula="of:=MAX([.R98:.W98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1FFB0</text:p>
          </table:table-cell>
          <table:table-cell office:value-type="string" calcext:value-type="string">
            <text:p>equip012_2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9]+[.L99]*[.$D99]" office:value-type="float" office:value="0" calcext:value-type="float">
            <text:p>0</text:p>
          </table:table-cell>
          <table:table-cell table:formula="of:= [.G99]+[.M99]*[.$D99]" office:value-type="float" office:value="0" calcext:value-type="float">
            <text:p>0</text:p>
          </table:table-cell>
          <table:table-cell table:formula="of:= [.H99]+[.N99]*[.$D99]" office:value-type="float" office:value="0" calcext:value-type="float">
            <text:p>0</text:p>
          </table:table-cell>
          <table:table-cell table:formula="of:= [.I99]+[.O99]*[.$D99]" office:value-type="float" office:value="0" calcext:value-type="float">
            <text:p>0</text:p>
          </table:table-cell>
          <table:table-cell table:formula="of:= [.J99]+[.P99]*[.$D99]" office:value-type="float" office:value="0" calcext:value-type="float">
            <text:p>0</text:p>
          </table:table-cell>
          <table:table-cell table:formula="of:= [.K99]+[.Q99]*[.$D99]" office:value-type="float" office:value="0" calcext:value-type="float">
            <text:p>0</text:p>
          </table:table-cell>
          <table:table-cell table:formula="of:=MAX([.R99:.W9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138</text:p>
          </table:table-cell>
          <table:table-cell office:value-type="string" calcext:value-type="string">
            <text:p>equip012_2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00]+[.L100]*[.$D100]" office:value-type="float" office:value="0" calcext:value-type="float">
            <text:p>0</text:p>
          </table:table-cell>
          <table:table-cell table:formula="of:= [.G100]+[.M100]*[.$D100]" office:value-type="float" office:value="0" calcext:value-type="float">
            <text:p>0</text:p>
          </table:table-cell>
          <table:table-cell table:formula="of:= [.H100]+[.N100]*[.$D100]" office:value-type="float" office:value="0" calcext:value-type="float">
            <text:p>0</text:p>
          </table:table-cell>
          <table:table-cell table:formula="of:= [.I100]+[.O100]*[.$D100]" office:value-type="float" office:value="0.92" calcext:value-type="float">
            <text:p>0.92</text:p>
          </table:table-cell>
          <table:table-cell table:formula="of:= [.J100]+[.P100]*[.$D100]" office:value-type="float" office:value="0" calcext:value-type="float">
            <text:p>0</text:p>
          </table:table-cell>
          <table:table-cell table:formula="of:= [.K100]+[.Q100]*[.$D100]" office:value-type="float" office:value="0.92" calcext:value-type="float">
            <text:p>0.92</text:p>
          </table:table-cell>
          <table:table-cell table:formula="of:=MAX([.R100:.W100])" office:value-type="float" office:value="0.92" calcext:value-type="float">
            <text:p>0.9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2C0</text:p>
          </table:table-cell>
          <table:table-cell office:value-type="string" calcext:value-type="string">
            <text:p>equip012_202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01]+[.L101]*[.$D101]" office:value-type="float" office:value="0" calcext:value-type="float">
            <text:p>0</text:p>
          </table:table-cell>
          <table:table-cell table:formula="of:= [.G101]+[.M101]*[.$D101]" office:value-type="float" office:value="1.14" calcext:value-type="float">
            <text:p>1.14</text:p>
          </table:table-cell>
          <table:table-cell table:formula="of:= [.H101]+[.N101]*[.$D101]" office:value-type="float" office:value="0.68" calcext:value-type="float">
            <text:p>0.68</text:p>
          </table:table-cell>
          <table:table-cell table:formula="of:= [.I101]+[.O101]*[.$D101]" office:value-type="float" office:value="0" calcext:value-type="float">
            <text:p>0</text:p>
          </table:table-cell>
          <table:table-cell table:formula="of:= [.J101]+[.P101]*[.$D101]" office:value-type="float" office:value="0" calcext:value-type="float">
            <text:p>0</text:p>
          </table:table-cell>
          <table:table-cell table:formula="of:= [.K101]+[.Q101]*[.$D101]" office:value-type="float" office:value="0" calcext:value-type="float">
            <text:p>0</text:p>
          </table:table-cell>
          <table:table-cell table:formula="of:=MAX([.R101:.W101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0448</text:p>
          </table:table-cell>
          <table:table-cell table:style-name="ce74" office:value-type="string" calcext:value-type="string">
            <text:p>equip012_300</text:p>
          </table:table-cell>
          <table:table-cell table:style-name="ce79" office:value-type="string" calcext:value-type="string">
            <text:p>Bow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Yumipon's bow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02]+[.L102]*[.$D102]" office:value-type="float" office:value="0" calcext:value-type="float">
            <text:p>0</text:p>
          </table:table-cell>
          <table:table-cell table:style-name="ce856" table:formula="of:= [.G102]+[.M102]*[.$D102]" office:value-type="float" office:value="1.1" calcext:value-type="float">
            <text:p>1.1</text:p>
          </table:table-cell>
          <table:table-cell table:style-name="ce856" table:formula="of:= [.H102]+[.N102]*[.$D102]" office:value-type="float" office:value="0" calcext:value-type="float">
            <text:p>0</text:p>
          </table:table-cell>
          <table:table-cell table:style-name="ce856" table:formula="of:= [.I102]+[.O102]*[.$D102]" office:value-type="float" office:value="0" calcext:value-type="float">
            <text:p>0</text:p>
          </table:table-cell>
          <table:table-cell table:style-name="ce856" table:formula="of:= [.J102]+[.P102]*[.$D102]" office:value-type="float" office:value="0" calcext:value-type="float">
            <text:p>0</text:p>
          </table:table-cell>
          <table:table-cell table:style-name="ce856" table:formula="of:= [.K102]+[.Q102]*[.$D102]" office:value-type="float" office:value="0" calcext:value-type="float">
            <text:p>0</text:p>
          </table:table-cell>
          <table:table-cell table:formula="of:=MAX([.R102:.W102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05D0</text:p>
          </table:table-cell>
          <table:table-cell office:value-type="string" calcext:value-type="string">
            <text:p>equip013_0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3]+[.L103]*[.$D103]" office:value-type="float" office:value="0.33" calcext:value-type="float">
            <text:p>0.33</text:p>
          </table:table-cell>
          <table:table-cell table:formula="of:= [.G103]+[.M103]*[.$D103]" office:value-type="float" office:value="0.33" calcext:value-type="float">
            <text:p>0.33</text:p>
          </table:table-cell>
          <table:table-cell table:formula="of:= [.H103]+[.N103]*[.$D103]" office:value-type="float" office:value="0" calcext:value-type="float">
            <text:p>0</text:p>
          </table:table-cell>
          <table:table-cell table:formula="of:= [.I103]+[.O103]*[.$D103]" office:value-type="float" office:value="0" calcext:value-type="float">
            <text:p>0</text:p>
          </table:table-cell>
          <table:table-cell table:formula="of:= [.J103]+[.P103]*[.$D103]" office:value-type="float" office:value="0" calcext:value-type="float">
            <text:p>0</text:p>
          </table:table-cell>
          <table:table-cell table:formula="of:= [.K103]+[.Q103]*[.$D103]" office:value-type="float" office:value="0" calcext:value-type="float">
            <text:p>0</text:p>
          </table:table-cell>
          <table:table-cell table:formula="of:=MAX([.R103:.W103])" office:value-type="float" office:value="0.33" calcext:value-type="float">
            <text:p>0.3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758</text:p>
          </table:table-cell>
          <table:table-cell office:value-type="string" calcext:value-type="string">
            <text:p>equip013_1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104]+[.L104]*[.$D104]" office:value-type="float" office:value="1.5" calcext:value-type="float">
            <text:p>1.5</text:p>
          </table:table-cell>
          <table:table-cell table:formula="of:= [.G104]+[.M104]*[.$D104]" office:value-type="float" office:value="1.5" calcext:value-type="float">
            <text:p>1.5</text:p>
          </table:table-cell>
          <table:table-cell table:formula="of:= [.H104]+[.N104]*[.$D104]" office:value-type="float" office:value="0" calcext:value-type="float">
            <text:p>0</text:p>
          </table:table-cell>
          <table:table-cell table:formula="of:= [.I104]+[.O104]*[.$D104]" office:value-type="float" office:value="0" calcext:value-type="float">
            <text:p>0</text:p>
          </table:table-cell>
          <table:table-cell table:formula="of:= [.J104]+[.P104]*[.$D104]" office:value-type="float" office:value="0" calcext:value-type="float">
            <text:p>0</text:p>
          </table:table-cell>
          <table:table-cell table:formula="of:= [.K104]+[.Q104]*[.$D104]" office:value-type="float" office:value="1.05" calcext:value-type="float">
            <text:p>1.05</text:p>
          </table:table-cell>
          <table:table-cell table:formula="of:=MAX([.R104:.W104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8E0</text:p>
          </table:table-cell>
          <table:table-cell office:value-type="string" calcext:value-type="string">
            <text:p>equip013_1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5]+[.L105]*[.$D105]" office:value-type="float" office:value="1.5" calcext:value-type="float">
            <text:p>1.5</text:p>
          </table:table-cell>
          <table:table-cell table:formula="of:= [.G105]+[.M105]*[.$D105]" office:value-type="float" office:value="1.75" calcext:value-type="float">
            <text:p>1.75</text:p>
          </table:table-cell>
          <table:table-cell table:formula="of:= [.H105]+[.N105]*[.$D105]" office:value-type="float" office:value="0" calcext:value-type="float">
            <text:p>0</text:p>
          </table:table-cell>
          <table:table-cell table:formula="of:= [.I105]+[.O105]*[.$D105]" office:value-type="float" office:value="0" calcext:value-type="float">
            <text:p>0</text:p>
          </table:table-cell>
          <table:table-cell table:formula="of:= [.J105]+[.P105]*[.$D105]" office:value-type="float" office:value="0" calcext:value-type="float">
            <text:p>0</text:p>
          </table:table-cell>
          <table:table-cell table:formula="of:= [.K105]+[.Q105]*[.$D105]" office:value-type="float" office:value="0" calcext:value-type="float">
            <text:p>0</text:p>
          </table:table-cell>
          <table:table-cell table:formula="of:=MAX([.R105:.W105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A68</text:p>
          </table:table-cell>
          <table:table-cell office:value-type="string" calcext:value-type="string">
            <text:p>equip013_2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06]+[.L106]*[.$D106]" office:value-type="float" office:value="1.26" calcext:value-type="float">
            <text:p>1.26</text:p>
          </table:table-cell>
          <table:table-cell table:formula="of:= [.G106]+[.M106]*[.$D106]" office:value-type="float" office:value="1.26" calcext:value-type="float">
            <text:p>1.26</text:p>
          </table:table-cell>
          <table:table-cell table:formula="of:= [.H106]+[.N106]*[.$D106]" office:value-type="float" office:value="0" calcext:value-type="float">
            <text:p>0</text:p>
          </table:table-cell>
          <table:table-cell table:formula="of:= [.I106]+[.O106]*[.$D106]" office:value-type="float" office:value="1.02" calcext:value-type="float">
            <text:p>1.02</text:p>
          </table:table-cell>
          <table:table-cell table:formula="of:= [.J106]+[.P106]*[.$D106]" office:value-type="float" office:value="0" calcext:value-type="float">
            <text:p>0</text:p>
          </table:table-cell>
          <table:table-cell table:formula="of:= [.K106]+[.Q106]*[.$D106]" office:value-type="float" office:value="0" calcext:value-type="float">
            <text:p>0</text:p>
          </table:table-cell>
          <table:table-cell table:formula="of:=MAX([.R106:.W106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BF0</text:p>
          </table:table-cell>
          <table:table-cell office:value-type="string" calcext:value-type="string">
            <text:p>equip013_2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7]+[.L107]*[.$D107]" office:value-type="float" office:value="1.59" calcext:value-type="float">
            <text:p>1.59</text:p>
          </table:table-cell>
          <table:table-cell table:formula="of:= [.G107]+[.M107]*[.$D107]" office:value-type="float" office:value="1.59" calcext:value-type="float">
            <text:p>1.59</text:p>
          </table:table-cell>
          <table:table-cell table:formula="of:= [.H107]+[.N107]*[.$D107]" office:value-type="float" office:value="0" calcext:value-type="float">
            <text:p>0</text:p>
          </table:table-cell>
          <table:table-cell table:formula="of:= [.I107]+[.O107]*[.$D107]" office:value-type="float" office:value="0" calcext:value-type="float">
            <text:p>0</text:p>
          </table:table-cell>
          <table:table-cell table:formula="of:= [.J107]+[.P107]*[.$D107]" office:value-type="float" office:value="0" calcext:value-type="float">
            <text:p>0</text:p>
          </table:table-cell>
          <table:table-cell table:formula="of:= [.K107]+[.Q107]*[.$D107]" office:value-type="float" office:value="0" calcext:value-type="float">
            <text:p>0</text:p>
          </table:table-cell>
          <table:table-cell table:formula="of:=MAX([.R107:.W107])" office:value-type="float" office:value="1.59" calcext:value-type="float">
            <text:p>1.5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0D78</text:p>
          </table:table-cell>
          <table:table-cell office:value-type="string" calcext:value-type="string">
            <text:p>equip013_202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08]+[.L108]*[.$D108]" office:value-type="float" office:value="1.24" calcext:value-type="float">
            <text:p>1.24</text:p>
          </table:table-cell>
          <table:table-cell table:formula="of:= [.G108]+[.M108]*[.$D108]" office:value-type="float" office:value="1.24" calcext:value-type="float">
            <text:p>1.24</text:p>
          </table:table-cell>
          <table:table-cell table:formula="of:= [.H108]+[.N108]*[.$D108]" office:value-type="float" office:value="0" calcext:value-type="float">
            <text:p>0</text:p>
          </table:table-cell>
          <table:table-cell table:formula="of:= [.I108]+[.O108]*[.$D108]" office:value-type="float" office:value="0" calcext:value-type="float">
            <text:p>0</text:p>
          </table:table-cell>
          <table:table-cell table:formula="of:= [.J108]+[.P108]*[.$D108]" office:value-type="float" office:value="0" calcext:value-type="float">
            <text:p>0</text:p>
          </table:table-cell>
          <table:table-cell table:formula="of:= [.K108]+[.Q108]*[.$D108]" office:value-type="float" office:value="0" calcext:value-type="float">
            <text:p>0</text:p>
          </table:table-cell>
          <table:table-cell table:formula="of:=MAX([.R108:.W108])" office:value-type="float" office:value="1.24" calcext:value-type="float">
            <text:p>1.2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0F00</text:p>
          </table:table-cell>
          <table:table-cell table:style-name="ce74" office:value-type="string" calcext:value-type="string">
            <text:p>equip013_300</text:p>
          </table:table-cell>
          <table:table-cell table:style-name="ce85" office:value-type="string" calcext:value-type="string">
            <text:p>Longbow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Dekiramos' Crossbow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09]+[.L109]*[.$D109]" office:value-type="float" office:value="1.1" calcext:value-type="float">
            <text:p>1.1</text:p>
          </table:table-cell>
          <table:table-cell table:style-name="ce856" table:formula="of:= [.G109]+[.M109]*[.$D109]" office:value-type="float" office:value="1.1" calcext:value-type="float">
            <text:p>1.1</text:p>
          </table:table-cell>
          <table:table-cell table:style-name="ce856" table:formula="of:= [.H109]+[.N109]*[.$D109]" office:value-type="float" office:value="0" calcext:value-type="float">
            <text:p>0</text:p>
          </table:table-cell>
          <table:table-cell table:style-name="ce856" table:formula="of:= [.I109]+[.O109]*[.$D109]" office:value-type="float" office:value="0" calcext:value-type="float">
            <text:p>0</text:p>
          </table:table-cell>
          <table:table-cell table:style-name="ce856" table:formula="of:= [.J109]+[.P109]*[.$D109]" office:value-type="float" office:value="0" calcext:value-type="float">
            <text:p>0</text:p>
          </table:table-cell>
          <table:table-cell table:style-name="ce856" table:formula="of:= [.K109]+[.Q109]*[.$D109]" office:value-type="float" office:value="0" calcext:value-type="float">
            <text:p>0</text:p>
          </table:table-cell>
          <table:table-cell table:formula="of:=MAX([.R109:.W109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1088</text:p>
          </table:table-cell>
          <table:table-cell office:value-type="string" calcext:value-type="string">
            <text:p>equip014_000</text:p>
          </table:table-cell>
          <table:table-cell office:value-type="string" calcext:value-type="string">
            <text:p>Cross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110]+[.L110]*[.$D110]" office:value-type="float" office:value="0.3" calcext:value-type="float">
            <text:p>0.3</text:p>
          </table:table-cell>
          <table:table-cell table:formula="of:= [.G110]+[.M110]*[.$D110]" office:value-type="float" office:value="0.3" calcext:value-type="float">
            <text:p>0.3</text:p>
          </table:table-cell>
          <table:table-cell table:formula="of:= [.H110]+[.N110]*[.$D110]" office:value-type="float" office:value="0" calcext:value-type="float">
            <text:p>0</text:p>
          </table:table-cell>
          <table:table-cell table:formula="of:= [.I110]+[.O110]*[.$D110]" office:value-type="float" office:value="0" calcext:value-type="float">
            <text:p>0</text:p>
          </table:table-cell>
          <table:table-cell table:formula="of:= [.J110]+[.P110]*[.$D110]" office:value-type="float" office:value="0" calcext:value-type="float">
            <text:p>0</text:p>
          </table:table-cell>
          <table:table-cell table:formula="of:= [.K110]+[.Q110]*[.$D110]" office:value-type="float" office:value="0" calcext:value-type="float">
            <text:p>0</text:p>
          </table:table-cell>
          <table:table-cell table:formula="of:=MAX([.R110:.W110])" office:value-type="float" office:value="0.3" calcext:value-type="float">
            <text:p>0.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210</text:p>
          </table:table-cell>
          <table:table-cell office:value-type="string" calcext:value-type="string">
            <text:p>equip014_100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11]+[.L111]*[.$D111]" office:value-type="float" office:value="1.5" calcext:value-type="float">
            <text:p>1.5</text:p>
          </table:table-cell>
          <table:table-cell table:formula="of:= [.G111]+[.M111]*[.$D111]" office:value-type="float" office:value="1.5" calcext:value-type="float">
            <text:p>1.5</text:p>
          </table:table-cell>
          <table:table-cell table:formula="of:= [.H111]+[.N111]*[.$D111]" office:value-type="float" office:value="0" calcext:value-type="float">
            <text:p>0</text:p>
          </table:table-cell>
          <table:table-cell table:formula="of:= [.I111]+[.O111]*[.$D111]" office:value-type="float" office:value="0" calcext:value-type="float">
            <text:p>0</text:p>
          </table:table-cell>
          <table:table-cell table:formula="of:= [.J111]+[.P111]*[.$D111]" office:value-type="float" office:value="1" calcext:value-type="float">
            <text:p>1</text:p>
          </table:table-cell>
          <table:table-cell table:formula="of:= [.K111]+[.Q111]*[.$D111]" office:value-type="float" office:value="0" calcext:value-type="float">
            <text:p>0</text:p>
          </table:table-cell>
          <table:table-cell table:formula="of:=MAX([.R111:.W111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398</text:p>
          </table:table-cell>
          <table:table-cell office:value-type="string" calcext:value-type="string">
            <text:p>equip014_101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12]+[.L112]*[.$D112]" office:value-type="float" office:value="1.75" calcext:value-type="float">
            <text:p>1.75</text:p>
          </table:table-cell>
          <table:table-cell table:formula="of:= [.G112]+[.M112]*[.$D112]" office:value-type="float" office:value="1.5" calcext:value-type="float">
            <text:p>1.5</text:p>
          </table:table-cell>
          <table:table-cell table:formula="of:= [.H112]+[.N112]*[.$D112]" office:value-type="float" office:value="0" calcext:value-type="float">
            <text:p>0</text:p>
          </table:table-cell>
          <table:table-cell table:formula="of:= [.I112]+[.O112]*[.$D112]" office:value-type="float" office:value="0" calcext:value-type="float">
            <text:p>0</text:p>
          </table:table-cell>
          <table:table-cell table:formula="of:= [.J112]+[.P112]*[.$D112]" office:value-type="float" office:value="0" calcext:value-type="float">
            <text:p>0</text:p>
          </table:table-cell>
          <table:table-cell table:formula="of:= [.K112]+[.Q112]*[.$D112]" office:value-type="float" office:value="0" calcext:value-type="float">
            <text:p>0</text:p>
          </table:table-cell>
          <table:table-cell table:formula="of:=MAX([.R112:.W112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520</text:p>
          </table:table-cell>
          <table:table-cell office:value-type="string" calcext:value-type="string">
            <text:p>equip014_200</text:p>
          </table:table-cell>
          <table:table-cell office:value-type="string" calcext:value-type="string">
            <text:p>Cross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13]+[.L113]*[.$D113]" office:value-type="float" office:value="1.26" calcext:value-type="float">
            <text:p>1.26</text:p>
          </table:table-cell>
          <table:table-cell table:formula="of:= [.G113]+[.M113]*[.$D113]" office:value-type="float" office:value="1.26" calcext:value-type="float">
            <text:p>1.26</text:p>
          </table:table-cell>
          <table:table-cell table:formula="of:= [.H113]+[.N113]*[.$D113]" office:value-type="float" office:value="0" calcext:value-type="float">
            <text:p>0</text:p>
          </table:table-cell>
          <table:table-cell table:formula="of:= [.I113]+[.O113]*[.$D113]" office:value-type="float" office:value="0" calcext:value-type="float">
            <text:p>0</text:p>
          </table:table-cell>
          <table:table-cell table:formula="of:= [.J113]+[.P113]*[.$D113]" office:value-type="float" office:value="0" calcext:value-type="float">
            <text:p>0</text:p>
          </table:table-cell>
          <table:table-cell table:formula="of:= [.K113]+[.Q113]*[.$D113]" office:value-type="float" office:value="0" calcext:value-type="float">
            <text:p>0</text:p>
          </table:table-cell>
          <table:table-cell table:formula="of:=MAX([.R113:.W113])" office:value-type="float" office:value="1.26" calcext:value-type="float">
            <text:p>1.2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6A8</text:p>
          </table:table-cell>
          <table:table-cell office:value-type="string" calcext:value-type="string">
            <text:p>equip014_201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14]+[.L114]*[.$D114]" office:value-type="float" office:value="1.19" calcext:value-type="float">
            <text:p>1.19</text:p>
          </table:table-cell>
          <table:table-cell table:formula="of:= [.G114]+[.M114]*[.$D114]" office:value-type="float" office:value="1.19" calcext:value-type="float">
            <text:p>1.19</text:p>
          </table:table-cell>
          <table:table-cell table:formula="of:= [.H114]+[.N114]*[.$D114]" office:value-type="float" office:value="0" calcext:value-type="float">
            <text:p>0</text:p>
          </table:table-cell>
          <table:table-cell table:formula="of:= [.I114]+[.O114]*[.$D114]" office:value-type="float" office:value="0" calcext:value-type="float">
            <text:p>0</text:p>
          </table:table-cell>
          <table:table-cell table:formula="of:= [.J114]+[.P114]*[.$D114]" office:value-type="float" office:value="0" calcext:value-type="float">
            <text:p>0</text:p>
          </table:table-cell>
          <table:table-cell table:formula="of:= [.K114]+[.Q114]*[.$D114]" office:value-type="float" office:value="0" calcext:value-type="float">
            <text:p>0</text:p>
          </table:table-cell>
          <table:table-cell table:formula="of:=MAX([.R114:.W114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830</text:p>
          </table:table-cell>
          <table:table-cell office:value-type="string" calcext:value-type="string">
            <text:p>equip014_202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15]+[.L115]*[.$D115]" office:value-type="float" office:value="1.14" calcext:value-type="float">
            <text:p>1.14</text:p>
          </table:table-cell>
          <table:table-cell table:formula="of:= [.G115]+[.M115]*[.$D115]" office:value-type="float" office:value="1.14" calcext:value-type="float">
            <text:p>1.14</text:p>
          </table:table-cell>
          <table:table-cell table:formula="of:= [.H115]+[.N115]*[.$D115]" office:value-type="float" office:value="0" calcext:value-type="float">
            <text:p>0</text:p>
          </table:table-cell>
          <table:table-cell table:formula="of:= [.I115]+[.O115]*[.$D115]" office:value-type="float" office:value="0.83" calcext:value-type="float">
            <text:p>0.83</text:p>
          </table:table-cell>
          <table:table-cell table:formula="of:= [.J115]+[.P115]*[.$D115]" office:value-type="float" office:value="0" calcext:value-type="float">
            <text:p>0</text:p>
          </table:table-cell>
          <table:table-cell table:formula="of:= [.K115]+[.Q115]*[.$D115]" office:value-type="float" office:value="0.83" calcext:value-type="float">
            <text:p>0.83</text:p>
          </table:table-cell>
          <table:table-cell table:formula="of:=MAX([.R115:.W11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19B8</text:p>
          </table:table-cell>
          <table:table-cell table:style-name="ce74" office:value-type="string" calcext:value-type="string">
            <text:p>equip014_300</text:p>
          </table:table-cell>
          <table:table-cell office:value-type="string" calcext:value-type="string">
            <text:p>Crossbow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Goweecha Gun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856" table:formula="of:= [.F116]+[.L116]*[.$D116]" office:value-type="float" office:value="1.1" calcext:value-type="float">
            <text:p>1.1</text:p>
          </table:table-cell>
          <table:table-cell table:style-name="ce856" table:formula="of:= [.G116]+[.M116]*[.$D116]" office:value-type="float" office:value="1.1" calcext:value-type="float">
            <text:p>1.1</text:p>
          </table:table-cell>
          <table:table-cell table:style-name="ce856" table:formula="of:= [.H116]+[.N116]*[.$D116]" office:value-type="float" office:value="0.8" calcext:value-type="float">
            <text:p>0.8</text:p>
          </table:table-cell>
          <table:table-cell table:style-name="ce856" table:formula="of:= [.I116]+[.O116]*[.$D116]" office:value-type="float" office:value="0" calcext:value-type="float">
            <text:p>0</text:p>
          </table:table-cell>
          <table:table-cell table:style-name="ce856" table:formula="of:= [.J116]+[.P116]*[.$D116]" office:value-type="float" office:value="0" calcext:value-type="float">
            <text:p>0</text:p>
          </table:table-cell>
          <table:table-cell table:style-name="ce856" table:formula="of:= [.K116]+[.Q116]*[.$D116]" office:value-type="float" office:value="0" calcext:value-type="float">
            <text:p>0</text:p>
          </table:table-cell>
          <table:table-cell table:formula="of:=MAX([.R116:.W116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1B40</text:p>
          </table:table-cell>
          <table:table-cell office:value-type="string" calcext:value-type="string">
            <text:p>equip016_0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 [.F117]+[.L117]*[.$D117]" office:value-type="float" office:value="0.25" calcext:value-type="float">
            <text:p>0.25</text:p>
          </table:table-cell>
          <table:table-cell table:formula="of:= [.G117]+[.M117]*[.$D117]" office:value-type="float" office:value="0.25" calcext:value-type="float">
            <text:p>0.25</text:p>
          </table:table-cell>
          <table:table-cell table:formula="of:= [.H117]+[.N117]*[.$D117]" office:value-type="float" office:value="0" calcext:value-type="float">
            <text:p>0</text:p>
          </table:table-cell>
          <table:table-cell table:formula="of:= [.I117]+[.O117]*[.$D117]" office:value-type="float" office:value="0" calcext:value-type="float">
            <text:p>0</text:p>
          </table:table-cell>
          <table:table-cell table:formula="of:= [.J117]+[.P117]*[.$D117]" office:value-type="float" office:value="0" calcext:value-type="float">
            <text:p>0</text:p>
          </table:table-cell>
          <table:table-cell table:formula="of:= [.K117]+[.Q117]*[.$D117]" office:value-type="float" office:value="0" calcext:value-type="float">
            <text:p>0</text:p>
          </table:table-cell>
          <table:table-cell table:formula="of:=MAX([.R117:.W117])" office:value-type="float" office:value="0.25" calcext:value-type="float">
            <text:p>0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CC8</text:p>
          </table:table-cell>
          <table:table-cell office:value-type="string" calcext:value-type="string">
            <text:p>equip016_1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18]+[.L118]*[.$D118]" office:value-type="float" office:value="1.45" calcext:value-type="float">
            <text:p>1.45</text:p>
          </table:table-cell>
          <table:table-cell table:formula="of:= [.G118]+[.M118]*[.$D118]" office:value-type="float" office:value="1.45" calcext:value-type="float">
            <text:p>1.45</text:p>
          </table:table-cell>
          <table:table-cell table:formula="of:= [.H118]+[.N118]*[.$D118]" office:value-type="float" office:value="1" calcext:value-type="float">
            <text:p>1</text:p>
          </table:table-cell>
          <table:table-cell table:formula="of:= [.I118]+[.O118]*[.$D118]" office:value-type="float" office:value="0" calcext:value-type="float">
            <text:p>0</text:p>
          </table:table-cell>
          <table:table-cell table:formula="of:= [.J118]+[.P118]*[.$D118]" office:value-type="float" office:value="0" calcext:value-type="float">
            <text:p>0</text:p>
          </table:table-cell>
          <table:table-cell table:formula="of:= [.K118]+[.Q118]*[.$D118]" office:value-type="float" office:value="0" calcext:value-type="float">
            <text:p>0</text:p>
          </table:table-cell>
          <table:table-cell table:formula="of:=MAX([.R118:.W118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E50</text:p>
          </table:table-cell>
          <table:table-cell office:value-type="string" calcext:value-type="string">
            <text:p>equip016_1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19]+[.L119]*[.$D119]" office:value-type="float" office:value="1.45" calcext:value-type="float">
            <text:p>1.45</text:p>
          </table:table-cell>
          <table:table-cell table:formula="of:= [.G119]+[.M119]*[.$D119]" office:value-type="float" office:value="1.45" calcext:value-type="float">
            <text:p>1.45</text:p>
          </table:table-cell>
          <table:table-cell table:formula="of:= [.H119]+[.N119]*[.$D119]" office:value-type="float" office:value="0" calcext:value-type="float">
            <text:p>0</text:p>
          </table:table-cell>
          <table:table-cell table:formula="of:= [.I119]+[.O119]*[.$D119]" office:value-type="float" office:value="0" calcext:value-type="float">
            <text:p>0</text:p>
          </table:table-cell>
          <table:table-cell table:formula="of:= [.J119]+[.P119]*[.$D119]" office:value-type="float" office:value="1" calcext:value-type="float">
            <text:p>1</text:p>
          </table:table-cell>
          <table:table-cell table:formula="of:= [.K119]+[.Q119]*[.$D119]" office:value-type="float" office:value="0" calcext:value-type="float">
            <text:p>0</text:p>
          </table:table-cell>
          <table:table-cell table:formula="of:=MAX([.R119:.W119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1FD8</text:p>
          </table:table-cell>
          <table:table-cell office:value-type="string" calcext:value-type="string">
            <text:p>equip016_2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0]+[.L120]*[.$D120]" office:value-type="float" office:value="1.31" calcext:value-type="float">
            <text:p>1.31</text:p>
          </table:table-cell>
          <table:table-cell table:formula="of:= [.G120]+[.M120]*[.$D120]" office:value-type="float" office:value="1.21" calcext:value-type="float">
            <text:p>1.21</text:p>
          </table:table-cell>
          <table:table-cell table:formula="of:= [.H120]+[.N120]*[.$D120]" office:value-type="float" office:value="0" calcext:value-type="float">
            <text:p>0</text:p>
          </table:table-cell>
          <table:table-cell table:formula="of:= [.I120]+[.O120]*[.$D120]" office:value-type="float" office:value="0" calcext:value-type="float">
            <text:p>0</text:p>
          </table:table-cell>
          <table:table-cell table:formula="of:= [.J120]+[.P120]*[.$D120]" office:value-type="float" office:value="0" calcext:value-type="float">
            <text:p>0</text:p>
          </table:table-cell>
          <table:table-cell table:formula="of:= [.K120]+[.Q120]*[.$D120]" office:value-type="float" office:value="0" calcext:value-type="float">
            <text:p>0</text:p>
          </table:table-cell>
          <table:table-cell table:formula="of:=MAX([.R120:.W120])" office:value-type="float" office:value="1.31" calcext:value-type="float">
            <text:p>1.3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160</text:p>
          </table:table-cell>
          <table:table-cell office:value-type="string" calcext:value-type="string">
            <text:p>equip016_2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21]+[.L121]*[.$D121]" office:value-type="float" office:value="1.21" calcext:value-type="float">
            <text:p>1.21</text:p>
          </table:table-cell>
          <table:table-cell table:formula="of:= [.G121]+[.M121]*[.$D121]" office:value-type="float" office:value="1.21" calcext:value-type="float">
            <text:p>1.21</text:p>
          </table:table-cell>
          <table:table-cell table:formula="of:= [.H121]+[.N121]*[.$D121]" office:value-type="float" office:value="0" calcext:value-type="float">
            <text:p>0</text:p>
          </table:table-cell>
          <table:table-cell table:formula="of:= [.I121]+[.O121]*[.$D121]" office:value-type="float" office:value="0.92" calcext:value-type="float">
            <text:p>0.92</text:p>
          </table:table-cell>
          <table:table-cell table:formula="of:= [.J121]+[.P121]*[.$D121]" office:value-type="float" office:value="0" calcext:value-type="float">
            <text:p>0</text:p>
          </table:table-cell>
          <table:table-cell table:formula="of:= [.K121]+[.Q121]*[.$D121]" office:value-type="float" office:value="0" calcext:value-type="float">
            <text:p>0</text:p>
          </table:table-cell>
          <table:table-cell table:formula="of:=MAX([.R121:.W121])" office:value-type="float" office:value="1.21" calcext:value-type="float">
            <text:p>1.2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2E8</text:p>
          </table:table-cell>
          <table:table-cell office:value-type="string" calcext:value-type="string">
            <text:p>equip016_202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2]+[.L122]*[.$D122]" office:value-type="float" office:value="1.19" calcext:value-type="float">
            <text:p>1.19</text:p>
          </table:table-cell>
          <table:table-cell table:formula="of:= [.G122]+[.M122]*[.$D122]" office:value-type="float" office:value="1.19" calcext:value-type="float">
            <text:p>1.19</text:p>
          </table:table-cell>
          <table:table-cell table:formula="of:= [.H122]+[.N122]*[.$D122]" office:value-type="float" office:value="0" calcext:value-type="float">
            <text:p>0</text:p>
          </table:table-cell>
          <table:table-cell table:formula="of:= [.I122]+[.O122]*[.$D122]" office:value-type="float" office:value="0" calcext:value-type="float">
            <text:p>0</text:p>
          </table:table-cell>
          <table:table-cell table:formula="of:= [.J122]+[.P122]*[.$D122]" office:value-type="float" office:value="0" calcext:value-type="float">
            <text:p>0</text:p>
          </table:table-cell>
          <table:table-cell table:formula="of:= [.K122]+[.Q122]*[.$D122]" office:value-type="float" office:value="0" calcext:value-type="float">
            <text:p>0</text:p>
          </table:table-cell>
          <table:table-cell table:formula="of:=MAX([.R122:.W122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2470</text:p>
          </table:table-cell>
          <table:table-cell table:style-name="ce74" office:value-type="string" calcext:value-type="string">
            <text:p>equip016_300</text:p>
          </table:table-cell>
          <table:table-cell table:style-name="ce82" office:value-type="string" calcext:value-type="string">
            <text:p>Horn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Horn of Panchunan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56" table:formula="of:= [.F123]+[.L123]*[.$D123]" office:value-type="float" office:value="1.05" calcext:value-type="float">
            <text:p>1.05</text:p>
          </table:table-cell>
          <table:table-cell table:style-name="ce856" table:formula="of:= [.G123]+[.M123]*[.$D123]" office:value-type="float" office:value="1.05" calcext:value-type="float">
            <text:p>1.05</text:p>
          </table:table-cell>
          <table:table-cell table:style-name="ce856" table:formula="of:= [.H123]+[.N123]*[.$D123]" office:value-type="float" office:value="0" calcext:value-type="float">
            <text:p>0</text:p>
          </table:table-cell>
          <table:table-cell table:style-name="ce856" table:formula="of:= [.I123]+[.O123]*[.$D123]" office:value-type="float" office:value="0.8" calcext:value-type="float">
            <text:p>0.8</text:p>
          </table:table-cell>
          <table:table-cell table:style-name="ce856" table:formula="of:= [.J123]+[.P123]*[.$D123]" office:value-type="float" office:value="0" calcext:value-type="float">
            <text:p>0</text:p>
          </table:table-cell>
          <table:table-cell table:style-name="ce856" table:formula="of:= [.K123]+[.Q123]*[.$D123]" office:value-type="float" office:value="0" calcext:value-type="float">
            <text:p>0</text:p>
          </table:table-cell>
          <table:table-cell table:formula="of:=MAX([.R123:.W123])" office:value-type="float" office:value="1.05" calcext:value-type="float">
            <text:p>1.0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25F8</text:p>
          </table:table-cell>
          <table:table-cell office:value-type="string" calcext:value-type="string">
            <text:p>equip017_0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horn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4]+[.L124]*[.$D124]" office:value-type="float" office:value="0.38" calcext:value-type="float">
            <text:p>0.38</text:p>
          </table:table-cell>
          <table:table-cell table:formula="of:= [.G124]+[.M124]*[.$D124]" office:value-type="float" office:value="0.38" calcext:value-type="float">
            <text:p>0.38</text:p>
          </table:table-cell>
          <table:table-cell table:formula="of:= [.H124]+[.N124]*[.$D124]" office:value-type="float" office:value="0" calcext:value-type="float">
            <text:p>0</text:p>
          </table:table-cell>
          <table:table-cell table:formula="of:= [.I124]+[.O124]*[.$D124]" office:value-type="float" office:value="0" calcext:value-type="float">
            <text:p>0</text:p>
          </table:table-cell>
          <table:table-cell table:formula="of:= [.J124]+[.P124]*[.$D124]" office:value-type="float" office:value="0" calcext:value-type="float">
            <text:p>0</text:p>
          </table:table-cell>
          <table:table-cell table:formula="of:= [.K124]+[.Q124]*[.$D124]" office:value-type="float" office:value="0" calcext:value-type="float">
            <text:p>0</text:p>
          </table:table-cell>
          <table:table-cell table:formula="of:=MAX([.R124:.W124])" office:value-type="float" office:value="0.38" calcext:value-type="float">
            <text:p>0.3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780</text:p>
          </table:table-cell>
          <table:table-cell office:value-type="string" calcext:value-type="string">
            <text:p>equip017_1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25]+[.L125]*[.$D125]" office:value-type="float" office:value="1.55" calcext:value-type="float">
            <text:p>1.55</text:p>
          </table:table-cell>
          <table:table-cell table:formula="of:= [.G125]+[.M125]*[.$D125]" office:value-type="float" office:value="1.55" calcext:value-type="float">
            <text:p>1.55</text:p>
          </table:table-cell>
          <table:table-cell table:formula="of:= [.H125]+[.N125]*[.$D125]" office:value-type="float" office:value="0" calcext:value-type="float">
            <text:p>0</text:p>
          </table:table-cell>
          <table:table-cell table:formula="of:= [.I125]+[.O125]*[.$D125]" office:value-type="float" office:value="1" calcext:value-type="float">
            <text:p>1</text:p>
          </table:table-cell>
          <table:table-cell table:formula="of:= [.J125]+[.P125]*[.$D125]" office:value-type="float" office:value="0" calcext:value-type="float">
            <text:p>0</text:p>
          </table:table-cell>
          <table:table-cell table:formula="of:= [.K125]+[.Q125]*[.$D125]" office:value-type="float" office:value="0" calcext:value-type="float">
            <text:p>0</text:p>
          </table:table-cell>
          <table:table-cell table:formula="of:=MAX([.R125:.W125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908</text:p>
          </table:table-cell>
          <table:table-cell office:value-type="string" calcext:value-type="string">
            <text:p>equip017_1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6]+[.L126]*[.$D126]" office:value-type="float" office:value="1.55" calcext:value-type="float">
            <text:p>1.55</text:p>
          </table:table-cell>
          <table:table-cell table:formula="of:= [.G126]+[.M126]*[.$D126]" office:value-type="float" office:value="1.75" calcext:value-type="float">
            <text:p>1.75</text:p>
          </table:table-cell>
          <table:table-cell table:formula="of:= [.H126]+[.N126]*[.$D126]" office:value-type="float" office:value="0" calcext:value-type="float">
            <text:p>0</text:p>
          </table:table-cell>
          <table:table-cell table:formula="of:= [.I126]+[.O126]*[.$D126]" office:value-type="float" office:value="0" calcext:value-type="float">
            <text:p>0</text:p>
          </table:table-cell>
          <table:table-cell table:formula="of:= [.J126]+[.P126]*[.$D126]" office:value-type="float" office:value="0" calcext:value-type="float">
            <text:p>0</text:p>
          </table:table-cell>
          <table:table-cell table:formula="of:= [.K126]+[.Q126]*[.$D126]" office:value-type="float" office:value="0" calcext:value-type="float">
            <text:p>0</text:p>
          </table:table-cell>
          <table:table-cell table:formula="of:=MAX([.R126:.W126])" office:value-type="float" office:value="1.75" calcext:value-type="float">
            <text:p>1.7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A90</text:p>
          </table:table-cell>
          <table:table-cell office:value-type="string" calcext:value-type="string">
            <text:p>equip017_2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7]+[.L127]*[.$D127]" office:value-type="float" office:value="1.31" calcext:value-type="float">
            <text:p>1.31</text:p>
          </table:table-cell>
          <table:table-cell table:formula="of:= [.G127]+[.M127]*[.$D127]" office:value-type="float" office:value="1.31" calcext:value-type="float">
            <text:p>1.31</text:p>
          </table:table-cell>
          <table:table-cell table:formula="of:= [.H127]+[.N127]*[.$D127]" office:value-type="float" office:value="0" calcext:value-type="float">
            <text:p>0</text:p>
          </table:table-cell>
          <table:table-cell table:formula="of:= [.I127]+[.O127]*[.$D127]" office:value-type="float" office:value="0" calcext:value-type="float">
            <text:p>0</text:p>
          </table:table-cell>
          <table:table-cell table:formula="of:= [.J127]+[.P127]*[.$D127]" office:value-type="float" office:value="0" calcext:value-type="float">
            <text:p>0</text:p>
          </table:table-cell>
          <table:table-cell table:formula="of:= [.K127]+[.Q127]*[.$D127]" office:value-type="float" office:value="0" calcext:value-type="float">
            <text:p>0</text:p>
          </table:table-cell>
          <table:table-cell table:formula="of:=MAX([.R127:.W127])" office:value-type="float" office:value="1.31" calcext:value-type="float">
            <text:p>1.3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C18</text:p>
          </table:table-cell>
          <table:table-cell office:value-type="string" calcext:value-type="string">
            <text:p>equip017_2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8]+[.L128]*[.$D128]" office:value-type="float" office:value="1.39" calcext:value-type="float">
            <text:p>1.39</text:p>
          </table:table-cell>
          <table:table-cell table:formula="of:= [.G128]+[.M128]*[.$D128]" office:value-type="float" office:value="1.19" calcext:value-type="float">
            <text:p>1.19</text:p>
          </table:table-cell>
          <table:table-cell table:formula="of:= [.H128]+[.N128]*[.$D128]" office:value-type="float" office:value="0" calcext:value-type="float">
            <text:p>0</text:p>
          </table:table-cell>
          <table:table-cell table:formula="of:= [.I128]+[.O128]*[.$D128]" office:value-type="float" office:value="0" calcext:value-type="float">
            <text:p>0</text:p>
          </table:table-cell>
          <table:table-cell table:formula="of:= [.J128]+[.P128]*[.$D128]" office:value-type="float" office:value="0" calcext:value-type="float">
            <text:p>0</text:p>
          </table:table-cell>
          <table:table-cell table:formula="of:= [.K128]+[.Q128]*[.$D128]" office:value-type="float" office:value="0" calcext:value-type="float">
            <text:p>0</text:p>
          </table:table-cell>
          <table:table-cell table:formula="of:=MAX([.R128:.W128])" office:value-type="float" office:value="1.39" calcext:value-type="float">
            <text:p>1.3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2DA0</text:p>
          </table:table-cell>
          <table:table-cell office:value-type="string" calcext:value-type="string">
            <text:p>equip017_202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29]+[.L129]*[.$D129]" office:value-type="float" office:value="1.19" calcext:value-type="float">
            <text:p>1.19</text:p>
          </table:table-cell>
          <table:table-cell table:formula="of:= [.G129]+[.M129]*[.$D129]" office:value-type="float" office:value="1.19" calcext:value-type="float">
            <text:p>1.19</text:p>
          </table:table-cell>
          <table:table-cell table:formula="of:= [.H129]+[.N129]*[.$D129]" office:value-type="float" office:value="0" calcext:value-type="float">
            <text:p>0</text:p>
          </table:table-cell>
          <table:table-cell table:formula="of:= [.I129]+[.O129]*[.$D129]" office:value-type="float" office:value="0" calcext:value-type="float">
            <text:p>0</text:p>
          </table:table-cell>
          <table:table-cell table:formula="of:= [.J129]+[.P129]*[.$D129]" office:value-type="float" office:value="0" calcext:value-type="float">
            <text:p>0</text:p>
          </table:table-cell>
          <table:table-cell table:formula="of:= [.K129]+[.Q129]*[.$D129]" office:value-type="float" office:value="0" calcext:value-type="float">
            <text:p>0</text:p>
          </table:table-cell>
          <table:table-cell table:formula="of:=MAX([.R129:.W129])" office:value-type="float" office:value="1.19" calcext:value-type="float">
            <text:p>1.1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2F28</text:p>
          </table:table-cell>
          <table:table-cell table:style-name="ce74" office:value-type="string" calcext:value-type="string">
            <text:p>equip017_300</text:p>
          </table:table-cell>
          <table:table-cell table:style-name="ce86" office:value-type="string" calcext:value-type="string">
            <text:p>Longhorn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Bellophone</text:p>
          </table:table-cell>
          <table:table-cell table:number-columns-repeated="2" office:value-type="float" office:value="1.15" calcext:value-type="float">
            <text:p>1.1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30]+[.L130]*[.$D130]" office:value-type="float" office:value="1.15" calcext:value-type="float">
            <text:p>1.15</text:p>
          </table:table-cell>
          <table:table-cell table:style-name="ce856" table:formula="of:= [.G130]+[.M130]*[.$D130]" office:value-type="float" office:value="1.15" calcext:value-type="float">
            <text:p>1.15</text:p>
          </table:table-cell>
          <table:table-cell table:style-name="ce856" table:formula="of:= [.H130]+[.N130]*[.$D130]" office:value-type="float" office:value="0" calcext:value-type="float">
            <text:p>0</text:p>
          </table:table-cell>
          <table:table-cell table:style-name="ce856" table:formula="of:= [.I130]+[.O130]*[.$D130]" office:value-type="float" office:value="0" calcext:value-type="float">
            <text:p>0</text:p>
          </table:table-cell>
          <table:table-cell table:style-name="ce856" table:formula="of:= [.J130]+[.P130]*[.$D130]" office:value-type="float" office:value="0" calcext:value-type="float">
            <text:p>0</text:p>
          </table:table-cell>
          <table:table-cell table:style-name="ce856" table:formula="of:= [.K130]+[.Q130]*[.$D130]" office:value-type="float" office:value="0" calcext:value-type="float">
            <text:p>0</text:p>
          </table:table-cell>
          <table:table-cell table:formula="of:=MAX([.R130:.W130])" office:value-type="float" office:value="1.15" calcext:value-type="float">
            <text:p>1.1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30B0</text:p>
          </table:table-cell>
          <table:table-cell office:value-type="string" calcext:value-type="string">
            <text:p>equip018_0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inhor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31]+[.L131]*[.$D131]" office:value-type="float" office:value="0" calcext:value-type="float">
            <text:p>0</text:p>
          </table:table-cell>
          <table:table-cell table:formula="of:= [.G131]+[.M131]*[.$D131]" office:value-type="float" office:value="0.33" calcext:value-type="float">
            <text:p>0.33</text:p>
          </table:table-cell>
          <table:table-cell table:formula="of:= [.H131]+[.N131]*[.$D131]" office:value-type="float" office:value="0" calcext:value-type="float">
            <text:p>0</text:p>
          </table:table-cell>
          <table:table-cell table:formula="of:= [.I131]+[.O131]*[.$D131]" office:value-type="float" office:value="0.22" calcext:value-type="float">
            <text:p>0.22</text:p>
          </table:table-cell>
          <table:table-cell table:formula="of:= [.J131]+[.P131]*[.$D131]" office:value-type="float" office:value="0" calcext:value-type="float">
            <text:p>0</text:p>
          </table:table-cell>
          <table:table-cell table:formula="of:= [.K131]+[.Q131]*[.$D131]" office:value-type="float" office:value="0" calcext:value-type="float">
            <text:p>0</text:p>
          </table:table-cell>
          <table:table-cell table:formula="of:=MAX([.R131:.W131])" office:value-type="float" office:value="0.33" calcext:value-type="float">
            <text:p>0.3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238</text:p>
          </table:table-cell>
          <table:table-cell office:value-type="string" calcext:value-type="string">
            <text:p>equip018_1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32]+[.L132]*[.$D132]" office:value-type="float" office:value="0" calcext:value-type="float">
            <text:p>0</text:p>
          </table:table-cell>
          <table:table-cell table:formula="of:= [.G132]+[.M132]*[.$D132]" office:value-type="float" office:value="1.7" calcext:value-type="float">
            <text:p>1.7</text:p>
          </table:table-cell>
          <table:table-cell table:formula="of:= [.H132]+[.N132]*[.$D132]" office:value-type="float" office:value="0.85" calcext:value-type="float">
            <text:p>0.85</text:p>
          </table:table-cell>
          <table:table-cell table:formula="of:= [.I132]+[.O132]*[.$D132]" office:value-type="float" office:value="1" calcext:value-type="float">
            <text:p>1</text:p>
          </table:table-cell>
          <table:table-cell table:formula="of:= [.J132]+[.P132]*[.$D132]" office:value-type="float" office:value="0" calcext:value-type="float">
            <text:p>0</text:p>
          </table:table-cell>
          <table:table-cell table:formula="of:= [.K132]+[.Q132]*[.$D132]" office:value-type="float" office:value="0" calcext:value-type="float">
            <text:p>0</text:p>
          </table:table-cell>
          <table:table-cell table:formula="of:=MAX([.R132:.W132])" office:value-type="float" office:value="1.7" calcext:value-type="float">
            <text:p>1.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3C0</text:p>
          </table:table-cell>
          <table:table-cell office:value-type="string" calcext:value-type="string">
            <text:p>equip018_1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133]+[.L133]*[.$D133]" office:value-type="float" office:value="0" calcext:value-type="float">
            <text:p>0</text:p>
          </table:table-cell>
          <table:table-cell table:formula="of:= [.G133]+[.M133]*[.$D133]" office:value-type="float" office:value="1.5" calcext:value-type="float">
            <text:p>1.5</text:p>
          </table:table-cell>
          <table:table-cell table:formula="of:= [.H133]+[.N133]*[.$D133]" office:value-type="float" office:value="0" calcext:value-type="float">
            <text:p>0</text:p>
          </table:table-cell>
          <table:table-cell table:formula="of:= [.I133]+[.O133]*[.$D133]" office:value-type="float" office:value="1" calcext:value-type="float">
            <text:p>1</text:p>
          </table:table-cell>
          <table:table-cell table:formula="of:= [.J133]+[.P133]*[.$D133]" office:value-type="float" office:value="0" calcext:value-type="float">
            <text:p>0</text:p>
          </table:table-cell>
          <table:table-cell table:formula="of:= [.K133]+[.Q133]*[.$D133]" office:value-type="float" office:value="1" calcext:value-type="float">
            <text:p>1</text:p>
          </table:table-cell>
          <table:table-cell table:formula="of:=MAX([.R133:.W133])" office:value-type="float" office:value="1.5" calcext:value-type="float">
            <text:p>1.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548</text:p>
          </table:table-cell>
          <table:table-cell office:value-type="string" calcext:value-type="string">
            <text:p>equip018_2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34]+[.L134]*[.$D134]" office:value-type="float" office:value="0" calcext:value-type="float">
            <text:p>0</text:p>
          </table:table-cell>
          <table:table-cell table:formula="of:= [.G134]+[.M134]*[.$D134]" office:value-type="float" office:value="1.31" calcext:value-type="float">
            <text:p>1.31</text:p>
          </table:table-cell>
          <table:table-cell table:formula="of:= [.H134]+[.N134]*[.$D134]" office:value-type="float" office:value="0" calcext:value-type="float">
            <text:p>0</text:p>
          </table:table-cell>
          <table:table-cell table:formula="of:= [.I134]+[.O134]*[.$D134]" office:value-type="float" office:value="1.07" calcext:value-type="float">
            <text:p>1.07</text:p>
          </table:table-cell>
          <table:table-cell table:formula="of:= [.J134]+[.P134]*[.$D134]" office:value-type="float" office:value="0" calcext:value-type="float">
            <text:p>0</text:p>
          </table:table-cell>
          <table:table-cell table:formula="of:= [.K134]+[.Q134]*[.$D134]" office:value-type="float" office:value="0.92" calcext:value-type="float">
            <text:p>0.92</text:p>
          </table:table-cell>
          <table:table-cell table:formula="of:=MAX([.R134:.W134])" office:value-type="float" office:value="1.31" calcext:value-type="float">
            <text:p>1.3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6D0</text:p>
          </table:table-cell>
          <table:table-cell office:value-type="string" calcext:value-type="string">
            <text:p>equip018_2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35]+[.L135]*[.$D135]" office:value-type="float" office:value="0" calcext:value-type="float">
            <text:p>0</text:p>
          </table:table-cell>
          <table:table-cell table:formula="of:= [.G135]+[.M135]*[.$D135]" office:value-type="float" office:value="1.14" calcext:value-type="float">
            <text:p>1.14</text:p>
          </table:table-cell>
          <table:table-cell table:formula="of:= [.H135]+[.N135]*[.$D135]" office:value-type="float" office:value="0" calcext:value-type="float">
            <text:p>0</text:p>
          </table:table-cell>
          <table:table-cell table:formula="of:= [.I135]+[.O135]*[.$D135]" office:value-type="float" office:value="0.88" calcext:value-type="float">
            <text:p>0.88</text:p>
          </table:table-cell>
          <table:table-cell table:formula="of:= [.J135]+[.P135]*[.$D135]" office:value-type="float" office:value="0" calcext:value-type="float">
            <text:p>0</text:p>
          </table:table-cell>
          <table:table-cell table:formula="of:= [.K135]+[.Q135]*[.$D135]" office:value-type="float" office:value="0.88" calcext:value-type="float">
            <text:p>0.88</text:p>
          </table:table-cell>
          <table:table-cell table:formula="of:=MAX([.R135:.W135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858</text:p>
          </table:table-cell>
          <table:table-cell office:value-type="string" calcext:value-type="string">
            <text:p>equip018_202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36]+[.L136]*[.$D136]" office:value-type="float" office:value="0" calcext:value-type="float">
            <text:p>0</text:p>
          </table:table-cell>
          <table:table-cell table:formula="of:= [.G136]+[.M136]*[.$D136]" office:value-type="float" office:value="1.14" calcext:value-type="float">
            <text:p>1.14</text:p>
          </table:table-cell>
          <table:table-cell table:formula="of:= [.H136]+[.N136]*[.$D136]" office:value-type="float" office:value="0" calcext:value-type="float">
            <text:p>0</text:p>
          </table:table-cell>
          <table:table-cell table:formula="of:= [.I136]+[.O136]*[.$D136]" office:value-type="float" office:value="0.83" calcext:value-type="float">
            <text:p>0.83</text:p>
          </table:table-cell>
          <table:table-cell table:formula="of:= [.J136]+[.P136]*[.$D136]" office:value-type="float" office:value="0" calcext:value-type="float">
            <text:p>0</text:p>
          </table:table-cell>
          <table:table-cell table:formula="of:= [.K136]+[.Q136]*[.$D136]" office:value-type="float" office:value="0.98" calcext:value-type="float">
            <text:p>0.98</text:p>
          </table:table-cell>
          <table:table-cell table:formula="of:=MAX([.R136:.W136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39E0</text:p>
          </table:table-cell>
          <table:table-cell table:style-name="ce74" office:value-type="string" calcext:value-type="string">
            <text:p>equip018_300</text:p>
          </table:table-cell>
          <table:table-cell table:style-name="ce87" office:value-type="string" calcext:value-type="string">
            <text:p>Twinhorn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Gjallarborn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56" table:formula="of:= [.F137]+[.L137]*[.$D137]" office:value-type="float" office:value="0" calcext:value-type="float">
            <text:p>0</text:p>
          </table:table-cell>
          <table:table-cell table:style-name="ce856" table:formula="of:= [.G137]+[.M137]*[.$D137]" office:value-type="float" office:value="1.1" calcext:value-type="float">
            <text:p>1.1</text:p>
          </table:table-cell>
          <table:table-cell table:style-name="ce856" table:formula="of:= [.H137]+[.N137]*[.$D137]" office:value-type="float" office:value="0" calcext:value-type="float">
            <text:p>0</text:p>
          </table:table-cell>
          <table:table-cell table:style-name="ce856" table:formula="of:= [.I137]+[.O137]*[.$D137]" office:value-type="float" office:value="1" calcext:value-type="float">
            <text:p>1</text:p>
          </table:table-cell>
          <table:table-cell table:style-name="ce856" table:formula="of:= [.J137]+[.P137]*[.$D137]" office:value-type="float" office:value="0" calcext:value-type="float">
            <text:p>0</text:p>
          </table:table-cell>
          <table:table-cell table:style-name="ce856" table:formula="of:= [.K137]+[.Q137]*[.$D137]" office:value-type="float" office:value="1" calcext:value-type="float">
            <text:p>1</text:p>
          </table:table-cell>
          <table:table-cell table:formula="of:=MAX([.R137:.W137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3B68</text:p>
          </table:table-cell>
          <table:table-cell office:value-type="string" calcext:value-type="string">
            <text:p>equip019_0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 [.F138]+[.L138]*[.$D138]" office:value-type="float" office:value="0.25" calcext:value-type="float">
            <text:p>0.25</text:p>
          </table:table-cell>
          <table:table-cell table:formula="of:= [.G138]+[.M138]*[.$D138]" office:value-type="float" office:value="0.25" calcext:value-type="float">
            <text:p>0.25</text:p>
          </table:table-cell>
          <table:table-cell table:formula="of:= [.H138]+[.N138]*[.$D138]" office:value-type="float" office:value="0.35" calcext:value-type="float">
            <text:p>0.35</text:p>
          </table:table-cell>
          <table:table-cell table:formula="of:= [.I138]+[.O138]*[.$D138]" office:value-type="float" office:value="0" calcext:value-type="float">
            <text:p>0</text:p>
          </table:table-cell>
          <table:table-cell table:formula="of:= [.J138]+[.P138]*[.$D138]" office:value-type="float" office:value="0" calcext:value-type="float">
            <text:p>0</text:p>
          </table:table-cell>
          <table:table-cell table:formula="of:= [.K138]+[.Q138]*[.$D138]" office:value-type="float" office:value="0" calcext:value-type="float">
            <text:p>0</text:p>
          </table:table-cell>
          <table:table-cell table:formula="of:=MAX([.R138:.W138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CF0</text:p>
          </table:table-cell>
          <table:table-cell office:value-type="string" calcext:value-type="string">
            <text:p>equip019_1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39]+[.L139]*[.$D139]" office:value-type="float" office:value="1.45" calcext:value-type="float">
            <text:p>1.45</text:p>
          </table:table-cell>
          <table:table-cell table:formula="of:= [.G139]+[.M139]*[.$D139]" office:value-type="float" office:value="1.45" calcext:value-type="float">
            <text:p>1.45</text:p>
          </table:table-cell>
          <table:table-cell table:formula="of:= [.H139]+[.N139]*[.$D139]" office:value-type="float" office:value="1.25" calcext:value-type="float">
            <text:p>1.25</text:p>
          </table:table-cell>
          <table:table-cell table:formula="of:= [.I139]+[.O139]*[.$D139]" office:value-type="float" office:value="0" calcext:value-type="float">
            <text:p>0</text:p>
          </table:table-cell>
          <table:table-cell table:formula="of:= [.J139]+[.P139]*[.$D139]" office:value-type="float" office:value="0" calcext:value-type="float">
            <text:p>0</text:p>
          </table:table-cell>
          <table:table-cell table:formula="of:= [.K139]+[.Q139]*[.$D139]" office:value-type="float" office:value="0" calcext:value-type="float">
            <text:p>0</text:p>
          </table:table-cell>
          <table:table-cell table:formula="of:=MAX([.R139:.W139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3E78</text:p>
          </table:table-cell>
          <table:table-cell office:value-type="string" calcext:value-type="string">
            <text:p>equip019_1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0]+[.L140]*[.$D140]" office:value-type="float" office:value="1.45" calcext:value-type="float">
            <text:p>1.45</text:p>
          </table:table-cell>
          <table:table-cell table:formula="of:= [.G140]+[.M140]*[.$D140]" office:value-type="float" office:value="1.45" calcext:value-type="float">
            <text:p>1.45</text:p>
          </table:table-cell>
          <table:table-cell table:formula="of:= [.H140]+[.N140]*[.$D140]" office:value-type="float" office:value="1" calcext:value-type="float">
            <text:p>1</text:p>
          </table:table-cell>
          <table:table-cell table:formula="of:= [.I140]+[.O140]*[.$D140]" office:value-type="float" office:value="0" calcext:value-type="float">
            <text:p>0</text:p>
          </table:table-cell>
          <table:table-cell table:formula="of:= [.J140]+[.P140]*[.$D140]" office:value-type="float" office:value="0" calcext:value-type="float">
            <text:p>0</text:p>
          </table:table-cell>
          <table:table-cell table:formula="of:= [.K140]+[.Q140]*[.$D140]" office:value-type="float" office:value="0" calcext:value-type="float">
            <text:p>0</text:p>
          </table:table-cell>
          <table:table-cell table:formula="of:=MAX([.R140:.W140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000</text:p>
          </table:table-cell>
          <table:table-cell office:value-type="string" calcext:value-type="string">
            <text:p>equip019_1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1]+[.L141]*[.$D141]" office:value-type="float" office:value="1.45" calcext:value-type="float">
            <text:p>1.45</text:p>
          </table:table-cell>
          <table:table-cell table:formula="of:= [.G141]+[.M141]*[.$D141]" office:value-type="float" office:value="1.65" calcext:value-type="float">
            <text:p>1.65</text:p>
          </table:table-cell>
          <table:table-cell table:formula="of:= [.H141]+[.N141]*[.$D141]" office:value-type="float" office:value="0.85" calcext:value-type="float">
            <text:p>0.85</text:p>
          </table:table-cell>
          <table:table-cell table:formula="of:= [.I141]+[.O141]*[.$D141]" office:value-type="float" office:value="0" calcext:value-type="float">
            <text:p>0</text:p>
          </table:table-cell>
          <table:table-cell table:formula="of:= [.J141]+[.P141]*[.$D141]" office:value-type="float" office:value="0" calcext:value-type="float">
            <text:p>0</text:p>
          </table:table-cell>
          <table:table-cell table:formula="of:= [.K141]+[.Q141]*[.$D141]" office:value-type="float" office:value="0" calcext:value-type="float">
            <text:p>0</text:p>
          </table:table-cell>
          <table:table-cell table:formula="of:=MAX([.R141:.W141])" office:value-type="float" office:value="1.65" calcext:value-type="float">
            <text:p>1.6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188</text:p>
          </table:table-cell>
          <table:table-cell office:value-type="string" calcext:value-type="string">
            <text:p>equip019_2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2]+[.L142]*[.$D142]" office:value-type="float" office:value="1.21" calcext:value-type="float">
            <text:p>1.21</text:p>
          </table:table-cell>
          <table:table-cell table:formula="of:= [.G142]+[.M142]*[.$D142]" office:value-type="float" office:value="1.41" calcext:value-type="float">
            <text:p>1.41</text:p>
          </table:table-cell>
          <table:table-cell table:formula="of:= [.H142]+[.N142]*[.$D142]" office:value-type="float" office:value="0.77" calcext:value-type="float">
            <text:p>0.77</text:p>
          </table:table-cell>
          <table:table-cell table:formula="of:= [.I142]+[.O142]*[.$D142]" office:value-type="float" office:value="0" calcext:value-type="float">
            <text:p>0</text:p>
          </table:table-cell>
          <table:table-cell table:formula="of:= [.J142]+[.P142]*[.$D142]" office:value-type="float" office:value="0" calcext:value-type="float">
            <text:p>0</text:p>
          </table:table-cell>
          <table:table-cell table:formula="of:= [.K142]+[.Q142]*[.$D142]" office:value-type="float" office:value="0" calcext:value-type="float">
            <text:p>0</text:p>
          </table:table-cell>
          <table:table-cell table:formula="of:=MAX([.R142:.W142])" office:value-type="float" office:value="1.41" calcext:value-type="float">
            <text:p>1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310</text:p>
          </table:table-cell>
          <table:table-cell office:value-type="string" calcext:value-type="string">
            <text:p>equip019_2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3]+[.L143]*[.$D143]" office:value-type="float" office:value="1.09" calcext:value-type="float">
            <text:p>1.09</text:p>
          </table:table-cell>
          <table:table-cell table:formula="of:= [.G143]+[.M143]*[.$D143]" office:value-type="float" office:value="1.09" calcext:value-type="float">
            <text:p>1.09</text:p>
          </table:table-cell>
          <table:table-cell table:formula="of:= [.H143]+[.N143]*[.$D143]" office:value-type="float" office:value="0.83" calcext:value-type="float">
            <text:p>0.83</text:p>
          </table:table-cell>
          <table:table-cell table:formula="of:= [.I143]+[.O143]*[.$D143]" office:value-type="float" office:value="0" calcext:value-type="float">
            <text:p>0</text:p>
          </table:table-cell>
          <table:table-cell table:formula="of:= [.J143]+[.P143]*[.$D143]" office:value-type="float" office:value="0" calcext:value-type="float">
            <text:p>0</text:p>
          </table:table-cell>
          <table:table-cell table:formula="of:= [.K143]+[.Q143]*[.$D143]" office:value-type="float" office:value="0" calcext:value-type="float">
            <text:p>0</text:p>
          </table:table-cell>
          <table:table-cell table:formula="of:=MAX([.R143:.W143])" office:value-type="float" office:value="1.09" calcext:value-type="float">
            <text:p>1.0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498</text:p>
          </table:table-cell>
          <table:table-cell office:value-type="string" calcext:value-type="string">
            <text:p>equip019_2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4]+[.L144]*[.$D144]" office:value-type="float" office:value="1.09" calcext:value-type="float">
            <text:p>1.09</text:p>
          </table:table-cell>
          <table:table-cell table:formula="of:= [.G144]+[.M144]*[.$D144]" office:value-type="float" office:value="1.34" calcext:value-type="float">
            <text:p>1.34</text:p>
          </table:table-cell>
          <table:table-cell table:formula="of:= [.H144]+[.N144]*[.$D144]" office:value-type="float" office:value="0.68" calcext:value-type="float">
            <text:p>0.68</text:p>
          </table:table-cell>
          <table:table-cell table:formula="of:= [.I144]+[.O144]*[.$D144]" office:value-type="float" office:value="0" calcext:value-type="float">
            <text:p>0</text:p>
          </table:table-cell>
          <table:table-cell table:formula="of:= [.J144]+[.P144]*[.$D144]" office:value-type="float" office:value="0" calcext:value-type="float">
            <text:p>0</text:p>
          </table:table-cell>
          <table:table-cell table:formula="of:= [.K144]+[.Q144]*[.$D144]" office:value-type="float" office:value="0" calcext:value-type="float">
            <text:p>0</text:p>
          </table:table-cell>
          <table:table-cell table:formula="of:=MAX([.R144:.W144])" office:value-type="float" office:value="1.34" calcext:value-type="float">
            <text:p>1.34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620</text:p>
          </table:table-cell>
          <table:table-cell office:value-type="string" calcext:value-type="string">
            <text:p>equip019_203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45]+[.L145]*[.$D145]" office:value-type="float" office:value="1.09" calcext:value-type="float">
            <text:p>1.09</text:p>
          </table:table-cell>
          <table:table-cell table:formula="of:= [.G145]+[.M145]*[.$D145]" office:value-type="float" office:value="1.09" calcext:value-type="float">
            <text:p>1.09</text:p>
          </table:table-cell>
          <table:table-cell table:formula="of:= [.H145]+[.N145]*[.$D145]" office:value-type="float" office:value="1.03" calcext:value-type="float">
            <text:p>1.03</text:p>
          </table:table-cell>
          <table:table-cell table:formula="of:= [.I145]+[.O145]*[.$D145]" office:value-type="float" office:value="0.83" calcext:value-type="float">
            <text:p>0.83</text:p>
          </table:table-cell>
          <table:table-cell table:formula="of:= [.J145]+[.P145]*[.$D145]" office:value-type="float" office:value="0" calcext:value-type="float">
            <text:p>0</text:p>
          </table:table-cell>
          <table:table-cell table:formula="of:= [.K145]+[.Q145]*[.$D145]" office:value-type="float" office:value="0.83" calcext:value-type="float">
            <text:p>0.83</text:p>
          </table:table-cell>
          <table:table-cell table:formula="of:=MAX([.R145:.W145])" office:value-type="float" office:value="1.09" calcext:value-type="float">
            <text:p>1.09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7A8</text:p>
          </table:table-cell>
          <table:table-cell office:value-type="string" calcext:value-type="string">
            <text:p>equip019_204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46]+[.L146]*[.$D146]" office:value-type="float" office:value="1.14" calcext:value-type="float">
            <text:p>1.14</text:p>
          </table:table-cell>
          <table:table-cell table:formula="of:= [.G146]+[.M146]*[.$D146]" office:value-type="float" office:value="1.14" calcext:value-type="float">
            <text:p>1.14</text:p>
          </table:table-cell>
          <table:table-cell table:formula="of:= [.H146]+[.N146]*[.$D146]" office:value-type="float" office:value="0.83" calcext:value-type="float">
            <text:p>0.83</text:p>
          </table:table-cell>
          <table:table-cell table:formula="of:= [.I146]+[.O146]*[.$D146]" office:value-type="float" office:value="0" calcext:value-type="float">
            <text:p>0</text:p>
          </table:table-cell>
          <table:table-cell table:formula="of:= [.J146]+[.P146]*[.$D146]" office:value-type="float" office:value="0" calcext:value-type="float">
            <text:p>0</text:p>
          </table:table-cell>
          <table:table-cell table:formula="of:= [.K146]+[.Q146]*[.$D146]" office:value-type="float" office:value="0" calcext:value-type="float">
            <text:p>0</text:p>
          </table:table-cell>
          <table:table-cell table:formula="of:=MAX([.R146:.W146])" office:value-type="float" office:value="1.14" calcext:value-type="float">
            <text:p>1.14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4930</text:p>
          </table:table-cell>
          <table:table-cell table:style-name="ce74" office:value-type="string" calcext:value-type="string">
            <text:p>equip019_300</text:p>
          </table:table-cell>
          <table:table-cell table:style-name="ce84" office:value-type="string" calcext:value-type="string">
            <text:p>Stav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Phoenix Ultimate Staff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856" table:formula="of:= [.F147]+[.L147]*[.$D147]" office:value-type="float" office:value="1.05" calcext:value-type="float">
            <text:p>1.05</text:p>
          </table:table-cell>
          <table:table-cell table:style-name="ce856" table:formula="of:= [.G147]+[.M147]*[.$D147]" office:value-type="float" office:value="1.05" calcext:value-type="float">
            <text:p>1.05</text:p>
          </table:table-cell>
          <table:table-cell table:style-name="ce856" table:formula="of:= [.H147]+[.N147]*[.$D147]" office:value-type="float" office:value="1.5" calcext:value-type="float">
            <text:p>1.5</text:p>
          </table:table-cell>
          <table:table-cell table:style-name="ce856" table:formula="of:= [.I147]+[.O147]*[.$D147]" office:value-type="float" office:value="0" calcext:value-type="float">
            <text:p>0</text:p>
          </table:table-cell>
          <table:table-cell table:style-name="ce856" table:formula="of:= [.J147]+[.P147]*[.$D147]" office:value-type="float" office:value="0" calcext:value-type="float">
            <text:p>0</text:p>
          </table:table-cell>
          <table:table-cell table:style-name="ce856" table:formula="of:= [.K147]+[.Q147]*[.$D147]" office:value-type="float" office:value="0" calcext:value-type="float">
            <text:p>0</text:p>
          </table:table-cell>
          <table:table-cell table:formula="of:=MAX([.R147:.W147])" office:value-type="float" office:value="1.5" calcext:value-type="float">
            <text:p>1.5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4AB8</text:p>
          </table:table-cell>
          <table:table-cell office:value-type="string" calcext:value-type="string">
            <text:p>equip020_0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48]+[.L148]*[.$D148]" office:value-type="float" office:value="0" calcext:value-type="float">
            <text:p>0</text:p>
          </table:table-cell>
          <table:table-cell table:formula="of:= [.G148]+[.M148]*[.$D148]" office:value-type="float" office:value="0" calcext:value-type="float">
            <text:p>0</text:p>
          </table:table-cell>
          <table:table-cell table:formula="of:= [.H148]+[.N148]*[.$D148]" office:value-type="float" office:value="0" calcext:value-type="float">
            <text:p>0</text:p>
          </table:table-cell>
          <table:table-cell table:formula="of:= [.I148]+[.O148]*[.$D148]" office:value-type="float" office:value="0" calcext:value-type="float">
            <text:p>0</text:p>
          </table:table-cell>
          <table:table-cell table:formula="of:= [.J148]+[.P148]*[.$D148]" office:value-type="float" office:value="0.22" calcext:value-type="float">
            <text:p>0.22</text:p>
          </table:table-cell>
          <table:table-cell table:formula="of:= [.K148]+[.Q148]*[.$D148]" office:value-type="float" office:value="0" calcext:value-type="float">
            <text:p>0</text:p>
          </table:table-cell>
          <table:table-cell table:formula="of:=MAX([.R148:.W148])" office:value-type="float" office:value="0.22" calcext:value-type="float">
            <text:p>0.2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C40</text:p>
          </table:table-cell>
          <table:table-cell office:value-type="string" calcext:value-type="string">
            <text:p>equip020_1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49]+[.L149]*[.$D149]" office:value-type="float" office:value="0" calcext:value-type="float">
            <text:p>0</text:p>
          </table:table-cell>
          <table:table-cell table:formula="of:= [.G149]+[.M149]*[.$D149]" office:value-type="float" office:value="0" calcext:value-type="float">
            <text:p>0</text:p>
          </table:table-cell>
          <table:table-cell table:formula="of:= [.H149]+[.N149]*[.$D149]" office:value-type="float" office:value="0" calcext:value-type="float">
            <text:p>0</text:p>
          </table:table-cell>
          <table:table-cell table:formula="of:= [.I149]+[.O149]*[.$D149]" office:value-type="float" office:value="0" calcext:value-type="float">
            <text:p>0</text:p>
          </table:table-cell>
          <table:table-cell table:formula="of:= [.J149]+[.P149]*[.$D149]" office:value-type="float" office:value="1" calcext:value-type="float">
            <text:p>1</text:p>
          </table:table-cell>
          <table:table-cell table:formula="of:= [.K149]+[.Q149]*[.$D149]" office:value-type="float" office:value="0" calcext:value-type="float">
            <text:p>0</text:p>
          </table:table-cell>
          <table:table-cell table:formula="of:=MAX([.R149:.W149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DC8</text:p>
          </table:table-cell>
          <table:table-cell office:value-type="string" calcext:value-type="string">
            <text:p>equip020_1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50]+[.L150]*[.$D150]" office:value-type="float" office:value="0" calcext:value-type="float">
            <text:p>0</text:p>
          </table:table-cell>
          <table:table-cell table:formula="of:= [.G150]+[.M150]*[.$D150]" office:value-type="float" office:value="0" calcext:value-type="float">
            <text:p>0</text:p>
          </table:table-cell>
          <table:table-cell table:formula="of:= [.H150]+[.N150]*[.$D150]" office:value-type="float" office:value="0" calcext:value-type="float">
            <text:p>0</text:p>
          </table:table-cell>
          <table:table-cell table:formula="of:= [.I150]+[.O150]*[.$D150]" office:value-type="float" office:value="0" calcext:value-type="float">
            <text:p>0</text:p>
          </table:table-cell>
          <table:table-cell table:formula="of:= [.J150]+[.P150]*[.$D150]" office:value-type="float" office:value="1" calcext:value-type="float">
            <text:p>1</text:p>
          </table:table-cell>
          <table:table-cell table:formula="of:= [.K150]+[.Q150]*[.$D150]" office:value-type="float" office:value="0" calcext:value-type="float">
            <text:p>0</text:p>
          </table:table-cell>
          <table:table-cell table:formula="of:=MAX([.R150:.W150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4F50</text:p>
          </table:table-cell>
          <table:table-cell office:value-type="string" calcext:value-type="string">
            <text:p>equip020_1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51]+[.L151]*[.$D151]" office:value-type="float" office:value="0" calcext:value-type="float">
            <text:p>0</text:p>
          </table:table-cell>
          <table:table-cell table:formula="of:= [.G151]+[.M151]*[.$D151]" office:value-type="float" office:value="0" calcext:value-type="float">
            <text:p>0</text:p>
          </table:table-cell>
          <table:table-cell table:formula="of:= [.H151]+[.N151]*[.$D151]" office:value-type="float" office:value="0" calcext:value-type="float">
            <text:p>0</text:p>
          </table:table-cell>
          <table:table-cell table:formula="of:= [.I151]+[.O151]*[.$D151]" office:value-type="float" office:value="0" calcext:value-type="float">
            <text:p>0</text:p>
          </table:table-cell>
          <table:table-cell table:formula="of:= [.J151]+[.P151]*[.$D151]" office:value-type="float" office:value="1" calcext:value-type="float">
            <text:p>1</text:p>
          </table:table-cell>
          <table:table-cell table:formula="of:= [.K151]+[.Q151]*[.$D151]" office:value-type="float" office:value="0" calcext:value-type="float">
            <text:p>0</text:p>
          </table:table-cell>
          <table:table-cell table:formula="of:=MAX([.R151:.W151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0D8</text:p>
          </table:table-cell>
          <table:table-cell office:value-type="string" calcext:value-type="string">
            <text:p>equip020_2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2]+[.L152]*[.$D152]" office:value-type="float" office:value="0" calcext:value-type="float">
            <text:p>0</text:p>
          </table:table-cell>
          <table:table-cell table:formula="of:= [.G152]+[.M152]*[.$D152]" office:value-type="float" office:value="0" calcext:value-type="float">
            <text:p>0</text:p>
          </table:table-cell>
          <table:table-cell table:formula="of:= [.H152]+[.N152]*[.$D152]" office:value-type="float" office:value="0" calcext:value-type="float">
            <text:p>0</text:p>
          </table:table-cell>
          <table:table-cell table:formula="of:= [.I152]+[.O152]*[.$D152]" office:value-type="float" office:value="0" calcext:value-type="float">
            <text:p>0</text:p>
          </table:table-cell>
          <table:table-cell table:formula="of:= [.J152]+[.P152]*[.$D152]" office:value-type="float" office:value="1.02" calcext:value-type="float">
            <text:p>1.02</text:p>
          </table:table-cell>
          <table:table-cell table:formula="of:= [.K152]+[.Q152]*[.$D152]" office:value-type="float" office:value="0" calcext:value-type="float">
            <text:p>0</text:p>
          </table:table-cell>
          <table:table-cell table:formula="of:=MAX([.R152:.W152])" office:value-type="float" office:value="1.02" calcext:value-type="float">
            <text:p>1.0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260</text:p>
          </table:table-cell>
          <table:table-cell office:value-type="string" calcext:value-type="string">
            <text:p>equip020_2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3]+[.L153]*[.$D153]" office:value-type="float" office:value="0" calcext:value-type="float">
            <text:p>0</text:p>
          </table:table-cell>
          <table:table-cell table:formula="of:= [.G153]+[.M153]*[.$D153]" office:value-type="float" office:value="0" calcext:value-type="float">
            <text:p>0</text:p>
          </table:table-cell>
          <table:table-cell table:formula="of:= [.H153]+[.N153]*[.$D153]" office:value-type="float" office:value="0" calcext:value-type="float">
            <text:p>0</text:p>
          </table:table-cell>
          <table:table-cell table:formula="of:= [.I153]+[.O153]*[.$D153]" office:value-type="float" office:value="0" calcext:value-type="float">
            <text:p>0</text:p>
          </table:table-cell>
          <table:table-cell table:formula="of:= [.J153]+[.P153]*[.$D153]" office:value-type="float" office:value="1.02" calcext:value-type="float">
            <text:p>1.02</text:p>
          </table:table-cell>
          <table:table-cell table:formula="of:= [.K153]+[.Q153]*[.$D153]" office:value-type="float" office:value="0" calcext:value-type="float">
            <text:p>0</text:p>
          </table:table-cell>
          <table:table-cell table:formula="of:=MAX([.R153:.W153])" office:value-type="float" office:value="1.02" calcext:value-type="float">
            <text:p>1.0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3E8</text:p>
          </table:table-cell>
          <table:table-cell office:value-type="string" calcext:value-type="string">
            <text:p>equip020_2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4]+[.L154]*[.$D154]" office:value-type="float" office:value="0" calcext:value-type="float">
            <text:p>0</text:p>
          </table:table-cell>
          <table:table-cell table:formula="of:= [.G154]+[.M154]*[.$D154]" office:value-type="float" office:value="0" calcext:value-type="float">
            <text:p>0</text:p>
          </table:table-cell>
          <table:table-cell table:formula="of:= [.H154]+[.N154]*[.$D154]" office:value-type="float" office:value="0" calcext:value-type="float">
            <text:p>0</text:p>
          </table:table-cell>
          <table:table-cell table:formula="of:= [.I154]+[.O154]*[.$D154]" office:value-type="float" office:value="0" calcext:value-type="float">
            <text:p>0</text:p>
          </table:table-cell>
          <table:table-cell table:formula="of:= [.J154]+[.P154]*[.$D154]" office:value-type="float" office:value="0.93" calcext:value-type="float">
            <text:p>0.93</text:p>
          </table:table-cell>
          <table:table-cell table:formula="of:= [.K154]+[.Q154]*[.$D154]" office:value-type="float" office:value="0" calcext:value-type="float">
            <text:p>0</text:p>
          </table:table-cell>
          <table:table-cell table:formula="of:=MAX([.R154:.W154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570</text:p>
          </table:table-cell>
          <table:table-cell office:value-type="string" calcext:value-type="string">
            <text:p>equip020_203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5]+[.L155]*[.$D155]" office:value-type="float" office:value="0" calcext:value-type="float">
            <text:p>0</text:p>
          </table:table-cell>
          <table:table-cell table:formula="of:= [.G155]+[.M155]*[.$D155]" office:value-type="float" office:value="0" calcext:value-type="float">
            <text:p>0</text:p>
          </table:table-cell>
          <table:table-cell table:formula="of:= [.H155]+[.N155]*[.$D155]" office:value-type="float" office:value="0" calcext:value-type="float">
            <text:p>0</text:p>
          </table:table-cell>
          <table:table-cell table:formula="of:= [.I155]+[.O155]*[.$D155]" office:value-type="float" office:value="0" calcext:value-type="float">
            <text:p>0</text:p>
          </table:table-cell>
          <table:table-cell table:formula="of:= [.J155]+[.P155]*[.$D155]" office:value-type="float" office:value="0.93" calcext:value-type="float">
            <text:p>0.93</text:p>
          </table:table-cell>
          <table:table-cell table:formula="of:= [.K155]+[.Q155]*[.$D155]" office:value-type="float" office:value="0" calcext:value-type="float">
            <text:p>0</text:p>
          </table:table-cell>
          <table:table-cell table:formula="of:=MAX([.R155:.W155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6F8</text:p>
          </table:table-cell>
          <table:table-cell office:value-type="string" calcext:value-type="string">
            <text:p>equip020_204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56]+[.L156]*[.$D156]" office:value-type="float" office:value="0" calcext:value-type="float">
            <text:p>0</text:p>
          </table:table-cell>
          <table:table-cell table:formula="of:= [.G156]+[.M156]*[.$D156]" office:value-type="float" office:value="0" calcext:value-type="float">
            <text:p>0</text:p>
          </table:table-cell>
          <table:table-cell table:formula="of:= [.H156]+[.N156]*[.$D156]" office:value-type="float" office:value="0" calcext:value-type="float">
            <text:p>0</text:p>
          </table:table-cell>
          <table:table-cell table:formula="of:= [.I156]+[.O156]*[.$D156]" office:value-type="float" office:value="0.93" calcext:value-type="float">
            <text:p>0.93</text:p>
          </table:table-cell>
          <table:table-cell table:formula="of:= [.J156]+[.P156]*[.$D156]" office:value-type="float" office:value="0.93" calcext:value-type="float">
            <text:p>0.93</text:p>
          </table:table-cell>
          <table:table-cell table:formula="of:= [.K156]+[.Q156]*[.$D156]" office:value-type="float" office:value="0" calcext:value-type="float">
            <text:p>0</text:p>
          </table:table-cell>
          <table:table-cell table:formula="of:=MAX([.R156:.W156])" office:value-type="float" office:value="0.93" calcext:value-type="float">
            <text:p>0.93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5880</text:p>
          </table:table-cell>
          <table:table-cell table:style-name="ce74" office:value-type="string" calcext:value-type="string">
            <text:p>equip020_300</text:p>
          </table:table-cell>
          <table:table-cell table:style-name="ce88" office:value-type="string" calcext:value-type="string">
            <text:p>Scepter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Sceptre of Rahm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56" table:formula="of:= [.F157]+[.L157]*[.$D157]" office:value-type="float" office:value="0" calcext:value-type="float">
            <text:p>0</text:p>
          </table:table-cell>
          <table:table-cell table:style-name="ce856" table:formula="of:= [.G157]+[.M157]*[.$D157]" office:value-type="float" office:value="0" calcext:value-type="float">
            <text:p>0</text:p>
          </table:table-cell>
          <table:table-cell table:style-name="ce856" table:formula="of:= [.H157]+[.N157]*[.$D157]" office:value-type="float" office:value="0" calcext:value-type="float">
            <text:p>0</text:p>
          </table:table-cell>
          <table:table-cell table:style-name="ce856" table:formula="of:= [.I157]+[.O157]*[.$D157]" office:value-type="float" office:value="0" calcext:value-type="float">
            <text:p>0</text:p>
          </table:table-cell>
          <table:table-cell table:style-name="ce856" table:formula="of:= [.J157]+[.P157]*[.$D157]" office:value-type="float" office:value="1.1" calcext:value-type="float">
            <text:p>1.1</text:p>
          </table:table-cell>
          <table:table-cell table:style-name="ce856" table:formula="of:= [.K157]+[.Q157]*[.$D157]" office:value-type="float" office:value="1.1" calcext:value-type="float">
            <text:p>1.1</text:p>
          </table:table-cell>
          <table:table-cell table:formula="of:=MAX([.R157:.W157])" office:value-type="float" office:value="1.1" calcext:value-type="float">
            <text:p>1.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5A08</text:p>
          </table:table-cell>
          <table:table-cell office:value-type="string" calcext:value-type="string">
            <text:p>equip021_0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58]+[.L158]*[.$D158]" office:value-type="float" office:value="0.43" calcext:value-type="float">
            <text:p>0.43</text:p>
          </table:table-cell>
          <table:table-cell table:formula="of:= [.G158]+[.M158]*[.$D158]" office:value-type="float" office:value="0.43" calcext:value-type="float">
            <text:p>0.43</text:p>
          </table:table-cell>
          <table:table-cell table:formula="of:= [.H158]+[.N158]*[.$D158]" office:value-type="float" office:value="0" calcext:value-type="float">
            <text:p>0</text:p>
          </table:table-cell>
          <table:table-cell table:formula="of:= [.I158]+[.O158]*[.$D158]" office:value-type="float" office:value="0" calcext:value-type="float">
            <text:p>0</text:p>
          </table:table-cell>
          <table:table-cell table:formula="of:= [.J158]+[.P158]*[.$D158]" office:value-type="float" office:value="0" calcext:value-type="float">
            <text:p>0</text:p>
          </table:table-cell>
          <table:table-cell table:formula="of:= [.K158]+[.Q158]*[.$D158]" office:value-type="float" office:value="0" calcext:value-type="float">
            <text:p>0</text:p>
          </table:table-cell>
          <table:table-cell table:formula="of:=MAX([.R158:.W158])" office:value-type="float" office:value="0.43" calcext:value-type="float">
            <text:p>0.4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B90</text:p>
          </table:table-cell>
          <table:table-cell office:value-type="string" calcext:value-type="string">
            <text:p>equip021_1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59]+[.L159]*[.$D159]" office:value-type="float" office:value="1.6" calcext:value-type="float">
            <text:p>1.6</text:p>
          </table:table-cell>
          <table:table-cell table:formula="of:= [.G159]+[.M159]*[.$D159]" office:value-type="float" office:value="1.6" calcext:value-type="float">
            <text:p>1.6</text:p>
          </table:table-cell>
          <table:table-cell table:formula="of:= [.H159]+[.N159]*[.$D159]" office:value-type="float" office:value="1.3" calcext:value-type="float">
            <text:p>1.3</text:p>
          </table:table-cell>
          <table:table-cell table:formula="of:= [.I159]+[.O159]*[.$D159]" office:value-type="float" office:value="0" calcext:value-type="float">
            <text:p>0</text:p>
          </table:table-cell>
          <table:table-cell table:formula="of:= [.J159]+[.P159]*[.$D159]" office:value-type="float" office:value="0" calcext:value-type="float">
            <text:p>0</text:p>
          </table:table-cell>
          <table:table-cell table:formula="of:= [.K159]+[.Q159]*[.$D159]" office:value-type="float" office:value="0" calcext:value-type="float">
            <text:p>0</text:p>
          </table:table-cell>
          <table:table-cell table:formula="of:=MAX([.R159:.W159])" office:value-type="float" office:value="1.6" calcext:value-type="float">
            <text:p>1.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D18</text:p>
          </table:table-cell>
          <table:table-cell office:value-type="string" calcext:value-type="string">
            <text:p>equip021_2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 [.F160]+[.L160]*[.$D160]" office:value-type="float" office:value="1.56" calcext:value-type="float">
            <text:p>1.56</text:p>
          </table:table-cell>
          <table:table-cell table:formula="of:= [.G160]+[.M160]*[.$D160]" office:value-type="float" office:value="1.46" calcext:value-type="float">
            <text:p>1.46</text:p>
          </table:table-cell>
          <table:table-cell table:formula="of:= [.H160]+[.N160]*[.$D160]" office:value-type="float" office:value="0" calcext:value-type="float">
            <text:p>0</text:p>
          </table:table-cell>
          <table:table-cell table:formula="of:= [.I160]+[.O160]*[.$D160]" office:value-type="float" office:value="0" calcext:value-type="float">
            <text:p>0</text:p>
          </table:table-cell>
          <table:table-cell table:formula="of:= [.J160]+[.P160]*[.$D160]" office:value-type="float" office:value="0" calcext:value-type="float">
            <text:p>0</text:p>
          </table:table-cell>
          <table:table-cell table:formula="of:= [.K160]+[.Q160]*[.$D160]" office:value-type="float" office:value="0" calcext:value-type="float">
            <text:p>0</text:p>
          </table:table-cell>
          <table:table-cell table:formula="of:=MAX([.R160:.W160])" office:value-type="float" office:value="1.56" calcext:value-type="float">
            <text:p>1.5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5EA0</text:p>
          </table:table-cell>
          <table:table-cell office:value-type="string" calcext:value-type="string">
            <text:p>equip021_201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[.F161]+[.L161]*[.$D161]" office:value-type="float" office:value="1.24" calcext:value-type="float">
            <text:p>1.24</text:p>
          </table:table-cell>
          <table:table-cell table:formula="of:= [.G161]+[.M161]*[.$D161]" office:value-type="float" office:value="1.24" calcext:value-type="float">
            <text:p>1.24</text:p>
          </table:table-cell>
          <table:table-cell table:formula="of:= [.H161]+[.N161]*[.$D161]" office:value-type="float" office:value="0" calcext:value-type="float">
            <text:p>0</text:p>
          </table:table-cell>
          <table:table-cell table:formula="of:= [.I161]+[.O161]*[.$D161]" office:value-type="float" office:value="1.38" calcext:value-type="float">
            <text:p>1.38</text:p>
          </table:table-cell>
          <table:table-cell table:formula="of:= [.J161]+[.P161]*[.$D161]" office:value-type="float" office:value="0" calcext:value-type="float">
            <text:p>0</text:p>
          </table:table-cell>
          <table:table-cell table:formula="of:= [.K161]+[.Q161]*[.$D161]" office:value-type="float" office:value="0" calcext:value-type="float">
            <text:p>0</text:p>
          </table:table-cell>
          <table:table-cell table:formula="of:=MAX([.R161:.W161])" office:value-type="float" office:value="1.38" calcext:value-type="float">
            <text:p>1.3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6028</text:p>
          </table:table-cell>
          <table:table-cell table:style-name="ce74" office:value-type="string" calcext:value-type="string">
            <text:p>equip021_300</text:p>
          </table:table-cell>
          <table:table-cell table:style-name="ce81" office:value-type="string" calcext:value-type="string">
            <text:p>Cannon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Universatile Cannon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56" table:formula="of:= [.F162]+[.L162]*[.$D162]" office:value-type="float" office:value="1.2" calcext:value-type="float">
            <text:p>1.2</text:p>
          </table:table-cell>
          <table:table-cell table:style-name="ce856" table:formula="of:= [.G162]+[.M162]*[.$D162]" office:value-type="float" office:value="1.2" calcext:value-type="float">
            <text:p>1.2</text:p>
          </table:table-cell>
          <table:table-cell table:style-name="ce856" table:formula="of:= [.H162]+[.N162]*[.$D162]" office:value-type="float" office:value="0" calcext:value-type="float">
            <text:p>0</text:p>
          </table:table-cell>
          <table:table-cell table:style-name="ce856" table:formula="of:= [.I162]+[.O162]*[.$D162]" office:value-type="float" office:value="0" calcext:value-type="float">
            <text:p>0</text:p>
          </table:table-cell>
          <table:table-cell table:style-name="ce856" table:formula="of:= [.J162]+[.P162]*[.$D162]" office:value-type="float" office:value="0" calcext:value-type="float">
            <text:p>0</text:p>
          </table:table-cell>
          <table:table-cell table:style-name="ce856" table:formula="of:= [.K162]+[.Q162]*[.$D162]" office:value-type="float" office:value="0" calcext:value-type="float">
            <text:p>0</text:p>
          </table:table-cell>
          <table:table-cell table:formula="of:=MAX([.R162:.W162])" office:value-type="float" office:value="1.2" calcext:value-type="float">
            <text:p>1.2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61B0</text:p>
          </table:table-cell>
          <table:table-cell office:value-type="string" calcext:value-type="string">
            <text:p>equip022_000</text:p>
          </table:table-cell>
          <table:table-cell office:value-type="string" calcext:value-type="string">
            <text:p>Blunderbu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bu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3]+[.L163]*[.$D163]" office:value-type="float" office:value="0" calcext:value-type="float">
            <text:p>0</text:p>
          </table:table-cell>
          <table:table-cell table:formula="of:= [.G163]+[.M163]*[.$D163]" office:value-type="float" office:value="0" calcext:value-type="float">
            <text:p>0</text:p>
          </table:table-cell>
          <table:table-cell table:formula="of:= [.H163]+[.N163]*[.$D163]" office:value-type="float" office:value="0" calcext:value-type="float">
            <text:p>0</text:p>
          </table:table-cell>
          <table:table-cell table:formula="of:= [.I163]+[.O163]*[.$D163]" office:value-type="float" office:value="0" calcext:value-type="float">
            <text:p>0</text:p>
          </table:table-cell>
          <table:table-cell table:formula="of:= [.J163]+[.P163]*[.$D163]" office:value-type="float" office:value="0" calcext:value-type="float">
            <text:p>0</text:p>
          </table:table-cell>
          <table:table-cell table:formula="of:= [.K163]+[.Q163]*[.$D163]" office:value-type="float" office:value="0" calcext:value-type="float">
            <text:p>0</text:p>
          </table:table-cell>
          <table:table-cell table:formula="of:=MAX([.R163:.W16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338</text:p>
          </table:table-cell>
          <table:table-cell office:value-type="string" calcext:value-type="string">
            <text:p>equip022_100</text:p>
          </table:table-cell>
          <table:table-cell office:value-type="string" calcext:value-type="string">
            <text:p>Blunderbus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 [.F164]+[.L164]*[.$D164]" office:value-type="float" office:value="0" calcext:value-type="float">
            <text:p>0</text:p>
          </table:table-cell>
          <table:table-cell table:formula="of:= [.G164]+[.M164]*[.$D164]" office:value-type="float" office:value="0" calcext:value-type="float">
            <text:p>0</text:p>
          </table:table-cell>
          <table:table-cell table:formula="of:= [.H164]+[.N164]*[.$D164]" office:value-type="float" office:value="0" calcext:value-type="float">
            <text:p>0</text:p>
          </table:table-cell>
          <table:table-cell table:formula="of:= [.I164]+[.O164]*[.$D164]" office:value-type="float" office:value="0" calcext:value-type="float">
            <text:p>0</text:p>
          </table:table-cell>
          <table:table-cell table:formula="of:= [.J164]+[.P164]*[.$D164]" office:value-type="float" office:value="1" calcext:value-type="float">
            <text:p>1</text:p>
          </table:table-cell>
          <table:table-cell table:formula="of:= [.K164]+[.Q164]*[.$D164]" office:value-type="float" office:value="0" calcext:value-type="float">
            <text:p>0</text:p>
          </table:table-cell>
          <table:table-cell table:formula="of:=MAX([.R164:.W164])" office:value-type="float" office:value="1" calcext:value-type="float">
            <text:p>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4C0</text:p>
          </table:table-cell>
          <table:table-cell office:value-type="string" calcext:value-type="string">
            <text:p>equip022_200</text:p>
          </table:table-cell>
          <table:table-cell office:value-type="string" calcext:value-type="string">
            <text:p>Blunderbus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5]+[.L165]*[.$D165]" office:value-type="float" office:value="0" calcext:value-type="float">
            <text:p>0</text:p>
          </table:table-cell>
          <table:table-cell table:formula="of:= [.G165]+[.M165]*[.$D165]" office:value-type="float" office:value="0" calcext:value-type="float">
            <text:p>0</text:p>
          </table:table-cell>
          <table:table-cell table:formula="of:= [.H165]+[.N165]*[.$D165]" office:value-type="float" office:value="0" calcext:value-type="float">
            <text:p>0</text:p>
          </table:table-cell>
          <table:table-cell table:formula="of:= [.I165]+[.O165]*[.$D165]" office:value-type="float" office:value="0" calcext:value-type="float">
            <text:p>0</text:p>
          </table:table-cell>
          <table:table-cell table:formula="of:= [.J165]+[.P165]*[.$D165]" office:value-type="float" office:value="0" calcext:value-type="float">
            <text:p>0</text:p>
          </table:table-cell>
          <table:table-cell table:formula="of:= [.K165]+[.Q165]*[.$D165]" office:value-type="float" office:value="0" calcext:value-type="float">
            <text:p>0</text:p>
          </table:table-cell>
          <table:table-cell table:formula="of:=MAX([.R165:.W16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648</text:p>
          </table:table-cell>
          <table:table-cell office:value-type="string" calcext:value-type="string">
            <text:p>equip022_201</text:p>
          </table:table-cell>
          <table:table-cell office:value-type="string" calcext:value-type="string">
            <text:p>Blunderbus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 [.F166]+[.L166]*[.$D166]" office:value-type="float" office:value="0" calcext:value-type="float">
            <text:p>0</text:p>
          </table:table-cell>
          <table:table-cell table:formula="of:= [.G166]+[.M166]*[.$D166]" office:value-type="float" office:value="0" calcext:value-type="float">
            <text:p>0</text:p>
          </table:table-cell>
          <table:table-cell table:formula="of:= [.H166]+[.N166]*[.$D166]" office:value-type="float" office:value="0" calcext:value-type="float">
            <text:p>0</text:p>
          </table:table-cell>
          <table:table-cell table:formula="of:= [.I166]+[.O166]*[.$D166]" office:value-type="float" office:value="0.83" calcext:value-type="float">
            <text:p>0.83</text:p>
          </table:table-cell>
          <table:table-cell table:formula="of:= [.J166]+[.P166]*[.$D166]" office:value-type="float" office:value="0" calcext:value-type="float">
            <text:p>0</text:p>
          </table:table-cell>
          <table:table-cell table:formula="of:= [.K166]+[.Q166]*[.$D166]" office:value-type="float" office:value="0.83" calcext:value-type="float">
            <text:p>0.83</text:p>
          </table:table-cell>
          <table:table-cell table:formula="of:=MAX([.R166:.W166])" office:value-type="float" office:value="0.83" calcext:value-type="float">
            <text:p>0.83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67D0</text:p>
          </table:table-cell>
          <table:table-cell table:style-name="ce74" office:value-type="string" calcext:value-type="string">
            <text:p>equip022_300</text:p>
          </table:table-cell>
          <table:table-cell office:value-type="string" calcext:value-type="string">
            <text:p>Blunderbuss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Eisaiho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167]+[.L167]*[.$D167]" office:value-type="float" office:value="0" calcext:value-type="float">
            <text:p>0</text:p>
          </table:table-cell>
          <table:table-cell table:style-name="ce856" table:formula="of:= [.G167]+[.M167]*[.$D167]" office:value-type="float" office:value="0" calcext:value-type="float">
            <text:p>0</text:p>
          </table:table-cell>
          <table:table-cell table:style-name="ce856" table:formula="of:= [.H167]+[.N167]*[.$D167]" office:value-type="float" office:value="0" calcext:value-type="float">
            <text:p>0</text:p>
          </table:table-cell>
          <table:table-cell table:style-name="ce856" table:formula="of:= [.I167]+[.O167]*[.$D167]" office:value-type="float" office:value="0" calcext:value-type="float">
            <text:p>0</text:p>
          </table:table-cell>
          <table:table-cell table:style-name="ce856" table:formula="of:= [.J167]+[.P167]*[.$D167]" office:value-type="float" office:value="0" calcext:value-type="float">
            <text:p>0</text:p>
          </table:table-cell>
          <table:table-cell table:style-name="ce856" table:formula="of:= [.K167]+[.Q167]*[.$D167]" office:value-type="float" office:value="0" calcext:value-type="float">
            <text:p>0</text:p>
          </table:table-cell>
          <table:table-cell table:formula="of:=MAX([.R167:.W167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6958</text:p>
          </table:table-cell>
          <table:table-cell office:value-type="string" calcext:value-type="string">
            <text:p>equip023_0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 [.F168]+[.L168]*[.$D168]" office:value-type="float" office:value="0" calcext:value-type="float">
            <text:p>0</text:p>
          </table:table-cell>
          <table:table-cell table:formula="of:= [.G168]+[.M168]*[.$D168]" office:value-type="float" office:value="0" calcext:value-type="float">
            <text:p>0</text:p>
          </table:table-cell>
          <table:table-cell table:formula="of:= [.H168]+[.N168]*[.$D168]" office:value-type="float" office:value="0.35" calcext:value-type="float">
            <text:p>0.35</text:p>
          </table:table-cell>
          <table:table-cell table:formula="of:= [.I168]+[.O168]*[.$D168]" office:value-type="float" office:value="0" calcext:value-type="float">
            <text:p>0</text:p>
          </table:table-cell>
          <table:table-cell table:formula="of:= [.J168]+[.P168]*[.$D168]" office:value-type="float" office:value="0" calcext:value-type="float">
            <text:p>0</text:p>
          </table:table-cell>
          <table:table-cell table:formula="of:= [.K168]+[.Q168]*[.$D168]" office:value-type="float" office:value="0" calcext:value-type="float">
            <text:p>0</text:p>
          </table:table-cell>
          <table:table-cell table:formula="of:=MAX([.R168:.W168])" office:value-type="float" office:value="0.35" calcext:value-type="float">
            <text:p>0.3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AE0</text:p>
          </table:table-cell>
          <table:table-cell office:value-type="string" calcext:value-type="string">
            <text:p>equip023_1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69]+[.L169]*[.$D169]" office:value-type="float" office:value="0" calcext:value-type="float">
            <text:p>0</text:p>
          </table:table-cell>
          <table:table-cell table:formula="of:= [.G169]+[.M169]*[.$D169]" office:value-type="float" office:value="0" calcext:value-type="float">
            <text:p>0</text:p>
          </table:table-cell>
          <table:table-cell table:formula="of:= [.H169]+[.N169]*[.$D169]" office:value-type="float" office:value="1.15" calcext:value-type="float">
            <text:p>1.15</text:p>
          </table:table-cell>
          <table:table-cell table:formula="of:= [.I169]+[.O169]*[.$D169]" office:value-type="float" office:value="0" calcext:value-type="float">
            <text:p>0</text:p>
          </table:table-cell>
          <table:table-cell table:formula="of:= [.J169]+[.P169]*[.$D169]" office:value-type="float" office:value="0" calcext:value-type="float">
            <text:p>0</text:p>
          </table:table-cell>
          <table:table-cell table:formula="of:= [.K169]+[.Q169]*[.$D169]" office:value-type="float" office:value="0" calcext:value-type="float">
            <text:p>0</text:p>
          </table:table-cell>
          <table:table-cell table:formula="of:=MAX([.R169:.W169])" office:value-type="float" office:value="1.15" calcext:value-type="float">
            <text:p>1.1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C68</text:p>
          </table:table-cell>
          <table:table-cell office:value-type="string" calcext:value-type="string">
            <text:p>equip023_2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 [.F170]+[.L170]*[.$D170]" office:value-type="float" office:value="0" calcext:value-type="float">
            <text:p>0</text:p>
          </table:table-cell>
          <table:table-cell table:formula="of:= [.G170]+[.M170]*[.$D170]" office:value-type="float" office:value="0" calcext:value-type="float">
            <text:p>0</text:p>
          </table:table-cell>
          <table:table-cell table:formula="of:= [.H170]+[.N170]*[.$D170]" office:value-type="float" office:value="0" calcext:value-type="float">
            <text:p>0</text:p>
          </table:table-cell>
          <table:table-cell table:formula="of:= [.I170]+[.O170]*[.$D170]" office:value-type="float" office:value="0" calcext:value-type="float">
            <text:p>0</text:p>
          </table:table-cell>
          <table:table-cell table:formula="of:= [.J170]+[.P170]*[.$D170]" office:value-type="float" office:value="1.17" calcext:value-type="float">
            <text:p>1.17</text:p>
          </table:table-cell>
          <table:table-cell table:formula="of:= [.K170]+[.Q170]*[.$D170]" office:value-type="float" office:value="0" calcext:value-type="float">
            <text:p>0</text:p>
          </table:table-cell>
          <table:table-cell table:formula="of:=MAX([.R170:.W170])" office:value-type="float" office:value="1.17" calcext:value-type="float">
            <text:p>1.1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6DF0</text:p>
          </table:table-cell>
          <table:table-cell office:value-type="string" calcext:value-type="string">
            <text:p>equip023_201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171]+[.L171]*[.$D171]" office:value-type="float" office:value="0" calcext:value-type="float">
            <text:p>0</text:p>
          </table:table-cell>
          <table:table-cell table:formula="of:= [.G171]+[.M171]*[.$D171]" office:value-type="float" office:value="0" calcext:value-type="float">
            <text:p>0</text:p>
          </table:table-cell>
          <table:table-cell table:formula="of:= [.H171]+[.N171]*[.$D171]" office:value-type="float" office:value="0.98" calcext:value-type="float">
            <text:p>0.98</text:p>
          </table:table-cell>
          <table:table-cell table:formula="of:= [.I171]+[.O171]*[.$D171]" office:value-type="float" office:value="0" calcext:value-type="float">
            <text:p>0</text:p>
          </table:table-cell>
          <table:table-cell table:formula="of:= [.J171]+[.P171]*[.$D171]" office:value-type="float" office:value="0" calcext:value-type="float">
            <text:p>0</text:p>
          </table:table-cell>
          <table:table-cell table:formula="of:= [.K171]+[.Q171]*[.$D171]" office:value-type="float" office:value="0" calcext:value-type="float">
            <text:p>0</text:p>
          </table:table-cell>
          <table:table-cell table:formula="of:=MAX([.R171:.W171])" office:value-type="float" office:value="0.98" calcext:value-type="float">
            <text:p>0.9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6F78</text:p>
          </table:table-cell>
          <table:table-cell table:style-name="ce74" office:value-type="string" calcext:value-type="string">
            <text:p>equip023_300</text:p>
          </table:table-cell>
          <table:table-cell table:style-name="ce89" office:value-type="string" calcext:value-type="string">
            <text:p>Laser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Sunflare La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56" table:formula="of:= [.F172]+[.L172]*[.$D172]" office:value-type="float" office:value="0" calcext:value-type="float">
            <text:p>0</text:p>
          </table:table-cell>
          <table:table-cell table:style-name="ce856" table:formula="of:= [.G172]+[.M172]*[.$D172]" office:value-type="float" office:value="0" calcext:value-type="float">
            <text:p>0</text:p>
          </table:table-cell>
          <table:table-cell table:style-name="ce856" table:formula="of:= [.H172]+[.N172]*[.$D172]" office:value-type="float" office:value="0" calcext:value-type="float">
            <text:p>0</text:p>
          </table:table-cell>
          <table:table-cell table:style-name="ce856" table:formula="of:= [.I172]+[.O172]*[.$D172]" office:value-type="float" office:value="0" calcext:value-type="float">
            <text:p>0</text:p>
          </table:table-cell>
          <table:table-cell table:style-name="ce856" table:formula="of:= [.J172]+[.P172]*[.$D172]" office:value-type="float" office:value="0" calcext:value-type="float">
            <text:p>0</text:p>
          </table:table-cell>
          <table:table-cell table:style-name="ce856" table:formula="of:= [.K172]+[.Q172]*[.$D172]" office:value-type="float" office:value="0" calcext:value-type="float">
            <text:p>0</text:p>
          </table:table-cell>
          <table:table-cell table:formula="of:=MAX([.R172:.W172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7100</text:p>
          </table:table-cell>
          <table:table-cell office:value-type="string" calcext:value-type="string">
            <text:p>equip024_0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3]+[.L173]*[.$D173]" office:value-type="float" office:value="0" calcext:value-type="float">
            <text:p>0</text:p>
          </table:table-cell>
          <table:table-cell table:formula="of:= [.G173]+[.M173]*[.$D173]" office:value-type="float" office:value="0" calcext:value-type="float">
            <text:p>0</text:p>
          </table:table-cell>
          <table:table-cell table:formula="of:= [.H173]+[.N173]*[.$D173]" office:value-type="float" office:value="0" calcext:value-type="float">
            <text:p>0</text:p>
          </table:table-cell>
          <table:table-cell table:formula="of:= [.I173]+[.O173]*[.$D173]" office:value-type="float" office:value="0" calcext:value-type="float">
            <text:p>0</text:p>
          </table:table-cell>
          <table:table-cell table:formula="of:= [.J173]+[.P173]*[.$D173]" office:value-type="float" office:value="0" calcext:value-type="float">
            <text:p>0</text:p>
          </table:table-cell>
          <table:table-cell table:formula="of:= [.K173]+[.Q173]*[.$D173]" office:value-type="float" office:value="0" calcext:value-type="float">
            <text:p>0</text:p>
          </table:table-cell>
          <table:table-cell table:formula="of:=MAX([.R173:.W17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288</text:p>
          </table:table-cell>
          <table:table-cell office:value-type="string" calcext:value-type="string">
            <text:p>equip024_1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4]+[.L174]*[.$D174]" office:value-type="float" office:value="0" calcext:value-type="float">
            <text:p>0</text:p>
          </table:table-cell>
          <table:table-cell table:formula="of:= [.G174]+[.M174]*[.$D174]" office:value-type="float" office:value="0" calcext:value-type="float">
            <text:p>0</text:p>
          </table:table-cell>
          <table:table-cell table:formula="of:= [.H174]+[.N174]*[.$D174]" office:value-type="float" office:value="0" calcext:value-type="float">
            <text:p>0</text:p>
          </table:table-cell>
          <table:table-cell table:formula="of:= [.I174]+[.O174]*[.$D174]" office:value-type="float" office:value="0" calcext:value-type="float">
            <text:p>0</text:p>
          </table:table-cell>
          <table:table-cell table:formula="of:= [.J174]+[.P174]*[.$D174]" office:value-type="float" office:value="0" calcext:value-type="float">
            <text:p>0</text:p>
          </table:table-cell>
          <table:table-cell table:formula="of:= [.K174]+[.Q174]*[.$D174]" office:value-type="float" office:value="0" calcext:value-type="float">
            <text:p>0</text:p>
          </table:table-cell>
          <table:table-cell table:formula="of:=MAX([.R174:.W17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410</text:p>
          </table:table-cell>
          <table:table-cell office:value-type="string" calcext:value-type="string">
            <text:p>equip024_1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5]+[.L175]*[.$D175]" office:value-type="float" office:value="0" calcext:value-type="float">
            <text:p>0</text:p>
          </table:table-cell>
          <table:table-cell table:formula="of:= [.G175]+[.M175]*[.$D175]" office:value-type="float" office:value="0" calcext:value-type="float">
            <text:p>0</text:p>
          </table:table-cell>
          <table:table-cell table:formula="of:= [.H175]+[.N175]*[.$D175]" office:value-type="float" office:value="0" calcext:value-type="float">
            <text:p>0</text:p>
          </table:table-cell>
          <table:table-cell table:formula="of:= [.I175]+[.O175]*[.$D175]" office:value-type="float" office:value="0" calcext:value-type="float">
            <text:p>0</text:p>
          </table:table-cell>
          <table:table-cell table:formula="of:= [.J175]+[.P175]*[.$D175]" office:value-type="float" office:value="0" calcext:value-type="float">
            <text:p>0</text:p>
          </table:table-cell>
          <table:table-cell table:formula="of:= [.K175]+[.Q175]*[.$D175]" office:value-type="float" office:value="0" calcext:value-type="float">
            <text:p>0</text:p>
          </table:table-cell>
          <table:table-cell table:formula="of:=MAX([.R175:.W17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598</text:p>
          </table:table-cell>
          <table:table-cell office:value-type="string" calcext:value-type="string">
            <text:p>equip024_1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6]+[.L176]*[.$D176]" office:value-type="float" office:value="0" calcext:value-type="float">
            <text:p>0</text:p>
          </table:table-cell>
          <table:table-cell table:formula="of:= [.G176]+[.M176]*[.$D176]" office:value-type="float" office:value="0" calcext:value-type="float">
            <text:p>0</text:p>
          </table:table-cell>
          <table:table-cell table:formula="of:= [.H176]+[.N176]*[.$D176]" office:value-type="float" office:value="0" calcext:value-type="float">
            <text:p>0</text:p>
          </table:table-cell>
          <table:table-cell table:formula="of:= [.I176]+[.O176]*[.$D176]" office:value-type="float" office:value="0" calcext:value-type="float">
            <text:p>0</text:p>
          </table:table-cell>
          <table:table-cell table:formula="of:= [.J176]+[.P176]*[.$D176]" office:value-type="float" office:value="0" calcext:value-type="float">
            <text:p>0</text:p>
          </table:table-cell>
          <table:table-cell table:formula="of:= [.K176]+[.Q176]*[.$D176]" office:value-type="float" office:value="0" calcext:value-type="float">
            <text:p>0</text:p>
          </table:table-cell>
          <table:table-cell table:formula="of:=MAX([.R176:.W17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720</text:p>
          </table:table-cell>
          <table:table-cell office:value-type="string" calcext:value-type="string">
            <text:p>equip024_2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7]+[.L177]*[.$D177]" office:value-type="float" office:value="0" calcext:value-type="float">
            <text:p>0</text:p>
          </table:table-cell>
          <table:table-cell table:formula="of:= [.G177]+[.M177]*[.$D177]" office:value-type="float" office:value="0" calcext:value-type="float">
            <text:p>0</text:p>
          </table:table-cell>
          <table:table-cell table:formula="of:= [.H177]+[.N177]*[.$D177]" office:value-type="float" office:value="0" calcext:value-type="float">
            <text:p>0</text:p>
          </table:table-cell>
          <table:table-cell table:formula="of:= [.I177]+[.O177]*[.$D177]" office:value-type="float" office:value="0" calcext:value-type="float">
            <text:p>0</text:p>
          </table:table-cell>
          <table:table-cell table:formula="of:= [.J177]+[.P177]*[.$D177]" office:value-type="float" office:value="0" calcext:value-type="float">
            <text:p>0</text:p>
          </table:table-cell>
          <table:table-cell table:formula="of:= [.K177]+[.Q177]*[.$D177]" office:value-type="float" office:value="0" calcext:value-type="float">
            <text:p>0</text:p>
          </table:table-cell>
          <table:table-cell table:formula="of:=MAX([.R177:.W17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8A8</text:p>
          </table:table-cell>
          <table:table-cell office:value-type="string" calcext:value-type="string">
            <text:p>equip024_2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8]+[.L178]*[.$D178]" office:value-type="float" office:value="0" calcext:value-type="float">
            <text:p>0</text:p>
          </table:table-cell>
          <table:table-cell table:formula="of:= [.G178]+[.M178]*[.$D178]" office:value-type="float" office:value="0" calcext:value-type="float">
            <text:p>0</text:p>
          </table:table-cell>
          <table:table-cell table:formula="of:= [.H178]+[.N178]*[.$D178]" office:value-type="float" office:value="0" calcext:value-type="float">
            <text:p>0</text:p>
          </table:table-cell>
          <table:table-cell table:formula="of:= [.I178]+[.O178]*[.$D178]" office:value-type="float" office:value="0" calcext:value-type="float">
            <text:p>0</text:p>
          </table:table-cell>
          <table:table-cell table:formula="of:= [.J178]+[.P178]*[.$D178]" office:value-type="float" office:value="0" calcext:value-type="float">
            <text:p>0</text:p>
          </table:table-cell>
          <table:table-cell table:formula="of:= [.K178]+[.Q178]*[.$D178]" office:value-type="float" office:value="0" calcext:value-type="float">
            <text:p>0</text:p>
          </table:table-cell>
          <table:table-cell table:formula="of:=MAX([.R178:.W17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A30</text:p>
          </table:table-cell>
          <table:table-cell office:value-type="string" calcext:value-type="string">
            <text:p>equip024_2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9]+[.L179]*[.$D179]" office:value-type="float" office:value="0" calcext:value-type="float">
            <text:p>0</text:p>
          </table:table-cell>
          <table:table-cell table:formula="of:= [.G179]+[.M179]*[.$D179]" office:value-type="float" office:value="0" calcext:value-type="float">
            <text:p>0</text:p>
          </table:table-cell>
          <table:table-cell table:formula="of:= [.H179]+[.N179]*[.$D179]" office:value-type="float" office:value="0" calcext:value-type="float">
            <text:p>0</text:p>
          </table:table-cell>
          <table:table-cell table:formula="of:= [.I179]+[.O179]*[.$D179]" office:value-type="float" office:value="0" calcext:value-type="float">
            <text:p>0</text:p>
          </table:table-cell>
          <table:table-cell table:formula="of:= [.J179]+[.P179]*[.$D179]" office:value-type="float" office:value="0" calcext:value-type="float">
            <text:p>0</text:p>
          </table:table-cell>
          <table:table-cell table:formula="of:= [.K179]+[.Q179]*[.$D179]" office:value-type="float" office:value="0" calcext:value-type="float">
            <text:p>0</text:p>
          </table:table-cell>
          <table:table-cell table:formula="of:=MAX([.R179:.W17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BB8</text:p>
          </table:table-cell>
          <table:table-cell office:value-type="string" calcext:value-type="string">
            <text:p>equip024_203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0]+[.L180]*[.$D180]" office:value-type="float" office:value="0" calcext:value-type="float">
            <text:p>0</text:p>
          </table:table-cell>
          <table:table-cell table:formula="of:= [.G180]+[.M180]*[.$D180]" office:value-type="float" office:value="0" calcext:value-type="float">
            <text:p>0</text:p>
          </table:table-cell>
          <table:table-cell table:formula="of:= [.H180]+[.N180]*[.$D180]" office:value-type="float" office:value="0" calcext:value-type="float">
            <text:p>0</text:p>
          </table:table-cell>
          <table:table-cell table:formula="of:= [.I180]+[.O180]*[.$D180]" office:value-type="float" office:value="0" calcext:value-type="float">
            <text:p>0</text:p>
          </table:table-cell>
          <table:table-cell table:formula="of:= [.J180]+[.P180]*[.$D180]" office:value-type="float" office:value="0" calcext:value-type="float">
            <text:p>0</text:p>
          </table:table-cell>
          <table:table-cell table:formula="of:= [.K180]+[.Q180]*[.$D180]" office:value-type="float" office:value="0" calcext:value-type="float">
            <text:p>0</text:p>
          </table:table-cell>
          <table:table-cell table:formula="of:=MAX([.R180:.W18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7D40</text:p>
          </table:table-cell>
          <table:table-cell office:value-type="string" calcext:value-type="string">
            <text:p>equip024_204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1]+[.L181]*[.$D181]" office:value-type="float" office:value="0" calcext:value-type="float">
            <text:p>0</text:p>
          </table:table-cell>
          <table:table-cell table:formula="of:= [.G181]+[.M181]*[.$D181]" office:value-type="float" office:value="0" calcext:value-type="float">
            <text:p>0</text:p>
          </table:table-cell>
          <table:table-cell table:formula="of:= [.H181]+[.N181]*[.$D181]" office:value-type="float" office:value="0" calcext:value-type="float">
            <text:p>0</text:p>
          </table:table-cell>
          <table:table-cell table:formula="of:= [.I181]+[.O181]*[.$D181]" office:value-type="float" office:value="0" calcext:value-type="float">
            <text:p>0</text:p>
          </table:table-cell>
          <table:table-cell table:formula="of:= [.J181]+[.P181]*[.$D181]" office:value-type="float" office:value="0" calcext:value-type="float">
            <text:p>0</text:p>
          </table:table-cell>
          <table:table-cell table:formula="of:= [.K181]+[.Q181]*[.$D181]" office:value-type="float" office:value="0" calcext:value-type="float">
            <text:p>0</text:p>
          </table:table-cell>
          <table:table-cell table:formula="of:=MAX([.R181:.W18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7EC8</text:p>
          </table:table-cell>
          <table:table-cell table:style-name="ce74" office:value-type="string" calcext:value-type="string">
            <text:p>equip024_300</text:p>
          </table:table-cell>
          <table:table-cell table:style-name="ce90" office:value-type="string" calcext:value-type="string">
            <text:p>Helm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Dolmorn 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182]+[.L182]*[.$D182]" office:value-type="float" office:value="0" calcext:value-type="float">
            <text:p>0</text:p>
          </table:table-cell>
          <table:table-cell table:style-name="ce856" table:formula="of:= [.G182]+[.M182]*[.$D182]" office:value-type="float" office:value="0" calcext:value-type="float">
            <text:p>0</text:p>
          </table:table-cell>
          <table:table-cell table:style-name="ce856" table:formula="of:= [.H182]+[.N182]*[.$D182]" office:value-type="float" office:value="0" calcext:value-type="float">
            <text:p>0</text:p>
          </table:table-cell>
          <table:table-cell table:style-name="ce856" table:formula="of:= [.I182]+[.O182]*[.$D182]" office:value-type="float" office:value="0" calcext:value-type="float">
            <text:p>0</text:p>
          </table:table-cell>
          <table:table-cell table:style-name="ce856" table:formula="of:= [.J182]+[.P182]*[.$D182]" office:value-type="float" office:value="0" calcext:value-type="float">
            <text:p>0</text:p>
          </table:table-cell>
          <table:table-cell table:style-name="ce856" table:formula="of:= [.K182]+[.Q182]*[.$D182]" office:value-type="float" office:value="0" calcext:value-type="float">
            <text:p>0</text:p>
          </table:table-cell>
          <table:table-cell table:formula="of:=MAX([.R182:.W182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8050</text:p>
          </table:table-cell>
          <table:table-cell office:value-type="string" calcext:value-type="string">
            <text:p>equip025_0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3]+[.L183]*[.$D183]" office:value-type="float" office:value="0" calcext:value-type="float">
            <text:p>0</text:p>
          </table:table-cell>
          <table:table-cell table:formula="of:= [.G183]+[.M183]*[.$D183]" office:value-type="float" office:value="0" calcext:value-type="float">
            <text:p>0</text:p>
          </table:table-cell>
          <table:table-cell table:formula="of:= [.H183]+[.N183]*[.$D183]" office:value-type="float" office:value="0" calcext:value-type="float">
            <text:p>0</text:p>
          </table:table-cell>
          <table:table-cell table:formula="of:= [.I183]+[.O183]*[.$D183]" office:value-type="float" office:value="0" calcext:value-type="float">
            <text:p>0</text:p>
          </table:table-cell>
          <table:table-cell table:formula="of:= [.J183]+[.P183]*[.$D183]" office:value-type="float" office:value="0" calcext:value-type="float">
            <text:p>0</text:p>
          </table:table-cell>
          <table:table-cell table:formula="of:= [.K183]+[.Q183]*[.$D183]" office:value-type="float" office:value="0" calcext:value-type="float">
            <text:p>0</text:p>
          </table:table-cell>
          <table:table-cell table:formula="of:=MAX([.R183:.W18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1D8</text:p>
          </table:table-cell>
          <table:table-cell office:value-type="string" calcext:value-type="string">
            <text:p>equip025_1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4]+[.L184]*[.$D184]" office:value-type="float" office:value="0" calcext:value-type="float">
            <text:p>0</text:p>
          </table:table-cell>
          <table:table-cell table:formula="of:= [.G184]+[.M184]*[.$D184]" office:value-type="float" office:value="0" calcext:value-type="float">
            <text:p>0</text:p>
          </table:table-cell>
          <table:table-cell table:formula="of:= [.H184]+[.N184]*[.$D184]" office:value-type="float" office:value="0" calcext:value-type="float">
            <text:p>0</text:p>
          </table:table-cell>
          <table:table-cell table:formula="of:= [.I184]+[.O184]*[.$D184]" office:value-type="float" office:value="0" calcext:value-type="float">
            <text:p>0</text:p>
          </table:table-cell>
          <table:table-cell table:formula="of:= [.J184]+[.P184]*[.$D184]" office:value-type="float" office:value="0" calcext:value-type="float">
            <text:p>0</text:p>
          </table:table-cell>
          <table:table-cell table:formula="of:= [.K184]+[.Q184]*[.$D184]" office:value-type="float" office:value="0" calcext:value-type="float">
            <text:p>0</text:p>
          </table:table-cell>
          <table:table-cell table:formula="of:=MAX([.R184:.W18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360</text:p>
          </table:table-cell>
          <table:table-cell office:value-type="string" calcext:value-type="string">
            <text:p>equip025_1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5]+[.L185]*[.$D185]" office:value-type="float" office:value="0" calcext:value-type="float">
            <text:p>0</text:p>
          </table:table-cell>
          <table:table-cell table:formula="of:= [.G185]+[.M185]*[.$D185]" office:value-type="float" office:value="0" calcext:value-type="float">
            <text:p>0</text:p>
          </table:table-cell>
          <table:table-cell table:formula="of:= [.H185]+[.N185]*[.$D185]" office:value-type="float" office:value="0" calcext:value-type="float">
            <text:p>0</text:p>
          </table:table-cell>
          <table:table-cell table:formula="of:= [.I185]+[.O185]*[.$D185]" office:value-type="float" office:value="0" calcext:value-type="float">
            <text:p>0</text:p>
          </table:table-cell>
          <table:table-cell table:formula="of:= [.J185]+[.P185]*[.$D185]" office:value-type="float" office:value="0" calcext:value-type="float">
            <text:p>0</text:p>
          </table:table-cell>
          <table:table-cell table:formula="of:= [.K185]+[.Q185]*[.$D185]" office:value-type="float" office:value="0" calcext:value-type="float">
            <text:p>0</text:p>
          </table:table-cell>
          <table:table-cell table:formula="of:=MAX([.R185:.W18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4E8</text:p>
          </table:table-cell>
          <table:table-cell office:value-type="string" calcext:value-type="string">
            <text:p>equip025_1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6]+[.L186]*[.$D186]" office:value-type="float" office:value="0" calcext:value-type="float">
            <text:p>0</text:p>
          </table:table-cell>
          <table:table-cell table:formula="of:= [.G186]+[.M186]*[.$D186]" office:value-type="float" office:value="0" calcext:value-type="float">
            <text:p>0</text:p>
          </table:table-cell>
          <table:table-cell table:formula="of:= [.H186]+[.N186]*[.$D186]" office:value-type="float" office:value="0" calcext:value-type="float">
            <text:p>0</text:p>
          </table:table-cell>
          <table:table-cell table:formula="of:= [.I186]+[.O186]*[.$D186]" office:value-type="float" office:value="0" calcext:value-type="float">
            <text:p>0</text:p>
          </table:table-cell>
          <table:table-cell table:formula="of:= [.J186]+[.P186]*[.$D186]" office:value-type="float" office:value="0" calcext:value-type="float">
            <text:p>0</text:p>
          </table:table-cell>
          <table:table-cell table:formula="of:= [.K186]+[.Q186]*[.$D186]" office:value-type="float" office:value="0" calcext:value-type="float">
            <text:p>0</text:p>
          </table:table-cell>
          <table:table-cell table:formula="of:=MAX([.R186:.W18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670</text:p>
          </table:table-cell>
          <table:table-cell office:value-type="string" calcext:value-type="string">
            <text:p>equip025_2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7]+[.L187]*[.$D187]" office:value-type="float" office:value="0" calcext:value-type="float">
            <text:p>0</text:p>
          </table:table-cell>
          <table:table-cell table:formula="of:= [.G187]+[.M187]*[.$D187]" office:value-type="float" office:value="0" calcext:value-type="float">
            <text:p>0</text:p>
          </table:table-cell>
          <table:table-cell table:formula="of:= [.H187]+[.N187]*[.$D187]" office:value-type="float" office:value="0" calcext:value-type="float">
            <text:p>0</text:p>
          </table:table-cell>
          <table:table-cell table:formula="of:= [.I187]+[.O187]*[.$D187]" office:value-type="float" office:value="0" calcext:value-type="float">
            <text:p>0</text:p>
          </table:table-cell>
          <table:table-cell table:formula="of:= [.J187]+[.P187]*[.$D187]" office:value-type="float" office:value="0" calcext:value-type="float">
            <text:p>0</text:p>
          </table:table-cell>
          <table:table-cell table:formula="of:= [.K187]+[.Q187]*[.$D187]" office:value-type="float" office:value="0" calcext:value-type="float">
            <text:p>0</text:p>
          </table:table-cell>
          <table:table-cell table:formula="of:=MAX([.R187:.W18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7F8</text:p>
          </table:table-cell>
          <table:table-cell office:value-type="string" calcext:value-type="string">
            <text:p>equip025_2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8]+[.L188]*[.$D188]" office:value-type="float" office:value="0" calcext:value-type="float">
            <text:p>0</text:p>
          </table:table-cell>
          <table:table-cell table:formula="of:= [.G188]+[.M188]*[.$D188]" office:value-type="float" office:value="0" calcext:value-type="float">
            <text:p>0</text:p>
          </table:table-cell>
          <table:table-cell table:formula="of:= [.H188]+[.N188]*[.$D188]" office:value-type="float" office:value="0" calcext:value-type="float">
            <text:p>0</text:p>
          </table:table-cell>
          <table:table-cell table:formula="of:= [.I188]+[.O188]*[.$D188]" office:value-type="float" office:value="0" calcext:value-type="float">
            <text:p>0</text:p>
          </table:table-cell>
          <table:table-cell table:formula="of:= [.J188]+[.P188]*[.$D188]" office:value-type="float" office:value="0" calcext:value-type="float">
            <text:p>0</text:p>
          </table:table-cell>
          <table:table-cell table:formula="of:= [.K188]+[.Q188]*[.$D188]" office:value-type="float" office:value="0" calcext:value-type="float">
            <text:p>0</text:p>
          </table:table-cell>
          <table:table-cell table:formula="of:=MAX([.R188:.W18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980</text:p>
          </table:table-cell>
          <table:table-cell office:value-type="string" calcext:value-type="string">
            <text:p>equip025_2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9]+[.L189]*[.$D189]" office:value-type="float" office:value="0" calcext:value-type="float">
            <text:p>0</text:p>
          </table:table-cell>
          <table:table-cell table:formula="of:= [.G189]+[.M189]*[.$D189]" office:value-type="float" office:value="0" calcext:value-type="float">
            <text:p>0</text:p>
          </table:table-cell>
          <table:table-cell table:formula="of:= [.H189]+[.N189]*[.$D189]" office:value-type="float" office:value="0" calcext:value-type="float">
            <text:p>0</text:p>
          </table:table-cell>
          <table:table-cell table:formula="of:= [.I189]+[.O189]*[.$D189]" office:value-type="float" office:value="0" calcext:value-type="float">
            <text:p>0</text:p>
          </table:table-cell>
          <table:table-cell table:formula="of:= [.J189]+[.P189]*[.$D189]" office:value-type="float" office:value="0" calcext:value-type="float">
            <text:p>0</text:p>
          </table:table-cell>
          <table:table-cell table:formula="of:= [.K189]+[.Q189]*[.$D189]" office:value-type="float" office:value="0" calcext:value-type="float">
            <text:p>0</text:p>
          </table:table-cell>
          <table:table-cell table:formula="of:=MAX([.R189:.W18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B08</text:p>
          </table:table-cell>
          <table:table-cell office:value-type="string" calcext:value-type="string">
            <text:p>equip025_203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formula="of:= [.F190]+[.L190]*[.$D190]" office:value-type="float" office:value="0.62" calcext:value-type="float">
            <text:p>0.62</text:p>
          </table:table-cell>
          <table:table-cell table:formula="of:= [.G190]+[.M190]*[.$D190]" office:value-type="float" office:value="0.62" calcext:value-type="float">
            <text:p>0.62</text:p>
          </table:table-cell>
          <table:table-cell table:formula="of:= [.H190]+[.N190]*[.$D190]" office:value-type="float" office:value="0" calcext:value-type="float">
            <text:p>0</text:p>
          </table:table-cell>
          <table:table-cell table:formula="of:= [.I190]+[.O190]*[.$D190]" office:value-type="float" office:value="0" calcext:value-type="float">
            <text:p>0</text:p>
          </table:table-cell>
          <table:table-cell table:formula="of:= [.J190]+[.P190]*[.$D190]" office:value-type="float" office:value="0" calcext:value-type="float">
            <text:p>0</text:p>
          </table:table-cell>
          <table:table-cell table:formula="of:= [.K190]+[.Q190]*[.$D190]" office:value-type="float" office:value="0" calcext:value-type="float">
            <text:p>0</text:p>
          </table:table-cell>
          <table:table-cell table:formula="of:=MAX([.R190:.W190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8C90</text:p>
          </table:table-cell>
          <table:table-cell office:value-type="string" calcext:value-type="string">
            <text:p>equip025_204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91]+[.L191]*[.$D191]" office:value-type="float" office:value="0" calcext:value-type="float">
            <text:p>0</text:p>
          </table:table-cell>
          <table:table-cell table:formula="of:= [.G191]+[.M191]*[.$D191]" office:value-type="float" office:value="0" calcext:value-type="float">
            <text:p>0</text:p>
          </table:table-cell>
          <table:table-cell table:formula="of:= [.H191]+[.N191]*[.$D191]" office:value-type="float" office:value="0" calcext:value-type="float">
            <text:p>0</text:p>
          </table:table-cell>
          <table:table-cell table:formula="of:= [.I191]+[.O191]*[.$D191]" office:value-type="float" office:value="0" calcext:value-type="float">
            <text:p>0</text:p>
          </table:table-cell>
          <table:table-cell table:formula="of:= [.J191]+[.P191]*[.$D191]" office:value-type="float" office:value="0" calcext:value-type="float">
            <text:p>0</text:p>
          </table:table-cell>
          <table:table-cell table:formula="of:= [.K191]+[.Q191]*[.$D191]" office:value-type="float" office:value="0" calcext:value-type="float">
            <text:p>0</text:p>
          </table:table-cell>
          <table:table-cell table:formula="of:=MAX([.R191:.W19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8E18</text:p>
          </table:table-cell>
          <table:table-cell table:style-name="ce74" office:value-type="string" calcext:value-type="string">
            <text:p>equip025_300</text:p>
          </table:table-cell>
          <table:table-cell table:style-name="ce84" office:value-type="string" calcext:value-type="string">
            <text:p>Shield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Oharan Shiel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192]+[.L192]*[.$D192]" office:value-type="float" office:value="0" calcext:value-type="float">
            <text:p>0</text:p>
          </table:table-cell>
          <table:table-cell table:style-name="ce856" table:formula="of:= [.G192]+[.M192]*[.$D192]" office:value-type="float" office:value="0" calcext:value-type="float">
            <text:p>0</text:p>
          </table:table-cell>
          <table:table-cell table:style-name="ce856" table:formula="of:= [.H192]+[.N192]*[.$D192]" office:value-type="float" office:value="0" calcext:value-type="float">
            <text:p>0</text:p>
          </table:table-cell>
          <table:table-cell table:style-name="ce856" table:formula="of:= [.I192]+[.O192]*[.$D192]" office:value-type="float" office:value="0" calcext:value-type="float">
            <text:p>0</text:p>
          </table:table-cell>
          <table:table-cell table:style-name="ce856" table:formula="of:= [.J192]+[.P192]*[.$D192]" office:value-type="float" office:value="0" calcext:value-type="float">
            <text:p>0</text:p>
          </table:table-cell>
          <table:table-cell table:style-name="ce856" table:formula="of:= [.K192]+[.Q192]*[.$D192]" office:value-type="float" office:value="0" calcext:value-type="float">
            <text:p>0</text:p>
          </table:table-cell>
          <table:table-cell table:formula="of:=MAX([.R192:.W192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8FA0</text:p>
          </table:table-cell>
          <table:table-cell office:value-type="string" calcext:value-type="string">
            <text:p>equip026_0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style-name="ce851" office:value-type="float" office:value="0.35" calcext:value-type="float">
            <text:p>0.3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3]+[.L193]*[.$D193]" office:value-type="float" office:value="0.38" calcext:value-type="float">
            <text:p>0.38</text:p>
          </table:table-cell>
          <table:table-cell table:formula="of:= [.G193]+[.M193]*[.$D193]" office:value-type="float" office:value="0" calcext:value-type="float">
            <text:p>0</text:p>
          </table:table-cell>
          <table:table-cell table:formula="of:= [.H193]+[.N193]*[.$D193]" office:value-type="float" office:value="0" calcext:value-type="float">
            <text:p>0</text:p>
          </table:table-cell>
          <table:table-cell table:formula="of:= [.I193]+[.O193]*[.$D193]" office:value-type="float" office:value="0" calcext:value-type="float">
            <text:p>0</text:p>
          </table:table-cell>
          <table:table-cell table:formula="of:= [.J193]+[.P193]*[.$D193]" office:value-type="float" office:value="0" calcext:value-type="float">
            <text:p>0</text:p>
          </table:table-cell>
          <table:table-cell table:formula="of:= [.K193]+[.Q193]*[.$D193]" office:value-type="float" office:value="0" calcext:value-type="float">
            <text:p>0</text:p>
          </table:table-cell>
          <table:table-cell table:formula="of:=MAX([.R193:.W193])" office:value-type="float" office:value="0.38" calcext:value-type="float">
            <text:p>0.3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128</text:p>
          </table:table-cell>
          <table:table-cell office:value-type="string" calcext:value-type="string">
            <text:p>equip026_1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style-name="ce851" office:value-type="float" office:value="0.35" calcext:value-type="float">
            <text:p>0.3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4]+[.L194]*[.$D194]" office:value-type="float" office:value="1.55" calcext:value-type="float">
            <text:p>1.55</text:p>
          </table:table-cell>
          <table:table-cell table:formula="of:= [.G194]+[.M194]*[.$D194]" office:value-type="float" office:value="0" calcext:value-type="float">
            <text:p>0</text:p>
          </table:table-cell>
          <table:table-cell table:formula="of:= [.H194]+[.N194]*[.$D194]" office:value-type="float" office:value="0" calcext:value-type="float">
            <text:p>0</text:p>
          </table:table-cell>
          <table:table-cell table:formula="of:= [.I194]+[.O194]*[.$D194]" office:value-type="float" office:value="0" calcext:value-type="float">
            <text:p>0</text:p>
          </table:table-cell>
          <table:table-cell table:formula="of:= [.J194]+[.P194]*[.$D194]" office:value-type="float" office:value="0" calcext:value-type="float">
            <text:p>0</text:p>
          </table:table-cell>
          <table:table-cell table:formula="of:= [.K194]+[.Q194]*[.$D194]" office:value-type="float" office:value="0" calcext:value-type="float">
            <text:p>0</text:p>
          </table:table-cell>
          <table:table-cell table:formula="of:=MAX([.R194:.W194])" office:value-type="float" office:value="1.55" calcext:value-type="float">
            <text:p>1.5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2B0</text:p>
          </table:table-cell>
          <table:table-cell office:value-type="string" calcext:value-type="string">
            <text:p>equip026_1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style-name="ce851" office:value-type="float" office:value="0.5" calcext:value-type="float">
            <text:p>0.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5]+[.L195]*[.$D195]" office:value-type="float" office:value="1.7" calcext:value-type="float">
            <text:p>1.7</text:p>
          </table:table-cell>
          <table:table-cell table:formula="of:= [.G195]+[.M195]*[.$D195]" office:value-type="float" office:value="0" calcext:value-type="float">
            <text:p>0</text:p>
          </table:table-cell>
          <table:table-cell table:formula="of:= [.H195]+[.N195]*[.$D195]" office:value-type="float" office:value="0" calcext:value-type="float">
            <text:p>0</text:p>
          </table:table-cell>
          <table:table-cell table:formula="of:= [.I195]+[.O195]*[.$D195]" office:value-type="float" office:value="0" calcext:value-type="float">
            <text:p>0</text:p>
          </table:table-cell>
          <table:table-cell table:formula="of:= [.J195]+[.P195]*[.$D195]" office:value-type="float" office:value="0" calcext:value-type="float">
            <text:p>0</text:p>
          </table:table-cell>
          <table:table-cell table:formula="of:= [.K195]+[.Q195]*[.$D195]" office:value-type="float" office:value="0" calcext:value-type="float">
            <text:p>0</text:p>
          </table:table-cell>
          <table:table-cell table:formula="of:=MAX([.R195:.W195])" office:value-type="float" office:value="1.7" calcext:value-type="float">
            <text:p>1.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438</text:p>
          </table:table-cell>
          <table:table-cell office:value-type="string" calcext:value-type="string">
            <text:p>equip026_2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style-name="ce851" office:value-type="float" office:value="0.4" calcext:value-type="float">
            <text:p>0.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4" calcext:value-type="float">
            <text:p>0.04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6]+[.L196]*[.$D196]" office:value-type="float" office:value="1.36" calcext:value-type="float">
            <text:p>1.36</text:p>
          </table:table-cell>
          <table:table-cell table:formula="of:= [.G196]+[.M196]*[.$D196]" office:value-type="float" office:value="0" calcext:value-type="float">
            <text:p>0</text:p>
          </table:table-cell>
          <table:table-cell table:formula="of:= [.H196]+[.N196]*[.$D196]" office:value-type="float" office:value="0" calcext:value-type="float">
            <text:p>0</text:p>
          </table:table-cell>
          <table:table-cell table:formula="of:= [.I196]+[.O196]*[.$D196]" office:value-type="float" office:value="0" calcext:value-type="float">
            <text:p>0</text:p>
          </table:table-cell>
          <table:table-cell table:formula="of:= [.J196]+[.P196]*[.$D196]" office:value-type="float" office:value="0" calcext:value-type="float">
            <text:p>0</text:p>
          </table:table-cell>
          <table:table-cell table:formula="of:= [.K196]+[.Q196]*[.$D196]" office:value-type="float" office:value="0" calcext:value-type="float">
            <text:p>0</text:p>
          </table:table-cell>
          <table:table-cell table:formula="of:=MAX([.R196:.W196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5C0</text:p>
          </table:table-cell>
          <table:table-cell office:value-type="string" calcext:value-type="string">
            <text:p>equip026_2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style-name="ce851" office:value-type="float" office:value="0.4" calcext:value-type="float">
            <text:p>0.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.04" calcext:value-type="float">
            <text:p>0.04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formula="of:= [.F197]+[.L197]*[.$D197]" office:value-type="float" office:value="1.36" calcext:value-type="float">
            <text:p>1.36</text:p>
          </table:table-cell>
          <table:table-cell table:formula="of:= [.G197]+[.M197]*[.$D197]" office:value-type="float" office:value="0" calcext:value-type="float">
            <text:p>0</text:p>
          </table:table-cell>
          <table:table-cell table:formula="of:= [.H197]+[.N197]*[.$D197]" office:value-type="float" office:value="0" calcext:value-type="float">
            <text:p>0</text:p>
          </table:table-cell>
          <table:table-cell table:formula="of:= [.I197]+[.O197]*[.$D197]" office:value-type="float" office:value="0" calcext:value-type="float">
            <text:p>0</text:p>
          </table:table-cell>
          <table:table-cell table:formula="of:= [.J197]+[.P197]*[.$D197]" office:value-type="float" office:value="0" calcext:value-type="float">
            <text:p>0</text:p>
          </table:table-cell>
          <table:table-cell table:formula="of:= [.K197]+[.Q197]*[.$D197]" office:value-type="float" office:value="0" calcext:value-type="float">
            <text:p>0</text:p>
          </table:table-cell>
          <table:table-cell table:formula="of:=MAX([.R197:.W197])" office:value-type="float" office:value="1.36" calcext:value-type="float">
            <text:p>1.36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748</text:p>
          </table:table-cell>
          <table:table-cell office:value-type="string" calcext:value-type="string">
            <text:p>equip026_202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style-name="ce851" office:value-type="float" office:value="0.45" calcext:value-type="float">
            <text:p>0.45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.35" calcext:value-type="float">
            <text:p>0.35</text:p>
          </table:table-cell>
          <table:table-cell table:style-name="ce851" office:value-type="float" office:value="0.04" calcext:value-type="float">
            <text:p>0.0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0.03" calcext:value-type="float">
            <text:p>0.03</text:p>
          </table:table-cell>
          <table:table-cell table:formula="of:= [.F198]+[.L198]*[.$D198]" office:value-type="float" office:value="1.29" calcext:value-type="float">
            <text:p>1.29</text:p>
          </table:table-cell>
          <table:table-cell table:formula="of:= [.G198]+[.M198]*[.$D198]" office:value-type="float" office:value="0" calcext:value-type="float">
            <text:p>0</text:p>
          </table:table-cell>
          <table:table-cell table:formula="of:= [.H198]+[.N198]*[.$D198]" office:value-type="float" office:value="0" calcext:value-type="float">
            <text:p>0</text:p>
          </table:table-cell>
          <table:table-cell table:formula="of:= [.I198]+[.O198]*[.$D198]" office:value-type="float" office:value="0" calcext:value-type="float">
            <text:p>0</text:p>
          </table:table-cell>
          <table:table-cell table:formula="of:= [.J198]+[.P198]*[.$D198]" office:value-type="float" office:value="0" calcext:value-type="float">
            <text:p>0</text:p>
          </table:table-cell>
          <table:table-cell table:formula="of:= [.K198]+[.Q198]*[.$D198]" office:value-type="float" office:value="0.98" calcext:value-type="float">
            <text:p>0.98</text:p>
          </table:table-cell>
          <table:table-cell table:formula="of:=MAX([.R198:.W198])" office:value-type="float" office:value="1.29" calcext:value-type="float">
            <text:p>1.29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98D0</text:p>
          </table:table-cell>
          <table:table-cell table:style-name="ce74" office:value-type="string" calcext:value-type="string">
            <text:p>equip026_300</text:p>
          </table:table-cell>
          <table:table-cell table:style-name="ce85" office:value-type="string" calcext:value-type="string">
            <text:p>Greatshield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Greatshield of Ironimo</text:p>
          </table:table-cell>
          <table:table-cell table:style-name="ce851" office:value-type="float" office:value="1.4" calcext:value-type="float">
            <text:p>1.4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199]+[.L199]*[.$D199]" office:value-type="float" office:value="1.4" calcext:value-type="float">
            <text:p>1.4</text:p>
          </table:table-cell>
          <table:table-cell table:style-name="ce856" table:formula="of:= [.G199]+[.M199]*[.$D199]" office:value-type="float" office:value="0" calcext:value-type="float">
            <text:p>0</text:p>
          </table:table-cell>
          <table:table-cell table:style-name="ce856" table:formula="of:= [.H199]+[.N199]*[.$D199]" office:value-type="float" office:value="0" calcext:value-type="float">
            <text:p>0</text:p>
          </table:table-cell>
          <table:table-cell table:style-name="ce856" table:formula="of:= [.I199]+[.O199]*[.$D199]" office:value-type="float" office:value="0" calcext:value-type="float">
            <text:p>0</text:p>
          </table:table-cell>
          <table:table-cell table:style-name="ce856" table:formula="of:= [.J199]+[.P199]*[.$D199]" office:value-type="float" office:value="0" calcext:value-type="float">
            <text:p>0</text:p>
          </table:table-cell>
          <table:table-cell table:style-name="ce856" table:formula="of:= [.K199]+[.Q199]*[.$D199]" office:value-type="float" office:value="0" calcext:value-type="float">
            <text:p>0</text:p>
          </table:table-cell>
          <table:table-cell table:formula="of:=MAX([.R199:.W199])" office:value-type="float" office:value="1.4" calcext:value-type="float">
            <text:p>1.4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9A58</text:p>
          </table:table-cell>
          <table:table-cell office:value-type="string" calcext:value-type="string">
            <text:p>equip027_0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erguard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0]+[.L200]*[.$D200]" office:value-type="float" office:value="0" calcext:value-type="float">
            <text:p>0</text:p>
          </table:table-cell>
          <table:table-cell table:formula="of:= [.G200]+[.M200]*[.$D200]" office:value-type="float" office:value="0" calcext:value-type="float">
            <text:p>0</text:p>
          </table:table-cell>
          <table:table-cell table:formula="of:= [.H200]+[.N200]*[.$D200]" office:value-type="float" office:value="0" calcext:value-type="float">
            <text:p>0</text:p>
          </table:table-cell>
          <table:table-cell table:formula="of:= [.I200]+[.O200]*[.$D200]" office:value-type="float" office:value="0" calcext:value-type="float">
            <text:p>0</text:p>
          </table:table-cell>
          <table:table-cell table:formula="of:= [.J200]+[.P200]*[.$D200]" office:value-type="float" office:value="0" calcext:value-type="float">
            <text:p>0</text:p>
          </table:table-cell>
          <table:table-cell table:formula="of:= [.K200]+[.Q200]*[.$D200]" office:value-type="float" office:value="0" calcext:value-type="float">
            <text:p>0</text:p>
          </table:table-cell>
          <table:table-cell table:formula="of:=MAX([.R200:.W20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BE0</text:p>
          </table:table-cell>
          <table:table-cell office:value-type="string" calcext:value-type="string">
            <text:p>equip027_1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1]+[.L201]*[.$D201]" office:value-type="float" office:value="0" calcext:value-type="float">
            <text:p>0</text:p>
          </table:table-cell>
          <table:table-cell table:formula="of:= [.G201]+[.M201]*[.$D201]" office:value-type="float" office:value="0" calcext:value-type="float">
            <text:p>0</text:p>
          </table:table-cell>
          <table:table-cell table:formula="of:= [.H201]+[.N201]*[.$D201]" office:value-type="float" office:value="0" calcext:value-type="float">
            <text:p>0</text:p>
          </table:table-cell>
          <table:table-cell table:formula="of:= [.I201]+[.O201]*[.$D201]" office:value-type="float" office:value="0" calcext:value-type="float">
            <text:p>0</text:p>
          </table:table-cell>
          <table:table-cell table:formula="of:= [.J201]+[.P201]*[.$D201]" office:value-type="float" office:value="0" calcext:value-type="float">
            <text:p>0</text:p>
          </table:table-cell>
          <table:table-cell table:formula="of:= [.K201]+[.Q201]*[.$D201]" office:value-type="float" office:value="0" calcext:value-type="float">
            <text:p>0</text:p>
          </table:table-cell>
          <table:table-cell table:formula="of:=MAX([.R201:.W20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D68</text:p>
          </table:table-cell>
          <table:table-cell office:value-type="string" calcext:value-type="string">
            <text:p>equip027_1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2]+[.L202]*[.$D202]" office:value-type="float" office:value="0" calcext:value-type="float">
            <text:p>0</text:p>
          </table:table-cell>
          <table:table-cell table:formula="of:= [.G202]+[.M202]*[.$D202]" office:value-type="float" office:value="0" calcext:value-type="float">
            <text:p>0</text:p>
          </table:table-cell>
          <table:table-cell table:formula="of:= [.H202]+[.N202]*[.$D202]" office:value-type="float" office:value="0" calcext:value-type="float">
            <text:p>0</text:p>
          </table:table-cell>
          <table:table-cell table:formula="of:= [.I202]+[.O202]*[.$D202]" office:value-type="float" office:value="0" calcext:value-type="float">
            <text:p>0</text:p>
          </table:table-cell>
          <table:table-cell table:formula="of:= [.J202]+[.P202]*[.$D202]" office:value-type="float" office:value="0" calcext:value-type="float">
            <text:p>0</text:p>
          </table:table-cell>
          <table:table-cell table:formula="of:= [.K202]+[.Q202]*[.$D202]" office:value-type="float" office:value="0" calcext:value-type="float">
            <text:p>0</text:p>
          </table:table-cell>
          <table:table-cell table:formula="of:=MAX([.R202:.W20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9EF0</text:p>
          </table:table-cell>
          <table:table-cell office:value-type="string" calcext:value-type="string">
            <text:p>equip027_2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3]+[.L203]*[.$D203]" office:value-type="float" office:value="0" calcext:value-type="float">
            <text:p>0</text:p>
          </table:table-cell>
          <table:table-cell table:formula="of:= [.G203]+[.M203]*[.$D203]" office:value-type="float" office:value="0" calcext:value-type="float">
            <text:p>0</text:p>
          </table:table-cell>
          <table:table-cell table:formula="of:= [.H203]+[.N203]*[.$D203]" office:value-type="float" office:value="0" calcext:value-type="float">
            <text:p>0</text:p>
          </table:table-cell>
          <table:table-cell table:formula="of:= [.I203]+[.O203]*[.$D203]" office:value-type="float" office:value="0" calcext:value-type="float">
            <text:p>0</text:p>
          </table:table-cell>
          <table:table-cell table:formula="of:= [.J203]+[.P203]*[.$D203]" office:value-type="float" office:value="0" calcext:value-type="float">
            <text:p>0</text:p>
          </table:table-cell>
          <table:table-cell table:formula="of:= [.K203]+[.Q203]*[.$D203]" office:value-type="float" office:value="0" calcext:value-type="float">
            <text:p>0</text:p>
          </table:table-cell>
          <table:table-cell table:formula="of:=MAX([.R203:.W20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078</text:p>
          </table:table-cell>
          <table:table-cell office:value-type="string" calcext:value-type="string">
            <text:p>equip027_2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4]+[.L204]*[.$D204]" office:value-type="float" office:value="0" calcext:value-type="float">
            <text:p>0</text:p>
          </table:table-cell>
          <table:table-cell table:formula="of:= [.G204]+[.M204]*[.$D204]" office:value-type="float" office:value="0" calcext:value-type="float">
            <text:p>0</text:p>
          </table:table-cell>
          <table:table-cell table:formula="of:= [.H204]+[.N204]*[.$D204]" office:value-type="float" office:value="0" calcext:value-type="float">
            <text:p>0</text:p>
          </table:table-cell>
          <table:table-cell table:formula="of:= [.I204]+[.O204]*[.$D204]" office:value-type="float" office:value="0" calcext:value-type="float">
            <text:p>0</text:p>
          </table:table-cell>
          <table:table-cell table:formula="of:= [.J204]+[.P204]*[.$D204]" office:value-type="float" office:value="0" calcext:value-type="float">
            <text:p>0</text:p>
          </table:table-cell>
          <table:table-cell table:formula="of:= [.K204]+[.Q204]*[.$D204]" office:value-type="float" office:value="0" calcext:value-type="float">
            <text:p>0</text:p>
          </table:table-cell>
          <table:table-cell table:formula="of:=MAX([.R204:.W20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200</text:p>
          </table:table-cell>
          <table:table-cell office:value-type="string" calcext:value-type="string">
            <text:p>equip027_202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5]+[.L205]*[.$D205]" office:value-type="float" office:value="0" calcext:value-type="float">
            <text:p>0</text:p>
          </table:table-cell>
          <table:table-cell table:formula="of:= [.G205]+[.M205]*[.$D205]" office:value-type="float" office:value="0" calcext:value-type="float">
            <text:p>0</text:p>
          </table:table-cell>
          <table:table-cell table:formula="of:= [.H205]+[.N205]*[.$D205]" office:value-type="float" office:value="0" calcext:value-type="float">
            <text:p>0</text:p>
          </table:table-cell>
          <table:table-cell table:formula="of:= [.I205]+[.O205]*[.$D205]" office:value-type="float" office:value="0" calcext:value-type="float">
            <text:p>0</text:p>
          </table:table-cell>
          <table:table-cell table:formula="of:= [.J205]+[.P205]*[.$D205]" office:value-type="float" office:value="0" calcext:value-type="float">
            <text:p>0</text:p>
          </table:table-cell>
          <table:table-cell table:formula="of:= [.K205]+[.Q205]*[.$D205]" office:value-type="float" office:value="0" calcext:value-type="float">
            <text:p>0</text:p>
          </table:table-cell>
          <table:table-cell table:formula="of:=MAX([.R205:.W20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A388</text:p>
          </table:table-cell>
          <table:table-cell table:style-name="ce74" office:value-type="string" calcext:value-type="string">
            <text:p>equip027_300</text:p>
          </table:table-cell>
          <table:table-cell table:style-name="ce82" office:value-type="string" calcext:value-type="string">
            <text:p>Shoulderguard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Gydeen's Should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06]+[.L206]*[.$D206]" office:value-type="float" office:value="0" calcext:value-type="float">
            <text:p>0</text:p>
          </table:table-cell>
          <table:table-cell table:style-name="ce856" table:formula="of:= [.G206]+[.M206]*[.$D206]" office:value-type="float" office:value="0" calcext:value-type="float">
            <text:p>0</text:p>
          </table:table-cell>
          <table:table-cell table:style-name="ce856" table:formula="of:= [.H206]+[.N206]*[.$D206]" office:value-type="float" office:value="0" calcext:value-type="float">
            <text:p>0</text:p>
          </table:table-cell>
          <table:table-cell table:style-name="ce856" table:formula="of:= [.I206]+[.O206]*[.$D206]" office:value-type="float" office:value="0" calcext:value-type="float">
            <text:p>0</text:p>
          </table:table-cell>
          <table:table-cell table:style-name="ce856" table:formula="of:= [.J206]+[.P206]*[.$D206]" office:value-type="float" office:value="0" calcext:value-type="float">
            <text:p>0</text:p>
          </table:table-cell>
          <table:table-cell table:style-name="ce856" table:formula="of:= [.K206]+[.Q206]*[.$D206]" office:value-type="float" office:value="0" calcext:value-type="float">
            <text:p>0</text:p>
          </table:table-cell>
          <table:table-cell table:formula="of:=MAX([.R206:.W206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A510</text:p>
          </table:table-cell>
          <table:table-cell office:value-type="string" calcext:value-type="string">
            <text:p>equip028_0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7]+[.L207]*[.$D207]" office:value-type="float" office:value="0" calcext:value-type="float">
            <text:p>0</text:p>
          </table:table-cell>
          <table:table-cell table:formula="of:= [.G207]+[.M207]*[.$D207]" office:value-type="float" office:value="0" calcext:value-type="float">
            <text:p>0</text:p>
          </table:table-cell>
          <table:table-cell table:formula="of:= [.H207]+[.N207]*[.$D207]" office:value-type="float" office:value="0" calcext:value-type="float">
            <text:p>0</text:p>
          </table:table-cell>
          <table:table-cell table:formula="of:= [.I207]+[.O207]*[.$D207]" office:value-type="float" office:value="0" calcext:value-type="float">
            <text:p>0</text:p>
          </table:table-cell>
          <table:table-cell table:formula="of:= [.J207]+[.P207]*[.$D207]" office:value-type="float" office:value="0" calcext:value-type="float">
            <text:p>0</text:p>
          </table:table-cell>
          <table:table-cell table:formula="of:= [.K207]+[.Q207]*[.$D207]" office:value-type="float" office:value="0" calcext:value-type="float">
            <text:p>0</text:p>
          </table:table-cell>
          <table:table-cell table:formula="of:=MAX([.R207:.W20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698</text:p>
          </table:table-cell>
          <table:table-cell office:value-type="string" calcext:value-type="string">
            <text:p>equip028_1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-1.1" calcext:value-type="float">
            <text:p>-1.1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8]+[.L208]*[.$D208]" office:value-type="float" office:value="0" calcext:value-type="float">
            <text:p>0</text:p>
          </table:table-cell>
          <table:table-cell table:formula="of:= [.G208]+[.M208]*[.$D208]" office:value-type="float" office:value="0" calcext:value-type="float">
            <text:p>0</text:p>
          </table:table-cell>
          <table:table-cell table:formula="of:= [.H208]+[.N208]*[.$D208]" office:value-type="float" office:value="-1.1" calcext:value-type="float">
            <text:p>-1.1</text:p>
          </table:table-cell>
          <table:table-cell table:formula="of:= [.I208]+[.O208]*[.$D208]" office:value-type="float" office:value="0" calcext:value-type="float">
            <text:p>0</text:p>
          </table:table-cell>
          <table:table-cell table:formula="of:= [.J208]+[.P208]*[.$D208]" office:value-type="float" office:value="0" calcext:value-type="float">
            <text:p>0</text:p>
          </table:table-cell>
          <table:table-cell table:formula="of:= [.K208]+[.Q208]*[.$D208]" office:value-type="float" office:value="0" calcext:value-type="float">
            <text:p>0</text:p>
          </table:table-cell>
          <table:table-cell table:formula="of:=MAX([.R208:.W20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820</text:p>
          </table:table-cell>
          <table:table-cell office:value-type="string" calcext:value-type="string">
            <text:p>equip028_1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-1.1" calcext:value-type="float">
            <text:p>-1.1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9]+[.L209]*[.$D209]" office:value-type="float" office:value="0" calcext:value-type="float">
            <text:p>0</text:p>
          </table:table-cell>
          <table:table-cell table:formula="of:= [.G209]+[.M209]*[.$D209]" office:value-type="float" office:value="0" calcext:value-type="float">
            <text:p>0</text:p>
          </table:table-cell>
          <table:table-cell table:formula="of:= [.H209]+[.N209]*[.$D209]" office:value-type="float" office:value="0" calcext:value-type="float">
            <text:p>0</text:p>
          </table:table-cell>
          <table:table-cell table:formula="of:= [.I209]+[.O209]*[.$D209]" office:value-type="float" office:value="0" calcext:value-type="float">
            <text:p>0</text:p>
          </table:table-cell>
          <table:table-cell table:formula="of:= [.J209]+[.P209]*[.$D209]" office:value-type="float" office:value="-1.1" calcext:value-type="float">
            <text:p>-1.1</text:p>
          </table:table-cell>
          <table:table-cell table:formula="of:= [.K209]+[.Q209]*[.$D209]" office:value-type="float" office:value="0" calcext:value-type="float">
            <text:p>0</text:p>
          </table:table-cell>
          <table:table-cell table:formula="of:=MAX([.R209:.W20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9A8</text:p>
          </table:table-cell>
          <table:table-cell office:value-type="string" calcext:value-type="string">
            <text:p>equip028_2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formula="of:= [.F210]+[.L210]*[.$D210]" office:value-type="float" office:value="0" calcext:value-type="float">
            <text:p>0</text:p>
          </table:table-cell>
          <table:table-cell table:formula="of:= [.G210]+[.M210]*[.$D210]" office:value-type="float" office:value="0" calcext:value-type="float">
            <text:p>0</text:p>
          </table:table-cell>
          <table:table-cell table:formula="of:= [.H210]+[.N210]*[.$D210]" office:value-type="float" office:value="0" calcext:value-type="float">
            <text:p>0</text:p>
          </table:table-cell>
          <table:table-cell table:formula="of:= [.I210]+[.O210]*[.$D210]" office:value-type="float" office:value="0.58" calcext:value-type="float">
            <text:p>0.58</text:p>
          </table:table-cell>
          <table:table-cell table:formula="of:= [.J210]+[.P210]*[.$D210]" office:value-type="float" office:value="0" calcext:value-type="float">
            <text:p>0</text:p>
          </table:table-cell>
          <table:table-cell table:formula="of:= [.K210]+[.Q210]*[.$D210]" office:value-type="float" office:value="0" calcext:value-type="float">
            <text:p>0</text:p>
          </table:table-cell>
          <table:table-cell table:formula="of:=MAX([.R210:.W210])" office:value-type="float" office:value="0.58" calcext:value-type="float">
            <text:p>0.5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B30</text:p>
          </table:table-cell>
          <table:table-cell office:value-type="string" calcext:value-type="string">
            <text:p>equip028_2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1]+[.L211]*[.$D211]" office:value-type="float" office:value="0" calcext:value-type="float">
            <text:p>0</text:p>
          </table:table-cell>
          <table:table-cell table:formula="of:= [.G211]+[.M211]*[.$D211]" office:value-type="float" office:value="0" calcext:value-type="float">
            <text:p>0</text:p>
          </table:table-cell>
          <table:table-cell table:formula="of:= [.H211]+[.N211]*[.$D211]" office:value-type="float" office:value="0" calcext:value-type="float">
            <text:p>0</text:p>
          </table:table-cell>
          <table:table-cell table:formula="of:= [.I211]+[.O211]*[.$D211]" office:value-type="float" office:value="0" calcext:value-type="float">
            <text:p>0</text:p>
          </table:table-cell>
          <table:table-cell table:formula="of:= [.J211]+[.P211]*[.$D211]" office:value-type="float" office:value="0" calcext:value-type="float">
            <text:p>0</text:p>
          </table:table-cell>
          <table:table-cell table:formula="of:= [.K211]+[.Q211]*[.$D211]" office:value-type="float" office:value="0" calcext:value-type="float">
            <text:p>0</text:p>
          </table:table-cell>
          <table:table-cell table:formula="of:=MAX([.R211:.W21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ACB8</text:p>
          </table:table-cell>
          <table:table-cell office:value-type="string" calcext:value-type="string">
            <text:p>equip028_202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formula="of:= [.F212]+[.L212]*[.$D212]" office:value-type="float" office:value="0" calcext:value-type="float">
            <text:p>0</text:p>
          </table:table-cell>
          <table:table-cell table:formula="of:= [.G212]+[.M212]*[.$D212]" office:value-type="float" office:value="0" calcext:value-type="float">
            <text:p>0</text:p>
          </table:table-cell>
          <table:table-cell table:formula="of:= [.H212]+[.N212]*[.$D212]" office:value-type="float" office:value="0" calcext:value-type="float">
            <text:p>0</text:p>
          </table:table-cell>
          <table:table-cell table:formula="of:= [.I212]+[.O212]*[.$D212]" office:value-type="float" office:value="0" calcext:value-type="float">
            <text:p>0</text:p>
          </table:table-cell>
          <table:table-cell table:formula="of:= [.J212]+[.P212]*[.$D212]" office:value-type="float" office:value="0" calcext:value-type="float">
            <text:p>0</text:p>
          </table:table-cell>
          <table:table-cell table:formula="of:= [.K212]+[.Q212]*[.$D212]" office:value-type="float" office:value="0.52" calcext:value-type="float">
            <text:p>0.52</text:p>
          </table:table-cell>
          <table:table-cell table:formula="of:=MAX([.R212:.W212])" office:value-type="float" office:value="0.52" calcext:value-type="float">
            <text:p>0.52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AE40</text:p>
          </table:table-cell>
          <table:table-cell table:style-name="ce74" office:value-type="string" calcext:value-type="string">
            <text:p>equip028_300</text:p>
          </table:table-cell>
          <table:table-cell table:style-name="ce79" office:value-type="string" calcext:value-type="string">
            <text:p>Cap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Nemean Cloak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13]+[.L213]*[.$D213]" office:value-type="float" office:value="0" calcext:value-type="float">
            <text:p>0</text:p>
          </table:table-cell>
          <table:table-cell table:style-name="ce856" table:formula="of:= [.G213]+[.M213]*[.$D213]" office:value-type="float" office:value="0" calcext:value-type="float">
            <text:p>0</text:p>
          </table:table-cell>
          <table:table-cell table:style-name="ce856" table:formula="of:= [.H213]+[.N213]*[.$D213]" office:value-type="float" office:value="0" calcext:value-type="float">
            <text:p>0</text:p>
          </table:table-cell>
          <table:table-cell table:style-name="ce856" table:formula="of:= [.I213]+[.O213]*[.$D213]" office:value-type="float" office:value="0" calcext:value-type="float">
            <text:p>0</text:p>
          </table:table-cell>
          <table:table-cell table:style-name="ce856" table:formula="of:= [.J213]+[.P213]*[.$D213]" office:value-type="float" office:value="0" calcext:value-type="float">
            <text:p>0</text:p>
          </table:table-cell>
          <table:table-cell table:style-name="ce856" table:formula="of:= [.K213]+[.Q213]*[.$D213]" office:value-type="float" office:value="0" calcext:value-type="float">
            <text:p>0</text:p>
          </table:table-cell>
          <table:table-cell table:formula="of:=MAX([.R213:.W213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AFC8</text:p>
          </table:table-cell>
          <table:table-cell office:value-type="string" calcext:value-type="string">
            <text:p>equip029_0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4]+[.L214]*[.$D214]" office:value-type="float" office:value="0" calcext:value-type="float">
            <text:p>0</text:p>
          </table:table-cell>
          <table:table-cell table:formula="of:= [.G214]+[.M214]*[.$D214]" office:value-type="float" office:value="0" calcext:value-type="float">
            <text:p>0</text:p>
          </table:table-cell>
          <table:table-cell table:formula="of:= [.H214]+[.N214]*[.$D214]" office:value-type="float" office:value="0" calcext:value-type="float">
            <text:p>0</text:p>
          </table:table-cell>
          <table:table-cell table:formula="of:= [.I214]+[.O214]*[.$D214]" office:value-type="float" office:value="0" calcext:value-type="float">
            <text:p>0</text:p>
          </table:table-cell>
          <table:table-cell table:formula="of:= [.J214]+[.P214]*[.$D214]" office:value-type="float" office:value="0" calcext:value-type="float">
            <text:p>0</text:p>
          </table:table-cell>
          <table:table-cell table:formula="of:= [.K214]+[.Q214]*[.$D214]" office:value-type="float" office:value="0" calcext:value-type="float">
            <text:p>0</text:p>
          </table:table-cell>
          <table:table-cell table:formula="of:=MAX([.R214:.W21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150</text:p>
          </table:table-cell>
          <table:table-cell office:value-type="string" calcext:value-type="string">
            <text:p>equip029_1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5]+[.L215]*[.$D215]" office:value-type="float" office:value="0" calcext:value-type="float">
            <text:p>0</text:p>
          </table:table-cell>
          <table:table-cell table:formula="of:= [.G215]+[.M215]*[.$D215]" office:value-type="float" office:value="0" calcext:value-type="float">
            <text:p>0</text:p>
          </table:table-cell>
          <table:table-cell table:formula="of:= [.H215]+[.N215]*[.$D215]" office:value-type="float" office:value="0" calcext:value-type="float">
            <text:p>0</text:p>
          </table:table-cell>
          <table:table-cell table:formula="of:= [.I215]+[.O215]*[.$D215]" office:value-type="float" office:value="0" calcext:value-type="float">
            <text:p>0</text:p>
          </table:table-cell>
          <table:table-cell table:formula="of:= [.J215]+[.P215]*[.$D215]" office:value-type="float" office:value="0" calcext:value-type="float">
            <text:p>0</text:p>
          </table:table-cell>
          <table:table-cell table:formula="of:= [.K215]+[.Q215]*[.$D215]" office:value-type="float" office:value="0" calcext:value-type="float">
            <text:p>0</text:p>
          </table:table-cell>
          <table:table-cell table:formula="of:=MAX([.R215:.W21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2D8</text:p>
          </table:table-cell>
          <table:table-cell office:value-type="string" calcext:value-type="string">
            <text:p>equip029_1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ots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formula="of:= [.F216]+[.L216]*[.$D216]" office:value-type="float" office:value="0" calcext:value-type="float">
            <text:p>0</text:p>
          </table:table-cell>
          <table:table-cell table:formula="of:= [.G216]+[.M216]*[.$D216]" office:value-type="float" office:value="0" calcext:value-type="float">
            <text:p>0</text:p>
          </table:table-cell>
          <table:table-cell table:formula="of:= [.H216]+[.N216]*[.$D216]" office:value-type="float" office:value="0.41" calcext:value-type="float">
            <text:p>0.41</text:p>
          </table:table-cell>
          <table:table-cell table:formula="of:= [.I216]+[.O216]*[.$D216]" office:value-type="float" office:value="0" calcext:value-type="float">
            <text:p>0</text:p>
          </table:table-cell>
          <table:table-cell table:formula="of:= [.J216]+[.P216]*[.$D216]" office:value-type="float" office:value="0" calcext:value-type="float">
            <text:p>0</text:p>
          </table:table-cell>
          <table:table-cell table:formula="of:= [.K216]+[.Q216]*[.$D216]" office:value-type="float" office:value="0" calcext:value-type="float">
            <text:p>0</text:p>
          </table:table-cell>
          <table:table-cell table:formula="of:=MAX([.R216:.W216])" office:value-type="float" office:value="0.41" calcext:value-type="float">
            <text:p>0.41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460</text:p>
          </table:table-cell>
          <table:table-cell office:value-type="string" calcext:value-type="string">
            <text:p>equip029_2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7]+[.L217]*[.$D217]" office:value-type="float" office:value="0" calcext:value-type="float">
            <text:p>0</text:p>
          </table:table-cell>
          <table:table-cell table:formula="of:= [.G217]+[.M217]*[.$D217]" office:value-type="float" office:value="0" calcext:value-type="float">
            <text:p>0</text:p>
          </table:table-cell>
          <table:table-cell table:formula="of:= [.H217]+[.N217]*[.$D217]" office:value-type="float" office:value="0" calcext:value-type="float">
            <text:p>0</text:p>
          </table:table-cell>
          <table:table-cell table:formula="of:= [.I217]+[.O217]*[.$D217]" office:value-type="float" office:value="0" calcext:value-type="float">
            <text:p>0</text:p>
          </table:table-cell>
          <table:table-cell table:formula="of:= [.J217]+[.P217]*[.$D217]" office:value-type="float" office:value="0" calcext:value-type="float">
            <text:p>0</text:p>
          </table:table-cell>
          <table:table-cell table:formula="of:= [.K217]+[.Q217]*[.$D217]" office:value-type="float" office:value="0" calcext:value-type="float">
            <text:p>0</text:p>
          </table:table-cell>
          <table:table-cell table:formula="of:=MAX([.R217:.W217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5E8</text:p>
          </table:table-cell>
          <table:table-cell office:value-type="string" calcext:value-type="string">
            <text:p>equip029_2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5" table:style-name="ce851" office:value-type="float" office:value="-1.05" calcext:value-type="float">
            <text:p>-1.05</text:p>
          </table:table-cell>
          <table:table-cell table:style-name="ce854" office:value-type="float" office:value="-1.05" calcext:value-type="float">
            <text:p>-1.0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8]+[.L218]*[.$D218]" office:value-type="float" office:value="-1.05" calcext:value-type="float">
            <text:p>-1.05</text:p>
          </table:table-cell>
          <table:table-cell table:formula="of:= [.G218]+[.M218]*[.$D218]" office:value-type="float" office:value="-1.05" calcext:value-type="float">
            <text:p>-1.05</text:p>
          </table:table-cell>
          <table:table-cell table:formula="of:= [.H218]+[.N218]*[.$D218]" office:value-type="float" office:value="-1.05" calcext:value-type="float">
            <text:p>-1.05</text:p>
          </table:table-cell>
          <table:table-cell table:formula="of:= [.I218]+[.O218]*[.$D218]" office:value-type="float" office:value="-1.05" calcext:value-type="float">
            <text:p>-1.05</text:p>
          </table:table-cell>
          <table:table-cell table:formula="of:= [.J218]+[.P218]*[.$D218]" office:value-type="float" office:value="-1.05" calcext:value-type="float">
            <text:p>-1.05</text:p>
          </table:table-cell>
          <table:table-cell table:formula="of:= [.K218]+[.Q218]*[.$D218]" office:value-type="float" office:value="-1.05" calcext:value-type="float">
            <text:p>-1.05</text:p>
          </table:table-cell>
          <table:table-cell table:formula="of:=MAX([.R218:.W218])" office:value-type="float" office:value="-1.05" calcext:value-type="float">
            <text:p>-1.0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770</text:p>
          </table:table-cell>
          <table:table-cell office:value-type="string" calcext:value-type="string">
            <text:p>equip029_202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number-columns-repeated="5" table:style-name="ce851" office:value-type="float" office:value="-1.1" calcext:value-type="float">
            <text:p>-1.1</text:p>
          </table:table-cell>
          <table:table-cell table:style-name="ce854" office:value-type="float" office:value="-1.1" calcext:value-type="float">
            <text:p>-1.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19]+[.L219]*[.$D219]" office:value-type="float" office:value="-1.1" calcext:value-type="float">
            <text:p>-1.1</text:p>
          </table:table-cell>
          <table:table-cell table:formula="of:= [.G219]+[.M219]*[.$D219]" office:value-type="float" office:value="-1.1" calcext:value-type="float">
            <text:p>-1.1</text:p>
          </table:table-cell>
          <table:table-cell table:formula="of:= [.H219]+[.N219]*[.$D219]" office:value-type="float" office:value="-1.1" calcext:value-type="float">
            <text:p>-1.1</text:p>
          </table:table-cell>
          <table:table-cell table:formula="of:= [.I219]+[.O219]*[.$D219]" office:value-type="float" office:value="-1.1" calcext:value-type="float">
            <text:p>-1.1</text:p>
          </table:table-cell>
          <table:table-cell table:formula="of:= [.J219]+[.P219]*[.$D219]" office:value-type="float" office:value="-1.1" calcext:value-type="float">
            <text:p>-1.1</text:p>
          </table:table-cell>
          <table:table-cell table:formula="of:= [.K219]+[.Q219]*[.$D219]" office:value-type="float" office:value="-1.1" calcext:value-type="float">
            <text:p>-1.1</text:p>
          </table:table-cell>
          <table:table-cell table:formula="of:=MAX([.R219:.W219])" office:value-type="float" office:value="-1.1" calcext:value-type="float">
            <text:p>-1.1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B8F8</text:p>
          </table:table-cell>
          <table:table-cell table:style-name="ce74" office:value-type="string" calcext:value-type="string">
            <text:p>equip029_300</text:p>
          </table:table-cell>
          <table:table-cell table:style-name="ce80" office:value-type="string" calcext:value-type="string">
            <text:p>Boot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Hermerossa's Sandal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20]+[.L220]*[.$D220]" office:value-type="float" office:value="0" calcext:value-type="float">
            <text:p>0</text:p>
          </table:table-cell>
          <table:table-cell table:style-name="ce856" table:formula="of:= [.G220]+[.M220]*[.$D220]" office:value-type="float" office:value="0" calcext:value-type="float">
            <text:p>0</text:p>
          </table:table-cell>
          <table:table-cell table:style-name="ce856" table:formula="of:= [.H220]+[.N220]*[.$D220]" office:value-type="float" office:value="0" calcext:value-type="float">
            <text:p>0</text:p>
          </table:table-cell>
          <table:table-cell table:style-name="ce856" table:formula="of:= [.I220]+[.O220]*[.$D220]" office:value-type="float" office:value="0" calcext:value-type="float">
            <text:p>0</text:p>
          </table:table-cell>
          <table:table-cell table:style-name="ce856" table:formula="of:= [.J220]+[.P220]*[.$D220]" office:value-type="float" office:value="0" calcext:value-type="float">
            <text:p>0</text:p>
          </table:table-cell>
          <table:table-cell table:style-name="ce856" table:formula="of:= [.K220]+[.Q220]*[.$D220]" office:value-type="float" office:value="0" calcext:value-type="float">
            <text:p>0</text:p>
          </table:table-cell>
          <table:table-cell table:formula="of:=MAX([.R220:.W220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BA80</text:p>
          </table:table-cell>
          <table:table-cell office:value-type="string" calcext:value-type="string">
            <text:p>equip030_0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1]+[.L221]*[.$D221]" office:value-type="float" office:value="0" calcext:value-type="float">
            <text:p>0</text:p>
          </table:table-cell>
          <table:table-cell table:formula="of:= [.G221]+[.M221]*[.$D221]" office:value-type="float" office:value="0" calcext:value-type="float">
            <text:p>0</text:p>
          </table:table-cell>
          <table:table-cell table:formula="of:= [.H221]+[.N221]*[.$D221]" office:value-type="float" office:value="0" calcext:value-type="float">
            <text:p>0</text:p>
          </table:table-cell>
          <table:table-cell table:formula="of:= [.I221]+[.O221]*[.$D221]" office:value-type="float" office:value="0" calcext:value-type="float">
            <text:p>0</text:p>
          </table:table-cell>
          <table:table-cell table:formula="of:= [.J221]+[.P221]*[.$D221]" office:value-type="float" office:value="0" calcext:value-type="float">
            <text:p>0</text:p>
          </table:table-cell>
          <table:table-cell table:formula="of:= [.K221]+[.Q221]*[.$D221]" office:value-type="float" office:value="0" calcext:value-type="float">
            <text:p>0</text:p>
          </table:table-cell>
          <table:table-cell table:formula="of:=MAX([.R221:.W22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C08</text:p>
          </table:table-cell>
          <table:table-cell office:value-type="string" calcext:value-type="string">
            <text:p>equip030_1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2]+[.L222]*[.$D222]" office:value-type="float" office:value="0" calcext:value-type="float">
            <text:p>0</text:p>
          </table:table-cell>
          <table:table-cell table:formula="of:= [.G222]+[.M222]*[.$D222]" office:value-type="float" office:value="0" calcext:value-type="float">
            <text:p>0</text:p>
          </table:table-cell>
          <table:table-cell table:formula="of:= [.H222]+[.N222]*[.$D222]" office:value-type="float" office:value="0" calcext:value-type="float">
            <text:p>0</text:p>
          </table:table-cell>
          <table:table-cell table:formula="of:= [.I222]+[.O222]*[.$D222]" office:value-type="float" office:value="0" calcext:value-type="float">
            <text:p>0</text:p>
          </table:table-cell>
          <table:table-cell table:formula="of:= [.J222]+[.P222]*[.$D222]" office:value-type="float" office:value="0" calcext:value-type="float">
            <text:p>0</text:p>
          </table:table-cell>
          <table:table-cell table:formula="of:= [.K222]+[.Q222]*[.$D222]" office:value-type="float" office:value="0" calcext:value-type="float">
            <text:p>0</text:p>
          </table:table-cell>
          <table:table-cell table:formula="of:=MAX([.R222:.W22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D90</text:p>
          </table:table-cell>
          <table:table-cell office:value-type="string" calcext:value-type="string">
            <text:p>equip030_1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3]+[.L223]*[.$D223]" office:value-type="float" office:value="0" calcext:value-type="float">
            <text:p>0</text:p>
          </table:table-cell>
          <table:table-cell table:formula="of:= [.G223]+[.M223]*[.$D223]" office:value-type="float" office:value="0" calcext:value-type="float">
            <text:p>0</text:p>
          </table:table-cell>
          <table:table-cell table:formula="of:= [.H223]+[.N223]*[.$D223]" office:value-type="float" office:value="0" calcext:value-type="float">
            <text:p>0</text:p>
          </table:table-cell>
          <table:table-cell table:formula="of:= [.I223]+[.O223]*[.$D223]" office:value-type="float" office:value="0" calcext:value-type="float">
            <text:p>0</text:p>
          </table:table-cell>
          <table:table-cell table:formula="of:= [.J223]+[.P223]*[.$D223]" office:value-type="float" office:value="0" calcext:value-type="float">
            <text:p>0</text:p>
          </table:table-cell>
          <table:table-cell table:formula="of:= [.K223]+[.Q223]*[.$D223]" office:value-type="float" office:value="0" calcext:value-type="float">
            <text:p>0</text:p>
          </table:table-cell>
          <table:table-cell table:formula="of:=MAX([.R223:.W22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BF18</text:p>
          </table:table-cell>
          <table:table-cell office:value-type="string" calcext:value-type="string">
            <text:p>equip030_2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4]+[.L224]*[.$D224]" office:value-type="float" office:value="0" calcext:value-type="float">
            <text:p>0</text:p>
          </table:table-cell>
          <table:table-cell table:formula="of:= [.G224]+[.M224]*[.$D224]" office:value-type="float" office:value="0" calcext:value-type="float">
            <text:p>0</text:p>
          </table:table-cell>
          <table:table-cell table:formula="of:= [.H224]+[.N224]*[.$D224]" office:value-type="float" office:value="0" calcext:value-type="float">
            <text:p>0</text:p>
          </table:table-cell>
          <table:table-cell table:formula="of:= [.I224]+[.O224]*[.$D224]" office:value-type="float" office:value="0" calcext:value-type="float">
            <text:p>0</text:p>
          </table:table-cell>
          <table:table-cell table:formula="of:= [.J224]+[.P224]*[.$D224]" office:value-type="float" office:value="0" calcext:value-type="float">
            <text:p>0</text:p>
          </table:table-cell>
          <table:table-cell table:formula="of:= [.K224]+[.Q224]*[.$D224]" office:value-type="float" office:value="0" calcext:value-type="float">
            <text:p>0</text:p>
          </table:table-cell>
          <table:table-cell table:formula="of:=MAX([.R224:.W224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0A0</text:p>
          </table:table-cell>
          <table:table-cell office:value-type="string" calcext:value-type="string">
            <text:p>equip030_2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5]+[.L225]*[.$D225]" office:value-type="float" office:value="0" calcext:value-type="float">
            <text:p>0</text:p>
          </table:table-cell>
          <table:table-cell table:formula="of:= [.G225]+[.M225]*[.$D225]" office:value-type="float" office:value="0" calcext:value-type="float">
            <text:p>0</text:p>
          </table:table-cell>
          <table:table-cell table:formula="of:= [.H225]+[.N225]*[.$D225]" office:value-type="float" office:value="0" calcext:value-type="float">
            <text:p>0</text:p>
          </table:table-cell>
          <table:table-cell table:formula="of:= [.I225]+[.O225]*[.$D225]" office:value-type="float" office:value="0" calcext:value-type="float">
            <text:p>0</text:p>
          </table:table-cell>
          <table:table-cell table:formula="of:= [.J225]+[.P225]*[.$D225]" office:value-type="float" office:value="0" calcext:value-type="float">
            <text:p>0</text:p>
          </table:table-cell>
          <table:table-cell table:formula="of:= [.K225]+[.Q225]*[.$D225]" office:value-type="float" office:value="0" calcext:value-type="float">
            <text:p>0</text:p>
          </table:table-cell>
          <table:table-cell table:formula="of:=MAX([.R225:.W22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228</text:p>
          </table:table-cell>
          <table:table-cell office:value-type="string" calcext:value-type="string">
            <text:p>equip030_202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6]+[.L226]*[.$D226]" office:value-type="float" office:value="0" calcext:value-type="float">
            <text:p>0</text:p>
          </table:table-cell>
          <table:table-cell table:formula="of:= [.G226]+[.M226]*[.$D226]" office:value-type="float" office:value="0" calcext:value-type="float">
            <text:p>0</text:p>
          </table:table-cell>
          <table:table-cell table:formula="of:= [.H226]+[.N226]*[.$D226]" office:value-type="float" office:value="0" calcext:value-type="float">
            <text:p>0</text:p>
          </table:table-cell>
          <table:table-cell table:formula="of:= [.I226]+[.O226]*[.$D226]" office:value-type="float" office:value="0" calcext:value-type="float">
            <text:p>0</text:p>
          </table:table-cell>
          <table:table-cell table:formula="of:= [.J226]+[.P226]*[.$D226]" office:value-type="float" office:value="0" calcext:value-type="float">
            <text:p>0</text:p>
          </table:table-cell>
          <table:table-cell table:formula="of:= [.K226]+[.Q226]*[.$D226]" office:value-type="float" office:value="0" calcext:value-type="float">
            <text:p>0</text:p>
          </table:table-cell>
          <table:table-cell table:formula="of:=MAX([.R226:.W226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C3B0</text:p>
          </table:table-cell>
          <table:table-cell table:style-name="ce74" office:value-type="string" calcext:value-type="string">
            <text:p>equip030_300</text:p>
          </table:table-cell>
          <table:table-cell table:style-name="ce89" office:value-type="string" calcext:value-type="string">
            <text:p>Hors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Halcypon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27]+[.L227]*[.$D227]" office:value-type="float" office:value="0" calcext:value-type="float">
            <text:p>0</text:p>
          </table:table-cell>
          <table:table-cell table:style-name="ce856" table:formula="of:= [.G227]+[.M227]*[.$D227]" office:value-type="float" office:value="0" calcext:value-type="float">
            <text:p>0</text:p>
          </table:table-cell>
          <table:table-cell table:style-name="ce856" table:formula="of:= [.H227]+[.N227]*[.$D227]" office:value-type="float" office:value="0" calcext:value-type="float">
            <text:p>0</text:p>
          </table:table-cell>
          <table:table-cell table:style-name="ce856" table:formula="of:= [.I227]+[.O227]*[.$D227]" office:value-type="float" office:value="0" calcext:value-type="float">
            <text:p>0</text:p>
          </table:table-cell>
          <table:table-cell table:style-name="ce856" table:formula="of:= [.J227]+[.P227]*[.$D227]" office:value-type="float" office:value="0" calcext:value-type="float">
            <text:p>0</text:p>
          </table:table-cell>
          <table:table-cell table:style-name="ce856" table:formula="of:= [.K227]+[.Q227]*[.$D227]" office:value-type="float" office:value="0" calcext:value-type="float">
            <text:p>0</text:p>
          </table:table-cell>
          <table:table-cell table:formula="of:=MAX([.R227:.W227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C538</text:p>
          </table:table-cell>
          <table:table-cell office:value-type="string" calcext:value-type="string">
            <text:p>equip031_0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8]+[.L228]*[.$D228]" office:value-type="float" office:value="0" calcext:value-type="float">
            <text:p>0</text:p>
          </table:table-cell>
          <table:table-cell table:formula="of:= [.G228]+[.M228]*[.$D228]" office:value-type="float" office:value="0" calcext:value-type="float">
            <text:p>0</text:p>
          </table:table-cell>
          <table:table-cell table:formula="of:= [.H228]+[.N228]*[.$D228]" office:value-type="float" office:value="0" calcext:value-type="float">
            <text:p>0</text:p>
          </table:table-cell>
          <table:table-cell table:formula="of:= [.I228]+[.O228]*[.$D228]" office:value-type="float" office:value="0" calcext:value-type="float">
            <text:p>0</text:p>
          </table:table-cell>
          <table:table-cell table:formula="of:= [.J228]+[.P228]*[.$D228]" office:value-type="float" office:value="0" calcext:value-type="float">
            <text:p>0</text:p>
          </table:table-cell>
          <table:table-cell table:formula="of:= [.K228]+[.Q228]*[.$D228]" office:value-type="float" office:value="0" calcext:value-type="float">
            <text:p>0</text:p>
          </table:table-cell>
          <table:table-cell table:formula="of:=MAX([.R228:.W22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6C0</text:p>
          </table:table-cell>
          <table:table-cell office:value-type="string" calcext:value-type="string">
            <text:p>equip031_1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29]+[.L229]*[.$D229]" office:value-type="float" office:value="0" calcext:value-type="float">
            <text:p>0</text:p>
          </table:table-cell>
          <table:table-cell table:formula="of:= [.G229]+[.M229]*[.$D229]" office:value-type="float" office:value="0" calcext:value-type="float">
            <text:p>0</text:p>
          </table:table-cell>
          <table:table-cell table:formula="of:= [.H229]+[.N229]*[.$D229]" office:value-type="float" office:value="0" calcext:value-type="float">
            <text:p>0</text:p>
          </table:table-cell>
          <table:table-cell table:formula="of:= [.I229]+[.O229]*[.$D229]" office:value-type="float" office:value="0" calcext:value-type="float">
            <text:p>0</text:p>
          </table:table-cell>
          <table:table-cell table:formula="of:= [.J229]+[.P229]*[.$D229]" office:value-type="float" office:value="0" calcext:value-type="float">
            <text:p>0</text:p>
          </table:table-cell>
          <table:table-cell table:formula="of:= [.K229]+[.Q229]*[.$D229]" office:value-type="float" office:value="0" calcext:value-type="float">
            <text:p>0</text:p>
          </table:table-cell>
          <table:table-cell table:formula="of:=MAX([.R229:.W22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848</text:p>
          </table:table-cell>
          <table:table-cell office:value-type="string" calcext:value-type="string">
            <text:p>equip031_1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0]+[.L230]*[.$D230]" office:value-type="float" office:value="0" calcext:value-type="float">
            <text:p>0</text:p>
          </table:table-cell>
          <table:table-cell table:formula="of:= [.G230]+[.M230]*[.$D230]" office:value-type="float" office:value="0" calcext:value-type="float">
            <text:p>0</text:p>
          </table:table-cell>
          <table:table-cell table:formula="of:= [.H230]+[.N230]*[.$D230]" office:value-type="float" office:value="0" calcext:value-type="float">
            <text:p>0</text:p>
          </table:table-cell>
          <table:table-cell table:formula="of:= [.I230]+[.O230]*[.$D230]" office:value-type="float" office:value="0" calcext:value-type="float">
            <text:p>0</text:p>
          </table:table-cell>
          <table:table-cell table:formula="of:= [.J230]+[.P230]*[.$D230]" office:value-type="float" office:value="0" calcext:value-type="float">
            <text:p>0</text:p>
          </table:table-cell>
          <table:table-cell table:formula="of:= [.K230]+[.Q230]*[.$D230]" office:value-type="float" office:value="0" calcext:value-type="float">
            <text:p>0</text:p>
          </table:table-cell>
          <table:table-cell table:formula="of:=MAX([.R230:.W23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9D0</text:p>
          </table:table-cell>
          <table:table-cell office:value-type="string" calcext:value-type="string">
            <text:p>equip031_2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1]+[.L231]*[.$D231]" office:value-type="float" office:value="0" calcext:value-type="float">
            <text:p>0</text:p>
          </table:table-cell>
          <table:table-cell table:formula="of:= [.G231]+[.M231]*[.$D231]" office:value-type="float" office:value="0" calcext:value-type="float">
            <text:p>0</text:p>
          </table:table-cell>
          <table:table-cell table:formula="of:= [.H231]+[.N231]*[.$D231]" office:value-type="float" office:value="0" calcext:value-type="float">
            <text:p>0</text:p>
          </table:table-cell>
          <table:table-cell table:formula="of:= [.I231]+[.O231]*[.$D231]" office:value-type="float" office:value="0" calcext:value-type="float">
            <text:p>0</text:p>
          </table:table-cell>
          <table:table-cell table:formula="of:= [.J231]+[.P231]*[.$D231]" office:value-type="float" office:value="0" calcext:value-type="float">
            <text:p>0</text:p>
          </table:table-cell>
          <table:table-cell table:formula="of:= [.K231]+[.Q231]*[.$D231]" office:value-type="float" office:value="0" calcext:value-type="float">
            <text:p>0</text:p>
          </table:table-cell>
          <table:table-cell table:formula="of:=MAX([.R231:.W23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B58</text:p>
          </table:table-cell>
          <table:table-cell office:value-type="string" calcext:value-type="string">
            <text:p>equip031_2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2]+[.L232]*[.$D232]" office:value-type="float" office:value="0" calcext:value-type="float">
            <text:p>0</text:p>
          </table:table-cell>
          <table:table-cell table:formula="of:= [.G232]+[.M232]*[.$D232]" office:value-type="float" office:value="0" calcext:value-type="float">
            <text:p>0</text:p>
          </table:table-cell>
          <table:table-cell table:formula="of:= [.H232]+[.N232]*[.$D232]" office:value-type="float" office:value="0" calcext:value-type="float">
            <text:p>0</text:p>
          </table:table-cell>
          <table:table-cell table:formula="of:= [.I232]+[.O232]*[.$D232]" office:value-type="float" office:value="0" calcext:value-type="float">
            <text:p>0</text:p>
          </table:table-cell>
          <table:table-cell table:formula="of:= [.J232]+[.P232]*[.$D232]" office:value-type="float" office:value="0" calcext:value-type="float">
            <text:p>0</text:p>
          </table:table-cell>
          <table:table-cell table:formula="of:= [.K232]+[.Q232]*[.$D232]" office:value-type="float" office:value="0" calcext:value-type="float">
            <text:p>0</text:p>
          </table:table-cell>
          <table:table-cell table:formula="of:=MAX([.R232:.W23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CCE0</text:p>
          </table:table-cell>
          <table:table-cell office:value-type="string" calcext:value-type="string">
            <text:p>equip031_202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3]+[.L233]*[.$D233]" office:value-type="float" office:value="0" calcext:value-type="float">
            <text:p>0</text:p>
          </table:table-cell>
          <table:table-cell table:formula="of:= [.G233]+[.M233]*[.$D233]" office:value-type="float" office:value="0" calcext:value-type="float">
            <text:p>0</text:p>
          </table:table-cell>
          <table:table-cell table:formula="of:= [.H233]+[.N233]*[.$D233]" office:value-type="float" office:value="0" calcext:value-type="float">
            <text:p>0</text:p>
          </table:table-cell>
          <table:table-cell table:formula="of:= [.I233]+[.O233]*[.$D233]" office:value-type="float" office:value="0" calcext:value-type="float">
            <text:p>0</text:p>
          </table:table-cell>
          <table:table-cell table:formula="of:= [.J233]+[.P233]*[.$D233]" office:value-type="float" office:value="0" calcext:value-type="float">
            <text:p>0</text:p>
          </table:table-cell>
          <table:table-cell table:formula="of:= [.K233]+[.Q233]*[.$D233]" office:value-type="float" office:value="0" calcext:value-type="float">
            <text:p>0</text:p>
          </table:table-cell>
          <table:table-cell table:formula="of:=MAX([.R233:.W233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CE68</text:p>
          </table:table-cell>
          <table:table-cell table:style-name="ce74" office:value-type="string" calcext:value-type="string">
            <text:p>equip031_300</text:p>
          </table:table-cell>
          <table:table-cell table:style-name="ce77" office:value-type="string" calcext:value-type="string">
            <text:p>Warhors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Apobao the Absolut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34]+[.L234]*[.$D234]" office:value-type="float" office:value="0" calcext:value-type="float">
            <text:p>0</text:p>
          </table:table-cell>
          <table:table-cell table:style-name="ce856" table:formula="of:= [.G234]+[.M234]*[.$D234]" office:value-type="float" office:value="0" calcext:value-type="float">
            <text:p>0</text:p>
          </table:table-cell>
          <table:table-cell table:style-name="ce856" table:formula="of:= [.H234]+[.N234]*[.$D234]" office:value-type="float" office:value="0" calcext:value-type="float">
            <text:p>0</text:p>
          </table:table-cell>
          <table:table-cell table:style-name="ce856" table:formula="of:= [.I234]+[.O234]*[.$D234]" office:value-type="float" office:value="0" calcext:value-type="float">
            <text:p>0</text:p>
          </table:table-cell>
          <table:table-cell table:style-name="ce856" table:formula="of:= [.J234]+[.P234]*[.$D234]" office:value-type="float" office:value="0" calcext:value-type="float">
            <text:p>0</text:p>
          </table:table-cell>
          <table:table-cell table:style-name="ce856" table:formula="of:= [.K234]+[.Q234]*[.$D234]" office:value-type="float" office:value="0" calcext:value-type="float">
            <text:p>0</text:p>
          </table:table-cell>
          <table:table-cell table:formula="of:=MAX([.R234:.W234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2CFF0</text:p>
          </table:table-cell>
          <table:table-cell office:value-type="string" calcext:value-type="string">
            <text:p>equip032_000</text:p>
          </table:table-cell>
          <table:table-cell office:value-type="string" calcext:value-type="string">
            <text:p>Chari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io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5]+[.L235]*[.$D235]" office:value-type="float" office:value="0" calcext:value-type="float">
            <text:p>0</text:p>
          </table:table-cell>
          <table:table-cell table:formula="of:= [.G235]+[.M235]*[.$D235]" office:value-type="float" office:value="0" calcext:value-type="float">
            <text:p>0</text:p>
          </table:table-cell>
          <table:table-cell table:formula="of:= [.H235]+[.N235]*[.$D235]" office:value-type="float" office:value="0" calcext:value-type="float">
            <text:p>0</text:p>
          </table:table-cell>
          <table:table-cell table:formula="of:= [.I235]+[.O235]*[.$D235]" office:value-type="float" office:value="0" calcext:value-type="float">
            <text:p>0</text:p>
          </table:table-cell>
          <table:table-cell table:formula="of:= [.J235]+[.P235]*[.$D235]" office:value-type="float" office:value="0" calcext:value-type="float">
            <text:p>0</text:p>
          </table:table-cell>
          <table:table-cell table:formula="of:= [.K235]+[.Q235]*[.$D235]" office:value-type="float" office:value="0" calcext:value-type="float">
            <text:p>0</text:p>
          </table:table-cell>
          <table:table-cell table:formula="of:=MAX([.R235:.W235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178</text:p>
          </table:table-cell>
          <table:table-cell office:value-type="string" calcext:value-type="string">
            <text:p>equip032_100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style-name="ce851" office:value-type="float" office:value="0" calcext:value-type="float">
            <text:p>0</text:p>
          </table:table-cell>
          <table:table-cell table:formula="of:= [.F236]+[.L236]*[.$D236]" office:value-type="float" office:value="0" calcext:value-type="float">
            <text:p>0</text:p>
          </table:table-cell>
          <table:table-cell table:formula="of:= [.G236]+[.M236]*[.$D236]" office:value-type="float" office:value="0" calcext:value-type="float">
            <text:p>0</text:p>
          </table:table-cell>
          <table:table-cell table:formula="of:= [.H236]+[.N236]*[.$D236]" office:value-type="float" office:value="0" calcext:value-type="float">
            <text:p>0</text:p>
          </table:table-cell>
          <table:table-cell table:formula="of:= [.I236]+[.O236]*[.$D236]" office:value-type="float" office:value="0" calcext:value-type="float">
            <text:p>0</text:p>
          </table:table-cell>
          <table:table-cell table:formula="of:= [.J236]+[.P236]*[.$D236]" office:value-type="float" office:value="0.45" calcext:value-type="float">
            <text:p>0.45</text:p>
          </table:table-cell>
          <table:table-cell table:formula="of:= [.K236]+[.Q236]*[.$D236]" office:value-type="float" office:value="0" calcext:value-type="float">
            <text:p>0</text:p>
          </table:table-cell>
          <table:table-cell table:formula="of:=MAX([.R236:.W236])" office:value-type="float" office:value="0.45" calcext:value-type="float">
            <text:p>0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300</text:p>
          </table:table-cell>
          <table:table-cell office:value-type="string" calcext:value-type="string">
            <text:p>equip032_101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1" calcext:value-type="float">
            <text:p>0.01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formula="of:= [.F237]+[.L237]*[.$D237]" office:value-type="float" office:value="0" calcext:value-type="float">
            <text:p>0</text:p>
          </table:table-cell>
          <table:table-cell table:formula="of:= [.G237]+[.M237]*[.$D237]" office:value-type="float" office:value="0" calcext:value-type="float">
            <text:p>0</text:p>
          </table:table-cell>
          <table:table-cell table:formula="of:= [.H237]+[.N237]*[.$D237]" office:value-type="float" office:value="0.45" calcext:value-type="float">
            <text:p>0.45</text:p>
          </table:table-cell>
          <table:table-cell table:formula="of:= [.I237]+[.O237]*[.$D237]" office:value-type="float" office:value="0" calcext:value-type="float">
            <text:p>0</text:p>
          </table:table-cell>
          <table:table-cell table:formula="of:= [.J237]+[.P237]*[.$D237]" office:value-type="float" office:value="0" calcext:value-type="float">
            <text:p>0</text:p>
          </table:table-cell>
          <table:table-cell table:formula="of:= [.K237]+[.Q237]*[.$D237]" office:value-type="float" office:value="0" calcext:value-type="float">
            <text:p>0</text:p>
          </table:table-cell>
          <table:table-cell table:formula="of:=MAX([.R237:.W237])" office:value-type="float" office:value="0.45" calcext:value-type="float">
            <text:p>0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488</text:p>
          </table:table-cell>
          <table:table-cell office:value-type="string" calcext:value-type="string">
            <text:p>equip032_102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8]+[.L238]*[.$D238]" office:value-type="float" office:value="0" calcext:value-type="float">
            <text:p>0</text:p>
          </table:table-cell>
          <table:table-cell table:formula="of:= [.G238]+[.M238]*[.$D238]" office:value-type="float" office:value="0" calcext:value-type="float">
            <text:p>0</text:p>
          </table:table-cell>
          <table:table-cell table:formula="of:= [.H238]+[.N238]*[.$D238]" office:value-type="float" office:value="0" calcext:value-type="float">
            <text:p>0</text:p>
          </table:table-cell>
          <table:table-cell table:formula="of:= [.I238]+[.O238]*[.$D238]" office:value-type="float" office:value="0" calcext:value-type="float">
            <text:p>0</text:p>
          </table:table-cell>
          <table:table-cell table:formula="of:= [.J238]+[.P238]*[.$D238]" office:value-type="float" office:value="0" calcext:value-type="float">
            <text:p>0</text:p>
          </table:table-cell>
          <table:table-cell table:formula="of:= [.K238]+[.Q238]*[.$D238]" office:value-type="float" office:value="0" calcext:value-type="float">
            <text:p>0</text:p>
          </table:table-cell>
          <table:table-cell table:formula="of:=MAX([.R238:.W238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610</text:p>
          </table:table-cell>
          <table:table-cell office:value-type="string" calcext:value-type="string">
            <text:p>equip032_200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39]+[.L239]*[.$D239]" office:value-type="float" office:value="0" calcext:value-type="float">
            <text:p>0</text:p>
          </table:table-cell>
          <table:table-cell table:formula="of:= [.G239]+[.M239]*[.$D239]" office:value-type="float" office:value="0" calcext:value-type="float">
            <text:p>0</text:p>
          </table:table-cell>
          <table:table-cell table:formula="of:= [.H239]+[.N239]*[.$D239]" office:value-type="float" office:value="0" calcext:value-type="float">
            <text:p>0</text:p>
          </table:table-cell>
          <table:table-cell table:formula="of:= [.I239]+[.O239]*[.$D239]" office:value-type="float" office:value="0" calcext:value-type="float">
            <text:p>0</text:p>
          </table:table-cell>
          <table:table-cell table:formula="of:= [.J239]+[.P239]*[.$D239]" office:value-type="float" office:value="0" calcext:value-type="float">
            <text:p>0</text:p>
          </table:table-cell>
          <table:table-cell table:formula="of:= [.K239]+[.Q239]*[.$D239]" office:value-type="float" office:value="0" calcext:value-type="float">
            <text:p>0</text:p>
          </table:table-cell>
          <table:table-cell table:formula="of:=MAX([.R239:.W239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798</text:p>
          </table:table-cell>
          <table:table-cell office:value-type="string" calcext:value-type="string">
            <text:p>equip032_201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-1.5" calcext:value-type="float">
            <text:p>-1.5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-0.05" calcext:value-type="float">
            <text:p>-0.05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formula="of:= [.F240]+[.L240]*[.$D240]" office:value-type="float" office:value="0" calcext:value-type="float">
            <text:p>0</text:p>
          </table:table-cell>
          <table:table-cell table:formula="of:= [.G240]+[.M240]*[.$D240]" office:value-type="float" office:value="0" calcext:value-type="float">
            <text:p>0</text:p>
          </table:table-cell>
          <table:table-cell table:formula="of:= [.H240]+[.N240]*[.$D240]" office:value-type="float" office:value="-2.7" calcext:value-type="float">
            <text:p>-2.7</text:p>
          </table:table-cell>
          <table:table-cell table:formula="of:= [.I240]+[.O240]*[.$D240]" office:value-type="float" office:value="0" calcext:value-type="float">
            <text:p>0</text:p>
          </table:table-cell>
          <table:table-cell table:formula="of:= [.J240]+[.P240]*[.$D240]" office:value-type="float" office:value="0" calcext:value-type="float">
            <text:p>0</text:p>
          </table:table-cell>
          <table:table-cell table:formula="of:= [.K240]+[.Q240]*[.$D240]" office:value-type="float" office:value="0" calcext:value-type="float">
            <text:p>0</text:p>
          </table:table-cell>
          <table:table-cell table:formula="of:=MAX([.R240:.W240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920</text:p>
          </table:table-cell>
          <table:table-cell office:value-type="string" calcext:value-type="string">
            <text:p>equip032_202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41]+[.L241]*[.$D241]" office:value-type="float" office:value="0" calcext:value-type="float">
            <text:p>0</text:p>
          </table:table-cell>
          <table:table-cell table:formula="of:= [.G241]+[.M241]*[.$D241]" office:value-type="float" office:value="0" calcext:value-type="float">
            <text:p>0</text:p>
          </table:table-cell>
          <table:table-cell table:formula="of:= [.H241]+[.N241]*[.$D241]" office:value-type="float" office:value="0" calcext:value-type="float">
            <text:p>0</text:p>
          </table:table-cell>
          <table:table-cell table:formula="of:= [.I241]+[.O241]*[.$D241]" office:value-type="float" office:value="0" calcext:value-type="float">
            <text:p>0</text:p>
          </table:table-cell>
          <table:table-cell table:formula="of:= [.J241]+[.P241]*[.$D241]" office:value-type="float" office:value="0" calcext:value-type="float">
            <text:p>0</text:p>
          </table:table-cell>
          <table:table-cell table:formula="of:= [.K241]+[.Q241]*[.$D241]" office:value-type="float" office:value="0" calcext:value-type="float">
            <text:p>0</text:p>
          </table:table-cell>
          <table:table-cell table:formula="of:=MAX([.R241:.W241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AA8</text:p>
          </table:table-cell>
          <table:table-cell office:value-type="string" calcext:value-type="string">
            <text:p>equip032_203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42]+[.L242]*[.$D242]" office:value-type="float" office:value="0" calcext:value-type="float">
            <text:p>0</text:p>
          </table:table-cell>
          <table:table-cell table:formula="of:= [.G242]+[.M242]*[.$D242]" office:value-type="float" office:value="0" calcext:value-type="float">
            <text:p>0</text:p>
          </table:table-cell>
          <table:table-cell table:formula="of:= [.H242]+[.N242]*[.$D242]" office:value-type="float" office:value="0" calcext:value-type="float">
            <text:p>0</text:p>
          </table:table-cell>
          <table:table-cell table:formula="of:= [.I242]+[.O242]*[.$D242]" office:value-type="float" office:value="0" calcext:value-type="float">
            <text:p>0</text:p>
          </table:table-cell>
          <table:table-cell table:formula="of:= [.J242]+[.P242]*[.$D242]" office:value-type="float" office:value="0" calcext:value-type="float">
            <text:p>0</text:p>
          </table:table-cell>
          <table:table-cell table:formula="of:= [.K242]+[.Q242]*[.$D242]" office:value-type="float" office:value="0" calcext:value-type="float">
            <text:p>0</text:p>
          </table:table-cell>
          <table:table-cell table:formula="of:=MAX([.R242:.W242]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2DC30</text:p>
          </table:table-cell>
          <table:table-cell office:value-type="string" calcext:value-type="string">
            <text:p>equip032_204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2" calcext:value-type="float">
            <text:p>0.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formula="of:= [.F243]+[.L243]*[.$D243]" office:value-type="float" office:value="0" calcext:value-type="float">
            <text:p>0</text:p>
          </table:table-cell>
          <table:table-cell table:formula="of:= [.G243]+[.M243]*[.$D243]" office:value-type="float" office:value="0" calcext:value-type="float">
            <text:p>0</text:p>
          </table:table-cell>
          <table:table-cell table:formula="of:= [.H243]+[.N243]*[.$D243]" office:value-type="float" office:value="0.62" calcext:value-type="float">
            <text:p>0.62</text:p>
          </table:table-cell>
          <table:table-cell table:formula="of:= [.I243]+[.O243]*[.$D243]" office:value-type="float" office:value="0" calcext:value-type="float">
            <text:p>0</text:p>
          </table:table-cell>
          <table:table-cell table:formula="of:= [.J243]+[.P243]*[.$D243]" office:value-type="float" office:value="0" calcext:value-type="float">
            <text:p>0</text:p>
          </table:table-cell>
          <table:table-cell table:formula="of:= [.K243]+[.Q243]*[.$D243]" office:value-type="float" office:value="0.62" calcext:value-type="float">
            <text:p>0.62</text:p>
          </table:table-cell>
          <table:table-cell table:formula="of:=MAX([.R243:.W243])" office:value-type="float" office:value="0.62" calcext:value-type="float">
            <text:p>0.62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2DDB8</text:p>
          </table:table-cell>
          <table:table-cell table:style-name="ce74" office:value-type="string" calcext:value-type="string">
            <text:p>equip032_300</text:p>
          </table:table-cell>
          <table:table-cell office:value-type="string" calcext:value-type="string">
            <text:p>Chariot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Gargan War Machine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856" table:formula="of:= [.F244]+[.L244]*[.$D244]" office:value-type="float" office:value="0" calcext:value-type="float">
            <text:p>0</text:p>
          </table:table-cell>
          <table:table-cell table:style-name="ce856" table:formula="of:= [.G244]+[.M244]*[.$D244]" office:value-type="float" office:value="0" calcext:value-type="float">
            <text:p>0</text:p>
          </table:table-cell>
          <table:table-cell table:style-name="ce856" table:formula="of:= [.H244]+[.N244]*[.$D244]" office:value-type="float" office:value="0" calcext:value-type="float">
            <text:p>0</text:p>
          </table:table-cell>
          <table:table-cell table:style-name="ce856" table:formula="of:= [.I244]+[.O244]*[.$D244]" office:value-type="float" office:value="0" calcext:value-type="float">
            <text:p>0</text:p>
          </table:table-cell>
          <table:table-cell table:style-name="ce856" table:formula="of:= [.J244]+[.P244]*[.$D244]" office:value-type="float" office:value="0" calcext:value-type="float">
            <text:p>0</text:p>
          </table:table-cell>
          <table:table-cell table:style-name="ce856" table:formula="of:= [.K244]+[.Q244]*[.$D244]" office:value-type="float" office:value="0" calcext:value-type="float">
            <text:p>0</text:p>
          </table:table-cell>
          <table:table-cell table:formula="of:=MAX([.R244:.W244])" office:value-type="float" office:value="0" calcext:value-type="float">
            <text:p>0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317E8</text:p>
          </table:table-cell>
          <table:table-cell office:value-type="string" calcext:value-type="string">
            <text:p>equip035_0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</text:p>
          </table:table-cell>
          <table:table-cell office:value-type="float" office:value="0.2" calcext:value-type="float">
            <text:p>0.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 [.F245]+[.L245]*[.$D245]" office:value-type="float" office:value="0.2" calcext:value-type="float">
            <text:p>0.2</text:p>
          </table:table-cell>
          <table:table-cell table:formula="of:= [.G245]+[.M245]*[.$D245]" office:value-type="float" office:value="0" calcext:value-type="float">
            <text:p>0</text:p>
          </table:table-cell>
          <table:table-cell table:formula="of:= [.H245]+[.N245]*[.$D245]" office:value-type="float" office:value="0" calcext:value-type="float">
            <text:p>0</text:p>
          </table:table-cell>
          <table:table-cell table:formula="of:= [.I245]+[.O245]*[.$D245]" office:value-type="float" office:value="0" calcext:value-type="float">
            <text:p>0</text:p>
          </table:table-cell>
          <table:table-cell table:formula="of:= [.J245]+[.P245]*[.$D245]" office:value-type="float" office:value="0" calcext:value-type="float">
            <text:p>0</text:p>
          </table:table-cell>
          <table:table-cell table:formula="of:= [.K245]+[.Q245]*[.$D245]" office:value-type="float" office:value="0" calcext:value-type="float">
            <text:p>0</text:p>
          </table:table-cell>
          <table:table-cell table:formula="of:=MAX([.R245:.W245])" office:value-type="float" office:value="0.2" calcext:value-type="float">
            <text:p>0.2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970</text:p>
          </table:table-cell>
          <table:table-cell office:value-type="string" calcext:value-type="string">
            <text:p>equip035_1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246]+[.L246]*[.$D246]" office:value-type="float" office:value="0.8" calcext:value-type="float">
            <text:p>0.8</text:p>
          </table:table-cell>
          <table:table-cell table:formula="of:= [.G246]+[.M246]*[.$D246]" office:value-type="float" office:value="0" calcext:value-type="float">
            <text:p>0</text:p>
          </table:table-cell>
          <table:table-cell table:formula="of:= [.H246]+[.N246]*[.$D246]" office:value-type="float" office:value="0.55" calcext:value-type="float">
            <text:p>0.55</text:p>
          </table:table-cell>
          <table:table-cell table:formula="of:= [.I246]+[.O246]*[.$D246]" office:value-type="float" office:value="0" calcext:value-type="float">
            <text:p>0</text:p>
          </table:table-cell>
          <table:table-cell table:formula="of:= [.J246]+[.P246]*[.$D246]" office:value-type="float" office:value="0" calcext:value-type="float">
            <text:p>0</text:p>
          </table:table-cell>
          <table:table-cell table:formula="of:= [.K246]+[.Q246]*[.$D246]" office:value-type="float" office:value="0" calcext:value-type="float">
            <text:p>0</text:p>
          </table:table-cell>
          <table:table-cell table:formula="of:=MAX([.R246:.W246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AF8</text:p>
          </table:table-cell>
          <table:table-cell office:value-type="string" calcext:value-type="string">
            <text:p>equip035_1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 [.F247]+[.L247]*[.$D247]" office:value-type="float" office:value="0.8" calcext:value-type="float">
            <text:p>0.8</text:p>
          </table:table-cell>
          <table:table-cell table:formula="of:= [.G247]+[.M247]*[.$D247]" office:value-type="float" office:value="0" calcext:value-type="float">
            <text:p>0</text:p>
          </table:table-cell>
          <table:table-cell table:formula="of:= [.H247]+[.N247]*[.$D247]" office:value-type="float" office:value="0" calcext:value-type="float">
            <text:p>0</text:p>
          </table:table-cell>
          <table:table-cell table:formula="of:= [.I247]+[.O247]*[.$D247]" office:value-type="float" office:value="0" calcext:value-type="float">
            <text:p>0</text:p>
          </table:table-cell>
          <table:table-cell table:formula="of:= [.J247]+[.P247]*[.$D247]" office:value-type="float" office:value="0" calcext:value-type="float">
            <text:p>0</text:p>
          </table:table-cell>
          <table:table-cell table:formula="of:= [.K247]+[.Q247]*[.$D247]" office:value-type="float" office:value="0.55" calcext:value-type="float">
            <text:p>0.55</text:p>
          </table:table-cell>
          <table:table-cell table:formula="of:=MAX([.R247:.W247])" office:value-type="float" office:value="0.8" calcext:value-type="float">
            <text:p>0.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C80</text:p>
          </table:table-cell>
          <table:table-cell office:value-type="string" calcext:value-type="string">
            <text:p>equip035_2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formula="of:= [.F248]+[.L248]*[.$D248]" office:value-type="float" office:value="0.73" calcext:value-type="float">
            <text:p>0.73</text:p>
          </table:table-cell>
          <table:table-cell table:formula="of:= [.G248]+[.M248]*[.$D248]" office:value-type="float" office:value="0" calcext:value-type="float">
            <text:p>0</text:p>
          </table:table-cell>
          <table:table-cell table:formula="of:= [.H248]+[.N248]*[.$D248]" office:value-type="float" office:value="0" calcext:value-type="float">
            <text:p>0</text:p>
          </table:table-cell>
          <table:table-cell table:formula="of:= [.I248]+[.O248]*[.$D248]" office:value-type="float" office:value="0.56" calcext:value-type="float">
            <text:p>0.56</text:p>
          </table:table-cell>
          <table:table-cell table:formula="of:= [.J248]+[.P248]*[.$D248]" office:value-type="float" office:value="0" calcext:value-type="float">
            <text:p>0</text:p>
          </table:table-cell>
          <table:table-cell table:formula="of:= [.K248]+[.Q248]*[.$D248]" office:value-type="float" office:value="0.56" calcext:value-type="float">
            <text:p>0.56</text:p>
          </table:table-cell>
          <table:table-cell table:formula="of:=MAX([.R248:.W248])" office:value-type="float" office:value="0.73" calcext:value-type="float">
            <text:p>0.73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E08</text:p>
          </table:table-cell>
          <table:table-cell office:value-type="string" calcext:value-type="string">
            <text:p>equip035_2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 [.F249]+[.L249]*[.$D249]" office:value-type="float" office:value="0.78" calcext:value-type="float">
            <text:p>0.78</text:p>
          </table:table-cell>
          <table:table-cell table:formula="of:= [.G249]+[.M249]*[.$D249]" office:value-type="float" office:value="0" calcext:value-type="float">
            <text:p>0</text:p>
          </table:table-cell>
          <table:table-cell table:formula="of:= [.H249]+[.N249]*[.$D249]" office:value-type="float" office:value="0" calcext:value-type="float">
            <text:p>0</text:p>
          </table:table-cell>
          <table:table-cell table:formula="of:= [.I249]+[.O249]*[.$D249]" office:value-type="float" office:value="0" calcext:value-type="float">
            <text:p>0</text:p>
          </table:table-cell>
          <table:table-cell table:formula="of:= [.J249]+[.P249]*[.$D249]" office:value-type="float" office:value="0.61" calcext:value-type="float">
            <text:p>0.61</text:p>
          </table:table-cell>
          <table:table-cell table:formula="of:= [.K249]+[.Q249]*[.$D249]" office:value-type="float" office:value="0" calcext:value-type="float">
            <text:p>0</text:p>
          </table:table-cell>
          <table:table-cell table:formula="of:=MAX([.R249:.W249])" office:value-type="float" office:value="0.78" calcext:value-type="float">
            <text:p>0.78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1F90</text:p>
          </table:table-cell>
          <table:table-cell office:value-type="string" calcext:value-type="string">
            <text:p>equip035_202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0]+[.L250]*[.$D250]" office:value-type="float" office:value="0.83" calcext:value-type="float">
            <text:p>0.83</text:p>
          </table:table-cell>
          <table:table-cell table:formula="of:= [.G250]+[.M250]*[.$D250]" office:value-type="float" office:value="0" calcext:value-type="float">
            <text:p>0</text:p>
          </table:table-cell>
          <table:table-cell table:formula="of:= [.H250]+[.N250]*[.$D250]" office:value-type="float" office:value="0" calcext:value-type="float">
            <text:p>0</text:p>
          </table:table-cell>
          <table:table-cell table:formula="of:= [.I250]+[.O250]*[.$D250]" office:value-type="float" office:value="0" calcext:value-type="float">
            <text:p>0</text:p>
          </table:table-cell>
          <table:table-cell table:formula="of:= [.J250]+[.P250]*[.$D250]" office:value-type="float" office:value="0" calcext:value-type="float">
            <text:p>0</text:p>
          </table:table-cell>
          <table:table-cell table:formula="of:= [.K250]+[.Q250]*[.$D250]" office:value-type="float" office:value="0" calcext:value-type="float">
            <text:p>0</text:p>
          </table:table-cell>
          <table:table-cell table:formula="of:=MAX([.R250:.W250])" office:value-type="float" office:value="0.83" calcext:value-type="float">
            <text:p>0.83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32118</text:p>
          </table:table-cell>
          <table:table-cell table:style-name="ce74" office:value-type="string" calcext:value-type="string">
            <text:p>equip035_300</text:p>
          </table:table-cell>
          <table:table-cell table:style-name="ce81" office:value-type="string" calcext:value-type="string">
            <text:p>Claw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Kaisak Ultimate Claw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56" table:formula="of:= [.F251]+[.L251]*[.$D251]" office:value-type="float" office:value="1" calcext:value-type="float">
            <text:p>1</text:p>
          </table:table-cell>
          <table:table-cell table:style-name="ce856" table:formula="of:= [.G251]+[.M251]*[.$D251]" office:value-type="float" office:value="0" calcext:value-type="float">
            <text:p>0</text:p>
          </table:table-cell>
          <table:table-cell table:style-name="ce856" table:formula="of:= [.H251]+[.N251]*[.$D251]" office:value-type="float" office:value="0" calcext:value-type="float">
            <text:p>0</text:p>
          </table:table-cell>
          <table:table-cell table:style-name="ce856" table:formula="of:= [.I251]+[.O251]*[.$D251]" office:value-type="float" office:value="0" calcext:value-type="float">
            <text:p>0</text:p>
          </table:table-cell>
          <table:table-cell table:style-name="ce856" table:formula="of:= [.J251]+[.P251]*[.$D251]" office:value-type="float" office:value="0" calcext:value-type="float">
            <text:p>0</text:p>
          </table:table-cell>
          <table:table-cell table:style-name="ce856" table:formula="of:= [.K251]+[.Q251]*[.$D251]" office:value-type="float" office:value="0" calcext:value-type="float">
            <text:p>0</text:p>
          </table:table-cell>
          <table:table-cell table:formula="of:=MAX([.R251:.W251])" office:value-type="float" office:value="1" calcext:value-type="float">
            <text:p>1</text:p>
          </table:table-cell>
          <table:table-cell table:style-name="ce74" table:number-columns-repeated="16360"/>
        </table:table-row>
        <table:table-row table:style-name="ro3">
          <table:table-cell office:value-type="string" calcext:value-type="string">
            <text:p>0x322A0</text:p>
          </table:table-cell>
          <table:table-cell office:value-type="string" calcext:value-type="string">
            <text:p>equip036_0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ythe</text:p>
          </table:table-cell>
          <table:table-cell office:value-type="float" office:value="0.25" calcext:value-type="float">
            <text:p>0.25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 [.F252]+[.L252]*[.$D252]" office:value-type="float" office:value="0.25" calcext:value-type="float">
            <text:p>0.25</text:p>
          </table:table-cell>
          <table:table-cell table:formula="of:= [.G252]+[.M252]*[.$D252]" office:value-type="float" office:value="0" calcext:value-type="float">
            <text:p>0</text:p>
          </table:table-cell>
          <table:table-cell table:formula="of:= [.H252]+[.N252]*[.$D252]" office:value-type="float" office:value="0" calcext:value-type="float">
            <text:p>0</text:p>
          </table:table-cell>
          <table:table-cell table:formula="of:= [.I252]+[.O252]*[.$D252]" office:value-type="float" office:value="0" calcext:value-type="float">
            <text:p>0</text:p>
          </table:table-cell>
          <table:table-cell table:formula="of:= [.J252]+[.P252]*[.$D252]" office:value-type="float" office:value="0" calcext:value-type="float">
            <text:p>0</text:p>
          </table:table-cell>
          <table:table-cell table:formula="of:= [.K252]+[.Q252]*[.$D252]" office:value-type="float" office:value="0" calcext:value-type="float">
            <text:p>0</text:p>
          </table:table-cell>
          <table:table-cell table:formula="of:=MAX([.R252:.W252])" office:value-type="float" office:value="0.25" calcext:value-type="float">
            <text:p>0.2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428</text:p>
          </table:table-cell>
          <table:table-cell office:value-type="string" calcext:value-type="string">
            <text:p>equip036_1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F253]+[.L253]*[.$D253]" office:value-type="float" office:value="1.45" calcext:value-type="float">
            <text:p>1.45</text:p>
          </table:table-cell>
          <table:table-cell table:formula="of:= [.G253]+[.M253]*[.$D253]" office:value-type="float" office:value="0" calcext:value-type="float">
            <text:p>0</text:p>
          </table:table-cell>
          <table:table-cell table:formula="of:= [.H253]+[.N253]*[.$D253]" office:value-type="float" office:value="1.2" calcext:value-type="float">
            <text:p>1.2</text:p>
          </table:table-cell>
          <table:table-cell table:formula="of:= [.I253]+[.O253]*[.$D253]" office:value-type="float" office:value="0" calcext:value-type="float">
            <text:p>0</text:p>
          </table:table-cell>
          <table:table-cell table:formula="of:= [.J253]+[.P253]*[.$D253]" office:value-type="float" office:value="0" calcext:value-type="float">
            <text:p>0</text:p>
          </table:table-cell>
          <table:table-cell table:formula="of:= [.K253]+[.Q253]*[.$D253]" office:value-type="float" office:value="0" calcext:value-type="float">
            <text:p>0</text:p>
          </table:table-cell>
          <table:table-cell table:formula="of:=MAX([.R253:.W253])" office:value-type="float" office:value="1.45" calcext:value-type="float">
            <text:p>1.4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5B0</text:p>
          </table:table-cell>
          <table:table-cell office:value-type="string" calcext:value-type="string">
            <text:p>equip036_1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office:value-type="float" office:value="0.65" calcext:value-type="float">
            <text:p>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4]+[.L254]*[.$D254]" office:value-type="float" office:value="1.85" calcext:value-type="float">
            <text:p>1.85</text:p>
          </table:table-cell>
          <table:table-cell table:formula="of:= [.G254]+[.M254]*[.$D254]" office:value-type="float" office:value="0" calcext:value-type="float">
            <text:p>0</text:p>
          </table:table-cell>
          <table:table-cell table:formula="of:= [.H254]+[.N254]*[.$D254]" office:value-type="float" office:value="0" calcext:value-type="float">
            <text:p>0</text:p>
          </table:table-cell>
          <table:table-cell table:formula="of:= [.I254]+[.O254]*[.$D254]" office:value-type="float" office:value="0" calcext:value-type="float">
            <text:p>0</text:p>
          </table:table-cell>
          <table:table-cell table:formula="of:= [.J254]+[.P254]*[.$D254]" office:value-type="float" office:value="0" calcext:value-type="float">
            <text:p>0</text:p>
          </table:table-cell>
          <table:table-cell table:formula="of:= [.K254]+[.Q254]*[.$D254]" office:value-type="float" office:value="0" calcext:value-type="float">
            <text:p>0</text:p>
          </table:table-cell>
          <table:table-cell table:formula="of:=MAX([.R254:.W254])" office:value-type="float" office:value="1.85" calcext:value-type="float">
            <text:p>1.85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738</text:p>
          </table:table-cell>
          <table:table-cell office:value-type="string" calcext:value-type="string">
            <text:p>equip036_2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5]+[.L255]*[.$D255]" office:value-type="float" office:value="1.07" calcext:value-type="float">
            <text:p>1.07</text:p>
          </table:table-cell>
          <table:table-cell table:formula="of:= [.G255]+[.M255]*[.$D255]" office:value-type="float" office:value="0" calcext:value-type="float">
            <text:p>0</text:p>
          </table:table-cell>
          <table:table-cell table:formula="of:= [.H255]+[.N255]*[.$D255]" office:value-type="float" office:value="0" calcext:value-type="float">
            <text:p>0</text:p>
          </table:table-cell>
          <table:table-cell table:formula="of:= [.I255]+[.O255]*[.$D255]" office:value-type="float" office:value="0" calcext:value-type="float">
            <text:p>0</text:p>
          </table:table-cell>
          <table:table-cell table:formula="of:= [.J255]+[.P255]*[.$D255]" office:value-type="float" office:value="0" calcext:value-type="float">
            <text:p>0</text:p>
          </table:table-cell>
          <table:table-cell table:formula="of:= [.K255]+[.Q255]*[.$D255]" office:value-type="float" office:value="0" calcext:value-type="float">
            <text:p>0</text:p>
          </table:table-cell>
          <table:table-cell table:formula="of:=MAX([.R255:.W255])" office:value-type="float" office:value="1.07" calcext:value-type="float">
            <text:p>1.0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8C0</text:p>
          </table:table-cell>
          <table:table-cell office:value-type="string" calcext:value-type="string">
            <text:p>equip036_2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 [.F256]+[.L256]*[.$D256]" office:value-type="float" office:value="0.97" calcext:value-type="float">
            <text:p>0.97</text:p>
          </table:table-cell>
          <table:table-cell table:formula="of:= [.G256]+[.M256]*[.$D256]" office:value-type="float" office:value="0" calcext:value-type="float">
            <text:p>0</text:p>
          </table:table-cell>
          <table:table-cell table:formula="of:= [.H256]+[.N256]*[.$D256]" office:value-type="float" office:value="0" calcext:value-type="float">
            <text:p>0</text:p>
          </table:table-cell>
          <table:table-cell table:formula="of:= [.I256]+[.O256]*[.$D256]" office:value-type="float" office:value="0.78" calcext:value-type="float">
            <text:p>0.78</text:p>
          </table:table-cell>
          <table:table-cell table:formula="of:= [.J256]+[.P256]*[.$D256]" office:value-type="float" office:value="0" calcext:value-type="float">
            <text:p>0</text:p>
          </table:table-cell>
          <table:table-cell table:formula="of:= [.K256]+[.Q256]*[.$D256]" office:value-type="float" office:value="0.78" calcext:value-type="float">
            <text:p>0.78</text:p>
          </table:table-cell>
          <table:table-cell table:formula="of:=MAX([.R256:.W256])" office:value-type="float" office:value="0.97" calcext:value-type="float">
            <text:p>0.97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0x32A48</text:p>
          </table:table-cell>
          <table:table-cell office:value-type="string" calcext:value-type="string">
            <text:p>equip036_202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F257]+[.L257]*[.$D257]" office:value-type="float" office:value="0.88" calcext:value-type="float">
            <text:p>0.88</text:p>
          </table:table-cell>
          <table:table-cell table:formula="of:= [.G257]+[.M257]*[.$D257]" office:value-type="float" office:value="0" calcext:value-type="float">
            <text:p>0</text:p>
          </table:table-cell>
          <table:table-cell table:formula="of:= [.H257]+[.N257]*[.$D257]" office:value-type="float" office:value="0" calcext:value-type="float">
            <text:p>0</text:p>
          </table:table-cell>
          <table:table-cell table:formula="of:= [.I257]+[.O257]*[.$D257]" office:value-type="float" office:value="0" calcext:value-type="float">
            <text:p>0</text:p>
          </table:table-cell>
          <table:table-cell table:formula="of:= [.J257]+[.P257]*[.$D257]" office:value-type="float" office:value="0" calcext:value-type="float">
            <text:p>0</text:p>
          </table:table-cell>
          <table:table-cell table:formula="of:= [.K257]+[.Q257]*[.$D257]" office:value-type="float" office:value="0" calcext:value-type="float">
            <text:p>0</text:p>
          </table:table-cell>
          <table:table-cell table:formula="of:=MAX([.R257:.W257])" office:value-type="float" office:value="0.88" calcext:value-type="float">
            <text:p>0.88</text:p>
          </table:table-cell>
          <table:table-cell table:number-columns-repeated="16360"/>
        </table:table-row>
        <table:table-row table:style-name="ro3">
          <table:table-cell table:style-name="ce74" office:value-type="string" calcext:value-type="string">
            <text:p>0x32BD0</text:p>
          </table:table-cell>
          <table:table-cell table:style-name="ce74" office:value-type="string" calcext:value-type="string">
            <text:p>equip036_300</text:p>
          </table:table-cell>
          <table:table-cell table:style-name="ce82" office:value-type="string" calcext:value-type="string">
            <text:p>Scythes</text:p>
          </table:table-cell>
          <table:table-cell table:style-name="ce74" office:value-type="float" office:value="1" calcext:value-type="float">
            <text:p>1</text:p>
          </table:table-cell>
          <table:table-cell table:style-name="ce45" office:value-type="string" calcext:value-type="string">
            <text:p>Deathmoon Ultimate Scythe</text:p>
          </table:table-cell>
          <table:table-cell office:value-type="float" office:value="1.05" calcext:value-type="float">
            <text:p>1.0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56" table:formula="of:= [.F258]+[.L258]*[.$D258]" office:value-type="float" office:value="1.05" calcext:value-type="float">
            <text:p>1.05</text:p>
          </table:table-cell>
          <table:table-cell table:style-name="ce856" table:formula="of:= [.G258]+[.M258]*[.$D258]" office:value-type="float" office:value="0" calcext:value-type="float">
            <text:p>0</text:p>
          </table:table-cell>
          <table:table-cell table:style-name="ce856" table:formula="of:= [.H258]+[.N258]*[.$D258]" office:value-type="float" office:value="0" calcext:value-type="float">
            <text:p>0</text:p>
          </table:table-cell>
          <table:table-cell table:style-name="ce856" table:formula="of:= [.I258]+[.O258]*[.$D258]" office:value-type="float" office:value="0" calcext:value-type="float">
            <text:p>0</text:p>
          </table:table-cell>
          <table:table-cell table:style-name="ce856" table:formula="of:= [.J258]+[.P258]*[.$D258]" office:value-type="float" office:value="0" calcext:value-type="float">
            <text:p>0</text:p>
          </table:table-cell>
          <table:table-cell table:style-name="ce856" table:formula="of:= [.K258]+[.Q258]*[.$D258]" office:value-type="float" office:value="0" calcext:value-type="float">
            <text:p>0</text:p>
          </table:table-cell>
          <table:table-cell table:formula="of:=MAX([.R258:.W258])" office:value-type="float" office:value="1.05" calcext:value-type="float">
            <text:p>1.05</text:p>
          </table:table-cell>
          <table:table-cell table:style-name="ce74" table:number-columns-repeated="16360"/>
        </table:table-row>
        <calcext:conditional-formats>
          <calcext:conditional-format calcext:target-range-address="'origin-eq-status'.E2:'origin-eq-status'.E258">
            <calcext:condition calcext:apply-style-name="enchant" calcext:value="formula-is([.$D2]=40)" calcext:base-cell-address="'origin-eq-status'.E2"/>
            <calcext:condition calcext:apply-style-name="unique" calcext:value="formula-is([.$D2]=24)" calcext:base-cell-address="'origin-eq-status'.E2"/>
            <calcext:condition calcext:apply-style-name="super unique" calcext:value="formula-is([.$D2]=21)" calcext:base-cell-address="'origin-eq-status'.E2"/>
            <calcext:condition calcext:apply-style-name="ultimate" calcext:value="formula-is(RIGHT([.$B2];3)=&quot;300&quot;)" calcext:base-cell-address="'origin-eq-status'.E2"/>
          </calcext:conditional-format>
          <calcext:conditional-format calcext:target-range-address="'origin-eq-status'.R2:'origin-eq-status'.W258">
            <calcext:color-scale>
              <calcext:color-scale-entry calcext:value="0" calcext:type="minimum" calcext:color="#ffd7d7"/>
              <calcext:color-scale-entry calcext:value="0" calcext:type="maximum" calcext:color="#e16173"/>
            </calcext:color-scale>
          </calcext:conditional-format>
          <calcext:conditional-format calcext:target-range-address="'origin-eq-status'.X2:'origin-eq-status'.X258">
            <calcext:color-scale>
              <calcext:color-scale-entry calcext:value="0" calcext:type="minimum" calcext:color="#fff5ce"/>
              <calcext:color-scale-entry calcext:value="0" calcext:type="maximum" calcext:color="#ff860d"/>
            </calcext:color-scale>
          </calcext:conditional-format>
        </calcext:conditional-formats>
      </table:table>
      <table:table table:name="origin-eq-status_re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ce78"/>
        <table:table-column table:style-name="co6" table:default-cell-style-name="Default"/>
        <table:table-column table:style-name="co7" table:default-cell-style-name="ce58"/>
        <table:table-column table:style-name="co1" table:number-columns-repeated="5" table:default-cell-style-name="ce850"/>
        <table:table-column table:style-name="co1" table:default-cell-style-name="ce853"/>
        <table:table-column table:style-name="co1" table:number-columns-repeated="6" table:default-cell-style-name="ce850"/>
        <table:table-column table:style-name="co1" table:default-cell-style-name="ce61"/>
        <table:table-column table:style-name="co8" table:default-cell-style-name="ce61"/>
        <table:table-column table:style-name="co1" table:number-columns-repeated="2" table:default-cell-style-name="ce61"/>
        <table:table-column table:style-name="co9" table:default-cell-style-name="ce61"/>
        <table:table-column table:style-name="co10" table:default-cell-style-name="ce61"/>
        <table:table-column table:style-name="co1" table:default-cell-style-name="ce63"/>
        <table:table-row table:style-name="ro3">
          <table:table-cell office:value-type="string" calcext:value-type="string">
            <text:p>offse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qname</text:p>
          </table:table-cell>
          <table:table-cell office:value-type="string" calcext:value-type="string">
            <text:p>enc</text:p>
          </table:table-cell>
          <table:table-cell table:style-name="Default"/>
          <table:table-cell table:style-name="Default" office:value-type="string" calcext:value-type="string">
            <text:p>kb res</text:p>
          </table:table-cell>
          <table:table-cell table:style-name="Default" office:value-type="string" calcext:value-type="string">
            <text:p>stag res</text:p>
          </table:table-cell>
          <table:table-cell table:style-name="Default" office:value-type="string" calcext:value-type="string">
            <text:p>burn res</text:p>
          </table:table-cell>
          <table:table-cell table:style-name="Default" office:value-type="string" calcext:value-type="string">
            <text:p>sleep res</text:p>
          </table:table-cell>
          <table:table-cell table:style-name="Default" office:value-type="string" calcext:value-type="string">
            <text:p>freeze res</text:p>
          </table:table-cell>
          <table:table-cell table:style-name="ce852" office:value-type="string" calcext:value-type="string">
            <text:p>poison res</text:p>
          </table:table-cell>
          <table:table-cell table:style-name="Default" office:value-type="string" calcext:value-type="string">
            <text:p>kb res inc</text:p>
          </table:table-cell>
          <table:table-cell table:style-name="Default" office:value-type="string" calcext:value-type="string">
            <text:p>stag res inc</text:p>
          </table:table-cell>
          <table:table-cell table:style-name="Default" office:value-type="string" calcext:value-type="string">
            <text:p>burn res inc</text:p>
          </table:table-cell>
          <table:table-cell table:style-name="Default" office:value-type="string" calcext:value-type="string">
            <text:p>sleep res inc</text:p>
          </table:table-cell>
          <table:table-cell table:style-name="Default" office:value-type="string" calcext:value-type="string">
            <text:p>freeze res inc</text:p>
          </table:table-cell>
          <table:table-cell table:style-name="Default" office:value-type="string" calcext:value-type="string">
            <text:p>poison res inc</text:p>
          </table:table-cell>
          <table:table-cell table:style-name="ce283" office:value-type="string" calcext:value-type="string">
            <text:p>kb R.final</text:p>
          </table:table-cell>
          <table:table-cell table:style-name="ce283" office:value-type="string" calcext:value-type="string">
            <text:p>stag R.final</text:p>
          </table:table-cell>
          <table:table-cell table:style-name="ce283" office:value-type="string" calcext:value-type="string">
            <text:p>burn R.final</text:p>
          </table:table-cell>
          <table:table-cell table:style-name="ce283" office:value-type="string" calcext:value-type="string">
            <text:p>sleep R.final</text:p>
          </table:table-cell>
          <table:table-cell table:style-name="ce283" office:value-type="string" calcext:value-type="string">
            <text:p>freeze R.final</text:p>
          </table:table-cell>
          <table:table-cell table:style-name="ce283" office:value-type="string" calcext:value-type="string">
            <text:p>poison R.final</text:p>
          </table:table-cell>
          <table:table-cell table:style-name="Default" office:value-type="string" calcext:value-type="string">
            <text:p>MAX RES</text:p>
          </table:table-cell>
        </table:table-row>
        <table:table-row table:style-name="ro3">
          <table:table-cell office:value-type="string" calcext:value-type="string">
            <text:p>0x16B28</text:p>
          </table:table-cell>
          <table:table-cell office:value-type="string" calcext:value-type="string">
            <text:p>equip000_0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]+[.L2]*[.$D2]" office:value-type="float" office:value="0" calcext:value-type="float">
            <text:p>0</text:p>
          </table:table-cell>
          <table:table-cell table:formula="of:= [.G2]+[.M2]*[.$D2]" office:value-type="float" office:value="0" calcext:value-type="float">
            <text:p>0</text:p>
          </table:table-cell>
          <table:table-cell table:formula="of:= [.H2]+[.N2]*[.$D2]" office:value-type="float" office:value="0" calcext:value-type="float">
            <text:p>0</text:p>
          </table:table-cell>
          <table:table-cell table:formula="of:= [.I2]+[.O2]*[.$D2]" office:value-type="float" office:value="0" calcext:value-type="float">
            <text:p>0</text:p>
          </table:table-cell>
          <table:table-cell table:formula="of:= [.J2]+[.P2]*[.$D2]" office:value-type="float" office:value="0" calcext:value-type="float">
            <text:p>0</text:p>
          </table:table-cell>
          <table:table-cell table:formula="of:= [.K2]+[.Q2]*[.$D2]" office:value-type="float" office:value="0" calcext:value-type="float">
            <text:p>0</text:p>
          </table:table-cell>
          <table:table-cell table:formula="of:=MAX([.R2:.W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6CB0</text:p>
          </table:table-cell>
          <table:table-cell office:value-type="string" calcext:value-type="string">
            <text:p>equip000_1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]+[.L3]*[.$D3]" office:value-type="float" office:value="0" calcext:value-type="float">
            <text:p>0</text:p>
          </table:table-cell>
          <table:table-cell table:formula="of:= [.G3]+[.M3]*[.$D3]" office:value-type="float" office:value="0" calcext:value-type="float">
            <text:p>0</text:p>
          </table:table-cell>
          <table:table-cell table:formula="of:= [.H3]+[.N3]*[.$D3]" office:value-type="float" office:value="0" calcext:value-type="float">
            <text:p>0</text:p>
          </table:table-cell>
          <table:table-cell table:formula="of:= [.I3]+[.O3]*[.$D3]" office:value-type="float" office:value="0" calcext:value-type="float">
            <text:p>0</text:p>
          </table:table-cell>
          <table:table-cell table:formula="of:= [.J3]+[.P3]*[.$D3]" office:value-type="float" office:value="0" calcext:value-type="float">
            <text:p>0</text:p>
          </table:table-cell>
          <table:table-cell table:formula="of:= [.K3]+[.Q3]*[.$D3]" office:value-type="float" office:value="0" calcext:value-type="float">
            <text:p>0</text:p>
          </table:table-cell>
          <table:table-cell table:formula="of:=MAX([.R3:.W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6E38</text:p>
          </table:table-cell>
          <table:table-cell office:value-type="string" calcext:value-type="string">
            <text:p>equip000_1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]+[.L4]*[.$D4]" office:value-type="float" office:value="0" calcext:value-type="float">
            <text:p>0</text:p>
          </table:table-cell>
          <table:table-cell table:formula="of:= [.G4]+[.M4]*[.$D4]" office:value-type="float" office:value="0" calcext:value-type="float">
            <text:p>0</text:p>
          </table:table-cell>
          <table:table-cell table:formula="of:= [.H4]+[.N4]*[.$D4]" office:value-type="float" office:value="0" calcext:value-type="float">
            <text:p>0</text:p>
          </table:table-cell>
          <table:table-cell table:formula="of:= [.I4]+[.O4]*[.$D4]" office:value-type="float" office:value="0" calcext:value-type="float">
            <text:p>0</text:p>
          </table:table-cell>
          <table:table-cell table:formula="of:= [.J4]+[.P4]*[.$D4]" office:value-type="float" office:value="0" calcext:value-type="float">
            <text:p>0</text:p>
          </table:table-cell>
          <table:table-cell table:formula="of:= [.K4]+[.Q4]*[.$D4]" office:value-type="float" office:value="0" calcext:value-type="float">
            <text:p>0</text:p>
          </table:table-cell>
          <table:table-cell table:formula="of:=MAX([.R4:.W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6FC0</text:p>
          </table:table-cell>
          <table:table-cell office:value-type="string" calcext:value-type="string">
            <text:p>equip000_1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]+[.L5]*[.$D5]" office:value-type="float" office:value="0" calcext:value-type="float">
            <text:p>0</text:p>
          </table:table-cell>
          <table:table-cell table:formula="of:= [.G5]+[.M5]*[.$D5]" office:value-type="float" office:value="0" calcext:value-type="float">
            <text:p>0</text:p>
          </table:table-cell>
          <table:table-cell table:formula="of:= [.H5]+[.N5]*[.$D5]" office:value-type="float" office:value="0" calcext:value-type="float">
            <text:p>0</text:p>
          </table:table-cell>
          <table:table-cell table:formula="of:= [.I5]+[.O5]*[.$D5]" office:value-type="float" office:value="0" calcext:value-type="float">
            <text:p>0</text:p>
          </table:table-cell>
          <table:table-cell table:formula="of:= [.J5]+[.P5]*[.$D5]" office:value-type="float" office:value="0" calcext:value-type="float">
            <text:p>0</text:p>
          </table:table-cell>
          <table:table-cell table:formula="of:= [.K5]+[.Q5]*[.$D5]" office:value-type="float" office:value="0" calcext:value-type="float">
            <text:p>0</text:p>
          </table:table-cell>
          <table:table-cell table:formula="of:=MAX([.R5:.W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148</text:p>
          </table:table-cell>
          <table:table-cell office:value-type="string" calcext:value-type="string">
            <text:p>equip000_200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]+[.L6]*[.$D6]" office:value-type="float" office:value="0" calcext:value-type="float">
            <text:p>0</text:p>
          </table:table-cell>
          <table:table-cell table:formula="of:= [.G6]+[.M6]*[.$D6]" office:value-type="float" office:value="0" calcext:value-type="float">
            <text:p>0</text:p>
          </table:table-cell>
          <table:table-cell table:formula="of:= [.H6]+[.N6]*[.$D6]" office:value-type="float" office:value="0" calcext:value-type="float">
            <text:p>0</text:p>
          </table:table-cell>
          <table:table-cell table:formula="of:= [.I6]+[.O6]*[.$D6]" office:value-type="float" office:value="0" calcext:value-type="float">
            <text:p>0</text:p>
          </table:table-cell>
          <table:table-cell table:formula="of:= [.J6]+[.P6]*[.$D6]" office:value-type="float" office:value="0" calcext:value-type="float">
            <text:p>0</text:p>
          </table:table-cell>
          <table:table-cell table:formula="of:= [.K6]+[.Q6]*[.$D6]" office:value-type="float" office:value="0" calcext:value-type="float">
            <text:p>0</text:p>
          </table:table-cell>
          <table:table-cell table:formula="of:=MAX([.R6:.W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2D0</text:p>
          </table:table-cell>
          <table:table-cell office:value-type="string" calcext:value-type="string">
            <text:p>equip000_201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7]+[.L7]*[.$D7]" office:value-type="float" office:value="0" calcext:value-type="float">
            <text:p>0</text:p>
          </table:table-cell>
          <table:table-cell table:formula="of:= [.G7]+[.M7]*[.$D7]" office:value-type="float" office:value="0" calcext:value-type="float">
            <text:p>0</text:p>
          </table:table-cell>
          <table:table-cell table:formula="of:= [.H7]+[.N7]*[.$D7]" office:value-type="float" office:value="0" calcext:value-type="float">
            <text:p>0</text:p>
          </table:table-cell>
          <table:table-cell table:formula="of:= [.I7]+[.O7]*[.$D7]" office:value-type="float" office:value="0" calcext:value-type="float">
            <text:p>0</text:p>
          </table:table-cell>
          <table:table-cell table:formula="of:= [.J7]+[.P7]*[.$D7]" office:value-type="float" office:value="0" calcext:value-type="float">
            <text:p>0</text:p>
          </table:table-cell>
          <table:table-cell table:formula="of:= [.K7]+[.Q7]*[.$D7]" office:value-type="float" office:value="0" calcext:value-type="float">
            <text:p>0</text:p>
          </table:table-cell>
          <table:table-cell table:formula="of:=MAX([.R7:.W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458</text:p>
          </table:table-cell>
          <table:table-cell office:value-type="string" calcext:value-type="string">
            <text:p>equip000_202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8]+[.L8]*[.$D8]" office:value-type="float" office:value="0.47" calcext:value-type="float">
            <text:p>0.47</text:p>
          </table:table-cell>
          <table:table-cell table:formula="of:= [.G8]+[.M8]*[.$D8]" office:value-type="float" office:value="0.47" calcext:value-type="float">
            <text:p>0.47</text:p>
          </table:table-cell>
          <table:table-cell table:formula="of:= [.H8]+[.N8]*[.$D8]" office:value-type="float" office:value="0.26" calcext:value-type="float">
            <text:p>0.26</text:p>
          </table:table-cell>
          <table:table-cell table:formula="of:= [.I8]+[.O8]*[.$D8]" office:value-type="float" office:value="0.26" calcext:value-type="float">
            <text:p>0.26</text:p>
          </table:table-cell>
          <table:table-cell table:formula="of:= [.J8]+[.P8]*[.$D8]" office:value-type="float" office:value="0.26" calcext:value-type="float">
            <text:p>0.26</text:p>
          </table:table-cell>
          <table:table-cell table:formula="of:= [.K8]+[.Q8]*[.$D8]" office:value-type="float" office:value="0.26" calcext:value-type="float">
            <text:p>0.26</text:p>
          </table:table-cell>
          <table:table-cell table:formula="of:=MAX([.R8:.W8])" office:value-type="float" office:value="0.47" calcext:value-type="float">
            <text:p>0.47</text:p>
          </table:table-cell>
        </table:table-row>
        <table:table-row table:style-name="ro3">
          <table:table-cell office:value-type="string" calcext:value-type="string">
            <text:p>0x175E0</text:p>
          </table:table-cell>
          <table:table-cell office:value-type="string" calcext:value-type="string">
            <text:p>equip000_203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]+[.L9]*[.$D9]" office:value-type="float" office:value="0" calcext:value-type="float">
            <text:p>0</text:p>
          </table:table-cell>
          <table:table-cell table:formula="of:= [.G9]+[.M9]*[.$D9]" office:value-type="float" office:value="0" calcext:value-type="float">
            <text:p>0</text:p>
          </table:table-cell>
          <table:table-cell table:formula="of:= [.H9]+[.N9]*[.$D9]" office:value-type="float" office:value="0" calcext:value-type="float">
            <text:p>0</text:p>
          </table:table-cell>
          <table:table-cell table:formula="of:= [.I9]+[.O9]*[.$D9]" office:value-type="float" office:value="0" calcext:value-type="float">
            <text:p>0</text:p>
          </table:table-cell>
          <table:table-cell table:formula="of:= [.J9]+[.P9]*[.$D9]" office:value-type="float" office:value="0" calcext:value-type="float">
            <text:p>0</text:p>
          </table:table-cell>
          <table:table-cell table:formula="of:= [.K9]+[.Q9]*[.$D9]" office:value-type="float" office:value="0" calcext:value-type="float">
            <text:p>0</text:p>
          </table:table-cell>
          <table:table-cell table:formula="of:=MAX([.R9:.W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768</text:p>
          </table:table-cell>
          <table:table-cell office:value-type="string" calcext:value-type="string">
            <text:p>equip000_204</text:p>
          </table:table-cell>
          <table:table-cell table:style-name="ce75" office:value-type="string" calcext:value-type="string">
            <text:p>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]+[.L10]*[.$D10]" office:value-type="float" office:value="0" calcext:value-type="float">
            <text:p>0</text:p>
          </table:table-cell>
          <table:table-cell table:formula="of:= [.G10]+[.M10]*[.$D10]" office:value-type="float" office:value="0" calcext:value-type="float">
            <text:p>0</text:p>
          </table:table-cell>
          <table:table-cell table:formula="of:= [.H10]+[.N10]*[.$D10]" office:value-type="float" office:value="0" calcext:value-type="float">
            <text:p>0</text:p>
          </table:table-cell>
          <table:table-cell table:formula="of:= [.I10]+[.O10]*[.$D10]" office:value-type="float" office:value="0" calcext:value-type="float">
            <text:p>0</text:p>
          </table:table-cell>
          <table:table-cell table:formula="of:= [.J10]+[.P10]*[.$D10]" office:value-type="float" office:value="0" calcext:value-type="float">
            <text:p>0</text:p>
          </table:table-cell>
          <table:table-cell table:formula="of:= [.K10]+[.Q10]*[.$D10]" office:value-type="float" office:value="0" calcext:value-type="float">
            <text:p>0</text:p>
          </table:table-cell>
          <table:table-cell table:formula="of:=MAX([.R10:.W10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78F0</text:p>
          </table:table-cell>
          <table:table-cell table:style-name="ce74" office:value-type="string" calcext:value-type="string">
            <text:p>equip000_300</text:p>
          </table:table-cell>
          <table:table-cell table:style-name="ce75" office:value-type="string" calcext:value-type="string">
            <text:p>Sword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Tatepon's Sword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1]+[.L11]*[.$D11]" office:value-type="float" office:value="0" calcext:value-type="float">
            <text:p>0</text:p>
          </table:table-cell>
          <table:table-cell table:style-name="ce62" table:formula="of:= [.G11]+[.M11]*[.$D11]" office:value-type="float" office:value="0" calcext:value-type="float">
            <text:p>0</text:p>
          </table:table-cell>
          <table:table-cell table:style-name="ce62" table:formula="of:= [.H11]+[.N11]*[.$D11]" office:value-type="float" office:value="0" calcext:value-type="float">
            <text:p>0</text:p>
          </table:table-cell>
          <table:table-cell table:style-name="ce62" table:formula="of:= [.I11]+[.O11]*[.$D11]" office:value-type="float" office:value="0" calcext:value-type="float">
            <text:p>0</text:p>
          </table:table-cell>
          <table:table-cell table:style-name="ce62" table:formula="of:= [.J11]+[.P11]*[.$D11]" office:value-type="float" office:value="0" calcext:value-type="float">
            <text:p>0</text:p>
          </table:table-cell>
          <table:table-cell table:style-name="ce62" table:formula="of:= [.K11]+[.Q11]*[.$D11]" office:value-type="float" office:value="0" calcext:value-type="float">
            <text:p>0</text:p>
          </table:table-cell>
          <table:table-cell table:formula="of:=MAX([.R11:.W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A78</text:p>
          </table:table-cell>
          <table:table-cell office:value-type="string" calcext:value-type="string">
            <text:p>equip001_0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]+[.L12]*[.$D12]" office:value-type="float" office:value="0" calcext:value-type="float">
            <text:p>0</text:p>
          </table:table-cell>
          <table:table-cell table:formula="of:= [.G12]+[.M12]*[.$D12]" office:value-type="float" office:value="0" calcext:value-type="float">
            <text:p>0</text:p>
          </table:table-cell>
          <table:table-cell table:formula="of:= [.H12]+[.N12]*[.$D12]" office:value-type="float" office:value="0" calcext:value-type="float">
            <text:p>0</text:p>
          </table:table-cell>
          <table:table-cell table:formula="of:= [.I12]+[.O12]*[.$D12]" office:value-type="float" office:value="0" calcext:value-type="float">
            <text:p>0</text:p>
          </table:table-cell>
          <table:table-cell table:formula="of:= [.J12]+[.P12]*[.$D12]" office:value-type="float" office:value="0" calcext:value-type="float">
            <text:p>0</text:p>
          </table:table-cell>
          <table:table-cell table:formula="of:= [.K12]+[.Q12]*[.$D12]" office:value-type="float" office:value="0" calcext:value-type="float">
            <text:p>0</text:p>
          </table:table-cell>
          <table:table-cell table:formula="of:=MAX([.R12:.W1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C00</text:p>
          </table:table-cell>
          <table:table-cell office:value-type="string" calcext:value-type="string">
            <text:p>equip001_1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]+[.L13]*[.$D13]" office:value-type="float" office:value="0" calcext:value-type="float">
            <text:p>0</text:p>
          </table:table-cell>
          <table:table-cell table:formula="of:= [.G13]+[.M13]*[.$D13]" office:value-type="float" office:value="0" calcext:value-type="float">
            <text:p>0</text:p>
          </table:table-cell>
          <table:table-cell table:formula="of:= [.H13]+[.N13]*[.$D13]" office:value-type="float" office:value="0" calcext:value-type="float">
            <text:p>0</text:p>
          </table:table-cell>
          <table:table-cell table:formula="of:= [.I13]+[.O13]*[.$D13]" office:value-type="float" office:value="0" calcext:value-type="float">
            <text:p>0</text:p>
          </table:table-cell>
          <table:table-cell table:formula="of:= [.J13]+[.P13]*[.$D13]" office:value-type="float" office:value="0" calcext:value-type="float">
            <text:p>0</text:p>
          </table:table-cell>
          <table:table-cell table:formula="of:= [.K13]+[.Q13]*[.$D13]" office:value-type="float" office:value="0" calcext:value-type="float">
            <text:p>0</text:p>
          </table:table-cell>
          <table:table-cell table:formula="of:=MAX([.R13:.W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D88</text:p>
          </table:table-cell>
          <table:table-cell office:value-type="string" calcext:value-type="string">
            <text:p>equip001_1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40" calcext:value-type="float">
            <text:p>40</text:p>
          </table:table-cell>
          <table:table-cell table:style-name="ce60" office:value-type="string" calcext:value-type="string">
            <text:p>lightning Blad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]+[.L14]*[.$D14]" office:value-type="float" office:value="0" calcext:value-type="float">
            <text:p>0</text:p>
          </table:table-cell>
          <table:table-cell table:formula="of:= [.G14]+[.M14]*[.$D14]" office:value-type="float" office:value="0" calcext:value-type="float">
            <text:p>0</text:p>
          </table:table-cell>
          <table:table-cell table:formula="of:= [.H14]+[.N14]*[.$D14]" office:value-type="float" office:value="0" calcext:value-type="float">
            <text:p>0</text:p>
          </table:table-cell>
          <table:table-cell table:formula="of:= [.I14]+[.O14]*[.$D14]" office:value-type="float" office:value="0" calcext:value-type="float">
            <text:p>0</text:p>
          </table:table-cell>
          <table:table-cell table:formula="of:= [.J14]+[.P14]*[.$D14]" office:value-type="float" office:value="0" calcext:value-type="float">
            <text:p>0</text:p>
          </table:table-cell>
          <table:table-cell table:formula="of:= [.K14]+[.Q14]*[.$D14]" office:value-type="float" office:value="0" calcext:value-type="float">
            <text:p>0</text:p>
          </table:table-cell>
          <table:table-cell table:formula="of:=MAX([.R14:.W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7F10</text:p>
          </table:table-cell>
          <table:table-cell office:value-type="string" calcext:value-type="string">
            <text:p>equip001_200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]+[.L15]*[.$D15]" office:value-type="float" office:value="0" calcext:value-type="float">
            <text:p>0</text:p>
          </table:table-cell>
          <table:table-cell table:formula="of:= [.G15]+[.M15]*[.$D15]" office:value-type="float" office:value="0" calcext:value-type="float">
            <text:p>0</text:p>
          </table:table-cell>
          <table:table-cell table:formula="of:= [.H15]+[.N15]*[.$D15]" office:value-type="float" office:value="0" calcext:value-type="float">
            <text:p>0</text:p>
          </table:table-cell>
          <table:table-cell table:formula="of:= [.I15]+[.O15]*[.$D15]" office:value-type="float" office:value="0" calcext:value-type="float">
            <text:p>0</text:p>
          </table:table-cell>
          <table:table-cell table:formula="of:= [.J15]+[.P15]*[.$D15]" office:value-type="float" office:value="0" calcext:value-type="float">
            <text:p>0</text:p>
          </table:table-cell>
          <table:table-cell table:formula="of:= [.K15]+[.Q15]*[.$D15]" office:value-type="float" office:value="0" calcext:value-type="float">
            <text:p>0</text:p>
          </table:table-cell>
          <table:table-cell table:formula="of:=MAX([.R15:.W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098</text:p>
          </table:table-cell>
          <table:table-cell office:value-type="string" calcext:value-type="string">
            <text:p>equip001_201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]+[.L16]*[.$D16]" office:value-type="float" office:value="0" calcext:value-type="float">
            <text:p>0</text:p>
          </table:table-cell>
          <table:table-cell table:formula="of:= [.G16]+[.M16]*[.$D16]" office:value-type="float" office:value="0" calcext:value-type="float">
            <text:p>0</text:p>
          </table:table-cell>
          <table:table-cell table:formula="of:= [.H16]+[.N16]*[.$D16]" office:value-type="float" office:value="0" calcext:value-type="float">
            <text:p>0</text:p>
          </table:table-cell>
          <table:table-cell table:formula="of:= [.I16]+[.O16]*[.$D16]" office:value-type="float" office:value="0" calcext:value-type="float">
            <text:p>0</text:p>
          </table:table-cell>
          <table:table-cell table:formula="of:= [.J16]+[.P16]*[.$D16]" office:value-type="float" office:value="0" calcext:value-type="float">
            <text:p>0</text:p>
          </table:table-cell>
          <table:table-cell table:formula="of:= [.K16]+[.Q16]*[.$D16]" office:value-type="float" office:value="0" calcext:value-type="float">
            <text:p>0</text:p>
          </table:table-cell>
          <table:table-cell table:formula="of:=MAX([.R16:.W1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220</text:p>
          </table:table-cell>
          <table:table-cell office:value-type="string" calcext:value-type="string">
            <text:p>equip001_202</text:p>
          </table:table-cell>
          <table:table-cell table:style-name="ce76" office:value-type="string" calcext:value-type="string">
            <text:p>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]+[.L17]*[.$D17]" office:value-type="float" office:value="0" calcext:value-type="float">
            <text:p>0</text:p>
          </table:table-cell>
          <table:table-cell table:formula="of:= [.G17]+[.M17]*[.$D17]" office:value-type="float" office:value="0" calcext:value-type="float">
            <text:p>0</text:p>
          </table:table-cell>
          <table:table-cell table:formula="of:= [.H17]+[.N17]*[.$D17]" office:value-type="float" office:value="0" calcext:value-type="float">
            <text:p>0</text:p>
          </table:table-cell>
          <table:table-cell table:formula="of:= [.I17]+[.O17]*[.$D17]" office:value-type="float" office:value="0" calcext:value-type="float">
            <text:p>0</text:p>
          </table:table-cell>
          <table:table-cell table:formula="of:= [.J17]+[.P17]*[.$D17]" office:value-type="float" office:value="0" calcext:value-type="float">
            <text:p>0</text:p>
          </table:table-cell>
          <table:table-cell table:formula="of:= [.K17]+[.Q17]*[.$D17]" office:value-type="float" office:value="0" calcext:value-type="float">
            <text:p>0</text:p>
          </table:table-cell>
          <table:table-cell table:formula="of:=MAX([.R17:.W17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83A8</text:p>
          </table:table-cell>
          <table:table-cell table:style-name="ce74" office:value-type="string" calcext:value-type="string">
            <text:p>equip001_300</text:p>
          </table:table-cell>
          <table:table-cell table:style-name="ce76" office:value-type="string" calcext:value-type="string">
            <text:p>Blad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Tsukigiri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8]+[.L18]*[.$D18]" office:value-type="float" office:value="0" calcext:value-type="float">
            <text:p>0</text:p>
          </table:table-cell>
          <table:table-cell table:style-name="ce62" table:formula="of:= [.G18]+[.M18]*[.$D18]" office:value-type="float" office:value="0" calcext:value-type="float">
            <text:p>0</text:p>
          </table:table-cell>
          <table:table-cell table:style-name="ce62" table:formula="of:= [.H18]+[.N18]*[.$D18]" office:value-type="float" office:value="0" calcext:value-type="float">
            <text:p>0</text:p>
          </table:table-cell>
          <table:table-cell table:style-name="ce62" table:formula="of:= [.I18]+[.O18]*[.$D18]" office:value-type="float" office:value="0" calcext:value-type="float">
            <text:p>0</text:p>
          </table:table-cell>
          <table:table-cell table:style-name="ce62" table:formula="of:= [.J18]+[.P18]*[.$D18]" office:value-type="float" office:value="0" calcext:value-type="float">
            <text:p>0</text:p>
          </table:table-cell>
          <table:table-cell table:style-name="ce62" table:formula="of:= [.K18]+[.Q18]*[.$D18]" office:value-type="float" office:value="0" calcext:value-type="float">
            <text:p>0</text:p>
          </table:table-cell>
          <table:table-cell table:formula="of:=MAX([.R18:.W1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530</text:p>
          </table:table-cell>
          <table:table-cell office:value-type="string" calcext:value-type="string">
            <text:p>equip002_0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9]+[.L19]*[.$D19]" office:value-type="float" office:value="0" calcext:value-type="float">
            <text:p>0</text:p>
          </table:table-cell>
          <table:table-cell table:formula="of:= [.G19]+[.M19]*[.$D19]" office:value-type="float" office:value="0" calcext:value-type="float">
            <text:p>0</text:p>
          </table:table-cell>
          <table:table-cell table:formula="of:= [.H19]+[.N19]*[.$D19]" office:value-type="float" office:value="0" calcext:value-type="float">
            <text:p>0</text:p>
          </table:table-cell>
          <table:table-cell table:formula="of:= [.I19]+[.O19]*[.$D19]" office:value-type="float" office:value="0" calcext:value-type="float">
            <text:p>0</text:p>
          </table:table-cell>
          <table:table-cell table:formula="of:= [.J19]+[.P19]*[.$D19]" office:value-type="float" office:value="0" calcext:value-type="float">
            <text:p>0</text:p>
          </table:table-cell>
          <table:table-cell table:formula="of:= [.K19]+[.Q19]*[.$D19]" office:value-type="float" office:value="0" calcext:value-type="float">
            <text:p>0</text:p>
          </table:table-cell>
          <table:table-cell table:formula="of:=MAX([.R19:.W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6B8</text:p>
          </table:table-cell>
          <table:table-cell office:value-type="string" calcext:value-type="string">
            <text:p>equip002_1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0]+[.L20]*[.$D20]" office:value-type="float" office:value="0" calcext:value-type="float">
            <text:p>0</text:p>
          </table:table-cell>
          <table:table-cell table:formula="of:= [.G20]+[.M20]*[.$D20]" office:value-type="float" office:value="0" calcext:value-type="float">
            <text:p>0</text:p>
          </table:table-cell>
          <table:table-cell table:formula="of:= [.H20]+[.N20]*[.$D20]" office:value-type="float" office:value="0" calcext:value-type="float">
            <text:p>0</text:p>
          </table:table-cell>
          <table:table-cell table:formula="of:= [.I20]+[.O20]*[.$D20]" office:value-type="float" office:value="0" calcext:value-type="float">
            <text:p>0</text:p>
          </table:table-cell>
          <table:table-cell table:formula="of:= [.J20]+[.P20]*[.$D20]" office:value-type="float" office:value="0" calcext:value-type="float">
            <text:p>0</text:p>
          </table:table-cell>
          <table:table-cell table:formula="of:= [.K20]+[.Q20]*[.$D20]" office:value-type="float" office:value="0" calcext:value-type="float">
            <text:p>0</text:p>
          </table:table-cell>
          <table:table-cell table:formula="of:=MAX([.R20:.W2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840</text:p>
          </table:table-cell>
          <table:table-cell office:value-type="string" calcext:value-type="string">
            <text:p>equip002_1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1]+[.L21]*[.$D21]" office:value-type="float" office:value="0" calcext:value-type="float">
            <text:p>0</text:p>
          </table:table-cell>
          <table:table-cell table:formula="of:= [.G21]+[.M21]*[.$D21]" office:value-type="float" office:value="0" calcext:value-type="float">
            <text:p>0</text:p>
          </table:table-cell>
          <table:table-cell table:formula="of:= [.H21]+[.N21]*[.$D21]" office:value-type="float" office:value="0" calcext:value-type="float">
            <text:p>0</text:p>
          </table:table-cell>
          <table:table-cell table:formula="of:= [.I21]+[.O21]*[.$D21]" office:value-type="float" office:value="0" calcext:value-type="float">
            <text:p>0</text:p>
          </table:table-cell>
          <table:table-cell table:formula="of:= [.J21]+[.P21]*[.$D21]" office:value-type="float" office:value="0" calcext:value-type="float">
            <text:p>0</text:p>
          </table:table-cell>
          <table:table-cell table:formula="of:= [.K21]+[.Q21]*[.$D21]" office:value-type="float" office:value="0" calcext:value-type="float">
            <text:p>0</text:p>
          </table:table-cell>
          <table:table-cell table:formula="of:=MAX([.R21:.W2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9C8</text:p>
          </table:table-cell>
          <table:table-cell office:value-type="string" calcext:value-type="string">
            <text:p>equip002_1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2]+[.L22]*[.$D22]" office:value-type="float" office:value="0" calcext:value-type="float">
            <text:p>0</text:p>
          </table:table-cell>
          <table:table-cell table:formula="of:= [.G22]+[.M22]*[.$D22]" office:value-type="float" office:value="0" calcext:value-type="float">
            <text:p>0</text:p>
          </table:table-cell>
          <table:table-cell table:formula="of:= [.H22]+[.N22]*[.$D22]" office:value-type="float" office:value="0" calcext:value-type="float">
            <text:p>0</text:p>
          </table:table-cell>
          <table:table-cell table:formula="of:= [.I22]+[.O22]*[.$D22]" office:value-type="float" office:value="0" calcext:value-type="float">
            <text:p>0</text:p>
          </table:table-cell>
          <table:table-cell table:formula="of:= [.J22]+[.P22]*[.$D22]" office:value-type="float" office:value="0" calcext:value-type="float">
            <text:p>0</text:p>
          </table:table-cell>
          <table:table-cell table:formula="of:= [.K22]+[.Q22]*[.$D22]" office:value-type="float" office:value="0" calcext:value-type="float">
            <text:p>0</text:p>
          </table:table-cell>
          <table:table-cell table:formula="of:=MAX([.R22:.W2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B50</text:p>
          </table:table-cell>
          <table:table-cell office:value-type="string" calcext:value-type="string">
            <text:p>equip002_200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3]+[.L23]*[.$D23]" office:value-type="float" office:value="0" calcext:value-type="float">
            <text:p>0</text:p>
          </table:table-cell>
          <table:table-cell table:formula="of:= [.G23]+[.M23]*[.$D23]" office:value-type="float" office:value="0" calcext:value-type="float">
            <text:p>0</text:p>
          </table:table-cell>
          <table:table-cell table:formula="of:= [.H23]+[.N23]*[.$D23]" office:value-type="float" office:value="0" calcext:value-type="float">
            <text:p>0</text:p>
          </table:table-cell>
          <table:table-cell table:formula="of:= [.I23]+[.O23]*[.$D23]" office:value-type="float" office:value="0" calcext:value-type="float">
            <text:p>0</text:p>
          </table:table-cell>
          <table:table-cell table:formula="of:= [.J23]+[.P23]*[.$D23]" office:value-type="float" office:value="0" calcext:value-type="float">
            <text:p>0</text:p>
          </table:table-cell>
          <table:table-cell table:formula="of:= [.K23]+[.Q23]*[.$D23]" office:value-type="float" office:value="0" calcext:value-type="float">
            <text:p>0</text:p>
          </table:table-cell>
          <table:table-cell table:formula="of:=MAX([.R23:.W2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CD8</text:p>
          </table:table-cell>
          <table:table-cell office:value-type="string" calcext:value-type="string">
            <text:p>equip002_201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4]+[.L24]*[.$D24]" office:value-type="float" office:value="0" calcext:value-type="float">
            <text:p>0</text:p>
          </table:table-cell>
          <table:table-cell table:formula="of:= [.G24]+[.M24]*[.$D24]" office:value-type="float" office:value="0" calcext:value-type="float">
            <text:p>0</text:p>
          </table:table-cell>
          <table:table-cell table:formula="of:= [.H24]+[.N24]*[.$D24]" office:value-type="float" office:value="0" calcext:value-type="float">
            <text:p>0</text:p>
          </table:table-cell>
          <table:table-cell table:formula="of:= [.I24]+[.O24]*[.$D24]" office:value-type="float" office:value="0" calcext:value-type="float">
            <text:p>0</text:p>
          </table:table-cell>
          <table:table-cell table:formula="of:= [.J24]+[.P24]*[.$D24]" office:value-type="float" office:value="0" calcext:value-type="float">
            <text:p>0</text:p>
          </table:table-cell>
          <table:table-cell table:formula="of:= [.K24]+[.Q24]*[.$D24]" office:value-type="float" office:value="0" calcext:value-type="float">
            <text:p>0</text:p>
          </table:table-cell>
          <table:table-cell table:formula="of:=MAX([.R24:.W2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E60</text:p>
          </table:table-cell>
          <table:table-cell office:value-type="string" calcext:value-type="string">
            <text:p>equip002_202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5]+[.L25]*[.$D25]" office:value-type="float" office:value="0" calcext:value-type="float">
            <text:p>0</text:p>
          </table:table-cell>
          <table:table-cell table:formula="of:= [.G25]+[.M25]*[.$D25]" office:value-type="float" office:value="0" calcext:value-type="float">
            <text:p>0</text:p>
          </table:table-cell>
          <table:table-cell table:formula="of:= [.H25]+[.N25]*[.$D25]" office:value-type="float" office:value="0" calcext:value-type="float">
            <text:p>0</text:p>
          </table:table-cell>
          <table:table-cell table:formula="of:= [.I25]+[.O25]*[.$D25]" office:value-type="float" office:value="0" calcext:value-type="float">
            <text:p>0</text:p>
          </table:table-cell>
          <table:table-cell table:formula="of:= [.J25]+[.P25]*[.$D25]" office:value-type="float" office:value="0" calcext:value-type="float">
            <text:p>0</text:p>
          </table:table-cell>
          <table:table-cell table:formula="of:= [.K25]+[.Q25]*[.$D25]" office:value-type="float" office:value="0" calcext:value-type="float">
            <text:p>0</text:p>
          </table:table-cell>
          <table:table-cell table:formula="of:=MAX([.R25:.W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8FE8</text:p>
          </table:table-cell>
          <table:table-cell office:value-type="string" calcext:value-type="string">
            <text:p>equip002_203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6]+[.L26]*[.$D26]" office:value-type="float" office:value="0" calcext:value-type="float">
            <text:p>0</text:p>
          </table:table-cell>
          <table:table-cell table:formula="of:= [.G26]+[.M26]*[.$D26]" office:value-type="float" office:value="0" calcext:value-type="float">
            <text:p>0</text:p>
          </table:table-cell>
          <table:table-cell table:formula="of:= [.H26]+[.N26]*[.$D26]" office:value-type="float" office:value="0" calcext:value-type="float">
            <text:p>0</text:p>
          </table:table-cell>
          <table:table-cell table:formula="of:= [.I26]+[.O26]*[.$D26]" office:value-type="float" office:value="0" calcext:value-type="float">
            <text:p>0</text:p>
          </table:table-cell>
          <table:table-cell table:formula="of:= [.J26]+[.P26]*[.$D26]" office:value-type="float" office:value="0" calcext:value-type="float">
            <text:p>0</text:p>
          </table:table-cell>
          <table:table-cell table:formula="of:= [.K26]+[.Q26]*[.$D26]" office:value-type="float" office:value="0" calcext:value-type="float">
            <text:p>0</text:p>
          </table:table-cell>
          <table:table-cell table:formula="of:=MAX([.R26:.W2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170</text:p>
          </table:table-cell>
          <table:table-cell office:value-type="string" calcext:value-type="string">
            <text:p>equip002_204</text:p>
          </table:table-cell>
          <table:table-cell table:style-name="ce77" office:value-type="string" calcext:value-type="string">
            <text:p>Sp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7]+[.L27]*[.$D27]" office:value-type="float" office:value="0" calcext:value-type="float">
            <text:p>0</text:p>
          </table:table-cell>
          <table:table-cell table:formula="of:= [.G27]+[.M27]*[.$D27]" office:value-type="float" office:value="0" calcext:value-type="float">
            <text:p>0</text:p>
          </table:table-cell>
          <table:table-cell table:formula="of:= [.H27]+[.N27]*[.$D27]" office:value-type="float" office:value="0" calcext:value-type="float">
            <text:p>0</text:p>
          </table:table-cell>
          <table:table-cell table:formula="of:= [.I27]+[.O27]*[.$D27]" office:value-type="float" office:value="0" calcext:value-type="float">
            <text:p>0</text:p>
          </table:table-cell>
          <table:table-cell table:formula="of:= [.J27]+[.P27]*[.$D27]" office:value-type="float" office:value="0" calcext:value-type="float">
            <text:p>0</text:p>
          </table:table-cell>
          <table:table-cell table:formula="of:= [.K27]+[.Q27]*[.$D27]" office:value-type="float" office:value="0" calcext:value-type="float">
            <text:p>0</text:p>
          </table:table-cell>
          <table:table-cell table:formula="of:=MAX([.R27:.W27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92F8</text:p>
          </table:table-cell>
          <table:table-cell table:style-name="ce74" office:value-type="string" calcext:value-type="string">
            <text:p>equip002_300</text:p>
          </table:table-cell>
          <table:table-cell table:style-name="ce77" office:value-type="string" calcext:value-type="string">
            <text:p>Spear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Yaripon's Spea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28]+[.L28]*[.$D28]" office:value-type="float" office:value="0" calcext:value-type="float">
            <text:p>0</text:p>
          </table:table-cell>
          <table:table-cell table:style-name="ce62" table:formula="of:= [.G28]+[.M28]*[.$D28]" office:value-type="float" office:value="0" calcext:value-type="float">
            <text:p>0</text:p>
          </table:table-cell>
          <table:table-cell table:style-name="ce62" table:formula="of:= [.H28]+[.N28]*[.$D28]" office:value-type="float" office:value="0" calcext:value-type="float">
            <text:p>0</text:p>
          </table:table-cell>
          <table:table-cell table:style-name="ce62" table:formula="of:= [.I28]+[.O28]*[.$D28]" office:value-type="float" office:value="0" calcext:value-type="float">
            <text:p>0</text:p>
          </table:table-cell>
          <table:table-cell table:style-name="ce62" table:formula="of:= [.J28]+[.P28]*[.$D28]" office:value-type="float" office:value="0" calcext:value-type="float">
            <text:p>0</text:p>
          </table:table-cell>
          <table:table-cell table:style-name="ce62" table:formula="of:= [.K28]+[.Q28]*[.$D28]" office:value-type="float" office:value="0" calcext:value-type="float">
            <text:p>0</text:p>
          </table:table-cell>
          <table:table-cell table:formula="of:=MAX([.R28:.W2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480</text:p>
          </table:table-cell>
          <table:table-cell office:value-type="string" calcext:value-type="string">
            <text:p>equip003_000</text:p>
          </table:table-cell>
          <table:table-cell office:value-type="string" calcext:value-type="string">
            <text:p>Pi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k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29]+[.L29]*[.$D29]" office:value-type="float" office:value="0" calcext:value-type="float">
            <text:p>0</text:p>
          </table:table-cell>
          <table:table-cell table:formula="of:= [.G29]+[.M29]*[.$D29]" office:value-type="float" office:value="0" calcext:value-type="float">
            <text:p>0</text:p>
          </table:table-cell>
          <table:table-cell table:formula="of:= [.H29]+[.N29]*[.$D29]" office:value-type="float" office:value="0" calcext:value-type="float">
            <text:p>0</text:p>
          </table:table-cell>
          <table:table-cell table:formula="of:= [.I29]+[.O29]*[.$D29]" office:value-type="float" office:value="0" calcext:value-type="float">
            <text:p>0</text:p>
          </table:table-cell>
          <table:table-cell table:formula="of:= [.J29]+[.P29]*[.$D29]" office:value-type="float" office:value="0" calcext:value-type="float">
            <text:p>0</text:p>
          </table:table-cell>
          <table:table-cell table:formula="of:= [.K29]+[.Q29]*[.$D29]" office:value-type="float" office:value="0" calcext:value-type="float">
            <text:p>0</text:p>
          </table:table-cell>
          <table:table-cell table:formula="of:=MAX([.R29:.W2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608</text:p>
          </table:table-cell>
          <table:table-cell office:value-type="string" calcext:value-type="string">
            <text:p>equip003_100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0]+[.L30]*[.$D30]" office:value-type="float" office:value="0" calcext:value-type="float">
            <text:p>0</text:p>
          </table:table-cell>
          <table:table-cell table:formula="of:= [.G30]+[.M30]*[.$D30]" office:value-type="float" office:value="0" calcext:value-type="float">
            <text:p>0</text:p>
          </table:table-cell>
          <table:table-cell table:formula="of:= [.H30]+[.N30]*[.$D30]" office:value-type="float" office:value="0" calcext:value-type="float">
            <text:p>0</text:p>
          </table:table-cell>
          <table:table-cell table:formula="of:= [.I30]+[.O30]*[.$D30]" office:value-type="float" office:value="0" calcext:value-type="float">
            <text:p>0</text:p>
          </table:table-cell>
          <table:table-cell table:formula="of:= [.J30]+[.P30]*[.$D30]" office:value-type="float" office:value="0" calcext:value-type="float">
            <text:p>0</text:p>
          </table:table-cell>
          <table:table-cell table:formula="of:= [.K30]+[.Q30]*[.$D30]" office:value-type="float" office:value="0" calcext:value-type="float">
            <text:p>0</text:p>
          </table:table-cell>
          <table:table-cell table:formula="of:=MAX([.R30:.W3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790</text:p>
          </table:table-cell>
          <table:table-cell office:value-type="string" calcext:value-type="string">
            <text:p>equip003_101</text:p>
          </table:table-cell>
          <table:table-cell office:value-type="string" calcext:value-type="string">
            <text:p>Pik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1]+[.L31]*[.$D31]" office:value-type="float" office:value="0" calcext:value-type="float">
            <text:p>0</text:p>
          </table:table-cell>
          <table:table-cell table:formula="of:= [.G31]+[.M31]*[.$D31]" office:value-type="float" office:value="0" calcext:value-type="float">
            <text:p>0</text:p>
          </table:table-cell>
          <table:table-cell table:formula="of:= [.H31]+[.N31]*[.$D31]" office:value-type="float" office:value="0" calcext:value-type="float">
            <text:p>0</text:p>
          </table:table-cell>
          <table:table-cell table:formula="of:= [.I31]+[.O31]*[.$D31]" office:value-type="float" office:value="0" calcext:value-type="float">
            <text:p>0</text:p>
          </table:table-cell>
          <table:table-cell table:formula="of:= [.J31]+[.P31]*[.$D31]" office:value-type="float" office:value="0" calcext:value-type="float">
            <text:p>0</text:p>
          </table:table-cell>
          <table:table-cell table:formula="of:= [.K31]+[.Q31]*[.$D31]" office:value-type="float" office:value="0" calcext:value-type="float">
            <text:p>0</text:p>
          </table:table-cell>
          <table:table-cell table:formula="of:=MAX([.R31:.W3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918</text:p>
          </table:table-cell>
          <table:table-cell office:value-type="string" calcext:value-type="string">
            <text:p>equip003_200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2]+[.L32]*[.$D32]" office:value-type="float" office:value="0" calcext:value-type="float">
            <text:p>0</text:p>
          </table:table-cell>
          <table:table-cell table:formula="of:= [.G32]+[.M32]*[.$D32]" office:value-type="float" office:value="0" calcext:value-type="float">
            <text:p>0</text:p>
          </table:table-cell>
          <table:table-cell table:formula="of:= [.H32]+[.N32]*[.$D32]" office:value-type="float" office:value="0" calcext:value-type="float">
            <text:p>0</text:p>
          </table:table-cell>
          <table:table-cell table:formula="of:= [.I32]+[.O32]*[.$D32]" office:value-type="float" office:value="0" calcext:value-type="float">
            <text:p>0</text:p>
          </table:table-cell>
          <table:table-cell table:formula="of:= [.J32]+[.P32]*[.$D32]" office:value-type="float" office:value="0" calcext:value-type="float">
            <text:p>0</text:p>
          </table:table-cell>
          <table:table-cell table:formula="of:= [.K32]+[.Q32]*[.$D32]" office:value-type="float" office:value="0" calcext:value-type="float">
            <text:p>0</text:p>
          </table:table-cell>
          <table:table-cell table:formula="of:=MAX([.R32:.W3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AA0</text:p>
          </table:table-cell>
          <table:table-cell office:value-type="string" calcext:value-type="string">
            <text:p>equip003_201</text:p>
          </table:table-cell>
          <table:table-cell office:value-type="string" calcext:value-type="string">
            <text:p>Pik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3]+[.L33]*[.$D33]" office:value-type="float" office:value="0" calcext:value-type="float">
            <text:p>0</text:p>
          </table:table-cell>
          <table:table-cell table:formula="of:= [.G33]+[.M33]*[.$D33]" office:value-type="float" office:value="0" calcext:value-type="float">
            <text:p>0</text:p>
          </table:table-cell>
          <table:table-cell table:formula="of:= [.H33]+[.N33]*[.$D33]" office:value-type="float" office:value="0" calcext:value-type="float">
            <text:p>0</text:p>
          </table:table-cell>
          <table:table-cell table:formula="of:= [.I33]+[.O33]*[.$D33]" office:value-type="float" office:value="0" calcext:value-type="float">
            <text:p>0</text:p>
          </table:table-cell>
          <table:table-cell table:formula="of:= [.J33]+[.P33]*[.$D33]" office:value-type="float" office:value="0" calcext:value-type="float">
            <text:p>0</text:p>
          </table:table-cell>
          <table:table-cell table:formula="of:= [.K33]+[.Q33]*[.$D33]" office:value-type="float" office:value="0" calcext:value-type="float">
            <text:p>0</text:p>
          </table:table-cell>
          <table:table-cell table:formula="of:=MAX([.R33:.W3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C28</text:p>
          </table:table-cell>
          <table:table-cell office:value-type="string" calcext:value-type="string">
            <text:p>equip003_202</text:p>
          </table:table-cell>
          <table:table-cell office:value-type="string" calcext:value-type="string">
            <text:p>Pik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4]+[.L34]*[.$D34]" office:value-type="float" office:value="0" calcext:value-type="float">
            <text:p>0</text:p>
          </table:table-cell>
          <table:table-cell table:formula="of:= [.G34]+[.M34]*[.$D34]" office:value-type="float" office:value="0" calcext:value-type="float">
            <text:p>0</text:p>
          </table:table-cell>
          <table:table-cell table:formula="of:= [.H34]+[.N34]*[.$D34]" office:value-type="float" office:value="0" calcext:value-type="float">
            <text:p>0</text:p>
          </table:table-cell>
          <table:table-cell table:formula="of:= [.I34]+[.O34]*[.$D34]" office:value-type="float" office:value="0" calcext:value-type="float">
            <text:p>0</text:p>
          </table:table-cell>
          <table:table-cell table:formula="of:= [.J34]+[.P34]*[.$D34]" office:value-type="float" office:value="0" calcext:value-type="float">
            <text:p>0</text:p>
          </table:table-cell>
          <table:table-cell table:formula="of:= [.K34]+[.Q34]*[.$D34]" office:value-type="float" office:value="0" calcext:value-type="float">
            <text:p>0</text:p>
          </table:table-cell>
          <table:table-cell table:formula="of:=MAX([.R34:.W34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9DB0</text:p>
          </table:table-cell>
          <table:table-cell table:style-name="ce74" office:value-type="string" calcext:value-type="string">
            <text:p>equip003_300</text:p>
          </table:table-cell>
          <table:table-cell office:value-type="string" calcext:value-type="string">
            <text:p>Pik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Lance of Asuwish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35]+[.L35]*[.$D35]" office:value-type="float" office:value="0" calcext:value-type="float">
            <text:p>0</text:p>
          </table:table-cell>
          <table:table-cell table:style-name="ce62" table:formula="of:= [.G35]+[.M35]*[.$D35]" office:value-type="float" office:value="0" calcext:value-type="float">
            <text:p>0</text:p>
          </table:table-cell>
          <table:table-cell table:style-name="ce62" table:formula="of:= [.H35]+[.N35]*[.$D35]" office:value-type="float" office:value="0" calcext:value-type="float">
            <text:p>0</text:p>
          </table:table-cell>
          <table:table-cell table:style-name="ce62" table:formula="of:= [.I35]+[.O35]*[.$D35]" office:value-type="float" office:value="0" calcext:value-type="float">
            <text:p>0</text:p>
          </table:table-cell>
          <table:table-cell table:style-name="ce62" table:formula="of:= [.J35]+[.P35]*[.$D35]" office:value-type="float" office:value="0" calcext:value-type="float">
            <text:p>0</text:p>
          </table:table-cell>
          <table:table-cell table:style-name="ce62" table:formula="of:= [.K35]+[.Q35]*[.$D35]" office:value-type="float" office:value="0" calcext:value-type="float">
            <text:p>0</text:p>
          </table:table-cell>
          <table:table-cell table:formula="of:=MAX([.R35:.W3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9F38</text:p>
          </table:table-cell>
          <table:table-cell office:value-type="string" calcext:value-type="string">
            <text:p>equip004_0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6]+[.L36]*[.$D36]" office:value-type="float" office:value="0" calcext:value-type="float">
            <text:p>0</text:p>
          </table:table-cell>
          <table:table-cell table:formula="of:= [.G36]+[.M36]*[.$D36]" office:value-type="float" office:value="0" calcext:value-type="float">
            <text:p>0</text:p>
          </table:table-cell>
          <table:table-cell table:formula="of:= [.H36]+[.N36]*[.$D36]" office:value-type="float" office:value="0" calcext:value-type="float">
            <text:p>0</text:p>
          </table:table-cell>
          <table:table-cell table:formula="of:= [.I36]+[.O36]*[.$D36]" office:value-type="float" office:value="0" calcext:value-type="float">
            <text:p>0</text:p>
          </table:table-cell>
          <table:table-cell table:formula="of:= [.J36]+[.P36]*[.$D36]" office:value-type="float" office:value="0" calcext:value-type="float">
            <text:p>0</text:p>
          </table:table-cell>
          <table:table-cell table:formula="of:= [.K36]+[.Q36]*[.$D36]" office:value-type="float" office:value="0" calcext:value-type="float">
            <text:p>0</text:p>
          </table:table-cell>
          <table:table-cell table:formula="of:=MAX([.R36:.W3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0C0</text:p>
          </table:table-cell>
          <table:table-cell office:value-type="string" calcext:value-type="string">
            <text:p>equip004_1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7]+[.L37]*[.$D37]" office:value-type="float" office:value="0" calcext:value-type="float">
            <text:p>0</text:p>
          </table:table-cell>
          <table:table-cell table:formula="of:= [.G37]+[.M37]*[.$D37]" office:value-type="float" office:value="0" calcext:value-type="float">
            <text:p>0</text:p>
          </table:table-cell>
          <table:table-cell table:formula="of:= [.H37]+[.N37]*[.$D37]" office:value-type="float" office:value="0" calcext:value-type="float">
            <text:p>0</text:p>
          </table:table-cell>
          <table:table-cell table:formula="of:= [.I37]+[.O37]*[.$D37]" office:value-type="float" office:value="0" calcext:value-type="float">
            <text:p>0</text:p>
          </table:table-cell>
          <table:table-cell table:formula="of:= [.J37]+[.P37]*[.$D37]" office:value-type="float" office:value="0" calcext:value-type="float">
            <text:p>0</text:p>
          </table:table-cell>
          <table:table-cell table:formula="of:= [.K37]+[.Q37]*[.$D37]" office:value-type="float" office:value="0" calcext:value-type="float">
            <text:p>0</text:p>
          </table:table-cell>
          <table:table-cell table:formula="of:=MAX([.R37:.W3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248</text:p>
          </table:table-cell>
          <table:table-cell office:value-type="string" calcext:value-type="string">
            <text:p>equip004_1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8]+[.L38]*[.$D38]" office:value-type="float" office:value="0" calcext:value-type="float">
            <text:p>0</text:p>
          </table:table-cell>
          <table:table-cell table:formula="of:= [.G38]+[.M38]*[.$D38]" office:value-type="float" office:value="0" calcext:value-type="float">
            <text:p>0</text:p>
          </table:table-cell>
          <table:table-cell table:formula="of:= [.H38]+[.N38]*[.$D38]" office:value-type="float" office:value="0" calcext:value-type="float">
            <text:p>0</text:p>
          </table:table-cell>
          <table:table-cell table:formula="of:= [.I38]+[.O38]*[.$D38]" office:value-type="float" office:value="0" calcext:value-type="float">
            <text:p>0</text:p>
          </table:table-cell>
          <table:table-cell table:formula="of:= [.J38]+[.P38]*[.$D38]" office:value-type="float" office:value="0" calcext:value-type="float">
            <text:p>0</text:p>
          </table:table-cell>
          <table:table-cell table:formula="of:= [.K38]+[.Q38]*[.$D38]" office:value-type="float" office:value="0" calcext:value-type="float">
            <text:p>0</text:p>
          </table:table-cell>
          <table:table-cell table:formula="of:=MAX([.R38:.W3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3D0</text:p>
          </table:table-cell>
          <table:table-cell office:value-type="string" calcext:value-type="string">
            <text:p>equip004_1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39]+[.L39]*[.$D39]" office:value-type="float" office:value="0" calcext:value-type="float">
            <text:p>0</text:p>
          </table:table-cell>
          <table:table-cell table:formula="of:= [.G39]+[.M39]*[.$D39]" office:value-type="float" office:value="0" calcext:value-type="float">
            <text:p>0</text:p>
          </table:table-cell>
          <table:table-cell table:formula="of:= [.H39]+[.N39]*[.$D39]" office:value-type="float" office:value="0" calcext:value-type="float">
            <text:p>0</text:p>
          </table:table-cell>
          <table:table-cell table:formula="of:= [.I39]+[.O39]*[.$D39]" office:value-type="float" office:value="0" calcext:value-type="float">
            <text:p>0</text:p>
          </table:table-cell>
          <table:table-cell table:formula="of:= [.J39]+[.P39]*[.$D39]" office:value-type="float" office:value="0" calcext:value-type="float">
            <text:p>0</text:p>
          </table:table-cell>
          <table:table-cell table:formula="of:= [.K39]+[.Q39]*[.$D39]" office:value-type="float" office:value="0" calcext:value-type="float">
            <text:p>0</text:p>
          </table:table-cell>
          <table:table-cell table:formula="of:=MAX([.R39:.W3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558</text:p>
          </table:table-cell>
          <table:table-cell office:value-type="string" calcext:value-type="string">
            <text:p>equip004_200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0]+[.L40]*[.$D40]" office:value-type="float" office:value="0" calcext:value-type="float">
            <text:p>0</text:p>
          </table:table-cell>
          <table:table-cell table:formula="of:= [.G40]+[.M40]*[.$D40]" office:value-type="float" office:value="0" calcext:value-type="float">
            <text:p>0</text:p>
          </table:table-cell>
          <table:table-cell table:formula="of:= [.H40]+[.N40]*[.$D40]" office:value-type="float" office:value="0" calcext:value-type="float">
            <text:p>0</text:p>
          </table:table-cell>
          <table:table-cell table:formula="of:= [.I40]+[.O40]*[.$D40]" office:value-type="float" office:value="0" calcext:value-type="float">
            <text:p>0</text:p>
          </table:table-cell>
          <table:table-cell table:formula="of:= [.J40]+[.P40]*[.$D40]" office:value-type="float" office:value="0" calcext:value-type="float">
            <text:p>0</text:p>
          </table:table-cell>
          <table:table-cell table:formula="of:= [.K40]+[.Q40]*[.$D40]" office:value-type="float" office:value="0" calcext:value-type="float">
            <text:p>0</text:p>
          </table:table-cell>
          <table:table-cell table:formula="of:=MAX([.R40:.W4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6E0</text:p>
          </table:table-cell>
          <table:table-cell office:value-type="string" calcext:value-type="string">
            <text:p>equip004_201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1]+[.L41]*[.$D41]" office:value-type="float" office:value="0" calcext:value-type="float">
            <text:p>0</text:p>
          </table:table-cell>
          <table:table-cell table:formula="of:= [.G41]+[.M41]*[.$D41]" office:value-type="float" office:value="0" calcext:value-type="float">
            <text:p>0</text:p>
          </table:table-cell>
          <table:table-cell table:formula="of:= [.H41]+[.N41]*[.$D41]" office:value-type="float" office:value="0" calcext:value-type="float">
            <text:p>0</text:p>
          </table:table-cell>
          <table:table-cell table:formula="of:= [.I41]+[.O41]*[.$D41]" office:value-type="float" office:value="0" calcext:value-type="float">
            <text:p>0</text:p>
          </table:table-cell>
          <table:table-cell table:formula="of:= [.J41]+[.P41]*[.$D41]" office:value-type="float" office:value="0" calcext:value-type="float">
            <text:p>0</text:p>
          </table:table-cell>
          <table:table-cell table:formula="of:= [.K41]+[.Q41]*[.$D41]" office:value-type="float" office:value="0" calcext:value-type="float">
            <text:p>0</text:p>
          </table:table-cell>
          <table:table-cell table:formula="of:=MAX([.R41:.W4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868</text:p>
          </table:table-cell>
          <table:table-cell office:value-type="string" calcext:value-type="string">
            <text:p>equip004_202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2]+[.L42]*[.$D42]" office:value-type="float" office:value="0" calcext:value-type="float">
            <text:p>0</text:p>
          </table:table-cell>
          <table:table-cell table:formula="of:= [.G42]+[.M42]*[.$D42]" office:value-type="float" office:value="0" calcext:value-type="float">
            <text:p>0</text:p>
          </table:table-cell>
          <table:table-cell table:formula="of:= [.H42]+[.N42]*[.$D42]" office:value-type="float" office:value="0" calcext:value-type="float">
            <text:p>0</text:p>
          </table:table-cell>
          <table:table-cell table:formula="of:= [.I42]+[.O42]*[.$D42]" office:value-type="float" office:value="0" calcext:value-type="float">
            <text:p>0</text:p>
          </table:table-cell>
          <table:table-cell table:formula="of:= [.J42]+[.P42]*[.$D42]" office:value-type="float" office:value="0" calcext:value-type="float">
            <text:p>0</text:p>
          </table:table-cell>
          <table:table-cell table:formula="of:= [.K42]+[.Q42]*[.$D42]" office:value-type="float" office:value="0" calcext:value-type="float">
            <text:p>0</text:p>
          </table:table-cell>
          <table:table-cell table:formula="of:=MAX([.R42:.W4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9F0</text:p>
          </table:table-cell>
          <table:table-cell office:value-type="string" calcext:value-type="string">
            <text:p>equip004_203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3]+[.L43]*[.$D43]" office:value-type="float" office:value="0" calcext:value-type="float">
            <text:p>0</text:p>
          </table:table-cell>
          <table:table-cell table:formula="of:= [.G43]+[.M43]*[.$D43]" office:value-type="float" office:value="0" calcext:value-type="float">
            <text:p>0</text:p>
          </table:table-cell>
          <table:table-cell table:formula="of:= [.H43]+[.N43]*[.$D43]" office:value-type="float" office:value="0" calcext:value-type="float">
            <text:p>0</text:p>
          </table:table-cell>
          <table:table-cell table:formula="of:= [.I43]+[.O43]*[.$D43]" office:value-type="float" office:value="0" calcext:value-type="float">
            <text:p>0</text:p>
          </table:table-cell>
          <table:table-cell table:formula="of:= [.J43]+[.P43]*[.$D43]" office:value-type="float" office:value="0" calcext:value-type="float">
            <text:p>0</text:p>
          </table:table-cell>
          <table:table-cell table:formula="of:= [.K43]+[.Q43]*[.$D43]" office:value-type="float" office:value="0" calcext:value-type="float">
            <text:p>0</text:p>
          </table:table-cell>
          <table:table-cell table:formula="of:=MAX([.R43:.W4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B78</text:p>
          </table:table-cell>
          <table:table-cell office:value-type="string" calcext:value-type="string">
            <text:p>equip004_204</text:p>
          </table:table-cell>
          <table:table-cell table:style-name="ce79" office:value-type="string" calcext:value-type="string">
            <text:p>Halbe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44]+[.L44]*[.$D44]" office:value-type="float" office:value="0" calcext:value-type="float">
            <text:p>0</text:p>
          </table:table-cell>
          <table:table-cell table:formula="of:= [.G44]+[.M44]*[.$D44]" office:value-type="float" office:value="0" calcext:value-type="float">
            <text:p>0</text:p>
          </table:table-cell>
          <table:table-cell table:formula="of:= [.H44]+[.N44]*[.$D44]" office:value-type="float" office:value="0" calcext:value-type="float">
            <text:p>0</text:p>
          </table:table-cell>
          <table:table-cell table:formula="of:= [.I44]+[.O44]*[.$D44]" office:value-type="float" office:value="0" calcext:value-type="float">
            <text:p>0</text:p>
          </table:table-cell>
          <table:table-cell table:formula="of:= [.J44]+[.P44]*[.$D44]" office:value-type="float" office:value="0" calcext:value-type="float">
            <text:p>0</text:p>
          </table:table-cell>
          <table:table-cell table:formula="of:= [.K44]+[.Q44]*[.$D44]" office:value-type="float" office:value="0" calcext:value-type="float">
            <text:p>0</text:p>
          </table:table-cell>
          <table:table-cell table:formula="of:=MAX([.R44:.W44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AD00</text:p>
          </table:table-cell>
          <table:table-cell table:style-name="ce74" office:value-type="string" calcext:value-type="string">
            <text:p>equip004_300</text:p>
          </table:table-cell>
          <table:table-cell table:style-name="ce79" office:value-type="string" calcext:value-type="string">
            <text:p>Halberd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Hotenpon's Halberd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45]+[.L45]*[.$D45]" office:value-type="float" office:value="0" calcext:value-type="float">
            <text:p>0</text:p>
          </table:table-cell>
          <table:table-cell table:style-name="ce62" table:formula="of:= [.G45]+[.M45]*[.$D45]" office:value-type="float" office:value="0" calcext:value-type="float">
            <text:p>0</text:p>
          </table:table-cell>
          <table:table-cell table:style-name="ce62" table:formula="of:= [.H45]+[.N45]*[.$D45]" office:value-type="float" office:value="0" calcext:value-type="float">
            <text:p>0</text:p>
          </table:table-cell>
          <table:table-cell table:style-name="ce62" table:formula="of:= [.I45]+[.O45]*[.$D45]" office:value-type="float" office:value="0" calcext:value-type="float">
            <text:p>0</text:p>
          </table:table-cell>
          <table:table-cell table:style-name="ce62" table:formula="of:= [.J45]+[.P45]*[.$D45]" office:value-type="float" office:value="0" calcext:value-type="float">
            <text:p>0</text:p>
          </table:table-cell>
          <table:table-cell table:style-name="ce62" table:formula="of:= [.K45]+[.Q45]*[.$D45]" office:value-type="float" office:value="0" calcext:value-type="float">
            <text:p>0</text:p>
          </table:table-cell>
          <table:table-cell table:formula="of:=MAX([.R45:.W4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AE88</text:p>
          </table:table-cell>
          <table:table-cell office:value-type="string" calcext:value-type="string">
            <text:p>equip005_0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 [.F46]+[.L46]*[.$D46]" office:value-type="float" office:value="0.05" calcext:value-type="float">
            <text:p>0.05</text:p>
          </table:table-cell>
          <table:table-cell table:formula="of:= [.G46]+[.M46]*[.$D46]" office:value-type="float" office:value="0.05" calcext:value-type="float">
            <text:p>0.05</text:p>
          </table:table-cell>
          <table:table-cell table:formula="of:= [.H46]+[.N46]*[.$D46]" office:value-type="float" office:value="0.01" calcext:value-type="float">
            <text:p>0.01</text:p>
          </table:table-cell>
          <table:table-cell table:formula="of:= [.I46]+[.O46]*[.$D46]" office:value-type="float" office:value="0.01" calcext:value-type="float">
            <text:p>0.01</text:p>
          </table:table-cell>
          <table:table-cell table:formula="of:= [.J46]+[.P46]*[.$D46]" office:value-type="float" office:value="0.01" calcext:value-type="float">
            <text:p>0.01</text:p>
          </table:table-cell>
          <table:table-cell table:formula="of:= [.K46]+[.Q46]*[.$D46]" office:value-type="float" office:value="0.01" calcext:value-type="float">
            <text:p>0.01</text:p>
          </table:table-cell>
          <table:table-cell table:formula="of:=MAX([.R46:.W46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1B010</text:p>
          </table:table-cell>
          <table:table-cell office:value-type="string" calcext:value-type="string">
            <text:p>equip005_1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47]+[.L47]*[.$D47]" office:value-type="float" office:value="0.5" calcext:value-type="float">
            <text:p>0.5</text:p>
          </table:table-cell>
          <table:table-cell table:formula="of:= [.G47]+[.M47]*[.$D47]" office:value-type="float" office:value="0.5" calcext:value-type="float">
            <text:p>0.5</text:p>
          </table:table-cell>
          <table:table-cell table:formula="of:= [.H47]+[.N47]*[.$D47]" office:value-type="float" office:value="0.21" calcext:value-type="float">
            <text:p>0.21</text:p>
          </table:table-cell>
          <table:table-cell table:formula="of:= [.I47]+[.O47]*[.$D47]" office:value-type="float" office:value="0.21" calcext:value-type="float">
            <text:p>0.21</text:p>
          </table:table-cell>
          <table:table-cell table:formula="of:= [.J47]+[.P47]*[.$D47]" office:value-type="float" office:value="0.21" calcext:value-type="float">
            <text:p>0.21</text:p>
          </table:table-cell>
          <table:table-cell table:formula="of:= [.K47]+[.Q47]*[.$D47]" office:value-type="float" office:value="0.21" calcext:value-type="float">
            <text:p>0.21</text:p>
          </table:table-cell>
          <table:table-cell table:formula="of:=MAX([.R47:.W47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1B198</text:p>
          </table:table-cell>
          <table:table-cell office:value-type="string" calcext:value-type="string">
            <text:p>equip005_1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48]+[.L48]*[.$D48]" office:value-type="float" office:value="0.45" calcext:value-type="float">
            <text:p>0.45</text:p>
          </table:table-cell>
          <table:table-cell table:formula="of:= [.G48]+[.M48]*[.$D48]" office:value-type="float" office:value="0.45" calcext:value-type="float">
            <text:p>0.45</text:p>
          </table:table-cell>
          <table:table-cell table:formula="of:= [.H48]+[.N48]*[.$D48]" office:value-type="float" office:value="0.35" calcext:value-type="float">
            <text:p>0.35</text:p>
          </table:table-cell>
          <table:table-cell table:formula="of:= [.I48]+[.O48]*[.$D48]" office:value-type="float" office:value="0.21" calcext:value-type="float">
            <text:p>0.21</text:p>
          </table:table-cell>
          <table:table-cell table:formula="of:= [.J48]+[.P48]*[.$D48]" office:value-type="float" office:value="0.21" calcext:value-type="float">
            <text:p>0.21</text:p>
          </table:table-cell>
          <table:table-cell table:formula="of:= [.K48]+[.Q48]*[.$D48]" office:value-type="float" office:value="0.21" calcext:value-type="float">
            <text:p>0.21</text:p>
          </table:table-cell>
          <table:table-cell table:formula="of:=MAX([.R48:.W48])" office:value-type="float" office:value="0.45" calcext:value-type="float">
            <text:p>0.45</text:p>
          </table:table-cell>
        </table:table-row>
        <table:table-row table:style-name="ro3">
          <table:table-cell office:value-type="string" calcext:value-type="string">
            <text:p>0x1B320</text:p>
          </table:table-cell>
          <table:table-cell office:value-type="string" calcext:value-type="string">
            <text:p>equip005_1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49]+[.L49]*[.$D49]" office:value-type="float" office:value="0.45" calcext:value-type="float">
            <text:p>0.45</text:p>
          </table:table-cell>
          <table:table-cell table:formula="of:= [.G49]+[.M49]*[.$D49]" office:value-type="float" office:value="0.45" calcext:value-type="float">
            <text:p>0.45</text:p>
          </table:table-cell>
          <table:table-cell table:formula="of:= [.H49]+[.N49]*[.$D49]" office:value-type="float" office:value="0.21" calcext:value-type="float">
            <text:p>0.21</text:p>
          </table:table-cell>
          <table:table-cell table:formula="of:= [.I49]+[.O49]*[.$D49]" office:value-type="float" office:value="0.35" calcext:value-type="float">
            <text:p>0.35</text:p>
          </table:table-cell>
          <table:table-cell table:formula="of:= [.J49]+[.P49]*[.$D49]" office:value-type="float" office:value="0.21" calcext:value-type="float">
            <text:p>0.21</text:p>
          </table:table-cell>
          <table:table-cell table:formula="of:= [.K49]+[.Q49]*[.$D49]" office:value-type="float" office:value="0.21" calcext:value-type="float">
            <text:p>0.21</text:p>
          </table:table-cell>
          <table:table-cell table:formula="of:=MAX([.R49:.W49])" office:value-type="float" office:value="0.45" calcext:value-type="float">
            <text:p>0.45</text:p>
          </table:table-cell>
        </table:table-row>
        <table:table-row table:style-name="ro3">
          <table:table-cell office:value-type="string" calcext:value-type="string">
            <text:p>0x1B4A8</text:p>
          </table:table-cell>
          <table:table-cell office:value-type="string" calcext:value-type="string">
            <text:p>equip005_200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0]+[.L50]*[.$D50]" office:value-type="float" office:value="0.34" calcext:value-type="float">
            <text:p>0.34</text:p>
          </table:table-cell>
          <table:table-cell table:formula="of:= [.G50]+[.M50]*[.$D50]" office:value-type="float" office:value="0.34" calcext:value-type="float">
            <text:p>0.34</text:p>
          </table:table-cell>
          <table:table-cell table:formula="of:= [.H50]+[.N50]*[.$D50]" office:value-type="float" office:value="0.17" calcext:value-type="float">
            <text:p>0.17</text:p>
          </table:table-cell>
          <table:table-cell table:formula="of:= [.I50]+[.O50]*[.$D50]" office:value-type="float" office:value="0.17" calcext:value-type="float">
            <text:p>0.17</text:p>
          </table:table-cell>
          <table:table-cell table:formula="of:= [.J50]+[.P50]*[.$D50]" office:value-type="float" office:value="0.17" calcext:value-type="float">
            <text:p>0.17</text:p>
          </table:table-cell>
          <table:table-cell table:formula="of:= [.K50]+[.Q50]*[.$D50]" office:value-type="float" office:value="0.17" calcext:value-type="float">
            <text:p>0.17</text:p>
          </table:table-cell>
          <table:table-cell table:formula="of:=MAX([.R50:.W50])" office:value-type="float" office:value="0.34" calcext:value-type="float">
            <text:p>0.34</text:p>
          </table:table-cell>
        </table:table-row>
        <table:table-row table:style-name="ro3">
          <table:table-cell office:value-type="string" calcext:value-type="string">
            <text:p>0x1B630</text:p>
          </table:table-cell>
          <table:table-cell office:value-type="string" calcext:value-type="string">
            <text:p>equip005_201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1]+[.L51]*[.$D51]" office:value-type="float" office:value="0.44" calcext:value-type="float">
            <text:p>0.44</text:p>
          </table:table-cell>
          <table:table-cell table:formula="of:= [.G51]+[.M51]*[.$D51]" office:value-type="float" office:value="0.44" calcext:value-type="float">
            <text:p>0.44</text:p>
          </table:table-cell>
          <table:table-cell table:formula="of:= [.H51]+[.N51]*[.$D51]" office:value-type="float" office:value="0.13" calcext:value-type="float">
            <text:p>0.13</text:p>
          </table:table-cell>
          <table:table-cell table:formula="of:= [.I51]+[.O51]*[.$D51]" office:value-type="float" office:value="0.13" calcext:value-type="float">
            <text:p>0.13</text:p>
          </table:table-cell>
          <table:table-cell table:formula="of:= [.J51]+[.P51]*[.$D51]" office:value-type="float" office:value="0.13" calcext:value-type="float">
            <text:p>0.13</text:p>
          </table:table-cell>
          <table:table-cell table:formula="of:= [.K51]+[.Q51]*[.$D51]" office:value-type="float" office:value="0.13" calcext:value-type="float">
            <text:p>0.13</text:p>
          </table:table-cell>
          <table:table-cell table:formula="of:=MAX([.R51:.W51])" office:value-type="float" office:value="0.44" calcext:value-type="float">
            <text:p>0.44</text:p>
          </table:table-cell>
        </table:table-row>
        <table:table-row table:style-name="ro3">
          <table:table-cell office:value-type="string" calcext:value-type="string">
            <text:p>0x1B7B8</text:p>
          </table:table-cell>
          <table:table-cell office:value-type="string" calcext:value-type="string">
            <text:p>equip005_202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2]+[.L52]*[.$D52]" office:value-type="float" office:value="0.31" calcext:value-type="float">
            <text:p>0.31</text:p>
          </table:table-cell>
          <table:table-cell table:formula="of:= [.G52]+[.M52]*[.$D52]" office:value-type="float" office:value="0.46" calcext:value-type="float">
            <text:p>0.46</text:p>
          </table:table-cell>
          <table:table-cell table:formula="of:= [.H52]+[.N52]*[.$D52]" office:value-type="float" office:value="0.205" calcext:value-type="float">
            <text:p>0.205</text:p>
          </table:table-cell>
          <table:table-cell table:formula="of:= [.I52]+[.O52]*[.$D52]" office:value-type="float" office:value="0.115" calcext:value-type="float">
            <text:p>0.115</text:p>
          </table:table-cell>
          <table:table-cell table:formula="of:= [.J52]+[.P52]*[.$D52]" office:value-type="float" office:value="0.115" calcext:value-type="float">
            <text:p>0.115</text:p>
          </table:table-cell>
          <table:table-cell table:formula="of:= [.K52]+[.Q52]*[.$D52]" office:value-type="float" office:value="0.115" calcext:value-type="float">
            <text:p>0.115</text:p>
          </table:table-cell>
          <table:table-cell table:formula="of:=MAX([.R52:.W52])" office:value-type="float" office:value="0.46" calcext:value-type="float">
            <text:p>0.46</text:p>
          </table:table-cell>
        </table:table-row>
        <table:table-row table:style-name="ro3">
          <table:table-cell office:value-type="string" calcext:value-type="string">
            <text:p>0x1B940</text:p>
          </table:table-cell>
          <table:table-cell office:value-type="string" calcext:value-type="string">
            <text:p>equip005_203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3]+[.L53]*[.$D53]" office:value-type="float" office:value="0.36" calcext:value-type="float">
            <text:p>0.36</text:p>
          </table:table-cell>
          <table:table-cell table:formula="of:= [.G53]+[.M53]*[.$D53]" office:value-type="float" office:value="0.41" calcext:value-type="float">
            <text:p>0.41</text:p>
          </table:table-cell>
          <table:table-cell table:formula="of:= [.H53]+[.N53]*[.$D53]" office:value-type="float" office:value="0.155" calcext:value-type="float">
            <text:p>0.155</text:p>
          </table:table-cell>
          <table:table-cell table:formula="of:= [.I53]+[.O53]*[.$D53]" office:value-type="float" office:value="0.205" calcext:value-type="float">
            <text:p>0.205</text:p>
          </table:table-cell>
          <table:table-cell table:formula="of:= [.J53]+[.P53]*[.$D53]" office:value-type="float" office:value="0.155" calcext:value-type="float">
            <text:p>0.155</text:p>
          </table:table-cell>
          <table:table-cell table:formula="of:= [.K53]+[.Q53]*[.$D53]" office:value-type="float" office:value="0.155" calcext:value-type="float">
            <text:p>0.155</text:p>
          </table:table-cell>
          <table:table-cell table:formula="of:=MAX([.R53:.W53])" office:value-type="float" office:value="0.41" calcext:value-type="float">
            <text:p>0.41</text:p>
          </table:table-cell>
        </table:table-row>
        <table:table-row table:style-name="ro3">
          <table:table-cell office:value-type="string" calcext:value-type="string">
            <text:p>0x1BAC8</text:p>
          </table:table-cell>
          <table:table-cell office:value-type="string" calcext:value-type="string">
            <text:p>equip005_204</text:p>
          </table:table-cell>
          <table:table-cell table:style-name="ce80" office:value-type="string" calcext:value-type="string">
            <text:p>Ar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6" office:value-type="float" office:value="0.15" calcext:value-type="float">
            <text:p>0.1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54]+[.L54]*[.$D54]" office:value-type="float" office:value="0.36" calcext:value-type="float">
            <text:p>0.36</text:p>
          </table:table-cell>
          <table:table-cell table:formula="of:= [.G54]+[.M54]*[.$D54]" office:value-type="float" office:value="0.36" calcext:value-type="float">
            <text:p>0.36</text:p>
          </table:table-cell>
          <table:table-cell table:formula="of:= [.H54]+[.N54]*[.$D54]" office:value-type="float" office:value="0.255" calcext:value-type="float">
            <text:p>0.255</text:p>
          </table:table-cell>
          <table:table-cell table:formula="of:= [.I54]+[.O54]*[.$D54]" office:value-type="float" office:value="0.255" calcext:value-type="float">
            <text:p>0.255</text:p>
          </table:table-cell>
          <table:table-cell table:formula="of:= [.J54]+[.P54]*[.$D54]" office:value-type="float" office:value="0.255" calcext:value-type="float">
            <text:p>0.255</text:p>
          </table:table-cell>
          <table:table-cell table:formula="of:= [.K54]+[.Q54]*[.$D54]" office:value-type="float" office:value="0.255" calcext:value-type="float">
            <text:p>0.255</text:p>
          </table:table-cell>
          <table:table-cell table:formula="of:=MAX([.R54:.W54])" office:value-type="float" office:value="0.36" calcext:value-type="float">
            <text:p>0.36</text:p>
          </table:table-cell>
        </table:table-row>
        <table:table-row table:style-name="ro3">
          <table:table-cell table:style-name="ce74" office:value-type="string" calcext:value-type="string">
            <text:p>0x1BC50</text:p>
          </table:table-cell>
          <table:table-cell table:style-name="ce74" office:value-type="string" calcext:value-type="string">
            <text:p>equip005_300</text:p>
          </table:table-cell>
          <table:table-cell table:style-name="ce80" office:value-type="string" calcext:value-type="string">
            <text:p>Arm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Super megadogu arm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2" table:formula="of:= [.F55]+[.L55]*[.$D55]" office:value-type="float" office:value="0.5" calcext:value-type="float">
            <text:p>0.5</text:p>
          </table:table-cell>
          <table:table-cell table:style-name="ce62" table:formula="of:= [.G55]+[.M55]*[.$D55]" office:value-type="float" office:value="0.5" calcext:value-type="float">
            <text:p>0.5</text:p>
          </table:table-cell>
          <table:table-cell table:style-name="ce62" table:formula="of:= [.H55]+[.N55]*[.$D55]" office:value-type="float" office:value="0.3" calcext:value-type="float">
            <text:p>0.3</text:p>
          </table:table-cell>
          <table:table-cell table:style-name="ce62" table:formula="of:= [.I55]+[.O55]*[.$D55]" office:value-type="float" office:value="0.3" calcext:value-type="float">
            <text:p>0.3</text:p>
          </table:table-cell>
          <table:table-cell table:style-name="ce62" table:formula="of:= [.J55]+[.P55]*[.$D55]" office:value-type="float" office:value="0.3" calcext:value-type="float">
            <text:p>0.3</text:p>
          </table:table-cell>
          <table:table-cell table:style-name="ce62" table:formula="of:= [.K55]+[.Q55]*[.$D55]" office:value-type="float" office:value="0.3" calcext:value-type="float">
            <text:p>0.3</text:p>
          </table:table-cell>
          <table:table-cell table:formula="of:=MAX([.R55:.W55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1BDD8</text:p>
          </table:table-cell>
          <table:table-cell office:value-type="string" calcext:value-type="string">
            <text:p>equip006_0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6]+[.L56]*[.$D56]" office:value-type="float" office:value="0" calcext:value-type="float">
            <text:p>0</text:p>
          </table:table-cell>
          <table:table-cell table:formula="of:= [.G56]+[.M56]*[.$D56]" office:value-type="float" office:value="0" calcext:value-type="float">
            <text:p>0</text:p>
          </table:table-cell>
          <table:table-cell table:formula="of:= [.H56]+[.N56]*[.$D56]" office:value-type="float" office:value="0" calcext:value-type="float">
            <text:p>0</text:p>
          </table:table-cell>
          <table:table-cell table:formula="of:= [.I56]+[.O56]*[.$D56]" office:value-type="float" office:value="0" calcext:value-type="float">
            <text:p>0</text:p>
          </table:table-cell>
          <table:table-cell table:formula="of:= [.J56]+[.P56]*[.$D56]" office:value-type="float" office:value="0" calcext:value-type="float">
            <text:p>0</text:p>
          </table:table-cell>
          <table:table-cell table:formula="of:= [.K56]+[.Q56]*[.$D56]" office:value-type="float" office:value="0" calcext:value-type="float">
            <text:p>0</text:p>
          </table:table-cell>
          <table:table-cell table:formula="of:=MAX([.R56:.W5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BF60</text:p>
          </table:table-cell>
          <table:table-cell office:value-type="string" calcext:value-type="string">
            <text:p>equip006_1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7]+[.L57]*[.$D57]" office:value-type="float" office:value="0" calcext:value-type="float">
            <text:p>0</text:p>
          </table:table-cell>
          <table:table-cell table:formula="of:= [.G57]+[.M57]*[.$D57]" office:value-type="float" office:value="0" calcext:value-type="float">
            <text:p>0</text:p>
          </table:table-cell>
          <table:table-cell table:formula="of:= [.H57]+[.N57]*[.$D57]" office:value-type="float" office:value="0" calcext:value-type="float">
            <text:p>0</text:p>
          </table:table-cell>
          <table:table-cell table:formula="of:= [.I57]+[.O57]*[.$D57]" office:value-type="float" office:value="0" calcext:value-type="float">
            <text:p>0</text:p>
          </table:table-cell>
          <table:table-cell table:formula="of:= [.J57]+[.P57]*[.$D57]" office:value-type="float" office:value="0" calcext:value-type="float">
            <text:p>0</text:p>
          </table:table-cell>
          <table:table-cell table:formula="of:= [.K57]+[.Q57]*[.$D57]" office:value-type="float" office:value="0" calcext:value-type="float">
            <text:p>0</text:p>
          </table:table-cell>
          <table:table-cell table:formula="of:=MAX([.R57:.W5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0E8</text:p>
          </table:table-cell>
          <table:table-cell office:value-type="string" calcext:value-type="string">
            <text:p>equip006_1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8]+[.L58]*[.$D58]" office:value-type="float" office:value="0" calcext:value-type="float">
            <text:p>0</text:p>
          </table:table-cell>
          <table:table-cell table:formula="of:= [.G58]+[.M58]*[.$D58]" office:value-type="float" office:value="0" calcext:value-type="float">
            <text:p>0</text:p>
          </table:table-cell>
          <table:table-cell table:formula="of:= [.H58]+[.N58]*[.$D58]" office:value-type="float" office:value="0" calcext:value-type="float">
            <text:p>0</text:p>
          </table:table-cell>
          <table:table-cell table:formula="of:= [.I58]+[.O58]*[.$D58]" office:value-type="float" office:value="0" calcext:value-type="float">
            <text:p>0</text:p>
          </table:table-cell>
          <table:table-cell table:formula="of:= [.J58]+[.P58]*[.$D58]" office:value-type="float" office:value="0" calcext:value-type="float">
            <text:p>0</text:p>
          </table:table-cell>
          <table:table-cell table:formula="of:= [.K58]+[.Q58]*[.$D58]" office:value-type="float" office:value="0" calcext:value-type="float">
            <text:p>0</text:p>
          </table:table-cell>
          <table:table-cell table:formula="of:=MAX([.R58:.W5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270</text:p>
          </table:table-cell>
          <table:table-cell office:value-type="string" calcext:value-type="string">
            <text:p>equip006_200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59]+[.L59]*[.$D59]" office:value-type="float" office:value="0" calcext:value-type="float">
            <text:p>0</text:p>
          </table:table-cell>
          <table:table-cell table:formula="of:= [.G59]+[.M59]*[.$D59]" office:value-type="float" office:value="0" calcext:value-type="float">
            <text:p>0</text:p>
          </table:table-cell>
          <table:table-cell table:formula="of:= [.H59]+[.N59]*[.$D59]" office:value-type="float" office:value="0" calcext:value-type="float">
            <text:p>0</text:p>
          </table:table-cell>
          <table:table-cell table:formula="of:= [.I59]+[.O59]*[.$D59]" office:value-type="float" office:value="0" calcext:value-type="float">
            <text:p>0</text:p>
          </table:table-cell>
          <table:table-cell table:formula="of:= [.J59]+[.P59]*[.$D59]" office:value-type="float" office:value="0" calcext:value-type="float">
            <text:p>0</text:p>
          </table:table-cell>
          <table:table-cell table:formula="of:= [.K59]+[.Q59]*[.$D59]" office:value-type="float" office:value="0" calcext:value-type="float">
            <text:p>0</text:p>
          </table:table-cell>
          <table:table-cell table:formula="of:=MAX([.R59:.W5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3F8</text:p>
          </table:table-cell>
          <table:table-cell office:value-type="string" calcext:value-type="string">
            <text:p>equip006_201</text:p>
          </table:table-cell>
          <table:table-cell table:style-name="ce81" office:value-type="string" calcext:value-type="string">
            <text:p>Dagg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0]+[.L60]*[.$D60]" office:value-type="float" office:value="0" calcext:value-type="float">
            <text:p>0</text:p>
          </table:table-cell>
          <table:table-cell table:formula="of:= [.G60]+[.M60]*[.$D60]" office:value-type="float" office:value="0" calcext:value-type="float">
            <text:p>0</text:p>
          </table:table-cell>
          <table:table-cell table:formula="of:= [.H60]+[.N60]*[.$D60]" office:value-type="float" office:value="0" calcext:value-type="float">
            <text:p>0</text:p>
          </table:table-cell>
          <table:table-cell table:formula="of:= [.I60]+[.O60]*[.$D60]" office:value-type="float" office:value="0" calcext:value-type="float">
            <text:p>0</text:p>
          </table:table-cell>
          <table:table-cell table:formula="of:= [.J60]+[.P60]*[.$D60]" office:value-type="float" office:value="0" calcext:value-type="float">
            <text:p>0</text:p>
          </table:table-cell>
          <table:table-cell table:formula="of:= [.K60]+[.Q60]*[.$D60]" office:value-type="float" office:value="0" calcext:value-type="float">
            <text:p>0</text:p>
          </table:table-cell>
          <table:table-cell table:formula="of:=MAX([.R60:.W60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C580</text:p>
          </table:table-cell>
          <table:table-cell table:style-name="ce74" office:value-type="string" calcext:value-type="string">
            <text:p>equip006_300</text:p>
          </table:table-cell>
          <table:table-cell table:style-name="ce81" office:value-type="string" calcext:value-type="string">
            <text:p>Dagger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Krau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61]+[.L61]*[.$D61]" office:value-type="float" office:value="0" calcext:value-type="float">
            <text:p>0</text:p>
          </table:table-cell>
          <table:table-cell table:style-name="ce62" table:formula="of:= [.G61]+[.M61]*[.$D61]" office:value-type="float" office:value="0" calcext:value-type="float">
            <text:p>0</text:p>
          </table:table-cell>
          <table:table-cell table:style-name="ce62" table:formula="of:= [.H61]+[.N61]*[.$D61]" office:value-type="float" office:value="0" calcext:value-type="float">
            <text:p>0</text:p>
          </table:table-cell>
          <table:table-cell table:style-name="ce62" table:formula="of:= [.I61]+[.O61]*[.$D61]" office:value-type="float" office:value="0" calcext:value-type="float">
            <text:p>0</text:p>
          </table:table-cell>
          <table:table-cell table:style-name="ce62" table:formula="of:= [.J61]+[.P61]*[.$D61]" office:value-type="float" office:value="0" calcext:value-type="float">
            <text:p>0</text:p>
          </table:table-cell>
          <table:table-cell table:style-name="ce62" table:formula="of:= [.K61]+[.Q61]*[.$D61]" office:value-type="float" office:value="0" calcext:value-type="float">
            <text:p>0</text:p>
          </table:table-cell>
          <table:table-cell table:formula="of:=MAX([.R61:.W6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708</text:p>
          </table:table-cell>
          <table:table-cell office:value-type="string" calcext:value-type="string">
            <text:p>equip007_0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2]+[.L62]*[.$D62]" office:value-type="float" office:value="0" calcext:value-type="float">
            <text:p>0</text:p>
          </table:table-cell>
          <table:table-cell table:formula="of:= [.G62]+[.M62]*[.$D62]" office:value-type="float" office:value="0" calcext:value-type="float">
            <text:p>0</text:p>
          </table:table-cell>
          <table:table-cell table:formula="of:= [.H62]+[.N62]*[.$D62]" office:value-type="float" office:value="0" calcext:value-type="float">
            <text:p>0</text:p>
          </table:table-cell>
          <table:table-cell table:formula="of:= [.I62]+[.O62]*[.$D62]" office:value-type="float" office:value="0" calcext:value-type="float">
            <text:p>0</text:p>
          </table:table-cell>
          <table:table-cell table:formula="of:= [.J62]+[.P62]*[.$D62]" office:value-type="float" office:value="0" calcext:value-type="float">
            <text:p>0</text:p>
          </table:table-cell>
          <table:table-cell table:formula="of:= [.K62]+[.Q62]*[.$D62]" office:value-type="float" office:value="0" calcext:value-type="float">
            <text:p>0</text:p>
          </table:table-cell>
          <table:table-cell table:formula="of:=MAX([.R62:.W6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890</text:p>
          </table:table-cell>
          <table:table-cell office:value-type="string" calcext:value-type="string">
            <text:p>equip007_1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3]+[.L63]*[.$D63]" office:value-type="float" office:value="0" calcext:value-type="float">
            <text:p>0</text:p>
          </table:table-cell>
          <table:table-cell table:formula="of:= [.G63]+[.M63]*[.$D63]" office:value-type="float" office:value="0" calcext:value-type="float">
            <text:p>0</text:p>
          </table:table-cell>
          <table:table-cell table:formula="of:= [.H63]+[.N63]*[.$D63]" office:value-type="float" office:value="0" calcext:value-type="float">
            <text:p>0</text:p>
          </table:table-cell>
          <table:table-cell table:formula="of:= [.I63]+[.O63]*[.$D63]" office:value-type="float" office:value="0" calcext:value-type="float">
            <text:p>0</text:p>
          </table:table-cell>
          <table:table-cell table:formula="of:= [.J63]+[.P63]*[.$D63]" office:value-type="float" office:value="0" calcext:value-type="float">
            <text:p>0</text:p>
          </table:table-cell>
          <table:table-cell table:formula="of:= [.K63]+[.Q63]*[.$D63]" office:value-type="float" office:value="0" calcext:value-type="float">
            <text:p>0</text:p>
          </table:table-cell>
          <table:table-cell table:formula="of:=MAX([.R63:.W6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A18</text:p>
          </table:table-cell>
          <table:table-cell office:value-type="string" calcext:value-type="string">
            <text:p>equip007_200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4]+[.L64]*[.$D64]" office:value-type="float" office:value="0" calcext:value-type="float">
            <text:p>0</text:p>
          </table:table-cell>
          <table:table-cell table:formula="of:= [.G64]+[.M64]*[.$D64]" office:value-type="float" office:value="0" calcext:value-type="float">
            <text:p>0</text:p>
          </table:table-cell>
          <table:table-cell table:formula="of:= [.H64]+[.N64]*[.$D64]" office:value-type="float" office:value="0" calcext:value-type="float">
            <text:p>0</text:p>
          </table:table-cell>
          <table:table-cell table:formula="of:= [.I64]+[.O64]*[.$D64]" office:value-type="float" office:value="0" calcext:value-type="float">
            <text:p>0</text:p>
          </table:table-cell>
          <table:table-cell table:formula="of:= [.J64]+[.P64]*[.$D64]" office:value-type="float" office:value="0" calcext:value-type="float">
            <text:p>0</text:p>
          </table:table-cell>
          <table:table-cell table:formula="of:= [.K64]+[.Q64]*[.$D64]" office:value-type="float" office:value="0" calcext:value-type="float">
            <text:p>0</text:p>
          </table:table-cell>
          <table:table-cell table:formula="of:=MAX([.R64:.W6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BA0</text:p>
          </table:table-cell>
          <table:table-cell office:value-type="string" calcext:value-type="string">
            <text:p>equip007_201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5]+[.L65]*[.$D65]" office:value-type="float" office:value="0" calcext:value-type="float">
            <text:p>0</text:p>
          </table:table-cell>
          <table:table-cell table:formula="of:= [.G65]+[.M65]*[.$D65]" office:value-type="float" office:value="0" calcext:value-type="float">
            <text:p>0</text:p>
          </table:table-cell>
          <table:table-cell table:formula="of:= [.H65]+[.N65]*[.$D65]" office:value-type="float" office:value="0" calcext:value-type="float">
            <text:p>0</text:p>
          </table:table-cell>
          <table:table-cell table:formula="of:= [.I65]+[.O65]*[.$D65]" office:value-type="float" office:value="0" calcext:value-type="float">
            <text:p>0</text:p>
          </table:table-cell>
          <table:table-cell table:formula="of:= [.J65]+[.P65]*[.$D65]" office:value-type="float" office:value="0" calcext:value-type="float">
            <text:p>0</text:p>
          </table:table-cell>
          <table:table-cell table:formula="of:= [.K65]+[.Q65]*[.$D65]" office:value-type="float" office:value="0" calcext:value-type="float">
            <text:p>0</text:p>
          </table:table-cell>
          <table:table-cell table:formula="of:=MAX([.R65:.W6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CD28</text:p>
          </table:table-cell>
          <table:table-cell office:value-type="string" calcext:value-type="string">
            <text:p>equip007_202</text:p>
          </table:table-cell>
          <table:table-cell table:style-name="ce82" office:value-type="string" calcext:value-type="string">
            <text:p>Shiv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66]+[.L66]*[.$D66]" office:value-type="float" office:value="0" calcext:value-type="float">
            <text:p>0</text:p>
          </table:table-cell>
          <table:table-cell table:formula="of:= [.G66]+[.M66]*[.$D66]" office:value-type="float" office:value="0" calcext:value-type="float">
            <text:p>0</text:p>
          </table:table-cell>
          <table:table-cell table:formula="of:= [.H66]+[.N66]*[.$D66]" office:value-type="float" office:value="0" calcext:value-type="float">
            <text:p>0</text:p>
          </table:table-cell>
          <table:table-cell table:formula="of:= [.I66]+[.O66]*[.$D66]" office:value-type="float" office:value="0" calcext:value-type="float">
            <text:p>0</text:p>
          </table:table-cell>
          <table:table-cell table:formula="of:= [.J66]+[.P66]*[.$D66]" office:value-type="float" office:value="0" calcext:value-type="float">
            <text:p>0</text:p>
          </table:table-cell>
          <table:table-cell table:formula="of:= [.K66]+[.Q66]*[.$D66]" office:value-type="float" office:value="0" calcext:value-type="float">
            <text:p>0</text:p>
          </table:table-cell>
          <table:table-cell table:formula="of:=MAX([.R66:.W6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CEB0</text:p>
          </table:table-cell>
          <table:table-cell table:style-name="ce74" office:value-type="string" calcext:value-type="string">
            <text:p>equip007_300</text:p>
          </table:table-cell>
          <table:table-cell table:style-name="ce82" office:value-type="string" calcext:value-type="string">
            <text:p>Shiv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Pain of Pentavus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67]+[.L67]*[.$D67]" office:value-type="float" office:value="0" calcext:value-type="float">
            <text:p>0</text:p>
          </table:table-cell>
          <table:table-cell table:style-name="ce62" table:formula="of:= [.G67]+[.M67]*[.$D67]" office:value-type="float" office:value="0" calcext:value-type="float">
            <text:p>0</text:p>
          </table:table-cell>
          <table:table-cell table:style-name="ce62" table:formula="of:= [.H67]+[.N67]*[.$D67]" office:value-type="float" office:value="0" calcext:value-type="float">
            <text:p>0</text:p>
          </table:table-cell>
          <table:table-cell table:style-name="ce62" table:formula="of:= [.I67]+[.O67]*[.$D67]" office:value-type="float" office:value="0" calcext:value-type="float">
            <text:p>0</text:p>
          </table:table-cell>
          <table:table-cell table:style-name="ce62" table:formula="of:= [.J67]+[.P67]*[.$D67]" office:value-type="float" office:value="0" calcext:value-type="float">
            <text:p>0</text:p>
          </table:table-cell>
          <table:table-cell table:style-name="ce62" table:formula="of:= [.K67]+[.Q67]*[.$D67]" office:value-type="float" office:value="0" calcext:value-type="float">
            <text:p>0</text:p>
          </table:table-cell>
          <table:table-cell table:formula="of:=MAX([.R67:.W6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D038</text:p>
          </table:table-cell>
          <table:table-cell office:value-type="string" calcext:value-type="string">
            <text:p>equip008_0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sword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5" calcext:value-type="float">
            <text:p>0.015</text:p>
          </table:table-cell>
          <table:table-cell table:formula="of:= [.F68]+[.L68]*[.$D68]" office:value-type="float" office:value="0.07" calcext:value-type="float">
            <text:p>0.07</text:p>
          </table:table-cell>
          <table:table-cell table:formula="of:= [.G68]+[.M68]*[.$D68]" office:value-type="float" office:value="0.07" calcext:value-type="float">
            <text:p>0.07</text:p>
          </table:table-cell>
          <table:table-cell table:formula="of:= [.H68]+[.N68]*[.$D68]" office:value-type="float" office:value="0.025" calcext:value-type="float">
            <text:p>0.025</text:p>
          </table:table-cell>
          <table:table-cell table:formula="of:= [.I68]+[.O68]*[.$D68]" office:value-type="float" office:value="0.025" calcext:value-type="float">
            <text:p>0.025</text:p>
          </table:table-cell>
          <table:table-cell table:formula="of:= [.J68]+[.P68]*[.$D68]" office:value-type="float" office:value="0.025" calcext:value-type="float">
            <text:p>0.025</text:p>
          </table:table-cell>
          <table:table-cell table:formula="of:= [.K68]+[.Q68]*[.$D68]" office:value-type="float" office:value="0.025" calcext:value-type="float">
            <text:p>0.025</text:p>
          </table:table-cell>
          <table:table-cell table:formula="of:=MAX([.R68:.W68])" office:value-type="float" office:value="0.07" calcext:value-type="float">
            <text:p>0.07</text:p>
          </table:table-cell>
        </table:table-row>
        <table:table-row table:style-name="ro3">
          <table:table-cell office:value-type="string" calcext:value-type="string">
            <text:p>0x1D1C0</text:p>
          </table:table-cell>
          <table:table-cell office:value-type="string" calcext:value-type="string">
            <text:p>equip008_1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5" calcext:value-type="float">
            <text:p>0.015</text:p>
          </table:table-cell>
          <table:table-cell table:formula="of:= [.F69]+[.L69]*[.$D69]" office:value-type="float" office:value="0.85" calcext:value-type="float">
            <text:p>0.85</text:p>
          </table:table-cell>
          <table:table-cell table:formula="of:= [.G69]+[.M69]*[.$D69]" office:value-type="float" office:value="0.85" calcext:value-type="float">
            <text:p>0.85</text:p>
          </table:table-cell>
          <table:table-cell table:formula="of:= [.H69]+[.N69]*[.$D69]" office:value-type="float" office:value="0.61" calcext:value-type="float">
            <text:p>0.61</text:p>
          </table:table-cell>
          <table:table-cell table:formula="of:= [.I69]+[.O69]*[.$D69]" office:value-type="float" office:value="0.61" calcext:value-type="float">
            <text:p>0.61</text:p>
          </table:table-cell>
          <table:table-cell table:formula="of:= [.J69]+[.P69]*[.$D69]" office:value-type="float" office:value="0.61" calcext:value-type="float">
            <text:p>0.61</text:p>
          </table:table-cell>
          <table:table-cell table:formula="of:= [.K69]+[.Q69]*[.$D69]" office:value-type="float" office:value="0.61" calcext:value-type="float">
            <text:p>0.61</text:p>
          </table:table-cell>
          <table:table-cell table:formula="of:=MAX([.R69:.W69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348</text:p>
          </table:table-cell>
          <table:table-cell office:value-type="string" calcext:value-type="string">
            <text:p>equip008_1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5" calcext:value-type="float">
            <text:p>0.015</text:p>
          </table:table-cell>
          <table:table-cell table:formula="of:= [.F70]+[.L70]*[.$D70]" office:value-type="float" office:value="0.85" calcext:value-type="float">
            <text:p>0.85</text:p>
          </table:table-cell>
          <table:table-cell table:formula="of:= [.G70]+[.M70]*[.$D70]" office:value-type="float" office:value="0.85" calcext:value-type="float">
            <text:p>0.85</text:p>
          </table:table-cell>
          <table:table-cell table:formula="of:= [.H70]+[.N70]*[.$D70]" office:value-type="float" office:value="0.7" calcext:value-type="float">
            <text:p>0.7</text:p>
          </table:table-cell>
          <table:table-cell table:formula="of:= [.I70]+[.O70]*[.$D70]" office:value-type="float" office:value="0.61" calcext:value-type="float">
            <text:p>0.61</text:p>
          </table:table-cell>
          <table:table-cell table:formula="of:= [.J70]+[.P70]*[.$D70]" office:value-type="float" office:value="0.61" calcext:value-type="float">
            <text:p>0.61</text:p>
          </table:table-cell>
          <table:table-cell table:formula="of:= [.K70]+[.Q70]*[.$D70]" office:value-type="float" office:value="0.61" calcext:value-type="float">
            <text:p>0.61</text:p>
          </table:table-cell>
          <table:table-cell table:formula="of:=MAX([.R70:.W70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4D0</text:p>
          </table:table-cell>
          <table:table-cell office:value-type="string" calcext:value-type="string">
            <text:p>equip008_200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1]+[.L71]*[.$D71]" office:value-type="float" office:value="0.82" calcext:value-type="float">
            <text:p>0.82</text:p>
          </table:table-cell>
          <table:table-cell table:formula="of:= [.G71]+[.M71]*[.$D71]" office:value-type="float" office:value="0.82" calcext:value-type="float">
            <text:p>0.82</text:p>
          </table:table-cell>
          <table:table-cell table:formula="of:= [.H71]+[.N71]*[.$D71]" office:value-type="float" office:value="0.53" calcext:value-type="float">
            <text:p>0.53</text:p>
          </table:table-cell>
          <table:table-cell table:formula="of:= [.I71]+[.O71]*[.$D71]" office:value-type="float" office:value="0.53" calcext:value-type="float">
            <text:p>0.53</text:p>
          </table:table-cell>
          <table:table-cell table:formula="of:= [.J71]+[.P71]*[.$D71]" office:value-type="float" office:value="0.53" calcext:value-type="float">
            <text:p>0.53</text:p>
          </table:table-cell>
          <table:table-cell table:formula="of:= [.K71]+[.Q71]*[.$D71]" office:value-type="float" office:value="0.53" calcext:value-type="float">
            <text:p>0.53</text:p>
          </table:table-cell>
          <table:table-cell table:formula="of:=MAX([.R71:.W71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1D658</text:p>
          </table:table-cell>
          <table:table-cell office:value-type="string" calcext:value-type="string">
            <text:p>equip008_201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2]+[.L72]*[.$D72]" office:value-type="float" office:value="0.92" calcext:value-type="float">
            <text:p>0.92</text:p>
          </table:table-cell>
          <table:table-cell table:formula="of:= [.G72]+[.M72]*[.$D72]" office:value-type="float" office:value="0.82" calcext:value-type="float">
            <text:p>0.82</text:p>
          </table:table-cell>
          <table:table-cell table:formula="of:= [.H72]+[.N72]*[.$D72]" office:value-type="float" office:value="0.53" calcext:value-type="float">
            <text:p>0.53</text:p>
          </table:table-cell>
          <table:table-cell table:formula="of:= [.I72]+[.O72]*[.$D72]" office:value-type="float" office:value="0.53" calcext:value-type="float">
            <text:p>0.53</text:p>
          </table:table-cell>
          <table:table-cell table:formula="of:= [.J72]+[.P72]*[.$D72]" office:value-type="float" office:value="0.53" calcext:value-type="float">
            <text:p>0.53</text:p>
          </table:table-cell>
          <table:table-cell table:formula="of:= [.K72]+[.Q72]*[.$D72]" office:value-type="float" office:value="0.53" calcext:value-type="float">
            <text:p>0.53</text:p>
          </table:table-cell>
          <table:table-cell table:formula="of:=MAX([.R72:.W72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1D7E0</text:p>
          </table:table-cell>
          <table:table-cell office:value-type="string" calcext:value-type="string">
            <text:p>equip008_202</text:p>
          </table:table-cell>
          <table:table-cell table:style-name="ce83" office:value-type="string" calcext:value-type="string">
            <text:p>Greatswo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3]+[.L73]*[.$D73]" office:value-type="float" office:value="0.78" calcext:value-type="float">
            <text:p>0.78</text:p>
          </table:table-cell>
          <table:table-cell table:formula="of:= [.G73]+[.M73]*[.$D73]" office:value-type="float" office:value="0.78" calcext:value-type="float">
            <text:p>0.78</text:p>
          </table:table-cell>
          <table:table-cell table:formula="of:= [.H73]+[.N73]*[.$D73]" office:value-type="float" office:value="0.47" calcext:value-type="float">
            <text:p>0.47</text:p>
          </table:table-cell>
          <table:table-cell table:formula="of:= [.I73]+[.O73]*[.$D73]" office:value-type="float" office:value="0.47" calcext:value-type="float">
            <text:p>0.47</text:p>
          </table:table-cell>
          <table:table-cell table:formula="of:= [.J73]+[.P73]*[.$D73]" office:value-type="float" office:value="0.47" calcext:value-type="float">
            <text:p>0.47</text:p>
          </table:table-cell>
          <table:table-cell table:formula="of:= [.K73]+[.Q73]*[.$D73]" office:value-type="float" office:value="0.47" calcext:value-type="float">
            <text:p>0.47</text:p>
          </table:table-cell>
          <table:table-cell table:formula="of:=MAX([.R73:.W73])" office:value-type="float" office:value="0.78" calcext:value-type="float">
            <text:p>0.78</text:p>
          </table:table-cell>
        </table:table-row>
        <table:table-row table:style-name="ro3">
          <table:table-cell table:style-name="ce74" office:value-type="string" calcext:value-type="string">
            <text:p>0x1D968</text:p>
          </table:table-cell>
          <table:table-cell table:style-name="ce74" office:value-type="string" calcext:value-type="string">
            <text:p>equip008_300</text:p>
          </table:table-cell>
          <table:table-cell table:style-name="ce83" office:value-type="string" calcext:value-type="string">
            <text:p>Greatsword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Caladbong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2" table:formula="of:= [.F74]+[.L74]*[.$D74]" office:value-type="float" office:value="0.8" calcext:value-type="float">
            <text:p>0.8</text:p>
          </table:table-cell>
          <table:table-cell table:style-name="ce62" table:formula="of:= [.G74]+[.M74]*[.$D74]" office:value-type="float" office:value="0.8" calcext:value-type="float">
            <text:p>0.8</text:p>
          </table:table-cell>
          <table:table-cell table:style-name="ce62" table:formula="of:= [.H74]+[.N74]*[.$D74]" office:value-type="float" office:value="0.5" calcext:value-type="float">
            <text:p>0.5</text:p>
          </table:table-cell>
          <table:table-cell table:style-name="ce62" table:formula="of:= [.I74]+[.O74]*[.$D74]" office:value-type="float" office:value="0.5" calcext:value-type="float">
            <text:p>0.5</text:p>
          </table:table-cell>
          <table:table-cell table:style-name="ce62" table:formula="of:= [.J74]+[.P74]*[.$D74]" office:value-type="float" office:value="0.5" calcext:value-type="float">
            <text:p>0.5</text:p>
          </table:table-cell>
          <table:table-cell table:style-name="ce62" table:formula="of:= [.K74]+[.Q74]*[.$D74]" office:value-type="float" office:value="0.5" calcext:value-type="float">
            <text:p>0.5</text:p>
          </table:table-cell>
          <table:table-cell table:formula="of:=MAX([.R74:.W74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1DAF0</text:p>
          </table:table-cell>
          <table:table-cell office:value-type="string" calcext:value-type="string">
            <text:p>equip009_0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blade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75]+[.L75]*[.$D75]" office:value-type="float" office:value="0.07" calcext:value-type="float">
            <text:p>0.07</text:p>
          </table:table-cell>
          <table:table-cell table:formula="of:= [.G75]+[.M75]*[.$D75]" office:value-type="float" office:value="0.07" calcext:value-type="float">
            <text:p>0.07</text:p>
          </table:table-cell>
          <table:table-cell table:formula="of:= [.H75]+[.N75]*[.$D75]" office:value-type="float" office:value="0.02" calcext:value-type="float">
            <text:p>0.02</text:p>
          </table:table-cell>
          <table:table-cell table:formula="of:= [.I75]+[.O75]*[.$D75]" office:value-type="float" office:value="0.02" calcext:value-type="float">
            <text:p>0.02</text:p>
          </table:table-cell>
          <table:table-cell table:formula="of:= [.J75]+[.P75]*[.$D75]" office:value-type="float" office:value="0.02" calcext:value-type="float">
            <text:p>0.02</text:p>
          </table:table-cell>
          <table:table-cell table:formula="of:= [.K75]+[.Q75]*[.$D75]" office:value-type="float" office:value="0.02" calcext:value-type="float">
            <text:p>0.02</text:p>
          </table:table-cell>
          <table:table-cell table:formula="of:=MAX([.R75:.W75])" office:value-type="float" office:value="0.07" calcext:value-type="float">
            <text:p>0.07</text:p>
          </table:table-cell>
        </table:table-row>
        <table:table-row table:style-name="ro3">
          <table:table-cell office:value-type="string" calcext:value-type="string">
            <text:p>0x1DC78</text:p>
          </table:table-cell>
          <table:table-cell office:value-type="string" calcext:value-type="string">
            <text:p>equip009_1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76]+[.L76]*[.$D76]" office:value-type="float" office:value="0.85" calcext:value-type="float">
            <text:p>0.85</text:p>
          </table:table-cell>
          <table:table-cell table:formula="of:= [.G76]+[.M76]*[.$D76]" office:value-type="float" office:value="0.85" calcext:value-type="float">
            <text:p>0.85</text:p>
          </table:table-cell>
          <table:table-cell table:formula="of:= [.H76]+[.N76]*[.$D76]" office:value-type="float" office:value="0.41" calcext:value-type="float">
            <text:p>0.41</text:p>
          </table:table-cell>
          <table:table-cell table:formula="of:= [.I76]+[.O76]*[.$D76]" office:value-type="float" office:value="0.41" calcext:value-type="float">
            <text:p>0.41</text:p>
          </table:table-cell>
          <table:table-cell table:formula="of:= [.J76]+[.P76]*[.$D76]" office:value-type="float" office:value="0.5" calcext:value-type="float">
            <text:p>0.5</text:p>
          </table:table-cell>
          <table:table-cell table:formula="of:= [.K76]+[.Q76]*[.$D76]" office:value-type="float" office:value="0.41" calcext:value-type="float">
            <text:p>0.41</text:p>
          </table:table-cell>
          <table:table-cell table:formula="of:=MAX([.R76:.W76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E00</text:p>
          </table:table-cell>
          <table:table-cell office:value-type="string" calcext:value-type="string">
            <text:p>equip009_1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77]+[.L77]*[.$D77]" office:value-type="float" office:value="0.85" calcext:value-type="float">
            <text:p>0.85</text:p>
          </table:table-cell>
          <table:table-cell table:formula="of:= [.G77]+[.M77]*[.$D77]" office:value-type="float" office:value="0.85" calcext:value-type="float">
            <text:p>0.85</text:p>
          </table:table-cell>
          <table:table-cell table:formula="of:= [.H77]+[.N77]*[.$D77]" office:value-type="float" office:value="0.41" calcext:value-type="float">
            <text:p>0.41</text:p>
          </table:table-cell>
          <table:table-cell table:formula="of:= [.I77]+[.O77]*[.$D77]" office:value-type="float" office:value="0.5" calcext:value-type="float">
            <text:p>0.5</text:p>
          </table:table-cell>
          <table:table-cell table:formula="of:= [.J77]+[.P77]*[.$D77]" office:value-type="float" office:value="0.41" calcext:value-type="float">
            <text:p>0.41</text:p>
          </table:table-cell>
          <table:table-cell table:formula="of:= [.K77]+[.Q77]*[.$D77]" office:value-type="float" office:value="0.41" calcext:value-type="float">
            <text:p>0.41</text:p>
          </table:table-cell>
          <table:table-cell table:formula="of:=MAX([.R77:.W77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1DF88</text:p>
          </table:table-cell>
          <table:table-cell office:value-type="string" calcext:value-type="string">
            <text:p>equip009_200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8]+[.L78]*[.$D78]" office:value-type="float" office:value="0.82" calcext:value-type="float">
            <text:p>0.82</text:p>
          </table:table-cell>
          <table:table-cell table:formula="of:= [.G78]+[.M78]*[.$D78]" office:value-type="float" office:value="0.82" calcext:value-type="float">
            <text:p>0.82</text:p>
          </table:table-cell>
          <table:table-cell table:formula="of:= [.H78]+[.N78]*[.$D78]" office:value-type="float" office:value="0.53" calcext:value-type="float">
            <text:p>0.53</text:p>
          </table:table-cell>
          <table:table-cell table:formula="of:= [.I78]+[.O78]*[.$D78]" office:value-type="float" office:value="0.53" calcext:value-type="float">
            <text:p>0.53</text:p>
          </table:table-cell>
          <table:table-cell table:formula="of:= [.J78]+[.P78]*[.$D78]" office:value-type="float" office:value="0.53" calcext:value-type="float">
            <text:p>0.53</text:p>
          </table:table-cell>
          <table:table-cell table:formula="of:= [.K78]+[.Q78]*[.$D78]" office:value-type="float" office:value="0.53" calcext:value-type="float">
            <text:p>0.53</text:p>
          </table:table-cell>
          <table:table-cell table:formula="of:=MAX([.R78:.W78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1E110</text:p>
          </table:table-cell>
          <table:table-cell office:value-type="string" calcext:value-type="string">
            <text:p>equip009_201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79]+[.L79]*[.$D79]" office:value-type="float" office:value="0.82" calcext:value-type="float">
            <text:p>0.82</text:p>
          </table:table-cell>
          <table:table-cell table:formula="of:= [.G79]+[.M79]*[.$D79]" office:value-type="float" office:value="0.92" calcext:value-type="float">
            <text:p>0.92</text:p>
          </table:table-cell>
          <table:table-cell table:formula="of:= [.H79]+[.N79]*[.$D79]" office:value-type="float" office:value="0.58" calcext:value-type="float">
            <text:p>0.58</text:p>
          </table:table-cell>
          <table:table-cell table:formula="of:= [.I79]+[.O79]*[.$D79]" office:value-type="float" office:value="0.53" calcext:value-type="float">
            <text:p>0.53</text:p>
          </table:table-cell>
          <table:table-cell table:formula="of:= [.J79]+[.P79]*[.$D79]" office:value-type="float" office:value="0.58" calcext:value-type="float">
            <text:p>0.58</text:p>
          </table:table-cell>
          <table:table-cell table:formula="of:= [.K79]+[.Q79]*[.$D79]" office:value-type="float" office:value="0.53" calcext:value-type="float">
            <text:p>0.53</text:p>
          </table:table-cell>
          <table:table-cell table:formula="of:=MAX([.R79:.W79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1E298</text:p>
          </table:table-cell>
          <table:table-cell office:value-type="string" calcext:value-type="string">
            <text:p>equip009_202</text:p>
          </table:table-cell>
          <table:table-cell table:style-name="ce82" office:value-type="string" calcext:value-type="string">
            <text:p>Greatbla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80]+[.L80]*[.$D80]" office:value-type="float" office:value="0.73" calcext:value-type="float">
            <text:p>0.73</text:p>
          </table:table-cell>
          <table:table-cell table:formula="of:= [.G80]+[.M80]*[.$D80]" office:value-type="float" office:value="0.73" calcext:value-type="float">
            <text:p>0.73</text:p>
          </table:table-cell>
          <table:table-cell table:formula="of:= [.H80]+[.N80]*[.$D80]" office:value-type="float" office:value="0.47" calcext:value-type="float">
            <text:p>0.47</text:p>
          </table:table-cell>
          <table:table-cell table:formula="of:= [.I80]+[.O80]*[.$D80]" office:value-type="float" office:value="0.52" calcext:value-type="float">
            <text:p>0.52</text:p>
          </table:table-cell>
          <table:table-cell table:formula="of:= [.J80]+[.P80]*[.$D80]" office:value-type="float" office:value="0.47" calcext:value-type="float">
            <text:p>0.47</text:p>
          </table:table-cell>
          <table:table-cell table:formula="of:= [.K80]+[.Q80]*[.$D80]" office:value-type="float" office:value="0.52" calcext:value-type="float">
            <text:p>0.52</text:p>
          </table:table-cell>
          <table:table-cell table:formula="of:=MAX([.R80:.W80])" office:value-type="float" office:value="0.73" calcext:value-type="float">
            <text:p>0.73</text:p>
          </table:table-cell>
        </table:table-row>
        <table:table-row table:style-name="ro3">
          <table:table-cell table:style-name="ce74" office:value-type="string" calcext:value-type="string">
            <text:p>0x1E420</text:p>
          </table:table-cell>
          <table:table-cell table:style-name="ce74" office:value-type="string" calcext:value-type="string">
            <text:p>equip009_300</text:p>
          </table:table-cell>
          <table:table-cell table:style-name="ce82" office:value-type="string" calcext:value-type="string">
            <text:p>Greatblad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Kusanakin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2" table:formula="of:= [.F81]+[.L81]*[.$D81]" office:value-type="float" office:value="0.8" calcext:value-type="float">
            <text:p>0.8</text:p>
          </table:table-cell>
          <table:table-cell table:style-name="ce62" table:formula="of:= [.G81]+[.M81]*[.$D81]" office:value-type="float" office:value="0.8" calcext:value-type="float">
            <text:p>0.8</text:p>
          </table:table-cell>
          <table:table-cell table:style-name="ce62" table:formula="of:= [.H81]+[.N81]*[.$D81]" office:value-type="float" office:value="0.5" calcext:value-type="float">
            <text:p>0.5</text:p>
          </table:table-cell>
          <table:table-cell table:style-name="ce62" table:formula="of:= [.I81]+[.O81]*[.$D81]" office:value-type="float" office:value="0.5" calcext:value-type="float">
            <text:p>0.5</text:p>
          </table:table-cell>
          <table:table-cell table:style-name="ce62" table:formula="of:= [.J81]+[.P81]*[.$D81]" office:value-type="float" office:value="0.5" calcext:value-type="float">
            <text:p>0.5</text:p>
          </table:table-cell>
          <table:table-cell table:style-name="ce62" table:formula="of:= [.K81]+[.Q81]*[.$D81]" office:value-type="float" office:value="0.5" calcext:value-type="float">
            <text:p>0.5</text:p>
          </table:table-cell>
          <table:table-cell table:formula="of:=MAX([.R81:.W81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1E5A8</text:p>
          </table:table-cell>
          <table:table-cell office:value-type="string" calcext:value-type="string">
            <text:p>equip010_000</text:p>
          </table:table-cell>
          <table:table-cell office:value-type="string" calcext:value-type="string">
            <text:p>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2]+[.L82]*[.$D82]" office:value-type="float" office:value="0" calcext:value-type="float">
            <text:p>0</text:p>
          </table:table-cell>
          <table:table-cell table:formula="of:= [.G82]+[.M82]*[.$D82]" office:value-type="float" office:value="0" calcext:value-type="float">
            <text:p>0</text:p>
          </table:table-cell>
          <table:table-cell table:formula="of:= [.H82]+[.N82]*[.$D82]" office:value-type="float" office:value="0" calcext:value-type="float">
            <text:p>0</text:p>
          </table:table-cell>
          <table:table-cell table:formula="of:= [.I82]+[.O82]*[.$D82]" office:value-type="float" office:value="0" calcext:value-type="float">
            <text:p>0</text:p>
          </table:table-cell>
          <table:table-cell table:formula="of:= [.J82]+[.P82]*[.$D82]" office:value-type="float" office:value="0" calcext:value-type="float">
            <text:p>0</text:p>
          </table:table-cell>
          <table:table-cell table:formula="of:= [.K82]+[.Q82]*[.$D82]" office:value-type="float" office:value="0" calcext:value-type="float">
            <text:p>0</text:p>
          </table:table-cell>
          <table:table-cell table:formula="of:=MAX([.R82:.W8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730</text:p>
          </table:table-cell>
          <table:table-cell office:value-type="string" calcext:value-type="string">
            <text:p>equip010_100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3]+[.L83]*[.$D83]" office:value-type="float" office:value="0" calcext:value-type="float">
            <text:p>0</text:p>
          </table:table-cell>
          <table:table-cell table:formula="of:= [.G83]+[.M83]*[.$D83]" office:value-type="float" office:value="0" calcext:value-type="float">
            <text:p>0</text:p>
          </table:table-cell>
          <table:table-cell table:formula="of:= [.H83]+[.N83]*[.$D83]" office:value-type="float" office:value="0" calcext:value-type="float">
            <text:p>0</text:p>
          </table:table-cell>
          <table:table-cell table:formula="of:= [.I83]+[.O83]*[.$D83]" office:value-type="float" office:value="0" calcext:value-type="float">
            <text:p>0</text:p>
          </table:table-cell>
          <table:table-cell table:formula="of:= [.J83]+[.P83]*[.$D83]" office:value-type="float" office:value="0" calcext:value-type="float">
            <text:p>0</text:p>
          </table:table-cell>
          <table:table-cell table:formula="of:= [.K83]+[.Q83]*[.$D83]" office:value-type="float" office:value="0" calcext:value-type="float">
            <text:p>0</text:p>
          </table:table-cell>
          <table:table-cell table:formula="of:=MAX([.R83:.W8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8B8</text:p>
          </table:table-cell>
          <table:table-cell office:value-type="string" calcext:value-type="string">
            <text:p>equip010_101</text:p>
          </table:table-cell>
          <table:table-cell office:value-type="string" calcext:value-type="string">
            <text:p>Ax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4]+[.L84]*[.$D84]" office:value-type="float" office:value="0" calcext:value-type="float">
            <text:p>0</text:p>
          </table:table-cell>
          <table:table-cell table:formula="of:= [.G84]+[.M84]*[.$D84]" office:value-type="float" office:value="0" calcext:value-type="float">
            <text:p>0</text:p>
          </table:table-cell>
          <table:table-cell table:formula="of:= [.H84]+[.N84]*[.$D84]" office:value-type="float" office:value="0" calcext:value-type="float">
            <text:p>0</text:p>
          </table:table-cell>
          <table:table-cell table:formula="of:= [.I84]+[.O84]*[.$D84]" office:value-type="float" office:value="0" calcext:value-type="float">
            <text:p>0</text:p>
          </table:table-cell>
          <table:table-cell table:formula="of:= [.J84]+[.P84]*[.$D84]" office:value-type="float" office:value="0" calcext:value-type="float">
            <text:p>0</text:p>
          </table:table-cell>
          <table:table-cell table:formula="of:= [.K84]+[.Q84]*[.$D84]" office:value-type="float" office:value="0" calcext:value-type="float">
            <text:p>0</text:p>
          </table:table-cell>
          <table:table-cell table:formula="of:=MAX([.R84:.W8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A40</text:p>
          </table:table-cell>
          <table:table-cell office:value-type="string" calcext:value-type="string">
            <text:p>equip010_200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5]+[.L85]*[.$D85]" office:value-type="float" office:value="0" calcext:value-type="float">
            <text:p>0</text:p>
          </table:table-cell>
          <table:table-cell table:formula="of:= [.G85]+[.M85]*[.$D85]" office:value-type="float" office:value="0" calcext:value-type="float">
            <text:p>0</text:p>
          </table:table-cell>
          <table:table-cell table:formula="of:= [.H85]+[.N85]*[.$D85]" office:value-type="float" office:value="0" calcext:value-type="float">
            <text:p>0</text:p>
          </table:table-cell>
          <table:table-cell table:formula="of:= [.I85]+[.O85]*[.$D85]" office:value-type="float" office:value="0" calcext:value-type="float">
            <text:p>0</text:p>
          </table:table-cell>
          <table:table-cell table:formula="of:= [.J85]+[.P85]*[.$D85]" office:value-type="float" office:value="0" calcext:value-type="float">
            <text:p>0</text:p>
          </table:table-cell>
          <table:table-cell table:formula="of:= [.K85]+[.Q85]*[.$D85]" office:value-type="float" office:value="0" calcext:value-type="float">
            <text:p>0</text:p>
          </table:table-cell>
          <table:table-cell table:formula="of:=MAX([.R85:.W8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BC8</text:p>
          </table:table-cell>
          <table:table-cell office:value-type="string" calcext:value-type="string">
            <text:p>equip010_201</text:p>
          </table:table-cell>
          <table:table-cell office:value-type="string" calcext:value-type="string">
            <text:p>Ax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6]+[.L86]*[.$D86]" office:value-type="float" office:value="0" calcext:value-type="float">
            <text:p>0</text:p>
          </table:table-cell>
          <table:table-cell table:formula="of:= [.G86]+[.M86]*[.$D86]" office:value-type="float" office:value="0" calcext:value-type="float">
            <text:p>0</text:p>
          </table:table-cell>
          <table:table-cell table:formula="of:= [.H86]+[.N86]*[.$D86]" office:value-type="float" office:value="0" calcext:value-type="float">
            <text:p>0</text:p>
          </table:table-cell>
          <table:table-cell table:formula="of:= [.I86]+[.O86]*[.$D86]" office:value-type="float" office:value="0" calcext:value-type="float">
            <text:p>0</text:p>
          </table:table-cell>
          <table:table-cell table:formula="of:= [.J86]+[.P86]*[.$D86]" office:value-type="float" office:value="0" calcext:value-type="float">
            <text:p>0</text:p>
          </table:table-cell>
          <table:table-cell table:formula="of:= [.K86]+[.Q86]*[.$D86]" office:value-type="float" office:value="0" calcext:value-type="float">
            <text:p>0</text:p>
          </table:table-cell>
          <table:table-cell table:formula="of:=MAX([.R86:.W8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ED50</text:p>
          </table:table-cell>
          <table:table-cell office:value-type="string" calcext:value-type="string">
            <text:p>equip010_202</text:p>
          </table:table-cell>
          <table:table-cell office:value-type="string" calcext:value-type="string">
            <text:p>Ax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7]+[.L87]*[.$D87]" office:value-type="float" office:value="0" calcext:value-type="float">
            <text:p>0</text:p>
          </table:table-cell>
          <table:table-cell table:formula="of:= [.G87]+[.M87]*[.$D87]" office:value-type="float" office:value="0" calcext:value-type="float">
            <text:p>0</text:p>
          </table:table-cell>
          <table:table-cell table:formula="of:= [.H87]+[.N87]*[.$D87]" office:value-type="float" office:value="0" calcext:value-type="float">
            <text:p>0</text:p>
          </table:table-cell>
          <table:table-cell table:formula="of:= [.I87]+[.O87]*[.$D87]" office:value-type="float" office:value="0" calcext:value-type="float">
            <text:p>0</text:p>
          </table:table-cell>
          <table:table-cell table:formula="of:= [.J87]+[.P87]*[.$D87]" office:value-type="float" office:value="0" calcext:value-type="float">
            <text:p>0</text:p>
          </table:table-cell>
          <table:table-cell table:formula="of:= [.K87]+[.Q87]*[.$D87]" office:value-type="float" office:value="0" calcext:value-type="float">
            <text:p>0</text:p>
          </table:table-cell>
          <table:table-cell table:formula="of:=MAX([.R87:.W87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EED8</text:p>
          </table:table-cell>
          <table:table-cell table:style-name="ce74" office:value-type="string" calcext:value-type="string">
            <text:p>equip010_300</text:p>
          </table:table-cell>
          <table:table-cell office:value-type="string" calcext:value-type="string">
            <text:p>Ax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Bumpalion Axe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88]+[.L88]*[.$D88]" office:value-type="float" office:value="0" calcext:value-type="float">
            <text:p>0</text:p>
          </table:table-cell>
          <table:table-cell table:style-name="ce62" table:formula="of:= [.G88]+[.M88]*[.$D88]" office:value-type="float" office:value="0" calcext:value-type="float">
            <text:p>0</text:p>
          </table:table-cell>
          <table:table-cell table:style-name="ce62" table:formula="of:= [.H88]+[.N88]*[.$D88]" office:value-type="float" office:value="0" calcext:value-type="float">
            <text:p>0</text:p>
          </table:table-cell>
          <table:table-cell table:style-name="ce62" table:formula="of:= [.I88]+[.O88]*[.$D88]" office:value-type="float" office:value="0" calcext:value-type="float">
            <text:p>0</text:p>
          </table:table-cell>
          <table:table-cell table:style-name="ce62" table:formula="of:= [.J88]+[.P88]*[.$D88]" office:value-type="float" office:value="0" calcext:value-type="float">
            <text:p>0</text:p>
          </table:table-cell>
          <table:table-cell table:style-name="ce62" table:formula="of:= [.K88]+[.Q88]*[.$D88]" office:value-type="float" office:value="0" calcext:value-type="float">
            <text:p>0</text:p>
          </table:table-cell>
          <table:table-cell table:formula="of:=MAX([.R88:.W8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060</text:p>
          </table:table-cell>
          <table:table-cell office:value-type="string" calcext:value-type="string">
            <text:p>equip011_0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89]+[.L89]*[.$D89]" office:value-type="float" office:value="0" calcext:value-type="float">
            <text:p>0</text:p>
          </table:table-cell>
          <table:table-cell table:formula="of:= [.G89]+[.M89]*[.$D89]" office:value-type="float" office:value="0" calcext:value-type="float">
            <text:p>0</text:p>
          </table:table-cell>
          <table:table-cell table:formula="of:= [.H89]+[.N89]*[.$D89]" office:value-type="float" office:value="0" calcext:value-type="float">
            <text:p>0</text:p>
          </table:table-cell>
          <table:table-cell table:formula="of:= [.I89]+[.O89]*[.$D89]" office:value-type="float" office:value="0" calcext:value-type="float">
            <text:p>0</text:p>
          </table:table-cell>
          <table:table-cell table:formula="of:= [.J89]+[.P89]*[.$D89]" office:value-type="float" office:value="0" calcext:value-type="float">
            <text:p>0</text:p>
          </table:table-cell>
          <table:table-cell table:formula="of:= [.K89]+[.Q89]*[.$D89]" office:value-type="float" office:value="0" calcext:value-type="float">
            <text:p>0</text:p>
          </table:table-cell>
          <table:table-cell table:formula="of:=MAX([.R89:.W8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1E8</text:p>
          </table:table-cell>
          <table:table-cell office:value-type="string" calcext:value-type="string">
            <text:p>equip011_1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0]+[.L90]*[.$D90]" office:value-type="float" office:value="0" calcext:value-type="float">
            <text:p>0</text:p>
          </table:table-cell>
          <table:table-cell table:formula="of:= [.G90]+[.M90]*[.$D90]" office:value-type="float" office:value="0" calcext:value-type="float">
            <text:p>0</text:p>
          </table:table-cell>
          <table:table-cell table:formula="of:= [.H90]+[.N90]*[.$D90]" office:value-type="float" office:value="0" calcext:value-type="float">
            <text:p>0</text:p>
          </table:table-cell>
          <table:table-cell table:formula="of:= [.I90]+[.O90]*[.$D90]" office:value-type="float" office:value="0" calcext:value-type="float">
            <text:p>0</text:p>
          </table:table-cell>
          <table:table-cell table:formula="of:= [.J90]+[.P90]*[.$D90]" office:value-type="float" office:value="0" calcext:value-type="float">
            <text:p>0</text:p>
          </table:table-cell>
          <table:table-cell table:formula="of:= [.K90]+[.Q90]*[.$D90]" office:value-type="float" office:value="0" calcext:value-type="float">
            <text:p>0</text:p>
          </table:table-cell>
          <table:table-cell table:formula="of:=MAX([.R90:.W9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370</text:p>
          </table:table-cell>
          <table:table-cell office:value-type="string" calcext:value-type="string">
            <text:p>equip011_1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1]+[.L91]*[.$D91]" office:value-type="float" office:value="0" calcext:value-type="float">
            <text:p>0</text:p>
          </table:table-cell>
          <table:table-cell table:formula="of:= [.G91]+[.M91]*[.$D91]" office:value-type="float" office:value="0" calcext:value-type="float">
            <text:p>0</text:p>
          </table:table-cell>
          <table:table-cell table:formula="of:= [.H91]+[.N91]*[.$D91]" office:value-type="float" office:value="0" calcext:value-type="float">
            <text:p>0</text:p>
          </table:table-cell>
          <table:table-cell table:formula="of:= [.I91]+[.O91]*[.$D91]" office:value-type="float" office:value="0" calcext:value-type="float">
            <text:p>0</text:p>
          </table:table-cell>
          <table:table-cell table:formula="of:= [.J91]+[.P91]*[.$D91]" office:value-type="float" office:value="0" calcext:value-type="float">
            <text:p>0</text:p>
          </table:table-cell>
          <table:table-cell table:formula="of:= [.K91]+[.Q91]*[.$D91]" office:value-type="float" office:value="0" calcext:value-type="float">
            <text:p>0</text:p>
          </table:table-cell>
          <table:table-cell table:formula="of:=MAX([.R91:.W9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4F8</text:p>
          </table:table-cell>
          <table:table-cell office:value-type="string" calcext:value-type="string">
            <text:p>equip011_200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2]+[.L92]*[.$D92]" office:value-type="float" office:value="0" calcext:value-type="float">
            <text:p>0</text:p>
          </table:table-cell>
          <table:table-cell table:formula="of:= [.G92]+[.M92]*[.$D92]" office:value-type="float" office:value="0" calcext:value-type="float">
            <text:p>0</text:p>
          </table:table-cell>
          <table:table-cell table:formula="of:= [.H92]+[.N92]*[.$D92]" office:value-type="float" office:value="0" calcext:value-type="float">
            <text:p>0</text:p>
          </table:table-cell>
          <table:table-cell table:formula="of:= [.I92]+[.O92]*[.$D92]" office:value-type="float" office:value="0" calcext:value-type="float">
            <text:p>0</text:p>
          </table:table-cell>
          <table:table-cell table:formula="of:= [.J92]+[.P92]*[.$D92]" office:value-type="float" office:value="0" calcext:value-type="float">
            <text:p>0</text:p>
          </table:table-cell>
          <table:table-cell table:formula="of:= [.K92]+[.Q92]*[.$D92]" office:value-type="float" office:value="0" calcext:value-type="float">
            <text:p>0</text:p>
          </table:table-cell>
          <table:table-cell table:formula="of:=MAX([.R92:.W9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680</text:p>
          </table:table-cell>
          <table:table-cell office:value-type="string" calcext:value-type="string">
            <text:p>equip011_201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3]+[.L93]*[.$D93]" office:value-type="float" office:value="0" calcext:value-type="float">
            <text:p>0</text:p>
          </table:table-cell>
          <table:table-cell table:formula="of:= [.G93]+[.M93]*[.$D93]" office:value-type="float" office:value="0" calcext:value-type="float">
            <text:p>0</text:p>
          </table:table-cell>
          <table:table-cell table:formula="of:= [.H93]+[.N93]*[.$D93]" office:value-type="float" office:value="0" calcext:value-type="float">
            <text:p>0</text:p>
          </table:table-cell>
          <table:table-cell table:formula="of:= [.I93]+[.O93]*[.$D93]" office:value-type="float" office:value="0" calcext:value-type="float">
            <text:p>0</text:p>
          </table:table-cell>
          <table:table-cell table:formula="of:= [.J93]+[.P93]*[.$D93]" office:value-type="float" office:value="0" calcext:value-type="float">
            <text:p>0</text:p>
          </table:table-cell>
          <table:table-cell table:formula="of:= [.K93]+[.Q93]*[.$D93]" office:value-type="float" office:value="0" calcext:value-type="float">
            <text:p>0</text:p>
          </table:table-cell>
          <table:table-cell table:formula="of:=MAX([.R93:.W9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808</text:p>
          </table:table-cell>
          <table:table-cell office:value-type="string" calcext:value-type="string">
            <text:p>equip011_202</text:p>
          </table:table-cell>
          <table:table-cell table:style-name="ce84" office:value-type="string" calcext:value-type="string">
            <text:p>Hamm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4]+[.L94]*[.$D94]" office:value-type="float" office:value="0" calcext:value-type="float">
            <text:p>0</text:p>
          </table:table-cell>
          <table:table-cell table:formula="of:= [.G94]+[.M94]*[.$D94]" office:value-type="float" office:value="0" calcext:value-type="float">
            <text:p>0</text:p>
          </table:table-cell>
          <table:table-cell table:formula="of:= [.H94]+[.N94]*[.$D94]" office:value-type="float" office:value="0" calcext:value-type="float">
            <text:p>0</text:p>
          </table:table-cell>
          <table:table-cell table:formula="of:= [.I94]+[.O94]*[.$D94]" office:value-type="float" office:value="0" calcext:value-type="float">
            <text:p>0</text:p>
          </table:table-cell>
          <table:table-cell table:formula="of:= [.J94]+[.P94]*[.$D94]" office:value-type="float" office:value="0" calcext:value-type="float">
            <text:p>0</text:p>
          </table:table-cell>
          <table:table-cell table:formula="of:= [.K94]+[.Q94]*[.$D94]" office:value-type="float" office:value="0" calcext:value-type="float">
            <text:p>0</text:p>
          </table:table-cell>
          <table:table-cell table:formula="of:=MAX([.R94:.W94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1F990</text:p>
          </table:table-cell>
          <table:table-cell table:style-name="ce74" office:value-type="string" calcext:value-type="string">
            <text:p>equip011_300</text:p>
          </table:table-cell>
          <table:table-cell table:style-name="ce84" office:value-type="string" calcext:value-type="string">
            <text:p>Hammer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Humthor’s har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95]+[.L95]*[.$D95]" office:value-type="float" office:value="0" calcext:value-type="float">
            <text:p>0</text:p>
          </table:table-cell>
          <table:table-cell table:style-name="ce62" table:formula="of:= [.G95]+[.M95]*[.$D95]" office:value-type="float" office:value="0" calcext:value-type="float">
            <text:p>0</text:p>
          </table:table-cell>
          <table:table-cell table:style-name="ce62" table:formula="of:= [.H95]+[.N95]*[.$D95]" office:value-type="float" office:value="0" calcext:value-type="float">
            <text:p>0</text:p>
          </table:table-cell>
          <table:table-cell table:style-name="ce62" table:formula="of:= [.I95]+[.O95]*[.$D95]" office:value-type="float" office:value="0" calcext:value-type="float">
            <text:p>0</text:p>
          </table:table-cell>
          <table:table-cell table:style-name="ce62" table:formula="of:= [.J95]+[.P95]*[.$D95]" office:value-type="float" office:value="0" calcext:value-type="float">
            <text:p>0</text:p>
          </table:table-cell>
          <table:table-cell table:style-name="ce62" table:formula="of:= [.K95]+[.Q95]*[.$D95]" office:value-type="float" office:value="0" calcext:value-type="float">
            <text:p>0</text:p>
          </table:table-cell>
          <table:table-cell table:formula="of:=MAX([.R95:.W9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B18</text:p>
          </table:table-cell>
          <table:table-cell office:value-type="string" calcext:value-type="string">
            <text:p>equip012_0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6]+[.L96]*[.$D96]" office:value-type="float" office:value="0" calcext:value-type="float">
            <text:p>0</text:p>
          </table:table-cell>
          <table:table-cell table:formula="of:= [.G96]+[.M96]*[.$D96]" office:value-type="float" office:value="0" calcext:value-type="float">
            <text:p>0</text:p>
          </table:table-cell>
          <table:table-cell table:formula="of:= [.H96]+[.N96]*[.$D96]" office:value-type="float" office:value="0" calcext:value-type="float">
            <text:p>0</text:p>
          </table:table-cell>
          <table:table-cell table:formula="of:= [.I96]+[.O96]*[.$D96]" office:value-type="float" office:value="0" calcext:value-type="float">
            <text:p>0</text:p>
          </table:table-cell>
          <table:table-cell table:formula="of:= [.J96]+[.P96]*[.$D96]" office:value-type="float" office:value="0" calcext:value-type="float">
            <text:p>0</text:p>
          </table:table-cell>
          <table:table-cell table:formula="of:= [.K96]+[.Q96]*[.$D96]" office:value-type="float" office:value="0" calcext:value-type="float">
            <text:p>0</text:p>
          </table:table-cell>
          <table:table-cell table:formula="of:=MAX([.R96:.W9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CA0</text:p>
          </table:table-cell>
          <table:table-cell office:value-type="string" calcext:value-type="string">
            <text:p>equip012_1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7]+[.L97]*[.$D97]" office:value-type="float" office:value="0" calcext:value-type="float">
            <text:p>0</text:p>
          </table:table-cell>
          <table:table-cell table:formula="of:= [.G97]+[.M97]*[.$D97]" office:value-type="float" office:value="0" calcext:value-type="float">
            <text:p>0</text:p>
          </table:table-cell>
          <table:table-cell table:formula="of:= [.H97]+[.N97]*[.$D97]" office:value-type="float" office:value="0" calcext:value-type="float">
            <text:p>0</text:p>
          </table:table-cell>
          <table:table-cell table:formula="of:= [.I97]+[.O97]*[.$D97]" office:value-type="float" office:value="0" calcext:value-type="float">
            <text:p>0</text:p>
          </table:table-cell>
          <table:table-cell table:formula="of:= [.J97]+[.P97]*[.$D97]" office:value-type="float" office:value="0" calcext:value-type="float">
            <text:p>0</text:p>
          </table:table-cell>
          <table:table-cell table:formula="of:= [.K97]+[.Q97]*[.$D97]" office:value-type="float" office:value="0" calcext:value-type="float">
            <text:p>0</text:p>
          </table:table-cell>
          <table:table-cell table:formula="of:=MAX([.R97:.W9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E28</text:p>
          </table:table-cell>
          <table:table-cell office:value-type="string" calcext:value-type="string">
            <text:p>equip012_1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8]+[.L98]*[.$D98]" office:value-type="float" office:value="0" calcext:value-type="float">
            <text:p>0</text:p>
          </table:table-cell>
          <table:table-cell table:formula="of:= [.G98]+[.M98]*[.$D98]" office:value-type="float" office:value="0" calcext:value-type="float">
            <text:p>0</text:p>
          </table:table-cell>
          <table:table-cell table:formula="of:= [.H98]+[.N98]*[.$D98]" office:value-type="float" office:value="0" calcext:value-type="float">
            <text:p>0</text:p>
          </table:table-cell>
          <table:table-cell table:formula="of:= [.I98]+[.O98]*[.$D98]" office:value-type="float" office:value="0" calcext:value-type="float">
            <text:p>0</text:p>
          </table:table-cell>
          <table:table-cell table:formula="of:= [.J98]+[.P98]*[.$D98]" office:value-type="float" office:value="0" calcext:value-type="float">
            <text:p>0</text:p>
          </table:table-cell>
          <table:table-cell table:formula="of:= [.K98]+[.Q98]*[.$D98]" office:value-type="float" office:value="0" calcext:value-type="float">
            <text:p>0</text:p>
          </table:table-cell>
          <table:table-cell table:formula="of:=MAX([.R98:.W9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1FFB0</text:p>
          </table:table-cell>
          <table:table-cell office:value-type="string" calcext:value-type="string">
            <text:p>equip012_200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99]+[.L99]*[.$D99]" office:value-type="float" office:value="0" calcext:value-type="float">
            <text:p>0</text:p>
          </table:table-cell>
          <table:table-cell table:formula="of:= [.G99]+[.M99]*[.$D99]" office:value-type="float" office:value="0" calcext:value-type="float">
            <text:p>0</text:p>
          </table:table-cell>
          <table:table-cell table:formula="of:= [.H99]+[.N99]*[.$D99]" office:value-type="float" office:value="0" calcext:value-type="float">
            <text:p>0</text:p>
          </table:table-cell>
          <table:table-cell table:formula="of:= [.I99]+[.O99]*[.$D99]" office:value-type="float" office:value="0" calcext:value-type="float">
            <text:p>0</text:p>
          </table:table-cell>
          <table:table-cell table:formula="of:= [.J99]+[.P99]*[.$D99]" office:value-type="float" office:value="0" calcext:value-type="float">
            <text:p>0</text:p>
          </table:table-cell>
          <table:table-cell table:formula="of:= [.K99]+[.Q99]*[.$D99]" office:value-type="float" office:value="0" calcext:value-type="float">
            <text:p>0</text:p>
          </table:table-cell>
          <table:table-cell table:formula="of:=MAX([.R99:.W9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138</text:p>
          </table:table-cell>
          <table:table-cell office:value-type="string" calcext:value-type="string">
            <text:p>equip012_201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0]+[.L100]*[.$D100]" office:value-type="float" office:value="0" calcext:value-type="float">
            <text:p>0</text:p>
          </table:table-cell>
          <table:table-cell table:formula="of:= [.G100]+[.M100]*[.$D100]" office:value-type="float" office:value="0" calcext:value-type="float">
            <text:p>0</text:p>
          </table:table-cell>
          <table:table-cell table:formula="of:= [.H100]+[.N100]*[.$D100]" office:value-type="float" office:value="0" calcext:value-type="float">
            <text:p>0</text:p>
          </table:table-cell>
          <table:table-cell table:formula="of:= [.I100]+[.O100]*[.$D100]" office:value-type="float" office:value="0" calcext:value-type="float">
            <text:p>0</text:p>
          </table:table-cell>
          <table:table-cell table:formula="of:= [.J100]+[.P100]*[.$D100]" office:value-type="float" office:value="0" calcext:value-type="float">
            <text:p>0</text:p>
          </table:table-cell>
          <table:table-cell table:formula="of:= [.K100]+[.Q100]*[.$D100]" office:value-type="float" office:value="0" calcext:value-type="float">
            <text:p>0</text:p>
          </table:table-cell>
          <table:table-cell table:formula="of:=MAX([.R100:.W10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2C0</text:p>
          </table:table-cell>
          <table:table-cell office:value-type="string" calcext:value-type="string">
            <text:p>equip012_202</text:p>
          </table:table-cell>
          <table:table-cell table:style-name="ce79" office:value-type="string" calcext:value-type="string">
            <text:p>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1]+[.L101]*[.$D101]" office:value-type="float" office:value="0" calcext:value-type="float">
            <text:p>0</text:p>
          </table:table-cell>
          <table:table-cell table:formula="of:= [.G101]+[.M101]*[.$D101]" office:value-type="float" office:value="0" calcext:value-type="float">
            <text:p>0</text:p>
          </table:table-cell>
          <table:table-cell table:formula="of:= [.H101]+[.N101]*[.$D101]" office:value-type="float" office:value="0" calcext:value-type="float">
            <text:p>0</text:p>
          </table:table-cell>
          <table:table-cell table:formula="of:= [.I101]+[.O101]*[.$D101]" office:value-type="float" office:value="0" calcext:value-type="float">
            <text:p>0</text:p>
          </table:table-cell>
          <table:table-cell table:formula="of:= [.J101]+[.P101]*[.$D101]" office:value-type="float" office:value="0" calcext:value-type="float">
            <text:p>0</text:p>
          </table:table-cell>
          <table:table-cell table:formula="of:= [.K101]+[.Q101]*[.$D101]" office:value-type="float" office:value="0" calcext:value-type="float">
            <text:p>0</text:p>
          </table:table-cell>
          <table:table-cell table:formula="of:=MAX([.R101:.W101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0448</text:p>
          </table:table-cell>
          <table:table-cell table:style-name="ce74" office:value-type="string" calcext:value-type="string">
            <text:p>equip012_300</text:p>
          </table:table-cell>
          <table:table-cell table:style-name="ce79" office:value-type="string" calcext:value-type="string">
            <text:p>Bow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Yumipon's bow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02]+[.L102]*[.$D102]" office:value-type="float" office:value="0" calcext:value-type="float">
            <text:p>0</text:p>
          </table:table-cell>
          <table:table-cell table:style-name="ce62" table:formula="of:= [.G102]+[.M102]*[.$D102]" office:value-type="float" office:value="0" calcext:value-type="float">
            <text:p>0</text:p>
          </table:table-cell>
          <table:table-cell table:style-name="ce62" table:formula="of:= [.H102]+[.N102]*[.$D102]" office:value-type="float" office:value="0" calcext:value-type="float">
            <text:p>0</text:p>
          </table:table-cell>
          <table:table-cell table:style-name="ce62" table:formula="of:= [.I102]+[.O102]*[.$D102]" office:value-type="float" office:value="0" calcext:value-type="float">
            <text:p>0</text:p>
          </table:table-cell>
          <table:table-cell table:style-name="ce62" table:formula="of:= [.J102]+[.P102]*[.$D102]" office:value-type="float" office:value="0" calcext:value-type="float">
            <text:p>0</text:p>
          </table:table-cell>
          <table:table-cell table:style-name="ce62" table:formula="of:= [.K102]+[.Q102]*[.$D102]" office:value-type="float" office:value="0" calcext:value-type="float">
            <text:p>0</text:p>
          </table:table-cell>
          <table:table-cell table:formula="of:=MAX([.R102:.W10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5D0</text:p>
          </table:table-cell>
          <table:table-cell office:value-type="string" calcext:value-type="string">
            <text:p>equip013_0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3]+[.L103]*[.$D103]" office:value-type="float" office:value="0" calcext:value-type="float">
            <text:p>0</text:p>
          </table:table-cell>
          <table:table-cell table:formula="of:= [.G103]+[.M103]*[.$D103]" office:value-type="float" office:value="0" calcext:value-type="float">
            <text:p>0</text:p>
          </table:table-cell>
          <table:table-cell table:formula="of:= [.H103]+[.N103]*[.$D103]" office:value-type="float" office:value="0" calcext:value-type="float">
            <text:p>0</text:p>
          </table:table-cell>
          <table:table-cell table:formula="of:= [.I103]+[.O103]*[.$D103]" office:value-type="float" office:value="0" calcext:value-type="float">
            <text:p>0</text:p>
          </table:table-cell>
          <table:table-cell table:formula="of:= [.J103]+[.P103]*[.$D103]" office:value-type="float" office:value="0" calcext:value-type="float">
            <text:p>0</text:p>
          </table:table-cell>
          <table:table-cell table:formula="of:= [.K103]+[.Q103]*[.$D103]" office:value-type="float" office:value="0" calcext:value-type="float">
            <text:p>0</text:p>
          </table:table-cell>
          <table:table-cell table:formula="of:=MAX([.R103:.W10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758</text:p>
          </table:table-cell>
          <table:table-cell office:value-type="string" calcext:value-type="string">
            <text:p>equip013_1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4]+[.L104]*[.$D104]" office:value-type="float" office:value="0" calcext:value-type="float">
            <text:p>0</text:p>
          </table:table-cell>
          <table:table-cell table:formula="of:= [.G104]+[.M104]*[.$D104]" office:value-type="float" office:value="0" calcext:value-type="float">
            <text:p>0</text:p>
          </table:table-cell>
          <table:table-cell table:formula="of:= [.H104]+[.N104]*[.$D104]" office:value-type="float" office:value="0" calcext:value-type="float">
            <text:p>0</text:p>
          </table:table-cell>
          <table:table-cell table:formula="of:= [.I104]+[.O104]*[.$D104]" office:value-type="float" office:value="0" calcext:value-type="float">
            <text:p>0</text:p>
          </table:table-cell>
          <table:table-cell table:formula="of:= [.J104]+[.P104]*[.$D104]" office:value-type="float" office:value="0" calcext:value-type="float">
            <text:p>0</text:p>
          </table:table-cell>
          <table:table-cell table:formula="of:= [.K104]+[.Q104]*[.$D104]" office:value-type="float" office:value="0" calcext:value-type="float">
            <text:p>0</text:p>
          </table:table-cell>
          <table:table-cell table:formula="of:=MAX([.R104:.W10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8E0</text:p>
          </table:table-cell>
          <table:table-cell office:value-type="string" calcext:value-type="string">
            <text:p>equip013_1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5]+[.L105]*[.$D105]" office:value-type="float" office:value="0" calcext:value-type="float">
            <text:p>0</text:p>
          </table:table-cell>
          <table:table-cell table:formula="of:= [.G105]+[.M105]*[.$D105]" office:value-type="float" office:value="0" calcext:value-type="float">
            <text:p>0</text:p>
          </table:table-cell>
          <table:table-cell table:formula="of:= [.H105]+[.N105]*[.$D105]" office:value-type="float" office:value="0" calcext:value-type="float">
            <text:p>0</text:p>
          </table:table-cell>
          <table:table-cell table:formula="of:= [.I105]+[.O105]*[.$D105]" office:value-type="float" office:value="0" calcext:value-type="float">
            <text:p>0</text:p>
          </table:table-cell>
          <table:table-cell table:formula="of:= [.J105]+[.P105]*[.$D105]" office:value-type="float" office:value="0" calcext:value-type="float">
            <text:p>0</text:p>
          </table:table-cell>
          <table:table-cell table:formula="of:= [.K105]+[.Q105]*[.$D105]" office:value-type="float" office:value="0" calcext:value-type="float">
            <text:p>0</text:p>
          </table:table-cell>
          <table:table-cell table:formula="of:=MAX([.R105:.W10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A68</text:p>
          </table:table-cell>
          <table:table-cell office:value-type="string" calcext:value-type="string">
            <text:p>equip013_200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6]+[.L106]*[.$D106]" office:value-type="float" office:value="0" calcext:value-type="float">
            <text:p>0</text:p>
          </table:table-cell>
          <table:table-cell table:formula="of:= [.G106]+[.M106]*[.$D106]" office:value-type="float" office:value="0" calcext:value-type="float">
            <text:p>0</text:p>
          </table:table-cell>
          <table:table-cell table:formula="of:= [.H106]+[.N106]*[.$D106]" office:value-type="float" office:value="0" calcext:value-type="float">
            <text:p>0</text:p>
          </table:table-cell>
          <table:table-cell table:formula="of:= [.I106]+[.O106]*[.$D106]" office:value-type="float" office:value="0" calcext:value-type="float">
            <text:p>0</text:p>
          </table:table-cell>
          <table:table-cell table:formula="of:= [.J106]+[.P106]*[.$D106]" office:value-type="float" office:value="0" calcext:value-type="float">
            <text:p>0</text:p>
          </table:table-cell>
          <table:table-cell table:formula="of:= [.K106]+[.Q106]*[.$D106]" office:value-type="float" office:value="0" calcext:value-type="float">
            <text:p>0</text:p>
          </table:table-cell>
          <table:table-cell table:formula="of:=MAX([.R106:.W10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BF0</text:p>
          </table:table-cell>
          <table:table-cell office:value-type="string" calcext:value-type="string">
            <text:p>equip013_201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7]+[.L107]*[.$D107]" office:value-type="float" office:value="0" calcext:value-type="float">
            <text:p>0</text:p>
          </table:table-cell>
          <table:table-cell table:formula="of:= [.G107]+[.M107]*[.$D107]" office:value-type="float" office:value="0" calcext:value-type="float">
            <text:p>0</text:p>
          </table:table-cell>
          <table:table-cell table:formula="of:= [.H107]+[.N107]*[.$D107]" office:value-type="float" office:value="0" calcext:value-type="float">
            <text:p>0</text:p>
          </table:table-cell>
          <table:table-cell table:formula="of:= [.I107]+[.O107]*[.$D107]" office:value-type="float" office:value="0" calcext:value-type="float">
            <text:p>0</text:p>
          </table:table-cell>
          <table:table-cell table:formula="of:= [.J107]+[.P107]*[.$D107]" office:value-type="float" office:value="0" calcext:value-type="float">
            <text:p>0</text:p>
          </table:table-cell>
          <table:table-cell table:formula="of:= [.K107]+[.Q107]*[.$D107]" office:value-type="float" office:value="0" calcext:value-type="float">
            <text:p>0</text:p>
          </table:table-cell>
          <table:table-cell table:formula="of:=MAX([.R107:.W10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0D78</text:p>
          </table:table-cell>
          <table:table-cell office:value-type="string" calcext:value-type="string">
            <text:p>equip013_202</text:p>
          </table:table-cell>
          <table:table-cell table:style-name="ce85" office:value-type="string" calcext:value-type="string">
            <text:p>Long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08]+[.L108]*[.$D108]" office:value-type="float" office:value="0" calcext:value-type="float">
            <text:p>0</text:p>
          </table:table-cell>
          <table:table-cell table:formula="of:= [.G108]+[.M108]*[.$D108]" office:value-type="float" office:value="0" calcext:value-type="float">
            <text:p>0</text:p>
          </table:table-cell>
          <table:table-cell table:formula="of:= [.H108]+[.N108]*[.$D108]" office:value-type="float" office:value="0" calcext:value-type="float">
            <text:p>0</text:p>
          </table:table-cell>
          <table:table-cell table:formula="of:= [.I108]+[.O108]*[.$D108]" office:value-type="float" office:value="0" calcext:value-type="float">
            <text:p>0</text:p>
          </table:table-cell>
          <table:table-cell table:formula="of:= [.J108]+[.P108]*[.$D108]" office:value-type="float" office:value="0" calcext:value-type="float">
            <text:p>0</text:p>
          </table:table-cell>
          <table:table-cell table:formula="of:= [.K108]+[.Q108]*[.$D108]" office:value-type="float" office:value="0" calcext:value-type="float">
            <text:p>0</text:p>
          </table:table-cell>
          <table:table-cell table:formula="of:=MAX([.R108:.W108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0F00</text:p>
          </table:table-cell>
          <table:table-cell table:style-name="ce74" office:value-type="string" calcext:value-type="string">
            <text:p>equip013_300</text:p>
          </table:table-cell>
          <table:table-cell table:style-name="ce85" office:value-type="string" calcext:value-type="string">
            <text:p>Longbow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Dekiramos' Crossbow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09]+[.L109]*[.$D109]" office:value-type="float" office:value="0" calcext:value-type="float">
            <text:p>0</text:p>
          </table:table-cell>
          <table:table-cell table:style-name="ce62" table:formula="of:= [.G109]+[.M109]*[.$D109]" office:value-type="float" office:value="0" calcext:value-type="float">
            <text:p>0</text:p>
          </table:table-cell>
          <table:table-cell table:style-name="ce62" table:formula="of:= [.H109]+[.N109]*[.$D109]" office:value-type="float" office:value="0" calcext:value-type="float">
            <text:p>0</text:p>
          </table:table-cell>
          <table:table-cell table:style-name="ce62" table:formula="of:= [.I109]+[.O109]*[.$D109]" office:value-type="float" office:value="0" calcext:value-type="float">
            <text:p>0</text:p>
          </table:table-cell>
          <table:table-cell table:style-name="ce62" table:formula="of:= [.J109]+[.P109]*[.$D109]" office:value-type="float" office:value="0" calcext:value-type="float">
            <text:p>0</text:p>
          </table:table-cell>
          <table:table-cell table:style-name="ce62" table:formula="of:= [.K109]+[.Q109]*[.$D109]" office:value-type="float" office:value="0" calcext:value-type="float">
            <text:p>0</text:p>
          </table:table-cell>
          <table:table-cell table:formula="of:=MAX([.R109:.W10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088</text:p>
          </table:table-cell>
          <table:table-cell office:value-type="string" calcext:value-type="string">
            <text:p>equip014_000</text:p>
          </table:table-cell>
          <table:table-cell office:value-type="string" calcext:value-type="string">
            <text:p>Crossb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0]+[.L110]*[.$D110]" office:value-type="float" office:value="0" calcext:value-type="float">
            <text:p>0</text:p>
          </table:table-cell>
          <table:table-cell table:formula="of:= [.G110]+[.M110]*[.$D110]" office:value-type="float" office:value="0" calcext:value-type="float">
            <text:p>0</text:p>
          </table:table-cell>
          <table:table-cell table:formula="of:= [.H110]+[.N110]*[.$D110]" office:value-type="float" office:value="0" calcext:value-type="float">
            <text:p>0</text:p>
          </table:table-cell>
          <table:table-cell table:formula="of:= [.I110]+[.O110]*[.$D110]" office:value-type="float" office:value="0" calcext:value-type="float">
            <text:p>0</text:p>
          </table:table-cell>
          <table:table-cell table:formula="of:= [.J110]+[.P110]*[.$D110]" office:value-type="float" office:value="0" calcext:value-type="float">
            <text:p>0</text:p>
          </table:table-cell>
          <table:table-cell table:formula="of:= [.K110]+[.Q110]*[.$D110]" office:value-type="float" office:value="0" calcext:value-type="float">
            <text:p>0</text:p>
          </table:table-cell>
          <table:table-cell table:formula="of:=MAX([.R110:.W11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210</text:p>
          </table:table-cell>
          <table:table-cell office:value-type="string" calcext:value-type="string">
            <text:p>equip014_100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1]+[.L111]*[.$D111]" office:value-type="float" office:value="0" calcext:value-type="float">
            <text:p>0</text:p>
          </table:table-cell>
          <table:table-cell table:formula="of:= [.G111]+[.M111]*[.$D111]" office:value-type="float" office:value="0" calcext:value-type="float">
            <text:p>0</text:p>
          </table:table-cell>
          <table:table-cell table:formula="of:= [.H111]+[.N111]*[.$D111]" office:value-type="float" office:value="0" calcext:value-type="float">
            <text:p>0</text:p>
          </table:table-cell>
          <table:table-cell table:formula="of:= [.I111]+[.O111]*[.$D111]" office:value-type="float" office:value="0" calcext:value-type="float">
            <text:p>0</text:p>
          </table:table-cell>
          <table:table-cell table:formula="of:= [.J111]+[.P111]*[.$D111]" office:value-type="float" office:value="0" calcext:value-type="float">
            <text:p>0</text:p>
          </table:table-cell>
          <table:table-cell table:formula="of:= [.K111]+[.Q111]*[.$D111]" office:value-type="float" office:value="0" calcext:value-type="float">
            <text:p>0</text:p>
          </table:table-cell>
          <table:table-cell table:formula="of:=MAX([.R111:.W1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398</text:p>
          </table:table-cell>
          <table:table-cell office:value-type="string" calcext:value-type="string">
            <text:p>equip014_101</text:p>
          </table:table-cell>
          <table:table-cell office:value-type="string" calcext:value-type="string">
            <text:p>Crossbo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2]+[.L112]*[.$D112]" office:value-type="float" office:value="0" calcext:value-type="float">
            <text:p>0</text:p>
          </table:table-cell>
          <table:table-cell table:formula="of:= [.G112]+[.M112]*[.$D112]" office:value-type="float" office:value="0" calcext:value-type="float">
            <text:p>0</text:p>
          </table:table-cell>
          <table:table-cell table:formula="of:= [.H112]+[.N112]*[.$D112]" office:value-type="float" office:value="0" calcext:value-type="float">
            <text:p>0</text:p>
          </table:table-cell>
          <table:table-cell table:formula="of:= [.I112]+[.O112]*[.$D112]" office:value-type="float" office:value="0" calcext:value-type="float">
            <text:p>0</text:p>
          </table:table-cell>
          <table:table-cell table:formula="of:= [.J112]+[.P112]*[.$D112]" office:value-type="float" office:value="0" calcext:value-type="float">
            <text:p>0</text:p>
          </table:table-cell>
          <table:table-cell table:formula="of:= [.K112]+[.Q112]*[.$D112]" office:value-type="float" office:value="0" calcext:value-type="float">
            <text:p>0</text:p>
          </table:table-cell>
          <table:table-cell table:formula="of:=MAX([.R112:.W11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520</text:p>
          </table:table-cell>
          <table:table-cell office:value-type="string" calcext:value-type="string">
            <text:p>equip014_200</text:p>
          </table:table-cell>
          <table:table-cell office:value-type="string" calcext:value-type="string">
            <text:p>Crossbo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3]+[.L113]*[.$D113]" office:value-type="float" office:value="0" calcext:value-type="float">
            <text:p>0</text:p>
          </table:table-cell>
          <table:table-cell table:formula="of:= [.G113]+[.M113]*[.$D113]" office:value-type="float" office:value="0" calcext:value-type="float">
            <text:p>0</text:p>
          </table:table-cell>
          <table:table-cell table:formula="of:= [.H113]+[.N113]*[.$D113]" office:value-type="float" office:value="0" calcext:value-type="float">
            <text:p>0</text:p>
          </table:table-cell>
          <table:table-cell table:formula="of:= [.I113]+[.O113]*[.$D113]" office:value-type="float" office:value="0" calcext:value-type="float">
            <text:p>0</text:p>
          </table:table-cell>
          <table:table-cell table:formula="of:= [.J113]+[.P113]*[.$D113]" office:value-type="float" office:value="0" calcext:value-type="float">
            <text:p>0</text:p>
          </table:table-cell>
          <table:table-cell table:formula="of:= [.K113]+[.Q113]*[.$D113]" office:value-type="float" office:value="0" calcext:value-type="float">
            <text:p>0</text:p>
          </table:table-cell>
          <table:table-cell table:formula="of:=MAX([.R113:.W1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6A8</text:p>
          </table:table-cell>
          <table:table-cell office:value-type="string" calcext:value-type="string">
            <text:p>equip014_201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4]+[.L114]*[.$D114]" office:value-type="float" office:value="0" calcext:value-type="float">
            <text:p>0</text:p>
          </table:table-cell>
          <table:table-cell table:formula="of:= [.G114]+[.M114]*[.$D114]" office:value-type="float" office:value="0" calcext:value-type="float">
            <text:p>0</text:p>
          </table:table-cell>
          <table:table-cell table:formula="of:= [.H114]+[.N114]*[.$D114]" office:value-type="float" office:value="0" calcext:value-type="float">
            <text:p>0</text:p>
          </table:table-cell>
          <table:table-cell table:formula="of:= [.I114]+[.O114]*[.$D114]" office:value-type="float" office:value="0" calcext:value-type="float">
            <text:p>0</text:p>
          </table:table-cell>
          <table:table-cell table:formula="of:= [.J114]+[.P114]*[.$D114]" office:value-type="float" office:value="0" calcext:value-type="float">
            <text:p>0</text:p>
          </table:table-cell>
          <table:table-cell table:formula="of:= [.K114]+[.Q114]*[.$D114]" office:value-type="float" office:value="0" calcext:value-type="float">
            <text:p>0</text:p>
          </table:table-cell>
          <table:table-cell table:formula="of:=MAX([.R114:.W1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830</text:p>
          </table:table-cell>
          <table:table-cell office:value-type="string" calcext:value-type="string">
            <text:p>equip014_202</text:p>
          </table:table-cell>
          <table:table-cell office:value-type="string" calcext:value-type="string">
            <text:p>Crossbow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5]+[.L115]*[.$D115]" office:value-type="float" office:value="0" calcext:value-type="float">
            <text:p>0</text:p>
          </table:table-cell>
          <table:table-cell table:formula="of:= [.G115]+[.M115]*[.$D115]" office:value-type="float" office:value="0" calcext:value-type="float">
            <text:p>0</text:p>
          </table:table-cell>
          <table:table-cell table:formula="of:= [.H115]+[.N115]*[.$D115]" office:value-type="float" office:value="0" calcext:value-type="float">
            <text:p>0</text:p>
          </table:table-cell>
          <table:table-cell table:formula="of:= [.I115]+[.O115]*[.$D115]" office:value-type="float" office:value="0" calcext:value-type="float">
            <text:p>0</text:p>
          </table:table-cell>
          <table:table-cell table:formula="of:= [.J115]+[.P115]*[.$D115]" office:value-type="float" office:value="0" calcext:value-type="float">
            <text:p>0</text:p>
          </table:table-cell>
          <table:table-cell table:formula="of:= [.K115]+[.Q115]*[.$D115]" office:value-type="float" office:value="0" calcext:value-type="float">
            <text:p>0</text:p>
          </table:table-cell>
          <table:table-cell table:formula="of:=MAX([.R115:.W115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19B8</text:p>
          </table:table-cell>
          <table:table-cell table:style-name="ce74" office:value-type="string" calcext:value-type="string">
            <text:p>equip014_300</text:p>
          </table:table-cell>
          <table:table-cell office:value-type="string" calcext:value-type="string">
            <text:p>Crossbow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Goweecha Gu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16]+[.L116]*[.$D116]" office:value-type="float" office:value="0" calcext:value-type="float">
            <text:p>0</text:p>
          </table:table-cell>
          <table:table-cell table:style-name="ce62" table:formula="of:= [.G116]+[.M116]*[.$D116]" office:value-type="float" office:value="0" calcext:value-type="float">
            <text:p>0</text:p>
          </table:table-cell>
          <table:table-cell table:style-name="ce62" table:formula="of:= [.H116]+[.N116]*[.$D116]" office:value-type="float" office:value="0" calcext:value-type="float">
            <text:p>0</text:p>
          </table:table-cell>
          <table:table-cell table:style-name="ce62" table:formula="of:= [.I116]+[.O116]*[.$D116]" office:value-type="float" office:value="0" calcext:value-type="float">
            <text:p>0</text:p>
          </table:table-cell>
          <table:table-cell table:style-name="ce62" table:formula="of:= [.J116]+[.P116]*[.$D116]" office:value-type="float" office:value="0" calcext:value-type="float">
            <text:p>0</text:p>
          </table:table-cell>
          <table:table-cell table:style-name="ce62" table:formula="of:= [.K116]+[.Q116]*[.$D116]" office:value-type="float" office:value="0" calcext:value-type="float">
            <text:p>0</text:p>
          </table:table-cell>
          <table:table-cell table:formula="of:=MAX([.R116:.W11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B40</text:p>
          </table:table-cell>
          <table:table-cell office:value-type="string" calcext:value-type="string">
            <text:p>equip016_0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7]+[.L117]*[.$D117]" office:value-type="float" office:value="0" calcext:value-type="float">
            <text:p>0</text:p>
          </table:table-cell>
          <table:table-cell table:formula="of:= [.G117]+[.M117]*[.$D117]" office:value-type="float" office:value="0" calcext:value-type="float">
            <text:p>0</text:p>
          </table:table-cell>
          <table:table-cell table:formula="of:= [.H117]+[.N117]*[.$D117]" office:value-type="float" office:value="0" calcext:value-type="float">
            <text:p>0</text:p>
          </table:table-cell>
          <table:table-cell table:formula="of:= [.I117]+[.O117]*[.$D117]" office:value-type="float" office:value="0" calcext:value-type="float">
            <text:p>0</text:p>
          </table:table-cell>
          <table:table-cell table:formula="of:= [.J117]+[.P117]*[.$D117]" office:value-type="float" office:value="0" calcext:value-type="float">
            <text:p>0</text:p>
          </table:table-cell>
          <table:table-cell table:formula="of:= [.K117]+[.Q117]*[.$D117]" office:value-type="float" office:value="0" calcext:value-type="float">
            <text:p>0</text:p>
          </table:table-cell>
          <table:table-cell table:formula="of:=MAX([.R117:.W11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CC8</text:p>
          </table:table-cell>
          <table:table-cell office:value-type="string" calcext:value-type="string">
            <text:p>equip016_1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8]+[.L118]*[.$D118]" office:value-type="float" office:value="0" calcext:value-type="float">
            <text:p>0</text:p>
          </table:table-cell>
          <table:table-cell table:formula="of:= [.G118]+[.M118]*[.$D118]" office:value-type="float" office:value="0" calcext:value-type="float">
            <text:p>0</text:p>
          </table:table-cell>
          <table:table-cell table:formula="of:= [.H118]+[.N118]*[.$D118]" office:value-type="float" office:value="0" calcext:value-type="float">
            <text:p>0</text:p>
          </table:table-cell>
          <table:table-cell table:formula="of:= [.I118]+[.O118]*[.$D118]" office:value-type="float" office:value="0" calcext:value-type="float">
            <text:p>0</text:p>
          </table:table-cell>
          <table:table-cell table:formula="of:= [.J118]+[.P118]*[.$D118]" office:value-type="float" office:value="0" calcext:value-type="float">
            <text:p>0</text:p>
          </table:table-cell>
          <table:table-cell table:formula="of:= [.K118]+[.Q118]*[.$D118]" office:value-type="float" office:value="0" calcext:value-type="float">
            <text:p>0</text:p>
          </table:table-cell>
          <table:table-cell table:formula="of:=MAX([.R118:.W11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E50</text:p>
          </table:table-cell>
          <table:table-cell office:value-type="string" calcext:value-type="string">
            <text:p>equip016_1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19]+[.L119]*[.$D119]" office:value-type="float" office:value="0" calcext:value-type="float">
            <text:p>0</text:p>
          </table:table-cell>
          <table:table-cell table:formula="of:= [.G119]+[.M119]*[.$D119]" office:value-type="float" office:value="0" calcext:value-type="float">
            <text:p>0</text:p>
          </table:table-cell>
          <table:table-cell table:formula="of:= [.H119]+[.N119]*[.$D119]" office:value-type="float" office:value="0" calcext:value-type="float">
            <text:p>0</text:p>
          </table:table-cell>
          <table:table-cell table:formula="of:= [.I119]+[.O119]*[.$D119]" office:value-type="float" office:value="0" calcext:value-type="float">
            <text:p>0</text:p>
          </table:table-cell>
          <table:table-cell table:formula="of:= [.J119]+[.P119]*[.$D119]" office:value-type="float" office:value="0" calcext:value-type="float">
            <text:p>0</text:p>
          </table:table-cell>
          <table:table-cell table:formula="of:= [.K119]+[.Q119]*[.$D119]" office:value-type="float" office:value="0" calcext:value-type="float">
            <text:p>0</text:p>
          </table:table-cell>
          <table:table-cell table:formula="of:=MAX([.R119:.W1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1FD8</text:p>
          </table:table-cell>
          <table:table-cell office:value-type="string" calcext:value-type="string">
            <text:p>equip016_200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0]+[.L120]*[.$D120]" office:value-type="float" office:value="0" calcext:value-type="float">
            <text:p>0</text:p>
          </table:table-cell>
          <table:table-cell table:formula="of:= [.G120]+[.M120]*[.$D120]" office:value-type="float" office:value="0" calcext:value-type="float">
            <text:p>0</text:p>
          </table:table-cell>
          <table:table-cell table:formula="of:= [.H120]+[.N120]*[.$D120]" office:value-type="float" office:value="0" calcext:value-type="float">
            <text:p>0</text:p>
          </table:table-cell>
          <table:table-cell table:formula="of:= [.I120]+[.O120]*[.$D120]" office:value-type="float" office:value="0" calcext:value-type="float">
            <text:p>0</text:p>
          </table:table-cell>
          <table:table-cell table:formula="of:= [.J120]+[.P120]*[.$D120]" office:value-type="float" office:value="0" calcext:value-type="float">
            <text:p>0</text:p>
          </table:table-cell>
          <table:table-cell table:formula="of:= [.K120]+[.Q120]*[.$D120]" office:value-type="float" office:value="0" calcext:value-type="float">
            <text:p>0</text:p>
          </table:table-cell>
          <table:table-cell table:formula="of:=MAX([.R120:.W12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160</text:p>
          </table:table-cell>
          <table:table-cell office:value-type="string" calcext:value-type="string">
            <text:p>equip016_201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1]+[.L121]*[.$D121]" office:value-type="float" office:value="0" calcext:value-type="float">
            <text:p>0</text:p>
          </table:table-cell>
          <table:table-cell table:formula="of:= [.G121]+[.M121]*[.$D121]" office:value-type="float" office:value="0" calcext:value-type="float">
            <text:p>0</text:p>
          </table:table-cell>
          <table:table-cell table:formula="of:= [.H121]+[.N121]*[.$D121]" office:value-type="float" office:value="0" calcext:value-type="float">
            <text:p>0</text:p>
          </table:table-cell>
          <table:table-cell table:formula="of:= [.I121]+[.O121]*[.$D121]" office:value-type="float" office:value="0" calcext:value-type="float">
            <text:p>0</text:p>
          </table:table-cell>
          <table:table-cell table:formula="of:= [.J121]+[.P121]*[.$D121]" office:value-type="float" office:value="0" calcext:value-type="float">
            <text:p>0</text:p>
          </table:table-cell>
          <table:table-cell table:formula="of:= [.K121]+[.Q121]*[.$D121]" office:value-type="float" office:value="0" calcext:value-type="float">
            <text:p>0</text:p>
          </table:table-cell>
          <table:table-cell table:formula="of:=MAX([.R121:.W12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2E8</text:p>
          </table:table-cell>
          <table:table-cell office:value-type="string" calcext:value-type="string">
            <text:p>equip016_202</text:p>
          </table:table-cell>
          <table:table-cell table:style-name="ce82" office:value-type="string" calcext:value-type="string">
            <text:p>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2]+[.L122]*[.$D122]" office:value-type="float" office:value="0" calcext:value-type="float">
            <text:p>0</text:p>
          </table:table-cell>
          <table:table-cell table:formula="of:= [.G122]+[.M122]*[.$D122]" office:value-type="float" office:value="0" calcext:value-type="float">
            <text:p>0</text:p>
          </table:table-cell>
          <table:table-cell table:formula="of:= [.H122]+[.N122]*[.$D122]" office:value-type="float" office:value="0" calcext:value-type="float">
            <text:p>0</text:p>
          </table:table-cell>
          <table:table-cell table:formula="of:= [.I122]+[.O122]*[.$D122]" office:value-type="float" office:value="0" calcext:value-type="float">
            <text:p>0</text:p>
          </table:table-cell>
          <table:table-cell table:formula="of:= [.J122]+[.P122]*[.$D122]" office:value-type="float" office:value="0" calcext:value-type="float">
            <text:p>0</text:p>
          </table:table-cell>
          <table:table-cell table:formula="of:= [.K122]+[.Q122]*[.$D122]" office:value-type="float" office:value="0" calcext:value-type="float">
            <text:p>0</text:p>
          </table:table-cell>
          <table:table-cell table:formula="of:=MAX([.R122:.W122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2470</text:p>
          </table:table-cell>
          <table:table-cell table:style-name="ce74" office:value-type="string" calcext:value-type="string">
            <text:p>equip016_300</text:p>
          </table:table-cell>
          <table:table-cell table:style-name="ce82" office:value-type="string" calcext:value-type="string">
            <text:p>Horn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Horn of Panchuna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23]+[.L123]*[.$D123]" office:value-type="float" office:value="0" calcext:value-type="float">
            <text:p>0</text:p>
          </table:table-cell>
          <table:table-cell table:style-name="ce62" table:formula="of:= [.G123]+[.M123]*[.$D123]" office:value-type="float" office:value="0" calcext:value-type="float">
            <text:p>0</text:p>
          </table:table-cell>
          <table:table-cell table:style-name="ce62" table:formula="of:= [.H123]+[.N123]*[.$D123]" office:value-type="float" office:value="0" calcext:value-type="float">
            <text:p>0</text:p>
          </table:table-cell>
          <table:table-cell table:style-name="ce62" table:formula="of:= [.I123]+[.O123]*[.$D123]" office:value-type="float" office:value="0" calcext:value-type="float">
            <text:p>0</text:p>
          </table:table-cell>
          <table:table-cell table:style-name="ce62" table:formula="of:= [.J123]+[.P123]*[.$D123]" office:value-type="float" office:value="0" calcext:value-type="float">
            <text:p>0</text:p>
          </table:table-cell>
          <table:table-cell table:style-name="ce62" table:formula="of:= [.K123]+[.Q123]*[.$D123]" office:value-type="float" office:value="0" calcext:value-type="float">
            <text:p>0</text:p>
          </table:table-cell>
          <table:table-cell table:formula="of:=MAX([.R123:.W12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5F8</text:p>
          </table:table-cell>
          <table:table-cell office:value-type="string" calcext:value-type="string">
            <text:p>equip017_0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4]+[.L124]*[.$D124]" office:value-type="float" office:value="0" calcext:value-type="float">
            <text:p>0</text:p>
          </table:table-cell>
          <table:table-cell table:formula="of:= [.G124]+[.M124]*[.$D124]" office:value-type="float" office:value="0" calcext:value-type="float">
            <text:p>0</text:p>
          </table:table-cell>
          <table:table-cell table:formula="of:= [.H124]+[.N124]*[.$D124]" office:value-type="float" office:value="0" calcext:value-type="float">
            <text:p>0</text:p>
          </table:table-cell>
          <table:table-cell table:formula="of:= [.I124]+[.O124]*[.$D124]" office:value-type="float" office:value="0" calcext:value-type="float">
            <text:p>0</text:p>
          </table:table-cell>
          <table:table-cell table:formula="of:= [.J124]+[.P124]*[.$D124]" office:value-type="float" office:value="0" calcext:value-type="float">
            <text:p>0</text:p>
          </table:table-cell>
          <table:table-cell table:formula="of:= [.K124]+[.Q124]*[.$D124]" office:value-type="float" office:value="0" calcext:value-type="float">
            <text:p>0</text:p>
          </table:table-cell>
          <table:table-cell table:formula="of:=MAX([.R124:.W12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780</text:p>
          </table:table-cell>
          <table:table-cell office:value-type="string" calcext:value-type="string">
            <text:p>equip017_1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5]+[.L125]*[.$D125]" office:value-type="float" office:value="0" calcext:value-type="float">
            <text:p>0</text:p>
          </table:table-cell>
          <table:table-cell table:formula="of:= [.G125]+[.M125]*[.$D125]" office:value-type="float" office:value="0" calcext:value-type="float">
            <text:p>0</text:p>
          </table:table-cell>
          <table:table-cell table:formula="of:= [.H125]+[.N125]*[.$D125]" office:value-type="float" office:value="0" calcext:value-type="float">
            <text:p>0</text:p>
          </table:table-cell>
          <table:table-cell table:formula="of:= [.I125]+[.O125]*[.$D125]" office:value-type="float" office:value="0" calcext:value-type="float">
            <text:p>0</text:p>
          </table:table-cell>
          <table:table-cell table:formula="of:= [.J125]+[.P125]*[.$D125]" office:value-type="float" office:value="0" calcext:value-type="float">
            <text:p>0</text:p>
          </table:table-cell>
          <table:table-cell table:formula="of:= [.K125]+[.Q125]*[.$D125]" office:value-type="float" office:value="0" calcext:value-type="float">
            <text:p>0</text:p>
          </table:table-cell>
          <table:table-cell table:formula="of:=MAX([.R125:.W1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908</text:p>
          </table:table-cell>
          <table:table-cell office:value-type="string" calcext:value-type="string">
            <text:p>equip017_1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6]+[.L126]*[.$D126]" office:value-type="float" office:value="0" calcext:value-type="float">
            <text:p>0</text:p>
          </table:table-cell>
          <table:table-cell table:formula="of:= [.G126]+[.M126]*[.$D126]" office:value-type="float" office:value="0" calcext:value-type="float">
            <text:p>0</text:p>
          </table:table-cell>
          <table:table-cell table:formula="of:= [.H126]+[.N126]*[.$D126]" office:value-type="float" office:value="0" calcext:value-type="float">
            <text:p>0</text:p>
          </table:table-cell>
          <table:table-cell table:formula="of:= [.I126]+[.O126]*[.$D126]" office:value-type="float" office:value="0" calcext:value-type="float">
            <text:p>0</text:p>
          </table:table-cell>
          <table:table-cell table:formula="of:= [.J126]+[.P126]*[.$D126]" office:value-type="float" office:value="0" calcext:value-type="float">
            <text:p>0</text:p>
          </table:table-cell>
          <table:table-cell table:formula="of:= [.K126]+[.Q126]*[.$D126]" office:value-type="float" office:value="0" calcext:value-type="float">
            <text:p>0</text:p>
          </table:table-cell>
          <table:table-cell table:formula="of:=MAX([.R126:.W12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A90</text:p>
          </table:table-cell>
          <table:table-cell office:value-type="string" calcext:value-type="string">
            <text:p>equip017_200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7]+[.L127]*[.$D127]" office:value-type="float" office:value="0" calcext:value-type="float">
            <text:p>0</text:p>
          </table:table-cell>
          <table:table-cell table:formula="of:= [.G127]+[.M127]*[.$D127]" office:value-type="float" office:value="0" calcext:value-type="float">
            <text:p>0</text:p>
          </table:table-cell>
          <table:table-cell table:formula="of:= [.H127]+[.N127]*[.$D127]" office:value-type="float" office:value="0" calcext:value-type="float">
            <text:p>0</text:p>
          </table:table-cell>
          <table:table-cell table:formula="of:= [.I127]+[.O127]*[.$D127]" office:value-type="float" office:value="0" calcext:value-type="float">
            <text:p>0</text:p>
          </table:table-cell>
          <table:table-cell table:formula="of:= [.J127]+[.P127]*[.$D127]" office:value-type="float" office:value="0" calcext:value-type="float">
            <text:p>0</text:p>
          </table:table-cell>
          <table:table-cell table:formula="of:= [.K127]+[.Q127]*[.$D127]" office:value-type="float" office:value="0" calcext:value-type="float">
            <text:p>0</text:p>
          </table:table-cell>
          <table:table-cell table:formula="of:=MAX([.R127:.W12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C18</text:p>
          </table:table-cell>
          <table:table-cell office:value-type="string" calcext:value-type="string">
            <text:p>equip017_201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8]+[.L128]*[.$D128]" office:value-type="float" office:value="0" calcext:value-type="float">
            <text:p>0</text:p>
          </table:table-cell>
          <table:table-cell table:formula="of:= [.G128]+[.M128]*[.$D128]" office:value-type="float" office:value="0" calcext:value-type="float">
            <text:p>0</text:p>
          </table:table-cell>
          <table:table-cell table:formula="of:= [.H128]+[.N128]*[.$D128]" office:value-type="float" office:value="0" calcext:value-type="float">
            <text:p>0</text:p>
          </table:table-cell>
          <table:table-cell table:formula="of:= [.I128]+[.O128]*[.$D128]" office:value-type="float" office:value="0" calcext:value-type="float">
            <text:p>0</text:p>
          </table:table-cell>
          <table:table-cell table:formula="of:= [.J128]+[.P128]*[.$D128]" office:value-type="float" office:value="0" calcext:value-type="float">
            <text:p>0</text:p>
          </table:table-cell>
          <table:table-cell table:formula="of:= [.K128]+[.Q128]*[.$D128]" office:value-type="float" office:value="0" calcext:value-type="float">
            <text:p>0</text:p>
          </table:table-cell>
          <table:table-cell table:formula="of:=MAX([.R128:.W12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2DA0</text:p>
          </table:table-cell>
          <table:table-cell office:value-type="string" calcext:value-type="string">
            <text:p>equip017_202</text:p>
          </table:table-cell>
          <table:table-cell table:style-name="ce86" office:value-type="string" calcext:value-type="string">
            <text:p>Long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29]+[.L129]*[.$D129]" office:value-type="float" office:value="0" calcext:value-type="float">
            <text:p>0</text:p>
          </table:table-cell>
          <table:table-cell table:formula="of:= [.G129]+[.M129]*[.$D129]" office:value-type="float" office:value="0" calcext:value-type="float">
            <text:p>0</text:p>
          </table:table-cell>
          <table:table-cell table:formula="of:= [.H129]+[.N129]*[.$D129]" office:value-type="float" office:value="0" calcext:value-type="float">
            <text:p>0</text:p>
          </table:table-cell>
          <table:table-cell table:formula="of:= [.I129]+[.O129]*[.$D129]" office:value-type="float" office:value="0" calcext:value-type="float">
            <text:p>0</text:p>
          </table:table-cell>
          <table:table-cell table:formula="of:= [.J129]+[.P129]*[.$D129]" office:value-type="float" office:value="0" calcext:value-type="float">
            <text:p>0</text:p>
          </table:table-cell>
          <table:table-cell table:formula="of:= [.K129]+[.Q129]*[.$D129]" office:value-type="float" office:value="0" calcext:value-type="float">
            <text:p>0</text:p>
          </table:table-cell>
          <table:table-cell table:formula="of:=MAX([.R129:.W129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2F28</text:p>
          </table:table-cell>
          <table:table-cell table:style-name="ce74" office:value-type="string" calcext:value-type="string">
            <text:p>equip017_300</text:p>
          </table:table-cell>
          <table:table-cell table:style-name="ce86" office:value-type="string" calcext:value-type="string">
            <text:p>Longhorn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Bellophone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30]+[.L130]*[.$D130]" office:value-type="float" office:value="0" calcext:value-type="float">
            <text:p>0</text:p>
          </table:table-cell>
          <table:table-cell table:style-name="ce62" table:formula="of:= [.G130]+[.M130]*[.$D130]" office:value-type="float" office:value="0" calcext:value-type="float">
            <text:p>0</text:p>
          </table:table-cell>
          <table:table-cell table:style-name="ce62" table:formula="of:= [.H130]+[.N130]*[.$D130]" office:value-type="float" office:value="0" calcext:value-type="float">
            <text:p>0</text:p>
          </table:table-cell>
          <table:table-cell table:style-name="ce62" table:formula="of:= [.I130]+[.O130]*[.$D130]" office:value-type="float" office:value="0" calcext:value-type="float">
            <text:p>0</text:p>
          </table:table-cell>
          <table:table-cell table:style-name="ce62" table:formula="of:= [.J130]+[.P130]*[.$D130]" office:value-type="float" office:value="0" calcext:value-type="float">
            <text:p>0</text:p>
          </table:table-cell>
          <table:table-cell table:style-name="ce62" table:formula="of:= [.K130]+[.Q130]*[.$D130]" office:value-type="float" office:value="0" calcext:value-type="float">
            <text:p>0</text:p>
          </table:table-cell>
          <table:table-cell table:formula="of:=MAX([.R130:.W13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0B0</text:p>
          </table:table-cell>
          <table:table-cell office:value-type="string" calcext:value-type="string">
            <text:p>equip018_0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in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1]+[.L131]*[.$D131]" office:value-type="float" office:value="0" calcext:value-type="float">
            <text:p>0</text:p>
          </table:table-cell>
          <table:table-cell table:formula="of:= [.G131]+[.M131]*[.$D131]" office:value-type="float" office:value="0" calcext:value-type="float">
            <text:p>0</text:p>
          </table:table-cell>
          <table:table-cell table:formula="of:= [.H131]+[.N131]*[.$D131]" office:value-type="float" office:value="0" calcext:value-type="float">
            <text:p>0</text:p>
          </table:table-cell>
          <table:table-cell table:formula="of:= [.I131]+[.O131]*[.$D131]" office:value-type="float" office:value="0" calcext:value-type="float">
            <text:p>0</text:p>
          </table:table-cell>
          <table:table-cell table:formula="of:= [.J131]+[.P131]*[.$D131]" office:value-type="float" office:value="0" calcext:value-type="float">
            <text:p>0</text:p>
          </table:table-cell>
          <table:table-cell table:formula="of:= [.K131]+[.Q131]*[.$D131]" office:value-type="float" office:value="0" calcext:value-type="float">
            <text:p>0</text:p>
          </table:table-cell>
          <table:table-cell table:formula="of:=MAX([.R131:.W13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238</text:p>
          </table:table-cell>
          <table:table-cell office:value-type="string" calcext:value-type="string">
            <text:p>equip018_1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2]+[.L132]*[.$D132]" office:value-type="float" office:value="0" calcext:value-type="float">
            <text:p>0</text:p>
          </table:table-cell>
          <table:table-cell table:formula="of:= [.G132]+[.M132]*[.$D132]" office:value-type="float" office:value="0" calcext:value-type="float">
            <text:p>0</text:p>
          </table:table-cell>
          <table:table-cell table:formula="of:= [.H132]+[.N132]*[.$D132]" office:value-type="float" office:value="0" calcext:value-type="float">
            <text:p>0</text:p>
          </table:table-cell>
          <table:table-cell table:formula="of:= [.I132]+[.O132]*[.$D132]" office:value-type="float" office:value="0" calcext:value-type="float">
            <text:p>0</text:p>
          </table:table-cell>
          <table:table-cell table:formula="of:= [.J132]+[.P132]*[.$D132]" office:value-type="float" office:value="0" calcext:value-type="float">
            <text:p>0</text:p>
          </table:table-cell>
          <table:table-cell table:formula="of:= [.K132]+[.Q132]*[.$D132]" office:value-type="float" office:value="0" calcext:value-type="float">
            <text:p>0</text:p>
          </table:table-cell>
          <table:table-cell table:formula="of:=MAX([.R132:.W13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3C0</text:p>
          </table:table-cell>
          <table:table-cell office:value-type="string" calcext:value-type="string">
            <text:p>equip018_1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3]+[.L133]*[.$D133]" office:value-type="float" office:value="0" calcext:value-type="float">
            <text:p>0</text:p>
          </table:table-cell>
          <table:table-cell table:formula="of:= [.G133]+[.M133]*[.$D133]" office:value-type="float" office:value="0" calcext:value-type="float">
            <text:p>0</text:p>
          </table:table-cell>
          <table:table-cell table:formula="of:= [.H133]+[.N133]*[.$D133]" office:value-type="float" office:value="0" calcext:value-type="float">
            <text:p>0</text:p>
          </table:table-cell>
          <table:table-cell table:formula="of:= [.I133]+[.O133]*[.$D133]" office:value-type="float" office:value="0" calcext:value-type="float">
            <text:p>0</text:p>
          </table:table-cell>
          <table:table-cell table:formula="of:= [.J133]+[.P133]*[.$D133]" office:value-type="float" office:value="0" calcext:value-type="float">
            <text:p>0</text:p>
          </table:table-cell>
          <table:table-cell table:formula="of:= [.K133]+[.Q133]*[.$D133]" office:value-type="float" office:value="0" calcext:value-type="float">
            <text:p>0</text:p>
          </table:table-cell>
          <table:table-cell table:formula="of:=MAX([.R133:.W13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548</text:p>
          </table:table-cell>
          <table:table-cell office:value-type="string" calcext:value-type="string">
            <text:p>equip018_200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4]+[.L134]*[.$D134]" office:value-type="float" office:value="0" calcext:value-type="float">
            <text:p>0</text:p>
          </table:table-cell>
          <table:table-cell table:formula="of:= [.G134]+[.M134]*[.$D134]" office:value-type="float" office:value="0" calcext:value-type="float">
            <text:p>0</text:p>
          </table:table-cell>
          <table:table-cell table:formula="of:= [.H134]+[.N134]*[.$D134]" office:value-type="float" office:value="0" calcext:value-type="float">
            <text:p>0</text:p>
          </table:table-cell>
          <table:table-cell table:formula="of:= [.I134]+[.O134]*[.$D134]" office:value-type="float" office:value="0" calcext:value-type="float">
            <text:p>0</text:p>
          </table:table-cell>
          <table:table-cell table:formula="of:= [.J134]+[.P134]*[.$D134]" office:value-type="float" office:value="0" calcext:value-type="float">
            <text:p>0</text:p>
          </table:table-cell>
          <table:table-cell table:formula="of:= [.K134]+[.Q134]*[.$D134]" office:value-type="float" office:value="0" calcext:value-type="float">
            <text:p>0</text:p>
          </table:table-cell>
          <table:table-cell table:formula="of:=MAX([.R134:.W13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6D0</text:p>
          </table:table-cell>
          <table:table-cell office:value-type="string" calcext:value-type="string">
            <text:p>equip018_201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5]+[.L135]*[.$D135]" office:value-type="float" office:value="0" calcext:value-type="float">
            <text:p>0</text:p>
          </table:table-cell>
          <table:table-cell table:formula="of:= [.G135]+[.M135]*[.$D135]" office:value-type="float" office:value="0" calcext:value-type="float">
            <text:p>0</text:p>
          </table:table-cell>
          <table:table-cell table:formula="of:= [.H135]+[.N135]*[.$D135]" office:value-type="float" office:value="0" calcext:value-type="float">
            <text:p>0</text:p>
          </table:table-cell>
          <table:table-cell table:formula="of:= [.I135]+[.O135]*[.$D135]" office:value-type="float" office:value="0" calcext:value-type="float">
            <text:p>0</text:p>
          </table:table-cell>
          <table:table-cell table:formula="of:= [.J135]+[.P135]*[.$D135]" office:value-type="float" office:value="0" calcext:value-type="float">
            <text:p>0</text:p>
          </table:table-cell>
          <table:table-cell table:formula="of:= [.K135]+[.Q135]*[.$D135]" office:value-type="float" office:value="0" calcext:value-type="float">
            <text:p>0</text:p>
          </table:table-cell>
          <table:table-cell table:formula="of:=MAX([.R135:.W13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858</text:p>
          </table:table-cell>
          <table:table-cell office:value-type="string" calcext:value-type="string">
            <text:p>equip018_202</text:p>
          </table:table-cell>
          <table:table-cell table:style-name="ce87" office:value-type="string" calcext:value-type="string">
            <text:p>Twinhor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6]+[.L136]*[.$D136]" office:value-type="float" office:value="0" calcext:value-type="float">
            <text:p>0</text:p>
          </table:table-cell>
          <table:table-cell table:formula="of:= [.G136]+[.M136]*[.$D136]" office:value-type="float" office:value="0" calcext:value-type="float">
            <text:p>0</text:p>
          </table:table-cell>
          <table:table-cell table:formula="of:= [.H136]+[.N136]*[.$D136]" office:value-type="float" office:value="0" calcext:value-type="float">
            <text:p>0</text:p>
          </table:table-cell>
          <table:table-cell table:formula="of:= [.I136]+[.O136]*[.$D136]" office:value-type="float" office:value="0" calcext:value-type="float">
            <text:p>0</text:p>
          </table:table-cell>
          <table:table-cell table:formula="of:= [.J136]+[.P136]*[.$D136]" office:value-type="float" office:value="0" calcext:value-type="float">
            <text:p>0</text:p>
          </table:table-cell>
          <table:table-cell table:formula="of:= [.K136]+[.Q136]*[.$D136]" office:value-type="float" office:value="0" calcext:value-type="float">
            <text:p>0</text:p>
          </table:table-cell>
          <table:table-cell table:formula="of:=MAX([.R136:.W13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39E0</text:p>
          </table:table-cell>
          <table:table-cell table:style-name="ce74" office:value-type="string" calcext:value-type="string">
            <text:p>equip018_300</text:p>
          </table:table-cell>
          <table:table-cell table:style-name="ce87" office:value-type="string" calcext:value-type="string">
            <text:p>Twinhorn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Gjallarbor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37]+[.L137]*[.$D137]" office:value-type="float" office:value="0" calcext:value-type="float">
            <text:p>0</text:p>
          </table:table-cell>
          <table:table-cell table:style-name="ce62" table:formula="of:= [.G137]+[.M137]*[.$D137]" office:value-type="float" office:value="0" calcext:value-type="float">
            <text:p>0</text:p>
          </table:table-cell>
          <table:table-cell table:style-name="ce62" table:formula="of:= [.H137]+[.N137]*[.$D137]" office:value-type="float" office:value="0" calcext:value-type="float">
            <text:p>0</text:p>
          </table:table-cell>
          <table:table-cell table:style-name="ce62" table:formula="of:= [.I137]+[.O137]*[.$D137]" office:value-type="float" office:value="0" calcext:value-type="float">
            <text:p>0</text:p>
          </table:table-cell>
          <table:table-cell table:style-name="ce62" table:formula="of:= [.J137]+[.P137]*[.$D137]" office:value-type="float" office:value="0" calcext:value-type="float">
            <text:p>0</text:p>
          </table:table-cell>
          <table:table-cell table:style-name="ce62" table:formula="of:= [.K137]+[.Q137]*[.$D137]" office:value-type="float" office:value="0" calcext:value-type="float">
            <text:p>0</text:p>
          </table:table-cell>
          <table:table-cell table:formula="of:=MAX([.R137:.W13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B68</text:p>
          </table:table-cell>
          <table:table-cell office:value-type="string" calcext:value-type="string">
            <text:p>equip019_0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8]+[.L138]*[.$D138]" office:value-type="float" office:value="0" calcext:value-type="float">
            <text:p>0</text:p>
          </table:table-cell>
          <table:table-cell table:formula="of:= [.G138]+[.M138]*[.$D138]" office:value-type="float" office:value="0" calcext:value-type="float">
            <text:p>0</text:p>
          </table:table-cell>
          <table:table-cell table:formula="of:= [.H138]+[.N138]*[.$D138]" office:value-type="float" office:value="0" calcext:value-type="float">
            <text:p>0</text:p>
          </table:table-cell>
          <table:table-cell table:formula="of:= [.I138]+[.O138]*[.$D138]" office:value-type="float" office:value="0" calcext:value-type="float">
            <text:p>0</text:p>
          </table:table-cell>
          <table:table-cell table:formula="of:= [.J138]+[.P138]*[.$D138]" office:value-type="float" office:value="0" calcext:value-type="float">
            <text:p>0</text:p>
          </table:table-cell>
          <table:table-cell table:formula="of:= [.K138]+[.Q138]*[.$D138]" office:value-type="float" office:value="0" calcext:value-type="float">
            <text:p>0</text:p>
          </table:table-cell>
          <table:table-cell table:formula="of:=MAX([.R138:.W13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CF0</text:p>
          </table:table-cell>
          <table:table-cell office:value-type="string" calcext:value-type="string">
            <text:p>equip019_1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39]+[.L139]*[.$D139]" office:value-type="float" office:value="0" calcext:value-type="float">
            <text:p>0</text:p>
          </table:table-cell>
          <table:table-cell table:formula="of:= [.G139]+[.M139]*[.$D139]" office:value-type="float" office:value="0" calcext:value-type="float">
            <text:p>0</text:p>
          </table:table-cell>
          <table:table-cell table:formula="of:= [.H139]+[.N139]*[.$D139]" office:value-type="float" office:value="0" calcext:value-type="float">
            <text:p>0</text:p>
          </table:table-cell>
          <table:table-cell table:formula="of:= [.I139]+[.O139]*[.$D139]" office:value-type="float" office:value="0" calcext:value-type="float">
            <text:p>0</text:p>
          </table:table-cell>
          <table:table-cell table:formula="of:= [.J139]+[.P139]*[.$D139]" office:value-type="float" office:value="0" calcext:value-type="float">
            <text:p>0</text:p>
          </table:table-cell>
          <table:table-cell table:formula="of:= [.K139]+[.Q139]*[.$D139]" office:value-type="float" office:value="0" calcext:value-type="float">
            <text:p>0</text:p>
          </table:table-cell>
          <table:table-cell table:formula="of:=MAX([.R139:.W13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3E78</text:p>
          </table:table-cell>
          <table:table-cell office:value-type="string" calcext:value-type="string">
            <text:p>equip019_1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0]+[.L140]*[.$D140]" office:value-type="float" office:value="0" calcext:value-type="float">
            <text:p>0</text:p>
          </table:table-cell>
          <table:table-cell table:formula="of:= [.G140]+[.M140]*[.$D140]" office:value-type="float" office:value="0" calcext:value-type="float">
            <text:p>0</text:p>
          </table:table-cell>
          <table:table-cell table:formula="of:= [.H140]+[.N140]*[.$D140]" office:value-type="float" office:value="0" calcext:value-type="float">
            <text:p>0</text:p>
          </table:table-cell>
          <table:table-cell table:formula="of:= [.I140]+[.O140]*[.$D140]" office:value-type="float" office:value="0" calcext:value-type="float">
            <text:p>0</text:p>
          </table:table-cell>
          <table:table-cell table:formula="of:= [.J140]+[.P140]*[.$D140]" office:value-type="float" office:value="0" calcext:value-type="float">
            <text:p>0</text:p>
          </table:table-cell>
          <table:table-cell table:formula="of:= [.K140]+[.Q140]*[.$D140]" office:value-type="float" office:value="0" calcext:value-type="float">
            <text:p>0</text:p>
          </table:table-cell>
          <table:table-cell table:formula="of:=MAX([.R140:.W14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000</text:p>
          </table:table-cell>
          <table:table-cell office:value-type="string" calcext:value-type="string">
            <text:p>equip019_1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1]+[.L141]*[.$D141]" office:value-type="float" office:value="0" calcext:value-type="float">
            <text:p>0</text:p>
          </table:table-cell>
          <table:table-cell table:formula="of:= [.G141]+[.M141]*[.$D141]" office:value-type="float" office:value="0" calcext:value-type="float">
            <text:p>0</text:p>
          </table:table-cell>
          <table:table-cell table:formula="of:= [.H141]+[.N141]*[.$D141]" office:value-type="float" office:value="0" calcext:value-type="float">
            <text:p>0</text:p>
          </table:table-cell>
          <table:table-cell table:formula="of:= [.I141]+[.O141]*[.$D141]" office:value-type="float" office:value="0" calcext:value-type="float">
            <text:p>0</text:p>
          </table:table-cell>
          <table:table-cell table:formula="of:= [.J141]+[.P141]*[.$D141]" office:value-type="float" office:value="0" calcext:value-type="float">
            <text:p>0</text:p>
          </table:table-cell>
          <table:table-cell table:formula="of:= [.K141]+[.Q141]*[.$D141]" office:value-type="float" office:value="0" calcext:value-type="float">
            <text:p>0</text:p>
          </table:table-cell>
          <table:table-cell table:formula="of:=MAX([.R141:.W14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188</text:p>
          </table:table-cell>
          <table:table-cell office:value-type="string" calcext:value-type="string">
            <text:p>equip019_200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2]+[.L142]*[.$D142]" office:value-type="float" office:value="0" calcext:value-type="float">
            <text:p>0</text:p>
          </table:table-cell>
          <table:table-cell table:formula="of:= [.G142]+[.M142]*[.$D142]" office:value-type="float" office:value="0" calcext:value-type="float">
            <text:p>0</text:p>
          </table:table-cell>
          <table:table-cell table:formula="of:= [.H142]+[.N142]*[.$D142]" office:value-type="float" office:value="0" calcext:value-type="float">
            <text:p>0</text:p>
          </table:table-cell>
          <table:table-cell table:formula="of:= [.I142]+[.O142]*[.$D142]" office:value-type="float" office:value="0" calcext:value-type="float">
            <text:p>0</text:p>
          </table:table-cell>
          <table:table-cell table:formula="of:= [.J142]+[.P142]*[.$D142]" office:value-type="float" office:value="0" calcext:value-type="float">
            <text:p>0</text:p>
          </table:table-cell>
          <table:table-cell table:formula="of:= [.K142]+[.Q142]*[.$D142]" office:value-type="float" office:value="0" calcext:value-type="float">
            <text:p>0</text:p>
          </table:table-cell>
          <table:table-cell table:formula="of:=MAX([.R142:.W14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310</text:p>
          </table:table-cell>
          <table:table-cell office:value-type="string" calcext:value-type="string">
            <text:p>equip019_201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3]+[.L143]*[.$D143]" office:value-type="float" office:value="0" calcext:value-type="float">
            <text:p>0</text:p>
          </table:table-cell>
          <table:table-cell table:formula="of:= [.G143]+[.M143]*[.$D143]" office:value-type="float" office:value="0" calcext:value-type="float">
            <text:p>0</text:p>
          </table:table-cell>
          <table:table-cell table:formula="of:= [.H143]+[.N143]*[.$D143]" office:value-type="float" office:value="0" calcext:value-type="float">
            <text:p>0</text:p>
          </table:table-cell>
          <table:table-cell table:formula="of:= [.I143]+[.O143]*[.$D143]" office:value-type="float" office:value="0" calcext:value-type="float">
            <text:p>0</text:p>
          </table:table-cell>
          <table:table-cell table:formula="of:= [.J143]+[.P143]*[.$D143]" office:value-type="float" office:value="0" calcext:value-type="float">
            <text:p>0</text:p>
          </table:table-cell>
          <table:table-cell table:formula="of:= [.K143]+[.Q143]*[.$D143]" office:value-type="float" office:value="0" calcext:value-type="float">
            <text:p>0</text:p>
          </table:table-cell>
          <table:table-cell table:formula="of:=MAX([.R143:.W14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498</text:p>
          </table:table-cell>
          <table:table-cell office:value-type="string" calcext:value-type="string">
            <text:p>equip019_202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4]+[.L144]*[.$D144]" office:value-type="float" office:value="0" calcext:value-type="float">
            <text:p>0</text:p>
          </table:table-cell>
          <table:table-cell table:formula="of:= [.G144]+[.M144]*[.$D144]" office:value-type="float" office:value="0" calcext:value-type="float">
            <text:p>0</text:p>
          </table:table-cell>
          <table:table-cell table:formula="of:= [.H144]+[.N144]*[.$D144]" office:value-type="float" office:value="0" calcext:value-type="float">
            <text:p>0</text:p>
          </table:table-cell>
          <table:table-cell table:formula="of:= [.I144]+[.O144]*[.$D144]" office:value-type="float" office:value="0" calcext:value-type="float">
            <text:p>0</text:p>
          </table:table-cell>
          <table:table-cell table:formula="of:= [.J144]+[.P144]*[.$D144]" office:value-type="float" office:value="0" calcext:value-type="float">
            <text:p>0</text:p>
          </table:table-cell>
          <table:table-cell table:formula="of:= [.K144]+[.Q144]*[.$D144]" office:value-type="float" office:value="0" calcext:value-type="float">
            <text:p>0</text:p>
          </table:table-cell>
          <table:table-cell table:formula="of:=MAX([.R144:.W14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620</text:p>
          </table:table-cell>
          <table:table-cell office:value-type="string" calcext:value-type="string">
            <text:p>equip019_203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5]+[.L145]*[.$D145]" office:value-type="float" office:value="0" calcext:value-type="float">
            <text:p>0</text:p>
          </table:table-cell>
          <table:table-cell table:formula="of:= [.G145]+[.M145]*[.$D145]" office:value-type="float" office:value="0" calcext:value-type="float">
            <text:p>0</text:p>
          </table:table-cell>
          <table:table-cell table:formula="of:= [.H145]+[.N145]*[.$D145]" office:value-type="float" office:value="0" calcext:value-type="float">
            <text:p>0</text:p>
          </table:table-cell>
          <table:table-cell table:formula="of:= [.I145]+[.O145]*[.$D145]" office:value-type="float" office:value="0" calcext:value-type="float">
            <text:p>0</text:p>
          </table:table-cell>
          <table:table-cell table:formula="of:= [.J145]+[.P145]*[.$D145]" office:value-type="float" office:value="0" calcext:value-type="float">
            <text:p>0</text:p>
          </table:table-cell>
          <table:table-cell table:formula="of:= [.K145]+[.Q145]*[.$D145]" office:value-type="float" office:value="0" calcext:value-type="float">
            <text:p>0</text:p>
          </table:table-cell>
          <table:table-cell table:formula="of:=MAX([.R145:.W14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7A8</text:p>
          </table:table-cell>
          <table:table-cell office:value-type="string" calcext:value-type="string">
            <text:p>equip019_204</text:p>
          </table:table-cell>
          <table:table-cell table:style-name="ce84" office:value-type="string" calcext:value-type="string">
            <text:p>Stav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6]+[.L146]*[.$D146]" office:value-type="float" office:value="0" calcext:value-type="float">
            <text:p>0</text:p>
          </table:table-cell>
          <table:table-cell table:formula="of:= [.G146]+[.M146]*[.$D146]" office:value-type="float" office:value="0" calcext:value-type="float">
            <text:p>0</text:p>
          </table:table-cell>
          <table:table-cell table:formula="of:= [.H146]+[.N146]*[.$D146]" office:value-type="float" office:value="0" calcext:value-type="float">
            <text:p>0</text:p>
          </table:table-cell>
          <table:table-cell table:formula="of:= [.I146]+[.O146]*[.$D146]" office:value-type="float" office:value="0" calcext:value-type="float">
            <text:p>0</text:p>
          </table:table-cell>
          <table:table-cell table:formula="of:= [.J146]+[.P146]*[.$D146]" office:value-type="float" office:value="0" calcext:value-type="float">
            <text:p>0</text:p>
          </table:table-cell>
          <table:table-cell table:formula="of:= [.K146]+[.Q146]*[.$D146]" office:value-type="float" office:value="0" calcext:value-type="float">
            <text:p>0</text:p>
          </table:table-cell>
          <table:table-cell table:formula="of:=MAX([.R146:.W14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4930</text:p>
          </table:table-cell>
          <table:table-cell table:style-name="ce74" office:value-type="string" calcext:value-type="string">
            <text:p>equip019_300</text:p>
          </table:table-cell>
          <table:table-cell table:style-name="ce84" office:value-type="string" calcext:value-type="string">
            <text:p>Stav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Phoenix Ultimate Sta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47]+[.L147]*[.$D147]" office:value-type="float" office:value="0" calcext:value-type="float">
            <text:p>0</text:p>
          </table:table-cell>
          <table:table-cell table:style-name="ce62" table:formula="of:= [.G147]+[.M147]*[.$D147]" office:value-type="float" office:value="0" calcext:value-type="float">
            <text:p>0</text:p>
          </table:table-cell>
          <table:table-cell table:style-name="ce62" table:formula="of:= [.H147]+[.N147]*[.$D147]" office:value-type="float" office:value="0" calcext:value-type="float">
            <text:p>0</text:p>
          </table:table-cell>
          <table:table-cell table:style-name="ce62" table:formula="of:= [.I147]+[.O147]*[.$D147]" office:value-type="float" office:value="0" calcext:value-type="float">
            <text:p>0</text:p>
          </table:table-cell>
          <table:table-cell table:style-name="ce62" table:formula="of:= [.J147]+[.P147]*[.$D147]" office:value-type="float" office:value="0" calcext:value-type="float">
            <text:p>0</text:p>
          </table:table-cell>
          <table:table-cell table:style-name="ce62" table:formula="of:= [.K147]+[.Q147]*[.$D147]" office:value-type="float" office:value="0" calcext:value-type="float">
            <text:p>0</text:p>
          </table:table-cell>
          <table:table-cell table:formula="of:=MAX([.R147:.W14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AB8</text:p>
          </table:table-cell>
          <table:table-cell office:value-type="string" calcext:value-type="string">
            <text:p>equip020_0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8]+[.L148]*[.$D148]" office:value-type="float" office:value="0" calcext:value-type="float">
            <text:p>0</text:p>
          </table:table-cell>
          <table:table-cell table:formula="of:= [.G148]+[.M148]*[.$D148]" office:value-type="float" office:value="0" calcext:value-type="float">
            <text:p>0</text:p>
          </table:table-cell>
          <table:table-cell table:formula="of:= [.H148]+[.N148]*[.$D148]" office:value-type="float" office:value="0" calcext:value-type="float">
            <text:p>0</text:p>
          </table:table-cell>
          <table:table-cell table:formula="of:= [.I148]+[.O148]*[.$D148]" office:value-type="float" office:value="0" calcext:value-type="float">
            <text:p>0</text:p>
          </table:table-cell>
          <table:table-cell table:formula="of:= [.J148]+[.P148]*[.$D148]" office:value-type="float" office:value="0" calcext:value-type="float">
            <text:p>0</text:p>
          </table:table-cell>
          <table:table-cell table:formula="of:= [.K148]+[.Q148]*[.$D148]" office:value-type="float" office:value="0" calcext:value-type="float">
            <text:p>0</text:p>
          </table:table-cell>
          <table:table-cell table:formula="of:=MAX([.R148:.W14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C40</text:p>
          </table:table-cell>
          <table:table-cell office:value-type="string" calcext:value-type="string">
            <text:p>equip020_1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49]+[.L149]*[.$D149]" office:value-type="float" office:value="0" calcext:value-type="float">
            <text:p>0</text:p>
          </table:table-cell>
          <table:table-cell table:formula="of:= [.G149]+[.M149]*[.$D149]" office:value-type="float" office:value="0" calcext:value-type="float">
            <text:p>0</text:p>
          </table:table-cell>
          <table:table-cell table:formula="of:= [.H149]+[.N149]*[.$D149]" office:value-type="float" office:value="0" calcext:value-type="float">
            <text:p>0</text:p>
          </table:table-cell>
          <table:table-cell table:formula="of:= [.I149]+[.O149]*[.$D149]" office:value-type="float" office:value="0" calcext:value-type="float">
            <text:p>0</text:p>
          </table:table-cell>
          <table:table-cell table:formula="of:= [.J149]+[.P149]*[.$D149]" office:value-type="float" office:value="0" calcext:value-type="float">
            <text:p>0</text:p>
          </table:table-cell>
          <table:table-cell table:formula="of:= [.K149]+[.Q149]*[.$D149]" office:value-type="float" office:value="0" calcext:value-type="float">
            <text:p>0</text:p>
          </table:table-cell>
          <table:table-cell table:formula="of:=MAX([.R149:.W14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DC8</text:p>
          </table:table-cell>
          <table:table-cell office:value-type="string" calcext:value-type="string">
            <text:p>equip020_1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0]+[.L150]*[.$D150]" office:value-type="float" office:value="0" calcext:value-type="float">
            <text:p>0</text:p>
          </table:table-cell>
          <table:table-cell table:formula="of:= [.G150]+[.M150]*[.$D150]" office:value-type="float" office:value="0" calcext:value-type="float">
            <text:p>0</text:p>
          </table:table-cell>
          <table:table-cell table:formula="of:= [.H150]+[.N150]*[.$D150]" office:value-type="float" office:value="0" calcext:value-type="float">
            <text:p>0</text:p>
          </table:table-cell>
          <table:table-cell table:formula="of:= [.I150]+[.O150]*[.$D150]" office:value-type="float" office:value="0" calcext:value-type="float">
            <text:p>0</text:p>
          </table:table-cell>
          <table:table-cell table:formula="of:= [.J150]+[.P150]*[.$D150]" office:value-type="float" office:value="0" calcext:value-type="float">
            <text:p>0</text:p>
          </table:table-cell>
          <table:table-cell table:formula="of:= [.K150]+[.Q150]*[.$D150]" office:value-type="float" office:value="0" calcext:value-type="float">
            <text:p>0</text:p>
          </table:table-cell>
          <table:table-cell table:formula="of:=MAX([.R150:.W15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4F50</text:p>
          </table:table-cell>
          <table:table-cell office:value-type="string" calcext:value-type="string">
            <text:p>equip020_1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1]+[.L151]*[.$D151]" office:value-type="float" office:value="0" calcext:value-type="float">
            <text:p>0</text:p>
          </table:table-cell>
          <table:table-cell table:formula="of:= [.G151]+[.M151]*[.$D151]" office:value-type="float" office:value="0" calcext:value-type="float">
            <text:p>0</text:p>
          </table:table-cell>
          <table:table-cell table:formula="of:= [.H151]+[.N151]*[.$D151]" office:value-type="float" office:value="0" calcext:value-type="float">
            <text:p>0</text:p>
          </table:table-cell>
          <table:table-cell table:formula="of:= [.I151]+[.O151]*[.$D151]" office:value-type="float" office:value="0" calcext:value-type="float">
            <text:p>0</text:p>
          </table:table-cell>
          <table:table-cell table:formula="of:= [.J151]+[.P151]*[.$D151]" office:value-type="float" office:value="0" calcext:value-type="float">
            <text:p>0</text:p>
          </table:table-cell>
          <table:table-cell table:formula="of:= [.K151]+[.Q151]*[.$D151]" office:value-type="float" office:value="0" calcext:value-type="float">
            <text:p>0</text:p>
          </table:table-cell>
          <table:table-cell table:formula="of:=MAX([.R151:.W15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0D8</text:p>
          </table:table-cell>
          <table:table-cell office:value-type="string" calcext:value-type="string">
            <text:p>equip020_200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2]+[.L152]*[.$D152]" office:value-type="float" office:value="0" calcext:value-type="float">
            <text:p>0</text:p>
          </table:table-cell>
          <table:table-cell table:formula="of:= [.G152]+[.M152]*[.$D152]" office:value-type="float" office:value="0" calcext:value-type="float">
            <text:p>0</text:p>
          </table:table-cell>
          <table:table-cell table:formula="of:= [.H152]+[.N152]*[.$D152]" office:value-type="float" office:value="0" calcext:value-type="float">
            <text:p>0</text:p>
          </table:table-cell>
          <table:table-cell table:formula="of:= [.I152]+[.O152]*[.$D152]" office:value-type="float" office:value="0" calcext:value-type="float">
            <text:p>0</text:p>
          </table:table-cell>
          <table:table-cell table:formula="of:= [.J152]+[.P152]*[.$D152]" office:value-type="float" office:value="0" calcext:value-type="float">
            <text:p>0</text:p>
          </table:table-cell>
          <table:table-cell table:formula="of:= [.K152]+[.Q152]*[.$D152]" office:value-type="float" office:value="0" calcext:value-type="float">
            <text:p>0</text:p>
          </table:table-cell>
          <table:table-cell table:formula="of:=MAX([.R152:.W15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260</text:p>
          </table:table-cell>
          <table:table-cell office:value-type="string" calcext:value-type="string">
            <text:p>equip020_201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3]+[.L153]*[.$D153]" office:value-type="float" office:value="0" calcext:value-type="float">
            <text:p>0</text:p>
          </table:table-cell>
          <table:table-cell table:formula="of:= [.G153]+[.M153]*[.$D153]" office:value-type="float" office:value="0" calcext:value-type="float">
            <text:p>0</text:p>
          </table:table-cell>
          <table:table-cell table:formula="of:= [.H153]+[.N153]*[.$D153]" office:value-type="float" office:value="0" calcext:value-type="float">
            <text:p>0</text:p>
          </table:table-cell>
          <table:table-cell table:formula="of:= [.I153]+[.O153]*[.$D153]" office:value-type="float" office:value="0" calcext:value-type="float">
            <text:p>0</text:p>
          </table:table-cell>
          <table:table-cell table:formula="of:= [.J153]+[.P153]*[.$D153]" office:value-type="float" office:value="0" calcext:value-type="float">
            <text:p>0</text:p>
          </table:table-cell>
          <table:table-cell table:formula="of:= [.K153]+[.Q153]*[.$D153]" office:value-type="float" office:value="0" calcext:value-type="float">
            <text:p>0</text:p>
          </table:table-cell>
          <table:table-cell table:formula="of:=MAX([.R153:.W15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3E8</text:p>
          </table:table-cell>
          <table:table-cell office:value-type="string" calcext:value-type="string">
            <text:p>equip020_202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4]+[.L154]*[.$D154]" office:value-type="float" office:value="0" calcext:value-type="float">
            <text:p>0</text:p>
          </table:table-cell>
          <table:table-cell table:formula="of:= [.G154]+[.M154]*[.$D154]" office:value-type="float" office:value="0" calcext:value-type="float">
            <text:p>0</text:p>
          </table:table-cell>
          <table:table-cell table:formula="of:= [.H154]+[.N154]*[.$D154]" office:value-type="float" office:value="0" calcext:value-type="float">
            <text:p>0</text:p>
          </table:table-cell>
          <table:table-cell table:formula="of:= [.I154]+[.O154]*[.$D154]" office:value-type="float" office:value="0" calcext:value-type="float">
            <text:p>0</text:p>
          </table:table-cell>
          <table:table-cell table:formula="of:= [.J154]+[.P154]*[.$D154]" office:value-type="float" office:value="0" calcext:value-type="float">
            <text:p>0</text:p>
          </table:table-cell>
          <table:table-cell table:formula="of:= [.K154]+[.Q154]*[.$D154]" office:value-type="float" office:value="0" calcext:value-type="float">
            <text:p>0</text:p>
          </table:table-cell>
          <table:table-cell table:formula="of:=MAX([.R154:.W15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570</text:p>
          </table:table-cell>
          <table:table-cell office:value-type="string" calcext:value-type="string">
            <text:p>equip020_203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5]+[.L155]*[.$D155]" office:value-type="float" office:value="0" calcext:value-type="float">
            <text:p>0</text:p>
          </table:table-cell>
          <table:table-cell table:formula="of:= [.G155]+[.M155]*[.$D155]" office:value-type="float" office:value="0" calcext:value-type="float">
            <text:p>0</text:p>
          </table:table-cell>
          <table:table-cell table:formula="of:= [.H155]+[.N155]*[.$D155]" office:value-type="float" office:value="0" calcext:value-type="float">
            <text:p>0</text:p>
          </table:table-cell>
          <table:table-cell table:formula="of:= [.I155]+[.O155]*[.$D155]" office:value-type="float" office:value="0" calcext:value-type="float">
            <text:p>0</text:p>
          </table:table-cell>
          <table:table-cell table:formula="of:= [.J155]+[.P155]*[.$D155]" office:value-type="float" office:value="0" calcext:value-type="float">
            <text:p>0</text:p>
          </table:table-cell>
          <table:table-cell table:formula="of:= [.K155]+[.Q155]*[.$D155]" office:value-type="float" office:value="0" calcext:value-type="float">
            <text:p>0</text:p>
          </table:table-cell>
          <table:table-cell table:formula="of:=MAX([.R155:.W15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6F8</text:p>
          </table:table-cell>
          <table:table-cell office:value-type="string" calcext:value-type="string">
            <text:p>equip020_204</text:p>
          </table:table-cell>
          <table:table-cell table:style-name="ce88" office:value-type="string" calcext:value-type="string">
            <text:p>Scept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6]+[.L156]*[.$D156]" office:value-type="float" office:value="0" calcext:value-type="float">
            <text:p>0</text:p>
          </table:table-cell>
          <table:table-cell table:formula="of:= [.G156]+[.M156]*[.$D156]" office:value-type="float" office:value="0" calcext:value-type="float">
            <text:p>0</text:p>
          </table:table-cell>
          <table:table-cell table:formula="of:= [.H156]+[.N156]*[.$D156]" office:value-type="float" office:value="0" calcext:value-type="float">
            <text:p>0</text:p>
          </table:table-cell>
          <table:table-cell table:formula="of:= [.I156]+[.O156]*[.$D156]" office:value-type="float" office:value="0" calcext:value-type="float">
            <text:p>0</text:p>
          </table:table-cell>
          <table:table-cell table:formula="of:= [.J156]+[.P156]*[.$D156]" office:value-type="float" office:value="0" calcext:value-type="float">
            <text:p>0</text:p>
          </table:table-cell>
          <table:table-cell table:formula="of:= [.K156]+[.Q156]*[.$D156]" office:value-type="float" office:value="0" calcext:value-type="float">
            <text:p>0</text:p>
          </table:table-cell>
          <table:table-cell table:formula="of:=MAX([.R156:.W15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5880</text:p>
          </table:table-cell>
          <table:table-cell table:style-name="ce74" office:value-type="string" calcext:value-type="string">
            <text:p>equip020_300</text:p>
          </table:table-cell>
          <table:table-cell table:style-name="ce88" office:value-type="string" calcext:value-type="string">
            <text:p>Scepter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Sceptre of Rahmo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57]+[.L157]*[.$D157]" office:value-type="float" office:value="0" calcext:value-type="float">
            <text:p>0</text:p>
          </table:table-cell>
          <table:table-cell table:style-name="ce62" table:formula="of:= [.G157]+[.M157]*[.$D157]" office:value-type="float" office:value="0" calcext:value-type="float">
            <text:p>0</text:p>
          </table:table-cell>
          <table:table-cell table:style-name="ce62" table:formula="of:= [.H157]+[.N157]*[.$D157]" office:value-type="float" office:value="0" calcext:value-type="float">
            <text:p>0</text:p>
          </table:table-cell>
          <table:table-cell table:style-name="ce62" table:formula="of:= [.I157]+[.O157]*[.$D157]" office:value-type="float" office:value="0" calcext:value-type="float">
            <text:p>0</text:p>
          </table:table-cell>
          <table:table-cell table:style-name="ce62" table:formula="of:= [.J157]+[.P157]*[.$D157]" office:value-type="float" office:value="0" calcext:value-type="float">
            <text:p>0</text:p>
          </table:table-cell>
          <table:table-cell table:style-name="ce62" table:formula="of:= [.K157]+[.Q157]*[.$D157]" office:value-type="float" office:value="0" calcext:value-type="float">
            <text:p>0</text:p>
          </table:table-cell>
          <table:table-cell table:formula="of:=MAX([.R157:.W15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A08</text:p>
          </table:table-cell>
          <table:table-cell office:value-type="string" calcext:value-type="string">
            <text:p>equip021_0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8]+[.L158]*[.$D158]" office:value-type="float" office:value="0" calcext:value-type="float">
            <text:p>0</text:p>
          </table:table-cell>
          <table:table-cell table:formula="of:= [.G158]+[.M158]*[.$D158]" office:value-type="float" office:value="0" calcext:value-type="float">
            <text:p>0</text:p>
          </table:table-cell>
          <table:table-cell table:formula="of:= [.H158]+[.N158]*[.$D158]" office:value-type="float" office:value="0" calcext:value-type="float">
            <text:p>0</text:p>
          </table:table-cell>
          <table:table-cell table:formula="of:= [.I158]+[.O158]*[.$D158]" office:value-type="float" office:value="0" calcext:value-type="float">
            <text:p>0</text:p>
          </table:table-cell>
          <table:table-cell table:formula="of:= [.J158]+[.P158]*[.$D158]" office:value-type="float" office:value="0" calcext:value-type="float">
            <text:p>0</text:p>
          </table:table-cell>
          <table:table-cell table:formula="of:= [.K158]+[.Q158]*[.$D158]" office:value-type="float" office:value="0" calcext:value-type="float">
            <text:p>0</text:p>
          </table:table-cell>
          <table:table-cell table:formula="of:=MAX([.R158:.W15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B90</text:p>
          </table:table-cell>
          <table:table-cell office:value-type="string" calcext:value-type="string">
            <text:p>equip021_1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59]+[.L159]*[.$D159]" office:value-type="float" office:value="0" calcext:value-type="float">
            <text:p>0</text:p>
          </table:table-cell>
          <table:table-cell table:formula="of:= [.G159]+[.M159]*[.$D159]" office:value-type="float" office:value="0" calcext:value-type="float">
            <text:p>0</text:p>
          </table:table-cell>
          <table:table-cell table:formula="of:= [.H159]+[.N159]*[.$D159]" office:value-type="float" office:value="0" calcext:value-type="float">
            <text:p>0</text:p>
          </table:table-cell>
          <table:table-cell table:formula="of:= [.I159]+[.O159]*[.$D159]" office:value-type="float" office:value="0" calcext:value-type="float">
            <text:p>0</text:p>
          </table:table-cell>
          <table:table-cell table:formula="of:= [.J159]+[.P159]*[.$D159]" office:value-type="float" office:value="0" calcext:value-type="float">
            <text:p>0</text:p>
          </table:table-cell>
          <table:table-cell table:formula="of:= [.K159]+[.Q159]*[.$D159]" office:value-type="float" office:value="0" calcext:value-type="float">
            <text:p>0</text:p>
          </table:table-cell>
          <table:table-cell table:formula="of:=MAX([.R159:.W15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D18</text:p>
          </table:table-cell>
          <table:table-cell office:value-type="string" calcext:value-type="string">
            <text:p>equip021_200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0]+[.L160]*[.$D160]" office:value-type="float" office:value="0" calcext:value-type="float">
            <text:p>0</text:p>
          </table:table-cell>
          <table:table-cell table:formula="of:= [.G160]+[.M160]*[.$D160]" office:value-type="float" office:value="0" calcext:value-type="float">
            <text:p>0</text:p>
          </table:table-cell>
          <table:table-cell table:formula="of:= [.H160]+[.N160]*[.$D160]" office:value-type="float" office:value="0" calcext:value-type="float">
            <text:p>0</text:p>
          </table:table-cell>
          <table:table-cell table:formula="of:= [.I160]+[.O160]*[.$D160]" office:value-type="float" office:value="0" calcext:value-type="float">
            <text:p>0</text:p>
          </table:table-cell>
          <table:table-cell table:formula="of:= [.J160]+[.P160]*[.$D160]" office:value-type="float" office:value="0" calcext:value-type="float">
            <text:p>0</text:p>
          </table:table-cell>
          <table:table-cell table:formula="of:= [.K160]+[.Q160]*[.$D160]" office:value-type="float" office:value="0" calcext:value-type="float">
            <text:p>0</text:p>
          </table:table-cell>
          <table:table-cell table:formula="of:=MAX([.R160:.W16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5EA0</text:p>
          </table:table-cell>
          <table:table-cell office:value-type="string" calcext:value-type="string">
            <text:p>equip021_201</text:p>
          </table:table-cell>
          <table:table-cell table:style-name="ce81" office:value-type="string" calcext:value-type="string">
            <text:p>Canno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1]+[.L161]*[.$D161]" office:value-type="float" office:value="0" calcext:value-type="float">
            <text:p>0</text:p>
          </table:table-cell>
          <table:table-cell table:formula="of:= [.G161]+[.M161]*[.$D161]" office:value-type="float" office:value="0" calcext:value-type="float">
            <text:p>0</text:p>
          </table:table-cell>
          <table:table-cell table:formula="of:= [.H161]+[.N161]*[.$D161]" office:value-type="float" office:value="0" calcext:value-type="float">
            <text:p>0</text:p>
          </table:table-cell>
          <table:table-cell table:formula="of:= [.I161]+[.O161]*[.$D161]" office:value-type="float" office:value="0" calcext:value-type="float">
            <text:p>0</text:p>
          </table:table-cell>
          <table:table-cell table:formula="of:= [.J161]+[.P161]*[.$D161]" office:value-type="float" office:value="0" calcext:value-type="float">
            <text:p>0</text:p>
          </table:table-cell>
          <table:table-cell table:formula="of:= [.K161]+[.Q161]*[.$D161]" office:value-type="float" office:value="0" calcext:value-type="float">
            <text:p>0</text:p>
          </table:table-cell>
          <table:table-cell table:formula="of:=MAX([.R161:.W161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6028</text:p>
          </table:table-cell>
          <table:table-cell table:style-name="ce74" office:value-type="string" calcext:value-type="string">
            <text:p>equip021_300</text:p>
          </table:table-cell>
          <table:table-cell table:style-name="ce81" office:value-type="string" calcext:value-type="string">
            <text:p>Cannon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Universatile Cannon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62]+[.L162]*[.$D162]" office:value-type="float" office:value="0" calcext:value-type="float">
            <text:p>0</text:p>
          </table:table-cell>
          <table:table-cell table:style-name="ce62" table:formula="of:= [.G162]+[.M162]*[.$D162]" office:value-type="float" office:value="0" calcext:value-type="float">
            <text:p>0</text:p>
          </table:table-cell>
          <table:table-cell table:style-name="ce62" table:formula="of:= [.H162]+[.N162]*[.$D162]" office:value-type="float" office:value="0" calcext:value-type="float">
            <text:p>0</text:p>
          </table:table-cell>
          <table:table-cell table:style-name="ce62" table:formula="of:= [.I162]+[.O162]*[.$D162]" office:value-type="float" office:value="0" calcext:value-type="float">
            <text:p>0</text:p>
          </table:table-cell>
          <table:table-cell table:style-name="ce62" table:formula="of:= [.J162]+[.P162]*[.$D162]" office:value-type="float" office:value="0" calcext:value-type="float">
            <text:p>0</text:p>
          </table:table-cell>
          <table:table-cell table:style-name="ce62" table:formula="of:= [.K162]+[.Q162]*[.$D162]" office:value-type="float" office:value="0" calcext:value-type="float">
            <text:p>0</text:p>
          </table:table-cell>
          <table:table-cell table:formula="of:=MAX([.R162:.W16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1B0</text:p>
          </table:table-cell>
          <table:table-cell office:value-type="string" calcext:value-type="string">
            <text:p>equip022_000</text:p>
          </table:table-cell>
          <table:table-cell office:value-type="string" calcext:value-type="string">
            <text:p>Blunderbu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bu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3]+[.L163]*[.$D163]" office:value-type="float" office:value="0" calcext:value-type="float">
            <text:p>0</text:p>
          </table:table-cell>
          <table:table-cell table:formula="of:= [.G163]+[.M163]*[.$D163]" office:value-type="float" office:value="0" calcext:value-type="float">
            <text:p>0</text:p>
          </table:table-cell>
          <table:table-cell table:formula="of:= [.H163]+[.N163]*[.$D163]" office:value-type="float" office:value="0" calcext:value-type="float">
            <text:p>0</text:p>
          </table:table-cell>
          <table:table-cell table:formula="of:= [.I163]+[.O163]*[.$D163]" office:value-type="float" office:value="0" calcext:value-type="float">
            <text:p>0</text:p>
          </table:table-cell>
          <table:table-cell table:formula="of:= [.J163]+[.P163]*[.$D163]" office:value-type="float" office:value="0" calcext:value-type="float">
            <text:p>0</text:p>
          </table:table-cell>
          <table:table-cell table:formula="of:= [.K163]+[.Q163]*[.$D163]" office:value-type="float" office:value="0" calcext:value-type="float">
            <text:p>0</text:p>
          </table:table-cell>
          <table:table-cell table:formula="of:=MAX([.R163:.W16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338</text:p>
          </table:table-cell>
          <table:table-cell office:value-type="string" calcext:value-type="string">
            <text:p>equip022_100</text:p>
          </table:table-cell>
          <table:table-cell office:value-type="string" calcext:value-type="string">
            <text:p>Blunderbus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4]+[.L164]*[.$D164]" office:value-type="float" office:value="0" calcext:value-type="float">
            <text:p>0</text:p>
          </table:table-cell>
          <table:table-cell table:formula="of:= [.G164]+[.M164]*[.$D164]" office:value-type="float" office:value="0" calcext:value-type="float">
            <text:p>0</text:p>
          </table:table-cell>
          <table:table-cell table:formula="of:= [.H164]+[.N164]*[.$D164]" office:value-type="float" office:value="0" calcext:value-type="float">
            <text:p>0</text:p>
          </table:table-cell>
          <table:table-cell table:formula="of:= [.I164]+[.O164]*[.$D164]" office:value-type="float" office:value="0" calcext:value-type="float">
            <text:p>0</text:p>
          </table:table-cell>
          <table:table-cell table:formula="of:= [.J164]+[.P164]*[.$D164]" office:value-type="float" office:value="0" calcext:value-type="float">
            <text:p>0</text:p>
          </table:table-cell>
          <table:table-cell table:formula="of:= [.K164]+[.Q164]*[.$D164]" office:value-type="float" office:value="0" calcext:value-type="float">
            <text:p>0</text:p>
          </table:table-cell>
          <table:table-cell table:formula="of:=MAX([.R164:.W16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4C0</text:p>
          </table:table-cell>
          <table:table-cell office:value-type="string" calcext:value-type="string">
            <text:p>equip022_200</text:p>
          </table:table-cell>
          <table:table-cell office:value-type="string" calcext:value-type="string">
            <text:p>Blunderbus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5]+[.L165]*[.$D165]" office:value-type="float" office:value="0" calcext:value-type="float">
            <text:p>0</text:p>
          </table:table-cell>
          <table:table-cell table:formula="of:= [.G165]+[.M165]*[.$D165]" office:value-type="float" office:value="0" calcext:value-type="float">
            <text:p>0</text:p>
          </table:table-cell>
          <table:table-cell table:formula="of:= [.H165]+[.N165]*[.$D165]" office:value-type="float" office:value="0" calcext:value-type="float">
            <text:p>0</text:p>
          </table:table-cell>
          <table:table-cell table:formula="of:= [.I165]+[.O165]*[.$D165]" office:value-type="float" office:value="0" calcext:value-type="float">
            <text:p>0</text:p>
          </table:table-cell>
          <table:table-cell table:formula="of:= [.J165]+[.P165]*[.$D165]" office:value-type="float" office:value="0" calcext:value-type="float">
            <text:p>0</text:p>
          </table:table-cell>
          <table:table-cell table:formula="of:= [.K165]+[.Q165]*[.$D165]" office:value-type="float" office:value="0" calcext:value-type="float">
            <text:p>0</text:p>
          </table:table-cell>
          <table:table-cell table:formula="of:=MAX([.R165:.W16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648</text:p>
          </table:table-cell>
          <table:table-cell office:value-type="string" calcext:value-type="string">
            <text:p>equip022_201</text:p>
          </table:table-cell>
          <table:table-cell office:value-type="string" calcext:value-type="string">
            <text:p>Blunderbus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6]+[.L166]*[.$D166]" office:value-type="float" office:value="0" calcext:value-type="float">
            <text:p>0</text:p>
          </table:table-cell>
          <table:table-cell table:formula="of:= [.G166]+[.M166]*[.$D166]" office:value-type="float" office:value="0" calcext:value-type="float">
            <text:p>0</text:p>
          </table:table-cell>
          <table:table-cell table:formula="of:= [.H166]+[.N166]*[.$D166]" office:value-type="float" office:value="0" calcext:value-type="float">
            <text:p>0</text:p>
          </table:table-cell>
          <table:table-cell table:formula="of:= [.I166]+[.O166]*[.$D166]" office:value-type="float" office:value="0" calcext:value-type="float">
            <text:p>0</text:p>
          </table:table-cell>
          <table:table-cell table:formula="of:= [.J166]+[.P166]*[.$D166]" office:value-type="float" office:value="0" calcext:value-type="float">
            <text:p>0</text:p>
          </table:table-cell>
          <table:table-cell table:formula="of:= [.K166]+[.Q166]*[.$D166]" office:value-type="float" office:value="0" calcext:value-type="float">
            <text:p>0</text:p>
          </table:table-cell>
          <table:table-cell table:formula="of:=MAX([.R166:.W166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67D0</text:p>
          </table:table-cell>
          <table:table-cell table:style-name="ce74" office:value-type="string" calcext:value-type="string">
            <text:p>equip022_300</text:p>
          </table:table-cell>
          <table:table-cell office:value-type="string" calcext:value-type="string">
            <text:p>Blunderbuss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Eisaiho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67]+[.L167]*[.$D167]" office:value-type="float" office:value="0" calcext:value-type="float">
            <text:p>0</text:p>
          </table:table-cell>
          <table:table-cell table:style-name="ce62" table:formula="of:= [.G167]+[.M167]*[.$D167]" office:value-type="float" office:value="0" calcext:value-type="float">
            <text:p>0</text:p>
          </table:table-cell>
          <table:table-cell table:style-name="ce62" table:formula="of:= [.H167]+[.N167]*[.$D167]" office:value-type="float" office:value="0" calcext:value-type="float">
            <text:p>0</text:p>
          </table:table-cell>
          <table:table-cell table:style-name="ce62" table:formula="of:= [.I167]+[.O167]*[.$D167]" office:value-type="float" office:value="0" calcext:value-type="float">
            <text:p>0</text:p>
          </table:table-cell>
          <table:table-cell table:style-name="ce62" table:formula="of:= [.J167]+[.P167]*[.$D167]" office:value-type="float" office:value="0" calcext:value-type="float">
            <text:p>0</text:p>
          </table:table-cell>
          <table:table-cell table:style-name="ce62" table:formula="of:= [.K167]+[.Q167]*[.$D167]" office:value-type="float" office:value="0" calcext:value-type="float">
            <text:p>0</text:p>
          </table:table-cell>
          <table:table-cell table:formula="of:=MAX([.R167:.W16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958</text:p>
          </table:table-cell>
          <table:table-cell office:value-type="string" calcext:value-type="string">
            <text:p>equip023_0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8]+[.L168]*[.$D168]" office:value-type="float" office:value="0" calcext:value-type="float">
            <text:p>0</text:p>
          </table:table-cell>
          <table:table-cell table:formula="of:= [.G168]+[.M168]*[.$D168]" office:value-type="float" office:value="0" calcext:value-type="float">
            <text:p>0</text:p>
          </table:table-cell>
          <table:table-cell table:formula="of:= [.H168]+[.N168]*[.$D168]" office:value-type="float" office:value="0" calcext:value-type="float">
            <text:p>0</text:p>
          </table:table-cell>
          <table:table-cell table:formula="of:= [.I168]+[.O168]*[.$D168]" office:value-type="float" office:value="0" calcext:value-type="float">
            <text:p>0</text:p>
          </table:table-cell>
          <table:table-cell table:formula="of:= [.J168]+[.P168]*[.$D168]" office:value-type="float" office:value="0" calcext:value-type="float">
            <text:p>0</text:p>
          </table:table-cell>
          <table:table-cell table:formula="of:= [.K168]+[.Q168]*[.$D168]" office:value-type="float" office:value="0" calcext:value-type="float">
            <text:p>0</text:p>
          </table:table-cell>
          <table:table-cell table:formula="of:=MAX([.R168:.W16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AE0</text:p>
          </table:table-cell>
          <table:table-cell office:value-type="string" calcext:value-type="string">
            <text:p>equip023_1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69]+[.L169]*[.$D169]" office:value-type="float" office:value="0" calcext:value-type="float">
            <text:p>0</text:p>
          </table:table-cell>
          <table:table-cell table:formula="of:= [.G169]+[.M169]*[.$D169]" office:value-type="float" office:value="0" calcext:value-type="float">
            <text:p>0</text:p>
          </table:table-cell>
          <table:table-cell table:formula="of:= [.H169]+[.N169]*[.$D169]" office:value-type="float" office:value="0" calcext:value-type="float">
            <text:p>0</text:p>
          </table:table-cell>
          <table:table-cell table:formula="of:= [.I169]+[.O169]*[.$D169]" office:value-type="float" office:value="0" calcext:value-type="float">
            <text:p>0</text:p>
          </table:table-cell>
          <table:table-cell table:formula="of:= [.J169]+[.P169]*[.$D169]" office:value-type="float" office:value="0" calcext:value-type="float">
            <text:p>0</text:p>
          </table:table-cell>
          <table:table-cell table:formula="of:= [.K169]+[.Q169]*[.$D169]" office:value-type="float" office:value="0" calcext:value-type="float">
            <text:p>0</text:p>
          </table:table-cell>
          <table:table-cell table:formula="of:=MAX([.R169:.W16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C68</text:p>
          </table:table-cell>
          <table:table-cell office:value-type="string" calcext:value-type="string">
            <text:p>equip023_200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0]+[.L170]*[.$D170]" office:value-type="float" office:value="0" calcext:value-type="float">
            <text:p>0</text:p>
          </table:table-cell>
          <table:table-cell table:formula="of:= [.G170]+[.M170]*[.$D170]" office:value-type="float" office:value="0" calcext:value-type="float">
            <text:p>0</text:p>
          </table:table-cell>
          <table:table-cell table:formula="of:= [.H170]+[.N170]*[.$D170]" office:value-type="float" office:value="0" calcext:value-type="float">
            <text:p>0</text:p>
          </table:table-cell>
          <table:table-cell table:formula="of:= [.I170]+[.O170]*[.$D170]" office:value-type="float" office:value="0" calcext:value-type="float">
            <text:p>0</text:p>
          </table:table-cell>
          <table:table-cell table:formula="of:= [.J170]+[.P170]*[.$D170]" office:value-type="float" office:value="0" calcext:value-type="float">
            <text:p>0</text:p>
          </table:table-cell>
          <table:table-cell table:formula="of:= [.K170]+[.Q170]*[.$D170]" office:value-type="float" office:value="0" calcext:value-type="float">
            <text:p>0</text:p>
          </table:table-cell>
          <table:table-cell table:formula="of:=MAX([.R170:.W17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6DF0</text:p>
          </table:table-cell>
          <table:table-cell office:value-type="string" calcext:value-type="string">
            <text:p>equip023_201</text:p>
          </table:table-cell>
          <table:table-cell table:style-name="ce89" office:value-type="string" calcext:value-type="string">
            <text:p>Las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 [.F171]+[.L171]*[.$D171]" office:value-type="float" office:value="0" calcext:value-type="float">
            <text:p>0</text:p>
          </table:table-cell>
          <table:table-cell table:formula="of:= [.G171]+[.M171]*[.$D171]" office:value-type="float" office:value="0" calcext:value-type="float">
            <text:p>0</text:p>
          </table:table-cell>
          <table:table-cell table:formula="of:= [.H171]+[.N171]*[.$D171]" office:value-type="float" office:value="0" calcext:value-type="float">
            <text:p>0</text:p>
          </table:table-cell>
          <table:table-cell table:formula="of:= [.I171]+[.O171]*[.$D171]" office:value-type="float" office:value="0" calcext:value-type="float">
            <text:p>0</text:p>
          </table:table-cell>
          <table:table-cell table:formula="of:= [.J171]+[.P171]*[.$D171]" office:value-type="float" office:value="0" calcext:value-type="float">
            <text:p>0</text:p>
          </table:table-cell>
          <table:table-cell table:formula="of:= [.K171]+[.Q171]*[.$D171]" office:value-type="float" office:value="0" calcext:value-type="float">
            <text:p>0</text:p>
          </table:table-cell>
          <table:table-cell table:formula="of:=MAX([.R171:.W171])" office:value-type="float" office:value="0" calcext:value-type="float">
            <text:p>0</text:p>
          </table:table-cell>
        </table:table-row>
        <table:table-row table:style-name="ro3">
          <table:table-cell table:style-name="ce74" office:value-type="string" calcext:value-type="string">
            <text:p>0x26F78</text:p>
          </table:table-cell>
          <table:table-cell table:style-name="ce74" office:value-type="string" calcext:value-type="string">
            <text:p>equip023_300</text:p>
          </table:table-cell>
          <table:table-cell table:style-name="ce89" office:value-type="string" calcext:value-type="string">
            <text:p>Laser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Sunflare Laser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2" table:formula="of:= [.F172]+[.L172]*[.$D172]" office:value-type="float" office:value="0" calcext:value-type="float">
            <text:p>0</text:p>
          </table:table-cell>
          <table:table-cell table:style-name="ce62" table:formula="of:= [.G172]+[.M172]*[.$D172]" office:value-type="float" office:value="0" calcext:value-type="float">
            <text:p>0</text:p>
          </table:table-cell>
          <table:table-cell table:style-name="ce62" table:formula="of:= [.H172]+[.N172]*[.$D172]" office:value-type="float" office:value="0" calcext:value-type="float">
            <text:p>0</text:p>
          </table:table-cell>
          <table:table-cell table:style-name="ce62" table:formula="of:= [.I172]+[.O172]*[.$D172]" office:value-type="float" office:value="0" calcext:value-type="float">
            <text:p>0</text:p>
          </table:table-cell>
          <table:table-cell table:style-name="ce62" table:formula="of:= [.J172]+[.P172]*[.$D172]" office:value-type="float" office:value="0" calcext:value-type="float">
            <text:p>0</text:p>
          </table:table-cell>
          <table:table-cell table:style-name="ce62" table:formula="of:= [.K172]+[.Q172]*[.$D172]" office:value-type="float" office:value="0" calcext:value-type="float">
            <text:p>0</text:p>
          </table:table-cell>
          <table:table-cell table:formula="of:=MAX([.R172:.W17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7100</text:p>
          </table:table-cell>
          <table:table-cell office:value-type="string" calcext:value-type="string">
            <text:p>equip024_0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</text:p>
          </table:table-cell>
          <table:table-cell table:number-columns-repeated="5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73]+[.L173]*[.$D173]" office:value-type="float" office:value="0" calcext:value-type="float">
            <text:p>0</text:p>
          </table:table-cell>
          <table:table-cell table:formula="of:= [.G173]+[.M173]*[.$D173]" office:value-type="float" office:value="0" calcext:value-type="float">
            <text:p>0</text:p>
          </table:table-cell>
          <table:table-cell table:formula="of:= [.H173]+[.N173]*[.$D173]" office:value-type="float" office:value="0" calcext:value-type="float">
            <text:p>0</text:p>
          </table:table-cell>
          <table:table-cell table:formula="of:= [.I173]+[.O173]*[.$D173]" office:value-type="float" office:value="0" calcext:value-type="float">
            <text:p>0</text:p>
          </table:table-cell>
          <table:table-cell table:formula="of:= [.J173]+[.P173]*[.$D173]" office:value-type="float" office:value="0" calcext:value-type="float">
            <text:p>0</text:p>
          </table:table-cell>
          <table:table-cell table:formula="of:= [.K173]+[.Q173]*[.$D173]" office:value-type="float" office:value="0" calcext:value-type="float">
            <text:p>0</text:p>
          </table:table-cell>
          <table:table-cell table:formula="of:=MAX([.R173:.W17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0x27288</text:p>
          </table:table-cell>
          <table:table-cell office:value-type="string" calcext:value-type="string">
            <text:p>equip024_1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74]+[.L174]*[.$D174]" office:value-type="float" office:value="0.85" calcext:value-type="float">
            <text:p>0.85</text:p>
          </table:table-cell>
          <table:table-cell table:formula="of:= [.G174]+[.M174]*[.$D174]" office:value-type="float" office:value="0.95" calcext:value-type="float">
            <text:p>0.95</text:p>
          </table:table-cell>
          <table:table-cell table:formula="of:= [.H174]+[.N174]*[.$D174]" office:value-type="float" office:value="0.65" calcext:value-type="float">
            <text:p>0.65</text:p>
          </table:table-cell>
          <table:table-cell table:formula="of:= [.I174]+[.O174]*[.$D174]" office:value-type="float" office:value="0.61" calcext:value-type="float">
            <text:p>0.61</text:p>
          </table:table-cell>
          <table:table-cell table:formula="of:= [.J174]+[.P174]*[.$D174]" office:value-type="float" office:value="0.61" calcext:value-type="float">
            <text:p>0.61</text:p>
          </table:table-cell>
          <table:table-cell table:formula="of:= [.K174]+[.Q174]*[.$D174]" office:value-type="float" office:value="0.61" calcext:value-type="float">
            <text:p>0.61</text:p>
          </table:table-cell>
          <table:table-cell table:formula="of:=MAX([.R174:.W174])"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0x27410</text:p>
          </table:table-cell>
          <table:table-cell office:value-type="string" calcext:value-type="string">
            <text:p>equip024_1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75]+[.L175]*[.$D175]" office:value-type="float" office:value="0.85" calcext:value-type="float">
            <text:p>0.85</text:p>
          </table:table-cell>
          <table:table-cell table:formula="of:= [.G175]+[.M175]*[.$D175]" office:value-type="float" office:value="0.85" calcext:value-type="float">
            <text:p>0.85</text:p>
          </table:table-cell>
          <table:table-cell table:formula="of:= [.H175]+[.N175]*[.$D175]" office:value-type="float" office:value="0.61" calcext:value-type="float">
            <text:p>0.61</text:p>
          </table:table-cell>
          <table:table-cell table:formula="of:= [.I175]+[.O175]*[.$D175]" office:value-type="float" office:value="0.61" calcext:value-type="float">
            <text:p>0.61</text:p>
          </table:table-cell>
          <table:table-cell table:formula="of:= [.J175]+[.P175]*[.$D175]" office:value-type="float" office:value="0.75" calcext:value-type="float">
            <text:p>0.75</text:p>
          </table:table-cell>
          <table:table-cell table:formula="of:= [.K175]+[.Q175]*[.$D175]" office:value-type="float" office:value="0.61" calcext:value-type="float">
            <text:p>0.61</text:p>
          </table:table-cell>
          <table:table-cell table:formula="of:=MAX([.R175:.W175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7598</text:p>
          </table:table-cell>
          <table:table-cell office:value-type="string" calcext:value-type="string">
            <text:p>equip024_1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76]+[.L176]*[.$D176]" office:value-type="float" office:value="0.85" calcext:value-type="float">
            <text:p>0.85</text:p>
          </table:table-cell>
          <table:table-cell table:formula="of:= [.G176]+[.M176]*[.$D176]" office:value-type="float" office:value="0.85" calcext:value-type="float">
            <text:p>0.85</text:p>
          </table:table-cell>
          <table:table-cell table:formula="of:= [.H176]+[.N176]*[.$D176]" office:value-type="float" office:value="0.75" calcext:value-type="float">
            <text:p>0.75</text:p>
          </table:table-cell>
          <table:table-cell table:formula="of:= [.I176]+[.O176]*[.$D176]" office:value-type="float" office:value="0.61" calcext:value-type="float">
            <text:p>0.61</text:p>
          </table:table-cell>
          <table:table-cell table:formula="of:= [.J176]+[.P176]*[.$D176]" office:value-type="float" office:value="0.61" calcext:value-type="float">
            <text:p>0.61</text:p>
          </table:table-cell>
          <table:table-cell table:formula="of:= [.K176]+[.Q176]*[.$D176]" office:value-type="float" office:value="0.61" calcext:value-type="float">
            <text:p>0.61</text:p>
          </table:table-cell>
          <table:table-cell table:formula="of:=MAX([.R176:.W176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7720</text:p>
          </table:table-cell>
          <table:table-cell office:value-type="string" calcext:value-type="string">
            <text:p>equip024_200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number-columns-repeated="3" table:style-name="ce851" office:value-type="float" office:value="0.25" calcext:value-type="float">
            <text:p>0.25</text:p>
          </table:table-cell>
          <table:table-cell table:style-name="ce854" office:value-type="float" office:value="0.25" calcext:value-type="float">
            <text:p>0.2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77]+[.L177]*[.$D177]" office:value-type="float" office:value="0.73" calcext:value-type="float">
            <text:p>0.73</text:p>
          </table:table-cell>
          <table:table-cell table:formula="of:= [.G177]+[.M177]*[.$D177]" office:value-type="float" office:value="0.73" calcext:value-type="float">
            <text:p>0.73</text:p>
          </table:table-cell>
          <table:table-cell table:formula="of:= [.H177]+[.N177]*[.$D177]" office:value-type="float" office:value="0.73" calcext:value-type="float">
            <text:p>0.73</text:p>
          </table:table-cell>
          <table:table-cell table:formula="of:= [.I177]+[.O177]*[.$D177]" office:value-type="float" office:value="0.73" calcext:value-type="float">
            <text:p>0.73</text:p>
          </table:table-cell>
          <table:table-cell table:formula="of:= [.J177]+[.P177]*[.$D177]" office:value-type="float" office:value="0.73" calcext:value-type="float">
            <text:p>0.73</text:p>
          </table:table-cell>
          <table:table-cell table:formula="of:= [.K177]+[.Q177]*[.$D177]" office:value-type="float" office:value="0.73" calcext:value-type="float">
            <text:p>0.73</text:p>
          </table:table-cell>
          <table:table-cell table:formula="of:=MAX([.R177:.W177])" office:value-type="float" office:value="0.73" calcext:value-type="float">
            <text:p>0.73</text:p>
          </table:table-cell>
        </table:table-row>
        <table:table-row table:style-name="ro3">
          <table:table-cell office:value-type="string" calcext:value-type="string">
            <text:p>0x278A8</text:p>
          </table:table-cell>
          <table:table-cell office:value-type="string" calcext:value-type="string">
            <text:p>equip024_201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-0.2" calcext:value-type="float">
            <text:p>-0.2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02" calcext:value-type="float">
            <text:p>0.02</text:p>
          </table:table-cell>
          <table:table-cell table:formula="of:= [.F178]+[.L178]*[.$D178]" office:value-type="float" office:value="0.77" calcext:value-type="float">
            <text:p>0.77</text:p>
          </table:table-cell>
          <table:table-cell table:formula="of:= [.G178]+[.M178]*[.$D178]" office:value-type="float" office:value="0.77" calcext:value-type="float">
            <text:p>0.77</text:p>
          </table:table-cell>
          <table:table-cell table:formula="of:= [.H178]+[.N178]*[.$D178]" office:value-type="float" office:value="-0.2" calcext:value-type="float">
            <text:p>-0.2</text:p>
          </table:table-cell>
          <table:table-cell table:formula="of:= [.I178]+[.O178]*[.$D178]" office:value-type="float" office:value="0.53" calcext:value-type="float">
            <text:p>0.53</text:p>
          </table:table-cell>
          <table:table-cell table:formula="of:= [.J178]+[.P178]*[.$D178]" office:value-type="float" office:value="0.53" calcext:value-type="float">
            <text:p>0.53</text:p>
          </table:table-cell>
          <table:table-cell table:formula="of:= [.K178]+[.Q178]*[.$D178]" office:value-type="float" office:value="0.53" calcext:value-type="float">
            <text:p>0.53</text:p>
          </table:table-cell>
          <table:table-cell table:formula="of:=MAX([.R178:.W178])" office:value-type="float" office:value="0.77" calcext:value-type="float">
            <text:p>0.77</text:p>
          </table:table-cell>
        </table:table-row>
        <table:table-row table:style-name="ro3">
          <table:table-cell office:value-type="string" calcext:value-type="string">
            <text:p>0x27A30</text:p>
          </table:table-cell>
          <table:table-cell office:value-type="string" calcext:value-type="string">
            <text:p>equip024_202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79]+[.L179]*[.$D179]" office:value-type="float" office:value="0.83" calcext:value-type="float">
            <text:p>0.83</text:p>
          </table:table-cell>
          <table:table-cell table:formula="of:= [.G179]+[.M179]*[.$D179]" office:value-type="float" office:value="0.83" calcext:value-type="float">
            <text:p>0.83</text:p>
          </table:table-cell>
          <table:table-cell table:formula="of:= [.H179]+[.N179]*[.$D179]" office:value-type="float" office:value="0.52" calcext:value-type="float">
            <text:p>0.52</text:p>
          </table:table-cell>
          <table:table-cell table:formula="of:= [.I179]+[.O179]*[.$D179]" office:value-type="float" office:value="0.52" calcext:value-type="float">
            <text:p>0.52</text:p>
          </table:table-cell>
          <table:table-cell table:formula="of:= [.J179]+[.P179]*[.$D179]" office:value-type="float" office:value="0.52" calcext:value-type="float">
            <text:p>0.52</text:p>
          </table:table-cell>
          <table:table-cell table:formula="of:= [.K179]+[.Q179]*[.$D179]" office:value-type="float" office:value="0.52" calcext:value-type="float">
            <text:p>0.52</text:p>
          </table:table-cell>
          <table:table-cell table:formula="of:=MAX([.R179:.W179])" office:value-type="float" office:value="0.83" calcext:value-type="float">
            <text:p>0.83</text:p>
          </table:table-cell>
        </table:table-row>
        <table:table-row table:style-name="ro3">
          <table:table-cell office:value-type="string" calcext:value-type="string">
            <text:p>0x27BB8</text:p>
          </table:table-cell>
          <table:table-cell office:value-type="string" calcext:value-type="string">
            <text:p>equip024_203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0]+[.L180]*[.$D180]" office:value-type="float" office:value="0.78" calcext:value-type="float">
            <text:p>0.78</text:p>
          </table:table-cell>
          <table:table-cell table:formula="of:= [.G180]+[.M180]*[.$D180]" office:value-type="float" office:value="0.93" calcext:value-type="float">
            <text:p>0.93</text:p>
          </table:table-cell>
          <table:table-cell table:formula="of:= [.H180]+[.N180]*[.$D180]" office:value-type="float" office:value="0.57" calcext:value-type="float">
            <text:p>0.57</text:p>
          </table:table-cell>
          <table:table-cell table:formula="of:= [.I180]+[.O180]*[.$D180]" office:value-type="float" office:value="0.57" calcext:value-type="float">
            <text:p>0.57</text:p>
          </table:table-cell>
          <table:table-cell table:formula="of:= [.J180]+[.P180]*[.$D180]" office:value-type="float" office:value="0.57" calcext:value-type="float">
            <text:p>0.57</text:p>
          </table:table-cell>
          <table:table-cell table:formula="of:= [.K180]+[.Q180]*[.$D180]" office:value-type="float" office:value="0.57" calcext:value-type="float">
            <text:p>0.57</text:p>
          </table:table-cell>
          <table:table-cell table:formula="of:=MAX([.R180:.W180])" office:value-type="float" office:value="0.93" calcext:value-type="float">
            <text:p>0.93</text:p>
          </table:table-cell>
        </table:table-row>
        <table:table-row table:style-name="ro3">
          <table:table-cell office:value-type="string" calcext:value-type="string">
            <text:p>0x27D40</text:p>
          </table:table-cell>
          <table:table-cell office:value-type="string" calcext:value-type="string">
            <text:p>equip024_204</text:p>
          </table:table-cell>
          <table:table-cell table:style-name="ce90" office:value-type="string" calcext:value-type="string">
            <text:p>Hel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1]+[.L181]*[.$D181]" office:value-type="float" office:value="0.93" calcext:value-type="float">
            <text:p>0.93</text:p>
          </table:table-cell>
          <table:table-cell table:formula="of:= [.G181]+[.M181]*[.$D181]" office:value-type="float" office:value="0.93" calcext:value-type="float">
            <text:p>0.93</text:p>
          </table:table-cell>
          <table:table-cell table:formula="of:= [.H181]+[.N181]*[.$D181]" office:value-type="float" office:value="0.62" calcext:value-type="float">
            <text:p>0.62</text:p>
          </table:table-cell>
          <table:table-cell table:formula="of:= [.I181]+[.O181]*[.$D181]" office:value-type="float" office:value="0.62" calcext:value-type="float">
            <text:p>0.62</text:p>
          </table:table-cell>
          <table:table-cell table:formula="of:= [.J181]+[.P181]*[.$D181]" office:value-type="float" office:value="0.62" calcext:value-type="float">
            <text:p>0.62</text:p>
          </table:table-cell>
          <table:table-cell table:formula="of:= [.K181]+[.Q181]*[.$D181]" office:value-type="float" office:value="0.62" calcext:value-type="float">
            <text:p>0.62</text:p>
          </table:table-cell>
          <table:table-cell table:formula="of:=MAX([.R181:.W181])" office:value-type="float" office:value="0.93" calcext:value-type="float">
            <text:p>0.93</text:p>
          </table:table-cell>
        </table:table-row>
        <table:table-row table:style-name="ro3">
          <table:table-cell table:style-name="ce74" office:value-type="string" calcext:value-type="string">
            <text:p>0x27EC8</text:p>
          </table:table-cell>
          <table:table-cell table:style-name="ce74" office:value-type="string" calcext:value-type="string">
            <text:p>equip024_300</text:p>
          </table:table-cell>
          <table:table-cell table:style-name="ce90" office:value-type="string" calcext:value-type="string">
            <text:p>Helm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Dolmorn Helm</text:p>
          </table:table-cell>
          <table:table-cell table:number-columns-repeated="2" table:style-name="ce851" office:value-type="float" office:value="0.9" calcext:value-type="float">
            <text:p>0.9</text:p>
          </table:table-cell>
          <table:table-cell table:number-columns-repeated="3" table:style-name="ce851" office:value-type="float" office:value="0.6" calcext:value-type="float">
            <text:p>0.6</text:p>
          </table:table-cell>
          <table:table-cell table:style-name="ce854" office:value-type="float" office:value="0.6" calcext:value-type="float">
            <text:p>0.6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182]+[.L182]*[.$D182]" office:value-type="float" office:value="0.9" calcext:value-type="float">
            <text:p>0.9</text:p>
          </table:table-cell>
          <table:table-cell table:style-name="ce62" table:formula="of:= [.G182]+[.M182]*[.$D182]" office:value-type="float" office:value="0.9" calcext:value-type="float">
            <text:p>0.9</text:p>
          </table:table-cell>
          <table:table-cell table:style-name="ce62" table:formula="of:= [.H182]+[.N182]*[.$D182]" office:value-type="float" office:value="0.6" calcext:value-type="float">
            <text:p>0.6</text:p>
          </table:table-cell>
          <table:table-cell table:style-name="ce62" table:formula="of:= [.I182]+[.O182]*[.$D182]" office:value-type="float" office:value="0.6" calcext:value-type="float">
            <text:p>0.6</text:p>
          </table:table-cell>
          <table:table-cell table:style-name="ce62" table:formula="of:= [.J182]+[.P182]*[.$D182]" office:value-type="float" office:value="0.6" calcext:value-type="float">
            <text:p>0.6</text:p>
          </table:table-cell>
          <table:table-cell table:style-name="ce62" table:formula="of:= [.K182]+[.Q182]*[.$D182]" office:value-type="float" office:value="0.6" calcext:value-type="float">
            <text:p>0.6</text:p>
          </table:table-cell>
          <table:table-cell table:formula="of:=MAX([.R182:.W182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8050</text:p>
          </table:table-cell>
          <table:table-cell office:value-type="string" calcext:value-type="string">
            <text:p>equip025_0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83]+[.L183]*[.$D183]" office:value-type="float" office:value="0.15" calcext:value-type="float">
            <text:p>0.15</text:p>
          </table:table-cell>
          <table:table-cell table:formula="of:= [.G183]+[.M183]*[.$D183]" office:value-type="float" office:value="0.15" calcext:value-type="float">
            <text:p>0.15</text:p>
          </table:table-cell>
          <table:table-cell table:formula="of:= [.H183]+[.N183]*[.$D183]" office:value-type="float" office:value="0.03" calcext:value-type="float">
            <text:p>0.03</text:p>
          </table:table-cell>
          <table:table-cell table:formula="of:= [.I183]+[.O183]*[.$D183]" office:value-type="float" office:value="0.03" calcext:value-type="float">
            <text:p>0.03</text:p>
          </table:table-cell>
          <table:table-cell table:formula="of:= [.J183]+[.P183]*[.$D183]" office:value-type="float" office:value="0.03" calcext:value-type="float">
            <text:p>0.03</text:p>
          </table:table-cell>
          <table:table-cell table:formula="of:= [.K183]+[.Q183]*[.$D183]" office:value-type="float" office:value="0.03" calcext:value-type="float">
            <text:p>0.03</text:p>
          </table:table-cell>
          <table:table-cell table:formula="of:=MAX([.R183:.W183])" office:value-type="float" office:value="0.15" calcext:value-type="float">
            <text:p>0.15</text:p>
          </table:table-cell>
        </table:table-row>
        <table:table-row table:style-name="ro3">
          <table:table-cell office:value-type="string" calcext:value-type="string">
            <text:p>0x281D8</text:p>
          </table:table-cell>
          <table:table-cell office:value-type="string" calcext:value-type="string">
            <text:p>equip025_1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84]+[.L184]*[.$D184]" office:value-type="float" office:value="0.95" calcext:value-type="float">
            <text:p>0.95</text:p>
          </table:table-cell>
          <table:table-cell table:formula="of:= [.G184]+[.M184]*[.$D184]" office:value-type="float" office:value="0.95" calcext:value-type="float">
            <text:p>0.95</text:p>
          </table:table-cell>
          <table:table-cell table:formula="of:= [.H184]+[.N184]*[.$D184]" office:value-type="float" office:value="0.63" calcext:value-type="float">
            <text:p>0.63</text:p>
          </table:table-cell>
          <table:table-cell table:formula="of:= [.I184]+[.O184]*[.$D184]" office:value-type="float" office:value="0.63" calcext:value-type="float">
            <text:p>0.63</text:p>
          </table:table-cell>
          <table:table-cell table:formula="of:= [.J184]+[.P184]*[.$D184]" office:value-type="float" office:value="0.8" calcext:value-type="float">
            <text:p>0.8</text:p>
          </table:table-cell>
          <table:table-cell table:formula="of:= [.K184]+[.Q184]*[.$D184]" office:value-type="float" office:value="0.63" calcext:value-type="float">
            <text:p>0.63</text:p>
          </table:table-cell>
          <table:table-cell table:formula="of:=MAX([.R184:.W184])"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0x28360</text:p>
          </table:table-cell>
          <table:table-cell office:value-type="string" calcext:value-type="string">
            <text:p>equip025_1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style-name="ce851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85]+[.L185]*[.$D185]" office:value-type="float" office:value="0.95" calcext:value-type="float">
            <text:p>0.95</text:p>
          </table:table-cell>
          <table:table-cell table:formula="of:= [.G185]+[.M185]*[.$D185]" office:value-type="float" office:value="0.95" calcext:value-type="float">
            <text:p>0.95</text:p>
          </table:table-cell>
          <table:table-cell table:formula="of:= [.H185]+[.N185]*[.$D185]" office:value-type="float" office:value="0.8" calcext:value-type="float">
            <text:p>0.8</text:p>
          </table:table-cell>
          <table:table-cell table:formula="of:= [.I185]+[.O185]*[.$D185]" office:value-type="float" office:value="0.63" calcext:value-type="float">
            <text:p>0.63</text:p>
          </table:table-cell>
          <table:table-cell table:formula="of:= [.J185]+[.P185]*[.$D185]" office:value-type="float" office:value="0.63" calcext:value-type="float">
            <text:p>0.63</text:p>
          </table:table-cell>
          <table:table-cell table:formula="of:= [.K185]+[.Q185]*[.$D185]" office:value-type="float" office:value="0.63" calcext:value-type="float">
            <text:p>0.63</text:p>
          </table:table-cell>
          <table:table-cell table:formula="of:=MAX([.R185:.W185])" office:value-type="float" office:value="0.95" calcext:value-type="float">
            <text:p>0.95</text:p>
          </table:table-cell>
        </table:table-row>
        <table:table-row table:style-name="ro3">
          <table:table-cell office:value-type="string" calcext:value-type="string">
            <text:p>0x284E8</text:p>
          </table:table-cell>
          <table:table-cell office:value-type="string" calcext:value-type="string">
            <text:p>equip025_1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86]+[.L186]*[.$D186]" office:value-type="float" office:value="0" calcext:value-type="float">
            <text:p>0</text:p>
          </table:table-cell>
          <table:table-cell table:formula="of:= [.G186]+[.M186]*[.$D186]" office:value-type="float" office:value="0" calcext:value-type="float">
            <text:p>0</text:p>
          </table:table-cell>
          <table:table-cell table:formula="of:= [.H186]+[.N186]*[.$D186]" office:value-type="float" office:value="0.75" calcext:value-type="float">
            <text:p>0.75</text:p>
          </table:table-cell>
          <table:table-cell table:formula="of:= [.I186]+[.O186]*[.$D186]" office:value-type="float" office:value="0.75" calcext:value-type="float">
            <text:p>0.75</text:p>
          </table:table-cell>
          <table:table-cell table:formula="of:= [.J186]+[.P186]*[.$D186]" office:value-type="float" office:value="0.75" calcext:value-type="float">
            <text:p>0.75</text:p>
          </table:table-cell>
          <table:table-cell table:formula="of:= [.K186]+[.Q186]*[.$D186]" office:value-type="float" office:value="0.75" calcext:value-type="float">
            <text:p>0.75</text:p>
          </table:table-cell>
          <table:table-cell table:formula="of:=MAX([.R186:.W186])" office:value-type="float" office:value="0.75" calcext:value-type="float">
            <text:p>0.75</text:p>
          </table:table-cell>
        </table:table-row>
        <table:table-row table:style-name="ro3">
          <table:table-cell office:value-type="string" calcext:value-type="string">
            <text:p>0x28670</text:p>
          </table:table-cell>
          <table:table-cell office:value-type="string" calcext:value-type="string">
            <text:p>equip025_200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7]+[.L187]*[.$D187]" office:value-type="float" office:value="0.92" calcext:value-type="float">
            <text:p>0.92</text:p>
          </table:table-cell>
          <table:table-cell table:formula="of:= [.G187]+[.M187]*[.$D187]" office:value-type="float" office:value="0.92" calcext:value-type="float">
            <text:p>0.92</text:p>
          </table:table-cell>
          <table:table-cell table:formula="of:= [.H187]+[.N187]*[.$D187]" office:value-type="float" office:value="0.58" calcext:value-type="float">
            <text:p>0.58</text:p>
          </table:table-cell>
          <table:table-cell table:formula="of:= [.I187]+[.O187]*[.$D187]" office:value-type="float" office:value="0.58" calcext:value-type="float">
            <text:p>0.58</text:p>
          </table:table-cell>
          <table:table-cell table:formula="of:= [.J187]+[.P187]*[.$D187]" office:value-type="float" office:value="0.58" calcext:value-type="float">
            <text:p>0.58</text:p>
          </table:table-cell>
          <table:table-cell table:formula="of:= [.K187]+[.Q187]*[.$D187]" office:value-type="float" office:value="0.58" calcext:value-type="float">
            <text:p>0.58</text:p>
          </table:table-cell>
          <table:table-cell table:formula="of:=MAX([.R187:.W187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87F8</text:p>
          </table:table-cell>
          <table:table-cell office:value-type="string" calcext:value-type="string">
            <text:p>equip025_201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style-name="ce851" office:value-type="float" office:value="0.2" calcext:value-type="float">
            <text:p>0.2</text:p>
          </table:table-cell>
          <table:table-cell table:style-name="ce851" office:value-type="float" office:value="0.3" calcext:value-type="float">
            <text:p>0.3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-0.2" calcext:value-type="float">
            <text:p>-0.2</text:p>
          </table:table-cell>
          <table:table-cell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formula="of:= [.F188]+[.L188]*[.$D188]" office:value-type="float" office:value="0.92" calcext:value-type="float">
            <text:p>0.92</text:p>
          </table:table-cell>
          <table:table-cell table:formula="of:= [.G188]+[.M188]*[.$D188]" office:value-type="float" office:value="1.02" calcext:value-type="float">
            <text:p>1.02</text:p>
          </table:table-cell>
          <table:table-cell table:formula="of:= [.H188]+[.N188]*[.$D188]" office:value-type="float" office:value="0.58" calcext:value-type="float">
            <text:p>0.58</text:p>
          </table:table-cell>
          <table:table-cell table:formula="of:= [.I188]+[.O188]*[.$D188]" office:value-type="float" office:value="-0.2" calcext:value-type="float">
            <text:p>-0.2</text:p>
          </table:table-cell>
          <table:table-cell table:formula="of:= [.J188]+[.P188]*[.$D188]" office:value-type="float" office:value="0.58" calcext:value-type="float">
            <text:p>0.58</text:p>
          </table:table-cell>
          <table:table-cell table:formula="of:= [.K188]+[.Q188]*[.$D188]" office:value-type="float" office:value="0.58" calcext:value-type="float">
            <text:p>0.58</text:p>
          </table:table-cell>
          <table:table-cell table:formula="of:=MAX([.R188:.W188])" office:value-type="float" office:value="1.02" calcext:value-type="float">
            <text:p>1.02</text:p>
          </table:table-cell>
        </table:table-row>
        <table:table-row table:style-name="ro3">
          <table:table-cell office:value-type="string" calcext:value-type="string">
            <text:p>0x28980</text:p>
          </table:table-cell>
          <table:table-cell office:value-type="string" calcext:value-type="string">
            <text:p>equip025_202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2" table:style-name="ce851" office:value-type="float" office:value="0.4" calcext:value-type="float">
            <text:p>0.4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89]+[.L189]*[.$D189]" office:value-type="float" office:value="1.03" calcext:value-type="float">
            <text:p>1.03</text:p>
          </table:table-cell>
          <table:table-cell table:formula="of:= [.G189]+[.M189]*[.$D189]" office:value-type="float" office:value="1.03" calcext:value-type="float">
            <text:p>1.03</text:p>
          </table:table-cell>
          <table:table-cell table:formula="of:= [.H189]+[.N189]*[.$D189]" office:value-type="float" office:value="0.52" calcext:value-type="float">
            <text:p>0.52</text:p>
          </table:table-cell>
          <table:table-cell table:formula="of:= [.I189]+[.O189]*[.$D189]" office:value-type="float" office:value="0.52" calcext:value-type="float">
            <text:p>0.52</text:p>
          </table:table-cell>
          <table:table-cell table:formula="of:= [.J189]+[.P189]*[.$D189]" office:value-type="float" office:value="0.52" calcext:value-type="float">
            <text:p>0.52</text:p>
          </table:table-cell>
          <table:table-cell table:formula="of:= [.K189]+[.Q189]*[.$D189]" office:value-type="float" office:value="0.52" calcext:value-type="float">
            <text:p>0.52</text:p>
          </table:table-cell>
          <table:table-cell table:formula="of:=MAX([.R189:.W189])" office:value-type="float" office:value="1.03" calcext:value-type="float">
            <text:p>1.03</text:p>
          </table:table-cell>
        </table:table-row>
        <table:table-row table:style-name="ro3">
          <table:table-cell office:value-type="string" calcext:value-type="string">
            <text:p>0x28B08</text:p>
          </table:table-cell>
          <table:table-cell office:value-type="string" calcext:value-type="string">
            <text:p>equip025_203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90]+[.L190]*[.$D190]" office:value-type="float" office:value="0.93" calcext:value-type="float">
            <text:p>0.93</text:p>
          </table:table-cell>
          <table:table-cell table:formula="of:= [.G190]+[.M190]*[.$D190]" office:value-type="float" office:value="0.93" calcext:value-type="float">
            <text:p>0.93</text:p>
          </table:table-cell>
          <table:table-cell table:formula="of:= [.H190]+[.N190]*[.$D190]" office:value-type="float" office:value="0.62" calcext:value-type="float">
            <text:p>0.62</text:p>
          </table:table-cell>
          <table:table-cell table:formula="of:= [.I190]+[.O190]*[.$D190]" office:value-type="float" office:value="0.62" calcext:value-type="float">
            <text:p>0.62</text:p>
          </table:table-cell>
          <table:table-cell table:formula="of:= [.J190]+[.P190]*[.$D190]" office:value-type="float" office:value="0.62" calcext:value-type="float">
            <text:p>0.62</text:p>
          </table:table-cell>
          <table:table-cell table:formula="of:= [.K190]+[.Q190]*[.$D190]" office:value-type="float" office:value="0.62" calcext:value-type="float">
            <text:p>0.62</text:p>
          </table:table-cell>
          <table:table-cell table:formula="of:=MAX([.R190:.W190])" office:value-type="float" office:value="0.93" calcext:value-type="float">
            <text:p>0.93</text:p>
          </table:table-cell>
        </table:table-row>
        <table:table-row table:style-name="ro3">
          <table:table-cell office:value-type="string" calcext:value-type="string">
            <text:p>0x28C90</text:p>
          </table:table-cell>
          <table:table-cell office:value-type="string" calcext:value-type="string">
            <text:p>equip025_204</text:p>
          </table:table-cell>
          <table:table-cell table:style-name="ce84" office:value-type="string" calcext:value-type="string">
            <text:p>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style-name="ce851" office:value-type="float" office:value="0" calcext:value-type="float">
            <text:p>0</text:p>
          </table:table-cell>
          <table:table-cell table:style-name="ce851" office:value-type="float" office:value="0.2" calcext:value-type="float">
            <text:p>0.2</text:p>
          </table:table-cell>
          <table:table-cell table:style-name="ce851" office:value-type="float" office:value="0.4" calcext:value-type="float">
            <text:p>0.4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02" calcext:value-type="float">
            <text:p>0.02</text:p>
          </table:table-cell>
          <table:table-cell table:formula="of:= [.F191]+[.L191]*[.$D191]" office:value-type="float" office:value="0.93" calcext:value-type="float">
            <text:p>0.93</text:p>
          </table:table-cell>
          <table:table-cell table:formula="of:= [.G191]+[.M191]*[.$D191]" office:value-type="float" office:value="0.93" calcext:value-type="float">
            <text:p>0.93</text:p>
          </table:table-cell>
          <table:table-cell table:formula="of:= [.H191]+[.N191]*[.$D191]" office:value-type="float" office:value="0" calcext:value-type="float">
            <text:p>0</text:p>
          </table:table-cell>
          <table:table-cell table:formula="of:= [.I191]+[.O191]*[.$D191]" office:value-type="float" office:value="0.62" calcext:value-type="float">
            <text:p>0.62</text:p>
          </table:table-cell>
          <table:table-cell table:formula="of:= [.J191]+[.P191]*[.$D191]" office:value-type="float" office:value="0.82" calcext:value-type="float">
            <text:p>0.82</text:p>
          </table:table-cell>
          <table:table-cell table:formula="of:= [.K191]+[.Q191]*[.$D191]" office:value-type="float" office:value="0.62" calcext:value-type="float">
            <text:p>0.62</text:p>
          </table:table-cell>
          <table:table-cell table:formula="of:=MAX([.R191:.W191])" office:value-type="float" office:value="0.93" calcext:value-type="float">
            <text:p>0.93</text:p>
          </table:table-cell>
        </table:table-row>
        <table:table-row table:style-name="ro3">
          <table:table-cell table:style-name="ce74" office:value-type="string" calcext:value-type="string">
            <text:p>0x28E18</text:p>
          </table:table-cell>
          <table:table-cell table:style-name="ce74" office:value-type="string" calcext:value-type="string">
            <text:p>equip025_300</text:p>
          </table:table-cell>
          <table:table-cell table:style-name="ce84" office:value-type="string" calcext:value-type="string">
            <text:p>Shield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Oharan Shield</text:p>
          </table:table-cell>
          <table:table-cell table:number-columns-repeated="2" table:style-name="ce851" office:value-type="float" office:value="0.9" calcext:value-type="float">
            <text:p>0.9</text:p>
          </table:table-cell>
          <table:table-cell table:number-columns-repeated="3" table:style-name="ce851" office:value-type="float" office:value="0.6" calcext:value-type="float">
            <text:p>0.6</text:p>
          </table:table-cell>
          <table:table-cell table:style-name="ce854" office:value-type="float" office:value="0.6" calcext:value-type="float">
            <text:p>0.6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192]+[.L192]*[.$D192]" office:value-type="float" office:value="0.9" calcext:value-type="float">
            <text:p>0.9</text:p>
          </table:table-cell>
          <table:table-cell table:style-name="ce62" table:formula="of:= [.G192]+[.M192]*[.$D192]" office:value-type="float" office:value="0.9" calcext:value-type="float">
            <text:p>0.9</text:p>
          </table:table-cell>
          <table:table-cell table:style-name="ce62" table:formula="of:= [.H192]+[.N192]*[.$D192]" office:value-type="float" office:value="0.6" calcext:value-type="float">
            <text:p>0.6</text:p>
          </table:table-cell>
          <table:table-cell table:style-name="ce62" table:formula="of:= [.I192]+[.O192]*[.$D192]" office:value-type="float" office:value="0.6" calcext:value-type="float">
            <text:p>0.6</text:p>
          </table:table-cell>
          <table:table-cell table:style-name="ce62" table:formula="of:= [.J192]+[.P192]*[.$D192]" office:value-type="float" office:value="0.6" calcext:value-type="float">
            <text:p>0.6</text:p>
          </table:table-cell>
          <table:table-cell table:style-name="ce62" table:formula="of:= [.K192]+[.Q192]*[.$D192]" office:value-type="float" office:value="0.6" calcext:value-type="float">
            <text:p>0.6</text:p>
          </table:table-cell>
          <table:table-cell table:formula="of:=MAX([.R192:.W192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8FA0</text:p>
          </table:table-cell>
          <table:table-cell office:value-type="string" calcext:value-type="string">
            <text:p>equip026_0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193]+[.L193]*[.$D193]" office:value-type="float" office:value="0.25" calcext:value-type="float">
            <text:p>0.25</text:p>
          </table:table-cell>
          <table:table-cell table:formula="of:= [.G193]+[.M193]*[.$D193]" office:value-type="float" office:value="0.25" calcext:value-type="float">
            <text:p>0.25</text:p>
          </table:table-cell>
          <table:table-cell table:formula="of:= [.H193]+[.N193]*[.$D193]" office:value-type="float" office:value="0.1" calcext:value-type="float">
            <text:p>0.1</text:p>
          </table:table-cell>
          <table:table-cell table:formula="of:= [.I193]+[.O193]*[.$D193]" office:value-type="float" office:value="0.1" calcext:value-type="float">
            <text:p>0.1</text:p>
          </table:table-cell>
          <table:table-cell table:formula="of:= [.J193]+[.P193]*[.$D193]" office:value-type="float" office:value="0.1" calcext:value-type="float">
            <text:p>0.1</text:p>
          </table:table-cell>
          <table:table-cell table:formula="of:= [.K193]+[.Q193]*[.$D193]" office:value-type="float" office:value="0.1" calcext:value-type="float">
            <text:p>0.1</text:p>
          </table:table-cell>
          <table:table-cell table:formula="of:=MAX([.R193:.W193])" office:value-type="float" office:value="0.25" calcext:value-type="float">
            <text:p>0.25</text:p>
          </table:table-cell>
        </table:table-row>
        <table:table-row table:style-name="ro3">
          <table:table-cell office:value-type="string" calcext:value-type="string">
            <text:p>0x29128</text:p>
          </table:table-cell>
          <table:table-cell office:value-type="string" calcext:value-type="string">
            <text:p>equip026_1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25" calcext:value-type="float">
            <text:p>0.2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94]+[.L194]*[.$D194]" office:value-type="float" office:value="1.05" calcext:value-type="float">
            <text:p>1.05</text:p>
          </table:table-cell>
          <table:table-cell table:formula="of:= [.G194]+[.M194]*[.$D194]" office:value-type="float" office:value="1.05" calcext:value-type="float">
            <text:p>1.05</text:p>
          </table:table-cell>
          <table:table-cell table:formula="of:= [.H194]+[.N194]*[.$D194]" office:value-type="float" office:value="0.75" calcext:value-type="float">
            <text:p>0.75</text:p>
          </table:table-cell>
          <table:table-cell table:formula="of:= [.I194]+[.O194]*[.$D194]" office:value-type="float" office:value="0.75" calcext:value-type="float">
            <text:p>0.75</text:p>
          </table:table-cell>
          <table:table-cell table:formula="of:= [.J194]+[.P194]*[.$D194]" office:value-type="float" office:value="0.75" calcext:value-type="float">
            <text:p>0.75</text:p>
          </table:table-cell>
          <table:table-cell table:formula="of:= [.K194]+[.Q194]*[.$D194]" office:value-type="float" office:value="0.85" calcext:value-type="float">
            <text:p>0.85</text:p>
          </table:table-cell>
          <table:table-cell table:formula="of:=MAX([.R194:.W194])" office:value-type="float" office:value="1.05" calcext:value-type="float">
            <text:p>1.05</text:p>
          </table:table-cell>
        </table:table-row>
        <table:table-row table:style-name="ro3">
          <table:table-cell office:value-type="string" calcext:value-type="string">
            <text:p>0x292B0</text:p>
          </table:table-cell>
          <table:table-cell office:value-type="string" calcext:value-type="string">
            <text:p>equip026_1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number-columns-repeated="2" table:style-name="ce851" office:value-type="float" office:value="0.4" calcext:value-type="float">
            <text:p>0.4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195]+[.L195]*[.$D195]" office:value-type="float" office:value="1.2" calcext:value-type="float">
            <text:p>1.2</text:p>
          </table:table-cell>
          <table:table-cell table:formula="of:= [.G195]+[.M195]*[.$D195]" office:value-type="float" office:value="1.2" calcext:value-type="float">
            <text:p>1.2</text:p>
          </table:table-cell>
          <table:table-cell table:formula="of:= [.H195]+[.N195]*[.$D195]" office:value-type="float" office:value="0.7" calcext:value-type="float">
            <text:p>0.7</text:p>
          </table:table-cell>
          <table:table-cell table:formula="of:= [.I195]+[.O195]*[.$D195]" office:value-type="float" office:value="0.7" calcext:value-type="float">
            <text:p>0.7</text:p>
          </table:table-cell>
          <table:table-cell table:formula="of:= [.J195]+[.P195]*[.$D195]" office:value-type="float" office:value="0.7" calcext:value-type="float">
            <text:p>0.7</text:p>
          </table:table-cell>
          <table:table-cell table:formula="of:= [.K195]+[.Q195]*[.$D195]" office:value-type="float" office:value="0.7" calcext:value-type="float">
            <text:p>0.7</text:p>
          </table:table-cell>
          <table:table-cell table:formula="of:=MAX([.R195:.W195])"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0x29438</text:p>
          </table:table-cell>
          <table:table-cell office:value-type="string" calcext:value-type="string">
            <text:p>equip026_200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3" calcext:value-type="float">
            <text:p>0.3</text:p>
          </table:table-cell>
          <table:table-cell table:style-name="ce854" office:value-type="float" office:value="0.3" calcext:value-type="float">
            <text:p>0.3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96]+[.L196]*[.$D196]" office:value-type="float" office:value="0.87" calcext:value-type="float">
            <text:p>0.87</text:p>
          </table:table-cell>
          <table:table-cell table:formula="of:= [.G196]+[.M196]*[.$D196]" office:value-type="float" office:value="0.87" calcext:value-type="float">
            <text:p>0.87</text:p>
          </table:table-cell>
          <table:table-cell table:formula="of:= [.H196]+[.N196]*[.$D196]" office:value-type="float" office:value="0.78" calcext:value-type="float">
            <text:p>0.78</text:p>
          </table:table-cell>
          <table:table-cell table:formula="of:= [.I196]+[.O196]*[.$D196]" office:value-type="float" office:value="0.78" calcext:value-type="float">
            <text:p>0.78</text:p>
          </table:table-cell>
          <table:table-cell table:formula="of:= [.J196]+[.P196]*[.$D196]" office:value-type="float" office:value="0.78" calcext:value-type="float">
            <text:p>0.78</text:p>
          </table:table-cell>
          <table:table-cell table:formula="of:= [.K196]+[.Q196]*[.$D196]" office:value-type="float" office:value="0.78" calcext:value-type="float">
            <text:p>0.78</text:p>
          </table:table-cell>
          <table:table-cell table:formula="of:=MAX([.R196:.W196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95C0</text:p>
          </table:table-cell>
          <table:table-cell office:value-type="string" calcext:value-type="string">
            <text:p>equip026_201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number-columns-repeated="2" table:style-name="ce851" office:value-type="float" office:value="0.35" calcext:value-type="float">
            <text:p>0.35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.2" calcext:value-type="float">
            <text:p>0.2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197]+[.L197]*[.$D197]" office:value-type="float" office:value="1.07" calcext:value-type="float">
            <text:p>1.07</text:p>
          </table:table-cell>
          <table:table-cell table:formula="of:= [.G197]+[.M197]*[.$D197]" office:value-type="float" office:value="1.07" calcext:value-type="float">
            <text:p>1.07</text:p>
          </table:table-cell>
          <table:table-cell table:formula="of:= [.H197]+[.N197]*[.$D197]" office:value-type="float" office:value="0.68" calcext:value-type="float">
            <text:p>0.68</text:p>
          </table:table-cell>
          <table:table-cell table:formula="of:= [.I197]+[.O197]*[.$D197]" office:value-type="float" office:value="0.68" calcext:value-type="float">
            <text:p>0.68</text:p>
          </table:table-cell>
          <table:table-cell table:formula="of:= [.J197]+[.P197]*[.$D197]" office:value-type="float" office:value="0.68" calcext:value-type="float">
            <text:p>0.68</text:p>
          </table:table-cell>
          <table:table-cell table:formula="of:= [.K197]+[.Q197]*[.$D197]" office:value-type="float" office:value="0.68" calcext:value-type="float">
            <text:p>0.68</text:p>
          </table:table-cell>
          <table:table-cell table:formula="of:=MAX([.R197:.W197])" office:value-type="float" office:value="1.07" calcext:value-type="float">
            <text:p>1.07</text:p>
          </table:table-cell>
        </table:table-row>
        <table:table-row table:style-name="ro3">
          <table:table-cell office:value-type="string" calcext:value-type="string">
            <text:p>0x29748</text:p>
          </table:table-cell>
          <table:table-cell office:value-type="string" calcext:value-type="string">
            <text:p>equip026_202</text:p>
          </table:table-cell>
          <table:table-cell table:style-name="ce85" office:value-type="string" calcext:value-type="string">
            <text:p>Greatshiel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number-columns-repeated="2" table:style-name="ce851" office:value-type="float" office:value="0.4" calcext:value-type="float">
            <text:p>0.4</text:p>
          </table:table-cell>
          <table:table-cell table:number-columns-repeated="3" table:style-name="ce851" office:value-type="float" office:value="0.2" calcext:value-type="float">
            <text:p>0.2</text:p>
          </table:table-cell>
          <table:table-cell table:style-name="ce854" office:value-type="float" office:value="0" calcext:value-type="float">
            <text:p>0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3" table:style-name="ce851" office:value-type="float" office:value="0.02" calcext:value-type="float">
            <text:p>0.02</text:p>
          </table:table-cell>
          <table:table-cell table:style-name="ce851" office:value-type="float" office:value="0" calcext:value-type="float">
            <text:p>0</text:p>
          </table:table-cell>
          <table:table-cell table:formula="of:= [.F198]+[.L198]*[.$D198]" office:value-type="float" office:value="1.03" calcext:value-type="float">
            <text:p>1.03</text:p>
          </table:table-cell>
          <table:table-cell table:formula="of:= [.G198]+[.M198]*[.$D198]" office:value-type="float" office:value="1.03" calcext:value-type="float">
            <text:p>1.03</text:p>
          </table:table-cell>
          <table:table-cell table:formula="of:= [.H198]+[.N198]*[.$D198]" office:value-type="float" office:value="0.62" calcext:value-type="float">
            <text:p>0.62</text:p>
          </table:table-cell>
          <table:table-cell table:formula="of:= [.I198]+[.O198]*[.$D198]" office:value-type="float" office:value="0.62" calcext:value-type="float">
            <text:p>0.62</text:p>
          </table:table-cell>
          <table:table-cell table:formula="of:= [.J198]+[.P198]*[.$D198]" office:value-type="float" office:value="0.62" calcext:value-type="float">
            <text:p>0.62</text:p>
          </table:table-cell>
          <table:table-cell table:formula="of:= [.K198]+[.Q198]*[.$D198]" office:value-type="float" office:value="0" calcext:value-type="float">
            <text:p>0</text:p>
          </table:table-cell>
          <table:table-cell table:formula="of:=MAX([.R198:.W198])" office:value-type="float" office:value="1.03" calcext:value-type="float">
            <text:p>1.03</text:p>
          </table:table-cell>
        </table:table-row>
        <table:table-row table:style-name="ro3">
          <table:table-cell table:style-name="ce74" office:value-type="string" calcext:value-type="string">
            <text:p>0x298D0</text:p>
          </table:table-cell>
          <table:table-cell table:style-name="ce74" office:value-type="string" calcext:value-type="string">
            <text:p>equip026_300</text:p>
          </table:table-cell>
          <table:table-cell table:style-name="ce85" office:value-type="string" calcext:value-type="string">
            <text:p>Greatshield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Greatshield of Ironimo</text:p>
          </table:table-cell>
          <table:table-cell table:number-columns-repeated="2" table:style-name="ce851" office:value-type="float" office:value="1.2" calcext:value-type="float">
            <text:p>1.2</text:p>
          </table:table-cell>
          <table:table-cell table:number-columns-repeated="3" table:style-name="ce851" office:value-type="float" office:value="1" calcext:value-type="float">
            <text:p>1</text:p>
          </table:table-cell>
          <table:table-cell table:style-name="ce854" office:value-type="float" office:value="1" calcext:value-type="float">
            <text:p>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199]+[.L199]*[.$D199]" office:value-type="float" office:value="1.2" calcext:value-type="float">
            <text:p>1.2</text:p>
          </table:table-cell>
          <table:table-cell table:style-name="ce62" table:formula="of:= [.G199]+[.M199]*[.$D199]" office:value-type="float" office:value="1.2" calcext:value-type="float">
            <text:p>1.2</text:p>
          </table:table-cell>
          <table:table-cell table:style-name="ce62" table:formula="of:= [.H199]+[.N199]*[.$D199]" office:value-type="float" office:value="1" calcext:value-type="float">
            <text:p>1</text:p>
          </table:table-cell>
          <table:table-cell table:style-name="ce62" table:formula="of:= [.I199]+[.O199]*[.$D199]" office:value-type="float" office:value="1" calcext:value-type="float">
            <text:p>1</text:p>
          </table:table-cell>
          <table:table-cell table:style-name="ce62" table:formula="of:= [.J199]+[.P199]*[.$D199]" office:value-type="float" office:value="1" calcext:value-type="float">
            <text:p>1</text:p>
          </table:table-cell>
          <table:table-cell table:style-name="ce62" table:formula="of:= [.K199]+[.Q199]*[.$D199]" office:value-type="float" office:value="1" calcext:value-type="float">
            <text:p>1</text:p>
          </table:table-cell>
          <table:table-cell table:formula="of:=MAX([.R199:.W199])"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0x29A58</text:p>
          </table:table-cell>
          <table:table-cell office:value-type="string" calcext:value-type="string">
            <text:p>equip027_0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erguard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3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0]+[.L200]*[.$D200]" office:value-type="float" office:value="0.05" calcext:value-type="float">
            <text:p>0.05</text:p>
          </table:table-cell>
          <table:table-cell table:formula="of:= [.G200]+[.M200]*[.$D200]" office:value-type="float" office:value="0.05" calcext:value-type="float">
            <text:p>0.05</text:p>
          </table:table-cell>
          <table:table-cell table:formula="of:= [.H200]+[.N200]*[.$D200]" office:value-type="float" office:value="0.01" calcext:value-type="float">
            <text:p>0.01</text:p>
          </table:table-cell>
          <table:table-cell table:formula="of:= [.I200]+[.O200]*[.$D200]" office:value-type="float" office:value="0.01" calcext:value-type="float">
            <text:p>0.01</text:p>
          </table:table-cell>
          <table:table-cell table:formula="of:= [.J200]+[.P200]*[.$D200]" office:value-type="float" office:value="0.01" calcext:value-type="float">
            <text:p>0.01</text:p>
          </table:table-cell>
          <table:table-cell table:formula="of:= [.K200]+[.Q200]*[.$D200]" office:value-type="float" office:value="0.01" calcext:value-type="float">
            <text:p>0.01</text:p>
          </table:table-cell>
          <table:table-cell table:formula="of:=MAX([.R200:.W200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29BE0</text:p>
          </table:table-cell>
          <table:table-cell office:value-type="string" calcext:value-type="string">
            <text:p>equip027_1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201]+[.L201]*[.$D201]" office:value-type="float" office:value="0.85" calcext:value-type="float">
            <text:p>0.85</text:p>
          </table:table-cell>
          <table:table-cell table:formula="of:= [.G201]+[.M201]*[.$D201]" office:value-type="float" office:value="0.85" calcext:value-type="float">
            <text:p>0.85</text:p>
          </table:table-cell>
          <table:table-cell table:formula="of:= [.H201]+[.N201]*[.$D201]" office:value-type="float" office:value="0.61" calcext:value-type="float">
            <text:p>0.61</text:p>
          </table:table-cell>
          <table:table-cell table:formula="of:= [.I201]+[.O201]*[.$D201]" office:value-type="float" office:value="0.61" calcext:value-type="float">
            <text:p>0.61</text:p>
          </table:table-cell>
          <table:table-cell table:formula="of:= [.J201]+[.P201]*[.$D201]" office:value-type="float" office:value="0.75" calcext:value-type="float">
            <text:p>0.75</text:p>
          </table:table-cell>
          <table:table-cell table:formula="of:= [.K201]+[.Q201]*[.$D201]" office:value-type="float" office:value="0.61" calcext:value-type="float">
            <text:p>0.61</text:p>
          </table:table-cell>
          <table:table-cell table:formula="of:=MAX([.R201:.W201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9D68</text:p>
          </table:table-cell>
          <table:table-cell office:value-type="string" calcext:value-type="string">
            <text:p>equip027_1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5" calcext:value-type="float">
            <text:p>0.015</text:p>
          </table:table-cell>
          <table:table-cell table:formula="of:= [.F202]+[.L202]*[.$D202]" office:value-type="float" office:value="0.85" calcext:value-type="float">
            <text:p>0.85</text:p>
          </table:table-cell>
          <table:table-cell table:formula="of:= [.G202]+[.M202]*[.$D202]" office:value-type="float" office:value="0.85" calcext:value-type="float">
            <text:p>0.85</text:p>
          </table:table-cell>
          <table:table-cell table:formula="of:= [.H202]+[.N202]*[.$D202]" office:value-type="float" office:value="0.75" calcext:value-type="float">
            <text:p>0.75</text:p>
          </table:table-cell>
          <table:table-cell table:formula="of:= [.I202]+[.O202]*[.$D202]" office:value-type="float" office:value="0.61" calcext:value-type="float">
            <text:p>0.61</text:p>
          </table:table-cell>
          <table:table-cell table:formula="of:= [.J202]+[.P202]*[.$D202]" office:value-type="float" office:value="0.61" calcext:value-type="float">
            <text:p>0.61</text:p>
          </table:table-cell>
          <table:table-cell table:formula="of:= [.K202]+[.Q202]*[.$D202]" office:value-type="float" office:value="0.61" calcext:value-type="float">
            <text:p>0.61</text:p>
          </table:table-cell>
          <table:table-cell table:formula="of:=MAX([.R202:.W202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9EF0</text:p>
          </table:table-cell>
          <table:table-cell office:value-type="string" calcext:value-type="string">
            <text:p>equip027_200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03]+[.L203]*[.$D203]" office:value-type="float" office:value="0.87" calcext:value-type="float">
            <text:p>0.87</text:p>
          </table:table-cell>
          <table:table-cell table:formula="of:= [.G203]+[.M203]*[.$D203]" office:value-type="float" office:value="0.87" calcext:value-type="float">
            <text:p>0.87</text:p>
          </table:table-cell>
          <table:table-cell table:formula="of:= [.H203]+[.N203]*[.$D203]" office:value-type="float" office:value="0.58" calcext:value-type="float">
            <text:p>0.58</text:p>
          </table:table-cell>
          <table:table-cell table:formula="of:= [.I203]+[.O203]*[.$D203]" office:value-type="float" office:value="0.58" calcext:value-type="float">
            <text:p>0.58</text:p>
          </table:table-cell>
          <table:table-cell table:formula="of:= [.J203]+[.P203]*[.$D203]" office:value-type="float" office:value="0.58" calcext:value-type="float">
            <text:p>0.58</text:p>
          </table:table-cell>
          <table:table-cell table:formula="of:= [.K203]+[.Q203]*[.$D203]" office:value-type="float" office:value="0.58" calcext:value-type="float">
            <text:p>0.58</text:p>
          </table:table-cell>
          <table:table-cell table:formula="of:=MAX([.R203:.W203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A078</text:p>
          </table:table-cell>
          <table:table-cell office:value-type="string" calcext:value-type="string">
            <text:p>equip027_201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04]+[.L204]*[.$D204]" office:value-type="float" office:value="0.92" calcext:value-type="float">
            <text:p>0.92</text:p>
          </table:table-cell>
          <table:table-cell table:formula="of:= [.G204]+[.M204]*[.$D204]" office:value-type="float" office:value="0.92" calcext:value-type="float">
            <text:p>0.92</text:p>
          </table:table-cell>
          <table:table-cell table:formula="of:= [.H204]+[.N204]*[.$D204]" office:value-type="float" office:value="0.58" calcext:value-type="float">
            <text:p>0.58</text:p>
          </table:table-cell>
          <table:table-cell table:formula="of:= [.I204]+[.O204]*[.$D204]" office:value-type="float" office:value="0.58" calcext:value-type="float">
            <text:p>0.58</text:p>
          </table:table-cell>
          <table:table-cell table:formula="of:= [.J204]+[.P204]*[.$D204]" office:value-type="float" office:value="0.58" calcext:value-type="float">
            <text:p>0.58</text:p>
          </table:table-cell>
          <table:table-cell table:formula="of:= [.K204]+[.Q204]*[.$D204]" office:value-type="float" office:value="0.58" calcext:value-type="float">
            <text:p>0.58</text:p>
          </table:table-cell>
          <table:table-cell table:formula="of:=MAX([.R204:.W204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A200</text:p>
          </table:table-cell>
          <table:table-cell office:value-type="string" calcext:value-type="string">
            <text:p>equip027_202</text:p>
          </table:table-cell>
          <table:table-cell table:style-name="ce82" office:value-type="string" calcext:value-type="string">
            <text:p>Shoulderguard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05]+[.L205]*[.$D205]" office:value-type="float" office:value="0.88" calcext:value-type="float">
            <text:p>0.88</text:p>
          </table:table-cell>
          <table:table-cell table:formula="of:= [.G205]+[.M205]*[.$D205]" office:value-type="float" office:value="0.88" calcext:value-type="float">
            <text:p>0.88</text:p>
          </table:table-cell>
          <table:table-cell table:formula="of:= [.H205]+[.N205]*[.$D205]" office:value-type="float" office:value="0.57" calcext:value-type="float">
            <text:p>0.57</text:p>
          </table:table-cell>
          <table:table-cell table:formula="of:= [.I205]+[.O205]*[.$D205]" office:value-type="float" office:value="0.57" calcext:value-type="float">
            <text:p>0.57</text:p>
          </table:table-cell>
          <table:table-cell table:formula="of:= [.J205]+[.P205]*[.$D205]" office:value-type="float" office:value="0.57" calcext:value-type="float">
            <text:p>0.57</text:p>
          </table:table-cell>
          <table:table-cell table:formula="of:= [.K205]+[.Q205]*[.$D205]" office:value-type="float" office:value="0.57" calcext:value-type="float">
            <text:p>0.57</text:p>
          </table:table-cell>
          <table:table-cell table:formula="of:=MAX([.R205:.W205])" office:value-type="float" office:value="0.88" calcext:value-type="float">
            <text:p>0.88</text:p>
          </table:table-cell>
        </table:table-row>
        <table:table-row table:style-name="ro3">
          <table:table-cell table:style-name="ce74" office:value-type="string" calcext:value-type="string">
            <text:p>0x2A388</text:p>
          </table:table-cell>
          <table:table-cell table:style-name="ce74" office:value-type="string" calcext:value-type="string">
            <text:p>equip027_300</text:p>
          </table:table-cell>
          <table:table-cell table:style-name="ce82" office:value-type="string" calcext:value-type="string">
            <text:p>Shoulderguard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Gydeen's Shoulders</text:p>
          </table:table-cell>
          <table:table-cell table:number-columns-repeated="2" table:style-name="ce851" office:value-type="float" office:value="0.8" calcext:value-type="float">
            <text:p>0.8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206]+[.L206]*[.$D206]" office:value-type="float" office:value="0.8" calcext:value-type="float">
            <text:p>0.8</text:p>
          </table:table-cell>
          <table:table-cell table:style-name="ce62" table:formula="of:= [.G206]+[.M206]*[.$D206]" office:value-type="float" office:value="0.8" calcext:value-type="float">
            <text:p>0.8</text:p>
          </table:table-cell>
          <table:table-cell table:style-name="ce62" table:formula="of:= [.H206]+[.N206]*[.$D206]" office:value-type="float" office:value="0.5" calcext:value-type="float">
            <text:p>0.5</text:p>
          </table:table-cell>
          <table:table-cell table:style-name="ce62" table:formula="of:= [.I206]+[.O206]*[.$D206]" office:value-type="float" office:value="0.5" calcext:value-type="float">
            <text:p>0.5</text:p>
          </table:table-cell>
          <table:table-cell table:style-name="ce62" table:formula="of:= [.J206]+[.P206]*[.$D206]" office:value-type="float" office:value="0.5" calcext:value-type="float">
            <text:p>0.5</text:p>
          </table:table-cell>
          <table:table-cell table:style-name="ce62" table:formula="of:= [.K206]+[.Q206]*[.$D206]" office:value-type="float" office:value="0.5" calcext:value-type="float">
            <text:p>0.5</text:p>
          </table:table-cell>
          <table:table-cell table:formula="of:=MAX([.R206:.W206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2A510</text:p>
          </table:table-cell>
          <table:table-cell office:value-type="string" calcext:value-type="string">
            <text:p>equip028_0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e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3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formula="of:= [.F207]+[.L207]*[.$D207]" office:value-type="float" office:value="0.05" calcext:value-type="float">
            <text:p>0.05</text:p>
          </table:table-cell>
          <table:table-cell table:formula="of:= [.G207]+[.M207]*[.$D207]" office:value-type="float" office:value="0.05" calcext:value-type="float">
            <text:p>0.05</text:p>
          </table:table-cell>
          <table:table-cell table:formula="of:= [.H207]+[.N207]*[.$D207]" office:value-type="float" office:value="0.01" calcext:value-type="float">
            <text:p>0.01</text:p>
          </table:table-cell>
          <table:table-cell table:formula="of:= [.I207]+[.O207]*[.$D207]" office:value-type="float" office:value="0.01" calcext:value-type="float">
            <text:p>0.01</text:p>
          </table:table-cell>
          <table:table-cell table:formula="of:= [.J207]+[.P207]*[.$D207]" office:value-type="float" office:value="0.01" calcext:value-type="float">
            <text:p>0.01</text:p>
          </table:table-cell>
          <table:table-cell table:formula="of:= [.K207]+[.Q207]*[.$D207]" office:value-type="float" office:value="0.01" calcext:value-type="float">
            <text:p>0.01</text:p>
          </table:table-cell>
          <table:table-cell table:formula="of:=MAX([.R207:.W207])" office:value-type="float" office:value="0.05" calcext:value-type="float">
            <text:p>0.05</text:p>
          </table:table-cell>
        </table:table-row>
        <table:table-row table:style-name="ro3">
          <table:table-cell office:value-type="string" calcext:value-type="string">
            <text:p>0x2A698</text:p>
          </table:table-cell>
          <table:table-cell office:value-type="string" calcext:value-type="string">
            <text:p>equip028_1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08]+[.L208]*[.$D208]" office:value-type="float" office:value="0.85" calcext:value-type="float">
            <text:p>0.85</text:p>
          </table:table-cell>
          <table:table-cell table:formula="of:= [.G208]+[.M208]*[.$D208]" office:value-type="float" office:value="0.85" calcext:value-type="float">
            <text:p>0.85</text:p>
          </table:table-cell>
          <table:table-cell table:formula="of:= [.H208]+[.N208]*[.$D208]" office:value-type="float" office:value="0.41" calcext:value-type="float">
            <text:p>0.41</text:p>
          </table:table-cell>
          <table:table-cell table:formula="of:= [.I208]+[.O208]*[.$D208]" office:value-type="float" office:value="0.41" calcext:value-type="float">
            <text:p>0.41</text:p>
          </table:table-cell>
          <table:table-cell table:formula="of:= [.J208]+[.P208]*[.$D208]" office:value-type="float" office:value="0.55" calcext:value-type="float">
            <text:p>0.55</text:p>
          </table:table-cell>
          <table:table-cell table:formula="of:= [.K208]+[.Q208]*[.$D208]" office:value-type="float" office:value="0.41" calcext:value-type="float">
            <text:p>0.41</text:p>
          </table:table-cell>
          <table:table-cell table:formula="of:=MAX([.R208:.W208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A820</text:p>
          </table:table-cell>
          <table:table-cell office:value-type="string" calcext:value-type="string">
            <text:p>equip028_1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15" calcext:value-type="float">
            <text:p>0.15</text:p>
          </table:table-cell>
          <table:table-cell table:number-columns-repeated="2" table:style-name="ce851" office:value-type="float" office:value="0.01" calcext:value-type="float">
            <text:p>0.01</text:p>
          </table:table-cell>
          <table:table-cell table:style-name="ce854" office:value-type="float" office:value="0.01" calcext:value-type="float">
            <text:p>0.0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09]+[.L209]*[.$D209]" office:value-type="float" office:value="0.85" calcext:value-type="float">
            <text:p>0.85</text:p>
          </table:table-cell>
          <table:table-cell table:formula="of:= [.G209]+[.M209]*[.$D209]" office:value-type="float" office:value="0.85" calcext:value-type="float">
            <text:p>0.85</text:p>
          </table:table-cell>
          <table:table-cell table:formula="of:= [.H209]+[.N209]*[.$D209]" office:value-type="float" office:value="0.55" calcext:value-type="float">
            <text:p>0.55</text:p>
          </table:table-cell>
          <table:table-cell table:formula="of:= [.I209]+[.O209]*[.$D209]" office:value-type="float" office:value="0.41" calcext:value-type="float">
            <text:p>0.41</text:p>
          </table:table-cell>
          <table:table-cell table:formula="of:= [.J209]+[.P209]*[.$D209]" office:value-type="float" office:value="0.41" calcext:value-type="float">
            <text:p>0.41</text:p>
          </table:table-cell>
          <table:table-cell table:formula="of:= [.K209]+[.Q209]*[.$D209]" office:value-type="float" office:value="0.41" calcext:value-type="float">
            <text:p>0.41</text:p>
          </table:table-cell>
          <table:table-cell table:formula="of:=MAX([.R209:.W209])" office:value-type="float" office:value="0.85" calcext:value-type="float">
            <text:p>0.85</text:p>
          </table:table-cell>
        </table:table-row>
        <table:table-row table:style-name="ro3">
          <table:table-cell office:value-type="string" calcext:value-type="string">
            <text:p>0x2A9A8</text:p>
          </table:table-cell>
          <table:table-cell office:value-type="string" calcext:value-type="string">
            <text:p>equip028_200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0]+[.L210]*[.$D210]" office:value-type="float" office:value="0.87" calcext:value-type="float">
            <text:p>0.87</text:p>
          </table:table-cell>
          <table:table-cell table:formula="of:= [.G210]+[.M210]*[.$D210]" office:value-type="float" office:value="0.87" calcext:value-type="float">
            <text:p>0.87</text:p>
          </table:table-cell>
          <table:table-cell table:formula="of:= [.H210]+[.N210]*[.$D210]" office:value-type="float" office:value="0.58" calcext:value-type="float">
            <text:p>0.58</text:p>
          </table:table-cell>
          <table:table-cell table:formula="of:= [.I210]+[.O210]*[.$D210]" office:value-type="float" office:value="0.58" calcext:value-type="float">
            <text:p>0.58</text:p>
          </table:table-cell>
          <table:table-cell table:formula="of:= [.J210]+[.P210]*[.$D210]" office:value-type="float" office:value="0.58" calcext:value-type="float">
            <text:p>0.58</text:p>
          </table:table-cell>
          <table:table-cell table:formula="of:= [.K210]+[.Q210]*[.$D210]" office:value-type="float" office:value="0.58" calcext:value-type="float">
            <text:p>0.58</text:p>
          </table:table-cell>
          <table:table-cell table:formula="of:=MAX([.R210:.W210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AB30</text:p>
          </table:table-cell>
          <table:table-cell office:value-type="string" calcext:value-type="string">
            <text:p>equip028_201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1]+[.L211]*[.$D211]" office:value-type="float" office:value="0.82" calcext:value-type="float">
            <text:p>0.82</text:p>
          </table:table-cell>
          <table:table-cell table:formula="of:= [.G211]+[.M211]*[.$D211]" office:value-type="float" office:value="0.82" calcext:value-type="float">
            <text:p>0.82</text:p>
          </table:table-cell>
          <table:table-cell table:formula="of:= [.H211]+[.N211]*[.$D211]" office:value-type="float" office:value="0.53" calcext:value-type="float">
            <text:p>0.53</text:p>
          </table:table-cell>
          <table:table-cell table:formula="of:= [.I211]+[.O211]*[.$D211]" office:value-type="float" office:value="0.53" calcext:value-type="float">
            <text:p>0.53</text:p>
          </table:table-cell>
          <table:table-cell table:formula="of:= [.J211]+[.P211]*[.$D211]" office:value-type="float" office:value="0.53" calcext:value-type="float">
            <text:p>0.53</text:p>
          </table:table-cell>
          <table:table-cell table:formula="of:= [.K211]+[.Q211]*[.$D211]" office:value-type="float" office:value="0.53" calcext:value-type="float">
            <text:p>0.53</text:p>
          </table:table-cell>
          <table:table-cell table:formula="of:=MAX([.R211:.W211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2ACB8</text:p>
          </table:table-cell>
          <table:table-cell office:value-type="string" calcext:value-type="string">
            <text:p>equip028_202</text:p>
          </table:table-cell>
          <table:table-cell table:style-name="ce79" office:value-type="string" calcext:value-type="string">
            <text:p>Cap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2]+[.L212]*[.$D212]" office:value-type="float" office:value="0.83" calcext:value-type="float">
            <text:p>0.83</text:p>
          </table:table-cell>
          <table:table-cell table:formula="of:= [.G212]+[.M212]*[.$D212]" office:value-type="float" office:value="0.83" calcext:value-type="float">
            <text:p>0.83</text:p>
          </table:table-cell>
          <table:table-cell table:formula="of:= [.H212]+[.N212]*[.$D212]" office:value-type="float" office:value="0.57" calcext:value-type="float">
            <text:p>0.57</text:p>
          </table:table-cell>
          <table:table-cell table:formula="of:= [.I212]+[.O212]*[.$D212]" office:value-type="float" office:value="0.57" calcext:value-type="float">
            <text:p>0.57</text:p>
          </table:table-cell>
          <table:table-cell table:formula="of:= [.J212]+[.P212]*[.$D212]" office:value-type="float" office:value="0.57" calcext:value-type="float">
            <text:p>0.57</text:p>
          </table:table-cell>
          <table:table-cell table:formula="of:= [.K212]+[.Q212]*[.$D212]" office:value-type="float" office:value="0.57" calcext:value-type="float">
            <text:p>0.57</text:p>
          </table:table-cell>
          <table:table-cell table:formula="of:=MAX([.R212:.W212])" office:value-type="float" office:value="0.83" calcext:value-type="float">
            <text:p>0.83</text:p>
          </table:table-cell>
        </table:table-row>
        <table:table-row table:style-name="ro3">
          <table:table-cell table:style-name="ce74" office:value-type="string" calcext:value-type="string">
            <text:p>0x2AE40</text:p>
          </table:table-cell>
          <table:table-cell table:style-name="ce74" office:value-type="string" calcext:value-type="string">
            <text:p>equip028_300</text:p>
          </table:table-cell>
          <table:table-cell table:style-name="ce79" office:value-type="string" calcext:value-type="string">
            <text:p>Cap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Nemean Cloak</text:p>
          </table:table-cell>
          <table:table-cell table:number-columns-repeated="2" table:style-name="ce851" office:value-type="float" office:value="0.6" calcext:value-type="float">
            <text:p>0.6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213]+[.L213]*[.$D213]" office:value-type="float" office:value="0.6" calcext:value-type="float">
            <text:p>0.6</text:p>
          </table:table-cell>
          <table:table-cell table:style-name="ce62" table:formula="of:= [.G213]+[.M213]*[.$D213]" office:value-type="float" office:value="0.6" calcext:value-type="float">
            <text:p>0.6</text:p>
          </table:table-cell>
          <table:table-cell table:style-name="ce62" table:formula="of:= [.H213]+[.N213]*[.$D213]" office:value-type="float" office:value="0.5" calcext:value-type="float">
            <text:p>0.5</text:p>
          </table:table-cell>
          <table:table-cell table:style-name="ce62" table:formula="of:= [.I213]+[.O213]*[.$D213]" office:value-type="float" office:value="0.5" calcext:value-type="float">
            <text:p>0.5</text:p>
          </table:table-cell>
          <table:table-cell table:style-name="ce62" table:formula="of:= [.J213]+[.P213]*[.$D213]" office:value-type="float" office:value="0.5" calcext:value-type="float">
            <text:p>0.5</text:p>
          </table:table-cell>
          <table:table-cell table:style-name="ce62" table:formula="of:= [.K213]+[.Q213]*[.$D213]" office:value-type="float" office:value="0.5" calcext:value-type="float">
            <text:p>0.5</text:p>
          </table:table-cell>
          <table:table-cell table:formula="of:=MAX([.R213:.W213])"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0x2AFC8</text:p>
          </table:table-cell>
          <table:table-cell office:value-type="string" calcext:value-type="string">
            <text:p>equip029_0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style-name="ce851" office:value-type="float" office:value="0" calcext:value-type="float">
            <text:p>0</text:p>
          </table:table-cell>
          <table:table-cell table:style-name="ce851" office:value-type="float" office:value="0.08" calcext:value-type="float">
            <text:p>0.08</text:p>
          </table:table-cell>
          <table:table-cell table:number-columns-repeated="3" table:style-name="ce851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" calcext:value-type="float">
            <text:p>0</text:p>
          </table:table-cell>
          <table:table-cell table:formula="of:= [.F214]+[.L214]*[.$D214]" office:value-type="float" office:value="0" calcext:value-type="float">
            <text:p>0</text:p>
          </table:table-cell>
          <table:table-cell table:formula="of:= [.G214]+[.M214]*[.$D214]" office:value-type="float" office:value="0.1" calcext:value-type="float">
            <text:p>0.1</text:p>
          </table:table-cell>
          <table:table-cell table:formula="of:= [.H214]+[.N214]*[.$D214]" office:value-type="float" office:value="0" calcext:value-type="float">
            <text:p>0</text:p>
          </table:table-cell>
          <table:table-cell table:formula="of:= [.I214]+[.O214]*[.$D214]" office:value-type="float" office:value="0" calcext:value-type="float">
            <text:p>0</text:p>
          </table:table-cell>
          <table:table-cell table:formula="of:= [.J214]+[.P214]*[.$D214]" office:value-type="float" office:value="0" calcext:value-type="float">
            <text:p>0</text:p>
          </table:table-cell>
          <table:table-cell table:formula="of:= [.K214]+[.Q214]*[.$D214]" office:value-type="float" office:value="0" calcext:value-type="float">
            <text:p>0</text:p>
          </table:table-cell>
          <table:table-cell table:formula="of:=MAX([.R214:.W214])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0x2B150</text:p>
          </table:table-cell>
          <table:table-cell office:value-type="string" calcext:value-type="string">
            <text:p>equip029_1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4" office:value-type="float" office:value="0.02" calcext:value-type="float">
            <text:p>0.02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15]+[.L215]*[.$D215]" office:value-type="float" office:value="0.85" calcext:value-type="float">
            <text:p>0.85</text:p>
          </table:table-cell>
          <table:table-cell table:formula="of:= [.G215]+[.M215]*[.$D215]" office:value-type="float" office:value="0.9" calcext:value-type="float">
            <text:p>0.9</text:p>
          </table:table-cell>
          <table:table-cell table:formula="of:= [.H215]+[.N215]*[.$D215]" office:value-type="float" office:value="0.42" calcext:value-type="float">
            <text:p>0.42</text:p>
          </table:table-cell>
          <table:table-cell table:formula="of:= [.I215]+[.O215]*[.$D215]" office:value-type="float" office:value="0.55" calcext:value-type="float">
            <text:p>0.55</text:p>
          </table:table-cell>
          <table:table-cell table:formula="of:= [.J215]+[.P215]*[.$D215]" office:value-type="float" office:value="0.42" calcext:value-type="float">
            <text:p>0.42</text:p>
          </table:table-cell>
          <table:table-cell table:formula="of:= [.K215]+[.Q215]*[.$D215]" office:value-type="float" office:value="0.42" calcext:value-type="float">
            <text:p>0.42</text:p>
          </table:table-cell>
          <table:table-cell table:formula="of:=MAX([.R215:.W215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B2D8</text:p>
          </table:table-cell>
          <table:table-cell office:value-type="string" calcext:value-type="string">
            <text:p>equip029_1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ots</text:p>
          </table:table-cell>
          <table:table-cell table:style-name="ce851" office:value-type="float" office:value="0.05" calcext:value-type="float">
            <text:p>0.05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.02" calcext:value-type="float">
            <text:p>0.02</text:p>
          </table:table-cell>
          <table:table-cell table:style-name="ce851" office:value-type="float" office:value="0.01" calcext:value-type="float">
            <text:p>0.01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4" office:value-type="float" office:value="0.02" calcext:value-type="float">
            <text:p>0.02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16]+[.L216]*[.$D216]" office:value-type="float" office:value="0.85" calcext:value-type="float">
            <text:p>0.85</text:p>
          </table:table-cell>
          <table:table-cell table:formula="of:= [.G216]+[.M216]*[.$D216]" office:value-type="float" office:value="0.9" calcext:value-type="float">
            <text:p>0.9</text:p>
          </table:table-cell>
          <table:table-cell table:formula="of:= [.H216]+[.N216]*[.$D216]" office:value-type="float" office:value="0.42" calcext:value-type="float">
            <text:p>0.42</text:p>
          </table:table-cell>
          <table:table-cell table:formula="of:= [.I216]+[.O216]*[.$D216]" office:value-type="float" office:value="0.41" calcext:value-type="float">
            <text:p>0.41</text:p>
          </table:table-cell>
          <table:table-cell table:formula="of:= [.J216]+[.P216]*[.$D216]" office:value-type="float" office:value="0.55" calcext:value-type="float">
            <text:p>0.55</text:p>
          </table:table-cell>
          <table:table-cell table:formula="of:= [.K216]+[.Q216]*[.$D216]" office:value-type="float" office:value="0.42" calcext:value-type="float">
            <text:p>0.42</text:p>
          </table:table-cell>
          <table:table-cell table:formula="of:=MAX([.R216:.W216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B460</text:p>
          </table:table-cell>
          <table:table-cell office:value-type="string" calcext:value-type="string">
            <text:p>equip029_200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style-name="ce851" office:value-type="float" office:value="0.35" calcext:value-type="float">
            <text:p>0.35</text:p>
          </table:table-cell>
          <table:table-cell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7]+[.L217]*[.$D217]" office:value-type="float" office:value="1.07" calcext:value-type="float">
            <text:p>1.07</text:p>
          </table:table-cell>
          <table:table-cell table:formula="of:= [.G217]+[.M217]*[.$D217]" office:value-type="float" office:value="0.97" calcext:value-type="float">
            <text:p>0.97</text:p>
          </table:table-cell>
          <table:table-cell table:formula="of:= [.H217]+[.N217]*[.$D217]" office:value-type="float" office:value="0.53" calcext:value-type="float">
            <text:p>0.53</text:p>
          </table:table-cell>
          <table:table-cell table:formula="of:= [.I217]+[.O217]*[.$D217]" office:value-type="float" office:value="0.53" calcext:value-type="float">
            <text:p>0.53</text:p>
          </table:table-cell>
          <table:table-cell table:formula="of:= [.J217]+[.P217]*[.$D217]" office:value-type="float" office:value="0.53" calcext:value-type="float">
            <text:p>0.53</text:p>
          </table:table-cell>
          <table:table-cell table:formula="of:= [.K217]+[.Q217]*[.$D217]" office:value-type="float" office:value="0.53" calcext:value-type="float">
            <text:p>0.53</text:p>
          </table:table-cell>
          <table:table-cell table:formula="of:=MAX([.R217:.W217])" office:value-type="float" office:value="1.07" calcext:value-type="float">
            <text:p>1.07</text:p>
          </table:table-cell>
        </table:table-row>
        <table:table-row table:style-name="ro3">
          <table:table-cell office:value-type="string" calcext:value-type="string">
            <text:p>0x2B5E8</text:p>
          </table:table-cell>
          <table:table-cell office:value-type="string" calcext:value-type="string">
            <text:p>equip029_201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1" office:value-type="float" office:value="0.04" calcext:value-type="float">
            <text:p>0.04</text:p>
          </table:table-cell>
          <table:table-cell table:style-name="ce851" office:value-type="float" office:value="0.1" calcext:value-type="float">
            <text:p>0.1</text:p>
          </table:table-cell>
          <table:table-cell table:style-name="ce851" office:value-type="float" office:value="0.04" calcext:value-type="float">
            <text:p>0.04</text:p>
          </table:table-cell>
          <table:table-cell table:style-name="ce854" office:value-type="float" office:value="0.04" calcext:value-type="float">
            <text:p>0.04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8]+[.L218]*[.$D218]" office:value-type="float" office:value="0.82" calcext:value-type="float">
            <text:p>0.82</text:p>
          </table:table-cell>
          <table:table-cell table:formula="of:= [.G218]+[.M218]*[.$D218]" office:value-type="float" office:value="0.82" calcext:value-type="float">
            <text:p>0.82</text:p>
          </table:table-cell>
          <table:table-cell table:formula="of:= [.H218]+[.N218]*[.$D218]" office:value-type="float" office:value="0.52" calcext:value-type="float">
            <text:p>0.52</text:p>
          </table:table-cell>
          <table:table-cell table:formula="of:= [.I218]+[.O218]*[.$D218]" office:value-type="float" office:value="0.58" calcext:value-type="float">
            <text:p>0.58</text:p>
          </table:table-cell>
          <table:table-cell table:formula="of:= [.J218]+[.P218]*[.$D218]" office:value-type="float" office:value="0.52" calcext:value-type="float">
            <text:p>0.52</text:p>
          </table:table-cell>
          <table:table-cell table:formula="of:= [.K218]+[.Q218]*[.$D218]" office:value-type="float" office:value="0.52" calcext:value-type="float">
            <text:p>0.52</text:p>
          </table:table-cell>
          <table:table-cell table:formula="of:=MAX([.R218:.W218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2B770</text:p>
          </table:table-cell>
          <table:table-cell office:value-type="string" calcext:value-type="string">
            <text:p>equip029_202</text:p>
          </table:table-cell>
          <table:table-cell table:style-name="ce80" office:value-type="string" calcext:value-type="string">
            <text:p>Bo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style-name="ce851" office:value-type="float" office:value="0.15" calcext:value-type="float">
            <text:p>0.15</text:p>
          </table:table-cell>
          <table:table-cell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08" calcext:value-type="float">
            <text:p>0.08</text:p>
          </table:table-cell>
          <table:table-cell table:style-name="ce854" office:value-type="float" office:value="0.08" calcext:value-type="float">
            <text:p>0.08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19]+[.L219]*[.$D219]" office:value-type="float" office:value="0.78" calcext:value-type="float">
            <text:p>0.78</text:p>
          </table:table-cell>
          <table:table-cell table:formula="of:= [.G219]+[.M219]*[.$D219]" office:value-type="float" office:value="0.93" calcext:value-type="float">
            <text:p>0.93</text:p>
          </table:table-cell>
          <table:table-cell table:formula="of:= [.H219]+[.N219]*[.$D219]" office:value-type="float" office:value="0.5" calcext:value-type="float">
            <text:p>0.5</text:p>
          </table:table-cell>
          <table:table-cell table:formula="of:= [.I219]+[.O219]*[.$D219]" office:value-type="float" office:value="0.5" calcext:value-type="float">
            <text:p>0.5</text:p>
          </table:table-cell>
          <table:table-cell table:formula="of:= [.J219]+[.P219]*[.$D219]" office:value-type="float" office:value="0.5" calcext:value-type="float">
            <text:p>0.5</text:p>
          </table:table-cell>
          <table:table-cell table:formula="of:= [.K219]+[.Q219]*[.$D219]" office:value-type="float" office:value="0.5" calcext:value-type="float">
            <text:p>0.5</text:p>
          </table:table-cell>
          <table:table-cell table:formula="of:=MAX([.R219:.W219])" office:value-type="float" office:value="0.93" calcext:value-type="float">
            <text:p>0.93</text:p>
          </table:table-cell>
        </table:table-row>
        <table:table-row table:style-name="ro3">
          <table:table-cell table:style-name="ce74" office:value-type="string" calcext:value-type="string">
            <text:p>0x2B8F8</text:p>
          </table:table-cell>
          <table:table-cell table:style-name="ce74" office:value-type="string" calcext:value-type="string">
            <text:p>equip029_300</text:p>
          </table:table-cell>
          <table:table-cell table:style-name="ce80" office:value-type="string" calcext:value-type="string">
            <text:p>Boot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Hermerossa's Sandals</text:p>
          </table:table-cell>
          <table:table-cell table:number-columns-repeated="2" table:style-name="ce851" office:value-type="float" office:value="0.6" calcext:value-type="float">
            <text:p>0.6</text:p>
          </table:table-cell>
          <table:table-cell table:number-columns-repeated="3" table:style-name="ce851" office:value-type="float" office:value="0.4" calcext:value-type="float">
            <text:p>0.4</text:p>
          </table:table-cell>
          <table:table-cell table:style-name="ce854" office:value-type="float" office:value="0.4" calcext:value-type="float">
            <text:p>0.4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220]+[.L220]*[.$D220]" office:value-type="float" office:value="0.6" calcext:value-type="float">
            <text:p>0.6</text:p>
          </table:table-cell>
          <table:table-cell table:style-name="ce62" table:formula="of:= [.G220]+[.M220]*[.$D220]" office:value-type="float" office:value="0.6" calcext:value-type="float">
            <text:p>0.6</text:p>
          </table:table-cell>
          <table:table-cell table:style-name="ce62" table:formula="of:= [.H220]+[.N220]*[.$D220]" office:value-type="float" office:value="0.4" calcext:value-type="float">
            <text:p>0.4</text:p>
          </table:table-cell>
          <table:table-cell table:style-name="ce62" table:formula="of:= [.I220]+[.O220]*[.$D220]" office:value-type="float" office:value="0.4" calcext:value-type="float">
            <text:p>0.4</text:p>
          </table:table-cell>
          <table:table-cell table:style-name="ce62" table:formula="of:= [.J220]+[.P220]*[.$D220]" office:value-type="float" office:value="0.4" calcext:value-type="float">
            <text:p>0.4</text:p>
          </table:table-cell>
          <table:table-cell table:style-name="ce62" table:formula="of:= [.K220]+[.Q220]*[.$D220]" office:value-type="float" office:value="0.4" calcext:value-type="float">
            <text:p>0.4</text:p>
          </table:table-cell>
          <table:table-cell table:formula="of:=MAX([.R220:.W220])"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0x2BA80</text:p>
          </table:table-cell>
          <table:table-cell office:value-type="string" calcext:value-type="string">
            <text:p>equip030_0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</text:p>
          </table:table-cell>
          <table:table-cell table:number-columns-repeated="2" table:style-name="ce851" office:value-type="float" office:value="0.07" calcext:value-type="float">
            <text:p>0.07</text:p>
          </table:table-cell>
          <table:table-cell table:number-columns-repeated="3"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1]+[.L221]*[.$D221]" office:value-type="float" office:value="0.09" calcext:value-type="float">
            <text:p>0.09</text:p>
          </table:table-cell>
          <table:table-cell table:formula="of:= [.G221]+[.M221]*[.$D221]" office:value-type="float" office:value="0.09" calcext:value-type="float">
            <text:p>0.09</text:p>
          </table:table-cell>
          <table:table-cell table:formula="of:= [.H221]+[.N221]*[.$D221]" office:value-type="float" office:value="0.04" calcext:value-type="float">
            <text:p>0.04</text:p>
          </table:table-cell>
          <table:table-cell table:formula="of:= [.I221]+[.O221]*[.$D221]" office:value-type="float" office:value="0.04" calcext:value-type="float">
            <text:p>0.04</text:p>
          </table:table-cell>
          <table:table-cell table:formula="of:= [.J221]+[.P221]*[.$D221]" office:value-type="float" office:value="0.04" calcext:value-type="float">
            <text:p>0.04</text:p>
          </table:table-cell>
          <table:table-cell table:formula="of:= [.K221]+[.Q221]*[.$D221]" office:value-type="float" office:value="0.04" calcext:value-type="float">
            <text:p>0.04</text:p>
          </table:table-cell>
          <table:table-cell table:formula="of:=MAX([.R221:.W221])" office:value-type="float" office:value="0.09" calcext:value-type="float">
            <text:p>0.09</text:p>
          </table:table-cell>
        </table:table-row>
        <table:table-row table:style-name="ro3">
          <table:table-cell office:value-type="string" calcext:value-type="string">
            <text:p>0x2BC08</text:p>
          </table:table-cell>
          <table:table-cell office:value-type="string" calcext:value-type="string">
            <text:p>equip030_1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2" table:style-name="ce851" office:value-type="float" office:value="0.07" calcext:value-type="float">
            <text:p>0.07</text:p>
          </table:table-cell>
          <table:table-cell table:style-name="ce851" office:value-type="float" office:value="0.03" calcext:value-type="float">
            <text:p>0.03</text:p>
          </table:table-cell>
          <table:table-cell table:style-name="ce851" office:value-type="float" office:value="0.2" calcext:value-type="float">
            <text:p>0.2</text:p>
          </table:table-cell>
          <table:table-cell table:style-name="ce851" office:value-type="float" office:value="0.03" calcext:value-type="float">
            <text:p>0.03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2]+[.L222]*[.$D222]" office:value-type="float" office:value="0.87" calcext:value-type="float">
            <text:p>0.87</text:p>
          </table:table-cell>
          <table:table-cell table:formula="of:= [.G222]+[.M222]*[.$D222]" office:value-type="float" office:value="0.87" calcext:value-type="float">
            <text:p>0.87</text:p>
          </table:table-cell>
          <table:table-cell table:formula="of:= [.H222]+[.N222]*[.$D222]" office:value-type="float" office:value="0.43" calcext:value-type="float">
            <text:p>0.43</text:p>
          </table:table-cell>
          <table:table-cell table:formula="of:= [.I222]+[.O222]*[.$D222]" office:value-type="float" office:value="0.6" calcext:value-type="float">
            <text:p>0.6</text:p>
          </table:table-cell>
          <table:table-cell table:formula="of:= [.J222]+[.P222]*[.$D222]" office:value-type="float" office:value="0.43" calcext:value-type="float">
            <text:p>0.43</text:p>
          </table:table-cell>
          <table:table-cell table:formula="of:= [.K222]+[.Q222]*[.$D222]" office:value-type="float" office:value="0.43" calcext:value-type="float">
            <text:p>0.43</text:p>
          </table:table-cell>
          <table:table-cell table:formula="of:=MAX([.R222:.W222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BD90</text:p>
          </table:table-cell>
          <table:table-cell office:value-type="string" calcext:value-type="string">
            <text:p>equip030_1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2" table:style-name="ce851" office:value-type="float" office:value="0.07" calcext:value-type="float">
            <text:p>0.07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3" calcext:value-type="float">
            <text:p>0.03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3]+[.L223]*[.$D223]" office:value-type="float" office:value="0.87" calcext:value-type="float">
            <text:p>0.87</text:p>
          </table:table-cell>
          <table:table-cell table:formula="of:= [.G223]+[.M223]*[.$D223]" office:value-type="float" office:value="0.87" calcext:value-type="float">
            <text:p>0.87</text:p>
          </table:table-cell>
          <table:table-cell table:formula="of:= [.H223]+[.N223]*[.$D223]" office:value-type="float" office:value="0.43" calcext:value-type="float">
            <text:p>0.43</text:p>
          </table:table-cell>
          <table:table-cell table:formula="of:= [.I223]+[.O223]*[.$D223]" office:value-type="float" office:value="0.43" calcext:value-type="float">
            <text:p>0.43</text:p>
          </table:table-cell>
          <table:table-cell table:formula="of:= [.J223]+[.P223]*[.$D223]" office:value-type="float" office:value="0.6" calcext:value-type="float">
            <text:p>0.6</text:p>
          </table:table-cell>
          <table:table-cell table:formula="of:= [.K223]+[.Q223]*[.$D223]" office:value-type="float" office:value="0.43" calcext:value-type="float">
            <text:p>0.43</text:p>
          </table:table-cell>
          <table:table-cell table:formula="of:=MAX([.R223:.W223])" office:value-type="float" office:value="0.87" calcext:value-type="float">
            <text:p>0.87</text:p>
          </table:table-cell>
        </table:table-row>
        <table:table-row table:style-name="ro3">
          <table:table-cell office:value-type="string" calcext:value-type="string">
            <text:p>0x2BF18</text:p>
          </table:table-cell>
          <table:table-cell office:value-type="string" calcext:value-type="string">
            <text:p>equip030_200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1" office:value-type="float" office:value="0.35" calcext:value-type="float">
            <text:p>0.35</text:p>
          </table:table-cell>
          <table:table-cell table:style-name="ce851" office:value-type="float" office:value="0.06" calcext:value-type="float">
            <text:p>0.06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6" calcext:value-type="float">
            <text:p>0.06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24]+[.L224]*[.$D224]" office:value-type="float" office:value="0.82" calcext:value-type="float">
            <text:p>0.82</text:p>
          </table:table-cell>
          <table:table-cell table:formula="of:= [.G224]+[.M224]*[.$D224]" office:value-type="float" office:value="0.82" calcext:value-type="float">
            <text:p>0.82</text:p>
          </table:table-cell>
          <table:table-cell table:formula="of:= [.H224]+[.N224]*[.$D224]" office:value-type="float" office:value="0.83" calcext:value-type="float">
            <text:p>0.83</text:p>
          </table:table-cell>
          <table:table-cell table:formula="of:= [.I224]+[.O224]*[.$D224]" office:value-type="float" office:value="0.54" calcext:value-type="float">
            <text:p>0.54</text:p>
          </table:table-cell>
          <table:table-cell table:formula="of:= [.J224]+[.P224]*[.$D224]" office:value-type="float" office:value="0.68" calcext:value-type="float">
            <text:p>0.68</text:p>
          </table:table-cell>
          <table:table-cell table:formula="of:= [.K224]+[.Q224]*[.$D224]" office:value-type="float" office:value="0.54" calcext:value-type="float">
            <text:p>0.54</text:p>
          </table:table-cell>
          <table:table-cell table:formula="of:=MAX([.R224:.W224])" office:value-type="float" office:value="0.83" calcext:value-type="float">
            <text:p>0.83</text:p>
          </table:table-cell>
        </table:table-row>
        <table:table-row table:style-name="ro3">
          <table:table-cell office:value-type="string" calcext:value-type="string">
            <text:p>0x2C0A0</text:p>
          </table:table-cell>
          <table:table-cell office:value-type="string" calcext:value-type="string">
            <text:p>equip030_201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06" calcext:value-type="float">
            <text:p>0.06</text:p>
          </table:table-cell>
          <table:table-cell table:style-name="ce854" office:value-type="float" office:value="0.06" calcext:value-type="float">
            <text:p>0.06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25]+[.L225]*[.$D225]" office:value-type="float" office:value="0.97" calcext:value-type="float">
            <text:p>0.97</text:p>
          </table:table-cell>
          <table:table-cell table:formula="of:= [.G225]+[.M225]*[.$D225]" office:value-type="float" office:value="0.97" calcext:value-type="float">
            <text:p>0.97</text:p>
          </table:table-cell>
          <table:table-cell table:formula="of:= [.H225]+[.N225]*[.$D225]" office:value-type="float" office:value="0.54" calcext:value-type="float">
            <text:p>0.54</text:p>
          </table:table-cell>
          <table:table-cell table:formula="of:= [.I225]+[.O225]*[.$D225]" office:value-type="float" office:value="0.54" calcext:value-type="float">
            <text:p>0.54</text:p>
          </table:table-cell>
          <table:table-cell table:formula="of:= [.J225]+[.P225]*[.$D225]" office:value-type="float" office:value="0.54" calcext:value-type="float">
            <text:p>0.54</text:p>
          </table:table-cell>
          <table:table-cell table:formula="of:= [.K225]+[.Q225]*[.$D225]" office:value-type="float" office:value="0.54" calcext:value-type="float">
            <text:p>0.54</text:p>
          </table:table-cell>
          <table:table-cell table:formula="of:=MAX([.R225:.W225])" office:value-type="float" office:value="0.97" calcext:value-type="float">
            <text:p>0.97</text:p>
          </table:table-cell>
        </table:table-row>
        <table:table-row table:style-name="ro3">
          <table:table-cell office:value-type="string" calcext:value-type="string">
            <text:p>0x2C228</text:p>
          </table:table-cell>
          <table:table-cell office:value-type="string" calcext:value-type="string">
            <text:p>equip030_202</text:p>
          </table:table-cell>
          <table:table-cell table:style-name="ce89" office:value-type="string" calcext:value-type="string">
            <text:p>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3" calcext:value-type="float">
            <text:p>0.03</text:p>
          </table:table-cell>
          <table:table-cell table:number-columns-repeated="4" table:style-name="ce851" office:value-type="float" office:value="0.02" calcext:value-type="float">
            <text:p>0.02</text:p>
          </table:table-cell>
          <table:table-cell table:formula="of:= [.F226]+[.L226]*[.$D226]" office:value-type="float" office:value="0.78" calcext:value-type="float">
            <text:p>0.78</text:p>
          </table:table-cell>
          <table:table-cell table:formula="of:= [.G226]+[.M226]*[.$D226]" office:value-type="float" office:value="0.78" calcext:value-type="float">
            <text:p>0.78</text:p>
          </table:table-cell>
          <table:table-cell table:formula="of:= [.H226]+[.N226]*[.$D226]" office:value-type="float" office:value="0.52" calcext:value-type="float">
            <text:p>0.52</text:p>
          </table:table-cell>
          <table:table-cell table:formula="of:= [.I226]+[.O226]*[.$D226]" office:value-type="float" office:value="0.52" calcext:value-type="float">
            <text:p>0.52</text:p>
          </table:table-cell>
          <table:table-cell table:formula="of:= [.J226]+[.P226]*[.$D226]" office:value-type="float" office:value="0.52" calcext:value-type="float">
            <text:p>0.52</text:p>
          </table:table-cell>
          <table:table-cell table:formula="of:= [.K226]+[.Q226]*[.$D226]" office:value-type="float" office:value="0.52" calcext:value-type="float">
            <text:p>0.52</text:p>
          </table:table-cell>
          <table:table-cell table:formula="of:=MAX([.R226:.W226])" office:value-type="float" office:value="0.78" calcext:value-type="float">
            <text:p>0.78</text:p>
          </table:table-cell>
        </table:table-row>
        <table:table-row table:style-name="ro3">
          <table:table-cell table:style-name="ce74" office:value-type="string" calcext:value-type="string">
            <text:p>0x2C3B0</text:p>
          </table:table-cell>
          <table:table-cell table:style-name="ce74" office:value-type="string" calcext:value-type="string">
            <text:p>equip030_300</text:p>
          </table:table-cell>
          <table:table-cell table:style-name="ce89" office:value-type="string" calcext:value-type="string">
            <text:p>Hors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Halcypon</text:p>
          </table:table-cell>
          <table:table-cell table:number-columns-repeated="2" table:style-name="ce851" office:value-type="float" office:value="0.8" calcext:value-type="float">
            <text:p>0.8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227]+[.L227]*[.$D227]" office:value-type="float" office:value="0.8" calcext:value-type="float">
            <text:p>0.8</text:p>
          </table:table-cell>
          <table:table-cell table:style-name="ce62" table:formula="of:= [.G227]+[.M227]*[.$D227]" office:value-type="float" office:value="0.8" calcext:value-type="float">
            <text:p>0.8</text:p>
          </table:table-cell>
          <table:table-cell table:style-name="ce62" table:formula="of:= [.H227]+[.N227]*[.$D227]" office:value-type="float" office:value="0.5" calcext:value-type="float">
            <text:p>0.5</text:p>
          </table:table-cell>
          <table:table-cell table:style-name="ce62" table:formula="of:= [.I227]+[.O227]*[.$D227]" office:value-type="float" office:value="0.5" calcext:value-type="float">
            <text:p>0.5</text:p>
          </table:table-cell>
          <table:table-cell table:style-name="ce62" table:formula="of:= [.J227]+[.P227]*[.$D227]" office:value-type="float" office:value="0.5" calcext:value-type="float">
            <text:p>0.5</text:p>
          </table:table-cell>
          <table:table-cell table:style-name="ce62" table:formula="of:= [.K227]+[.Q227]*[.$D227]" office:value-type="float" office:value="0.5" calcext:value-type="float">
            <text:p>0.5</text:p>
          </table:table-cell>
          <table:table-cell table:formula="of:=MAX([.R227:.W227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2C538</text:p>
          </table:table-cell>
          <table:table-cell office:value-type="string" calcext:value-type="string">
            <text:p>equip031_0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horse</text:p>
          </table:table-cell>
          <table:table-cell table:number-columns-repeated="2" table:style-name="ce851" office:value-type="float" office:value="0.12" calcext:value-type="float">
            <text:p>0.12</text:p>
          </table:table-cell>
          <table:table-cell table:number-columns-repeated="3" table:style-name="ce851" office:value-type="float" office:value="0.09" calcext:value-type="float">
            <text:p>0.09</text:p>
          </table:table-cell>
          <table:table-cell table:style-name="ce854" office:value-type="float" office:value="0.09" calcext:value-type="float">
            <text:p>0.09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8]+[.L228]*[.$D228]" office:value-type="float" office:value="0.14" calcext:value-type="float">
            <text:p>0.14</text:p>
          </table:table-cell>
          <table:table-cell table:formula="of:= [.G228]+[.M228]*[.$D228]" office:value-type="float" office:value="0.14" calcext:value-type="float">
            <text:p>0.14</text:p>
          </table:table-cell>
          <table:table-cell table:formula="of:= [.H228]+[.N228]*[.$D228]" office:value-type="float" office:value="0.1" calcext:value-type="float">
            <text:p>0.1</text:p>
          </table:table-cell>
          <table:table-cell table:formula="of:= [.I228]+[.O228]*[.$D228]" office:value-type="float" office:value="0.1" calcext:value-type="float">
            <text:p>0.1</text:p>
          </table:table-cell>
          <table:table-cell table:formula="of:= [.J228]+[.P228]*[.$D228]" office:value-type="float" office:value="0.1" calcext:value-type="float">
            <text:p>0.1</text:p>
          </table:table-cell>
          <table:table-cell table:formula="of:= [.K228]+[.Q228]*[.$D228]" office:value-type="float" office:value="0.1" calcext:value-type="float">
            <text:p>0.1</text:p>
          </table:table-cell>
          <table:table-cell table:formula="of:=MAX([.R228:.W228])" office:value-type="float" office:value="0.14" calcext:value-type="float">
            <text:p>0.14</text:p>
          </table:table-cell>
        </table:table-row>
        <table:table-row table:style-name="ro3">
          <table:table-cell office:value-type="string" calcext:value-type="string">
            <text:p>0x2C6C0</text:p>
          </table:table-cell>
          <table:table-cell office:value-type="string" calcext:value-type="string">
            <text:p>equip031_1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2" table:style-name="ce851" office:value-type="float" office:value="0.12" calcext:value-type="float">
            <text:p>0.12</text:p>
          </table:table-cell>
          <table:table-cell table:style-name="ce851" office:value-type="float" office:value="0.25" calcext:value-type="float">
            <text:p>0.25</text:p>
          </table:table-cell>
          <table:table-cell table:number-columns-repeated="2" table:style-name="ce851" office:value-type="float" office:value="0.09" calcext:value-type="float">
            <text:p>0.09</text:p>
          </table:table-cell>
          <table:table-cell table:style-name="ce854" office:value-type="float" office:value="0.09" calcext:value-type="float">
            <text:p>0.09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29]+[.L229]*[.$D229]" office:value-type="float" office:value="0.92" calcext:value-type="float">
            <text:p>0.92</text:p>
          </table:table-cell>
          <table:table-cell table:formula="of:= [.G229]+[.M229]*[.$D229]" office:value-type="float" office:value="0.92" calcext:value-type="float">
            <text:p>0.92</text:p>
          </table:table-cell>
          <table:table-cell table:formula="of:= [.H229]+[.N229]*[.$D229]" office:value-type="float" office:value="0.65" calcext:value-type="float">
            <text:p>0.65</text:p>
          </table:table-cell>
          <table:table-cell table:formula="of:= [.I229]+[.O229]*[.$D229]" office:value-type="float" office:value="0.49" calcext:value-type="float">
            <text:p>0.49</text:p>
          </table:table-cell>
          <table:table-cell table:formula="of:= [.J229]+[.P229]*[.$D229]" office:value-type="float" office:value="0.49" calcext:value-type="float">
            <text:p>0.49</text:p>
          </table:table-cell>
          <table:table-cell table:formula="of:= [.K229]+[.Q229]*[.$D229]" office:value-type="float" office:value="0.49" calcext:value-type="float">
            <text:p>0.49</text:p>
          </table:table-cell>
          <table:table-cell table:formula="of:=MAX([.R229:.W229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C848</text:p>
          </table:table-cell>
          <table:table-cell office:value-type="string" calcext:value-type="string">
            <text:p>equip031_1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2" table:style-name="ce851" office:value-type="float" office:value="0.12" calcext:value-type="float">
            <text:p>0.12</text:p>
          </table:table-cell>
          <table:table-cell table:number-columns-repeated="3" table:style-name="ce851" office:value-type="float" office:value="0.09" calcext:value-type="float">
            <text:p>0.09</text:p>
          </table:table-cell>
          <table:table-cell table:style-name="ce854" office:value-type="float" office:value="0.25" calcext:value-type="float">
            <text:p>0.2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0]+[.L230]*[.$D230]" office:value-type="float" office:value="0.92" calcext:value-type="float">
            <text:p>0.92</text:p>
          </table:table-cell>
          <table:table-cell table:formula="of:= [.G230]+[.M230]*[.$D230]" office:value-type="float" office:value="0.92" calcext:value-type="float">
            <text:p>0.92</text:p>
          </table:table-cell>
          <table:table-cell table:formula="of:= [.H230]+[.N230]*[.$D230]" office:value-type="float" office:value="0.49" calcext:value-type="float">
            <text:p>0.49</text:p>
          </table:table-cell>
          <table:table-cell table:formula="of:= [.I230]+[.O230]*[.$D230]" office:value-type="float" office:value="0.49" calcext:value-type="float">
            <text:p>0.49</text:p>
          </table:table-cell>
          <table:table-cell table:formula="of:= [.J230]+[.P230]*[.$D230]" office:value-type="float" office:value="0.49" calcext:value-type="float">
            <text:p>0.49</text:p>
          </table:table-cell>
          <table:table-cell table:formula="of:= [.K230]+[.Q230]*[.$D230]" office:value-type="float" office:value="0.65" calcext:value-type="float">
            <text:p>0.65</text:p>
          </table:table-cell>
          <table:table-cell table:formula="of:=MAX([.R230:.W230])" office:value-type="float" office:value="0.92" calcext:value-type="float">
            <text:p>0.92</text:p>
          </table:table-cell>
        </table:table-row>
        <table:table-row table:style-name="ro3">
          <table:table-cell office:value-type="string" calcext:value-type="string">
            <text:p>0x2C9D0</text:p>
          </table:table-cell>
          <table:table-cell office:value-type="string" calcext:value-type="string">
            <text:p>equip031_200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5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1]+[.L231]*[.$D231]" office:value-type="float" office:value="0.63" calcext:value-type="float">
            <text:p>0.63</text:p>
          </table:table-cell>
          <table:table-cell table:formula="of:= [.G231]+[.M231]*[.$D231]" office:value-type="float" office:value="0.63" calcext:value-type="float">
            <text:p>0.63</text:p>
          </table:table-cell>
          <table:table-cell table:formula="of:= [.H231]+[.N231]*[.$D231]" office:value-type="float" office:value="0.39" calcext:value-type="float">
            <text:p>0.39</text:p>
          </table:table-cell>
          <table:table-cell table:formula="of:= [.I231]+[.O231]*[.$D231]" office:value-type="float" office:value="0.39" calcext:value-type="float">
            <text:p>0.39</text:p>
          </table:table-cell>
          <table:table-cell table:formula="of:= [.J231]+[.P231]*[.$D231]" office:value-type="float" office:value="0.39" calcext:value-type="float">
            <text:p>0.39</text:p>
          </table:table-cell>
          <table:table-cell table:formula="of:= [.K231]+[.Q231]*[.$D231]" office:value-type="float" office:value="0.39" calcext:value-type="float">
            <text:p>0.39</text:p>
          </table:table-cell>
          <table:table-cell table:formula="of:=MAX([.R231:.W231])" office:value-type="float" office:value="0.63" calcext:value-type="float">
            <text:p>0.63</text:p>
          </table:table-cell>
        </table:table-row>
        <table:table-row table:style-name="ro3">
          <table:table-cell office:value-type="string" calcext:value-type="string">
            <text:p>0x2CB58</text:p>
          </table:table-cell>
          <table:table-cell office:value-type="string" calcext:value-type="string">
            <text:p>equip031_201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2" table:style-name="ce851" office:value-type="float" office:value="0.3" calcext:value-type="float">
            <text:p>0.3</text:p>
          </table:table-cell>
          <table:table-cell table:number-columns-repeated="3" table:style-name="ce851" office:value-type="float" office:value="0.09" calcext:value-type="float">
            <text:p>0.09</text:p>
          </table:table-cell>
          <table:table-cell table:style-name="ce854" office:value-type="float" office:value="0.09" calcext:value-type="float">
            <text:p>0.09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2]+[.L232]*[.$D232]" office:value-type="float" office:value="0.72" calcext:value-type="float">
            <text:p>0.72</text:p>
          </table:table-cell>
          <table:table-cell table:formula="of:= [.G232]+[.M232]*[.$D232]" office:value-type="float" office:value="0.72" calcext:value-type="float">
            <text:p>0.72</text:p>
          </table:table-cell>
          <table:table-cell table:formula="of:= [.H232]+[.N232]*[.$D232]" office:value-type="float" office:value="0.3" calcext:value-type="float">
            <text:p>0.3</text:p>
          </table:table-cell>
          <table:table-cell table:formula="of:= [.I232]+[.O232]*[.$D232]" office:value-type="float" office:value="0.3" calcext:value-type="float">
            <text:p>0.3</text:p>
          </table:table-cell>
          <table:table-cell table:formula="of:= [.J232]+[.P232]*[.$D232]" office:value-type="float" office:value="0.3" calcext:value-type="float">
            <text:p>0.3</text:p>
          </table:table-cell>
          <table:table-cell table:formula="of:= [.K232]+[.Q232]*[.$D232]" office:value-type="float" office:value="0.3" calcext:value-type="float">
            <text:p>0.3</text:p>
          </table:table-cell>
          <table:table-cell table:formula="of:=MAX([.R232:.W232])" office:value-type="float" office:value="0.72" calcext:value-type="float">
            <text:p>0.72</text:p>
          </table:table-cell>
        </table:table-row>
        <table:table-row table:style-name="ro3">
          <table:table-cell office:value-type="string" calcext:value-type="string">
            <text:p>0x2CCE0</text:p>
          </table:table-cell>
          <table:table-cell office:value-type="string" calcext:value-type="string">
            <text:p>equip031_202</text:p>
          </table:table-cell>
          <table:table-cell table:style-name="ce77" office:value-type="string" calcext:value-type="string">
            <text:p>Warhors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2" calcext:value-type="float">
            <text:p>0.12</text:p>
          </table:table-cell>
          <table:table-cell table:style-name="ce854" office:value-type="float" office:value="0.12" calcext:value-type="float">
            <text:p>0.12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3]+[.L233]*[.$D233]" office:value-type="float" office:value="0.62" calcext:value-type="float">
            <text:p>0.62</text:p>
          </table:table-cell>
          <table:table-cell table:formula="of:= [.G233]+[.M233]*[.$D233]" office:value-type="float" office:value="0.62" calcext:value-type="float">
            <text:p>0.62</text:p>
          </table:table-cell>
          <table:table-cell table:formula="of:= [.H233]+[.N233]*[.$D233]" office:value-type="float" office:value="0.33" calcext:value-type="float">
            <text:p>0.33</text:p>
          </table:table-cell>
          <table:table-cell table:formula="of:= [.I233]+[.O233]*[.$D233]" office:value-type="float" office:value="0.33" calcext:value-type="float">
            <text:p>0.33</text:p>
          </table:table-cell>
          <table:table-cell table:formula="of:= [.J233]+[.P233]*[.$D233]" office:value-type="float" office:value="0.33" calcext:value-type="float">
            <text:p>0.33</text:p>
          </table:table-cell>
          <table:table-cell table:formula="of:= [.K233]+[.Q233]*[.$D233]" office:value-type="float" office:value="0.33" calcext:value-type="float">
            <text:p>0.33</text:p>
          </table:table-cell>
          <table:table-cell table:formula="of:=MAX([.R233:.W233])" office:value-type="float" office:value="0.62" calcext:value-type="float">
            <text:p>0.62</text:p>
          </table:table-cell>
        </table:table-row>
        <table:table-row table:style-name="ro3">
          <table:table-cell table:style-name="ce74" office:value-type="string" calcext:value-type="string">
            <text:p>0x2CE68</text:p>
          </table:table-cell>
          <table:table-cell table:style-name="ce74" office:value-type="string" calcext:value-type="string">
            <text:p>equip031_300</text:p>
          </table:table-cell>
          <table:table-cell table:style-name="ce77" office:value-type="string" calcext:value-type="string">
            <text:p>Warhors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Apobao the Absolute</text:p>
          </table:table-cell>
          <table:table-cell table:number-columns-repeated="2" table:style-name="ce851" office:value-type="float" office:value="1" calcext:value-type="float">
            <text:p>1</text:p>
          </table:table-cell>
          <table:table-cell table:number-columns-repeated="3" table:style-name="ce851" office:value-type="float" office:value="0.7" calcext:value-type="float">
            <text:p>0.7</text:p>
          </table:table-cell>
          <table:table-cell table:style-name="ce854" office:value-type="float" office:value="0.7" calcext:value-type="float">
            <text:p>0.7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234]+[.L234]*[.$D234]" office:value-type="float" office:value="1" calcext:value-type="float">
            <text:p>1</text:p>
          </table:table-cell>
          <table:table-cell table:style-name="ce62" table:formula="of:= [.G234]+[.M234]*[.$D234]" office:value-type="float" office:value="1" calcext:value-type="float">
            <text:p>1</text:p>
          </table:table-cell>
          <table:table-cell table:style-name="ce62" table:formula="of:= [.H234]+[.N234]*[.$D234]" office:value-type="float" office:value="0.7" calcext:value-type="float">
            <text:p>0.7</text:p>
          </table:table-cell>
          <table:table-cell table:style-name="ce62" table:formula="of:= [.I234]+[.O234]*[.$D234]" office:value-type="float" office:value="0.7" calcext:value-type="float">
            <text:p>0.7</text:p>
          </table:table-cell>
          <table:table-cell table:style-name="ce62" table:formula="of:= [.J234]+[.P234]*[.$D234]" office:value-type="float" office:value="0.7" calcext:value-type="float">
            <text:p>0.7</text:p>
          </table:table-cell>
          <table:table-cell table:style-name="ce62" table:formula="of:= [.K234]+[.Q234]*[.$D234]" office:value-type="float" office:value="0.7" calcext:value-type="float">
            <text:p>0.7</text:p>
          </table:table-cell>
          <table:table-cell table:formula="of:=MAX([.R234:.W23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0x2CFF0</text:p>
          </table:table-cell>
          <table:table-cell office:value-type="string" calcext:value-type="string">
            <text:p>equip032_000</text:p>
          </table:table-cell>
          <table:table-cell office:value-type="string" calcext:value-type="string">
            <text:p>Chari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5]+[.L235]*[.$D235]" office:value-type="float" office:value="0.12" calcext:value-type="float">
            <text:p>0.12</text:p>
          </table:table-cell>
          <table:table-cell table:formula="of:= [.G235]+[.M235]*[.$D235]" office:value-type="float" office:value="0.12" calcext:value-type="float">
            <text:p>0.12</text:p>
          </table:table-cell>
          <table:table-cell table:formula="of:= [.H235]+[.N235]*[.$D235]" office:value-type="float" office:value="0.06" calcext:value-type="float">
            <text:p>0.06</text:p>
          </table:table-cell>
          <table:table-cell table:formula="of:= [.I235]+[.O235]*[.$D235]" office:value-type="float" office:value="0.06" calcext:value-type="float">
            <text:p>0.06</text:p>
          </table:table-cell>
          <table:table-cell table:formula="of:= [.J235]+[.P235]*[.$D235]" office:value-type="float" office:value="0.06" calcext:value-type="float">
            <text:p>0.06</text:p>
          </table:table-cell>
          <table:table-cell table:formula="of:= [.K235]+[.Q235]*[.$D235]" office:value-type="float" office:value="0.06" calcext:value-type="float">
            <text:p>0.06</text:p>
          </table:table-cell>
          <table:table-cell table:formula="of:=MAX([.R235:.W235])" office:value-type="float" office:value="0.12" calcext:value-type="float">
            <text:p>0.12</text:p>
          </table:table-cell>
        </table:table-row>
        <table:table-row table:style-name="ro3">
          <table:table-cell office:value-type="string" calcext:value-type="string">
            <text:p>0x2D178</text:p>
          </table:table-cell>
          <table:table-cell office:value-type="string" calcext:value-type="string">
            <text:p>equip032_100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1" office:value-type="float" office:value="0.2" calcext:value-type="float">
            <text:p>0.2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6]+[.L236]*[.$D236]" office:value-type="float" office:value="0.9" calcext:value-type="float">
            <text:p>0.9</text:p>
          </table:table-cell>
          <table:table-cell table:formula="of:= [.G236]+[.M236]*[.$D236]" office:value-type="float" office:value="0.9" calcext:value-type="float">
            <text:p>0.9</text:p>
          </table:table-cell>
          <table:table-cell table:formula="of:= [.H236]+[.N236]*[.$D236]" office:value-type="float" office:value="0.6" calcext:value-type="float">
            <text:p>0.6</text:p>
          </table:table-cell>
          <table:table-cell table:formula="of:= [.I236]+[.O236]*[.$D236]" office:value-type="float" office:value="0.45" calcext:value-type="float">
            <text:p>0.45</text:p>
          </table:table-cell>
          <table:table-cell table:formula="of:= [.J236]+[.P236]*[.$D236]" office:value-type="float" office:value="0.45" calcext:value-type="float">
            <text:p>0.45</text:p>
          </table:table-cell>
          <table:table-cell table:formula="of:= [.K236]+[.Q236]*[.$D236]" office:value-type="float" office:value="0.45" calcext:value-type="float">
            <text:p>0.45</text:p>
          </table:table-cell>
          <table:table-cell table:formula="of:=MAX([.R236:.W236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D300</text:p>
          </table:table-cell>
          <table:table-cell office:value-type="string" calcext:value-type="string">
            <text:p>equip032_101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2" table:style-name="ce851" office:value-type="float" office:value="0.05" calcext:value-type="float">
            <text:p>0.05</text:p>
          </table:table-cell>
          <table:table-cell table:style-name="ce851" office:value-type="float" office:value="0.2" calcext:value-type="float">
            <text:p>0.2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7]+[.L237]*[.$D237]" office:value-type="float" office:value="0.9" calcext:value-type="float">
            <text:p>0.9</text:p>
          </table:table-cell>
          <table:table-cell table:formula="of:= [.G237]+[.M237]*[.$D237]" office:value-type="float" office:value="0.9" calcext:value-type="float">
            <text:p>0.9</text:p>
          </table:table-cell>
          <table:table-cell table:formula="of:= [.H237]+[.N237]*[.$D237]" office:value-type="float" office:value="0.45" calcext:value-type="float">
            <text:p>0.45</text:p>
          </table:table-cell>
          <table:table-cell table:formula="of:= [.I237]+[.O237]*[.$D237]" office:value-type="float" office:value="0.45" calcext:value-type="float">
            <text:p>0.45</text:p>
          </table:table-cell>
          <table:table-cell table:formula="of:= [.J237]+[.P237]*[.$D237]" office:value-type="float" office:value="0.6" calcext:value-type="float">
            <text:p>0.6</text:p>
          </table:table-cell>
          <table:table-cell table:formula="of:= [.K237]+[.Q237]*[.$D237]" office:value-type="float" office:value="0.45" calcext:value-type="float">
            <text:p>0.45</text:p>
          </table:table-cell>
          <table:table-cell table:formula="of:=MAX([.R237:.W237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D488</text:p>
          </table:table-cell>
          <table:table-cell office:value-type="string" calcext:value-type="string">
            <text:p>equip032_102</text:p>
          </table:table-cell>
          <table:table-cell office:value-type="string" calcext:value-type="string">
            <text:p>Chario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05" calcext:value-type="float">
            <text:p>0.05</text:p>
          </table:table-cell>
          <table:table-cell table:style-name="ce854" office:value-type="float" office:value="0.05" calcext:value-type="float">
            <text:p>0.0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8]+[.L238]*[.$D238]" office:value-type="float" office:value="0.9" calcext:value-type="float">
            <text:p>0.9</text:p>
          </table:table-cell>
          <table:table-cell table:formula="of:= [.G238]+[.M238]*[.$D238]" office:value-type="float" office:value="0.9" calcext:value-type="float">
            <text:p>0.9</text:p>
          </table:table-cell>
          <table:table-cell table:formula="of:= [.H238]+[.N238]*[.$D238]" office:value-type="float" office:value="0.45" calcext:value-type="float">
            <text:p>0.45</text:p>
          </table:table-cell>
          <table:table-cell table:formula="of:= [.I238]+[.O238]*[.$D238]" office:value-type="float" office:value="0.45" calcext:value-type="float">
            <text:p>0.45</text:p>
          </table:table-cell>
          <table:table-cell table:formula="of:= [.J238]+[.P238]*[.$D238]" office:value-type="float" office:value="0.45" calcext:value-type="float">
            <text:p>0.45</text:p>
          </table:table-cell>
          <table:table-cell table:formula="of:= [.K238]+[.Q238]*[.$D238]" office:value-type="float" office:value="0.45" calcext:value-type="float">
            <text:p>0.45</text:p>
          </table:table-cell>
          <table:table-cell table:formula="of:=MAX([.R238:.W238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2D610</text:p>
          </table:table-cell>
          <table:table-cell office:value-type="string" calcext:value-type="string">
            <text:p>equip032_200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2" table:style-name="ce851" office:value-type="float" office:value="0.2" calcext:value-type="float">
            <text:p>0.2</text:p>
          </table:table-cell>
          <table:table-cell table:number-columns-repeated="3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39]+[.L239]*[.$D239]" office:value-type="float" office:value="0.68" calcext:value-type="float">
            <text:p>0.68</text:p>
          </table:table-cell>
          <table:table-cell table:formula="of:= [.G239]+[.M239]*[.$D239]" office:value-type="float" office:value="0.68" calcext:value-type="float">
            <text:p>0.68</text:p>
          </table:table-cell>
          <table:table-cell table:formula="of:= [.H239]+[.N239]*[.$D239]" office:value-type="float" office:value="0.34" calcext:value-type="float">
            <text:p>0.34</text:p>
          </table:table-cell>
          <table:table-cell table:formula="of:= [.I239]+[.O239]*[.$D239]" office:value-type="float" office:value="0.34" calcext:value-type="float">
            <text:p>0.34</text:p>
          </table:table-cell>
          <table:table-cell table:formula="of:= [.J239]+[.P239]*[.$D239]" office:value-type="float" office:value="0.34" calcext:value-type="float">
            <text:p>0.34</text:p>
          </table:table-cell>
          <table:table-cell table:formula="of:= [.K239]+[.Q239]*[.$D239]" office:value-type="float" office:value="0.34" calcext:value-type="float">
            <text:p>0.34</text:p>
          </table:table-cell>
          <table:table-cell table:formula="of:=MAX([.R239:.W239])" office:value-type="float" office:value="0.68" calcext:value-type="float">
            <text:p>0.68</text:p>
          </table:table-cell>
        </table:table-row>
        <table:table-row table:style-name="ro3">
          <table:table-cell office:value-type="string" calcext:value-type="string">
            <text:p>0x2D798</text:p>
          </table:table-cell>
          <table:table-cell office:value-type="string" calcext:value-type="string">
            <text:p>equip032_201</text:p>
          </table:table-cell>
          <table:table-cell office:value-type="string" calcext:value-type="string">
            <text:p>Chario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2" table:style-name="ce851" office:value-type="float" office:value="0.15" calcext:value-type="float">
            <text:p>0.15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style-name="ce854" office:value-type="float" office:value="0.1" calcext:value-type="float">
            <text:p>0.1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style-name="ce851" office:value-type="float" office:value="0" calcext:value-type="float">
            <text:p>0</text:p>
          </table:table-cell>
          <table:table-cell table:number-columns-repeated="3" table:style-name="ce851" office:value-type="float" office:value="0.01" calcext:value-type="float">
            <text:p>0.01</text:p>
          </table:table-cell>
          <table:table-cell table:formula="of:= [.F240]+[.L240]*[.$D240]" office:value-type="float" office:value="0.63" calcext:value-type="float">
            <text:p>0.63</text:p>
          </table:table-cell>
          <table:table-cell table:formula="of:= [.G240]+[.M240]*[.$D240]" office:value-type="float" office:value="0.63" calcext:value-type="float">
            <text:p>0.63</text:p>
          </table:table-cell>
          <table:table-cell table:formula="of:= [.H240]+[.N240]*[.$D240]" office:value-type="float" office:value="0" calcext:value-type="float">
            <text:p>0</text:p>
          </table:table-cell>
          <table:table-cell table:formula="of:= [.I240]+[.O240]*[.$D240]" office:value-type="float" office:value="0.34" calcext:value-type="float">
            <text:p>0.34</text:p>
          </table:table-cell>
          <table:table-cell table:formula="of:= [.J240]+[.P240]*[.$D240]" office:value-type="float" office:value="0.34" calcext:value-type="float">
            <text:p>0.34</text:p>
          </table:table-cell>
          <table:table-cell table:formula="of:= [.K240]+[.Q240]*[.$D240]" office:value-type="float" office:value="0.34" calcext:value-type="float">
            <text:p>0.34</text:p>
          </table:table-cell>
          <table:table-cell table:formula="of:=MAX([.R240:.W240])" office:value-type="float" office:value="0.63" calcext:value-type="float">
            <text:p>0.63</text:p>
          </table:table-cell>
        </table:table-row>
        <table:table-row table:style-name="ro3">
          <table:table-cell office:value-type="string" calcext:value-type="string">
            <text:p>0x2D920</text:p>
          </table:table-cell>
          <table:table-cell office:value-type="string" calcext:value-type="string">
            <text:p>equip032_202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table:number-columns-repeated="5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41]+[.L241]*[.$D241]" office:value-type="float" office:value="0.57" calcext:value-type="float">
            <text:p>0.57</text:p>
          </table:table-cell>
          <table:table-cell table:formula="of:= [.G241]+[.M241]*[.$D241]" office:value-type="float" office:value="0.57" calcext:value-type="float">
            <text:p>0.57</text:p>
          </table:table-cell>
          <table:table-cell table:formula="of:= [.H241]+[.N241]*[.$D241]" office:value-type="float" office:value="0.36" calcext:value-type="float">
            <text:p>0.36</text:p>
          </table:table-cell>
          <table:table-cell table:formula="of:= [.I241]+[.O241]*[.$D241]" office:value-type="float" office:value="0.36" calcext:value-type="float">
            <text:p>0.36</text:p>
          </table:table-cell>
          <table:table-cell table:formula="of:= [.J241]+[.P241]*[.$D241]" office:value-type="float" office:value="0.36" calcext:value-type="float">
            <text:p>0.36</text:p>
          </table:table-cell>
          <table:table-cell table:formula="of:= [.K241]+[.Q241]*[.$D241]" office:value-type="float" office:value="0.36" calcext:value-type="float">
            <text:p>0.36</text:p>
          </table:table-cell>
          <table:table-cell table:formula="of:=MAX([.R241:.W241])" office:value-type="float" office:value="0.57" calcext:value-type="float">
            <text:p>0.57</text:p>
          </table:table-cell>
        </table:table-row>
        <table:table-row table:style-name="ro3">
          <table:table-cell office:value-type="string" calcext:value-type="string">
            <text:p>0x2DAA8</text:p>
          </table:table-cell>
          <table:table-cell office:value-type="string" calcext:value-type="string">
            <text:p>equip032_203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2" table:style-name="ce851" office:value-type="float" office:value="0.1" calcext:value-type="float">
            <text:p>0.1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42]+[.L242]*[.$D242]" office:value-type="float" office:value="0.52" calcext:value-type="float">
            <text:p>0.52</text:p>
          </table:table-cell>
          <table:table-cell table:formula="of:= [.G242]+[.M242]*[.$D242]" office:value-type="float" office:value="0.52" calcext:value-type="float">
            <text:p>0.52</text:p>
          </table:table-cell>
          <table:table-cell table:formula="of:= [.H242]+[.N242]*[.$D242]" office:value-type="float" office:value="0.36" calcext:value-type="float">
            <text:p>0.36</text:p>
          </table:table-cell>
          <table:table-cell table:formula="of:= [.I242]+[.O242]*[.$D242]" office:value-type="float" office:value="0.36" calcext:value-type="float">
            <text:p>0.36</text:p>
          </table:table-cell>
          <table:table-cell table:formula="of:= [.J242]+[.P242]*[.$D242]" office:value-type="float" office:value="0.36" calcext:value-type="float">
            <text:p>0.36</text:p>
          </table:table-cell>
          <table:table-cell table:formula="of:= [.K242]+[.Q242]*[.$D242]" office:value-type="float" office:value="0.36" calcext:value-type="float">
            <text:p>0.36</text:p>
          </table:table-cell>
          <table:table-cell table:formula="of:=MAX([.R242:.W242])" office:value-type="float" office:value="0.52" calcext:value-type="float">
            <text:p>0.52</text:p>
          </table:table-cell>
        </table:table-row>
        <table:table-row table:style-name="ro3">
          <table:table-cell office:value-type="string" calcext:value-type="string">
            <text:p>0x2DC30</text:p>
          </table:table-cell>
          <table:table-cell office:value-type="string" calcext:value-type="string">
            <text:p>equip032_204</text:p>
          </table:table-cell>
          <table:table-cell office:value-type="string" calcext:value-type="string">
            <text:p>Chario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2" table:style-name="ce851" office:value-type="float" office:value="0.25" calcext:value-type="float">
            <text:p>0.25</text:p>
          </table:table-cell>
          <table:table-cell table:number-columns-repeated="3" table:style-name="ce851" office:value-type="float" office:value="0.15" calcext:value-type="float">
            <text:p>0.15</text:p>
          </table:table-cell>
          <table:table-cell table:style-name="ce854" office:value-type="float" office:value="0.15" calcext:value-type="float">
            <text:p>0.15</text:p>
          </table:table-cell>
          <table:table-cell table:number-columns-repeated="2" table:style-name="ce851" office:value-type="float" office:value="0.02" calcext:value-type="float">
            <text:p>0.02</text:p>
          </table:table-cell>
          <table:table-cell table:number-columns-repeated="4" table:style-name="ce851" office:value-type="float" office:value="0.01" calcext:value-type="float">
            <text:p>0.01</text:p>
          </table:table-cell>
          <table:table-cell table:formula="of:= [.F243]+[.L243]*[.$D243]" office:value-type="float" office:value="0.67" calcext:value-type="float">
            <text:p>0.67</text:p>
          </table:table-cell>
          <table:table-cell table:formula="of:= [.G243]+[.M243]*[.$D243]" office:value-type="float" office:value="0.67" calcext:value-type="float">
            <text:p>0.67</text:p>
          </table:table-cell>
          <table:table-cell table:formula="of:= [.H243]+[.N243]*[.$D243]" office:value-type="float" office:value="0.36" calcext:value-type="float">
            <text:p>0.36</text:p>
          </table:table-cell>
          <table:table-cell table:formula="of:= [.I243]+[.O243]*[.$D243]" office:value-type="float" office:value="0.36" calcext:value-type="float">
            <text:p>0.36</text:p>
          </table:table-cell>
          <table:table-cell table:formula="of:= [.J243]+[.P243]*[.$D243]" office:value-type="float" office:value="0.36" calcext:value-type="float">
            <text:p>0.36</text:p>
          </table:table-cell>
          <table:table-cell table:formula="of:= [.K243]+[.Q243]*[.$D243]" office:value-type="float" office:value="0.36" calcext:value-type="float">
            <text:p>0.36</text:p>
          </table:table-cell>
          <table:table-cell table:formula="of:=MAX([.R243:.W243])" office:value-type="float" office:value="0.67" calcext:value-type="float">
            <text:p>0.67</text:p>
          </table:table-cell>
        </table:table-row>
        <table:table-row table:style-name="ro3">
          <table:table-cell table:style-name="ce74" office:value-type="string" calcext:value-type="string">
            <text:p>0x2DDB8</text:p>
          </table:table-cell>
          <table:table-cell table:style-name="ce74" office:value-type="string" calcext:value-type="string">
            <text:p>equip032_300</text:p>
          </table:table-cell>
          <table:table-cell office:value-type="string" calcext:value-type="string">
            <text:p>Chariot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Gargan War Machine</text:p>
          </table:table-cell>
          <table:table-cell table:number-columns-repeated="2" table:style-name="ce851" office:value-type="float" office:value="0.8" calcext:value-type="float">
            <text:p>0.8</text:p>
          </table:table-cell>
          <table:table-cell table:number-columns-repeated="3" table:style-name="ce851" office:value-type="float" office:value="0.5" calcext:value-type="float">
            <text:p>0.5</text:p>
          </table:table-cell>
          <table:table-cell table:style-name="ce854" office:value-type="float" office:value="0.5" calcext:value-type="float">
            <text:p>0.5</text:p>
          </table:table-cell>
          <table:table-cell table:number-columns-repeated="6" table:style-name="ce851" office:value-type="float" office:value="0" calcext:value-type="float">
            <text:p>0</text:p>
          </table:table-cell>
          <table:table-cell table:style-name="ce62" table:formula="of:= [.F244]+[.L244]*[.$D244]" office:value-type="float" office:value="0.8" calcext:value-type="float">
            <text:p>0.8</text:p>
          </table:table-cell>
          <table:table-cell table:style-name="ce62" table:formula="of:= [.G244]+[.M244]*[.$D244]" office:value-type="float" office:value="0.8" calcext:value-type="float">
            <text:p>0.8</text:p>
          </table:table-cell>
          <table:table-cell table:style-name="ce62" table:formula="of:= [.H244]+[.N244]*[.$D244]" office:value-type="float" office:value="0.5" calcext:value-type="float">
            <text:p>0.5</text:p>
          </table:table-cell>
          <table:table-cell table:style-name="ce62" table:formula="of:= [.I244]+[.O244]*[.$D244]" office:value-type="float" office:value="0.5" calcext:value-type="float">
            <text:p>0.5</text:p>
          </table:table-cell>
          <table:table-cell table:style-name="ce62" table:formula="of:= [.J244]+[.P244]*[.$D244]" office:value-type="float" office:value="0.5" calcext:value-type="float">
            <text:p>0.5</text:p>
          </table:table-cell>
          <table:table-cell table:style-name="ce62" table:formula="of:= [.K244]+[.Q244]*[.$D244]" office:value-type="float" office:value="0.5" calcext:value-type="float">
            <text:p>0.5</text:p>
          </table:table-cell>
          <table:table-cell table:formula="of:=MAX([.R244:.W244])"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0x317E8</text:p>
          </table:table-cell>
          <table:table-cell office:value-type="string" calcext:value-type="string">
            <text:p>equip035_0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 [.F245]+[.L245]*[.$D245]" office:value-type="float" office:value="0.1" calcext:value-type="float">
            <text:p>0.1</text:p>
          </table:table-cell>
          <table:table-cell table:formula="of:= [.G245]+[.M245]*[.$D245]" office:value-type="float" office:value="0.1" calcext:value-type="float">
            <text:p>0.1</text:p>
          </table:table-cell>
          <table:table-cell table:formula="of:= [.H245]+[.N245]*[.$D245]" office:value-type="float" office:value="0.05" calcext:value-type="float">
            <text:p>0.05</text:p>
          </table:table-cell>
          <table:table-cell table:formula="of:= [.I245]+[.O245]*[.$D245]" office:value-type="float" office:value="0.05" calcext:value-type="float">
            <text:p>0.05</text:p>
          </table:table-cell>
          <table:table-cell table:formula="of:= [.J245]+[.P245]*[.$D245]" office:value-type="float" office:value="0.05" calcext:value-type="float">
            <text:p>0.05</text:p>
          </table:table-cell>
          <table:table-cell table:formula="of:= [.K245]+[.Q245]*[.$D245]" office:value-type="float" office:value="0.05" calcext:value-type="float">
            <text:p>0.05</text:p>
          </table:table-cell>
          <table:table-cell table:formula="of:=MAX([.R245:.W245])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0x31970</text:p>
          </table:table-cell>
          <table:table-cell office:value-type="string" calcext:value-type="string">
            <text:p>equip035_1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246]+[.L246]*[.$D246]" office:value-type="float" office:value="0.5" calcext:value-type="float">
            <text:p>0.5</text:p>
          </table:table-cell>
          <table:table-cell table:formula="of:= [.G246]+[.M246]*[.$D246]" office:value-type="float" office:value="0.5" calcext:value-type="float">
            <text:p>0.5</text:p>
          </table:table-cell>
          <table:table-cell table:formula="of:= [.H246]+[.N246]*[.$D246]" office:value-type="float" office:value="0.25" calcext:value-type="float">
            <text:p>0.25</text:p>
          </table:table-cell>
          <table:table-cell table:formula="of:= [.I246]+[.O246]*[.$D246]" office:value-type="float" office:value="0.25" calcext:value-type="float">
            <text:p>0.25</text:p>
          </table:table-cell>
          <table:table-cell table:formula="of:= [.J246]+[.P246]*[.$D246]" office:value-type="float" office:value="0.35" calcext:value-type="float">
            <text:p>0.35</text:p>
          </table:table-cell>
          <table:table-cell table:formula="of:= [.K246]+[.Q246]*[.$D246]" office:value-type="float" office:value="0.25" calcext:value-type="float">
            <text:p>0.25</text:p>
          </table:table-cell>
          <table:table-cell table:formula="of:=MAX([.R246:.W246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31AF8</text:p>
          </table:table-cell>
          <table:table-cell office:value-type="string" calcext:value-type="string">
            <text:p>equip035_1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05" calcext:value-type="float">
            <text:p>0.005</text:p>
          </table:table-cell>
          <table:table-cell table:formula="of:= [.F247]+[.L247]*[.$D247]" office:value-type="float" office:value="0.5" calcext:value-type="float">
            <text:p>0.5</text:p>
          </table:table-cell>
          <table:table-cell table:formula="of:= [.G247]+[.M247]*[.$D247]" office:value-type="float" office:value="0.5" calcext:value-type="float">
            <text:p>0.5</text:p>
          </table:table-cell>
          <table:table-cell table:formula="of:= [.H247]+[.N247]*[.$D247]" office:value-type="float" office:value="0.25" calcext:value-type="float">
            <text:p>0.25</text:p>
          </table:table-cell>
          <table:table-cell table:formula="of:= [.I247]+[.O247]*[.$D247]" office:value-type="float" office:value="0.25" calcext:value-type="float">
            <text:p>0.25</text:p>
          </table:table-cell>
          <table:table-cell table:formula="of:= [.J247]+[.P247]*[.$D247]" office:value-type="float" office:value="0.25" calcext:value-type="float">
            <text:p>0.25</text:p>
          </table:table-cell>
          <table:table-cell table:formula="of:= [.K247]+[.Q247]*[.$D247]" office:value-type="float" office:value="0.35" calcext:value-type="float">
            <text:p>0.35</text:p>
          </table:table-cell>
          <table:table-cell table:formula="of:=MAX([.R247:.W247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31C80</text:p>
          </table:table-cell>
          <table:table-cell office:value-type="string" calcext:value-type="string">
            <text:p>equip035_200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48]+[.L248]*[.$D248]" office:value-type="float" office:value="0.51" calcext:value-type="float">
            <text:p>0.51</text:p>
          </table:table-cell>
          <table:table-cell table:formula="of:= [.G248]+[.M248]*[.$D248]" office:value-type="float" office:value="0.51" calcext:value-type="float">
            <text:p>0.51</text:p>
          </table:table-cell>
          <table:table-cell table:formula="of:= [.H248]+[.N248]*[.$D248]" office:value-type="float" office:value="0.34" calcext:value-type="float">
            <text:p>0.34</text:p>
          </table:table-cell>
          <table:table-cell table:formula="of:= [.I248]+[.O248]*[.$D248]" office:value-type="float" office:value="0.34" calcext:value-type="float">
            <text:p>0.34</text:p>
          </table:table-cell>
          <table:table-cell table:formula="of:= [.J248]+[.P248]*[.$D248]" office:value-type="float" office:value="0.34" calcext:value-type="float">
            <text:p>0.34</text:p>
          </table:table-cell>
          <table:table-cell table:formula="of:= [.K248]+[.Q248]*[.$D248]" office:value-type="float" office:value="0.34" calcext:value-type="float">
            <text:p>0.34</text:p>
          </table:table-cell>
          <table:table-cell table:formula="of:=MAX([.R248:.W248])" office:value-type="float" office:value="0.51" calcext:value-type="float">
            <text:p>0.51</text:p>
          </table:table-cell>
        </table:table-row>
        <table:table-row table:style-name="ro3">
          <table:table-cell office:value-type="string" calcext:value-type="string">
            <text:p>0x31E08</text:p>
          </table:table-cell>
          <table:table-cell office:value-type="string" calcext:value-type="string">
            <text:p>equip035_201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49]+[.L249]*[.$D249]" office:value-type="float" office:value="0.51" calcext:value-type="float">
            <text:p>0.51</text:p>
          </table:table-cell>
          <table:table-cell table:formula="of:= [.G249]+[.M249]*[.$D249]" office:value-type="float" office:value="0.51" calcext:value-type="float">
            <text:p>0.51</text:p>
          </table:table-cell>
          <table:table-cell table:formula="of:= [.H249]+[.N249]*[.$D249]" office:value-type="float" office:value="0.44" calcext:value-type="float">
            <text:p>0.44</text:p>
          </table:table-cell>
          <table:table-cell table:formula="of:= [.I249]+[.O249]*[.$D249]" office:value-type="float" office:value="0.34" calcext:value-type="float">
            <text:p>0.34</text:p>
          </table:table-cell>
          <table:table-cell table:formula="of:= [.J249]+[.P249]*[.$D249]" office:value-type="float" office:value="0.34" calcext:value-type="float">
            <text:p>0.34</text:p>
          </table:table-cell>
          <table:table-cell table:formula="of:= [.K249]+[.Q249]*[.$D249]" office:value-type="float" office:value="0.34" calcext:value-type="float">
            <text:p>0.34</text:p>
          </table:table-cell>
          <table:table-cell table:formula="of:=MAX([.R249:.W249])" office:value-type="float" office:value="0.51" calcext:value-type="float">
            <text:p>0.51</text:p>
          </table:table-cell>
        </table:table-row>
        <table:table-row table:style-name="ro3">
          <table:table-cell office:value-type="string" calcext:value-type="string">
            <text:p>0x31F90</text:p>
          </table:table-cell>
          <table:table-cell office:value-type="string" calcext:value-type="string">
            <text:p>equip035_202</text:p>
          </table:table-cell>
          <table:table-cell table:style-name="ce81" office:value-type="string" calcext:value-type="string">
            <text:p>Claw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50]+[.L250]*[.$D250]" office:value-type="float" office:value="0.56" calcext:value-type="float">
            <text:p>0.56</text:p>
          </table:table-cell>
          <table:table-cell table:formula="of:= [.G250]+[.M250]*[.$D250]" office:value-type="float" office:value="0.56" calcext:value-type="float">
            <text:p>0.56</text:p>
          </table:table-cell>
          <table:table-cell table:formula="of:= [.H250]+[.N250]*[.$D250]" office:value-type="float" office:value="0.34" calcext:value-type="float">
            <text:p>0.34</text:p>
          </table:table-cell>
          <table:table-cell table:formula="of:= [.I250]+[.O250]*[.$D250]" office:value-type="float" office:value="0.34" calcext:value-type="float">
            <text:p>0.34</text:p>
          </table:table-cell>
          <table:table-cell table:formula="of:= [.J250]+[.P250]*[.$D250]" office:value-type="float" office:value="0.34" calcext:value-type="float">
            <text:p>0.34</text:p>
          </table:table-cell>
          <table:table-cell table:formula="of:= [.K250]+[.Q250]*[.$D250]" office:value-type="float" office:value="0.34" calcext:value-type="float">
            <text:p>0.34</text:p>
          </table:table-cell>
          <table:table-cell table:formula="of:=MAX([.R250:.W250])" office:value-type="float" office:value="0.56" calcext:value-type="float">
            <text:p>0.56</text:p>
          </table:table-cell>
        </table:table-row>
        <table:table-row table:style-name="ro3">
          <table:table-cell table:style-name="ce74" office:value-type="string" calcext:value-type="string">
            <text:p>0x32118</text:p>
          </table:table-cell>
          <table:table-cell table:style-name="ce74" office:value-type="string" calcext:value-type="string">
            <text:p>equip035_300</text:p>
          </table:table-cell>
          <table:table-cell table:style-name="ce81" office:value-type="string" calcext:value-type="string">
            <text:p>Claw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Kaisak Ultimate Claw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2" table:formula="of:= [.F251]+[.L251]*[.$D251]" office:value-type="float" office:value="0.5" calcext:value-type="float">
            <text:p>0.5</text:p>
          </table:table-cell>
          <table:table-cell table:style-name="ce62" table:formula="of:= [.G251]+[.M251]*[.$D251]" office:value-type="float" office:value="0.5" calcext:value-type="float">
            <text:p>0.5</text:p>
          </table:table-cell>
          <table:table-cell table:style-name="ce62" table:formula="of:= [.H251]+[.N251]*[.$D251]" office:value-type="float" office:value="0.3" calcext:value-type="float">
            <text:p>0.3</text:p>
          </table:table-cell>
          <table:table-cell table:style-name="ce62" table:formula="of:= [.I251]+[.O251]*[.$D251]" office:value-type="float" office:value="0.3" calcext:value-type="float">
            <text:p>0.3</text:p>
          </table:table-cell>
          <table:table-cell table:style-name="ce62" table:formula="of:= [.J251]+[.P251]*[.$D251]" office:value-type="float" office:value="0.3" calcext:value-type="float">
            <text:p>0.3</text:p>
          </table:table-cell>
          <table:table-cell table:style-name="ce62" table:formula="of:= [.K251]+[.Q251]*[.$D251]" office:value-type="float" office:value="0.3" calcext:value-type="float">
            <text:p>0.3</text:p>
          </table:table-cell>
          <table:table-cell table:formula="of:=MAX([.R251:.W251])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0x322A0</text:p>
          </table:table-cell>
          <table:table-cell office:value-type="string" calcext:value-type="string">
            <text:p>equip036_0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 [.F252]+[.L252]*[.$D252]" office:value-type="float" office:value="0.1" calcext:value-type="float">
            <text:p>0.1</text:p>
          </table:table-cell>
          <table:table-cell table:formula="of:= [.G252]+[.M252]*[.$D252]" office:value-type="float" office:value="0.1" calcext:value-type="float">
            <text:p>0.1</text:p>
          </table:table-cell>
          <table:table-cell table:formula="of:= [.H252]+[.N252]*[.$D252]" office:value-type="float" office:value="0.01" calcext:value-type="float">
            <text:p>0.01</text:p>
          </table:table-cell>
          <table:table-cell table:formula="of:= [.I252]+[.O252]*[.$D252]" office:value-type="float" office:value="0.01" calcext:value-type="float">
            <text:p>0.01</text:p>
          </table:table-cell>
          <table:table-cell table:formula="of:= [.J252]+[.P252]*[.$D252]" office:value-type="float" office:value="0.01" calcext:value-type="float">
            <text:p>0.01</text:p>
          </table:table-cell>
          <table:table-cell table:formula="of:= [.K252]+[.Q252]*[.$D252]" office:value-type="float" office:value="0.01" calcext:value-type="float">
            <text:p>0.01</text:p>
          </table:table-cell>
          <table:table-cell table:formula="of:=MAX([.R252:.W252])"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0x32428</text:p>
          </table:table-cell>
          <table:table-cell office:value-type="string" calcext:value-type="string">
            <text:p>equip036_1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53]+[.L253]*[.$D253]" office:value-type="float" office:value="0.9" calcext:value-type="float">
            <text:p>0.9</text:p>
          </table:table-cell>
          <table:table-cell table:formula="of:= [.G253]+[.M253]*[.$D253]" office:value-type="float" office:value="0.9" calcext:value-type="float">
            <text:p>0.9</text:p>
          </table:table-cell>
          <table:table-cell table:formula="of:= [.H253]+[.N253]*[.$D253]" office:value-type="float" office:value="0.41" calcext:value-type="float">
            <text:p>0.41</text:p>
          </table:table-cell>
          <table:table-cell table:formula="of:= [.I253]+[.O253]*[.$D253]" office:value-type="float" office:value="0.41" calcext:value-type="float">
            <text:p>0.41</text:p>
          </table:table-cell>
          <table:table-cell table:formula="of:= [.J253]+[.P253]*[.$D253]" office:value-type="float" office:value="0.5" calcext:value-type="float">
            <text:p>0.5</text:p>
          </table:table-cell>
          <table:table-cell table:formula="of:= [.K253]+[.Q253]*[.$D253]" office:value-type="float" office:value="0.41" calcext:value-type="float">
            <text:p>0.41</text:p>
          </table:table-cell>
          <table:table-cell table:formula="of:=MAX([.R253:.W253])"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0x325B0</text:p>
          </table:table-cell>
          <table:table-cell office:value-type="string" calcext:value-type="string">
            <text:p>equip036_1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formula="of:= [.F254]+[.L254]*[.$D254]" office:value-type="float" office:value="1.05" calcext:value-type="float">
            <text:p>1.05</text:p>
          </table:table-cell>
          <table:table-cell table:formula="of:= [.G254]+[.M254]*[.$D254]" office:value-type="float" office:value="0.9" calcext:value-type="float">
            <text:p>0.9</text:p>
          </table:table-cell>
          <table:table-cell table:formula="of:= [.H254]+[.N254]*[.$D254]" office:value-type="float" office:value="0.41" calcext:value-type="float">
            <text:p>0.41</text:p>
          </table:table-cell>
          <table:table-cell table:formula="of:= [.I254]+[.O254]*[.$D254]" office:value-type="float" office:value="0.41" calcext:value-type="float">
            <text:p>0.41</text:p>
          </table:table-cell>
          <table:table-cell table:formula="of:= [.J254]+[.P254]*[.$D254]" office:value-type="float" office:value="0.41" calcext:value-type="float">
            <text:p>0.41</text:p>
          </table:table-cell>
          <table:table-cell table:formula="of:= [.K254]+[.Q254]*[.$D254]" office:value-type="float" office:value="0.41" calcext:value-type="float">
            <text:p>0.41</text:p>
          </table:table-cell>
          <table:table-cell table:formula="of:=MAX([.R254:.W254])" office:value-type="float" office:value="1.05" calcext:value-type="float">
            <text:p>1.05</text:p>
          </table:table-cell>
        </table:table-row>
        <table:table-row table:style-name="ro3">
          <table:table-cell office:value-type="string" calcext:value-type="string">
            <text:p>0x32738</text:p>
          </table:table-cell>
          <table:table-cell office:value-type="string" calcext:value-type="string">
            <text:p>equip036_200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255]+[.L255]*[.$D255]" office:value-type="float" office:value="0.82" calcext:value-type="float">
            <text:p>0.82</text:p>
          </table:table-cell>
          <table:table-cell table:formula="of:= [.G255]+[.M255]*[.$D255]" office:value-type="float" office:value="0.82" calcext:value-type="float">
            <text:p>0.82</text:p>
          </table:table-cell>
          <table:table-cell table:formula="of:= [.H255]+[.N255]*[.$D255]" office:value-type="float" office:value="0.53" calcext:value-type="float">
            <text:p>0.53</text:p>
          </table:table-cell>
          <table:table-cell table:formula="of:= [.I255]+[.O255]*[.$D255]" office:value-type="float" office:value="0.53" calcext:value-type="float">
            <text:p>0.53</text:p>
          </table:table-cell>
          <table:table-cell table:formula="of:= [.J255]+[.P255]*[.$D255]" office:value-type="float" office:value="0.53" calcext:value-type="float">
            <text:p>0.53</text:p>
          </table:table-cell>
          <table:table-cell table:formula="of:= [.K255]+[.Q255]*[.$D255]" office:value-type="float" office:value="0.53" calcext:value-type="float">
            <text:p>0.53</text:p>
          </table:table-cell>
          <table:table-cell table:formula="of:=MAX([.R255:.W255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328C0</text:p>
          </table:table-cell>
          <table:table-cell office:value-type="string" calcext:value-type="string">
            <text:p>equip036_201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256]+[.L256]*[.$D256]" office:value-type="float" office:value="0.82" calcext:value-type="float">
            <text:p>0.82</text:p>
          </table:table-cell>
          <table:table-cell table:formula="of:= [.G256]+[.M256]*[.$D256]" office:value-type="float" office:value="0.82" calcext:value-type="float">
            <text:p>0.82</text:p>
          </table:table-cell>
          <table:table-cell table:formula="of:= [.H256]+[.N256]*[.$D256]" office:value-type="float" office:value="0.53" calcext:value-type="float">
            <text:p>0.53</text:p>
          </table:table-cell>
          <table:table-cell table:formula="of:= [.I256]+[.O256]*[.$D256]" office:value-type="float" office:value="0.53" calcext:value-type="float">
            <text:p>0.53</text:p>
          </table:table-cell>
          <table:table-cell table:formula="of:= [.J256]+[.P256]*[.$D256]" office:value-type="float" office:value="0.53" calcext:value-type="float">
            <text:p>0.53</text:p>
          </table:table-cell>
          <table:table-cell table:formula="of:= [.K256]+[.Q256]*[.$D256]" office:value-type="float" office:value="0.53" calcext:value-type="float">
            <text:p>0.53</text:p>
          </table:table-cell>
          <table:table-cell table:formula="of:=MAX([.R256:.W256])" office:value-type="float" office:value="0.82" calcext:value-type="float">
            <text:p>0.82</text:p>
          </table:table-cell>
        </table:table-row>
        <table:table-row table:style-name="ro3">
          <table:table-cell office:value-type="string" calcext:value-type="string">
            <text:p>0x32A48</text:p>
          </table:table-cell>
          <table:table-cell office:value-type="string" calcext:value-type="string">
            <text:p>equip036_202</text:p>
          </table:table-cell>
          <table:table-cell table:style-name="ce82" office:value-type="string" calcext:value-type="string">
            <text:p>Scyth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 [.F257]+[.L257]*[.$D257]" office:value-type="float" office:value="0.73" calcext:value-type="float">
            <text:p>0.73</text:p>
          </table:table-cell>
          <table:table-cell table:formula="of:= [.G257]+[.M257]*[.$D257]" office:value-type="float" office:value="0.73" calcext:value-type="float">
            <text:p>0.73</text:p>
          </table:table-cell>
          <table:table-cell table:formula="of:= [.H257]+[.N257]*[.$D257]" office:value-type="float" office:value="0.47" calcext:value-type="float">
            <text:p>0.47</text:p>
          </table:table-cell>
          <table:table-cell table:formula="of:= [.I257]+[.O257]*[.$D257]" office:value-type="float" office:value="0.47" calcext:value-type="float">
            <text:p>0.47</text:p>
          </table:table-cell>
          <table:table-cell table:formula="of:= [.J257]+[.P257]*[.$D257]" office:value-type="float" office:value="0.47" calcext:value-type="float">
            <text:p>0.47</text:p>
          </table:table-cell>
          <table:table-cell table:formula="of:= [.K257]+[.Q257]*[.$D257]" office:value-type="float" office:value="0.47" calcext:value-type="float">
            <text:p>0.47</text:p>
          </table:table-cell>
          <table:table-cell table:formula="of:=MAX([.R257:.W257])" office:value-type="float" office:value="0.73" calcext:value-type="float">
            <text:p>0.73</text:p>
          </table:table-cell>
        </table:table-row>
        <table:table-row table:style-name="ro3">
          <table:table-cell table:style-name="ce74" office:value-type="string" calcext:value-type="string">
            <text:p>0x32BD0</text:p>
          </table:table-cell>
          <table:table-cell table:style-name="ce74" office:value-type="string" calcext:value-type="string">
            <text:p>equip036_300</text:p>
          </table:table-cell>
          <table:table-cell table:style-name="ce82" office:value-type="string" calcext:value-type="string">
            <text:p>Scythes</text:p>
          </table:table-cell>
          <table:table-cell table:style-name="ce74" office:value-type="float" office:value="1" calcext:value-type="float">
            <text:p>1</text:p>
          </table:table-cell>
          <table:table-cell table:style-name="ce59" office:value-type="string" calcext:value-type="string">
            <text:p>Deathmoon Ultimate Scythe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2" table:formula="of:= [.F258]+[.L258]*[.$D258]" office:value-type="float" office:value="0.8" calcext:value-type="float">
            <text:p>0.8</text:p>
          </table:table-cell>
          <table:table-cell table:style-name="ce62" table:formula="of:= [.G258]+[.M258]*[.$D258]" office:value-type="float" office:value="0.8" calcext:value-type="float">
            <text:p>0.8</text:p>
          </table:table-cell>
          <table:table-cell table:style-name="ce62" table:formula="of:= [.H258]+[.N258]*[.$D258]" office:value-type="float" office:value="0.5" calcext:value-type="float">
            <text:p>0.5</text:p>
          </table:table-cell>
          <table:table-cell table:style-name="ce62" table:formula="of:= [.I258]+[.O258]*[.$D258]" office:value-type="float" office:value="0.5" calcext:value-type="float">
            <text:p>0.5</text:p>
          </table:table-cell>
          <table:table-cell table:style-name="ce62" table:formula="of:= [.J258]+[.P258]*[.$D258]" office:value-type="float" office:value="0.5" calcext:value-type="float">
            <text:p>0.5</text:p>
          </table:table-cell>
          <table:table-cell table:style-name="ce62" table:formula="of:= [.K258]+[.Q258]*[.$D258]" office:value-type="float" office:value="0.5" calcext:value-type="float">
            <text:p>0.5</text:p>
          </table:table-cell>
          <table:table-cell table:formula="of:=MAX([.R258:.W258])" office:value-type="float" office:value="0.8" calcext:value-type="float">
            <text:p>0.8</text:p>
          </table:table-cell>
        </table:table-row>
        <calcext:conditional-formats>
          <calcext:conditional-format calcext:target-range-address="'origin-eq-status_res'.E2:'origin-eq-status_res'.E258">
            <calcext:condition calcext:apply-style-name="enchant" calcext:value="formula-is([.$D2]=40)" calcext:base-cell-address="'origin-eq-status_res'.E2"/>
            <calcext:condition calcext:apply-style-name="unique" calcext:value="formula-is([.$D2]=24)" calcext:base-cell-address="'origin-eq-status_res'.E2"/>
            <calcext:condition calcext:apply-style-name="super unique" calcext:value="formula-is([.$D2]=21)" calcext:base-cell-address="'origin-eq-status_res'.E2"/>
            <calcext:condition calcext:apply-style-name="ultimate" calcext:value="formula-is(RIGHT([.$B2];3)=&quot;300&quot;)" calcext:base-cell-address="'origin-eq-status_res'.E2"/>
          </calcext:conditional-format>
          <calcext:conditional-format calcext:target-range-address="'origin-eq-status_res'.R2:'origin-eq-status_res'.W258">
            <calcext:color-scale>
              <calcext:color-scale-entry calcext:value="0" calcext:type="minimum" calcext:color="#ffd7d7"/>
              <calcext:color-scale-entry calcext:value="0" calcext:type="maximum" calcext:color="#e16173"/>
            </calcext:color-scale>
          </calcext:conditional-format>
          <calcext:conditional-format calcext:target-range-address="'origin-eq-status_res'.X2:'origin-eq-status_res'.X258">
            <calcext:color-scale>
              <calcext:color-scale-entry calcext:value="0" calcext:type="minimum" calcext:color="#fff5ce"/>
              <calcext:color-scale-entry calcext:value="0" calcext:type="maximum" calcext:color="#ff860d"/>
            </calcext:color-scale>
          </calcext:conditional-format>
        </calcext:conditional-formats>
      </table:table>
      <table:table table:name="originstatus-type-bonus" table:style-name="ta1">
        <office:forms form:automatic-focus="false" form:apply-design-mode="false"/>
        <table:table-column table:style-name="co3" table:default-cell-style-name="ce12"/>
        <table:table-column table:style-name="co11" table:default-cell-style-name="ce12"/>
        <table:table-column table:style-name="co12" table:default-cell-style-name="ce504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3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9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number-columns-repeated="2" table:default-cell-style-name="ce12"/>
        <table:table-column table:style-name="co25" table:default-cell-style-name="ce509"/>
        <table:table-column table:style-name="co13" table:default-cell-style-name="ce53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enc</text:p>
          </table:table-cell>
          <table:table-cell table:style-name="Default"/>
          <table:table-cell table:style-name="Default" office:value-type="string" calcext:value-type="string">
            <text:p>demon</text:p>
          </table:table-cell>
          <table:table-cell table:style-name="Default" office:value-type="string" calcext:value-type="string">
            <text:p>undead</text:p>
          </table:table-cell>
          <table:table-cell table:style-name="Default" office:value-type="string" calcext:value-type="string">
            <text:p>shell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giant</text:p>
          </table:table-cell>
          <table:table-cell table:style-name="Default" office:value-type="string" calcext:value-type="string">
            <text:p>wood</text:p>
          </table:table-cell>
          <table:table-cell table:style-name="Default" office:value-type="string" calcext:value-type="string">
            <text:p>stone</text:p>
          </table:table-cell>
          <table:table-cell table:style-name="Default" office:value-type="string" calcext:value-type="string">
            <text:p>metal</text:p>
          </table:table-cell>
          <table:table-cell table:style-name="Default" office:value-type="string" calcext:value-type="string">
            <text:p>demon+</text:p>
          </table:table-cell>
          <table:table-cell table:style-name="Default" office:value-type="string" calcext:value-type="string">
            <text:p>undead+</text:p>
          </table:table-cell>
          <table:table-cell table:style-name="Default" office:value-type="string" calcext:value-type="string">
            <text:p>shell+</text:p>
          </table:table-cell>
          <table:table-cell table:style-name="Default" office:value-type="string" calcext:value-type="string">
            <text:p>dragon+</text:p>
          </table:table-cell>
          <table:table-cell table:style-name="Default" office:value-type="string" calcext:value-type="string">
            <text:p>giant+</text:p>
          </table:table-cell>
          <table:table-cell table:style-name="Default" office:value-type="string" calcext:value-type="string">
            <text:p>wood+</text:p>
          </table:table-cell>
          <table:table-cell table:style-name="Default" office:value-type="string" calcext:value-type="string">
            <text:p>stone+</text:p>
          </table:table-cell>
          <table:table-cell table:style-name="Default" office:value-type="string" calcext:value-type="string">
            <text:p>metal+</text:p>
          </table:table-cell>
          <table:table-cell table:style-name="ce52"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:.K2])+SUM([.L2:.S2])*[.$B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:.K3])+SUM([.L3:.S3])*[.$B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:.K4])+SUM([.L4:.S4])*[.$B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:.K5])+SUM([.L5:.S5])*[.$B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:.K6])+SUM([.L6:.S6])*[.$B6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:.K7])+SUM([.L7:.S7])*[.$B7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:.K8])+SUM([.L8:.S8])*[.$B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:.K9])+SUM([.L9:.S9])*[.$B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:.K10])+SUM([.L10:.S10])*[.$B1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tepon's 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:.K11])+SUM([.L11:.S11])*[.$B1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:.K12])+SUM([.L12:.S12])*[.$B1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:.K13])+SUM([.L13:.S13])*[.$B1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1</text:p>
          </table:table-cell>
          <table:table-cell office:value-type="float" office:value="40" calcext:value-type="float">
            <text:p>40</text:p>
          </table:table-cell>
          <table:table-cell table:style-name="ce507" office:value-type="string" calcext:value-type="string">
            <text:p>lightning 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:.K14])+SUM([.L14:.S14])*[.$B1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:.K15])+SUM([.L15:.S15])*[.$B1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:.K16])+SUM([.L16:.S16])*[.$B1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:.K17])+SUM([.L17:.S17])*[.$B17])/8" office:value-type="float" office:value="1.3375" calcext:value-type="float">
            <text:p>1.3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ukigi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:.K18])+SUM([.L18:.S18])*[.$B1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:.K19])+SUM([.L19:.S19])*[.$B1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:.K20])+SUM([.L20:.S20])*[.$B2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:.K21])+SUM([.L21:.S21])*[.$B2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:.K22])+SUM([.L22:.S22])*[.$B2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:.K23])+SUM([.L23:.S23])*[.$B23])/8" office:value-type="float" office:value="1.1" calcext:value-type="float">
            <text:p>1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:.K24])+SUM([.L24:.S24])*[.$B2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:.K25])+SUM([.L25:.S25])*[.$B2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6:.K26])+SUM([.L26:.S26])*[.$B26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7:.K27])+SUM([.L27:.S27])*[.$B2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ripon's Spe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8:.K28])+SUM([.L28:.S28])*[.$B2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k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9:.K29])+SUM([.L29:.S29])*[.$B2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0:.K30])+SUM([.L30:.S30])*[.$B3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1:.K31])+SUM([.L31:.S31])*[.$B3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2:.K32])+SUM([.L32:.S32])*[.$B3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3:.K33])+SUM([.L33:.S33])*[.$B3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4:.K34])+SUM([.L34:.S34])*[.$B34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of Asuwish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5:.K35])+SUM([.L35:.S35])*[.$B3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6:.K36])+SUM([.L36:.S36])*[.$B3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7:.K37])+SUM([.L37:.S37])*[.$B3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8:.K38])+SUM([.L38:.S38])*[.$B3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39:.K39])+SUM([.L39:.S39])*[.$B3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0:.K40])+SUM([.L40:.S40])*[.$B40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1:.K41])+SUM([.L41:.S41])*[.$B4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2:.K42])+SUM([.L42:.S42])*[.$B4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3:.K43])+SUM([.L43:.S43])*[.$B4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4:.K44])+SUM([.L44:.S44])*[.$B4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pon's Halbe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5:.K45])+SUM([.L45:.S45])*[.$B4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6:.K46])+SUM([.L46:.S46])*[.$B4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7:.K47])+SUM([.L47:.S47])*[.$B4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8:.K48])+SUM([.L48:.S48])*[.$B4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49:.K49])+SUM([.L49:.S49])*[.$B4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0:.K50])+SUM([.L50:.S50])*[.$B50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1:.K51])+SUM([.L51:.S51])*[.$B5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2:.K52])+SUM([.L52:.S52])*[.$B5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table:number-columns-repeated="8" office:value-type="float" office:value="1.2" calcext:value-type="float">
            <text:p>1.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3:.K53])+SUM([.L53:.S53])*[.$B53])/8"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4:.K54])+SUM([.L54:.S54])*[.$B54])/8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megadogu ar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5:.K55])+SUM([.L55:.S55])*[.$B55])/8" office:value-type="float" office:value="1.375" calcext:value-type="float">
            <text:p>1.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6:.K56])+SUM([.L56:.S56])*[.$B5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7:.K57])+SUM([.L57:.S57])*[.$B5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8:.K58])+SUM([.L58:.S58])*[.$B5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59:.K59])+SUM([.L59:.S59])*[.$B59])/8" office:value-type="float" office:value="1.65" calcext:value-type="float">
            <text:p>1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0:.K60])+SUM([.L60:.S60])*[.$B6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u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1:.K61])+SUM([.L61:.S61])*[.$B6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2:.K62])+SUM([.L62:.S62])*[.$B6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3:.K63])+SUM([.L63:.S63])*[.$B6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4:.K64])+SUM([.L64:.S64])*[.$B6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5:.K65])+SUM([.L65:.S65])*[.$B6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6:.K66])+SUM([.L66:.S66])*[.$B66])/8" office:value-type="float" office:value="1.25" calcext:value-type="float">
            <text:p>1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 of Pentavu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7:.K67])+SUM([.L67:.S67])*[.$B6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8:.K68])+SUM([.L68:.S68])*[.$B6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69:.K69])+SUM([.L69:.S69])*[.$B6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0:.K70])+SUM([.L70:.S70])*[.$B7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1:.K71])+SUM([.L71:.S71])*[.$B7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2:.K72])+SUM([.L72:.S72])*[.$B7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3:.K73])+SUM([.L73:.S73])*[.$B7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dbo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4:.K74])+SUM([.L74:.S74])*[.$B7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5:.K75])+SUM([.L75:.S75])*[.$B7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6:.K76])+SUM([.L76:.S76])*[.$B7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7:.K77])+SUM([.L77:.S77])*[.$B7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8:.K78])+SUM([.L78:.S78])*[.$B7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79:.K79])+SUM([.L79:.S79])*[.$B79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0:.K80])+SUM([.L80:.S80])*[.$B8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sanaki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1:.K81])+SUM([.L81:.S81])*[.$B8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2:.K82])+SUM([.L82:.S82])*[.$B8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3:.K83])+SUM([.L83:.S83])*[.$B8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4:.K84])+SUM([.L84:.S84])*[.$B8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5:.K85])+SUM([.L85:.S85])*[.$B8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6:.K86])+SUM([.L86:.S86])*[.$B8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7:.K87])+SUM([.L87:.S87])*[.$B8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mpalion Ax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8:.K88])+SUM([.L88:.S88])*[.$B8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89:.K89])+SUM([.L89:.S89])*[.$B8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0:.K90])+SUM([.L90:.S90])*[.$B9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1:.K91])+SUM([.L91:.S91])*[.$B9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2:.K92])+SUM([.L92:.S92])*[.$B92])/8" office:value-type="float" office:value="1.5625" calcext:value-type="float">
            <text:p>1.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3:.K93])+SUM([.L93:.S93])*[.$B93])/8" office:value-type="float" office:value="1.0625" calcext:value-type="float">
            <text:p>1.0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8" office:value-type="float" office:value="1.1" calcext:value-type="float">
            <text:p>1.1</text:p>
          </table:table-cell>
          <table:table-cell table:number-columns-repeated="8" office:value-type="float" office:value="0.1" calcext:value-type="float">
            <text:p>0.1</text:p>
          </table:table-cell>
          <table:table-cell table:formula="of:=(SUM([.D94:.K94])+SUM([.L94:.S94])*[.$B94])/8"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thor’s ha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5:.K95])+SUM([.L95:.S95])*[.$B9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6:.K96])+SUM([.L96:.S96])*[.$B9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7:.K97])+SUM([.L97:.S97])*[.$B9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8:.K98])+SUM([.L98:.S98])*[.$B9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99:.K99])+SUM([.L99:.S99])*[.$B9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0:.K100])+SUM([.L100:.S100])*[.$B10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1:.K101])+SUM([.L101:.S101])*[.$B10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mipon's 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10" table:formula="of:=(SUM([.D102:.K102])+SUM([.L102:.S102])*[.$B10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3:.K103])+SUM([.L103:.S103])*[.$B10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4:.K104])+SUM([.L104:.S104])*[.$B10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5:.K105])+SUM([.L105:.S105])*[.$B10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6:.K106])+SUM([.L106:.S106])*[.$B106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7:.K107])+SUM([.L107:.S107])*[.$B10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8:.K108])+SUM([.L108:.S108])*[.$B10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kiramos'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09:.K109])+SUM([.L109:.S109])*[.$B10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0:.K110])+SUM([.L110:.S110])*[.$B11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1:.K111])+SUM([.L111:.S111])*[.$B11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2:.K112])+SUM([.L112:.S112])*[.$B11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3:.K113])+SUM([.L113:.S113])*[.$B11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4:.K114])+SUM([.L114:.S114])*[.$B114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5:.K115])+SUM([.L115:.S115])*[.$B11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weecha Gu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6:.K116])+SUM([.L116:.S116])*[.$B11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7:.K117])+SUM([.L117:.S117])*[.$B11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8:.K118])+SUM([.L118:.S118])*[.$B11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19:.K119])+SUM([.L119:.S119])*[.$B11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0:.K120])+SUM([.L120:.S120])*[.$B12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1:.K121])+SUM([.L121:.S121])*[.$B121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2:.K122])+SUM([.L122:.S122])*[.$B122])/8" office:value-type="float" office:value="1.5625" calcext:value-type="float">
            <text:p>1.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 of Panchuna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3:.K123])+SUM([.L123:.S123])*[.$B12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4:.K124])+SUM([.L124:.S124])*[.$B12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5:.K125])+SUM([.L125:.S125])*[.$B12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6:.K126])+SUM([.L126:.S126])*[.$B12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7:.K127])+SUM([.L127:.S127])*[.$B12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8:.K128])+SUM([.L128:.S128])*[.$B128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29:.K129])+SUM([.L129:.S129])*[.$B12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ophon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0:.K130])+SUM([.L130:.S130])*[.$B13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in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1:.K131])+SUM([.L131:.S131])*[.$B13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2:.K132])+SUM([.L132:.S132])*[.$B13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3:.K133])+SUM([.L133:.S133])*[.$B13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4:.K134])+SUM([.L134:.S134])*[.$B13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5:.K135])+SUM([.L135:.S135])*[.$B13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6:.K136])+SUM([.L136:.S136])*[.$B13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jallarbor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7:.K137])+SUM([.L137:.S137])*[.$B13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8:.K138])+SUM([.L138:.S138])*[.$B13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39:.K139])+SUM([.L139:.S139])*[.$B13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0:.K140])+SUM([.L140:.S140])*[.$B14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1:.K141])+SUM([.L141:.S141])*[.$B14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2:.K142])+SUM([.L142:.S142])*[.$B14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3:.K143])+SUM([.L143:.S143])*[.$B14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4:.K144])+SUM([.L144:.S144])*[.$B144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5:.K145])+SUM([.L145:.S145])*[.$B14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6:.K146])+SUM([.L146:.S146])*[.$B14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 Ultimate Staff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7:.K147])+SUM([.L147:.S147])*[.$B14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8:.K148])+SUM([.L148:.S148])*[.$B14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49:.K149])+SUM([.L149:.S149])*[.$B14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0:.K150])+SUM([.L150:.S150])*[.$B15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1:.K151])+SUM([.L151:.S151])*[.$B15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2:.K152])+SUM([.L152:.S152])*[.$B15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3:.K153])+SUM([.L153:.S153])*[.$B15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4:.K154])+SUM([.L154:.S154])*[.$B15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5:.K155])+SUM([.L155:.S155])*[.$B15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6:.K156])+SUM([.L156:.S156])*[.$B15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eptre of Rahm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7:.K157])+SUM([.L157:.S157])*[.$B15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8:.K158])+SUM([.L158:.S158])*[.$B158])/8" office:value-type="float" office:value="1.9375" calcext:value-type="float">
            <text:p>1.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59:.K159])+SUM([.L159:.S159])*[.$B159])/8" office:value-type="float" office:value="1.9375" calcext:value-type="float">
            <text:p>1.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0:.K160])+SUM([.L160:.S160])*[.$B160])/8" office:value-type="float" office:value="2.4375" calcext:value-type="float">
            <text:p>2.4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1:.K161])+SUM([.L161:.S161])*[.$B161])/8" office:value-type="float" office:value="1.9375" calcext:value-type="float">
            <text:p>1.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atile Cannon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3.2" calcext:value-type="float">
            <text:p>3.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2:.K162])+SUM([.L162:.S162])*[.$B162])/8" office:value-type="float" office:value="2.1375" calcext:value-type="float">
            <text:p>2.1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bu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3:.K163])+SUM([.L163:.S163])*[.$B163])/8" office:value-type="float" office:value="0.78375" calcext:value-type="float">
            <text:p>0.78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4:.K164])+SUM([.L164:.S164])*[.$B164])/8" office:value-type="float" office:value="0.78375" calcext:value-type="float">
            <text:p>0.78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5:.K165])+SUM([.L165:.S165])*[.$B165])/8" office:value-type="float" office:value="0.875" calcext:value-type="float">
            <text:p>0.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6:.K166])+SUM([.L166:.S166])*[.$B166])/8" office:value-type="float" office:value="0.83125" calcext:value-type="float">
            <text:p>0.83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sai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7:.K167])+SUM([.L167:.S167])*[.$B167])/8" office:value-type="float" office:value="0.78375" calcext:value-type="float">
            <text:p>0.78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8:.K168])+SUM([.L168:.S168])*[.$B16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69:.K169])+SUM([.L169:.S169])*[.$B16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0:.K170])+SUM([.L170:.S170])*[.$B17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1:.K171])+SUM([.L171:.S171])*[.$B17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are Las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2:.K172])+SUM([.L172:.S172])*[.$B17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3:.K173])+SUM([.L173:.S173])*[.$B17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4:.K174])+SUM([.L174:.S174])*[.$B17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5:.K175])+SUM([.L175:.S175])*[.$B17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6:.K176])+SUM([.L176:.S176])*[.$B17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7:.K177])+SUM([.L177:.S177])*[.$B17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8:.K178])+SUM([.L178:.S178])*[.$B17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79:.K179])+SUM([.L179:.S179])*[.$B17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0:.K180])+SUM([.L180:.S180])*[.$B18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1:.K181])+SUM([.L181:.S181])*[.$B18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morn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2:.K182])+SUM([.L182:.S182])*[.$B18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3:.K183])+SUM([.L183:.S183])*[.$B18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4:.K184])+SUM([.L184:.S184])*[.$B18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5:.K185])+SUM([.L185:.S185])*[.$B18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6:.K186])+SUM([.L186:.S186])*[.$B18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7:.K187])+SUM([.L187:.S187])*[.$B18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8:.K188])+SUM([.L188:.S188])*[.$B18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89:.K189])+SUM([.L189:.S189])*[.$B18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0:.K190])+SUM([.L190:.S190])*[.$B19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1:.K191])+SUM([.L191:.S191])*[.$B191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aran 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2:.K192])+SUM([.L192:.S192])*[.$B192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3:.K193])+SUM([.L193:.S193])*[.$B193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4:.K194])+SUM([.L194:.S194])*[.$B194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5:.K195])+SUM([.L195:.S195])*[.$B195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6:.K196])+SUM([.L196:.S196])*[.$B196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7:.K197])+SUM([.L197:.S197])*[.$B197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8:.K198])+SUM([.L198:.S198])*[.$B198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shield of Ironimo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199:.K199])+SUM([.L199:.S199])*[.$B199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erguard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0:.K200])+SUM([.L200:.S200])*[.$B200])/8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1:.K201])+SUM([.L201:.S201])*[.$B20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2:.K202])+SUM([.L202:.S202])*[.$B20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3:.K203])+SUM([.L203:.S203])*[.$B20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4:.K204])+SUM([.L204:.S204])*[.$B204])/8" office:value-type="float" office:value="1.1875" calcext:value-type="float">
            <text:p>1.187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5:.K205])+SUM([.L205:.S205])*[.$B20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deen's Should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6:.K206])+SUM([.L206:.S206])*[.$B20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7:.K207])+SUM([.L207:.S207])*[.$B20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8:.K208])+SUM([.L208:.S208])*[.$B20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09:.K209])+SUM([.L209:.S209])*[.$B20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0:.K210])+SUM([.L210:.S210])*[.$B21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1:.K211])+SUM([.L211:.S211])*[.$B21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2:.K212])+SUM([.L212:.S212])*[.$B21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mean Cloak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3:.K213])+SUM([.L213:.S213])*[.$B21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4:.K214])+SUM([.L214:.S214])*[.$B21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5:.K215])+SUM([.L215:.S215])*[.$B21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boot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6:.K216])+SUM([.L216:.S216])*[.$B21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7:.K217])+SUM([.L217:.S217])*[.$B21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8:.K218])+SUM([.L218:.S218])*[.$B21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19:.K219])+SUM([.L219:.S219])*[.$B21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erossa's Sandal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0:.K220])+SUM([.L220:.S220])*[.$B22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1:.K221])+SUM([.L221:.S221])*[.$B22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2:.K222])+SUM([.L222:.S222])*[.$B22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3:.K223])+SUM([.L223:.S223])*[.$B22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4:.K224])+SUM([.L224:.S224])*[.$B22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5:.K225])+SUM([.L225:.S225])*[.$B22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6:.K226])+SUM([.L226:.S226])*[.$B22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cypo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7:.K227])+SUM([.L227:.S227])*[.$B22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8:.K228])+SUM([.L228:.S228])*[.$B22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29:.K229])+SUM([.L229:.S229])*[.$B22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0:.K230])+SUM([.L230:.S230])*[.$B23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1:.K231])+SUM([.L231:.S231])*[.$B23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2:.K232])+SUM([.L232:.S232])*[.$B23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3:.K233])+SUM([.L233:.S233])*[.$B23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bao the Absolut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4:.K234])+SUM([.L234:.S234])*[.$B23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5:.K235])+SUM([.L235:.S235])*[.$B23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6:.K236])+SUM([.L236:.S236])*[.$B23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7:.K237])+SUM([.L237:.S237])*[.$B23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8:.K238])+SUM([.L238:.S238])*[.$B23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39:.K239])+SUM([.L239:.S239])*[.$B23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0:.K240])+SUM([.L240:.S240])*[.$B240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1:.K241])+SUM([.L241:.S241])*[.$B241])/8" office:value-type="float" office:value="1.25" calcext:value-type="float">
            <text:p>1.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2:.K242])+SUM([.L242:.S242])*[.$B24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3:.K243])+SUM([.L243:.S243])*[.$B24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gan War Machin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4:.K244])+SUM([.L244:.S244])*[.$B24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5:.K245])+SUM([.L245:.S245])*[.$B24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6:.K246])+SUM([.L246:.S246])*[.$B24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7:.K247])+SUM([.L247:.S247])*[.$B24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8:.K248])+SUM([.L248:.S248])*[.$B248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49:.K249])+SUM([.L249:.S249])*[.$B249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0:.K250])+SUM([.L250:.S250])*[.$B250])/8" office:value-type="float" office:value="1.125" calcext:value-type="float">
            <text:p>1.1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isak Ultimate Claw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1:.K251])+SUM([.L251:.S251])*[.$B251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2:.K252])+SUM([.L252:.S252])*[.$B252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3:.K253])+SUM([.L253:.S253])*[.$B253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4:.K254])+SUM([.L254:.S254])*[.$B254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5:.K255])+SUM([.L255:.S255])*[.$B255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6:.K256])+SUM([.L256:.S256])*[.$B256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7:.K257])+SUM([.L257:.S257])*[.$B257])/8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moon Ultimate Scyth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(SUM([.D258:.K258])+SUM([.L258:.S258])*[.$B258])/8" office:value-type="float" office:value="1" calcext:value-type="float">
            <text:p>1</text:p>
          </table:table-cell>
          <table:table-cell table:number-columns-repeated="11"/>
        </table:table-row>
        <calcext:conditional-formats>
          <calcext:conditional-format calcext:target-range-address="'originstatus-type-bonus'.C2:'originstatus-type-bonus'.C258">
            <calcext:condition calcext:apply-style-name="enchant" calcext:value="formula-is([.$B2]=40)" calcext:base-cell-address="'originstatus-type-bonus'.C2"/>
            <calcext:condition calcext:apply-style-name="unique" calcext:value="formula-is([.$B2]=24)" calcext:base-cell-address="'originstatus-type-bonus'.C2"/>
            <calcext:condition calcext:apply-style-name="super unique" calcext:value="formula-is([.$B2]=21)" calcext:base-cell-address="'originstatus-type-bonus'.C2"/>
            <calcext:condition calcext:apply-style-name="ultimate" calcext:value="formula-is(RIGHT([.$A2];3)=&quot;300&quot;)" calcext:base-cell-address="'originstatus-type-bonus'.C2"/>
          </calcext:conditional-format>
          <calcext:conditional-format calcext:target-range-address="'originstatus-type-bonus'.A2:'originstatus-type-bonus'.T258">
            <calcext:condition calcext:apply-style-name="underline" calcext:value="formula-is(RIGHT([.$A2];3)=&quot;300&quot;)" calcext:base-cell-address="'originstatus-type-bonus'.A2"/>
          </calcext:conditional-format>
        </calcext:conditional-formats>
      </table:table>
      <table:table table:name="originstatus-type-elementres" table:style-name="ta1">
        <office:forms form:automatic-focus="false" form:apply-design-mode="false"/>
        <table:table-column table:style-name="co3" table:default-cell-style-name="ce71"/>
        <table:table-column table:style-name="co11" table:default-cell-style-name="ce71"/>
        <table:table-column table:style-name="co12" table:default-cell-style-name="ce72"/>
        <table:table-column table:style-name="co33" table:default-cell-style-name="ce71"/>
        <table:table-column table:style-name="co18" table:number-columns-repeated="3" table:default-cell-style-name="ce71"/>
        <table:table-column table:style-name="co34" table:default-cell-style-name="ce71"/>
        <table:table-column table:style-name="co28" table:default-cell-style-name="ce71"/>
        <table:table-column table:style-name="co35" table:default-cell-style-name="ce71"/>
        <table:table-column table:style-name="co23" table:default-cell-style-name="ce71"/>
        <table:table-column table:style-name="co21" table:default-cell-style-name="ce71"/>
        <table:table-column table:style-name="co36" table:default-cell-style-name="ce71"/>
        <table:table-column table:style-name="co37" table:default-cell-style-name="ce71"/>
        <table:table-column table:style-name="co38" table:default-cell-style-name="ce91"/>
        <table:table-column table:style-name="co13" table:default-cell-style-name="ce53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enc</text:p>
          </table:table-cell>
          <table:table-cell table:style-name="Default"/>
          <table:table-cell table:style-name="Default" office:value-type="string" calcext:value-type="string">
            <text:p>slash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stab</text:p>
          </table:table-cell>
          <table:table-cell table:style-name="Default" office:value-type="string" calcext:value-type="string">
            <text:p>crush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lightning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sound</text:p>
          </table:table-cell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darkness</text:p>
          </table:table-cell>
          <table:table-cell table:style-name="ce52"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:.N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:.N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:.N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:.N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ngil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AVERAGE([.D6:.N6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igonlay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:.N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ndu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9" calcext:value-type="float">
            <text:p>0.9</text:p>
          </table:table-cell>
          <table:table-cell table:formula="of:=AVERAGE([.D8:.N8])" office:value-type="float" office:value="0.936363636363636" calcext:value-type="float">
            <text:p>0.93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tra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:.N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tch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:.N1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tepon's 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:.N1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:.N1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:.N1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101</text:p>
          </table:table-cell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lightning 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:.N1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suyugir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:.N1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apat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:.N1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ade of Astri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:.N1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ukigir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:.N1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9:.N1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:.N2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:.N2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:.N2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sundbei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:.N2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msp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:.N2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lkyrie's fligh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:.N2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kaknel's fa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6:.N2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ipon's triden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7:.N2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ripon's Spe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8:.N2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k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9:.N2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Pik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0:.N3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Pik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1:.N3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or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2:.N3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intid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3:.N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er cedar lo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4:.N3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3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 of Asuwish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5:.N3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c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6:.N3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7:.N3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8:.N3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39:.N3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us'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0:.N4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cens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1:.N4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ungni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2:.N4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ttachi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3:.N4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kum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4:.N4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4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pon's Halbe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5:.N4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6:.N4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7:.N4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8:.N4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49:.N4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wrin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0:.N5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eat golem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1:.N5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ringar zing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2:.N5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osan's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3:.N5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tura's touch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4:.N5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5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megadogu 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5:.N5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6:.N5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Dag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7:.N5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Dag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8:.N5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abless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59:.N5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ish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0:.N6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u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1:.N6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2:.N6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3:.N6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topay's ki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4:.N6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iamon's 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5:.N6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adda shiv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6:.N6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7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n of Pentavu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7:.N6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8:.N6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Great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69:.N6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Great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0:.N7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calip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1:.N7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ga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2:.N7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berk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3:.N7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8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dbo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4:.N7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5:.N7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6:.N7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 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7:.N7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 hoshib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8:.N7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nigiri's greatblad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79:.N7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rasamun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0:.N8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09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sanaki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1:.N8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2:.N8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3:.N8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4:.N8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lkinga's chill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5:.N8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surap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6:.N8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xe of hanbo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7:.N8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mpalion Ax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8:.N8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89:.N8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amm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0:.N9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Hamm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1:.N9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maru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2:.N9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jolni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3:.N9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1.5" calcext:value-type="float">
            <text:p>1.5</text:p>
          </table:table-cell>
          <table:table-cell table:formula="of:=AVERAGE([.D94:.N94])" office:value-type="float" office:value="1.31818181818182" calcext:value-type="float">
            <text:p>1.3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thor’s ha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5:.N9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6:.N9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7:.N9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8:.N9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pon's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99:.N9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ibashir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0:.N10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jipon's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1:.N10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mipon's 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2:.N10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3:.N10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Long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4:.N10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5:.N10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rossbow of faibl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6:.N10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akabom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7:.N10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ochir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8:.N10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3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kiramos'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09:.N10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0:.N11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1:.N11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pel Crossbo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2:.N11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machinato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3:.N11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lliamtel's overtur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4:.N11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katori shoo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5:.N11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4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weecha Gu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6:.N11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7:.N11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8:.N11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19:.N11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ixir hor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formula="of:=AVERAGE([.D120:.N120])" office:value-type="float" office:value="0.872727272727273" calcext:value-type="float">
            <text:p>0.872727272727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ap 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1:.N12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nic demonslay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2:.N12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n of Panchuna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3:.N12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4:.N12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leepi Long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5:.N12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gger Long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6:.N12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 of homuga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7:.N12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gaslay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8:.N12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howl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29:.N12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7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ophon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0:.N13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in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1:.N13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Twin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2:.N13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Twinh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3:.N1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ns of hamli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4:.N13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ren's so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5:.N13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irrigan's song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6:.N13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8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jallarbor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7:.N13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8:.N13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ball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39:.N13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olcano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0:.N14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1:.N14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nderstor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2:.N14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amesea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3:.N14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lymis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4:.N14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nomis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5:.N14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ewelswo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6:.N14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19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 Ultimate Staff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7:.N14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8:.N14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ce 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49:.N14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rity 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0:.N15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liing Scept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1:.N15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refight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52:.N152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fros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153:.N153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venom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D154:.N154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eeple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5:.N15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ltstro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6:.N15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eptre of Rahm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7:.N15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8:.N15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ann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59:.N15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nkadon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0:.N16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llabligh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1:.N16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atile Cann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2:.N16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bu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3:.N16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Blunderbus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4:.N164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uryalu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5:.N165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eadmar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6:.N166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saih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7:.N16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8:.N16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La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69:.N16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reinh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0:.N17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higeki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1:.N17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3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are Las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2:.N17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m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73:.N17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ghtning Hel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D174:.N174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Hel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175:.N175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Hel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76:.N176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hla helm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77:.N177])" office:value-type="float" office:value="0.909090909090909" calcext:value-type="float">
            <text:p>0.909090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ny hoo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78:.N178])" office:value-type="float" office:value="1.01818181818182" calcext:value-type="float">
            <text:p>1.0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benos helm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179:.N179])" office:value-type="float" office:value="0.945454545454546" calcext:value-type="float">
            <text:p>0.9454545454545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murai hel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8" calcext:value-type="float">
            <text:p>0.8</text:p>
          </table:table-cell>
          <table:table-cell table:formula="of:=AVERAGE([.D180:.N180])" office:value-type="float" office:value="0.872727272727273" calcext:value-type="float">
            <text:p>0.872727272727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umenko helm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AVERAGE([.D181:.N181])" office:value-type="float" office:value="0.863636363636364" calcext:value-type="float">
            <text:p>0.8636363636363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4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morn Helm</text:p>
          </table:table-cell>
          <table:table-cell table:number-columns-repeated="11" office:value-type="float" office:value="0.5" calcext:value-type="float">
            <text:p>0.5</text:p>
          </table:table-cell>
          <table:table-cell table:formula="of:=AVERAGE([.D182:.N182]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3:.N18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Shiel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184:.N184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iel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85:.N185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yeball Shiel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9" calcext:value-type="float">
            <text:p>0.9</text:p>
          </table:table-cell>
          <table:table-cell table:formula="of:=AVERAGE([.D186:.N186])" office:value-type="float" office:value="0.936363636363636" calcext:value-type="float">
            <text:p>0.93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ng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7:.N187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pagoth shiel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88:.N18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agon shield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AVERAGE([.D189:.N189])" office:value-type="float" office:value="0.927272727272727" calcext:value-type="float">
            <text:p>0.927272727272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demonium shiel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1.1" calcext:value-type="float">
            <text:p>1.1</text:p>
          </table:table-cell>
          <table:table-cell table:formula="of:=AVERAGE([.D190:.N190])" office:value-type="float" office:value="1.06363636363636" calcext:value-type="float">
            <text:p>1.0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eblessed shiel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191:.N191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5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aran Shield</text:p>
          </table:table-cell>
          <table:table-cell table:number-columns-repeated="11" office:value-type="float" office:value="0.5" calcext:value-type="float">
            <text:p>0.5</text:p>
          </table:table-cell>
          <table:table-cell table:formula="of:=AVERAGE([.D192:.N192])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93:.N19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Greatshiel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9" calcext:value-type="float">
            <text:p>0.9</text:p>
          </table:table-cell>
          <table:table-cell table:formula="of:=AVERAGE([.D194:.N194])" office:value-type="float" office:value="0.909090909090909" calcext:value-type="float">
            <text:p>0.909090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nd Greatshield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D195:.N195])" office:value-type="float" office:value="0.940909090909091" calcext:value-type="float">
            <text:p>0.940909090909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AVERAGE([.D196:.N196])" office:value-type="float" office:value="0.809090909090909" calcext:value-type="float">
            <text:p>0.809090909090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koyomamori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7" office:value-type="float" office:value="0.8" calcext:value-type="float">
            <text:p>0.8</text:p>
          </table:table-cell>
          <table:table-cell table:formula="of:=AVERAGE([.D197:.N197])" office:value-type="float" office:value="0.836363636363636" calcext:value-type="float">
            <text:p>0.83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cte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9" calcext:value-type="float">
            <text:p>0.9</text:p>
          </table:table-cell>
          <table:table-cell table:formula="of:=AVERAGE([.D198:.N198])" office:value-type="float" office:value="0.890909090909091" calcext:value-type="float">
            <text:p>0.890909090909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shield of Ironimo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199:.N199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erguard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0:.N20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uip027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houlderguard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01:.N201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Shoulderguard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02:.N202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yola's spauld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3:.N20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nesta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4:.N20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no rigg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5:.N20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7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deen's Should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6:.N20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07:.N20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ap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08:.N208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a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09:.N209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pe of ulysse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0:.N210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ja's cap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1:.N211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mp cloa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2:.N212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8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mean Cloa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3:.N21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4:.N21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5:.N21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boot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16:.N216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rium stomp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7:.N21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onwalker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8:.N21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lith shoe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19:.N219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29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erossa's Sandals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0:.N220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1:.N221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de awake Hors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2:.N222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Hor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23:.N223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bircus the frost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24:.N224])" office:value-type="float" office:value="0.972727272727273" calcext:value-type="float">
            <text:p>0.97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llgam the bully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225:.N225])" office:value-type="float" office:value="0.972727272727273" calcext:value-type="float">
            <text:p>0.97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biscui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6:.N22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0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cypon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7:.N22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hors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28:.N22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Warhors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29:.N229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Warhors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D230:.N230])" office:value-type="float" office:value="0.990909090909091" calcext:value-type="float">
            <text:p>0.9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ep impac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.95" calcext:value-type="float">
            <text:p>0.95</text:p>
          </table:table-cell>
          <table:table-cell table:formula="of:=AVERAGE([.D231:.N231])" office:value-type="float" office:value="0.968181818181818" calcext:value-type="float">
            <text:p>0.9681818181818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otenho the king</text:p>
          </table:table-cell>
          <table:table-cell table:number-columns-repeated="3" office:value-type="float" office:value="0.85" calcext:value-type="float">
            <text:p>0.85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232:.N232])" office:value-type="float" office:value="0.959090909090909" calcext:value-type="float">
            <text:p>0.9590909090909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teo the victoriuos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9" calcext:value-type="float">
            <text:p>0.9</text:p>
          </table:table-cell>
          <table:table-cell table:formula="of:=AVERAGE([.D233:.N233])" office:value-type="float" office:value="0.922727272727273" calcext:value-type="float">
            <text:p>0.92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1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bao the Absolute</text:p>
          </table:table-cell>
          <table:table-cell table:number-columns-repeated="11" office:value-type="float" office:value="0.95" calcext:value-type="float">
            <text:p>0.95</text:p>
          </table:table-cell>
          <table:table-cell table:formula="of:=AVERAGE([.D234:.N234])" office:value-type="float" office:value="0.95" calcext:value-type="float">
            <text:p>0.9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io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5:.N23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 Chario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36:.N236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re Chario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37:.N237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itical Chariot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8:.N23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 silencer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39:.N239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emelt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D240:.N240])" office:value-type="float" office:value="1.04545454545455" calcext:value-type="float">
            <text:p>1.045454545454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ver murzephone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AVERAGE([.D241:.N241])" office:value-type="float" office:value="0.954545454545455" calcext:value-type="float">
            <text:p>0.9545454545454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iot of light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AVERAGE([.D242:.N242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2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edsaurus helltank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3:.N24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2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gan War Machin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4:.N24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45:.N24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Cla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46:.N246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 Claw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D247:.N247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monic dark claw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AVERAGE([.D248:.N248])" office:value-type="float" office:value="0.972727272727273" calcext:value-type="float">
            <text:p>0.9727272727272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rdsormr ice cla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D249:.N249])" office:value-type="float" office:value="0.981818181818182" calcext:value-type="float">
            <text:p>0.9818181818181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ngal tiger claw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AVERAGE([.D250:.N250])" office:value-type="float" office:value="0.890909090909091" calcext:value-type="float">
            <text:p>0.8909090909090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5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isak Ultimate Claw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1:.N251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2:.N252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me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3:.N253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lect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4:.N254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ickflash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5:.N255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athsoul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6:.N256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2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at god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7:.N257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uip036_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moon Ultimate Scythe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D258:.N258])" office:value-type="float" office:value="1" calcext:value-type="float">
            <text:p>1</text:p>
          </table:table-cell>
          <table:table-cell table:number-columns-repeated="11"/>
        </table:table-row>
        <calcext:conditional-formats>
          <calcext:conditional-format calcext:target-range-address="'originstatus-type-elementres'.C2:'originstatus-type-elementres'.C258">
            <calcext:condition calcext:apply-style-name="enchant" calcext:value="formula-is([.$B2]=40)" calcext:base-cell-address="'originstatus-type-elementres'.C2"/>
            <calcext:condition calcext:apply-style-name="unique" calcext:value="formula-is([.$B2]=24)" calcext:base-cell-address="'originstatus-type-elementres'.C2"/>
            <calcext:condition calcext:apply-style-name="super unique" calcext:value="formula-is([.$B2]=21)" calcext:base-cell-address="'originstatus-type-elementres'.C2"/>
            <calcext:condition calcext:apply-style-name="ultimate" calcext:value="formula-is(RIGHT([.$A2];3)=&quot;300&quot;)" calcext:base-cell-address="'originstatus-type-elementres'.C2"/>
          </calcext:conditional-format>
          <calcext:conditional-format calcext:target-range-address="'originstatus-type-elementres'.A2:'originstatus-type-elementres'.O258">
            <calcext:condition calcext:apply-style-name="underline" calcext:value="formula-is(RIGHT([.$A2];3)=&quot;300&quot;)" calcext:base-cell-address="'originstatus-type-elementres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#f7ffff"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63" style:text-align-source="fix" style:repeat-content="false" fo:border="0.06pt solid #000063"/>
      <style:paragraph-properties fo:text-align="center"/>
      <style:text-properties fo:color="#f7ff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94b5c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11pt double #cccccc" style:border-line-width-bottom="0.0008in 0.0138in 0.0008in" fo:background-color="#f7ffff" fo:border-left="0.06pt solid #4c4c4c" fo:border-right="1.11pt double #cccccc" style:border-line-width-right="0.0008in 0.0138in 0.0008in" fo:border-top="0.06pt solid #4c4c4c"/>
      <style:text-properties fo:color="#008000" fo:font-style="normal" style:text-underline-style="none" fo:font-weight="normal"/>
    </style:style>
    <style:style style:name="enchant" style:family="table-cell" style:parent-style-name="Default">
      <style:text-properties fo:color="#5983b0"/>
    </style:style>
    <style:style style:name="unique" style:family="table-cell" style:parent-style-name="Default">
      <style:text-properties fo:color="#be480a"/>
    </style:style>
    <style:style style:name="super_20_unique" style:display-name="super unique" style:family="table-cell" style:parent-style-name="Default">
      <style:text-properties fo:color="#8d1d75"/>
    </style:style>
    <style:style style:name="ultimate" style:family="table-cell" style:parent-style-name="Default">
      <style:table-cell-properties fo:border-bottom="0.06pt solid #000000" style:diagonal-bl-tr="none" style:diagonal-tl-br="none" fo:border-left="none" fo:border-right="none" fo:border-top="none"/>
      <style:text-properties fo:color="#468a1a"/>
    </style:style>
    <style:style style:name="Def-has-multiplier" style:family="table-cell" style:parent-style-name="Default">
      <style:table-cell-properties style:diagonal-bl-tr="none" style:diagonal-tl-br="none" fo:border="2.24pt solid #f10d0c"/>
    </style:style>
    <style:style style:name="crit_5f_Has_5f_Multiplier" style:display-name="crit_Has_Multiplier" style:family="table-cell" style:parent-style-name="Default">
      <style:table-cell-properties style:diagonal-bl-tr="none" style:diagonal-tl-br="none"/>
      <style:text-properties fo:color="#780373" fo:font-size="11pt" fo:font-style="italic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5985" fo:font-weight="normal"/>
    </style:style>
    <style:style style:name="Input" style:family="table-cell" style:parent-style-name="Default">
      <style:table-cell-properties fo:border-bottom="1.11pt double #cccccc" style:border-line-width-bottom="0.0008in 0.0138in 0.0008in" fo:background-color="#f7ffff" style:cell-protect="none" style:print-content="true" style:text-align-source="value-type" style:repeat-content="false" fo:border-left="0.06pt solid #4c4c4c" fo:border-right="1.11pt double #cccccc" style:border-line-width-right="0.0008in 0.0138in 0.0008in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  <style:text-properties fo:color="#000000" style:text-underline-style="solid" style:text-underline-width="auto" style:text-underline-color="font-color"/>
    </style:style>
    <style:style style:name="underline" style:family="table-cell" style:parent-style-name="Default">
      <style:table-cell-properties fo:border-bottom="2.24pt solid #2a6099" fo:background-color="#f7ffff" style:diagonal-bl-tr="none" style:diagonal-tl-br="none" fo:border-left="none" fo:border-right="none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5:41:43.5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15:50:25.376000000</dc:date>
    <meta:editing-duration>P2DT12H20M39S</meta:editing-duration>
    <meta:editing-cycles>854</meta:editing-cycles>
    <meta:generator>LibreOffice/7.5.5.2$Windows_X86_64 LibreOffice_project/ca8fe7424262805f223b9a2334bc7181abbcbf5e</meta:generator>
    <meta:document-statistic meta:table-count="5" meta:cell-count="25794" meta:object-count="0"/>
  </office:meta>
</office:document-meta>
</file>